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65.06pt"/>
    </style:style>
    <style:style style:name="co2" style:family="table-column">
      <style:table-column-properties fo:break-before="auto" style:column-width="681.11pt"/>
    </style:style>
    <style:style style:name="co3" style:family="table-column">
      <style:table-column-properties fo:break-before="auto" style:column-width="65.85pt"/>
    </style:style>
    <style:style style:name="co4" style:family="table-column">
      <style:table-column-properties fo:break-before="auto" style:column-width="64.29pt"/>
    </style:style>
    <style:style style:name="co5" style:family="table-column">
      <style:table-column-properties fo:break-before="auto" style:column-width="59.64pt"/>
    </style:style>
    <style:style style:name="co6" style:family="table-column">
      <style:table-column-properties fo:break-before="auto" style:column-width="35.74pt"/>
    </style:style>
    <style:style style:name="co7" style:family="table-column">
      <style:table-column-properties fo:break-before="auto" style:column-width="30.36pt"/>
    </style:style>
    <style:style style:name="co8" style:family="table-column">
      <style:table-column-properties fo:break-before="auto" style:column-width="24.89pt"/>
    </style:style>
    <style:style style:name="co9" style:family="table-column">
      <style:table-column-properties fo:break-before="auto" style:column-width="1483.06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NFKappaB5Analysi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GO Ter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DR q-value</text:p>
          </table:table-cell>
          <table:table-cell office:value-type="string" calcext:value-type="string">
            <text:p>Enrichme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nes</text:p>
          </table:table-cell>
        </table:table-row>
        <table:table-row table:style-name="ro1">
          <table:table-cell office:value-type="string" calcext:value-type="string">
            <text:p>GO:0007165</text:p>
          </table:table-cell>
          <table:table-cell office:value-type="string" calcext:value-type="string">
            <text:p>signal transduction</text:p>
          </table:table-cell>
          <table:table-cell office:value-type="float" office:value="5.24E-016" calcext:value-type="float">
            <text:p>5.24E-16</text:p>
          </table:table-cell>
          <table:table-cell office:value-type="float" office:value="0.00000000000746" calcext:value-type="float">
            <text:p>7.46E-12</text:p>
          </table:table-cell>
          <table:table-cell office:value-type="float" office:value="1.72" calcext:value-type="float">
            <text:p>1.72</text:p>
          </table:table-cell>
          <table:table-cell office:value-type="float" office:value="13954" calcext:value-type="float">
            <text:p>13954</text:p>
          </table:table-cell>
          <table:table-cell office:value-type="float" office:value="3452" calcext:value-type="float">
            <text:p>3452</text:p>
          </table:table-cell>
          <table:table-cell office:value-type="float" office:value="413" calcext:value-type="float">
            <text:p>41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[TNFRSF9 <text:s/>- <text:s/>tumor necrosis factor receptor superfamily, member 9, ARFRP1 <text:s/>- <text:s/>adp-ribosylation factor related protein 1, SH3BP1 <text:s/>- <text:s/>sh3-domain binding protein 1, G3BP1 <text:s/>- <text:s/>gtpase activating protein (sh3 domain) binding protein 1, RPS6KA6 <text:s/>- <text:s/>ribosomal protein s6 kinase, 90kda, polypeptide 6, CD83 <text:s/>- <text:s/>cd83 molecule, CNTNAP1 <text:s/>- <text:s/>contactin associated protein 1, GDNF <text:s/>- <text:s/>glial cell derived neurotrophic factor, VANGL2 <text:s/>- <text:s/>vangl planar cell polarity protein 2, RIN2 <text:s/>- <text:s/>ras and rab interactor 2, WWTR1 <text:s/>- <text:s/>ww domain containing transcription regulator 1, CD69 <text:s/>- <text:s/>cd69 molecule, CD70 <text:s/>- <text:s/>cd70 molecule, ZBTB17 <text:s/>- <text:s/>zinc finger and btb domain containing 17, REL <text:s/>- <text:s/>v-rel avian reticuloendotheliosis viral oncogene homolog, PNOC <text:s/>- <text:s/>prepronociceptin, FGF17 <text:s/>- <text:s/>fibroblast growth factor 17, SIRT2 <text:s/>- <text:s/>sirtuin 2, KREMEN1 <text:s/>- <text:s/>kringle containing transmembrane protein 1, TNIP1 <text:s/>- <text:s/>tnfaip3 interacting protein 1, SUFU <text:s/>- <text:s/>suppressor of fused homolog (drosophila), BDNF <text:s/>- <text:s/>brain-derived neurotrophic factor, NR3C2 <text:s/>- <text:s/>nuclear receptor subfamily 3, group c, member 2, PLP1 <text:s/>- <text:s/>proteolipid protein 1, EIF4EBP2 <text:s/>- <text:s/>eukaryotic translation initiation factor 4e binding protein 2, G3BP2 <text:s/>- <text:s/>gtpase activating protein (sh3 domain) binding protein 2, SOCS2 <text:s/>- <text:s/>suppressor of cytokine signaling 2, RAP2C <text:s/>- <text:s/>rap2c, member of ras oncogene family, NLK <text:s/>- <text:s/>nemo-like kinase, SORL1 <text:s/>- <text:s/>sortilin-related receptor, l(dlr class) a repeats containing, PLCB2 <text:s/>- <text:s/>phospholipase c, beta 2, RASSF4 <text:s/>- <text:s/>ras association (ralgds/af-6) domain family member 4, CXCL5 <text:s/>- <text:s/>chemokine (c-x-c motif) ligand 5, CXCR5 <text:s/>- <text:s/>chemokine (c-x-c motif) receptor 5, LDB1 <text:s/>- <text:s/>lim domain binding 1, CREB1 <text:s/>- <text:s/>camp responsive element binding protein 1, RSPO1 <text:s/>- <text:s/>r-spondin 1, CXCL6 <text:s/>- <text:s/>chemokine (c-x-c motif) ligand 6, FGR <text:s/>- <text:s/>feline gardner-rasheed sarcoma viral oncogene homolog, GDF7 <text:s/>- <text:s/>growth differentiation factor 7, DOCK10 <text:s/>- <text:s/>dedicator of cytokinesis 10, CD86 <text:s/>- <text:s/>cd86 molecule, IL6 <text:s/>- <text:s/>interleukin 6 (interferon, beta 2), PPARGC1B <text:s/>- <text:s/>peroxisome proliferator-activated receptor gamma, coactivator 1 beta, ITGA5 <text:s/>- <text:s/>integrin, alpha 5 (fibronectin receptor, alpha polypeptide), SPEN <text:s/>- <text:s/>spen homolog, transcriptional regulator (drosophila), MYH9 <text:s/>- <text:s/>myosin, heavy chain 9, non-muscle, ARRB1 <text:s/>- <text:s/>arrestin, beta 1, NTRK3 <text:s/>- <text:s/>neurotrophic tyrosine kinase, receptor, type 3, UACA <text:s/>- <text:s/>uveal autoantigen with coiled-coil domains and ankyrin repeats, EGR1 <text:s/>- <text:s/>early growth response 1, FGF1 <text:s/>- <text:s/>fibroblast growth factor 1 (acidic), NR4A2 <text:s/>- <text:s/>nuclear receptor subfamily 4, group a, member 2, ATRNL1 <text:s/>- <text:s/>attractin-like 1, MEF2D <text:s/>- <text:s/>myocyte enhancer factor 2d, RAPGEF5 <text:s/>- <text:s/>rap guanine nucleotide exchange factor (gef) 5, DAP3 <text:s/>- <text:s/>death associated protein 3, EGF <text:s/>- <text:s/>epidermal growth factor, PTHLH <text:s/>- <text:s/>parathyroid hormone-like hormone, PTH1R <text:s/>- <text:s/>parathyroid hormone 1 receptor, PTGES <text:s/>- <text:s/>prostaglandin e synthase, CDK6 <text:s/>- <text:s/>cyclin-dependent kinase 6, IL27RA <text:s/>- <text:s/>interleukin 27 receptor, alpha, GNG4 <text:s/>- <text:s/>guanine nucleotide binding protein (g protein), gamma 4, AKAP6 <text:s/>- <text:s/>a kinase (prka) anchor protein 6, TSPAN1 <text:s/>- <text:s/>tetraspanin 1, ARHGAP31 <text:s/>- <text:s/>rho gtpase activating protein 31, TNIP3 <text:s/>- <text:s/>tnfaip3 interacting protein 3, CDKN1A <text:s/>- <text:s/>cyclin-dependent kinase inhibitor 1a (p21, cip1), CXCL10 <text:s/>- <text:s/>chemokine (c-x-c motif) ligand 10, TCF7L2 <text:s/>- <text:s/>transcription factor 7-like 2 (t-cell specific, hmg-box), NDNF <text:s/>- <text:s/>neuron-derived neurotrophic factor, CDC37 <text:s/>- <text:s/>cell division cycle 37, CDH5 <text:s/>- <text:s/>cadherin 5, type 2 (vascular endothelium), IRF1 <text:s/>- <text:s/>interferon regulatory factor 1, IRF6 <text:s/>- <text:s/>interferon regulatory factor 6, ADORA1 <text:s/>- <text:s/>adenosine a1 receptor, PTCHD1 <text:s/>- <text:s/>patched domain containing 1, TRAF2 <text:s/>- <text:s/>tnf receptor-associated factor 2, NEURL <text:s/>- <text:s/>neuralized homolog (drosophila), PRKAG3 <text:s/>- <text:s/>protein kinase, amp-activated, gamma 3 non-catalytic subunit, SLC20A1 <text:s/>- <text:s/>solute carrier family 20 (phosphate transporter), member 1, IL1RAPL1 <text:s/>- <text:s/>interleukin 1 receptor accessory protein-like 1, COL16A1 <text:s/>- <text:s/>collagen, type xvi, alpha 1, CDK2 <text:s/>- <text:s/>cyclin-dependent kinase 2, OPTN <text:s/>- <text:s/>optineurin, SALL2 <text:s/>- <text:s/>sal-like 2 (drosophila), PDE4B <text:s/>- <text:s/>phosphodiesterase 4b, camp-specific, KREMEN2 <text:s/>- <text:s/>kringle containing transmembrane protein 2, ATP2A1 <text:s/>- <text:s/>atpase, ca++ transporting, cardiac muscle, fast twitch 1, AKT3 <text:s/>- <text:s/>v-akt murine thymoma viral oncogene homolog 3, NEK6 <text:s/>- <text:s/>nima-related kinase 6, NOS2 <text:s/>- <text:s/>nitric oxide synthase 2, inducible, ARHGAP26 <text:s/>- <text:s/>rho gtpase activating protein 26, SARM1 <text:s/>- <text:s/>sterile alpha and tir motif containing 1, ADRBK2 <text:s/>- <text:s/>adrenergic, beta, receptor kinase 2, SEMA4A <text:s/>- <text:s/>sema domain, immunoglobulin domain (ig), transmembrane domain (tm) and short cytoplasmic domain, (semaphorin) 4a, WNT10B <text:s/>- <text:s/>wingless-type mmtv integration site family, member 10b, LPPR5 <text:s/>- <text:s/>lipid phosphate phosphatase-related protein type 5, TLE4 <text:s/>- <text:s/>transducin-like enhancer of split 4 (e(sp1) homolog, drosophila), PXN <text:s/>- <text:s/>paxillin, NR5A2 <text:s/>- <text:s/>nuclear receptor subfamily 5, group a, member 2, TNRC6B <text:s/>- <text:s/>trinucleotide repeat containing 6b, RASGRP3 <text:s/>- <text:s/>ras guanyl releasing protein 3 (calcium and dag-regulated), CHGA <text:s/>- <text:s/>chromogranin a (parathyroid secretory protein 1), CCR10 <text:s/>- <text:s/>chemokine (c-c motif) receptor 10, VDR <text:s/>- <text:s/>vitamin d (1,25- dihydroxyvitamin d3) receptor, CABP2 <text:s/>- <text:s/>calcium binding protein 2, HMGXB4 <text:s/>- <text:s/>hmg box domain containing 4, PEA15 <text:s/>- <text:s/>phosphoprotein enriched in astrocytes 15, LAMA1 <text:s/>- <text:s/>laminin, alpha 1, SKIL <text:s/>- <text:s/>ski-like oncogene, PPP3CA <text:s/>- <text:s/>protein phosphatase 3, catalytic subunit, alpha isozyme, NFKB2 <text:s/>- <text:s/>nuclear factor of kappa light polypeptide gene enhancer in b-cells 2 (p49/p100), WNT1 <text:s/>- <text:s/>wingless-type mmtv integration site family, member 1, CTSS <text:s/>- <text:s/>cathepsin s, NFKB1 <text:s/>- <text:s/>nuclear factor of kappa light polypeptide gene enhancer in b-cells 1, STARD8 <text:s/>- <text:s/>star-related lipid transfer (start) domain containing 8, NFKBIB <text:s/>- <text:s/>nuclear factor of kappa light polypeptide gene enhancer in b-cells inhibitor, beta, TAAR6 <text:s/>- <text:s/>trace amine associated receptor 6, EXTL3 <text:s/>- <text:s/>exostosin-like glycosyltransferase 3, LRCH1 <text:s/>- <text:s/>leucine-rich repeats and calponin homology (ch) domain containing 1, APPL1 <text:s/>- <text:s/>adaptor protein, phosphotyrosine interaction, ph domain and leucine zipper containing 1, UNC13B <text:s/>- <text:s/>unc-13 homolog b (c. elegans), TNFAIP3 <text:s/>- <text:s/>tumor necrosis factor, alpha-induced protein 3, PFN1 <text:s/>- <text:s/>profilin 1, LGR4 <text:s/>- <text:s/>leucine-rich repeat containing g protein-coupled receptor 4, NCOA2 <text:s/>- <text:s/>nuclear receptor coactivator 2, MSX1 <text:s/>- <text:s/>msh homeobox 1, RASSF5 <text:s/>- <text:s/>ras association (ralgds/af-6) domain family member 5, VCAM1 <text:s/>- <text:s/>vascular cell adhesion molecule 1, CYLD <text:s/>- <text:s/>cylindromatosis (turban tumor syndrome), STK4 <text:s/>- <text:s/>serine/threonine kinase 4, GRK5 <text:s/>- <text:s/>g protein-coupled receptor kinase 5, RALGDS <text:s/>- <text:s/>ral guanine nucleotide dissociation stimulator, FFAR2 <text:s/>- <text:s/>free fatty acid receptor 2, SMOC1 <text:s/>- <text:s/>sparc related modular calcium binding 1, BAI2 <text:s/>- <text:s/>brain-specific angiogenesis inhibitor 2, PI4KB <text:s/>- <text:s/>phosphatidylinositol 4-kinase, catalytic, beta, WNT10A <text:s/>- <text:s/>wingless-type mmtv integration site family, member 10a, FBXW4 <text:s/>- <text:s/>f-box and wd repeat domain containing 4, STAT5A <text:s/>- <text:s/>signal transducer and activator of transcription 5a, STAT6 <text:s/>- <text:s/>signal transducer and activator of transcription 6, interleukin-4 induced, B2M <text:s/>- <text:s/>beta-2-microglobulin, HOXB9 <text:s/>- <text:s/>homeobox b9, IKBKE <text:s/>- <text:s/>inhibitor of kappa light polypeptide gene enhancer in b-cells, kinase epsilon, TNFSF13 <text:s/>- <text:s/>tumor necrosis factor (ligand) superfamily, member 13, TYRO3 <text:s/>- <text:s/>tyro3 protein tyrosine kinase, NFATC1 <text:s/>- <text:s/>nuclear factor of activated t-cells, cytoplasmic, calcineurin-dependent 1, MAP2K6 <text:s/>- <text:s/>mitogen-activated protein kinase kinase 6, ITPK1 <text:s/>- <text:s/>inositol-tetrakisphosphate 1-kinase, NFATC2 <text:s/>- <text:s/>nuclear factor of activated t-cells, cytoplasmic, calcineurin-dependent 2, RARA <text:s/>- <text:s/>retinoic acid receptor, alpha, MAPK14 <text:s/>- <text:s/>mitogen-activated protein kinase 14, CSF1 <text:s/>- <text:s/>colony stimulating factor 1 (macrophage), TNFSF15 <text:s/>- <text:s/>tumor necrosis factor (ligand) superfamily, member 15, EPHA3 <text:s/>- <text:s/>eph receptor a3, C15orf62 <text:s/>- <text:s/>chromosome 15 open reading frame 62, EPHB1 <text:s/>- <text:s/>eph receptor b1, FERMT2 <text:s/>- <text:s/>fermitin family member 2, GRIN2D <text:s/>- <text:s/>glutamate receptor, ionotropic, n-methyl d-aspartate 2d, RHOT1 <text:s/>- <text:s/>ras homolog family member t1, ANXA4 <text:s/>- <text:s/>annexin a4, GLP2R <text:s/>- <text:s/>glucagon-like peptide 2 receptor, PRKCH <text:s/>- <text:s/>protein kinase c, eta, CXCL2 <text:s/>- <text:s/>chemokine (c-x-c motif) ligand 2, BCL3 <text:s/>- <text:s/>b-cell cll/lymphoma 3, CXCL1 <text:s/>- <text:s/>chemokine (c-x-c motif) ligand 1 (melanoma growth stimulating activity, alpha), NOTUM <text:s/>- <text:s/>notum pectinacetylesterase homolog (drosophila), CABIN1 <text:s/>- <text:s/>calcineurin binding protein 1, PRKCD <text:s/>- <text:s/>protein kinase c, delta, NFAT5 <text:s/>- <text:s/>nuclear factor of activated t-cells 5, tonicity-responsive, RRAD <text:s/>- <text:s/>ras-related associated with diabetes, YWHAZ <text:s/>- <text:s/>tyrosine 3-monooxygenase/tryptophan 5-monooxygenase activation protein, zeta polypeptide, CXCL3 <text:s/>- <text:s/>chemokine (c-x-c motif) ligand 3, IL36G <text:s/>- <text:s/>interleukin 36, gamma]</text:p>
          </table:table-cell>
        </table:table-row>
        <table:table-row table:style-name="ro1">
          <table:table-cell office:value-type="string" calcext:value-type="string">
            <text:p>GO:0051239</text:p>
          </table:table-cell>
          <table:table-cell office:value-type="string" calcext:value-type="string">
            <text:p>regulation of multicellular organismal process</text:p>
          </table:table-cell>
          <table:table-cell office:value-type="float" office:value="0.0000000000000431" calcext:value-type="float">
            <text:p>4.31E-14</text:p>
          </table:table-cell>
          <table:table-cell office:value-type="float" office:value="0.000000000307" calcext:value-type="float">
            <text:p>3.07E-10</text:p>
          </table:table-cell>
          <table:table-cell office:value-type="float" office:value="1.95" calcext:value-type="float">
            <text:p>1.95</text:p>
          </table:table-cell>
          <table:table-cell office:value-type="float" office:value="13954" calcext:value-type="float">
            <text:p>13954</text:p>
          </table:table-cell>
          <table:table-cell office:value-type="float" office:value="2095" calcext:value-type="float">
            <text:p>2095</text:p>
          </table:table-cell>
          <table:table-cell office:value-type="float" office:value="413" calcext:value-type="float">
            <text:p>413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[TNFRSF9 <text:s/>- <text:s/>tumor necrosis factor receptor superfamily, member 9, SASH3 <text:s/>- <text:s/>sam and sh3 domain containing 3, RPS6KA6 <text:s/>- <text:s/>ribosomal protein s6 kinase, 90kda, polypeptide 6, CD83 <text:s/>- <text:s/>cd83 molecule, GDNF <text:s/>- <text:s/>glial cell derived neurotrophic factor, VANGL2 <text:s/>- <text:s/>vangl planar cell polarity protein 2, WWTR1 <text:s/>- <text:s/>ww domain containing transcription regulator 1, ATP11C <text:s/>- <text:s/>atpase, class vi, type 11c, PBX3 <text:s/>- <text:s/>pre-b-cell leukemia homeobox 3, PBX1 <text:s/>- <text:s/>pre-b-cell leukemia homeobox 1, BCOR <text:s/>- <text:s/>bcl6 corepressor, REL <text:s/>- <text:s/>v-rel avian reticuloendotheliosis viral oncogene homolog, TRPS1 <text:s/>- <text:s/>trichorhinophalangeal syndrome i, SIRT2 <text:s/>- <text:s/>sirtuin 2, KREMEN1 <text:s/>- <text:s/>kringle containing transmembrane protein 1, SUFU <text:s/>- <text:s/>suppressor of fused homolog (drosophila), BDNF <text:s/>- <text:s/>brain-derived neurotrophic factor, FOXJ1 <text:s/>- <text:s/>forkhead box j1, APLF <text:s/>- <text:s/>aprataxin and pnkp like factor, SOX5 <text:s/>- <text:s/>sry (sex determining region y)-box 5, SORL1 <text:s/>- <text:s/>sortilin-related receptor, l(dlr class) a repeats containing, LDB1 <text:s/>- <text:s/>lim domain binding 1, CRB2 <text:s/>- <text:s/>crumbs homolog 2 (drosophila), SOX13 <text:s/>- <text:s/>sry (sex determining region y)-box 13, CREB1 <text:s/>- <text:s/>camp responsive element binding protein 1, GDF7 <text:s/>- <text:s/>growth differentiation factor 7, FGR <text:s/>- <text:s/>feline gardner-rasheed sarcoma viral oncogene homolog, CD86 <text:s/>- <text:s/>cd86 molecule, IL6 <text:s/>- <text:s/>interleukin 6 (interferon, beta 2), PPARGC1B <text:s/>- <text:s/>peroxisome proliferator-activated receptor gamma, coactivator 1 beta, ITGA5 <text:s/>- <text:s/>integrin, alpha 5 (fibronectin receptor, alpha polypeptide), SPEN <text:s/>- <text:s/>spen homolog, transcriptional regulator (drosophila), NTRK3 <text:s/>- <text:s/>neurotrophic tyrosine kinase, receptor, type 3, ARRB1 <text:s/>- <text:s/>arrestin, beta 1, EGR1 <text:s/>- <text:s/>early growth response 1, FGF1 <text:s/>- <text:s/>fibroblast growth factor 1 (acidic), NR4A2 <text:s/>- <text:s/>nuclear receptor subfamily 4, group a, member 2, MYB <text:s/>- <text:s/>v-myb avian myeloblastosis viral oncogene homolog, EGF <text:s/>- <text:s/>epidermal growth factor, PTHLH <text:s/>- <text:s/>parathyroid hormone-like hormone, CDK6 <text:s/>- <text:s/>cyclin-dependent kinase 6, IL27RA <text:s/>- <text:s/>interleukin 27 receptor, alpha, AKAP6 <text:s/>- <text:s/>a kinase (prka) anchor protein 6, BRINP1 <text:s/>- <text:s/>bone morphogenetic protein/retinoic acid inducible neural-specific 1, SAA1 <text:s/>- <text:s/>serum amyloid a1, CXCL10 <text:s/>- <text:s/>chemokine (c-x-c motif) ligand 10, LRG1 <text:s/>- <text:s/>leucine-rich alpha-2-glycoprotein 1, ARX <text:s/>- <text:s/>aristaless related homeobox, NDNF <text:s/>- <text:s/>neuron-derived neurotrophic factor, CDH5 <text:s/>- <text:s/>cadherin 5, type 2 (vascular endothelium), IRF1 <text:s/>- <text:s/>interferon regulatory factor 1, ADORA1 <text:s/>- <text:s/>adenosine a1 receptor, TRAF2 <text:s/>- <text:s/>tnf receptor-associated factor 2, NEURL <text:s/>- <text:s/>neuralized homolog (drosophila), PHOX2B <text:s/>- <text:s/>paired-like homeobox 2b, IL1RAPL1 <text:s/>- <text:s/>interleukin 1 receptor accessory protein-like 1, PDE4B <text:s/>- <text:s/>phosphodiesterase 4b, camp-specific, FXYD2 <text:s/>- <text:s/>fxyd domain containing ion transport regulator 2, CHODL <text:s/>- <text:s/>chondrolectin, ATP2A1 <text:s/>- <text:s/>atpase, ca++ transporting, cardiac muscle, fast twitch 1, KREMEN2 <text:s/>- <text:s/>kringle containing transmembrane protein 2, ATP2B2 <text:s/>- <text:s/>atpase, ca++ transporting, plasma membrane 2, NOS2 <text:s/>- <text:s/>nitric oxide synthase 2, inducible, ZBTB1 <text:s/>- <text:s/>zinc finger and btb domain containing 1, SARM1 <text:s/>- <text:s/>sterile alpha and tir motif containing 1, HLX <text:s/>- <text:s/>h2.0-like homeobox, IL23A <text:s/>- <text:s/>interleukin 23, alpha subunit p19, LPPR5 <text:s/>- <text:s/>lipid phosphate phosphatase-related protein type 5, WNT10B <text:s/>- <text:s/>wingless-type mmtv integration site family, member 10b, SEMA4A <text:s/>- <text:s/>sema domain, immunoglobulin domain (ig), transmembrane domain (tm) and short cytoplasmic domain, (semaphorin) 4a, DICER1 <text:s/>- <text:s/>dicer 1, ribonuclease type iii, SIRT6 <text:s/>- <text:s/>sirtuin 6, CHGA <text:s/>- <text:s/>chromogranin a (parathyroid secretory protein 1), VDR <text:s/>- <text:s/>vitamin d (1,25- dihydroxyvitamin d3) receptor, LAMA1 <text:s/>- <text:s/>laminin, alpha 1, SKIL <text:s/>- <text:s/>ski-like oncogene, PPP3CA <text:s/>- <text:s/>protein phosphatase 3, catalytic subunit, alpha isozyme, NFKB2 <text:s/>- <text:s/>nuclear factor of kappa light polypeptide gene enhancer in b-cells 2 (p49/p100), WNT1 <text:s/>- <text:s/>wingless-type mmtv integration site family, member 1, NFKB1 <text:s/>- <text:s/>nuclear factor of kappa light polypeptide gene enhancer in b-cells 1, TRIB2 <text:s/>- <text:s/>tribbles homolog 2 (drosophila), MSX1 <text:s/>- <text:s/>msh homeobox 1, LGR4 <text:s/>- <text:s/>leucine-rich repeat containing g protein-coupled receptor 4, PFN1 <text:s/>- <text:s/>profilin 1, OTP <text:s/>- <text:s/>orthopedia homeobox, TNFAIP3 <text:s/>- <text:s/>tumor necrosis factor, alpha-induced protein 3, MBD5 <text:s/>- <text:s/>methyl-cpg binding domain protein 5, TSC22D3 <text:s/>- <text:s/>tsc22 domain family, member 3, ATP2B4 <text:s/>- <text:s/>atpase, ca++ transporting, plasma membrane 4, CYLD <text:s/>- <text:s/>cylindromatosis (turban tumor syndrome), STK4 <text:s/>- <text:s/>serine/threonine kinase 4, FFAR2 <text:s/>- <text:s/>free fatty acid receptor 2, HOXA11 <text:s/>- <text:s/>homeobox a11, SMOC1 <text:s/>- <text:s/>sparc related modular calcium binding 1, BAI2 <text:s/>- <text:s/>brain-specific angiogenesis inhibitor 2, WNT10A <text:s/>- <text:s/>wingless-type mmtv integration site family, member 10a, STAT5A <text:s/>- <text:s/>signal transducer and activator of transcription 5a, TRPV3 <text:s/>- <text:s/>transient receptor potential cation channel, subfamily v, member 3, SP6 <text:s/>- <text:s/>sp6 transcription factor, STAT6 <text:s/>- <text:s/>signal transducer and activator of transcription 6, interleukin-4 induced, B2M <text:s/>- <text:s/>beta-2-microglobulin, IKBKE <text:s/>- <text:s/>inhibitor of kappa light polypeptide gene enhancer in b-cells, kinase epsilon, IKZF3 <text:s/>- <text:s/>ikaros family zinc finger 3 (aiolos), TNFSF13 <text:s/>- <text:s/>tumor necrosis factor (ligand) superfamily, member 13, ETS1 <text:s/>- <text:s/>v-ets avian erythroblastosis virus e26 oncogene homolog 1, MAFB <text:s/>- <text:s/>v-maf avian musculoaponeurotic fibrosarcoma oncogene homolog b, RARA <text:s/>- <text:s/>retinoic acid receptor, alpha, MAPK14 <text:s/>- <text:s/>mitogen-activated protein kinase 14, CSF1 <text:s/>- <text:s/>colony stimulating factor 1 (macrophage), RAI1 <text:s/>- <text:s/>retinoic acid induced 1, EPHA3 <text:s/>- <text:s/>eph receptor a3, GATA4 <text:s/>- <text:s/>gata binding protein 4, EPHB1 <text:s/>- <text:s/>eph receptor b1, GRIN2D <text:s/>- <text:s/>glutamate receptor, ionotropic, n-methyl d-aspartate 2d, ANXA4 <text:s/>- <text:s/>annexin a4, PRKCH <text:s/>- <text:s/>protein kinase c, eta, MYADM <text:s/>- <text:s/>myeloid-associated differentiation marker, MAG <text:s/>- <text:s/>myelin associated glycoprotein, BCL3 <text:s/>- <text:s/>b-cell cll/lymphoma 3, PRKCD <text:s/>- <text:s/>protein kinase c, delta, CPNE5 <text:s/>- <text:s/>copine v]</text:p>
          </table:table-cell>
        </table:table-row>
        <table:table-row table:style-name="ro1">
          <table:table-cell office:value-type="string" calcext:value-type="string">
            <text:p>GO:0048518</text:p>
          </table:table-cell>
          <table:table-cell office:value-type="string" calcext:value-type="string">
            <text:p>positive regulation of biological process</text:p>
          </table:table-cell>
          <table:table-cell office:value-type="float" office:value="0.000000000000125" calcext:value-type="float">
            <text:p>1.25E-13</text:p>
          </table:table-cell>
          <table:table-cell office:value-type="float" office:value="0.000000000595" calcext:value-type="float">
            <text:p>5.95E-10</text:p>
          </table:table-cell>
          <table:table-cell office:value-type="float" office:value="1.57" calcext:value-type="float">
            <text:p>1.57</text:p>
          </table:table-cell>
          <table:table-cell office:value-type="float" office:value="13954" calcext:value-type="float">
            <text:p>13954</text:p>
          </table:table-cell>
          <table:table-cell office:value-type="float" office:value="4183" calcext:value-type="float">
            <text:p>4183</text:p>
          </table:table-cell>
          <table:table-cell office:value-type="float" office:value="413" calcext:value-type="float">
            <text:p>413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[SYMPK <text:s/>- <text:s/>symplekin, GDNF <text:s/>- <text:s/>glial cell derived neurotrophic factor, REL <text:s/>- <text:s/>v-rel avian reticuloendotheliosis viral oncogene homolog, TRPS1 <text:s/>- <text:s/>trichorhinophalangeal syndrome i, FGF17 <text:s/>- <text:s/>fibroblast growth factor 17, SIRT2 <text:s/>- <text:s/>sirtuin 2, FHOD1 <text:s/>- <text:s/>formin homology 2 domain containing 1, TNIP1 <text:s/>- <text:s/>tnfaip3 interacting protein 1, BDNF <text:s/>- <text:s/>brain-derived neurotrophic factor, PLP1 <text:s/>- <text:s/>proteolipid protein 1, RAP2C <text:s/>- <text:s/>rap2c, member of ras oncogene family, SOCS2 <text:s/>- <text:s/>suppressor of cytokine signaling 2, APLF <text:s/>- <text:s/>aprataxin and pnkp like factor, SOX5 <text:s/>- <text:s/>sry (sex determining region y)-box 5, TET3 <text:s/>- <text:s/>tet methylcytosine dioxygenase 3, RAB2B <text:s/>- <text:s/>rab2b, member ras oncogene family, SORL1 <text:s/>- <text:s/>sortilin-related receptor, l(dlr class) a repeats containing, CXCR5 <text:s/>- <text:s/>chemokine (c-x-c motif) receptor 5, LDB1 <text:s/>- <text:s/>lim domain binding 1, CREB1 <text:s/>- <text:s/>camp responsive element binding protein 1, RSPO1 <text:s/>- <text:s/>r-spondin 1, EHD1 <text:s/>- <text:s/>eh-domain containing 1, HOXC10 <text:s/>- <text:s/>homeobox c10, SPEN <text:s/>- <text:s/>spen homolog, transcriptional regulator (drosophila), GADD45B <text:s/>- <text:s/>growth arrest and dna-damage-inducible, beta, MYH9 <text:s/>- <text:s/>myosin, heavy chain 9, non-muscle, EGR1 <text:s/>- <text:s/>early growth response 1, MYB <text:s/>- <text:s/>v-myb avian myeloblastosis viral oncogene homolog, CA7 <text:s/>- <text:s/>carbonic anhydrase vii, EGF <text:s/>- <text:s/>epidermal growth factor, IL27RA <text:s/>- <text:s/>interleukin 27 receptor, alpha, AKAP6 <text:s/>- <text:s/>a kinase (prka) anchor protein 6, TSPAN1 <text:s/>- <text:s/>tetraspanin 1, TNIP3 <text:s/>- <text:s/>tnfaip3 interacting protein 3, LRG1 <text:s/>- <text:s/>leucine-rich alpha-2-glycoprotein 1, ADORA1 <text:s/>- <text:s/>adenosine a1 receptor, TRAF2 <text:s/>- <text:s/>tnf receptor-associated factor 2, PHOX2B <text:s/>- <text:s/>paired-like homeobox 2b, SMPD3 <text:s/>- <text:s/>sphingomyelin phosphodiesterase 3, neutral membrane (neutral sphingomyelinase ii), SLC20A1 <text:s/>- <text:s/>solute carrier family 20 (phosphate transporter), member 1, COL16A1 <text:s/>- <text:s/>collagen, type xvi, alpha 1, OPTN <text:s/>- <text:s/>optineurin, AKT3 <text:s/>- <text:s/>v-akt murine thymoma viral oncogene homolog 3, CCAR1 <text:s/>- <text:s/>cell division cycle and apoptosis regulator 1, HLX <text:s/>- <text:s/>h2.0-like homeobox, LPPR5 <text:s/>- <text:s/>lipid phosphate phosphatase-related protein type 5, SUN2 <text:s/>- <text:s/>sad1 and unc84 domain containing 2, NR5A2 <text:s/>- <text:s/>nuclear receptor subfamily 5, group a, member 2, KCNN3 <text:s/>- <text:s/>potassium intermediate/small conductance calcium-activated channel, subfamily n, member 3, TNRC6B <text:s/>- <text:s/>trinucleotide repeat containing 6b, VDR <text:s/>- <text:s/>vitamin d (1,25- dihydroxyvitamin d3) receptor, BECN1 <text:s/>- <text:s/>beclin 1, autophagy related, STX4 <text:s/>- <text:s/>syntaxin 4, PEA15 <text:s/>- <text:s/>phosphoprotein enriched in astrocytes 15, PPP3CA <text:s/>- <text:s/>protein phosphatase 3, catalytic subunit, alpha isozyme, CTSS <text:s/>- <text:s/>cathepsin s, TRIB2 <text:s/>- <text:s/>tribbles homolog 2 (drosophila), GPBP1 <text:s/>- <text:s/>gc-rich promoter binding protein 1, EXTL3 <text:s/>- <text:s/>exostosin-like glycosyltransferase 3, UVRAG <text:s/>- <text:s/>uv radiation resistance associated, UNC13B <text:s/>- <text:s/>unc-13 homolog b (c. elegans), MSX1 <text:s/>- <text:s/>msh homeobox 1, NCOA2 <text:s/>- <text:s/>nuclear receptor coactivator 2, MBD5 <text:s/>- <text:s/>methyl-cpg binding domain protein 5, VCAM1 <text:s/>- <text:s/>vascular cell adhesion molecule 1, CYLD <text:s/>- <text:s/>cylindromatosis (turban tumor syndrome), STK4 <text:s/>- <text:s/>serine/threonine kinase 4, HOXA11 <text:s/>- <text:s/>homeobox a11, RAB9A <text:s/>- <text:s/>rab9a, member ras oncogene family, EHF <text:s/>- <text:s/>ets homologous factor, TRPV3 <text:s/>- <text:s/>transient receptor potential cation channel, subfamily v, member 3, STAT5A <text:s/>- <text:s/>signal transducer and activator of transcription 5a, HOXB9 <text:s/>- <text:s/>homeobox b9, STAT6 <text:s/>- <text:s/>signal transducer and activator of transcription 6, interleukin-4 induced, KMT2D <text:s/>- <text:s/>lysine (k)-specific methyltransferase 2d, TNFSF13 <text:s/>- <text:s/>tumor necrosis factor (ligand) superfamily, member 13, MAP2K6 <text:s/>- <text:s/>mitogen-activated protein kinase kinase 6, ETS1 <text:s/>- <text:s/>v-ets avian erythroblastosis virus e26 oncogene homolog 1, MAFB <text:s/>- <text:s/>v-maf avian musculoaponeurotic fibrosarcoma oncogene homolog b, MAPK14 <text:s/>- <text:s/>mitogen-activated protein kinase 14, FOXA3 <text:s/>- <text:s/>forkhead box a3, CSF1 <text:s/>- <text:s/>colony stimulating factor 1 (macrophage), EPHA3 <text:s/>- <text:s/>eph receptor a3, TNFSF15 <text:s/>- <text:s/>tumor necrosis factor (ligand) superfamily, member 15, IL25 <text:s/>- <text:s/>interleukin 25, GATA4 <text:s/>- <text:s/>gata binding protein 4, EPHB1 <text:s/>- <text:s/>eph receptor b1, MYADM <text:s/>- <text:s/>myeloid-associated differentiation marker, PRKCH <text:s/>- <text:s/>protein kinase c, eta, GLP2R <text:s/>- <text:s/>glucagon-like peptide 2 receptor, UBE2I <text:s/>- <text:s/>ubiquitin-conjugating enzyme e2i, PRKCD <text:s/>- <text:s/>protein kinase c, delta, SASH3 <text:s/>- <text:s/>sam and sh3 domain containing 3, SMC6 <text:s/>- <text:s/>structural maintenance of chromosomes 6, CD83 <text:s/>- <text:s/>cd83 molecule, SIN3A <text:s/>- <text:s/>sin3 transcription regulator family member a, CNTNAP1 <text:s/>- <text:s/>contactin associated protein 1, VANGL2 <text:s/>- <text:s/>vangl planar cell polarity protein 2, WWTR1 <text:s/>- <text:s/>ww domain containing transcription regulator 1, ATP11C <text:s/>- <text:s/>atpase, class vi, type 11c, PBX3 <text:s/>- <text:s/>pre-b-cell leukemia homeobox 3, PBX1 <text:s/>- <text:s/>pre-b-cell leukemia homeobox 1, ZBTB17 <text:s/>- <text:s/>zinc finger and btb domain containing 17, TBC1D10A <text:s/>- <text:s/>tbc1 domain family, member 10a, ILF3 <text:s/>- <text:s/>interleukin enhancer binding factor 3, 90kda, RNF220 <text:s/>- <text:s/>ring finger protein 220, ASH1L <text:s/>- <text:s/>ash1 (absent, small, or homeotic)-like (drosophila), SMYD3 <text:s/>- <text:s/>set and mynd domain containing 3, FOXJ1 <text:s/>- <text:s/>forkhead box j1, CXCL5 <text:s/>- <text:s/>chemokine (c-x-c motif) ligand 5, CRB2 <text:s/>- <text:s/>crumbs homolog 2 (drosophila), GDF7 <text:s/>- <text:s/>growth differentiation factor 7, FGR <text:s/>- <text:s/>feline gardner-rasheed sarcoma viral oncogene homolog, CXCL6 <text:s/>- <text:s/>chemokine (c-x-c motif) ligand 6, CD86 <text:s/>- <text:s/>cd86 molecule, IL6 <text:s/>- <text:s/>interleukin 6 (interferon, beta 2), ITGA5 <text:s/>- <text:s/>integrin, alpha 5 (fibronectin receptor, alpha polypeptide), PPARGC1B <text:s/>- <text:s/>peroxisome proliferator-activated receptor gamma, coactivator 1 beta, SUPT16H <text:s/>- <text:s/>suppressor of ty 16 homolog (s. cerevisiae), NTRK3 <text:s/>- <text:s/>neurotrophic tyrosine kinase, receptor, type 3, ARRB1 <text:s/>- <text:s/>arrestin, beta 1, FGF1 <text:s/>- <text:s/>fibroblast growth factor 1 (acidic), NR4A2 <text:s/>- <text:s/>nuclear receptor subfamily 4, group a, member 2, MEF2D <text:s/>- <text:s/>myocyte enhancer factor 2d, PTHLH <text:s/>- <text:s/>parathyroid hormone-like hormone, PTH1R <text:s/>- <text:s/>parathyroid hormone 1 receptor, CDK6 <text:s/>- <text:s/>cyclin-dependent kinase 6, BRINP1 <text:s/>- <text:s/>bone morphogenetic protein/retinoic acid inducible neural-specific 1, SAA1 <text:s/>- <text:s/>serum amyloid a1, SLC30A3 <text:s/>- <text:s/>solute carrier family 30 (zinc transporter), member 3, CXCL10 <text:s/>- <text:s/>chemokine (c-x-c motif) ligand 10, CDKN1A <text:s/>- <text:s/>cyclin-dependent kinase inhibitor 1a (p21, cip1), ARX <text:s/>- <text:s/>aristaless related homeobox, TCF7L2 <text:s/>- <text:s/>transcription factor 7-like 2 (t-cell specific, hmg-box), NDNF <text:s/>- <text:s/>neuron-derived neurotrophic factor, IRF1 <text:s/>- <text:s/>interferon regulatory factor 1, CDC37 <text:s/>- <text:s/>cell division cycle 37, CDH5 <text:s/>- <text:s/>cadherin 5, type 2 (vascular endothelium), IRF6 <text:s/>- <text:s/>interferon regulatory factor 6, NEURL <text:s/>- <text:s/>neuralized homolog (drosophila), IL1RAPL1 <text:s/>- <text:s/>interleukin 1 receptor accessory protein-like 1, CDK2 <text:s/>- <text:s/>cyclin-dependent kinase 2, TCEA2 <text:s/>- <text:s/>transcription elongation factor a (sii), 2, PDE4B <text:s/>- <text:s/>phosphodiesterase 4b, camp-specific, ATP2A1 <text:s/>- <text:s/>atpase, ca++ transporting, cardiac muscle, fast twitch 1, ATP2B2 <text:s/>- <text:s/>atpase, ca++ transporting, plasma membrane 2, NEK6 <text:s/>- <text:s/>nima-related kinase 6, NOS2 <text:s/>- <text:s/>nitric oxide synthase 2, inducible, ZBTB1 <text:s/>- <text:s/>zinc finger and btb domain containing 1, PGC <text:s/>- <text:s/>progastricsin (pepsinogen c), IL23A <text:s/>- <text:s/>interleukin 23, alpha subunit p19, WNT10B <text:s/>- <text:s/>wingless-type mmtv integration site family, member 10b, DICER1 <text:s/>- <text:s/>dicer 1, ribonuclease type iii, SIRT6 <text:s/>- <text:s/>sirtuin 6, CHGA <text:s/>- <text:s/>chromogranin a (parathyroid secretory protein 1), SKIL <text:s/>- <text:s/>ski-like oncogene, NFKB2 <text:s/>- <text:s/>nuclear factor of kappa light polypeptide gene enhancer in b-cells 2 (p49/p100), MKL1 <text:s/>- <text:s/>megakaryoblastic leukemia (translocation) 1, WNT1 <text:s/>- <text:s/>wingless-type mmtv integration site family, member 1, NFKB1 <text:s/>- <text:s/>nuclear factor of kappa light polypeptide gene enhancer in b-cells 1, CCDC3 <text:s/>- <text:s/>coiled-coil domain containing 3, NFKBIB <text:s/>- <text:s/>nuclear factor of kappa light polypeptide gene enhancer in b-cells inhibitor, beta, OTP <text:s/>- <text:s/>orthopedia homeobox, PFN1 <text:s/>- <text:s/>profilin 1, LGR4 <text:s/>- <text:s/>leucine-rich repeat containing g protein-coupled receptor 4, TNFAIP3 <text:s/>- <text:s/>tumor necrosis factor, alpha-induced protein 3, ATP2B4 <text:s/>- <text:s/>atpase, ca++ transporting, plasma membrane 4, RASSF5 <text:s/>- <text:s/>ras association (ralgds/af-6) domain family member 5, GRK5 <text:s/>- <text:s/>g protein-coupled receptor kinase 5, FFAR2 <text:s/>- <text:s/>free fatty acid receptor 2, BAI2 <text:s/>- <text:s/>brain-specific angiogenesis inhibitor 2, NEO1 <text:s/>- <text:s/>neogenin 1, FBXW4 <text:s/>- <text:s/>f-box and wd repeat domain containing 4, WNT10A <text:s/>- <text:s/>wingless-type mmtv integration site family, member 10a, SP6 <text:s/>- <text:s/>sp6 transcription factor, B2M <text:s/>- <text:s/>beta-2-microglobulin, MORF4L2 <text:s/>- <text:s/>mortality factor 4 like 2, IKBKE <text:s/>- <text:s/>inhibitor of kappa light polypeptide gene enhancer in b-cells, kinase epsilon, IKZF3 <text:s/>- <text:s/>ikaros family zinc finger 3 (aiolos), NFATC1 <text:s/>- <text:s/>nuclear factor of activated t-cells, cytoplasmic, calcineurin-dependent 1, NFATC2 <text:s/>- <text:s/>nuclear factor of activated t-cells, cytoplasmic, calcineurin-dependent 2, SYNPO <text:s/>- <text:s/>synaptopodin, RARA <text:s/>- <text:s/>retinoic acid receptor, alpha, RAI1 <text:s/>- <text:s/>retinoic acid induced 1, C15orf62 <text:s/>- <text:s/>chromosome 15 open reading frame 62, FOSB <text:s/>- <text:s/>fbj murine osteosarcoma viral oncogene homolog b, CXCL2 <text:s/>- <text:s/>chemokine (c-x-c motif) ligand 2, MAG <text:s/>- <text:s/>myelin associated glycoprotein, CXCL1 <text:s/>- <text:s/>chemokine (c-x-c motif) ligand 1 (melanoma growth stimulating activity, alpha), BCL3 <text:s/>- <text:s/>b-cell cll/lymphoma 3, NFAT5 <text:s/>- <text:s/>nuclear factor of activated t-cells 5, tonicity-responsive, YWHAZ <text:s/>- <text:s/>tyrosine 3-monooxygenase/tryptophan 5-monooxygenase activation protein, zeta polypeptide, CXCL3 <text:s/>- <text:s/>chemokine (c-x-c motif) ligand 3, CPNE5 <text:s/>- <text:s/>copine v]</text:p>
          </table:table-cell>
        </table:table-row>
        <table:table-row table:style-name="ro1">
          <table:table-cell office:value-type="string" calcext:value-type="string">
            <text:p>GO:0065007</text:p>
          </table:table-cell>
          <table:table-cell office:value-type="string" calcext:value-type="string">
            <text:p>biological regulation</text:p>
          </table:table-cell>
          <table:table-cell office:value-type="float" office:value="0.000000000000152" calcext:value-type="float">
            <text:p>1.52E-13</text:p>
          </table:table-cell>
          <table:table-cell office:value-type="float" office:value="0.00000000054" calcext:value-type="float">
            <text:p>5.4E-10</text:p>
          </table:table-cell>
          <table:table-cell office:value-type="float" office:value="1.27" calcext:value-type="float">
            <text:p>1.27</text:p>
          </table:table-cell>
          <table:table-cell office:value-type="float" office:value="13954" calcext:value-type="float">
            <text:p>13954</text:p>
          </table:table-cell>
          <table:table-cell office:value-type="float" office:value="8664" calcext:value-type="float">
            <text:p>8664</text:p>
          </table:table-cell>
          <table:table-cell office:value-type="float" office:value="413" calcext:value-type="float">
            <text:p>413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[SYPL2 <text:s/>- <text:s/>synaptophysin-like 2, SH3BP1 <text:s/>- <text:s/>sh3-domain binding protein 1, ARFRP1 <text:s/>- <text:s/>adp-ribosylation factor related protein 1, AGAP2 <text:s/>- <text:s/>arfgap with gtpase domain, ankyrin repeat and ph domain 2, G3BP1 <text:s/>- <text:s/>gtpase activating protein (sh3 domain) binding protein 1, SYMPK <text:s/>- <text:s/>symplekin, SEBOX <text:s/>- <text:s/>sebox homeobox, SLC31A2 <text:s/>- <text:s/>solute carrier family 31 (copper transporter), member 2, TSC22D4 <text:s/>- <text:s/>tsc22 domain family, member 4, GDNF <text:s/>- <text:s/>glial cell derived neurotrophic factor, SLC29A1 <text:s/>- <text:s/>solute carrier family 29 (equilibrative nucleoside transporter), member 1, ELL2 <text:s/>- <text:s/>elongation factor, rna polymerase ii, 2, BCOR <text:s/>- <text:s/>bcl6 corepressor, REL <text:s/>- <text:s/>v-rel avian reticuloendotheliosis viral oncogene homolog, PNOC <text:s/>- <text:s/>prepronociceptin, TRPS1 <text:s/>- <text:s/>trichorhinophalangeal syndrome i, FGF17 <text:s/>- <text:s/>fibroblast growth factor 17, DENND1A <text:s/>- <text:s/>denn/madd domain containing 1a, SIRT2 <text:s/>- <text:s/>sirtuin 2, PPP1R14C <text:s/>- <text:s/>protein phosphatase 1, regulatory (inhibitor) subunit 14c, FHOD1 <text:s/>- <text:s/>formin homology 2 domain containing 1, PANK2 <text:s/>- <text:s/>pantothenate kinase 2, TNIP1 <text:s/>- <text:s/>tnfaip3 interacting protein 1, BDNF <text:s/>- <text:s/>brain-derived neurotrophic factor, PLP1 <text:s/>- <text:s/>proteolipid protein 1, EIF4EBP2 <text:s/>- <text:s/>eukaryotic translation initiation factor 4e binding protein 2, RAP2C <text:s/>- <text:s/>rap2c, member of ras oncogene family, SOCS2 <text:s/>- <text:s/>suppressor of cytokine signaling 2, APLF <text:s/>- <text:s/>aprataxin and pnkp like factor, SOX5 <text:s/>- <text:s/>sry (sex determining region y)-box 5, TET3 <text:s/>- <text:s/>tet methylcytosine dioxygenase 3, RAB2B <text:s/>- <text:s/>rab2b, member ras oncogene family, SORL1 <text:s/>- <text:s/>sortilin-related receptor, l(dlr class) a repeats containing, PLCB2 <text:s/>- <text:s/>phospholipase c, beta 2, CXCR5 <text:s/>- <text:s/>chemokine (c-x-c motif) receptor 5, LDB1 <text:s/>- <text:s/>lim domain binding 1, SOX13 <text:s/>- <text:s/>sry (sex determining region y)-box 13, CREB1 <text:s/>- <text:s/>camp responsive element binding protein 1, DOCK10 <text:s/>- <text:s/>dedicator of cytokinesis 10, RSPO1 <text:s/>- <text:s/>r-spondin 1, EHD1 <text:s/>- <text:s/>eh-domain containing 1, ASCL3 <text:s/>- <text:s/>achaete-scute complex homolog 3 (drosophila), LLGL1 <text:s/>- <text:s/>lethal giant larvae homolog 1 (drosophila), HOXC10 <text:s/>- <text:s/>homeobox c10, HOXC9 <text:s/>- <text:s/>homeobox c9, SPEN <text:s/>- <text:s/>spen homolog, transcriptional regulator (drosophila), GADD45B <text:s/>- <text:s/>growth arrest and dna-damage-inducible, beta, EEF1A1 <text:s/>- <text:s/>eukaryotic translation elongation factor 1 alpha 1, BBX <text:s/>- <text:s/>bobby sox homolog (drosophila), MYH9 <text:s/>- <text:s/>myosin, heavy chain 9, non-muscle, EGR1 <text:s/>- <text:s/>early growth response 1, MYB <text:s/>- <text:s/>v-myb avian myeloblastosis viral oncogene homolog, CA7 <text:s/>- <text:s/>carbonic anhydrase vii, TOP1 <text:s/>- <text:s/>topoisomerase (dna) i, EGF <text:s/>- <text:s/>epidermal growth factor, PTGES <text:s/>- <text:s/>prostaglandin e synthase, IL27RA <text:s/>- <text:s/>interleukin 27 receptor, alpha, GNG4 <text:s/>- <text:s/>guanine nucleotide binding protein (g protein), gamma 4, AKAP6 <text:s/>- <text:s/>a kinase (prka) anchor protein 6, TSPAN1 <text:s/>- <text:s/>tetraspanin 1, TNIP3 <text:s/>- <text:s/>tnfaip3 interacting protein 3, DENND4A <text:s/>- <text:s/>denn/madd domain containing 4a, C11orf30 <text:s/>- <text:s/>chromosome 11 open reading frame 30, LRG1 <text:s/>- <text:s/>leucine-rich alpha-2-glycoprotein 1, DENND2D <text:s/>- <text:s/>denn/madd domain containing 2d, PTCHD1 <text:s/>- <text:s/>patched domain containing 1, ADORA1 <text:s/>- <text:s/>adenosine a1 receptor, TRAF2 <text:s/>- <text:s/>tnf receptor-associated factor 2, PHOX2B <text:s/>- <text:s/>paired-like homeobox 2b, SMPD3 <text:s/>- <text:s/>sphingomyelin phosphodiesterase 3, neutral membrane (neutral sphingomyelinase ii), SLC20A1 <text:s/>- <text:s/>solute carrier family 20 (phosphate transporter), member 1, COL16A1 <text:s/>- <text:s/>collagen, type xvi, alpha 1, OPTN <text:s/>- <text:s/>optineurin, CHODL <text:s/>- <text:s/>chondrolectin, AKT3 <text:s/>- <text:s/>v-akt murine thymoma viral oncogene homolog 3, ARHGAP26 <text:s/>- <text:s/>rho gtpase activating protein 26, SARM1 <text:s/>- <text:s/>sterile alpha and tir motif containing 1, ADRBK2 <text:s/>- <text:s/>adrenergic, beta, receptor kinase 2, CCAR1 <text:s/>- <text:s/>cell division cycle and apoptosis regulator 1, HLX <text:s/>- <text:s/>h2.0-like homeobox, LPPR5 <text:s/>- <text:s/>lipid phosphate phosphatase-related protein type 5, SUN2 <text:s/>- <text:s/>sad1 and unc84 domain containing 2, NR5A2 <text:s/>- <text:s/>nuclear receptor subfamily 5, group a, member 2, KCNN3 <text:s/>- <text:s/>potassium intermediate/small conductance calcium-activated channel, subfamily n, member 3, TNRC6B <text:s/>- <text:s/>trinucleotide repeat containing 6b, RASGRP3 <text:s/>- <text:s/>ras guanyl releasing protein 3 (calcium and dag-regulated), VDR <text:s/>- <text:s/>vitamin d (1,25- dihydroxyvitamin d3) receptor, TCEAL8 <text:s/>- <text:s/>transcription elongation factor a (sii)-like 8, BECN1 <text:s/>- <text:s/>beclin 1, autophagy related, HMGXB4 <text:s/>- <text:s/>hmg box domain containing 4, STX4 <text:s/>- <text:s/>syntaxin 4, PEA15 <text:s/>- <text:s/>phosphoprotein enriched in astrocytes 15, LAMA1 <text:s/>- <text:s/>laminin, alpha 1, PPP3CA <text:s/>- <text:s/>protein phosphatase 3, catalytic subunit, alpha isozyme, CTSS <text:s/>- <text:s/>cathepsin s, TRIB2 <text:s/>- <text:s/>tribbles homolog 2 (drosophila), GPBP1 <text:s/>- <text:s/>gc-rich promoter binding protein 1, CBX2 <text:s/>- <text:s/>chromobox homolog 2, TAAR6 <text:s/>- <text:s/>trace amine associated receptor 6, LRCH1 <text:s/>- <text:s/>leucine-rich repeats and calponin homology (ch) domain containing 1, EXTL3 <text:s/>- <text:s/>exostosin-like glycosyltransferase 3, FOXP4 <text:s/>- <text:s/>forkhead box p4, UVRAG <text:s/>- <text:s/>uv radiation resistance associated, UNC13B <text:s/>- <text:s/>unc-13 homolog b (c. elegans), NCOA2 <text:s/>- <text:s/>nuclear receptor coactivator 2, MSX1 <text:s/>- <text:s/>msh homeobox 1, MBD5 <text:s/>- <text:s/>methyl-cpg binding domain protein 5, VCAM1 <text:s/>- <text:s/>vascular cell adhesion molecule 1, CYLD <text:s/>- <text:s/>cylindromatosis (turban tumor syndrome), STK4 <text:s/>- <text:s/>serine/threonine kinase 4, BCL6B <text:s/>- <text:s/>b-cell cll/lymphoma 6, member b, ST5 <text:s/>- <text:s/>suppression of tumorigenicity 5, HOXA11 <text:s/>- <text:s/>homeobox a11, RAB9A <text:s/>- <text:s/>rab9a, member ras oncogene family, EHF <text:s/>- <text:s/>ets homologous factor, TRPV3 <text:s/>- <text:s/>transient receptor potential cation channel, subfamily v, member 3, STAT5A <text:s/>- <text:s/>signal transducer and activator of transcription 5a, HOXB9 <text:s/>- <text:s/>homeobox b9, STAT6 <text:s/>- <text:s/>signal transducer and activator of transcription 6, interleukin-4 induced, KMT2D <text:s/>- <text:s/>lysine (k)-specific methyltransferase 2d, TNFSF13 <text:s/>- <text:s/>tumor necrosis factor (ligand) superfamily, member 13, TYRO3 <text:s/>- <text:s/>tyro3 protein tyrosine kinase, MAP2K6 <text:s/>- <text:s/>mitogen-activated protein kinase kinase 6, ITPK1 <text:s/>- <text:s/>inositol-tetrakisphosphate 1-kinase, ETS1 <text:s/>- <text:s/>v-ets avian erythroblastosis virus e26 oncogene homolog 1, MAFB <text:s/>- <text:s/>v-maf avian musculoaponeurotic fibrosarcoma oncogene homolog b, MAPK14 <text:s/>- <text:s/>mitogen-activated protein kinase 14, FOXA3 <text:s/>- <text:s/>forkhead box a3, CSF1 <text:s/>- <text:s/>colony stimulating factor 1 (macrophage), TNFSF15 <text:s/>- <text:s/>tumor necrosis factor (ligand) superfamily, member 15, EPHA3 <text:s/>- <text:s/>eph receptor a3, IL25 <text:s/>- <text:s/>interleukin 25, GATA4 <text:s/>- <text:s/>gata binding protein 4, PABPC4 <text:s/>- <text:s/>poly(a) binding protein, cytoplasmic 4 (inducible form), KCNJ15 <text:s/>- <text:s/>potassium inwardly-rectifying channel, subfamily j, member 15, EPHB1 <text:s/>- <text:s/>eph receptor b1, FERMT2 <text:s/>- <text:s/>fermitin family member 2, ANXA4 <text:s/>- <text:s/>annexin a4, GLP2R <text:s/>- <text:s/>glucagon-like peptide 2 receptor, MYADM <text:s/>- <text:s/>myeloid-associated differentiation marker, PRKCH <text:s/>- <text:s/>protein kinase c, eta, UBE2I <text:s/>- <text:s/>ubiquitin-conjugating enzyme e2i, TMEM147 <text:s/>- <text:s/>transmembrane protein 147, ARHGEF40 <text:s/>- <text:s/>rho guanine nucleotide exchange factor (gef) 40, PRKCD <text:s/>- <text:s/>protein kinase c, delta, NUP153 <text:s/>- <text:s/>nucleoporin 153kda, GTF3C4 <text:s/>- <text:s/>general transcription factor iiic, polypeptide 4, 90kda, RRAD <text:s/>- <text:s/>ras-related associated with diabetes, PACS1 <text:s/>- <text:s/>phosphofurin acidic cluster sorting protein 1, TNFRSF9 <text:s/>- <text:s/>tumor necrosis factor receptor superfamily, member 9, SASH3 <text:s/>- <text:s/>sam and sh3 domain containing 3, PNKD <text:s/>- <text:s/>paroxysmal nonkinesigenic dyskinesia, SMC6 <text:s/>- <text:s/>structural maintenance of chromosomes 6, RPS6KA6 <text:s/>- <text:s/>ribosomal protein s6 kinase, 90kda, polypeptide 6, CD83 <text:s/>- <text:s/>cd83 molecule, FCHSD2 <text:s/>- <text:s/>fch and double sh3 domains 2, SIN3A <text:s/>- <text:s/>sin3 transcription regulator family member a, CNTNAP1 <text:s/>- <text:s/>contactin associated protein 1, ZNF436 <text:s/>- <text:s/>zinc finger protein 436, VANGL2 <text:s/>- <text:s/>vangl planar cell polarity protein 2, RIN2 <text:s/>- <text:s/>ras and rab interactor 2, WWTR1 <text:s/>- <text:s/>ww domain containing transcription regulator 1, CD69 <text:s/>- <text:s/>cd69 molecule, ATP11C <text:s/>- <text:s/>atpase, class vi, type 11c, CD70 <text:s/>- <text:s/>cd70 molecule, PBX3 <text:s/>- <text:s/>pre-b-cell leukemia homeobox 3, PBX1 <text:s/>- <text:s/>pre-b-cell leukemia homeobox 1, ZBTB17 <text:s/>- <text:s/>zinc finger and btb domain containing 17, TBC1D10A <text:s/>- <text:s/>tbc1 domain family, member 10a, VEZF1 <text:s/>- <text:s/>vascular endothelial zinc finger 1, MLLT6 <text:s/>- <text:s/>myeloid/lymphoid or mixed-lineage leukemia (trithorax homolog, drosophila); translocated to, 6, PPFIA4 <text:s/>- <text:s/>protein tyrosine phosphatase, receptor type, f polypeptide (ptprf), interacting protein (liprin), alpha 4, RNF220 <text:s/>- <text:s/>ring finger protein 220, ILF3 <text:s/>- <text:s/>interleukin enhancer binding factor 3, 90kda, ASH1L <text:s/>- <text:s/>ash1 (absent, small, or homeotic)-like (drosophila), KREMEN1 <text:s/>- <text:s/>kringle containing transmembrane protein 1, SMYD3 <text:s/>- <text:s/>set and mynd domain containing 3, SUFU <text:s/>- <text:s/>suppressor of fused homolog (drosophila), NR3C2 <text:s/>- <text:s/>nuclear receptor subfamily 3, group c, member 2, FOXJ1 <text:s/>- <text:s/>forkhead box j1, G3BP2 <text:s/>- <text:s/>gtpase activating protein (sh3 domain) binding protein 2, CGGBP1 <text:s/>- <text:s/>cgg triplet repeat binding protein 1, PLEKHG6 <text:s/>- <text:s/>pleckstrin homology domain containing, family g (with rhogef domain) member 6, NLK <text:s/>- <text:s/>nemo-like kinase, RASSF4 <text:s/>- <text:s/>ras association (ralgds/af-6) domain family member 4, CXCL5 <text:s/>- <text:s/>chemokine (c-x-c motif) ligand 5, CRB2 <text:s/>- <text:s/>crumbs homolog 2 (drosophila), MSC <text:s/>- <text:s/>musculin, FGR <text:s/>- <text:s/>feline gardner-rasheed sarcoma viral oncogene homolog, GDF7 <text:s/>- <text:s/>growth differentiation factor 7, CXCL6 <text:s/>- <text:s/>chemokine (c-x-c motif) ligand 6, CD86 <text:s/>- <text:s/>cd86 molecule, IL6 <text:s/>- <text:s/>interleukin 6 (interferon, beta 2), ITGA5 <text:s/>- <text:s/>integrin, alpha 5 (fibronectin receptor, alpha polypeptide), PPARGC1B <text:s/>- <text:s/>peroxisome proliferator-activated receptor gamma, coactivator 1 beta, PDE6D <text:s/>- <text:s/>phosphodiesterase 6d, cgmp-specific, rod, delta, SUPT16H <text:s/>- <text:s/>suppressor of ty 16 homolog (s. cerevisiae), ARRB1 <text:s/>- <text:s/>arrestin, beta 1, NTRK3 <text:s/>- <text:s/>neurotrophic tyrosine kinase, receptor, type 3, UACA <text:s/>- <text:s/>uveal autoantigen with coiled-coil domains and ankyrin repeats, FGF1 <text:s/>- <text:s/>fibroblast growth factor 1 (acidic), FAM107A <text:s/>- <text:s/>family with sequence similarity 107, member a, NR4A2 <text:s/>- <text:s/>nuclear receptor subfamily 4, group a, member 2, ATRNL1 <text:s/>- <text:s/>attractin-like 1, MEF2D <text:s/>- <text:s/>myocyte enhancer factor 2d, RAPGEF5 <text:s/>- <text:s/>rap guanine nucleotide exchange factor (gef) 5, DAP3 <text:s/>- <text:s/>death associated protein 3, FTHL17 <text:s/>- <text:s/>ferritin, heavy polypeptide-like 17, CDC14A <text:s/>- <text:s/>cell division cycle 14a, PTHLH <text:s/>- <text:s/>parathyroid hormone-like hormone, PTH1R <text:s/>- <text:s/>parathyroid hormone 1 receptor, XKR8 <text:s/>- <text:s/>xk, kell blood group complex subunit-related family, member 8, CDK6 <text:s/>- <text:s/>cyclin-dependent kinase 6, TBX15 <text:s/>- <text:s/>t-box 15, MOXD1 <text:s/>- <text:s/>monooxygenase, dbh-like 1, BRINP1 <text:s/>- <text:s/>bone morphogenetic protein/retinoic acid inducible neural-specific 1, ARHGAP31 <text:s/>- <text:s/>rho gtpase activating protein 31, SAA1 <text:s/>- <text:s/>serum amyloid a1, SLC30A3 <text:s/>- <text:s/>solute carrier family 30 (zinc transporter), member 3, PCSK2 <text:s/>- <text:s/>proprotein convertase subtilisin/kexin type 2, CXCL10 <text:s/>- <text:s/>chemokine (c-x-c motif) ligand 10, CDKN1A <text:s/>- <text:s/>cyclin-dependent kinase inhibitor 1a (p21, cip1), PTPN3 <text:s/>- <text:s/>protein tyrosine phosphatase, non-receptor type 3, ARX <text:s/>- <text:s/>aristaless related homeobox, TCF7L2 <text:s/>- <text:s/>transcription factor 7-like 2 (t-cell specific, hmg-box), NDNF <text:s/>- <text:s/>neuron-derived neurotrophic factor, CDC37 <text:s/>- <text:s/>cell division cycle 37, IRF1 <text:s/>- <text:s/>interferon regulatory factor 1, CDH5 <text:s/>- <text:s/>cadherin 5, type 2 (vascular endothelium), IRF6 <text:s/>- <text:s/>interferon regulatory factor 6, SATB1 <text:s/>- <text:s/>satb homeobox 1, NEURL <text:s/>- <text:s/>neuralized homolog (drosophila), HECW2 <text:s/>- <text:s/>hect, c2 and ww domain containing e3 ubiquitin protein ligase 2, NFKBIZ <text:s/>- <text:s/>nuclear factor of kappa light polypeptide gene enhancer in b-cells inhibitor, zeta, PRKAG3 <text:s/>- <text:s/>protein kinase, amp-activated, gamma 3 non-catalytic subunit, IL1RAPL1 <text:s/>- <text:s/>interleukin 1 receptor accessory protein-like 1, CDK2 <text:s/>- <text:s/>cyclin-dependent kinase 2, TCEA2 <text:s/>- <text:s/>transcription elongation factor a (sii), 2, SALL2 <text:s/>- <text:s/>sal-like 2 (drosophila), PDE4B <text:s/>- <text:s/>phosphodiesterase 4b, camp-specific, FXYD2 <text:s/>- <text:s/>fxyd domain containing ion transport regulator 2, KREMEN2 <text:s/>- <text:s/>kringle containing transmembrane protein 2, ATP2A1 <text:s/>- <text:s/>atpase, ca++ transporting, cardiac muscle, fast twitch 1, ATP2B2 <text:s/>- <text:s/>atpase, ca++ transporting, plasma membrane 2, TRAPPC3 <text:s/>- <text:s/>trafficking protein particle complex 3, NEK6 <text:s/>- <text:s/>nima-related kinase 6, NOS2 <text:s/>- <text:s/>nitric oxide synthase 2, inducible, ZBTB1 <text:s/>- <text:s/>zinc finger and btb domain containing 1, SFXN5 <text:s/>- <text:s/>sideroflexin 5, IGSF9 <text:s/>- <text:s/>immunoglobulin superfamily, member 9, PGC <text:s/>- <text:s/>progastricsin (pepsinogen c), SEMA4A <text:s/>- <text:s/>sema domain, immunoglobulin domain (ig), transmembrane domain (tm) and short cytoplasmic domain, (semaphorin) 4a, IL23A <text:s/>- <text:s/>interleukin 23, alpha subunit p19, WNT10B <text:s/>- <text:s/>wingless-type mmtv integration site family, member 10b, TLE4 <text:s/>- <text:s/>transducin-like enhancer of split 4 (e(sp1) homolog, drosophila), DICER1 <text:s/>- <text:s/>dicer 1, ribonuclease type iii, RAB39A <text:s/>- <text:s/>rab39a, member ras oncogene family, SH3KBP1 <text:s/>- <text:s/>sh3-domain kinase binding protein 1, PXN <text:s/>- <text:s/>paxillin, SIRT6 <text:s/>- <text:s/>sirtuin 6, VSX2 <text:s/>- <text:s/>visual system homeobox 2, CCR10 <text:s/>- <text:s/>chemokine (c-c motif) receptor 10, CHGA <text:s/>- <text:s/>chromogranin a (parathyroid secretory protein 1), CABP2 <text:s/>- <text:s/>calcium binding protein 2, CHD4 <text:s/>- <text:s/>chromodomain helicase dna binding protein 4, SKIL <text:s/>- <text:s/>ski-like oncogene, NFKB2 <text:s/>- <text:s/>nuclear factor of kappa light polypeptide gene enhancer in b-cells 2 (p49/p100), MKL1 <text:s/>- <text:s/>megakaryoblastic leukemia (translocation) 1, WNT1 <text:s/>- <text:s/>wingless-type mmtv integration site family, member 1, CCDC3 <text:s/>- <text:s/>coiled-coil domain containing 3, NFKB1 <text:s/>- <text:s/>nuclear factor of kappa light polypeptide gene enhancer in b-cells 1, STARD8 <text:s/>- <text:s/>star-related lipid transfer (start) domain containing 8, NFKBIB <text:s/>- <text:s/>nuclear factor of kappa light polypeptide gene enhancer in b-cells inhibitor, beta, APPL1 <text:s/>- <text:s/>adaptor protein, phosphotyrosine interaction, ph domain and leucine zipper containing 1, EBF4 <text:s/>- <text:s/>early b-cell factor 4, LGR4 <text:s/>- <text:s/>leucine-rich repeat containing g protein-coupled receptor 4, OTP <text:s/>- <text:s/>orthopedia homeobox, PFN1 <text:s/>- <text:s/>profilin 1, TNFAIP3 <text:s/>- <text:s/>tumor necrosis factor, alpha-induced protein 3, TSC22D3 <text:s/>- <text:s/>tsc22 domain family, member 3, RASSF5 <text:s/>- <text:s/>ras association (ralgds/af-6) domain family member 5, ATP2B4 <text:s/>- <text:s/>atpase, ca++ transporting, plasma membrane 4, BICC1 <text:s/>- <text:s/>bicaudal c homolog 1 (drosophila), GRK5 <text:s/>- <text:s/>g protein-coupled receptor kinase 5, FFAR2 <text:s/>- <text:s/>free fatty acid receptor 2, RALGDS <text:s/>- <text:s/>ral guanine nucleotide dissociation stimulator, SMOC1 <text:s/>- <text:s/>sparc related modular calcium binding 1, BAI2 <text:s/>- <text:s/>brain-specific angiogenesis inhibitor 2, NEO1 <text:s/>- <text:s/>neogenin 1, PI4KB <text:s/>- <text:s/>phosphatidylinositol 4-kinase, catalytic, beta, ZBTB25 <text:s/>- <text:s/>zinc finger and btb domain containing 25, WNT10A <text:s/>- <text:s/>wingless-type mmtv integration site family, member 10a, FBXW4 <text:s/>- <text:s/>f-box and wd repeat domain containing 4, SP6 <text:s/>- <text:s/>sp6 transcription factor, B2M <text:s/>- <text:s/>beta-2-microglobulin, MORF4L2 <text:s/>- <text:s/>mortality factor 4 like 2, IKZF3 <text:s/>- <text:s/>ikaros family zinc finger 3 (aiolos), IKBKE <text:s/>- <text:s/>inhibitor of kappa light polypeptide gene enhancer in b-cells, kinase epsilon, YY1AP1 <text:s/>- <text:s/>yy1 associated protein 1, NFATC1 <text:s/>- <text:s/>nuclear factor of activated t-cells, cytoplasmic, calcineurin-dependent 1, KDM1B <text:s/>- <text:s/>lysine (k)-specific demethylase 1b, NFATC2 <text:s/>- <text:s/>nuclear factor of activated t-cells, cytoplasmic, calcineurin-dependent 2, SYNPO <text:s/>- <text:s/>synaptopodin, RARA <text:s/>- <text:s/>retinoic acid receptor, alpha, RAI1 <text:s/>- <text:s/>retinoic acid induced 1, C15orf62 <text:s/>- <text:s/>chromosome 15 open reading frame 62, RBBP9 <text:s/>- <text:s/>retinoblastoma binding protein 9, ZBTB14 <text:s/>- <text:s/>zinc finger and btb domain containing 14, GRIN2D <text:s/>- <text:s/>glutamate receptor, ionotropic, n-methyl d-aspartate 2d, CLCN1 <text:s/>- <text:s/>chloride channel, voltage-sensitive 1, SERPINA1 <text:s/>- <text:s/>serpin peptidase inhibitor, clade a (alpha-1 antiproteinase, antitrypsin), member 1, RHOT1 <text:s/>- <text:s/>ras homolog family member t1, FOSB <text:s/>- <text:s/>fbj murine osteosarcoma viral oncogene homolog b, CXCL2 <text:s/>- <text:s/>chemokine (c-x-c motif) ligand 2, NOTUM <text:s/>- <text:s/>notum pectinacetylesterase homolog (drosophila), MAG <text:s/>- <text:s/>myelin associated glycoprotein, CXCL1 <text:s/>- <text:s/>chemokine (c-x-c motif) ligand 1 (melanoma growth stimulating activity, alpha), BCL3 <text:s/>- <text:s/>b-cell cll/lymphoma 3, CABIN1 <text:s/>- <text:s/>calcineurin binding protein 1, NFAT5 <text:s/>- <text:s/>nuclear factor of activated t-cells 5, tonicity-responsive, LSR <text:s/>- <text:s/>lipolysis stimulated lipoprotein receptor, YWHAZ <text:s/>- <text:s/>tyrosine 3-monooxygenase/tryptophan 5-monooxygenase activation protein, zeta polypeptide, CXCL3 <text:s/>- <text:s/>chemokine (c-x-c motif) ligand 3, IL36G <text:s/>- <text:s/>interleukin 36, gamma, CPNE5 <text:s/>- <text:s/>copine v]</text:p>
          </table:table-cell>
        </table:table-row>
        <table:table-row table:style-name="ro1">
          <table:table-cell office:value-type="string" calcext:value-type="string">
            <text:p>GO:0050794</text:p>
          </table:table-cell>
          <table:table-cell office:value-type="string" calcext:value-type="string">
            <text:p>regulation of cellular process</text:p>
          </table:table-cell>
          <table:table-cell office:value-type="float" office:value="0.000000000000182" calcext:value-type="float">
            <text:p>1.82E-13</text:p>
          </table:table-cell>
          <table:table-cell office:value-type="float" office:value="0.000000000519" calcext:value-type="float">
            <text:p>5.19E-10</text:p>
          </table:table-cell>
          <table:table-cell office:value-type="float" office:value="1.31" calcext:value-type="float">
            <text:p>1.31</text:p>
          </table:table-cell>
          <table:table-cell office:value-type="float" office:value="13954" calcext:value-type="float">
            <text:p>13954</text:p>
          </table:table-cell>
          <table:table-cell office:value-type="float" office:value="7767" calcext:value-type="float">
            <text:p>7767</text:p>
          </table:table-cell>
          <table:table-cell office:value-type="float" office:value="413" calcext:value-type="float">
            <text:p>413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[SH3BP1 <text:s/>- <text:s/>sh3-domain binding protein 1, AGAP2 <text:s/>- <text:s/>arfgap with gtpase domain, ankyrin repeat and ph domain 2, ARFRP1 <text:s/>- <text:s/>adp-ribosylation factor related protein 1, G3BP1 <text:s/>- <text:s/>gtpase activating protein (sh3 domain) binding protein 1, SYMPK <text:s/>- <text:s/>symplekin, SEBOX <text:s/>- <text:s/>sebox homeobox, TSC22D4 <text:s/>- <text:s/>tsc22 domain family, member 4, GDNF <text:s/>- <text:s/>glial cell derived neurotrophic factor, ELL2 <text:s/>- <text:s/>elongation factor, rna polymerase ii, 2, BCOR <text:s/>- <text:s/>bcl6 corepressor, REL <text:s/>- <text:s/>v-rel avian reticuloendotheliosis viral oncogene homolog, PNOC <text:s/>- <text:s/>prepronociceptin, TRPS1 <text:s/>- <text:s/>trichorhinophalangeal syndrome i, FGF17 <text:s/>- <text:s/>fibroblast growth factor 17, DENND1A <text:s/>- <text:s/>denn/madd domain containing 1a, SIRT2 <text:s/>- <text:s/>sirtuin 2, PPP1R14C <text:s/>- <text:s/>protein phosphatase 1, regulatory (inhibitor) subunit 14c, FHOD1 <text:s/>- <text:s/>formin homology 2 domain containing 1, PANK2 <text:s/>- <text:s/>pantothenate kinase 2, TNIP1 <text:s/>- <text:s/>tnfaip3 interacting protein 1, BDNF <text:s/>- <text:s/>brain-derived neurotrophic factor, PLP1 <text:s/>- <text:s/>proteolipid protein 1, EIF4EBP2 <text:s/>- <text:s/>eukaryotic translation initiation factor 4e binding protein 2, RAP2C <text:s/>- <text:s/>rap2c, member of ras oncogene family, SOCS2 <text:s/>- <text:s/>suppressor of cytokine signaling 2, APLF <text:s/>- <text:s/>aprataxin and pnkp like factor, SOX5 <text:s/>- <text:s/>sry (sex determining region y)-box 5, TET3 <text:s/>- <text:s/>tet methylcytosine dioxygenase 3, RAB2B <text:s/>- <text:s/>rab2b, member ras oncogene family, SORL1 <text:s/>- <text:s/>sortilin-related receptor, l(dlr class) a repeats containing, PLCB2 <text:s/>- <text:s/>phospholipase c, beta 2, CXCR5 <text:s/>- <text:s/>chemokine (c-x-c motif) receptor 5, LDB1 <text:s/>- <text:s/>lim domain binding 1, SOX13 <text:s/>- <text:s/>sry (sex determining region y)-box 13, CREB1 <text:s/>- <text:s/>camp responsive element binding protein 1, DOCK10 <text:s/>- <text:s/>dedicator of cytokinesis 10, RSPO1 <text:s/>- <text:s/>r-spondin 1, EHD1 <text:s/>- <text:s/>eh-domain containing 1, ASCL3 <text:s/>- <text:s/>achaete-scute complex homolog 3 (drosophila), LLGL1 <text:s/>- <text:s/>lethal giant larvae homolog 1 (drosophila), HOXC10 <text:s/>- <text:s/>homeobox c10, HOXC9 <text:s/>- <text:s/>homeobox c9, SPEN <text:s/>- <text:s/>spen homolog, transcriptional regulator (drosophila), GADD45B <text:s/>- <text:s/>growth arrest and dna-damage-inducible, beta, EEF1A1 <text:s/>- <text:s/>eukaryotic translation elongation factor 1 alpha 1, BBX <text:s/>- <text:s/>bobby sox homolog (drosophila), MYH9 <text:s/>- <text:s/>myosin, heavy chain 9, non-muscle, EGR1 <text:s/>- <text:s/>early growth response 1, MYB <text:s/>- <text:s/>v-myb avian myeloblastosis viral oncogene homolog, CA7 <text:s/>- <text:s/>carbonic anhydrase vii, EGF <text:s/>- <text:s/>epidermal growth factor, PTGES <text:s/>- <text:s/>prostaglandin e synthase, GNG4 <text:s/>- <text:s/>guanine nucleotide binding protein (g protein), gamma 4, IL27RA <text:s/>- <text:s/>interleukin 27 receptor, alpha, AKAP6 <text:s/>- <text:s/>a kinase (prka) anchor protein 6, TSPAN1 <text:s/>- <text:s/>tetraspanin 1, TNIP3 <text:s/>- <text:s/>tnfaip3 interacting protein 3, DENND4A <text:s/>- <text:s/>denn/madd domain containing 4a, C11orf30 <text:s/>- <text:s/>chromosome 11 open reading frame 30, LRG1 <text:s/>- <text:s/>leucine-rich alpha-2-glycoprotein 1, PTCHD1 <text:s/>- <text:s/>patched domain containing 1, ADORA1 <text:s/>- <text:s/>adenosine a1 receptor, TRAF2 <text:s/>- <text:s/>tnf receptor-associated factor 2, PHOX2B <text:s/>- <text:s/>paired-like homeobox 2b, SMPD3 <text:s/>- <text:s/>sphingomyelin phosphodiesterase 3, neutral membrane (neutral sphingomyelinase ii), SLC20A1 <text:s/>- <text:s/>solute carrier family 20 (phosphate transporter), member 1, COL16A1 <text:s/>- <text:s/>collagen, type xvi, alpha 1, OPTN <text:s/>- <text:s/>optineurin, CHODL <text:s/>- <text:s/>chondrolectin, AKT3 <text:s/>- <text:s/>v-akt murine thymoma viral oncogene homolog 3, ARHGAP26 <text:s/>- <text:s/>rho gtpase activating protein 26, SARM1 <text:s/>- <text:s/>sterile alpha and tir motif containing 1, ADRBK2 <text:s/>- <text:s/>adrenergic, beta, receptor kinase 2, CCAR1 <text:s/>- <text:s/>cell division cycle and apoptosis regulator 1, HLX <text:s/>- <text:s/>h2.0-like homeobox, LPPR5 <text:s/>- <text:s/>lipid phosphate phosphatase-related protein type 5, SUN2 <text:s/>- <text:s/>sad1 and unc84 domain containing 2, NR5A2 <text:s/>- <text:s/>nuclear receptor subfamily 5, group a, member 2, KCNN3 <text:s/>- <text:s/>potassium intermediate/small conductance calcium-activated channel, subfamily n, member 3, TNRC6B <text:s/>- <text:s/>trinucleotide repeat containing 6b, RASGRP3 <text:s/>- <text:s/>ras guanyl releasing protein 3 (calcium and dag-regulated), VDR <text:s/>- <text:s/>vitamin d (1,25- dihydroxyvitamin d3) receptor, TCEAL8 <text:s/>- <text:s/>transcription elongation factor a (sii)-like 8, BECN1 <text:s/>- <text:s/>beclin 1, autophagy related, HMGXB4 <text:s/>- <text:s/>hmg box domain containing 4, STX4 <text:s/>- <text:s/>syntaxin 4, PEA15 <text:s/>- <text:s/>phosphoprotein enriched in astrocytes 15, LAMA1 <text:s/>- <text:s/>laminin, alpha 1, PPP3CA <text:s/>- <text:s/>protein phosphatase 3, catalytic subunit, alpha isozyme, CTSS <text:s/>- <text:s/>cathepsin s, TRIB2 <text:s/>- <text:s/>tribbles homolog 2 (drosophila), GPBP1 <text:s/>- <text:s/>gc-rich promoter binding protein 1, CBX2 <text:s/>- <text:s/>chromobox homolog 2, TAAR6 <text:s/>- <text:s/>trace amine associated receptor 6, LRCH1 <text:s/>- <text:s/>leucine-rich repeats and calponin homology (ch) domain containing 1, EXTL3 <text:s/>- <text:s/>exostosin-like glycosyltransferase 3, FOXP4 <text:s/>- <text:s/>forkhead box p4, UVRAG <text:s/>- <text:s/>uv radiation resistance associated, UNC13B <text:s/>- <text:s/>unc-13 homolog b (c. elegans), NCOA2 <text:s/>- <text:s/>nuclear receptor coactivator 2, MSX1 <text:s/>- <text:s/>msh homeobox 1, MBD5 <text:s/>- <text:s/>methyl-cpg binding domain protein 5, VCAM1 <text:s/>- <text:s/>vascular cell adhesion molecule 1, CYLD <text:s/>- <text:s/>cylindromatosis (turban tumor syndrome), STK4 <text:s/>- <text:s/>serine/threonine kinase 4, BCL6B <text:s/>- <text:s/>b-cell cll/lymphoma 6, member b, HOXA11 <text:s/>- <text:s/>homeobox a11, RAB9A <text:s/>- <text:s/>rab9a, member ras oncogene family, EHF <text:s/>- <text:s/>ets homologous factor, STAT5A <text:s/>- <text:s/>signal transducer and activator of transcription 5a, HOXB9 <text:s/>- <text:s/>homeobox b9, STAT6 <text:s/>- <text:s/>signal transducer and activator of transcription 6, interleukin-4 induced, KMT2D <text:s/>- <text:s/>lysine (k)-specific methyltransferase 2d, TNFSF13 <text:s/>- <text:s/>tumor necrosis factor (ligand) superfamily, member 13, TYRO3 <text:s/>- <text:s/>tyro3 protein tyrosine kinase, MAP2K6 <text:s/>- <text:s/>mitogen-activated protein kinase kinase 6, ITPK1 <text:s/>- <text:s/>inositol-tetrakisphosphate 1-kinase, ETS1 <text:s/>- <text:s/>v-ets avian erythroblastosis virus e26 oncogene homolog 1, MAFB <text:s/>- <text:s/>v-maf avian musculoaponeurotic fibrosarcoma oncogene homolog b, MAPK14 <text:s/>- <text:s/>mitogen-activated protein kinase 14, FOXA3 <text:s/>- <text:s/>forkhead box a3, CSF1 <text:s/>- <text:s/>colony stimulating factor 1 (macrophage), TNFSF15 <text:s/>- <text:s/>tumor necrosis factor (ligand) superfamily, member 15, EPHA3 <text:s/>- <text:s/>eph receptor a3, IL25 <text:s/>- <text:s/>interleukin 25, GATA4 <text:s/>- <text:s/>gata binding protein 4, EPHB1 <text:s/>- <text:s/>eph receptor b1, FERMT2 <text:s/>- <text:s/>fermitin family member 2, ANXA4 <text:s/>- <text:s/>annexin a4, MYADM <text:s/>- <text:s/>myeloid-associated differentiation marker, PRKCH <text:s/>- <text:s/>protein kinase c, eta, GLP2R <text:s/>- <text:s/>glucagon-like peptide 2 receptor, UBE2I <text:s/>- <text:s/>ubiquitin-conjugating enzyme e2i, ARHGEF40 <text:s/>- <text:s/>rho guanine nucleotide exchange factor (gef) 40, PRKCD <text:s/>- <text:s/>protein kinase c, delta, NUP153 <text:s/>- <text:s/>nucleoporin 153kda, RRAD <text:s/>- <text:s/>ras-related associated with diabetes, PACS1 <text:s/>- <text:s/>phosphofurin acidic cluster sorting protein 1, TNFRSF9 <text:s/>- <text:s/>tumor necrosis factor receptor superfamily, member 9, SASH3 <text:s/>- <text:s/>sam and sh3 domain containing 3, PNKD <text:s/>- <text:s/>paroxysmal nonkinesigenic dyskinesia, SMC6 <text:s/>- <text:s/>structural maintenance of chromosomes 6, RPS6KA6 <text:s/>- <text:s/>ribosomal protein s6 kinase, 90kda, polypeptide 6, CD83 <text:s/>- <text:s/>cd83 molecule, FCHSD2 <text:s/>- <text:s/>fch and double sh3 domains 2, SIN3A <text:s/>- <text:s/>sin3 transcription regulator family member a, CNTNAP1 <text:s/>- <text:s/>contactin associated protein 1, ZNF436 <text:s/>- <text:s/>zinc finger protein 436, VANGL2 <text:s/>- <text:s/>vangl planar cell polarity protein 2, RIN2 <text:s/>- <text:s/>ras and rab interactor 2, WWTR1 <text:s/>- <text:s/>ww domain containing transcription regulator 1, CD69 <text:s/>- <text:s/>cd69 molecule, ATP11C <text:s/>- <text:s/>atpase, class vi, type 11c, CD70 <text:s/>- <text:s/>cd70 molecule, PBX3 <text:s/>- <text:s/>pre-b-cell leukemia homeobox 3, PBX1 <text:s/>- <text:s/>pre-b-cell leukemia homeobox 1, ZBTB17 <text:s/>- <text:s/>zinc finger and btb domain containing 17, TBC1D10A <text:s/>- <text:s/>tbc1 domain family, member 10a, VEZF1 <text:s/>- <text:s/>vascular endothelial zinc finger 1, MLLT6 <text:s/>- <text:s/>myeloid/lymphoid or mixed-lineage leukemia (trithorax homolog, drosophila); translocated to, 6, RNF220 <text:s/>- <text:s/>ring finger protein 220, ILF3 <text:s/>- <text:s/>interleukin enhancer binding factor 3, 90kda, ASH1L <text:s/>- <text:s/>ash1 (absent, small, or homeotic)-like (drosophila), KREMEN1 <text:s/>- <text:s/>kringle containing transmembrane protein 1, SMYD3 <text:s/>- <text:s/>set and mynd domain containing 3, SUFU <text:s/>- <text:s/>suppressor of fused homolog (drosophila), NR3C2 <text:s/>- <text:s/>nuclear receptor subfamily 3, group c, member 2, FOXJ1 <text:s/>- <text:s/>forkhead box j1, G3BP2 <text:s/>- <text:s/>gtpase activating protein (sh3 domain) binding protein 2, CGGBP1 <text:s/>- <text:s/>cgg triplet repeat binding protein 1, PLEKHG6 <text:s/>- <text:s/>pleckstrin homology domain containing, family g (with rhogef domain) member 6, NLK <text:s/>- <text:s/>nemo-like kinase, RASSF4 <text:s/>- <text:s/>ras association (ralgds/af-6) domain family member 4, CXCL5 <text:s/>- <text:s/>chemokine (c-x-c motif) ligand 5, CRB2 <text:s/>- <text:s/>crumbs homolog 2 (drosophila), GDF7 <text:s/>- <text:s/>growth differentiation factor 7, FGR <text:s/>- <text:s/>feline gardner-rasheed sarcoma viral oncogene homolog, CXCL6 <text:s/>- <text:s/>chemokine (c-x-c motif) ligand 6, MSC <text:s/>- <text:s/>musculin, CD86 <text:s/>- <text:s/>cd86 molecule, IL6 <text:s/>- <text:s/>interleukin 6 (interferon, beta 2), ITGA5 <text:s/>- <text:s/>integrin, alpha 5 (fibronectin receptor, alpha polypeptide), PPARGC1B <text:s/>- <text:s/>peroxisome proliferator-activated receptor gamma, coactivator 1 beta, SUPT16H <text:s/>- <text:s/>suppressor of ty 16 homolog (s. cerevisiae), NTRK3 <text:s/>- <text:s/>neurotrophic tyrosine kinase, receptor, type 3, ARRB1 <text:s/>- <text:s/>arrestin, beta 1, UACA <text:s/>- <text:s/>uveal autoantigen with coiled-coil domains and ankyrin repeats, FGF1 <text:s/>- <text:s/>fibroblast growth factor 1 (acidic), FAM107A <text:s/>- <text:s/>family with sequence similarity 107, member a, NR4A2 <text:s/>- <text:s/>nuclear receptor subfamily 4, group a, member 2, ATRNL1 <text:s/>- <text:s/>attractin-like 1, MEF2D <text:s/>- <text:s/>myocyte enhancer factor 2d, RAPGEF5 <text:s/>- <text:s/>rap guanine nucleotide exchange factor (gef) 5, DAP3 <text:s/>- <text:s/>death associated protein 3, CDC14A <text:s/>- <text:s/>cell division cycle 14a, PTHLH <text:s/>- <text:s/>parathyroid hormone-like hormone, PTH1R <text:s/>- <text:s/>parathyroid hormone 1 receptor, CDK6 <text:s/>- <text:s/>cyclin-dependent kinase 6, TBX15 <text:s/>- <text:s/>t-box 15, BRINP1 <text:s/>- <text:s/>bone morphogenetic protein/retinoic acid inducible neural-specific 1, ARHGAP31 <text:s/>- <text:s/>rho gtpase activating protein 31, SAA1 <text:s/>- <text:s/>serum amyloid a1, SLC30A3 <text:s/>- <text:s/>solute carrier family 30 (zinc transporter), member 3, CXCL10 <text:s/>- <text:s/>chemokine (c-x-c motif) ligand 10, CDKN1A <text:s/>- <text:s/>cyclin-dependent kinase inhibitor 1a (p21, cip1), PTPN3 <text:s/>- <text:s/>protein tyrosine phosphatase, non-receptor type 3, ARX <text:s/>- <text:s/>aristaless related homeobox, TCF7L2 <text:s/>- <text:s/>transcription factor 7-like 2 (t-cell specific, hmg-box), NDNF <text:s/>- <text:s/>neuron-derived neurotrophic factor, CDC37 <text:s/>- <text:s/>cell division cycle 37, IRF1 <text:s/>- <text:s/>interferon regulatory factor 1, CDH5 <text:s/>- <text:s/>cadherin 5, type 2 (vascular endothelium), IRF6 <text:s/>- <text:s/>interferon regulatory factor 6, SATB1 <text:s/>- <text:s/>satb homeobox 1, NEURL <text:s/>- <text:s/>neuralized homolog (drosophila), HECW2 <text:s/>- <text:s/>hect, c2 and ww domain containing e3 ubiquitin protein ligase 2, NFKBIZ <text:s/>- <text:s/>nuclear factor of kappa light polypeptide gene enhancer in b-cells inhibitor, zeta, PRKAG3 <text:s/>- <text:s/>protein kinase, amp-activated, gamma 3 non-catalytic subunit, IL1RAPL1 <text:s/>- <text:s/>interleukin 1 receptor accessory protein-like 1, CDK2 <text:s/>- <text:s/>cyclin-dependent kinase 2, TCEA2 <text:s/>- <text:s/>transcription elongation factor a (sii), 2, SALL2 <text:s/>- <text:s/>sal-like 2 (drosophila), PDE4B <text:s/>- <text:s/>phosphodiesterase 4b, camp-specific, KREMEN2 <text:s/>- <text:s/>kringle containing transmembrane protein 2, ATP2A1 <text:s/>- <text:s/>atpase, ca++ transporting, cardiac muscle, fast twitch 1, ATP2B2 <text:s/>- <text:s/>atpase, ca++ transporting, plasma membrane 2, NEK6 <text:s/>- <text:s/>nima-related kinase 6, NOS2 <text:s/>- <text:s/>nitric oxide synthase 2, inducible, ZBTB1 <text:s/>- <text:s/>zinc finger and btb domain containing 1, IGSF9 <text:s/>- <text:s/>immunoglobulin superfamily, member 9, SEMA4A <text:s/>- <text:s/>sema domain, immunoglobulin domain (ig), transmembrane domain (tm) and short cytoplasmic domain, (semaphorin) 4a, IL23A <text:s/>- <text:s/>interleukin 23, alpha subunit p19, WNT10B <text:s/>- <text:s/>wingless-type mmtv integration site family, member 10b, TLE4 <text:s/>- <text:s/>transducin-like enhancer of split 4 (e(sp1) homolog, drosophila), DICER1 <text:s/>- <text:s/>dicer 1, ribonuclease type iii, SH3KBP1 <text:s/>- <text:s/>sh3-domain kinase binding protein 1, PXN <text:s/>- <text:s/>paxillin, SIRT6 <text:s/>- <text:s/>sirtuin 6, VSX2 <text:s/>- <text:s/>visual system homeobox 2, CCR10 <text:s/>- <text:s/>chemokine (c-c motif) receptor 10, CHGA <text:s/>- <text:s/>chromogranin a (parathyroid secretory protein 1), CABP2 <text:s/>- <text:s/>calcium binding protein 2, CHD4 <text:s/>- <text:s/>chromodomain helicase dna binding protein 4, SKIL <text:s/>- <text:s/>ski-like oncogene, NFKB2 <text:s/>- <text:s/>nuclear factor of kappa light polypeptide gene enhancer in b-cells 2 (p49/p100), MKL1 <text:s/>- <text:s/>megakaryoblastic leukemia (translocation) 1, WNT1 <text:s/>- <text:s/>wingless-type mmtv integration site family, member 1, CCDC3 <text:s/>- <text:s/>coiled-coil domain containing 3, NFKB1 <text:s/>- <text:s/>nuclear factor of kappa light polypeptide gene enhancer in b-cells 1, STARD8 <text:s/>- <text:s/>star-related lipid transfer (start) domain containing 8, NFKBIB <text:s/>- <text:s/>nuclear factor of kappa light polypeptide gene enhancer in b-cells inhibitor, beta, APPL1 <text:s/>- <text:s/>adaptor protein, phosphotyrosine interaction, ph domain and leucine zipper containing 1, EBF4 <text:s/>- <text:s/>early b-cell factor 4, LGR4 <text:s/>- <text:s/>leucine-rich repeat containing g protein-coupled receptor 4, OTP <text:s/>- <text:s/>orthopedia homeobox, PFN1 <text:s/>- <text:s/>profilin 1, TNFAIP3 <text:s/>- <text:s/>tumor necrosis factor, alpha-induced protein 3, TSC22D3 <text:s/>- <text:s/>tsc22 domain family, member 3, RASSF5 <text:s/>- <text:s/>ras association (ralgds/af-6) domain family member 5, ATP2B4 <text:s/>- <text:s/>atpase, ca++ transporting, plasma membrane 4, BICC1 <text:s/>- <text:s/>bicaudal c homolog 1 (drosophila), GRK5 <text:s/>- <text:s/>g protein-coupled receptor kinase 5, FFAR2 <text:s/>- <text:s/>free fatty acid receptor 2, RALGDS <text:s/>- <text:s/>ral guanine nucleotide dissociation stimulator, SMOC1 <text:s/>- <text:s/>sparc related modular calcium binding 1, BAI2 <text:s/>- <text:s/>brain-specific angiogenesis inhibitor 2, NEO1 <text:s/>- <text:s/>neogenin 1, PI4KB <text:s/>- <text:s/>phosphatidylinositol 4-kinase, catalytic, beta, ZBTB25 <text:s/>- <text:s/>zinc finger and btb domain containing 25, WNT10A <text:s/>- <text:s/>wingless-type mmtv integration site family, member 10a, FBXW4 <text:s/>- <text:s/>f-box and wd repeat domain containing 4, SP6 <text:s/>- <text:s/>sp6 transcription factor, B2M <text:s/>- <text:s/>beta-2-microglobulin, MORF4L2 <text:s/>- <text:s/>mortality factor 4 like 2, IKZF3 <text:s/>- <text:s/>ikaros family zinc finger 3 (aiolos), IKBKE <text:s/>- <text:s/>inhibitor of kappa light polypeptide gene enhancer in b-cells, kinase epsilon, YY1AP1 <text:s/>- <text:s/>yy1 associated protein 1, NFATC1 <text:s/>- <text:s/>nuclear factor of activated t-cells, cytoplasmic, calcineurin-dependent 1, KDM1B <text:s/>- <text:s/>lysine (k)-specific demethylase 1b, NFATC2 <text:s/>- <text:s/>nuclear factor of activated t-cells, cytoplasmic, calcineurin-dependent 2, SYNPO <text:s/>- <text:s/>synaptopodin, RARA <text:s/>- <text:s/>retinoic acid receptor, alpha, RAI1 <text:s/>- <text:s/>retinoic acid induced 1, C15orf62 <text:s/>- <text:s/>chromosome 15 open reading frame 62, RBBP9 <text:s/>- <text:s/>retinoblastoma binding protein 9, ZBTB14 <text:s/>- <text:s/>zinc finger and btb domain containing 14, GRIN2D <text:s/>- <text:s/>glutamate receptor, ionotropic, n-methyl d-aspartate 2d, SERPINA1 <text:s/>- <text:s/>serpin peptidase inhibitor, clade a (alpha-1 antiproteinase, antitrypsin), member 1, RHOT1 <text:s/>- <text:s/>ras homolog family member t1, FOSB <text:s/>- <text:s/>fbj murine osteosarcoma viral oncogene homolog b, CXCL2 <text:s/>- <text:s/>chemokine (c-x-c motif) ligand 2, NOTUM <text:s/>- <text:s/>notum pectinacetylesterase homolog (drosophila), MAG <text:s/>- <text:s/>myelin associated glycoprotein, CXCL1 <text:s/>- <text:s/>chemokine (c-x-c motif) ligand 1 (melanoma growth stimulating activity, alpha), BCL3 <text:s/>- <text:s/>b-cell cll/lymphoma 3, CABIN1 <text:s/>- <text:s/>calcineurin binding protein 1, NFAT5 <text:s/>- <text:s/>nuclear factor of activated t-cells 5, tonicity-responsive, YWHAZ <text:s/>- <text:s/>tyrosine 3-monooxygenase/tryptophan 5-monooxygenase activation protein, zeta polypeptide, CXCL3 <text:s/>- <text:s/>chemokine (c-x-c motif) ligand 3, IL36G <text:s/>- <text:s/>interleukin 36, gamma, CPNE5 <text:s/>- <text:s/>copine v]</text:p>
          </table:table-cell>
        </table:table-row>
        <table:table-row table:style-name="ro1">
          <table:table-cell office:value-type="string" calcext:value-type="string">
            <text:p>GO:0048522</text:p>
          </table:table-cell>
          <table:table-cell office:value-type="string" calcext:value-type="string">
            <text:p>positive regulation of cellular process</text:p>
          </table:table-cell>
          <table:table-cell office:value-type="float" office:value="0.000000000000371" calcext:value-type="float">
            <text:p>3.71E-13</text:p>
          </table:table-cell>
          <table:table-cell office:value-type="float" office:value="0.000000000881" calcext:value-type="float">
            <text:p>8.81E-10</text:p>
          </table:table-cell>
          <table:table-cell office:value-type="float" office:value="1.59" calcext:value-type="float">
            <text:p>1.59</text:p>
          </table:table-cell>
          <table:table-cell office:value-type="float" office:value="13954" calcext:value-type="float">
            <text:p>13954</text:p>
          </table:table-cell>
          <table:table-cell office:value-type="float" office:value="3836" calcext:value-type="float">
            <text:p>3836</text:p>
          </table:table-cell>
          <table:table-cell office:value-type="float" office:value="413" calcext:value-type="float">
            <text:p>413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[SASH3 <text:s/>- <text:s/>sam and sh3 domain containing 3, SMC6 <text:s/>- <text:s/>structural maintenance of chromosomes 6, SYMPK <text:s/>- <text:s/>symplekin, CD83 <text:s/>- <text:s/>cd83 molecule, SIN3A <text:s/>- <text:s/>sin3 transcription regulator family member a, CNTNAP1 <text:s/>- <text:s/>contactin associated protein 1, GDNF <text:s/>- <text:s/>glial cell derived neurotrophic factor, VANGL2 <text:s/>- <text:s/>vangl planar cell polarity protein 2, ATP11C <text:s/>- <text:s/>atpase, class vi, type 11c, WWTR1 <text:s/>- <text:s/>ww domain containing transcription regulator 1, PBX3 <text:s/>- <text:s/>pre-b-cell leukemia homeobox 3, PBX1 <text:s/>- <text:s/>pre-b-cell leukemia homeobox 1, ZBTB17 <text:s/>- <text:s/>zinc finger and btb domain containing 17, REL <text:s/>- <text:s/>v-rel avian reticuloendotheliosis viral oncogene homolog, TRPS1 <text:s/>- <text:s/>trichorhinophalangeal syndrome i, TBC1D10A <text:s/>- <text:s/>tbc1 domain family, member 10a, FGF17 <text:s/>- <text:s/>fibroblast growth factor 17, SIRT2 <text:s/>- <text:s/>sirtuin 2, RNF220 <text:s/>- <text:s/>ring finger protein 220, ILF3 <text:s/>- <text:s/>interleukin enhancer binding factor 3, 90kda, FHOD1 <text:s/>- <text:s/>formin homology 2 domain containing 1, ASH1L <text:s/>- <text:s/>ash1 (absent, small, or homeotic)-like (drosophila), SMYD3 <text:s/>- <text:s/>set and mynd domain containing 3, TNIP1 <text:s/>- <text:s/>tnfaip3 interacting protein 1, BDNF <text:s/>- <text:s/>brain-derived neurotrophic factor, FOXJ1 <text:s/>- <text:s/>forkhead box j1, SOCS2 <text:s/>- <text:s/>suppressor of cytokine signaling 2, RAP2C <text:s/>- <text:s/>rap2c, member of ras oncogene family, APLF <text:s/>- <text:s/>aprataxin and pnkp like factor, SOX5 <text:s/>- <text:s/>sry (sex determining region y)-box 5, RAB2B <text:s/>- <text:s/>rab2b, member ras oncogene family, TET3 <text:s/>- <text:s/>tet methylcytosine dioxygenase 3, SORL1 <text:s/>- <text:s/>sortilin-related receptor, l(dlr class) a repeats containing, CXCL5 <text:s/>- <text:s/>chemokine (c-x-c motif) ligand 5, CXCR5 <text:s/>- <text:s/>chemokine (c-x-c motif) receptor 5, LDB1 <text:s/>- <text:s/>lim domain binding 1, CRB2 <text:s/>- <text:s/>crumbs homolog 2 (drosophila), CREB1 <text:s/>- <text:s/>camp responsive element binding protein 1, RSPO1 <text:s/>- <text:s/>r-spondin 1, CXCL6 <text:s/>- <text:s/>chemokine (c-x-c motif) ligand 6, FGR <text:s/>- <text:s/>feline gardner-rasheed sarcoma viral oncogene homolog, GDF7 <text:s/>- <text:s/>growth differentiation factor 7, EHD1 <text:s/>- <text:s/>eh-domain containing 1, CD86 <text:s/>- <text:s/>cd86 molecule, HOXC10 <text:s/>- <text:s/>homeobox c10, IL6 <text:s/>- <text:s/>interleukin 6 (interferon, beta 2), PPARGC1B <text:s/>- <text:s/>peroxisome proliferator-activated receptor gamma, coactivator 1 beta, ITGA5 <text:s/>- <text:s/>integrin, alpha 5 (fibronectin receptor, alpha polypeptide), SPEN <text:s/>- <text:s/>spen homolog, transcriptional regulator (drosophila), GADD45B <text:s/>- <text:s/>growth arrest and dna-damage-inducible, beta, SUPT16H <text:s/>- <text:s/>suppressor of ty 16 homolog (s. cerevisiae), MYH9 <text:s/>- <text:s/>myosin, heavy chain 9, non-muscle, ARRB1 <text:s/>- <text:s/>arrestin, beta 1, NTRK3 <text:s/>- <text:s/>neurotrophic tyrosine kinase, receptor, type 3, EGR1 <text:s/>- <text:s/>early growth response 1, FGF1 <text:s/>- <text:s/>fibroblast growth factor 1 (acidic), MYB <text:s/>- <text:s/>v-myb avian myeloblastosis viral oncogene homolog, NR4A2 <text:s/>- <text:s/>nuclear receptor subfamily 4, group a, member 2, CA7 <text:s/>- <text:s/>carbonic anhydrase vii, MEF2D <text:s/>- <text:s/>myocyte enhancer factor 2d, EGF <text:s/>- <text:s/>epidermal growth factor, PTHLH <text:s/>- <text:s/>parathyroid hormone-like hormone, PTH1R <text:s/>- <text:s/>parathyroid hormone 1 receptor, CDK6 <text:s/>- <text:s/>cyclin-dependent kinase 6, AKAP6 <text:s/>- <text:s/>a kinase (prka) anchor protein 6, BRINP1 <text:s/>- <text:s/>bone morphogenetic protein/retinoic acid inducible neural-specific 1, TSPAN1 <text:s/>- <text:s/>tetraspanin 1, SAA1 <text:s/>- <text:s/>serum amyloid a1, CDKN1A <text:s/>- <text:s/>cyclin-dependent kinase inhibitor 1a (p21, cip1), CXCL10 <text:s/>- <text:s/>chemokine (c-x-c motif) ligand 10, LRG1 <text:s/>- <text:s/>leucine-rich alpha-2-glycoprotein 1, TCF7L2 <text:s/>- <text:s/>transcription factor 7-like 2 (t-cell specific, hmg-box), NDNF <text:s/>- <text:s/>neuron-derived neurotrophic factor, CDC37 <text:s/>- <text:s/>cell division cycle 37, CDH5 <text:s/>- <text:s/>cadherin 5, type 2 (vascular endothelium), IRF1 <text:s/>- <text:s/>interferon regulatory factor 1, IRF6 <text:s/>- <text:s/>interferon regulatory factor 6, ADORA1 <text:s/>- <text:s/>adenosine a1 receptor, TRAF2 <text:s/>- <text:s/>tnf receptor-associated factor 2, NEURL <text:s/>- <text:s/>neuralized homolog (drosophila), PHOX2B <text:s/>- <text:s/>paired-like homeobox 2b, SLC20A1 <text:s/>- <text:s/>solute carrier family 20 (phosphate transporter), member 1, SMPD3 <text:s/>- <text:s/>sphingomyelin phosphodiesterase 3, neutral membrane (neutral sphingomyelinase ii), IL1RAPL1 <text:s/>- <text:s/>interleukin 1 receptor accessory protein-like 1, TCEA2 <text:s/>- <text:s/>transcription elongation factor a (sii), 2, COL16A1 <text:s/>- <text:s/>collagen, type xvi, alpha 1, CDK2 <text:s/>- <text:s/>cyclin-dependent kinase 2, OPTN <text:s/>- <text:s/>optineurin, AKT3 <text:s/>- <text:s/>v-akt murine thymoma viral oncogene homolog 3, NEK6 <text:s/>- <text:s/>nima-related kinase 6, NOS2 <text:s/>- <text:s/>nitric oxide synthase 2, inducible, ZBTB1 <text:s/>- <text:s/>zinc finger and btb domain containing 1, CCAR1 <text:s/>- <text:s/>cell division cycle and apoptosis regulator 1, HLX <text:s/>- <text:s/>h2.0-like homeobox, WNT10B <text:s/>- <text:s/>wingless-type mmtv integration site family, member 10b, LPPR5 <text:s/>- <text:s/>lipid phosphate phosphatase-related protein type 5, IL23A <text:s/>- <text:s/>interleukin 23, alpha subunit p19, SUN2 <text:s/>- <text:s/>sad1 and unc84 domain containing 2, DICER1 <text:s/>- <text:s/>dicer 1, ribonuclease type iii, NR5A2 <text:s/>- <text:s/>nuclear receptor subfamily 5, group a, member 2, SIRT6 <text:s/>- <text:s/>sirtuin 6, KCNN3 <text:s/>- <text:s/>potassium intermediate/small conductance calcium-activated channel, subfamily n, member 3, TNRC6B <text:s/>- <text:s/>trinucleotide repeat containing 6b, CHGA <text:s/>- <text:s/>chromogranin a (parathyroid secretory protein 1), VDR <text:s/>- <text:s/>vitamin d (1,25- dihydroxyvitamin d3) receptor, BECN1 <text:s/>- <text:s/>beclin 1, autophagy related, PEA15 <text:s/>- <text:s/>phosphoprotein enriched in astrocytes 15, STX4 <text:s/>- <text:s/>syntaxin 4, SKIL <text:s/>- <text:s/>ski-like oncogene, PPP3CA <text:s/>- <text:s/>protein phosphatase 3, catalytic subunit, alpha isozyme, NFKB2 <text:s/>- <text:s/>nuclear factor of kappa light polypeptide gene enhancer in b-cells 2 (p49/p100), WNT1 <text:s/>- <text:s/>wingless-type mmtv integration site family, member 1, MKL1 <text:s/>- <text:s/>megakaryoblastic leukemia (translocation) 1, CCDC3 <text:s/>- <text:s/>coiled-coil domain containing 3, NFKB1 <text:s/>- <text:s/>nuclear factor of kappa light polypeptide gene enhancer in b-cells 1, TRIB2 <text:s/>- <text:s/>tribbles homolog 2 (drosophila), GPBP1 <text:s/>- <text:s/>gc-rich promoter binding protein 1, EXTL3 <text:s/>- <text:s/>exostosin-like glycosyltransferase 3, UVRAG <text:s/>- <text:s/>uv radiation resistance associated, UNC13B <text:s/>- <text:s/>unc-13 homolog b (c. elegans), TNFAIP3 <text:s/>- <text:s/>tumor necrosis factor, alpha-induced protein 3, PFN1 <text:s/>- <text:s/>profilin 1, LGR4 <text:s/>- <text:s/>leucine-rich repeat containing g protein-coupled receptor 4, NCOA2 <text:s/>- <text:s/>nuclear receptor coactivator 2, OTP <text:s/>- <text:s/>orthopedia homeobox, MSX1 <text:s/>- <text:s/>msh homeobox 1, MBD5 <text:s/>- <text:s/>methyl-cpg binding domain protein 5, RASSF5 <text:s/>- <text:s/>ras association (ralgds/af-6) domain family member 5, VCAM1 <text:s/>- <text:s/>vascular cell adhesion molecule 1, ATP2B4 <text:s/>- <text:s/>atpase, ca++ transporting, plasma membrane 4, CYLD <text:s/>- <text:s/>cylindromatosis (turban tumor syndrome), STK4 <text:s/>- <text:s/>serine/threonine kinase 4, GRK5 <text:s/>- <text:s/>g protein-coupled receptor kinase 5, FFAR2 <text:s/>- <text:s/>free fatty acid receptor 2, HOXA11 <text:s/>- <text:s/>homeobox a11, RAB9A <text:s/>- <text:s/>rab9a, member ras oncogene family, BAI2 <text:s/>- <text:s/>brain-specific angiogenesis inhibitor 2, NEO1 <text:s/>- <text:s/>neogenin 1, EHF <text:s/>- <text:s/>ets homologous factor, FBXW4 <text:s/>- <text:s/>f-box and wd repeat domain containing 4, STAT5A <text:s/>- <text:s/>signal transducer and activator of transcription 5a, SP6 <text:s/>- <text:s/>sp6 transcription factor, STAT6 <text:s/>- <text:s/>signal transducer and activator of transcription 6, interleukin-4 induced, B2M <text:s/>- <text:s/>beta-2-microglobulin, HOXB9 <text:s/>- <text:s/>homeobox b9, KMT2D <text:s/>- <text:s/>lysine (k)-specific methyltransferase 2d, MORF4L2 <text:s/>- <text:s/>mortality factor 4 like 2, IKBKE <text:s/>- <text:s/>inhibitor of kappa light polypeptide gene enhancer in b-cells, kinase epsilon, IKZF3 <text:s/>- <text:s/>ikaros family zinc finger 3 (aiolos), TNFSF13 <text:s/>- <text:s/>tumor necrosis factor (ligand) superfamily, member 13, NFATC1 <text:s/>- <text:s/>nuclear factor of activated t-cells, cytoplasmic, calcineurin-dependent 1, MAP2K6 <text:s/>- <text:s/>mitogen-activated protein kinase kinase 6, NFATC2 <text:s/>- <text:s/>nuclear factor of activated t-cells, cytoplasmic, calcineurin-dependent 2, ETS1 <text:s/>- <text:s/>v-ets avian erythroblastosis virus e26 oncogene homolog 1, MAFB <text:s/>- <text:s/>v-maf avian musculoaponeurotic fibrosarcoma oncogene homolog b, SYNPO <text:s/>- <text:s/>synaptopodin, RARA <text:s/>- <text:s/>retinoic acid receptor, alpha, MAPK14 <text:s/>- <text:s/>mitogen-activated protein kinase 14, CSF1 <text:s/>- <text:s/>colony stimulating factor 1 (macrophage), RAI1 <text:s/>- <text:s/>retinoic acid induced 1, FOXA3 <text:s/>- <text:s/>forkhead box a3, TNFSF15 <text:s/>- <text:s/>tumor necrosis factor (ligand) superfamily, member 15, EPHA3 <text:s/>- <text:s/>eph receptor a3, C15orf62 <text:s/>- <text:s/>chromosome 15 open reading frame 62, IL25 <text:s/>- <text:s/>interleukin 25, GATA4 <text:s/>- <text:s/>gata binding protein 4, EPHB1 <text:s/>- <text:s/>eph receptor b1, FOSB <text:s/>- <text:s/>fbj murine osteosarcoma viral oncogene homolog b, GLP2R <text:s/>- <text:s/>glucagon-like peptide 2 receptor, PRKCH <text:s/>- <text:s/>protein kinase c, eta, MYADM <text:s/>- <text:s/>myeloid-associated differentiation marker, CXCL2 <text:s/>- <text:s/>chemokine (c-x-c motif) ligand 2, UBE2I <text:s/>- <text:s/>ubiquitin-conjugating enzyme e2i, BCL3 <text:s/>- <text:s/>b-cell cll/lymphoma 3, CXCL1 <text:s/>- <text:s/>chemokine (c-x-c motif) ligand 1 (melanoma growth stimulating activity, alpha), MAG <text:s/>- <text:s/>myelin associated glycoprotein, PRKCD <text:s/>- <text:s/>protein kinase c, delta, NFAT5 <text:s/>- <text:s/>nuclear factor of activated t-cells 5, tonicity-responsive, YWHAZ <text:s/>- <text:s/>tyrosine 3-monooxygenase/tryptophan 5-monooxygenase activation protein, zeta polypeptide, CXCL3 <text:s/>- <text:s/>chemokine (c-x-c motif) ligand 3, CPNE5 <text:s/>- <text:s/>copine v]</text:p>
          </table:table-cell>
        </table:table-row>
        <table:table-row table:style-name="ro1">
          <table:table-cell office:value-type="string" calcext:value-type="string">
            <text:p>GO:0050789</text:p>
          </table:table-cell>
          <table:table-cell office:value-type="string" calcext:value-type="string">
            <text:p>regulation of biological process</text:p>
          </table:table-cell>
          <table:table-cell office:value-type="float" office:value="0.000000000000996" calcext:value-type="float">
            <text:p>9.96E-13</text:p>
          </table:table-cell>
          <table:table-cell office:value-type="float" office:value="0.00000000203" calcext:value-type="float">
            <text:p>0.000000002</text:p>
          </table:table-cell>
          <table:table-cell office:value-type="float" office:value="1.28" calcext:value-type="float">
            <text:p>1.28</text:p>
          </table:table-cell>
          <table:table-cell office:value-type="float" office:value="13954" calcext:value-type="float">
            <text:p>13954</text:p>
          </table:table-cell>
          <table:table-cell office:value-type="float" office:value="8181" calcext:value-type="float">
            <text:p>8181</text:p>
          </table:table-cell>
          <table:table-cell office:value-type="float" office:value="413" calcext:value-type="float">
            <text:p>413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[SH3BP1 <text:s/>- <text:s/>sh3-domain binding protein 1, ARFRP1 <text:s/>- <text:s/>adp-ribosylation factor related protein 1, AGAP2 <text:s/>- <text:s/>arfgap with gtpase domain, ankyrin repeat and ph domain 2, G3BP1 <text:s/>- <text:s/>gtpase activating protein (sh3 domain) binding protein 1, SYMPK <text:s/>- <text:s/>symplekin, SEBOX <text:s/>- <text:s/>sebox homeobox, SLC31A2 <text:s/>- <text:s/>solute carrier family 31 (copper transporter), member 2, TSC22D4 <text:s/>- <text:s/>tsc22 domain family, member 4, GDNF <text:s/>- <text:s/>glial cell derived neurotrophic factor, ELL2 <text:s/>- <text:s/>elongation factor, rna polymerase ii, 2, BCOR <text:s/>- <text:s/>bcl6 corepressor, REL <text:s/>- <text:s/>v-rel avian reticuloendotheliosis viral oncogene homolog, PNOC <text:s/>- <text:s/>prepronociceptin, TRPS1 <text:s/>- <text:s/>trichorhinophalangeal syndrome i, FGF17 <text:s/>- <text:s/>fibroblast growth factor 17, DENND1A <text:s/>- <text:s/>denn/madd domain containing 1a, SIRT2 <text:s/>- <text:s/>sirtuin 2, PPP1R14C <text:s/>- <text:s/>protein phosphatase 1, regulatory (inhibitor) subunit 14c, FHOD1 <text:s/>- <text:s/>formin homology 2 domain containing 1, PANK2 <text:s/>- <text:s/>pantothenate kinase 2, TNIP1 <text:s/>- <text:s/>tnfaip3 interacting protein 1, BDNF <text:s/>- <text:s/>brain-derived neurotrophic factor, PLP1 <text:s/>- <text:s/>proteolipid protein 1, EIF4EBP2 <text:s/>- <text:s/>eukaryotic translation initiation factor 4e binding protein 2, RAP2C <text:s/>- <text:s/>rap2c, member of ras oncogene family, SOCS2 <text:s/>- <text:s/>suppressor of cytokine signaling 2, APLF <text:s/>- <text:s/>aprataxin and pnkp like factor, SOX5 <text:s/>- <text:s/>sry (sex determining region y)-box 5, TET3 <text:s/>- <text:s/>tet methylcytosine dioxygenase 3, RAB2B <text:s/>- <text:s/>rab2b, member ras oncogene family, SORL1 <text:s/>- <text:s/>sortilin-related receptor, l(dlr class) a repeats containing, PLCB2 <text:s/>- <text:s/>phospholipase c, beta 2, CXCR5 <text:s/>- <text:s/>chemokine (c-x-c motif) receptor 5, LDB1 <text:s/>- <text:s/>lim domain binding 1, SOX13 <text:s/>- <text:s/>sry (sex determining region y)-box 13, CREB1 <text:s/>- <text:s/>camp responsive element binding protein 1, DOCK10 <text:s/>- <text:s/>dedicator of cytokinesis 10, RSPO1 <text:s/>- <text:s/>r-spondin 1, EHD1 <text:s/>- <text:s/>eh-domain containing 1, ASCL3 <text:s/>- <text:s/>achaete-scute complex homolog 3 (drosophila), LLGL1 <text:s/>- <text:s/>lethal giant larvae homolog 1 (drosophila), HOXC10 <text:s/>- <text:s/>homeobox c10, HOXC9 <text:s/>- <text:s/>homeobox c9, SPEN <text:s/>- <text:s/>spen homolog, transcriptional regulator (drosophila), GADD45B <text:s/>- <text:s/>growth arrest and dna-damage-inducible, beta, EEF1A1 <text:s/>- <text:s/>eukaryotic translation elongation factor 1 alpha 1, BBX <text:s/>- <text:s/>bobby sox homolog (drosophila), MYH9 <text:s/>- <text:s/>myosin, heavy chain 9, non-muscle, EGR1 <text:s/>- <text:s/>early growth response 1, MYB <text:s/>- <text:s/>v-myb avian myeloblastosis viral oncogene homolog, CA7 <text:s/>- <text:s/>carbonic anhydrase vii, TOP1 <text:s/>- <text:s/>topoisomerase (dna) i, EGF <text:s/>- <text:s/>epidermal growth factor, PTGES <text:s/>- <text:s/>prostaglandin e synthase, GNG4 <text:s/>- <text:s/>guanine nucleotide binding protein (g protein), gamma 4, IL27RA <text:s/>- <text:s/>interleukin 27 receptor, alpha, AKAP6 <text:s/>- <text:s/>a kinase (prka) anchor protein 6, TSPAN1 <text:s/>- <text:s/>tetraspanin 1, TNIP3 <text:s/>- <text:s/>tnfaip3 interacting protein 3, DENND4A <text:s/>- <text:s/>denn/madd domain containing 4a, C11orf30 <text:s/>- <text:s/>chromosome 11 open reading frame 30, LRG1 <text:s/>- <text:s/>leucine-rich alpha-2-glycoprotein 1, PTCHD1 <text:s/>- <text:s/>patched domain containing 1, ADORA1 <text:s/>- <text:s/>adenosine a1 receptor, TRAF2 <text:s/>- <text:s/>tnf receptor-associated factor 2, PHOX2B <text:s/>- <text:s/>paired-like homeobox 2b, SMPD3 <text:s/>- <text:s/>sphingomyelin phosphodiesterase 3, neutral membrane (neutral sphingomyelinase ii), SLC20A1 <text:s/>- <text:s/>solute carrier family 20 (phosphate transporter), member 1, COL16A1 <text:s/>- <text:s/>collagen, type xvi, alpha 1, OPTN <text:s/>- <text:s/>optineurin, CHODL <text:s/>- <text:s/>chondrolectin, AKT3 <text:s/>- <text:s/>v-akt murine thymoma viral oncogene homolog 3, ARHGAP26 <text:s/>- <text:s/>rho gtpase activating protein 26, SARM1 <text:s/>- <text:s/>sterile alpha and tir motif containing 1, ADRBK2 <text:s/>- <text:s/>adrenergic, beta, receptor kinase 2, CCAR1 <text:s/>- <text:s/>cell division cycle and apoptosis regulator 1, HLX <text:s/>- <text:s/>h2.0-like homeobox, LPPR5 <text:s/>- <text:s/>lipid phosphate phosphatase-related protein type 5, SUN2 <text:s/>- <text:s/>sad1 and unc84 domain containing 2, NR5A2 <text:s/>- <text:s/>nuclear receptor subfamily 5, group a, member 2, KCNN3 <text:s/>- <text:s/>potassium intermediate/small conductance calcium-activated channel, subfamily n, member 3, TNRC6B <text:s/>- <text:s/>trinucleotide repeat containing 6b, RASGRP3 <text:s/>- <text:s/>ras guanyl releasing protein 3 (calcium and dag-regulated), VDR <text:s/>- <text:s/>vitamin d (1,25- dihydroxyvitamin d3) receptor, TCEAL8 <text:s/>- <text:s/>transcription elongation factor a (sii)-like 8, BECN1 <text:s/>- <text:s/>beclin 1, autophagy related, HMGXB4 <text:s/>- <text:s/>hmg box domain containing 4, STX4 <text:s/>- <text:s/>syntaxin 4, PEA15 <text:s/>- <text:s/>phosphoprotein enriched in astrocytes 15, LAMA1 <text:s/>- <text:s/>laminin, alpha 1, PPP3CA <text:s/>- <text:s/>protein phosphatase 3, catalytic subunit, alpha isozyme, CTSS <text:s/>- <text:s/>cathepsin s, TRIB2 <text:s/>- <text:s/>tribbles homolog 2 (drosophila), GPBP1 <text:s/>- <text:s/>gc-rich promoter binding protein 1, CBX2 <text:s/>- <text:s/>chromobox homolog 2, TAAR6 <text:s/>- <text:s/>trace amine associated receptor 6, LRCH1 <text:s/>- <text:s/>leucine-rich repeats and calponin homology (ch) domain containing 1, EXTL3 <text:s/>- <text:s/>exostosin-like glycosyltransferase 3, FOXP4 <text:s/>- <text:s/>forkhead box p4, UVRAG <text:s/>- <text:s/>uv radiation resistance associated, UNC13B <text:s/>- <text:s/>unc-13 homolog b (c. elegans), NCOA2 <text:s/>- <text:s/>nuclear receptor coactivator 2, MSX1 <text:s/>- <text:s/>msh homeobox 1, MBD5 <text:s/>- <text:s/>methyl-cpg binding domain protein 5, VCAM1 <text:s/>- <text:s/>vascular cell adhesion molecule 1, CYLD <text:s/>- <text:s/>cylindromatosis (turban tumor syndrome), STK4 <text:s/>- <text:s/>serine/threonine kinase 4, BCL6B <text:s/>- <text:s/>b-cell cll/lymphoma 6, member b, HOXA11 <text:s/>- <text:s/>homeobox a11, RAB9A <text:s/>- <text:s/>rab9a, member ras oncogene family, EHF <text:s/>- <text:s/>ets homologous factor, TRPV3 <text:s/>- <text:s/>transient receptor potential cation channel, subfamily v, member 3, STAT5A <text:s/>- <text:s/>signal transducer and activator of transcription 5a, HOXB9 <text:s/>- <text:s/>homeobox b9, STAT6 <text:s/>- <text:s/>signal transducer and activator of transcription 6, interleukin-4 induced, KMT2D <text:s/>- <text:s/>lysine (k)-specific methyltransferase 2d, TNFSF13 <text:s/>- <text:s/>tumor necrosis factor (ligand) superfamily, member 13, TYRO3 <text:s/>- <text:s/>tyro3 protein tyrosine kinase, MAP2K6 <text:s/>- <text:s/>mitogen-activated protein kinase kinase 6, ITPK1 <text:s/>- <text:s/>inositol-tetrakisphosphate 1-kinase, ETS1 <text:s/>- <text:s/>v-ets avian erythroblastosis virus e26 oncogene homolog 1, MAFB <text:s/>- <text:s/>v-maf avian musculoaponeurotic fibrosarcoma oncogene homolog b, MAPK14 <text:s/>- <text:s/>mitogen-activated protein kinase 14, FOXA3 <text:s/>- <text:s/>forkhead box a3, CSF1 <text:s/>- <text:s/>colony stimulating factor 1 (macrophage), TNFSF15 <text:s/>- <text:s/>tumor necrosis factor (ligand) superfamily, member 15, EPHA3 <text:s/>- <text:s/>eph receptor a3, IL25 <text:s/>- <text:s/>interleukin 25, GATA4 <text:s/>- <text:s/>gata binding protein 4, KCNJ15 <text:s/>- <text:s/>potassium inwardly-rectifying channel, subfamily j, member 15, EPHB1 <text:s/>- <text:s/>eph receptor b1, FERMT2 <text:s/>- <text:s/>fermitin family member 2, ANXA4 <text:s/>- <text:s/>annexin a4, MYADM <text:s/>- <text:s/>myeloid-associated differentiation marker, PRKCH <text:s/>- <text:s/>protein kinase c, eta, GLP2R <text:s/>- <text:s/>glucagon-like peptide 2 receptor, UBE2I <text:s/>- <text:s/>ubiquitin-conjugating enzyme e2i, ARHGEF40 <text:s/>- <text:s/>rho guanine nucleotide exchange factor (gef) 40, PRKCD <text:s/>- <text:s/>protein kinase c, delta, NUP153 <text:s/>- <text:s/>nucleoporin 153kda, RRAD <text:s/>- <text:s/>ras-related associated with diabetes, PACS1 <text:s/>- <text:s/>phosphofurin acidic cluster sorting protein 1, TNFRSF9 <text:s/>- <text:s/>tumor necrosis factor receptor superfamily, member 9, SASH3 <text:s/>- <text:s/>sam and sh3 domain containing 3, PNKD <text:s/>- <text:s/>paroxysmal nonkinesigenic dyskinesia, SMC6 <text:s/>- <text:s/>structural maintenance of chromosomes 6, RPS6KA6 <text:s/>- <text:s/>ribosomal protein s6 kinase, 90kda, polypeptide 6, CD83 <text:s/>- <text:s/>cd83 molecule, FCHSD2 <text:s/>- <text:s/>fch and double sh3 domains 2, SIN3A <text:s/>- <text:s/>sin3 transcription regulator family member a, CNTNAP1 <text:s/>- <text:s/>contactin associated protein 1, ZNF436 <text:s/>- <text:s/>zinc finger protein 436, VANGL2 <text:s/>- <text:s/>vangl planar cell polarity protein 2, RIN2 <text:s/>- <text:s/>ras and rab interactor 2, WWTR1 <text:s/>- <text:s/>ww domain containing transcription regulator 1, CD69 <text:s/>- <text:s/>cd69 molecule, ATP11C <text:s/>- <text:s/>atpase, class vi, type 11c, CD70 <text:s/>- <text:s/>cd70 molecule, PBX3 <text:s/>- <text:s/>pre-b-cell leukemia homeobox 3, PBX1 <text:s/>- <text:s/>pre-b-cell leukemia homeobox 1, ZBTB17 <text:s/>- <text:s/>zinc finger and btb domain containing 17, TBC1D10A <text:s/>- <text:s/>tbc1 domain family, member 10a, VEZF1 <text:s/>- <text:s/>vascular endothelial zinc finger 1, MLLT6 <text:s/>- <text:s/>myeloid/lymphoid or mixed-lineage leukemia (trithorax homolog, drosophila); translocated to, 6, RNF220 <text:s/>- <text:s/>ring finger protein 220, ILF3 <text:s/>- <text:s/>interleukin enhancer binding factor 3, 90kda, ASH1L <text:s/>- <text:s/>ash1 (absent, small, or homeotic)-like (drosophila), KREMEN1 <text:s/>- <text:s/>kringle containing transmembrane protein 1, SMYD3 <text:s/>- <text:s/>set and mynd domain containing 3, SUFU <text:s/>- <text:s/>suppressor of fused homolog (drosophila), NR3C2 <text:s/>- <text:s/>nuclear receptor subfamily 3, group c, member 2, FOXJ1 <text:s/>- <text:s/>forkhead box j1, G3BP2 <text:s/>- <text:s/>gtpase activating protein (sh3 domain) binding protein 2, CGGBP1 <text:s/>- <text:s/>cgg triplet repeat binding protein 1, PLEKHG6 <text:s/>- <text:s/>pleckstrin homology domain containing, family g (with rhogef domain) member 6, NLK <text:s/>- <text:s/>nemo-like kinase, RASSF4 <text:s/>- <text:s/>ras association (ralgds/af-6) domain family member 4, CXCL5 <text:s/>- <text:s/>chemokine (c-x-c motif) ligand 5, CRB2 <text:s/>- <text:s/>crumbs homolog 2 (drosophila), MSC <text:s/>- <text:s/>musculin, FGR <text:s/>- <text:s/>feline gardner-rasheed sarcoma viral oncogene homolog, GDF7 <text:s/>- <text:s/>growth differentiation factor 7, CXCL6 <text:s/>- <text:s/>chemokine (c-x-c motif) ligand 6, CD86 <text:s/>- <text:s/>cd86 molecule, IL6 <text:s/>- <text:s/>interleukin 6 (interferon, beta 2), ITGA5 <text:s/>- <text:s/>integrin, alpha 5 (fibronectin receptor, alpha polypeptide), PPARGC1B <text:s/>- <text:s/>peroxisome proliferator-activated receptor gamma, coactivator 1 beta, PDE6D <text:s/>- <text:s/>phosphodiesterase 6d, cgmp-specific, rod, delta, SUPT16H <text:s/>- <text:s/>suppressor of ty 16 homolog (s. cerevisiae), ARRB1 <text:s/>- <text:s/>arrestin, beta 1, NTRK3 <text:s/>- <text:s/>neurotrophic tyrosine kinase, receptor, type 3, UACA <text:s/>- <text:s/>uveal autoantigen with coiled-coil domains and ankyrin repeats, FGF1 <text:s/>- <text:s/>fibroblast growth factor 1 (acidic), FAM107A <text:s/>- <text:s/>family with sequence similarity 107, member a, NR4A2 <text:s/>- <text:s/>nuclear receptor subfamily 4, group a, member 2, ATRNL1 <text:s/>- <text:s/>attractin-like 1, MEF2D <text:s/>- <text:s/>myocyte enhancer factor 2d, RAPGEF5 <text:s/>- <text:s/>rap guanine nucleotide exchange factor (gef) 5, DAP3 <text:s/>- <text:s/>death associated protein 3, CDC14A <text:s/>- <text:s/>cell division cycle 14a, PTHLH <text:s/>- <text:s/>parathyroid hormone-like hormone, PTH1R <text:s/>- <text:s/>parathyroid hormone 1 receptor, CDK6 <text:s/>- <text:s/>cyclin-dependent kinase 6, TBX15 <text:s/>- <text:s/>t-box 15, BRINP1 <text:s/>- <text:s/>bone morphogenetic protein/retinoic acid inducible neural-specific 1, ARHGAP31 <text:s/>- <text:s/>rho gtpase activating protein 31, SAA1 <text:s/>- <text:s/>serum amyloid a1, SLC30A3 <text:s/>- <text:s/>solute carrier family 30 (zinc transporter), member 3, CXCL10 <text:s/>- <text:s/>chemokine (c-x-c motif) ligand 10, CDKN1A <text:s/>- <text:s/>cyclin-dependent kinase inhibitor 1a (p21, cip1), PTPN3 <text:s/>- <text:s/>protein tyrosine phosphatase, non-receptor type 3, ARX <text:s/>- <text:s/>aristaless related homeobox, TCF7L2 <text:s/>- <text:s/>transcription factor 7-like 2 (t-cell specific, hmg-box), NDNF <text:s/>- <text:s/>neuron-derived neurotrophic factor, CDC37 <text:s/>- <text:s/>cell division cycle 37, IRF1 <text:s/>- <text:s/>interferon regulatory factor 1, CDH5 <text:s/>- <text:s/>cadherin 5, type 2 (vascular endothelium), IRF6 <text:s/>- <text:s/>interferon regulatory factor 6, SATB1 <text:s/>- <text:s/>satb homeobox 1, NEURL <text:s/>- <text:s/>neuralized homolog (drosophila), HECW2 <text:s/>- <text:s/>hect, c2 and ww domain containing e3 ubiquitin protein ligase 2, NFKBIZ <text:s/>- <text:s/>nuclear factor of kappa light polypeptide gene enhancer in b-cells inhibitor, zeta, PRKAG3 <text:s/>- <text:s/>protein kinase, amp-activated, gamma 3 non-catalytic subunit, IL1RAPL1 <text:s/>- <text:s/>interleukin 1 receptor accessory protein-like 1, CDK2 <text:s/>- <text:s/>cyclin-dependent kinase 2, TCEA2 <text:s/>- <text:s/>transcription elongation factor a (sii), 2, SALL2 <text:s/>- <text:s/>sal-like 2 (drosophila), PDE4B <text:s/>- <text:s/>phosphodiesterase 4b, camp-specific, FXYD2 <text:s/>- <text:s/>fxyd domain containing ion transport regulator 2, KREMEN2 <text:s/>- <text:s/>kringle containing transmembrane protein 2, ATP2A1 <text:s/>- <text:s/>atpase, ca++ transporting, cardiac muscle, fast twitch 1, ATP2B2 <text:s/>- <text:s/>atpase, ca++ transporting, plasma membrane 2, NEK6 <text:s/>- <text:s/>nima-related kinase 6, NOS2 <text:s/>- <text:s/>nitric oxide synthase 2, inducible, ZBTB1 <text:s/>- <text:s/>zinc finger and btb domain containing 1, IGSF9 <text:s/>- <text:s/>immunoglobulin superfamily, member 9, PGC <text:s/>- <text:s/>progastricsin (pepsinogen c), SEMA4A <text:s/>- <text:s/>sema domain, immunoglobulin domain (ig), transmembrane domain (tm) and short cytoplasmic domain, (semaphorin) 4a, IL23A <text:s/>- <text:s/>interleukin 23, alpha subunit p19, WNT10B <text:s/>- <text:s/>wingless-type mmtv integration site family, member 10b, TLE4 <text:s/>- <text:s/>transducin-like enhancer of split 4 (e(sp1) homolog, drosophila), DICER1 <text:s/>- <text:s/>dicer 1, ribonuclease type iii, SH3KBP1 <text:s/>- <text:s/>sh3-domain kinase binding protein 1, PXN <text:s/>- <text:s/>paxillin, SIRT6 <text:s/>- <text:s/>sirtuin 6, VSX2 <text:s/>- <text:s/>visual system homeobox 2, CCR10 <text:s/>- <text:s/>chemokine (c-c motif) receptor 10, CHGA <text:s/>- <text:s/>chromogranin a (parathyroid secretory protein 1), CABP2 <text:s/>- <text:s/>calcium binding protein 2, CHD4 <text:s/>- <text:s/>chromodomain helicase dna binding protein 4, SKIL <text:s/>- <text:s/>ski-like oncogene, NFKB2 <text:s/>- <text:s/>nuclear factor of kappa light polypeptide gene enhancer in b-cells 2 (p49/p100), MKL1 <text:s/>- <text:s/>megakaryoblastic leukemia (translocation) 1, WNT1 <text:s/>- <text:s/>wingless-type mmtv integration site family, member 1, CCDC3 <text:s/>- <text:s/>coiled-coil domain containing 3, NFKB1 <text:s/>- <text:s/>nuclear factor of kappa light polypeptide gene enhancer in b-cells 1, STARD8 <text:s/>- <text:s/>star-related lipid transfer (start) domain containing 8, NFKBIB <text:s/>- <text:s/>nuclear factor of kappa light polypeptide gene enhancer in b-cells inhibitor, beta, APPL1 <text:s/>- <text:s/>adaptor protein, phosphotyrosine interaction, ph domain and leucine zipper containing 1, EBF4 <text:s/>- <text:s/>early b-cell factor 4, LGR4 <text:s/>- <text:s/>leucine-rich repeat containing g protein-coupled receptor 4, OTP <text:s/>- <text:s/>orthopedia homeobox, PFN1 <text:s/>- <text:s/>profilin 1, TNFAIP3 <text:s/>- <text:s/>tumor necrosis factor, alpha-induced protein 3, TSC22D3 <text:s/>- <text:s/>tsc22 domain family, member 3, RASSF5 <text:s/>- <text:s/>ras association (ralgds/af-6) domain family member 5, ATP2B4 <text:s/>- <text:s/>atpase, ca++ transporting, plasma membrane 4, BICC1 <text:s/>- <text:s/>bicaudal c homolog 1 (drosophila), GRK5 <text:s/>- <text:s/>g protein-coupled receptor kinase 5, FFAR2 <text:s/>- <text:s/>free fatty acid receptor 2, RALGDS <text:s/>- <text:s/>ral guanine nucleotide dissociation stimulator, SMOC1 <text:s/>- <text:s/>sparc related modular calcium binding 1, BAI2 <text:s/>- <text:s/>brain-specific angiogenesis inhibitor 2, NEO1 <text:s/>- <text:s/>neogenin 1, PI4KB <text:s/>- <text:s/>phosphatidylinositol 4-kinase, catalytic, beta, ZBTB25 <text:s/>- <text:s/>zinc finger and btb domain containing 25, WNT10A <text:s/>- <text:s/>wingless-type mmtv integration site family, member 10a, FBXW4 <text:s/>- <text:s/>f-box and wd repeat domain containing 4, SP6 <text:s/>- <text:s/>sp6 transcription factor, B2M <text:s/>- <text:s/>beta-2-microglobulin, MORF4L2 <text:s/>- <text:s/>mortality factor 4 like 2, IKZF3 <text:s/>- <text:s/>ikaros family zinc finger 3 (aiolos), IKBKE <text:s/>- <text:s/>inhibitor of kappa light polypeptide gene enhancer in b-cells, kinase epsilon, YY1AP1 <text:s/>- <text:s/>yy1 associated protein 1, NFATC1 <text:s/>- <text:s/>nuclear factor of activated t-cells, cytoplasmic, calcineurin-dependent 1, KDM1B <text:s/>- <text:s/>lysine (k)-specific demethylase 1b, NFATC2 <text:s/>- <text:s/>nuclear factor of activated t-cells, cytoplasmic, calcineurin-dependent 2, SYNPO <text:s/>- <text:s/>synaptopodin, RARA <text:s/>- <text:s/>retinoic acid receptor, alpha, RAI1 <text:s/>- <text:s/>retinoic acid induced 1, C15orf62 <text:s/>- <text:s/>chromosome 15 open reading frame 62, RBBP9 <text:s/>- <text:s/>retinoblastoma binding protein 9, ZBTB14 <text:s/>- <text:s/>zinc finger and btb domain containing 14, GRIN2D <text:s/>- <text:s/>glutamate receptor, ionotropic, n-methyl d-aspartate 2d, CLCN1 <text:s/>- <text:s/>chloride channel, voltage-sensitive 1, SERPINA1 <text:s/>- <text:s/>serpin peptidase inhibitor, clade a (alpha-1 antiproteinase, antitrypsin), member 1, RHOT1 <text:s/>- <text:s/>ras homolog family member t1, FOSB <text:s/>- <text:s/>fbj murine osteosarcoma viral oncogene homolog b, CXCL2 <text:s/>- <text:s/>chemokine (c-x-c motif) ligand 2, NOTUM <text:s/>- <text:s/>notum pectinacetylesterase homolog (drosophila), MAG <text:s/>- <text:s/>myelin associated glycoprotein, CXCL1 <text:s/>- <text:s/>chemokine (c-x-c motif) ligand 1 (melanoma growth stimulating activity, alpha), BCL3 <text:s/>- <text:s/>b-cell cll/lymphoma 3, CABIN1 <text:s/>- <text:s/>calcineurin binding protein 1, NFAT5 <text:s/>- <text:s/>nuclear factor of activated t-cells 5, tonicity-responsive, LSR <text:s/>- <text:s/>lipolysis stimulated lipoprotein receptor, YWHAZ <text:s/>- <text:s/>tyrosine 3-monooxygenase/tryptophan 5-monooxygenase activation protein, zeta polypeptide, CXCL3 <text:s/>- <text:s/>chemokine (c-x-c motif) ligand 3, IL36G <text:s/>- <text:s/>interleukin 36, gamma, CPNE5 <text:s/>- <text:s/>copine v]</text:p>
          </table:table-cell>
        </table:table-row>
        <table:table-row table:style-name="ro1">
          <table:table-cell office:value-type="string" calcext:value-type="string">
            <text:p>GO:0006357</text:p>
          </table:table-cell>
          <table:table-cell office:value-type="string" calcext:value-type="string">
            <text:p>regulation of transcription from RNA polymerase II promoter</text:p>
          </table:table-cell>
          <table:table-cell office:value-type="float" office:value="0.00000000000143" calcext:value-type="float">
            <text:p>1.43E-12</text:p>
          </table:table-cell>
          <table:table-cell office:value-type="float" office:value="0.00000000254" calcext:value-type="float">
            <text:p>2.54E-09</text:p>
          </table:table-cell>
          <table:table-cell office:value-type="float" office:value="2.07" calcext:value-type="float">
            <text:p>2.07</text:p>
          </table:table-cell>
          <table:table-cell office:value-type="float" office:value="13954" calcext:value-type="float">
            <text:p>13954</text:p>
          </table:table-cell>
          <table:table-cell office:value-type="float" office:value="1565" calcext:value-type="float">
            <text:p>1565</text:p>
          </table:table-cell>
          <table:table-cell office:value-type="float" office:value="413" calcext:value-type="float">
            <text:p>41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[ZBTB1 <text:s/>- <text:s/>zinc finger and btb domain containing 1, SIN3A <text:s/>- <text:s/>sin3 transcription regulator family member a, GDNF <text:s/>- <text:s/>glial cell derived neurotrophic factor, IL23A <text:s/>- <text:s/>interleukin 23, alpha subunit p19, WNT10B <text:s/>- <text:s/>wingless-type mmtv integration site family, member 10b, WWTR1 <text:s/>- <text:s/>ww domain containing transcription regulator 1, TLE4 <text:s/>- <text:s/>transducin-like enhancer of split 4 (e(sp1) homolog, drosophila), PBX3 <text:s/>- <text:s/>pre-b-cell leukemia homeobox 3, PBX1 <text:s/>- <text:s/>pre-b-cell leukemia homeobox 1, ZBTB17 <text:s/>- <text:s/>zinc finger and btb domain containing 17, BCOR <text:s/>- <text:s/>bcl6 corepressor, REL <text:s/>- <text:s/>v-rel avian reticuloendotheliosis viral oncogene homolog, TRPS1 <text:s/>- <text:s/>trichorhinophalangeal syndrome i, DICER1 <text:s/>- <text:s/>dicer 1, ribonuclease type iii, VEZF1 <text:s/>- <text:s/>vascular endothelial zinc finger 1, NR5A2 <text:s/>- <text:s/>nuclear receptor subfamily 5, group a, member 2, SIRT2 <text:s/>- <text:s/>sirtuin 2, FHOD1 <text:s/>- <text:s/>formin homology 2 domain containing 1, ASH1L <text:s/>- <text:s/>ash1 (absent, small, or homeotic)-like (drosophila), VDR <text:s/>- <text:s/>vitamin d (1,25- dihydroxyvitamin d3) receptor, CHD4 <text:s/>- <text:s/>chromodomain helicase dna binding protein 4, SMYD3 <text:s/>- <text:s/>set and mynd domain containing 3, SUFU <text:s/>- <text:s/>suppressor of fused homolog (drosophila), TNIP1 <text:s/>- <text:s/>tnfaip3 interacting protein 1, SKIL <text:s/>- <text:s/>ski-like oncogene, FOXJ1 <text:s/>- <text:s/>forkhead box j1, PPP3CA <text:s/>- <text:s/>protein phosphatase 3, catalytic subunit, alpha isozyme, NFKB2 <text:s/>- <text:s/>nuclear factor of kappa light polypeptide gene enhancer in b-cells 2 (p49/p100), CGGBP1 <text:s/>- <text:s/>cgg triplet repeat binding protein 1, WNT1 <text:s/>- <text:s/>wingless-type mmtv integration site family, member 1, MKL1 <text:s/>- <text:s/>megakaryoblastic leukemia (translocation) 1, NFKB1 <text:s/>- <text:s/>nuclear factor of kappa light polypeptide gene enhancer in b-cells 1, TET3 <text:s/>- <text:s/>tet methylcytosine dioxygenase 3, CBX2 <text:s/>- <text:s/>chromobox homolog 2, FOXP4 <text:s/>- <text:s/>forkhead box p4, MSX1 <text:s/>- <text:s/>msh homeobox 1, NCOA2 <text:s/>- <text:s/>nuclear receptor coactivator 2, PFN1 <text:s/>- <text:s/>profilin 1, LDB1 <text:s/>- <text:s/>lim domain binding 1, TSC22D3 <text:s/>- <text:s/>tsc22 domain family, member 3, CRB2 <text:s/>- <text:s/>crumbs homolog 2 (drosophila), ATP2B4 <text:s/>- <text:s/>atpase, ca++ transporting, plasma membrane 4, CREB1 <text:s/>- <text:s/>camp responsive element binding protein 1, GDF7 <text:s/>- <text:s/>growth differentiation factor 7, MSC <text:s/>- <text:s/>musculin, IL6 <text:s/>- <text:s/>interleukin 6 (interferon, beta 2), HOXC10 <text:s/>- <text:s/>homeobox c10, ASCL3 <text:s/>- <text:s/>achaete-scute complex homolog 3 (drosophila), BCL6B <text:s/>- <text:s/>b-cell cll/lymphoma 6, member b, PPARGC1B <text:s/>- <text:s/>peroxisome proliferator-activated receptor gamma, coactivator 1 beta, SPEN <text:s/>- <text:s/>spen homolog, transcriptional regulator (drosophila), NEO1 <text:s/>- <text:s/>neogenin 1, SUPT16H <text:s/>- <text:s/>suppressor of ty 16 homolog (s. cerevisiae), EHF <text:s/>- <text:s/>ets homologous factor, STAT5A <text:s/>- <text:s/>signal transducer and activator of transcription 5a, SP6 <text:s/>- <text:s/>sp6 transcription factor, ARRB1 <text:s/>- <text:s/>arrestin, beta 1, HOXB9 <text:s/>- <text:s/>homeobox b9, STAT6 <text:s/>- <text:s/>signal transducer and activator of transcription 6, interleukin-4 induced, EGR1 <text:s/>- <text:s/>early growth response 1, FGF1 <text:s/>- <text:s/>fibroblast growth factor 1 (acidic), KMT2D <text:s/>- <text:s/>lysine (k)-specific methyltransferase 2d, MORF4L2 <text:s/>- <text:s/>mortality factor 4 like 2, NR4A2 <text:s/>- <text:s/>nuclear receptor subfamily 4, group a, member 2, MYB <text:s/>- <text:s/>v-myb avian myeloblastosis viral oncogene homolog, IKZF3 <text:s/>- <text:s/>ikaros family zinc finger 3 (aiolos), MEF2D <text:s/>- <text:s/>myocyte enhancer factor 2d, YY1AP1 <text:s/>- <text:s/>yy1 associated protein 1, NFATC1 <text:s/>- <text:s/>nuclear factor of activated t-cells, cytoplasmic, calcineurin-dependent 1, NFATC2 <text:s/>- <text:s/>nuclear factor of activated t-cells, cytoplasmic, calcineurin-dependent 2, ETS1 <text:s/>- <text:s/>v-ets avian erythroblastosis virus e26 oncogene homolog 1, MAFB <text:s/>- <text:s/>v-maf avian musculoaponeurotic fibrosarcoma oncogene homolog b, RARA <text:s/>- <text:s/>retinoic acid receptor, alpha, MAPK14 <text:s/>- <text:s/>mitogen-activated protein kinase 14, FOXA3 <text:s/>- <text:s/>forkhead box a3, RAI1 <text:s/>- <text:s/>retinoic acid induced 1, TBX15 <text:s/>- <text:s/>t-box 15, IL25 <text:s/>- <text:s/>interleukin 25, GATA4 <text:s/>- <text:s/>gata binding protein 4, ZBTB14 <text:s/>- <text:s/>zinc finger and btb domain containing 14, CXCL10 <text:s/>- <text:s/>chemokine (c-x-c motif) ligand 10, CDKN1A <text:s/>- <text:s/>cyclin-dependent kinase inhibitor 1a (p21, cip1), ARX <text:s/>- <text:s/>aristaless related homeobox, FOSB <text:s/>- <text:s/>fbj murine osteosarcoma viral oncogene homolog b, TCF7L2 <text:s/>- <text:s/>transcription factor 7-like 2 (t-cell specific, hmg-box), ANXA4 <text:s/>- <text:s/>annexin a4, IRF1 <text:s/>- <text:s/>interferon regulatory factor 1, BCL3 <text:s/>- <text:s/>b-cell cll/lymphoma 3, UBE2I <text:s/>- <text:s/>ubiquitin-conjugating enzyme e2i, SATB1 <text:s/>- <text:s/>satb homeobox 1, NFAT5 <text:s/>- <text:s/>nuclear factor of activated t-cells 5, tonicity-responsive, PHOX2B <text:s/>- <text:s/>paired-like homeobox 2b, NFKBIZ <text:s/>- <text:s/>nuclear factor of kappa light polypeptide gene enhancer in b-cells inhibitor, zeta, TCEA2 <text:s/>- <text:s/>transcription elongation factor a (sii), 2, CDK2 <text:s/>- <text:s/>cyclin-dependent kinase 2, SALL2 <text:s/>- <text:s/>sal-like 2 (drosophila)]</text:p>
          </table:table-cell>
        </table:table-row>
        <table:table-row table:style-name="ro1">
          <table:table-cell office:value-type="string" calcext:value-type="string">
            <text:p>GO:2000026</text:p>
          </table:table-cell>
          <table:table-cell office:value-type="string" calcext:value-type="string">
            <text:p>regulation of multicellular organismal development</text:p>
          </table:table-cell>
          <table:table-cell office:value-type="float" office:value="0.0000000000021" calcext:value-type="float">
            <text:p>2.1E-12</text:p>
          </table:table-cell>
          <table:table-cell office:value-type="float" office:value="0.00000000332" calcext:value-type="float">
            <text:p>3.32E-09</text:p>
          </table:table-cell>
          <table:table-cell office:value-type="float" office:value="2.15" calcext:value-type="float">
            <text:p>2.15</text:p>
          </table:table-cell>
          <table:table-cell office:value-type="float" office:value="13954" calcext:value-type="float">
            <text:p>13954</text:p>
          </table:table-cell>
          <table:table-cell office:value-type="float" office:value="1382" calcext:value-type="float">
            <text:p>1382</text:p>
          </table:table-cell>
          <table:table-cell office:value-type="float" office:value="413" calcext:value-type="float">
            <text:p>41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[CHODL <text:s/>- <text:s/>chondrolectin, SASH3 <text:s/>- <text:s/>sam and sh3 domain containing 3, RPS6KA6 <text:s/>- <text:s/>ribosomal protein s6 kinase, 90kda, polypeptide 6, CD83 <text:s/>- <text:s/>cd83 molecule, ZBTB1 <text:s/>- <text:s/>zinc finger and btb domain containing 1, SARM1 <text:s/>- <text:s/>sterile alpha and tir motif containing 1, HLX <text:s/>- <text:s/>h2.0-like homeobox, GDNF <text:s/>- <text:s/>glial cell derived neurotrophic factor, VANGL2 <text:s/>- <text:s/>vangl planar cell polarity protein 2, IL23A <text:s/>- <text:s/>interleukin 23, alpha subunit p19, WWTR1 <text:s/>- <text:s/>ww domain containing transcription regulator 1, LPPR5 <text:s/>- <text:s/>lipid phosphate phosphatase-related protein type 5, ATP11C <text:s/>- <text:s/>atpase, class vi, type 11c, WNT10B <text:s/>- <text:s/>wingless-type mmtv integration site family, member 10b, SEMA4A <text:s/>- <text:s/>sema domain, immunoglobulin domain (ig), transmembrane domain (tm) and short cytoplasmic domain, (semaphorin) 4a, PBX1 <text:s/>- <text:s/>pre-b-cell leukemia homeobox 1, BCOR <text:s/>- <text:s/>bcl6 corepressor, TRPS1 <text:s/>- <text:s/>trichorhinophalangeal syndrome i, DICER1 <text:s/>- <text:s/>dicer 1, ribonuclease type iii, SIRT6 <text:s/>- <text:s/>sirtuin 6, SIRT2 <text:s/>- <text:s/>sirtuin 2, VDR <text:s/>- <text:s/>vitamin d (1,25- dihydroxyvitamin d3) receptor, LAMA1 <text:s/>- <text:s/>laminin, alpha 1, SUFU <text:s/>- <text:s/>suppressor of fused homolog (drosophila), FOXJ1 <text:s/>- <text:s/>forkhead box j1, SKIL <text:s/>- <text:s/>ski-like oncogene, BDNF <text:s/>- <text:s/>brain-derived neurotrophic factor, PPP3CA <text:s/>- <text:s/>protein phosphatase 3, catalytic subunit, alpha isozyme, APLF <text:s/>- <text:s/>aprataxin and pnkp like factor, WNT1 <text:s/>- <text:s/>wingless-type mmtv integration site family, member 1, SOX5 <text:s/>- <text:s/>sry (sex determining region y)-box 5, SORL1 <text:s/>- <text:s/>sortilin-related receptor, l(dlr class) a repeats containing, OTP <text:s/>- <text:s/>orthopedia homeobox, TNFAIP3 <text:s/>- <text:s/>tumor necrosis factor, alpha-induced protein 3, MSX1 <text:s/>- <text:s/>msh homeobox 1, LGR4 <text:s/>- <text:s/>leucine-rich repeat containing g protein-coupled receptor 4, PFN1 <text:s/>- <text:s/>profilin 1, TSC22D3 <text:s/>- <text:s/>tsc22 domain family, member 3, LDB1 <text:s/>- <text:s/>lim domain binding 1, CRB2 <text:s/>- <text:s/>crumbs homolog 2 (drosophila), SOX13 <text:s/>- <text:s/>sry (sex determining region y)-box 13, CREB1 <text:s/>- <text:s/>camp responsive element binding protein 1, GDF7 <text:s/>- <text:s/>growth differentiation factor 7, CYLD <text:s/>- <text:s/>cylindromatosis (turban tumor syndrome), CD86 <text:s/>- <text:s/>cd86 molecule, IL6 <text:s/>- <text:s/>interleukin 6 (interferon, beta 2), STK4 <text:s/>- <text:s/>serine/threonine kinase 4, PPARGC1B <text:s/>- <text:s/>peroxisome proliferator-activated receptor gamma, coactivator 1 beta, ITGA5 <text:s/>- <text:s/>integrin, alpha 5 (fibronectin receptor, alpha polypeptide), HOXA11 <text:s/>- <text:s/>homeobox a11, SPEN <text:s/>- <text:s/>spen homolog, transcriptional regulator (drosophila), BAI2 <text:s/>- <text:s/>brain-specific angiogenesis inhibitor 2, WNT10A <text:s/>- <text:s/>wingless-type mmtv integration site family, member 10a, SP6 <text:s/>- <text:s/>sp6 transcription factor, NTRK3 <text:s/>- <text:s/>neurotrophic tyrosine kinase, receptor, type 3, STAT6 <text:s/>- <text:s/>signal transducer and activator of transcription 6, interleukin-4 induced, B2M <text:s/>- <text:s/>beta-2-microglobulin, FGF1 <text:s/>- <text:s/>fibroblast growth factor 1 (acidic), EGR1 <text:s/>- <text:s/>early growth response 1, MYB <text:s/>- <text:s/>v-myb avian myeloblastosis viral oncogene homolog, IKZF3 <text:s/>- <text:s/>ikaros family zinc finger 3 (aiolos), TNFSF13 <text:s/>- <text:s/>tumor necrosis factor (ligand) superfamily, member 13, EGF <text:s/>- <text:s/>epidermal growth factor, PTHLH <text:s/>- <text:s/>parathyroid hormone-like hormone, ETS1 <text:s/>- <text:s/>v-ets avian erythroblastosis virus e26 oncogene homolog 1, MAFB <text:s/>- <text:s/>v-maf avian musculoaponeurotic fibrosarcoma oncogene homolog b, RARA <text:s/>- <text:s/>retinoic acid receptor, alpha, MAPK14 <text:s/>- <text:s/>mitogen-activated protein kinase 14, CDK6 <text:s/>- <text:s/>cyclin-dependent kinase 6, CSF1 <text:s/>- <text:s/>colony stimulating factor 1 (macrophage), EPHA3 <text:s/>- <text:s/>eph receptor a3, IL27RA <text:s/>- <text:s/>interleukin 27 receptor, alpha, BRINP1 <text:s/>- <text:s/>bone morphogenetic protein/retinoic acid inducible neural-specific 1, AKAP6 <text:s/>- <text:s/>a kinase (prka) anchor protein 6, GATA4 <text:s/>- <text:s/>gata binding protein 4, EPHB1 <text:s/>- <text:s/>eph receptor b1, CXCL10 <text:s/>- <text:s/>chemokine (c-x-c motif) ligand 10, LRG1 <text:s/>- <text:s/>leucine-rich alpha-2-glycoprotein 1, MYADM <text:s/>- <text:s/>myeloid-associated differentiation marker, PRKCH <text:s/>- <text:s/>protein kinase c, eta, NDNF <text:s/>- <text:s/>neuron-derived neurotrophic factor, MAG <text:s/>- <text:s/>myelin associated glycoprotein, IRF1 <text:s/>- <text:s/>interferon regulatory factor 1, CDH5 <text:s/>- <text:s/>cadherin 5, type 2 (vascular endothelium), NEURL <text:s/>- <text:s/>neuralized homolog (drosophila), PHOX2B <text:s/>- <text:s/>paired-like homeobox 2b, IL1RAPL1 <text:s/>- <text:s/>interleukin 1 receptor accessory protein-like 1, CPNE5 <text:s/>- <text:s/>copine v]</text:p>
          </table:table-cell>
        </table:table-row>
        <table:table-row table:style-name="ro1">
          <table:table-cell office:value-type="string" calcext:value-type="string">
            <text:p>GO:0050793</text:p>
          </table:table-cell>
          <table:table-cell office:value-type="string" calcext:value-type="string">
            <text:p>regulation of developmental process</text:p>
          </table:table-cell>
          <table:table-cell office:value-type="float" office:value="0.00000000000496" calcext:value-type="float">
            <text:p>4.96E-12</text:p>
          </table:table-cell>
          <table:table-cell office:value-type="float" office:value="0.00000000707" calcext:value-type="float">
            <text:p>7.07E-09</text:p>
          </table:table-cell>
          <table:table-cell office:value-type="float" office:value="1.94" calcext:value-type="float">
            <text:p>1.94</text:p>
          </table:table-cell>
          <table:table-cell office:value-type="float" office:value="13954" calcext:value-type="float">
            <text:p>13954</text:p>
          </table:table-cell>
          <table:table-cell office:value-type="float" office:value="1824" calcext:value-type="float">
            <text:p>1824</text:p>
          </table:table-cell>
          <table:table-cell office:value-type="float" office:value="413" calcext:value-type="float">
            <text:p>41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[SASH3 <text:s/>- <text:s/>sam and sh3 domain containing 3, RPS6KA6 <text:s/>- <text:s/>ribosomal protein s6 kinase, 90kda, polypeptide 6, CD83 <text:s/>- <text:s/>cd83 molecule, GDNF <text:s/>- <text:s/>glial cell derived neurotrophic factor, VANGL2 <text:s/>- <text:s/>vangl planar cell polarity protein 2, WWTR1 <text:s/>- <text:s/>ww domain containing transcription regulator 1, ATP11C <text:s/>- <text:s/>atpase, class vi, type 11c, PBX1 <text:s/>- <text:s/>pre-b-cell leukemia homeobox 1, BCOR <text:s/>- <text:s/>bcl6 corepressor, TRPS1 <text:s/>- <text:s/>trichorhinophalangeal syndrome i, SIRT2 <text:s/>- <text:s/>sirtuin 2, SUFU <text:s/>- <text:s/>suppressor of fused homolog (drosophila), BDNF <text:s/>- <text:s/>brain-derived neurotrophic factor, FOXJ1 <text:s/>- <text:s/>forkhead box j1, APLF <text:s/>- <text:s/>aprataxin and pnkp like factor, SOX5 <text:s/>- <text:s/>sry (sex determining region y)-box 5, SORL1 <text:s/>- <text:s/>sortilin-related receptor, l(dlr class) a repeats containing, LDB1 <text:s/>- <text:s/>lim domain binding 1, CRB2 <text:s/>- <text:s/>crumbs homolog 2 (drosophila), SOX13 <text:s/>- <text:s/>sry (sex determining region y)-box 13, CREB1 <text:s/>- <text:s/>camp responsive element binding protein 1, FGR <text:s/>- <text:s/>feline gardner-rasheed sarcoma viral oncogene homolog, GDF7 <text:s/>- <text:s/>growth differentiation factor 7, EHD1 <text:s/>- <text:s/>eh-domain containing 1, CD86 <text:s/>- <text:s/>cd86 molecule, IL6 <text:s/>- <text:s/>interleukin 6 (interferon, beta 2), PPARGC1B <text:s/>- <text:s/>peroxisome proliferator-activated receptor gamma, coactivator 1 beta, ITGA5 <text:s/>- <text:s/>integrin, alpha 5 (fibronectin receptor, alpha polypeptide), SPEN <text:s/>- <text:s/>spen homolog, transcriptional regulator (drosophila), MYH9 <text:s/>- <text:s/>myosin, heavy chain 9, non-muscle, NTRK3 <text:s/>- <text:s/>neurotrophic tyrosine kinase, receptor, type 3, EGR1 <text:s/>- <text:s/>early growth response 1, FGF1 <text:s/>- <text:s/>fibroblast growth factor 1 (acidic), MYB <text:s/>- <text:s/>v-myb avian myeloblastosis viral oncogene homolog, EGF <text:s/>- <text:s/>epidermal growth factor, PTHLH <text:s/>- <text:s/>parathyroid hormone-like hormone, CDK6 <text:s/>- <text:s/>cyclin-dependent kinase 6, IL27RA <text:s/>- <text:s/>interleukin 27 receptor, alpha, BRINP1 <text:s/>- <text:s/>bone morphogenetic protein/retinoic acid inducible neural-specific 1, AKAP6 <text:s/>- <text:s/>a kinase (prka) anchor protein 6, CXCL10 <text:s/>- <text:s/>chemokine (c-x-c motif) ligand 10, LRG1 <text:s/>- <text:s/>leucine-rich alpha-2-glycoprotein 1, ARX <text:s/>- <text:s/>aristaless related homeobox, NDNF <text:s/>- <text:s/>neuron-derived neurotrophic factor, CDH5 <text:s/>- <text:s/>cadherin 5, type 2 (vascular endothelium), IRF1 <text:s/>- <text:s/>interferon regulatory factor 1, NEURL <text:s/>- <text:s/>neuralized homolog (drosophila), PHOX2B <text:s/>- <text:s/>paired-like homeobox 2b, IL1RAPL1 <text:s/>- <text:s/>interleukin 1 receptor accessory protein-like 1, CHODL <text:s/>- <text:s/>chondrolectin, NEK6 <text:s/>- <text:s/>nima-related kinase 6, ZBTB1 <text:s/>- <text:s/>zinc finger and btb domain containing 1, SARM1 <text:s/>- <text:s/>sterile alpha and tir motif containing 1, HLX <text:s/>- <text:s/>h2.0-like homeobox, LPPR5 <text:s/>- <text:s/>lipid phosphate phosphatase-related protein type 5, WNT10B <text:s/>- <text:s/>wingless-type mmtv integration site family, member 10b, SEMA4A <text:s/>- <text:s/>sema domain, immunoglobulin domain (ig), transmembrane domain (tm) and short cytoplasmic domain, (semaphorin) 4a, IL23A <text:s/>- <text:s/>interleukin 23, alpha subunit p19, DICER1 <text:s/>- <text:s/>dicer 1, ribonuclease type iii, SH3KBP1 <text:s/>- <text:s/>sh3-domain kinase binding protein 1, SIRT6 <text:s/>- <text:s/>sirtuin 6, VDR <text:s/>- <text:s/>vitamin d (1,25- dihydroxyvitamin d3) receptor, LAMA1 <text:s/>- <text:s/>laminin, alpha 1, SKIL <text:s/>- <text:s/>ski-like oncogene, PPP3CA <text:s/>- <text:s/>protein phosphatase 3, catalytic subunit, alpha isozyme, WNT1 <text:s/>- <text:s/>wingless-type mmtv integration site family, member 1, NFKB1 <text:s/>- <text:s/>nuclear factor of kappa light polypeptide gene enhancer in b-cells 1, CCDC3 <text:s/>- <text:s/>coiled-coil domain containing 3, TRIB2 <text:s/>- <text:s/>tribbles homolog 2 (drosophila), PFN1 <text:s/>- <text:s/>profilin 1, LGR4 <text:s/>- <text:s/>leucine-rich repeat containing g protein-coupled receptor 4, TNFAIP3 <text:s/>- <text:s/>tumor necrosis factor, alpha-induced protein 3, OTP <text:s/>- <text:s/>orthopedia homeobox, MSX1 <text:s/>- <text:s/>msh homeobox 1, TSC22D3 <text:s/>- <text:s/>tsc22 domain family, member 3, MBD5 <text:s/>- <text:s/>methyl-cpg binding domain protein 5, CYLD <text:s/>- <text:s/>cylindromatosis (turban tumor syndrome), STK4 <text:s/>- <text:s/>serine/threonine kinase 4, HOXA11 <text:s/>- <text:s/>homeobox a11, SMOC1 <text:s/>- <text:s/>sparc related modular calcium binding 1, BAI2 <text:s/>- <text:s/>brain-specific angiogenesis inhibitor 2, WNT10A <text:s/>- <text:s/>wingless-type mmtv integration site family, member 10a, STAT5A <text:s/>- <text:s/>signal transducer and activator of transcription 5a, SP6 <text:s/>- <text:s/>sp6 transcription factor, STAT6 <text:s/>- <text:s/>signal transducer and activator of transcription 6, interleukin-4 induced, B2M <text:s/>- <text:s/>beta-2-microglobulin, MORF4L2 <text:s/>- <text:s/>mortality factor 4 like 2, IKZF3 <text:s/>- <text:s/>ikaros family zinc finger 3 (aiolos), TNFSF13 <text:s/>- <text:s/>tumor necrosis factor (ligand) superfamily, member 13, NFATC2 <text:s/>- <text:s/>nuclear factor of activated t-cells, cytoplasmic, calcineurin-dependent 2, ETS1 <text:s/>- <text:s/>v-ets avian erythroblastosis virus e26 oncogene homolog 1, MAFB <text:s/>- <text:s/>v-maf avian musculoaponeurotic fibrosarcoma oncogene homolog b, RARA <text:s/>- <text:s/>retinoic acid receptor, alpha, MAPK14 <text:s/>- <text:s/>mitogen-activated protein kinase 14, CSF1 <text:s/>- <text:s/>colony stimulating factor 1 (macrophage), RAI1 <text:s/>- <text:s/>retinoic acid induced 1, EPHA3 <text:s/>- <text:s/>eph receptor a3, C15orf62 <text:s/>- <text:s/>chromosome 15 open reading frame 62, GATA4 <text:s/>- <text:s/>gata binding protein 4, EPHB1 <text:s/>- <text:s/>eph receptor b1, FERMT2 <text:s/>- <text:s/>fermitin family member 2, PRKCH <text:s/>- <text:s/>protein kinase c, eta, MYADM <text:s/>- <text:s/>myeloid-associated differentiation marker, MAG <text:s/>- <text:s/>myelin associated glycoprotein, CPNE5 <text:s/>- <text:s/>copine v]</text:p>
          </table:table-cell>
        </table:table-row>
        <table:table-row table:style-name="ro1">
          <table:table-cell office:value-type="string" calcext:value-type="string">
            <text:p>GO:0007166</text:p>
          </table:table-cell>
          <table:table-cell office:value-type="string" calcext:value-type="string">
            <text:p>cell surface receptor signaling pathway</text:p>
          </table:table-cell>
          <table:table-cell office:value-type="float" office:value="0.0000000000497" calcext:value-type="float">
            <text:p>4.97E-11</text:p>
          </table:table-cell>
          <table:table-cell office:value-type="float" office:value="0.0000000643" calcext:value-type="float">
            <text:p>6.43E-08</text:p>
          </table:table-cell>
          <table:table-cell office:value-type="float" office:value="1.99" calcext:value-type="float">
            <text:p>1.99</text:p>
          </table:table-cell>
          <table:table-cell office:value-type="float" office:value="13954" calcext:value-type="float">
            <text:p>13954</text:p>
          </table:table-cell>
          <table:table-cell office:value-type="float" office:value="1564" calcext:value-type="float">
            <text:p>1564</text:p>
          </table:table-cell>
          <table:table-cell office:value-type="float" office:value="413" calcext:value-type="float">
            <text:p>41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TNFRSF9 <text:s/>- <text:s/>tumor necrosis factor receptor superfamily, member 9, KREMEN2 <text:s/>- <text:s/>kringle containing transmembrane protein 2, VANGL2 <text:s/>- <text:s/>vangl planar cell polarity protein 2, SEMA4A <text:s/>- <text:s/>sema domain, immunoglobulin domain (ig), transmembrane domain (tm) and short cytoplasmic domain, (semaphorin) 4a, WNT10B <text:s/>- <text:s/>wingless-type mmtv integration site family, member 10b, CD70 <text:s/>- <text:s/>cd70 molecule, TLE4 <text:s/>- <text:s/>transducin-like enhancer of split 4 (e(sp1) homolog, drosophila), FGF17 <text:s/>- <text:s/>fibroblast growth factor 17, PXN <text:s/>- <text:s/>paxillin, TNRC6B <text:s/>- <text:s/>trinucleotide repeat containing 6b, CCR10 <text:s/>- <text:s/>chemokine (c-c motif) receptor 10, SIRT2 <text:s/>- <text:s/>sirtuin 2, HMGXB4 <text:s/>- <text:s/>hmg box domain containing 4, KREMEN1 <text:s/>- <text:s/>kringle containing transmembrane protein 1, SUFU <text:s/>- <text:s/>suppressor of fused homolog (drosophila), LAMA1 <text:s/>- <text:s/>laminin, alpha 1, BDNF <text:s/>- <text:s/>brain-derived neurotrophic factor, PLP1 <text:s/>- <text:s/>proteolipid protein 1, SKIL <text:s/>- <text:s/>ski-like oncogene, PPP3CA <text:s/>- <text:s/>protein phosphatase 3, catalytic subunit, alpha isozyme, EIF4EBP2 <text:s/>- <text:s/>eukaryotic translation initiation factor 4e binding protein 2, SOCS2 <text:s/>- <text:s/>suppressor of cytokine signaling 2, WNT1 <text:s/>- <text:s/>wingless-type mmtv integration site family, member 1, NFKB1 <text:s/>- <text:s/>nuclear factor of kappa light polypeptide gene enhancer in b-cells 1, NLK <text:s/>- <text:s/>nemo-like kinase, PLCB2 <text:s/>- <text:s/>phospholipase c, beta 2, APPL1 <text:s/>- <text:s/>adaptor protein, phosphotyrosine interaction, ph domain and leucine zipper containing 1, CXCR5 <text:s/>- <text:s/>chemokine (c-x-c motif) receptor 5, CXCL5 <text:s/>- <text:s/>chemokine (c-x-c motif) ligand 5, MSX1 <text:s/>- <text:s/>msh homeobox 1, PFN1 <text:s/>- <text:s/>profilin 1, LGR4 <text:s/>- <text:s/>leucine-rich repeat containing g protein-coupled receptor 4, LDB1 <text:s/>- <text:s/>lim domain binding 1, VCAM1 <text:s/>- <text:s/>vascular cell adhesion molecule 1, CREB1 <text:s/>- <text:s/>camp responsive element binding protein 1, GDF7 <text:s/>- <text:s/>growth differentiation factor 7, CYLD <text:s/>- <text:s/>cylindromatosis (turban tumor syndrome), CXCL6 <text:s/>- <text:s/>chemokine (c-x-c motif) ligand 6, RSPO1 <text:s/>- <text:s/>r-spondin 1, FGR <text:s/>- <text:s/>feline gardner-rasheed sarcoma viral oncogene homolog, IL6 <text:s/>- <text:s/>interleukin 6 (interferon, beta 2), ITGA5 <text:s/>- <text:s/>integrin, alpha 5 (fibronectin receptor, alpha polypeptide), GRK5 <text:s/>- <text:s/>g protein-coupled receptor kinase 5, FFAR2 <text:s/>- <text:s/>free fatty acid receptor 2, SPEN <text:s/>- <text:s/>spen homolog, transcriptional regulator (drosophila), BAI2 <text:s/>- <text:s/>brain-specific angiogenesis inhibitor 2, WNT10A <text:s/>- <text:s/>wingless-type mmtv integration site family, member 10a, FBXW4 <text:s/>- <text:s/>f-box and wd repeat domain containing 4, MYH9 <text:s/>- <text:s/>myosin, heavy chain 9, non-muscle, STAT5A <text:s/>- <text:s/>signal transducer and activator of transcription 5a, NTRK3 <text:s/>- <text:s/>neurotrophic tyrosine kinase, receptor, type 3, HOXB9 <text:s/>- <text:s/>homeobox b9, STAT6 <text:s/>- <text:s/>signal transducer and activator of transcription 6, interleukin-4 induced, B2M <text:s/>- <text:s/>beta-2-microglobulin, EGR1 <text:s/>- <text:s/>early growth response 1, FGF1 <text:s/>- <text:s/>fibroblast growth factor 1 (acidic), NR4A2 <text:s/>- <text:s/>nuclear receptor subfamily 4, group a, member 2, TNFSF13 <text:s/>- <text:s/>tumor necrosis factor (ligand) superfamily, member 13, NFATC1 <text:s/>- <text:s/>nuclear factor of activated t-cells, cytoplasmic, calcineurin-dependent 1, EGF <text:s/>- <text:s/>epidermal growth factor, NFATC2 <text:s/>- <text:s/>nuclear factor of activated t-cells, cytoplasmic, calcineurin-dependent 2, PTH1R <text:s/>- <text:s/>parathyroid hormone 1 receptor, MAPK14 <text:s/>- <text:s/>mitogen-activated protein kinase 14, CSF1 <text:s/>- <text:s/>colony stimulating factor 1 (macrophage), TNFSF15 <text:s/>- <text:s/>tumor necrosis factor (ligand) superfamily, member 15, EPHA3 <text:s/>- <text:s/>eph receptor a3, IL27RA <text:s/>- <text:s/>interleukin 27 receptor, alpha, TSPAN1 <text:s/>- <text:s/>tetraspanin 1, EPHB1 <text:s/>- <text:s/>eph receptor b1, CXCL10 <text:s/>- <text:s/>chemokine (c-x-c motif) ligand 10, FERMT2 <text:s/>- <text:s/>fermitin family member 2, GRIN2D <text:s/>- <text:s/>glutamate receptor, ionotropic, n-methyl d-aspartate 2d, ANXA4 <text:s/>- <text:s/>annexin a4, TCF7L2 <text:s/>- <text:s/>transcription factor 7-like 2 (t-cell specific, hmg-box), GLP2R <text:s/>- <text:s/>glucagon-like peptide 2 receptor, CXCL2 <text:s/>- <text:s/>chemokine (c-x-c motif) ligand 2, NOTUM <text:s/>- <text:s/>notum pectinacetylesterase homolog (drosophila), IRF1 <text:s/>- <text:s/>interferon regulatory factor 1, CXCL1 <text:s/>- <text:s/>chemokine (c-x-c motif) ligand 1 (melanoma growth stimulating activity, alpha), CDH5 <text:s/>- <text:s/>cadherin 5, type 2 (vascular endothelium), CDC37 <text:s/>- <text:s/>cell division cycle 37, IRF6 <text:s/>- <text:s/>interferon regulatory factor 6, PTCHD1 <text:s/>- <text:s/>patched domain containing 1, ADORA1 <text:s/>- <text:s/>adenosine a1 receptor, CABIN1 <text:s/>- <text:s/>calcineurin binding protein 1, PRKCD <text:s/>- <text:s/>protein kinase c, delta, TRAF2 <text:s/>- <text:s/>tnf receptor-associated factor 2, NEURL <text:s/>- <text:s/>neuralized homolog (drosophila), CXCL3 <text:s/>- <text:s/>chemokine (c-x-c motif) ligand 3, COL16A1 <text:s/>- <text:s/>collagen, type xvi, alpha 1, IL36G <text:s/>- <text:s/>interleukin 36, gamma, PDE4B <text:s/>- <text:s/>phosphodiesterase 4b, camp-specific]</text:p>
          </table:table-cell>
        </table:table-row>
        <table:table-row table:style-name="ro1">
          <table:table-cell office:value-type="string" calcext:value-type="string">
            <text:p>GO:0048583</text:p>
          </table:table-cell>
          <table:table-cell office:value-type="string" calcext:value-type="string">
            <text:p>regulation of response to stimulus</text:p>
          </table:table-cell>
          <table:table-cell office:value-type="float" office:value="0.0000000000806" calcext:value-type="float">
            <text:p>8.06E-11</text:p>
          </table:table-cell>
          <table:table-cell office:value-type="float" office:value="0.0000000957" calcext:value-type="float">
            <text:p>9.57E-08</text:p>
          </table:table-cell>
          <table:table-cell office:value-type="float" office:value="1.65" calcext:value-type="float">
            <text:p>1.65</text:p>
          </table:table-cell>
          <table:table-cell office:value-type="float" office:value="13954" calcext:value-type="float">
            <text:p>13954</text:p>
          </table:table-cell>
          <table:table-cell office:value-type="float" office:value="2860" calcext:value-type="float">
            <text:p>2860</text:p>
          </table:table-cell>
          <table:table-cell office:value-type="float" office:value="413" calcext:value-type="float">
            <text:p>413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[SASH3 <text:s/>- <text:s/>sam and sh3 domain containing 3, G3BP1 <text:s/>- <text:s/>gtpase activating protein (sh3 domain) binding protein 1, RPS6KA6 <text:s/>- <text:s/>ribosomal protein s6 kinase, 90kda, polypeptide 6, SIN3A <text:s/>- <text:s/>sin3 transcription regulator family member a, CNTNAP1 <text:s/>- <text:s/>contactin associated protein 1, GDNF <text:s/>- <text:s/>glial cell derived neurotrophic factor, VANGL2 <text:s/>- <text:s/>vangl planar cell polarity protein 2, WWTR1 <text:s/>- <text:s/>ww domain containing transcription regulator 1, REL <text:s/>- <text:s/>v-rel avian reticuloendotheliosis viral oncogene homolog, FGF17 <text:s/>- <text:s/>fibroblast growth factor 17, DENND1A <text:s/>- <text:s/>denn/madd domain containing 1a, SIRT2 <text:s/>- <text:s/>sirtuin 2, RNF220 <text:s/>- <text:s/>ring finger protein 220, ASH1L <text:s/>- <text:s/>ash1 (absent, small, or homeotic)-like (drosophila), KREMEN1 <text:s/>- <text:s/>kringle containing transmembrane protein 1, SUFU <text:s/>- <text:s/>suppressor of fused homolog (drosophila), TNIP1 <text:s/>- <text:s/>tnfaip3 interacting protein 1, BDNF <text:s/>- <text:s/>brain-derived neurotrophic factor, FOXJ1 <text:s/>- <text:s/>forkhead box j1, G3BP2 <text:s/>- <text:s/>gtpase activating protein (sh3 domain) binding protein 2, SOCS2 <text:s/>- <text:s/>suppressor of cytokine signaling 2, APLF <text:s/>- <text:s/>aprataxin and pnkp like factor, PLEKHG6 <text:s/>- <text:s/>pleckstrin homology domain containing, family g (with rhogef domain) member 6, NLK <text:s/>- <text:s/>nemo-like kinase, SORL1 <text:s/>- <text:s/>sortilin-related receptor, l(dlr class) a repeats containing, CXCL5 <text:s/>- <text:s/>chemokine (c-x-c motif) ligand 5, CRB2 <text:s/>- <text:s/>crumbs homolog 2 (drosophila), GDF7 <text:s/>- <text:s/>growth differentiation factor 7, CXCL6 <text:s/>- <text:s/>chemokine (c-x-c motif) ligand 6, RSPO1 <text:s/>- <text:s/>r-spondin 1, FGR <text:s/>- <text:s/>feline gardner-rasheed sarcoma viral oncogene homolog, CD86 <text:s/>- <text:s/>cd86 molecule, IL6 <text:s/>- <text:s/>interleukin 6 (interferon, beta 2), ITGA5 <text:s/>- <text:s/>integrin, alpha 5 (fibronectin receptor, alpha polypeptide), PPARGC1B <text:s/>- <text:s/>peroxisome proliferator-activated receptor gamma, coactivator 1 beta, GADD45B <text:s/>- <text:s/>growth arrest and dna-damage-inducible, beta, SUPT16H <text:s/>- <text:s/>suppressor of ty 16 homolog (s. cerevisiae), NTRK3 <text:s/>- <text:s/>neurotrophic tyrosine kinase, receptor, type 3, ARRB1 <text:s/>- <text:s/>arrestin, beta 1, UACA <text:s/>- <text:s/>uveal autoantigen with coiled-coil domains and ankyrin repeats, EGR1 <text:s/>- <text:s/>early growth response 1, FGF1 <text:s/>- <text:s/>fibroblast growth factor 1 (acidic), NR4A2 <text:s/>- <text:s/>nuclear receptor subfamily 4, group a, member 2, MYB <text:s/>- <text:s/>v-myb avian myeloblastosis viral oncogene homolog, EGF <text:s/>- <text:s/>epidermal growth factor, CDK6 <text:s/>- <text:s/>cyclin-dependent kinase 6, IL27RA <text:s/>- <text:s/>interleukin 27 receptor, alpha, GNG4 <text:s/>- <text:s/>guanine nucleotide binding protein (g protein), gamma 4, AKAP6 <text:s/>- <text:s/>a kinase (prka) anchor protein 6, ARHGAP31 <text:s/>- <text:s/>rho gtpase activating protein 31, SAA1 <text:s/>- <text:s/>serum amyloid a1, TNIP3 <text:s/>- <text:s/>tnfaip3 interacting protein 3, CXCL10 <text:s/>- <text:s/>chemokine (c-x-c motif) ligand 10, PTPN3 <text:s/>- <text:s/>protein tyrosine phosphatase, non-receptor type 3, LRG1 <text:s/>- <text:s/>leucine-rich alpha-2-glycoprotein 1, TCF7L2 <text:s/>- <text:s/>transcription factor 7-like 2 (t-cell specific, hmg-box), IRF1 <text:s/>- <text:s/>interferon regulatory factor 1, CDC37 <text:s/>- <text:s/>cell division cycle 37, ADORA1 <text:s/>- <text:s/>adenosine a1 receptor, TRAF2 <text:s/>- <text:s/>tnf receptor-associated factor 2, NEURL <text:s/>- <text:s/>neuralized homolog (drosophila), PRKAG3 <text:s/>- <text:s/>protein kinase, amp-activated, gamma 3 non-catalytic subunit, SLC20A1 <text:s/>- <text:s/>solute carrier family 20 (phosphate transporter), member 1, CDK2 <text:s/>- <text:s/>cyclin-dependent kinase 2, OPTN <text:s/>- <text:s/>optineurin, PDE4B <text:s/>- <text:s/>phosphodiesterase 4b, camp-specific, KREMEN2 <text:s/>- <text:s/>kringle containing transmembrane protein 2, AKT3 <text:s/>- <text:s/>v-akt murine thymoma viral oncogene homolog 3, NOS2 <text:s/>- <text:s/>nitric oxide synthase 2, inducible, NEK6 <text:s/>- <text:s/>nima-related kinase 6, ZBTB1 <text:s/>- <text:s/>zinc finger and btb domain containing 1, ARHGAP26 <text:s/>- <text:s/>rho gtpase activating protein 26, SARM1 <text:s/>- <text:s/>sterile alpha and tir motif containing 1, HLX <text:s/>- <text:s/>h2.0-like homeobox, PGC <text:s/>- <text:s/>progastricsin (pepsinogen c), IL23A <text:s/>- <text:s/>interleukin 23, alpha subunit p19, WNT10B <text:s/>- <text:s/>wingless-type mmtv integration site family, member 10b, SH3KBP1 <text:s/>- <text:s/>sh3-domain kinase binding protein 1, PXN <text:s/>- <text:s/>paxillin, SIRT6 <text:s/>- <text:s/>sirtuin 6, CHGA <text:s/>- <text:s/>chromogranin a (parathyroid secretory protein 1), BECN1 <text:s/>- <text:s/>beclin 1, autophagy related, HMGXB4 <text:s/>- <text:s/>hmg box domain containing 4, CHD4 <text:s/>- <text:s/>chromodomain helicase dna binding protein 4, PEA15 <text:s/>- <text:s/>phosphoprotein enriched in astrocytes 15, STX4 <text:s/>- <text:s/>syntaxin 4, SKIL <text:s/>- <text:s/>ski-like oncogene, PPP3CA <text:s/>- <text:s/>protein phosphatase 3, catalytic subunit, alpha isozyme, WNT1 <text:s/>- <text:s/>wingless-type mmtv integration site family, member 1, NFKB1 <text:s/>- <text:s/>nuclear factor of kappa light polypeptide gene enhancer in b-cells 1, CCDC3 <text:s/>- <text:s/>coiled-coil domain containing 3, CTSS <text:s/>- <text:s/>cathepsin s, TRIB2 <text:s/>- <text:s/>tribbles homolog 2 (drosophila), STARD8 <text:s/>- <text:s/>star-related lipid transfer (start) domain containing 8, UNC13B <text:s/>- <text:s/>unc-13 homolog b (c. elegans), MSX1 <text:s/>- <text:s/>msh homeobox 1, NCOA2 <text:s/>- <text:s/>nuclear receptor coactivator 2, LGR4 <text:s/>- <text:s/>leucine-rich repeat containing g protein-coupled receptor 4, TNFAIP3 <text:s/>- <text:s/>tumor necrosis factor, alpha-induced protein 3, MBD5 <text:s/>- <text:s/>methyl-cpg binding domain protein 5, ATP2B4 <text:s/>- <text:s/>atpase, ca++ transporting, plasma membrane 4, VCAM1 <text:s/>- <text:s/>vascular cell adhesion molecule 1, CYLD <text:s/>- <text:s/>cylindromatosis (turban tumor syndrome), BICC1 <text:s/>- <text:s/>bicaudal c homolog 1 (drosophila), STK4 <text:s/>- <text:s/>serine/threonine kinase 4, BCL6B <text:s/>- <text:s/>b-cell cll/lymphoma 6, member b, GRK5 <text:s/>- <text:s/>g protein-coupled receptor kinase 5, FFAR2 <text:s/>- <text:s/>free fatty acid receptor 2, NEO1 <text:s/>- <text:s/>neogenin 1, B2M <text:s/>- <text:s/>beta-2-microglobulin, STAT6 <text:s/>- <text:s/>signal transducer and activator of transcription 6, interleukin-4 induced, KMT2D <text:s/>- <text:s/>lysine (k)-specific methyltransferase 2d, IKBKE <text:s/>- <text:s/>inhibitor of kappa light polypeptide gene enhancer in b-cells, kinase epsilon, TNFSF13 <text:s/>- <text:s/>tumor necrosis factor (ligand) superfamily, member 13, NFATC1 <text:s/>- <text:s/>nuclear factor of activated t-cells, cytoplasmic, calcineurin-dependent 1, TYRO3 <text:s/>- <text:s/>tyro3 protein tyrosine kinase, MAP2K6 <text:s/>- <text:s/>mitogen-activated protein kinase kinase 6, NFATC2 <text:s/>- <text:s/>nuclear factor of activated t-cells, cytoplasmic, calcineurin-dependent 2, ETS1 <text:s/>- <text:s/>v-ets avian erythroblastosis virus e26 oncogene homolog 1, RARA <text:s/>- <text:s/>retinoic acid receptor, alpha, MAPK14 <text:s/>- <text:s/>mitogen-activated protein kinase 14, CSF1 <text:s/>- <text:s/>colony stimulating factor 1 (macrophage), TNFSF15 <text:s/>- <text:s/>tumor necrosis factor (ligand) superfamily, member 15, GATA4 <text:s/>- <text:s/>gata binding protein 4, EPHB1 <text:s/>- <text:s/>eph receptor b1, RHOT1 <text:s/>- <text:s/>ras homolog family member t1, PRKCH <text:s/>- <text:s/>protein kinase c, eta, MYADM <text:s/>- <text:s/>myeloid-associated differentiation marker, CXCL2 <text:s/>- <text:s/>chemokine (c-x-c motif) ligand 2, NOTUM <text:s/>- <text:s/>notum pectinacetylesterase homolog (drosophila), BCL3 <text:s/>- <text:s/>b-cell cll/lymphoma 3, UBE2I <text:s/>- <text:s/>ubiquitin-conjugating enzyme e2i, CXCL1 <text:s/>- <text:s/>chemokine (c-x-c motif) ligand 1 (melanoma growth stimulating activity, alpha), ARHGEF40 <text:s/>- <text:s/>rho guanine nucleotide exchange factor (gef) 40, NFAT5 <text:s/>- <text:s/>nuclear factor of activated t-cells 5, tonicity-responsive, PRKCD <text:s/>- <text:s/>protein kinase c, delta, NUP153 <text:s/>- <text:s/>nucleoporin 153kda, YWHAZ <text:s/>- <text:s/>tyrosine 3-monooxygenase/tryptophan 5-monooxygenase activation protein, zeta polypeptide, CXCL3 <text:s/>- <text:s/>chemokine (c-x-c motif) ligand 3, PACS1 <text:s/>- <text:s/>phosphofurin acidic cluster sorting protein 1]</text:p>
          </table:table-cell>
        </table:table-row>
        <table:table-row table:style-name="ro1">
          <table:table-cell office:value-type="string" calcext:value-type="string">
            <text:p>GO:0051240</text:p>
          </table:table-cell>
          <table:table-cell office:value-type="string" calcext:value-type="string">
            <text:p>positive regulation of multicellular organismal process</text:p>
          </table:table-cell>
          <table:table-cell office:value-type="float" office:value="0.0000000000825" calcext:value-type="float">
            <text:p>8.25E-11</text:p>
          </table:table-cell>
          <table:table-cell office:value-type="float" office:value="0.0000000904" calcext:value-type="float">
            <text:p>9.04E-08</text:p>
          </table:table-cell>
          <table:table-cell office:value-type="float" office:value="2.19" calcext:value-type="float">
            <text:p>2.19</text:p>
          </table:table-cell>
          <table:table-cell office:value-type="float" office:value="13954" calcext:value-type="float">
            <text:p>13954</text:p>
          </table:table-cell>
          <table:table-cell office:value-type="float" office:value="1143" calcext:value-type="float">
            <text:p>1143</text:p>
          </table:table-cell>
          <table:table-cell office:value-type="float" office:value="413" calcext:value-type="float">
            <text:p>41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[ATP2A1 <text:s/>- <text:s/>atpase, ca++ transporting, cardiac muscle, fast twitch 1, SASH3 <text:s/>- <text:s/>sam and sh3 domain containing 3, ZBTB1 <text:s/>- <text:s/>zinc finger and btb domain containing 1, CD83 <text:s/>- <text:s/>cd83 molecule, HLX <text:s/>- <text:s/>h2.0-like homeobox, GDNF <text:s/>- <text:s/>glial cell derived neurotrophic factor, IL23A <text:s/>- <text:s/>interleukin 23, alpha subunit p19, WNT10B <text:s/>- <text:s/>wingless-type mmtv integration site family, member 10b, LPPR5 <text:s/>- <text:s/>lipid phosphate phosphatase-related protein type 5, ATP11C <text:s/>- <text:s/>atpase, class vi, type 11c, WWTR1 <text:s/>- <text:s/>ww domain containing transcription regulator 1, DICER1 <text:s/>- <text:s/>dicer 1, ribonuclease type iii, SIRT6 <text:s/>- <text:s/>sirtuin 6, SIRT2 <text:s/>- <text:s/>sirtuin 2, CHGA <text:s/>- <text:s/>chromogranin a (parathyroid secretory protein 1), VDR <text:s/>- <text:s/>vitamin d (1,25- dihydroxyvitamin d3) receptor, FOXJ1 <text:s/>- <text:s/>forkhead box j1, SKIL <text:s/>- <text:s/>ski-like oncogene, BDNF <text:s/>- <text:s/>brain-derived neurotrophic factor, PPP3CA <text:s/>- <text:s/>protein phosphatase 3, catalytic subunit, alpha isozyme, NFKB2 <text:s/>- <text:s/>nuclear factor of kappa light polypeptide gene enhancer in b-cells 2 (p49/p100), WNT1 <text:s/>- <text:s/>wingless-type mmtv integration site family, member 1, NFKB1 <text:s/>- <text:s/>nuclear factor of kappa light polypeptide gene enhancer in b-cells 1, SOX5 <text:s/>- <text:s/>sry (sex determining region y)-box 5, OTP <text:s/>- <text:s/>orthopedia homeobox, TNFAIP3 <text:s/>- <text:s/>tumor necrosis factor, alpha-induced protein 3, LGR4 <text:s/>- <text:s/>leucine-rich repeat containing g protein-coupled receptor 4, PFN1 <text:s/>- <text:s/>profilin 1, CRB2 <text:s/>- <text:s/>crumbs homolog 2 (drosophila), CREB1 <text:s/>- <text:s/>camp responsive element binding protein 1, GDF7 <text:s/>- <text:s/>growth differentiation factor 7, FGR <text:s/>- <text:s/>feline gardner-rasheed sarcoma viral oncogene homolog, CYLD <text:s/>- <text:s/>cylindromatosis (turban tumor syndrome), CD86 <text:s/>- <text:s/>cd86 molecule, IL6 <text:s/>- <text:s/>interleukin 6 (interferon, beta 2), ITGA5 <text:s/>- <text:s/>integrin, alpha 5 (fibronectin receptor, alpha polypeptide), PPARGC1B <text:s/>- <text:s/>peroxisome proliferator-activated receptor gamma, coactivator 1 beta, FFAR2 <text:s/>- <text:s/>free fatty acid receptor 2, HOXA11 <text:s/>- <text:s/>homeobox a11, SPEN <text:s/>- <text:s/>spen homolog, transcriptional regulator (drosophila), BAI2 <text:s/>- <text:s/>brain-specific angiogenesis inhibitor 2, STAT5A <text:s/>- <text:s/>signal transducer and activator of transcription 5a, NTRK3 <text:s/>- <text:s/>neurotrophic tyrosine kinase, receptor, type 3, B2M <text:s/>- <text:s/>beta-2-microglobulin, STAT6 <text:s/>- <text:s/>signal transducer and activator of transcription 6, interleukin-4 induced, FGF1 <text:s/>- <text:s/>fibroblast growth factor 1 (acidic), EGR1 <text:s/>- <text:s/>early growth response 1, MYB <text:s/>- <text:s/>v-myb avian myeloblastosis viral oncogene homolog, TNFSF13 <text:s/>- <text:s/>tumor necrosis factor (ligand) superfamily, member 13, EGF <text:s/>- <text:s/>epidermal growth factor, ETS1 <text:s/>- <text:s/>v-ets avian erythroblastosis virus e26 oncogene homolog 1, RARA <text:s/>- <text:s/>retinoic acid receptor, alpha, MAPK14 <text:s/>- <text:s/>mitogen-activated protein kinase 14, CSF1 <text:s/>- <text:s/>colony stimulating factor 1 (macrophage), EPHA3 <text:s/>- <text:s/>eph receptor a3, IL27RA <text:s/>- <text:s/>interleukin 27 receptor, alpha, AKAP6 <text:s/>- <text:s/>a kinase (prka) anchor protein 6, BRINP1 <text:s/>- <text:s/>bone morphogenetic protein/retinoic acid inducible neural-specific 1, GATA4 <text:s/>- <text:s/>gata binding protein 4, SAA1 <text:s/>- <text:s/>serum amyloid a1, EPHB1 <text:s/>- <text:s/>eph receptor b1, LRG1 <text:s/>- <text:s/>leucine-rich alpha-2-glycoprotein 1, ARX <text:s/>- <text:s/>aristaless related homeobox, PRKCH <text:s/>- <text:s/>protein kinase c, eta, NDNF <text:s/>- <text:s/>neuron-derived neurotrophic factor, MAG <text:s/>- <text:s/>myelin associated glycoprotein, BCL3 <text:s/>- <text:s/>b-cell cll/lymphoma 3, IRF1 <text:s/>- <text:s/>interferon regulatory factor 1, TRAF2 <text:s/>- <text:s/>tnf receptor-associated factor 2, NEURL <text:s/>- <text:s/>neuralized homolog (drosophila), PHOX2B <text:s/>- <text:s/>paired-like homeobox 2b, IL1RAPL1 <text:s/>- <text:s/>interleukin 1 receptor accessory protein-like 1, CPNE5 <text:s/>- <text:s/>copine v, PDE4B <text:s/>- <text:s/>phosphodiesterase 4b, camp-specific]</text:p>
          </table:table-cell>
        </table:table-row>
        <table:table-row table:style-name="ro1">
          <table:table-cell office:value-type="string" calcext:value-type="string">
            <text:p>GO:0051094</text:p>
          </table:table-cell>
          <table:table-cell office:value-type="string" calcext:value-type="string">
            <text:p>positive regulation of developmental process</text:p>
          </table:table-cell>
          <table:table-cell office:value-type="float" office:value="0.0000000000913" calcext:value-type="float">
            <text:p>9.13E-11</text:p>
          </table:table-cell>
          <table:table-cell office:value-type="float" office:value="0.0000000929" calcext:value-type="float">
            <text:p>9.29E-08</text:p>
          </table:table-cell>
          <table:table-cell office:value-type="float" office:value="2.32" calcext:value-type="float">
            <text:p>2.32</text:p>
          </table:table-cell>
          <table:table-cell office:value-type="float" office:value="13954" calcext:value-type="float">
            <text:p>13954</text:p>
          </table:table-cell>
          <table:table-cell office:value-type="float" office:value="962" calcext:value-type="float">
            <text:p>962</text:p>
          </table:table-cell>
          <table:table-cell office:value-type="float" office:value="413" calcext:value-type="float">
            <text:p>41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[SASH3 <text:s/>- <text:s/>sam and sh3 domain containing 3, ZBTB1 <text:s/>- <text:s/>zinc finger and btb domain containing 1, CD83 <text:s/>- <text:s/>cd83 molecule, HLX <text:s/>- <text:s/>h2.0-like homeobox, GDNF <text:s/>- <text:s/>glial cell derived neurotrophic factor, LPPR5 <text:s/>- <text:s/>lipid phosphate phosphatase-related protein type 5, ATP11C <text:s/>- <text:s/>atpase, class vi, type 11c, WNT10B <text:s/>- <text:s/>wingless-type mmtv integration site family, member 10b, WWTR1 <text:s/>- <text:s/>ww domain containing transcription regulator 1, IL23A <text:s/>- <text:s/>interleukin 23, alpha subunit p19, DICER1 <text:s/>- <text:s/>dicer 1, ribonuclease type iii, SIRT6 <text:s/>- <text:s/>sirtuin 6, SIRT2 <text:s/>- <text:s/>sirtuin 2, VDR <text:s/>- <text:s/>vitamin d (1,25- dihydroxyvitamin d3) receptor, FOXJ1 <text:s/>- <text:s/>forkhead box j1, BDNF <text:s/>- <text:s/>brain-derived neurotrophic factor, SKIL <text:s/>- <text:s/>ski-like oncogene, WNT1 <text:s/>- <text:s/>wingless-type mmtv integration site family, member 1, NFKB1 <text:s/>- <text:s/>nuclear factor of kappa light polypeptide gene enhancer in b-cells 1, SOX5 <text:s/>- <text:s/>sry (sex determining region y)-box 5, CCDC3 <text:s/>- <text:s/>coiled-coil domain containing 3, OTP <text:s/>- <text:s/>orthopedia homeobox, TNFAIP3 <text:s/>- <text:s/>tumor necrosis factor, alpha-induced protein 3, LGR4 <text:s/>- <text:s/>leucine-rich repeat containing g protein-coupled receptor 4, CRB2 <text:s/>- <text:s/>crumbs homolog 2 (drosophila), CREB1 <text:s/>- <text:s/>camp responsive element binding protein 1, GDF7 <text:s/>- <text:s/>growth differentiation factor 7, CYLD <text:s/>- <text:s/>cylindromatosis (turban tumor syndrome), CD86 <text:s/>- <text:s/>cd86 molecule, EHD1 <text:s/>- <text:s/>eh-domain containing 1, IL6 <text:s/>- <text:s/>interleukin 6 (interferon, beta 2), STK4 <text:s/>- <text:s/>serine/threonine kinase 4, ITGA5 <text:s/>- <text:s/>integrin, alpha 5 (fibronectin receptor, alpha polypeptide), PPARGC1B <text:s/>- <text:s/>peroxisome proliferator-activated receptor gamma, coactivator 1 beta, HOXA11 <text:s/>- <text:s/>homeobox a11, SPEN <text:s/>- <text:s/>spen homolog, transcriptional regulator (drosophila), BAI2 <text:s/>- <text:s/>brain-specific angiogenesis inhibitor 2, NTRK3 <text:s/>- <text:s/>neurotrophic tyrosine kinase, receptor, type 3, STAT6 <text:s/>- <text:s/>signal transducer and activator of transcription 6, interleukin-4 induced, FGF1 <text:s/>- <text:s/>fibroblast growth factor 1 (acidic), EGR1 <text:s/>- <text:s/>early growth response 1, MORF4L2 <text:s/>- <text:s/>mortality factor 4 like 2, MYB <text:s/>- <text:s/>v-myb avian myeloblastosis viral oncogene homolog, TNFSF13 <text:s/>- <text:s/>tumor necrosis factor (ligand) superfamily, member 13, EGF <text:s/>- <text:s/>epidermal growth factor, NFATC2 <text:s/>- <text:s/>nuclear factor of activated t-cells, cytoplasmic, calcineurin-dependent 2, ETS1 <text:s/>- <text:s/>v-ets avian erythroblastosis virus e26 oncogene homolog 1, RARA <text:s/>- <text:s/>retinoic acid receptor, alpha, MAPK14 <text:s/>- <text:s/>mitogen-activated protein kinase 14, CSF1 <text:s/>- <text:s/>colony stimulating factor 1 (macrophage), EPHA3 <text:s/>- <text:s/>eph receptor a3, AKAP6 <text:s/>- <text:s/>a kinase (prka) anchor protein 6, BRINP1 <text:s/>- <text:s/>bone morphogenetic protein/retinoic acid inducible neural-specific 1, GATA4 <text:s/>- <text:s/>gata binding protein 4, EPHB1 <text:s/>- <text:s/>eph receptor b1, LRG1 <text:s/>- <text:s/>leucine-rich alpha-2-glycoprotein 1, ARX <text:s/>- <text:s/>aristaless related homeobox, MYADM <text:s/>- <text:s/>myeloid-associated differentiation marker, PRKCH <text:s/>- <text:s/>protein kinase c, eta, NDNF <text:s/>- <text:s/>neuron-derived neurotrophic factor, CDH5 <text:s/>- <text:s/>cadherin 5, type 2 (vascular endothelium), MAG <text:s/>- <text:s/>myelin associated glycoprotein, NEURL <text:s/>- <text:s/>neuralized homolog (drosophila), PHOX2B <text:s/>- <text:s/>paired-like homeobox 2b, IL1RAPL1 <text:s/>- <text:s/>interleukin 1 receptor accessory protein-like 1, CPNE5 <text:s/>- <text:s/>copine v]</text:p>
          </table:table-cell>
        </table:table-row>
        <table:table-row table:style-name="ro1">
          <table:table-cell office:value-type="string" calcext:value-type="string">
            <text:p>GO:0045944</text:p>
          </table:table-cell>
          <table:table-cell office:value-type="string" calcext:value-type="string">
            <text:p>positive regulation of transcription from RNA polymerase II promoter</text:p>
          </table:table-cell>
          <table:table-cell office:value-type="float" office:value="0.00000000021" calcext:value-type="float">
            <text:p>2.1E-10</text:p>
          </table:table-cell>
          <table:table-cell office:value-type="float" office:value="0.000000199" calcext:value-type="float">
            <text:p>0.000000199</text:p>
          </table:table-cell>
          <table:table-cell office:value-type="float" office:value="2.35" calcext:value-type="float">
            <text:p>2.35</text:p>
          </table:table-cell>
          <table:table-cell office:value-type="float" office:value="13954" calcext:value-type="float">
            <text:p>13954</text:p>
          </table:table-cell>
          <table:table-cell office:value-type="float" office:value="891" calcext:value-type="float">
            <text:p>891</text:p>
          </table:table-cell>
          <table:table-cell office:value-type="float" office:value="413" calcext:value-type="float">
            <text:p>41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[SIN3A <text:s/>- <text:s/>sin3 transcription regulator family member a, GDNF <text:s/>- <text:s/>glial cell derived neurotrophic factor, WNT10B <text:s/>- <text:s/>wingless-type mmtv integration site family, member 10b, WWTR1 <text:s/>- <text:s/>ww domain containing transcription regulator 1, IL23A <text:s/>- <text:s/>interleukin 23, alpha subunit p19, PBX3 <text:s/>- <text:s/>pre-b-cell leukemia homeobox 3, PBX1 <text:s/>- <text:s/>pre-b-cell leukemia homeobox 1, ZBTB17 <text:s/>- <text:s/>zinc finger and btb domain containing 17, REL <text:s/>- <text:s/>v-rel avian reticuloendotheliosis viral oncogene homolog, TRPS1 <text:s/>- <text:s/>trichorhinophalangeal syndrome i, NR5A2 <text:s/>- <text:s/>nuclear receptor subfamily 5, group a, member 2, SIRT2 <text:s/>- <text:s/>sirtuin 2, FHOD1 <text:s/>- <text:s/>formin homology 2 domain containing 1, ASH1L <text:s/>- <text:s/>ash1 (absent, small, or homeotic)-like (drosophila), VDR <text:s/>- <text:s/>vitamin d (1,25- dihydroxyvitamin d3) receptor, SMYD3 <text:s/>- <text:s/>set and mynd domain containing 3, TNIP1 <text:s/>- <text:s/>tnfaip3 interacting protein 1, FOXJ1 <text:s/>- <text:s/>forkhead box j1, PPP3CA <text:s/>- <text:s/>protein phosphatase 3, catalytic subunit, alpha isozyme, NFKB2 <text:s/>- <text:s/>nuclear factor of kappa light polypeptide gene enhancer in b-cells 2 (p49/p100), WNT1 <text:s/>- <text:s/>wingless-type mmtv integration site family, member 1, MKL1 <text:s/>- <text:s/>megakaryoblastic leukemia (translocation) 1, NFKB1 <text:s/>- <text:s/>nuclear factor of kappa light polypeptide gene enhancer in b-cells 1, TET3 <text:s/>- <text:s/>tet methylcytosine dioxygenase 3, NCOA2 <text:s/>- <text:s/>nuclear receptor coactivator 2, PFN1 <text:s/>- <text:s/>profilin 1, MSX1 <text:s/>- <text:s/>msh homeobox 1, LDB1 <text:s/>- <text:s/>lim domain binding 1, CREB1 <text:s/>- <text:s/>camp responsive element binding protein 1, HOXC10 <text:s/>- <text:s/>homeobox c10, IL6 <text:s/>- <text:s/>interleukin 6 (interferon, beta 2), PPARGC1B <text:s/>- <text:s/>peroxisome proliferator-activated receptor gamma, coactivator 1 beta, SUPT16H <text:s/>- <text:s/>suppressor of ty 16 homolog (s. cerevisiae), EHF <text:s/>- <text:s/>ets homologous factor, ARRB1 <text:s/>- <text:s/>arrestin, beta 1, HOXB9 <text:s/>- <text:s/>homeobox b9, STAT6 <text:s/>- <text:s/>signal transducer and activator of transcription 6, interleukin-4 induced, FGF1 <text:s/>- <text:s/>fibroblast growth factor 1 (acidic), EGR1 <text:s/>- <text:s/>early growth response 1, KMT2D <text:s/>- <text:s/>lysine (k)-specific methyltransferase 2d, MORF4L2 <text:s/>- <text:s/>mortality factor 4 like 2, NR4A2 <text:s/>- <text:s/>nuclear receptor subfamily 4, group a, member 2, IKZF3 <text:s/>- <text:s/>ikaros family zinc finger 3 (aiolos), MYB <text:s/>- <text:s/>v-myb avian myeloblastosis viral oncogene homolog, MEF2D <text:s/>- <text:s/>myocyte enhancer factor 2d, NFATC1 <text:s/>- <text:s/>nuclear factor of activated t-cells, cytoplasmic, calcineurin-dependent 1, NFATC2 <text:s/>- <text:s/>nuclear factor of activated t-cells, cytoplasmic, calcineurin-dependent 2, ETS1 <text:s/>- <text:s/>v-ets avian erythroblastosis virus e26 oncogene homolog 1, MAFB <text:s/>- <text:s/>v-maf avian musculoaponeurotic fibrosarcoma oncogene homolog b, RARA <text:s/>- <text:s/>retinoic acid receptor, alpha, MAPK14 <text:s/>- <text:s/>mitogen-activated protein kinase 14, FOXA3 <text:s/>- <text:s/>forkhead box a3, IL25 <text:s/>- <text:s/>interleukin 25, GATA4 <text:s/>- <text:s/>gata binding protein 4, CXCL10 <text:s/>- <text:s/>chemokine (c-x-c motif) ligand 10, FOSB <text:s/>- <text:s/>fbj murine osteosarcoma viral oncogene homolog b, TCF7L2 <text:s/>- <text:s/>transcription factor 7-like 2 (t-cell specific, hmg-box), BCL3 <text:s/>- <text:s/>b-cell cll/lymphoma 3, IRF1 <text:s/>- <text:s/>interferon regulatory factor 1, NFAT5 <text:s/>- <text:s/>nuclear factor of activated t-cells 5, tonicity-responsive, PHOX2B <text:s/>- <text:s/>paired-like homeobox 2b, TCEA2 <text:s/>- <text:s/>transcription elongation factor a (sii), 2]</text:p>
          </table:table-cell>
        </table:table-row>
        <table:table-row table:style-name="ro1">
          <table:table-cell office:value-type="string" calcext:value-type="string">
            <text:p>GO:0042127</text:p>
          </table:table-cell>
          <table:table-cell office:value-type="string" calcext:value-type="string">
            <text:p>regulation of cell proliferation</text:p>
          </table:table-cell>
          <table:table-cell office:value-type="float" office:value="0.000000000566" calcext:value-type="float">
            <text:p>5.66E-10</text:p>
          </table:table-cell>
          <table:table-cell office:value-type="float" office:value="0.000000503" calcext:value-type="float">
            <text:p>0.000000503</text:p>
          </table:table-cell>
          <table:table-cell office:value-type="float" office:value="2.08" calcext:value-type="float">
            <text:p>2.08</text:p>
          </table:table-cell>
          <table:table-cell office:value-type="float" office:value="13954" calcext:value-type="float">
            <text:p>13954</text:p>
          </table:table-cell>
          <table:table-cell office:value-type="float" office:value="1216" calcext:value-type="float">
            <text:p>1216</text:p>
          </table:table-cell>
          <table:table-cell office:value-type="float" office:value="413" calcext:value-type="float">
            <text:p>41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[TNFRSF9 <text:s/>- <text:s/>tumor necrosis factor receptor superfamily, member 9, SASH3 <text:s/>- <text:s/>sam and sh3 domain containing 3, NOS2 <text:s/>- <text:s/>nitric oxide synthase 2, inducible, CCAR1 <text:s/>- <text:s/>cell division cycle and apoptosis regulator 1, HLX <text:s/>- <text:s/>h2.0-like homeobox, GDNF <text:s/>- <text:s/>glial cell derived neurotrophic factor, IL23A <text:s/>- <text:s/>interleukin 23, alpha subunit p19, WNT10B <text:s/>- <text:s/>wingless-type mmtv integration site family, member 10b, WWTR1 <text:s/>- <text:s/>ww domain containing transcription regulator 1, PBX1 <text:s/>- <text:s/>pre-b-cell leukemia homeobox 1, ZBTB17 <text:s/>- <text:s/>zinc finger and btb domain containing 17, DICER1 <text:s/>- <text:s/>dicer 1, ribonuclease type iii, FGF17 <text:s/>- <text:s/>fibroblast growth factor 17, SIRT6 <text:s/>- <text:s/>sirtuin 6, NR5A2 <text:s/>- <text:s/>nuclear receptor subfamily 5, group a, member 2, SIRT2 <text:s/>- <text:s/>sirtuin 2, VDR <text:s/>- <text:s/>vitamin d (1,25- dihydroxyvitamin d3) receptor, BECN1 <text:s/>- <text:s/>beclin 1, autophagy related, STX4 <text:s/>- <text:s/>syntaxin 4, FOXJ1 <text:s/>- <text:s/>forkhead box j1, WNT1 <text:s/>- <text:s/>wingless-type mmtv integration site family, member 1, CXCL5 <text:s/>- <text:s/>chemokine (c-x-c motif) ligand 5, OTP <text:s/>- <text:s/>orthopedia homeobox, TNFAIP3 <text:s/>- <text:s/>tumor necrosis factor, alpha-induced protein 3, MSX1 <text:s/>- <text:s/>msh homeobox 1, VCAM1 <text:s/>- <text:s/>vascular cell adhesion molecule 1, RASSF5 <text:s/>- <text:s/>ras association (ralgds/af-6) domain family member 5, CREB1 <text:s/>- <text:s/>camp responsive element binding protein 1, FGR <text:s/>- <text:s/>feline gardner-rasheed sarcoma viral oncogene homolog, CXCL6 <text:s/>- <text:s/>chemokine (c-x-c motif) ligand 6, CD86 <text:s/>- <text:s/>cd86 molecule, HOXC10 <text:s/>- <text:s/>homeobox c10, IL6 <text:s/>- <text:s/>interleukin 6 (interferon, beta 2), STK4 <text:s/>- <text:s/>serine/threonine kinase 4, BCL6B <text:s/>- <text:s/>b-cell cll/lymphoma 6, member b, GRK5 <text:s/>- <text:s/>g protein-coupled receptor kinase 5, FBXW4 <text:s/>- <text:s/>f-box and wd repeat domain containing 4, STAT5A <text:s/>- <text:s/>signal transducer and activator of transcription 5a, SP6 <text:s/>- <text:s/>sp6 transcription factor, NTRK3 <text:s/>- <text:s/>neurotrophic tyrosine kinase, receptor, type 3, STAT6 <text:s/>- <text:s/>signal transducer and activator of transcription 6, interleukin-4 induced, FGF1 <text:s/>- <text:s/>fibroblast growth factor 1 (acidic), EGR1 <text:s/>- <text:s/>early growth response 1, KMT2D <text:s/>- <text:s/>lysine (k)-specific methyltransferase 2d, MYB <text:s/>- <text:s/>v-myb avian myeloblastosis viral oncogene homolog, IKZF3 <text:s/>- <text:s/>ikaros family zinc finger 3 (aiolos), TNFSF13 <text:s/>- <text:s/>tumor necrosis factor (ligand) superfamily, member 13, EGF <text:s/>- <text:s/>epidermal growth factor, PTHLH <text:s/>- <text:s/>parathyroid hormone-like hormone, NFATC2 <text:s/>- <text:s/>nuclear factor of activated t-cells, cytoplasmic, calcineurin-dependent 2, ETS1 <text:s/>- <text:s/>v-ets avian erythroblastosis virus e26 oncogene homolog 1, PTH1R <text:s/>- <text:s/>parathyroid hormone 1 receptor, PTGES <text:s/>- <text:s/>prostaglandin e synthase, RARA <text:s/>- <text:s/>retinoic acid receptor, alpha, MAPK14 <text:s/>- <text:s/>mitogen-activated protein kinase 14, CDK6 <text:s/>- <text:s/>cyclin-dependent kinase 6, CSF1 <text:s/>- <text:s/>colony stimulating factor 1 (macrophage), RBBP9 <text:s/>- <text:s/>retinoblastoma binding protein 9, CXCL10 <text:s/>- <text:s/>chemokine (c-x-c motif) ligand 10, CDKN1A <text:s/>- <text:s/>cyclin-dependent kinase inhibitor 1a (p21, cip1), LRG1 <text:s/>- <text:s/>leucine-rich alpha-2-glycoprotein 1, TCF7L2 <text:s/>- <text:s/>transcription factor 7-like 2 (t-cell specific, hmg-box), ARX <text:s/>- <text:s/>aristaless related homeobox, CXCL2 <text:s/>- <text:s/>chemokine (c-x-c motif) ligand 2, PRKCH <text:s/>- <text:s/>protein kinase c, eta, GLP2R <text:s/>- <text:s/>glucagon-like peptide 2 receptor, CXCL1 <text:s/>- <text:s/>chemokine (c-x-c motif) ligand 1 (melanoma growth stimulating activity, alpha), IRF1 <text:s/>- <text:s/>interferon regulatory factor 1, CDH5 <text:s/>- <text:s/>cadherin 5, type 2 (vascular endothelium), IRF6 <text:s/>- <text:s/>interferon regulatory factor 6, ADORA1 <text:s/>- <text:s/>adenosine a1 receptor, NEURL <text:s/>- <text:s/>neuralized homolog (drosophila), PHOX2B <text:s/>- <text:s/>paired-like homeobox 2b, CXCL3 <text:s/>- <text:s/>chemokine (c-x-c motif) ligand 3, CDK2 <text:s/>- <text:s/>cyclin-dependent kinase 2]</text:p>
          </table:table-cell>
        </table:table-row>
        <table:table-row table:style-name="ro1">
          <table:table-cell office:value-type="string" calcext:value-type="string">
            <text:p>GO:1903506</text:p>
          </table:table-cell>
          <table:table-cell office:value-type="string" calcext:value-type="string">
            <text:p>regulation of nucleic acid-templated transcription</text:p>
          </table:table-cell>
          <table:table-cell office:value-type="float" office:value="0.000000000612" calcext:value-type="float">
            <text:p>6.12E-10</text:p>
          </table:table-cell>
          <table:table-cell office:value-type="float" office:value="0.000000512" calcext:value-type="float">
            <text:p>0.000000512</text:p>
          </table:table-cell>
          <table:table-cell office:value-type="float" office:value="1.63" calcext:value-type="float">
            <text:p>1.63</text:p>
          </table:table-cell>
          <table:table-cell office:value-type="float" office:value="13954" calcext:value-type="float">
            <text:p>13954</text:p>
          </table:table-cell>
          <table:table-cell office:value-type="float" office:value="2771" calcext:value-type="float">
            <text:p>2771</text:p>
          </table:table-cell>
          <table:table-cell office:value-type="float" office:value="413" calcext:value-type="float">
            <text:p>413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[SEBOX <text:s/>- <text:s/>sebox homeobox, SIN3A <text:s/>- <text:s/>sin3 transcription regulator family member a, TSC22D4 <text:s/>- <text:s/>tsc22 domain family, member 4, GDNF <text:s/>- <text:s/>glial cell derived neurotrophic factor, ZNF436 <text:s/>- <text:s/>zinc finger protein 436, WWTR1 <text:s/>- <text:s/>ww domain containing transcription regulator 1, PBX3 <text:s/>- <text:s/>pre-b-cell leukemia homeobox 3, PBX1 <text:s/>- <text:s/>pre-b-cell leukemia homeobox 1, ELL2 <text:s/>- <text:s/>elongation factor, rna polymerase ii, 2, BCOR <text:s/>- <text:s/>bcl6 corepressor, ZBTB17 <text:s/>- <text:s/>zinc finger and btb domain containing 17, REL <text:s/>- <text:s/>v-rel avian reticuloendotheliosis viral oncogene homolog, TRPS1 <text:s/>- <text:s/>trichorhinophalangeal syndrome i, VEZF1 <text:s/>- <text:s/>vascular endothelial zinc finger 1, MLLT6 <text:s/>- <text:s/>myeloid/lymphoid or mixed-lineage leukemia (trithorax homolog, drosophila); translocated to, 6, SIRT2 <text:s/>- <text:s/>sirtuin 2, FHOD1 <text:s/>- <text:s/>formin homology 2 domain containing 1, ILF3 <text:s/>- <text:s/>interleukin enhancer binding factor 3, 90kda, ASH1L <text:s/>- <text:s/>ash1 (absent, small, or homeotic)-like (drosophila), SMYD3 <text:s/>- <text:s/>set and mynd domain containing 3, SUFU <text:s/>- <text:s/>suppressor of fused homolog (drosophila), TNIP1 <text:s/>- <text:s/>tnfaip3 interacting protein 1, NR3C2 <text:s/>- <text:s/>nuclear receptor subfamily 3, group c, member 2, FOXJ1 <text:s/>- <text:s/>forkhead box j1, RAP2C <text:s/>- <text:s/>rap2c, member of ras oncogene family, CGGBP1 <text:s/>- <text:s/>cgg triplet repeat binding protein 1, SOX5 <text:s/>- <text:s/>sry (sex determining region y)-box 5, TET3 <text:s/>- <text:s/>tet methylcytosine dioxygenase 3, NLK <text:s/>- <text:s/>nemo-like kinase, LDB1 <text:s/>- <text:s/>lim domain binding 1, CRB2 <text:s/>- <text:s/>crumbs homolog 2 (drosophila), SOX13 <text:s/>- <text:s/>sry (sex determining region y)-box 13, CREB1 <text:s/>- <text:s/>camp responsive element binding protein 1, GDF7 <text:s/>- <text:s/>growth differentiation factor 7, MSC <text:s/>- <text:s/>musculin, CD86 <text:s/>- <text:s/>cd86 molecule, IL6 <text:s/>- <text:s/>interleukin 6 (interferon, beta 2), ASCL3 <text:s/>- <text:s/>achaete-scute complex homolog 3 (drosophila), HOXC10 <text:s/>- <text:s/>homeobox c10, HOXC9 <text:s/>- <text:s/>homeobox c9, PPARGC1B <text:s/>- <text:s/>peroxisome proliferator-activated receptor gamma, coactivator 1 beta, SPEN <text:s/>- <text:s/>spen homolog, transcriptional regulator (drosophila), SUPT16H <text:s/>- <text:s/>suppressor of ty 16 homolog (s. cerevisiae), EEF1A1 <text:s/>- <text:s/>eukaryotic translation elongation factor 1 alpha 1, BBX <text:s/>- <text:s/>bobby sox homolog (drosophila), NTRK3 <text:s/>- <text:s/>neurotrophic tyrosine kinase, receptor, type 3, ARRB1 <text:s/>- <text:s/>arrestin, beta 1, EGR1 <text:s/>- <text:s/>early growth response 1, FGF1 <text:s/>- <text:s/>fibroblast growth factor 1 (acidic), NR4A2 <text:s/>- <text:s/>nuclear receptor subfamily 4, group a, member 2, MYB <text:s/>- <text:s/>v-myb avian myeloblastosis viral oncogene homolog, MEF2D <text:s/>- <text:s/>myocyte enhancer factor 2d, EGF <text:s/>- <text:s/>epidermal growth factor, TBX15 <text:s/>- <text:s/>t-box 15, CXCL10 <text:s/>- <text:s/>chemokine (c-x-c motif) ligand 10, CDKN1A <text:s/>- <text:s/>cyclin-dependent kinase inhibitor 1a (p21, cip1), DENND4A <text:s/>- <text:s/>denn/madd domain containing 4a, C11orf30 <text:s/>- <text:s/>chromosome 11 open reading frame 30, TCF7L2 <text:s/>- <text:s/>transcription factor 7-like 2 (t-cell specific, hmg-box), ARX <text:s/>- <text:s/>aristaless related homeobox, IRF1 <text:s/>- <text:s/>interferon regulatory factor 1, IRF6 <text:s/>- <text:s/>interferon regulatory factor 6, SATB1 <text:s/>- <text:s/>satb homeobox 1, TRAF2 <text:s/>- <text:s/>tnf receptor-associated factor 2, PHOX2B <text:s/>- <text:s/>paired-like homeobox 2b, NFKBIZ <text:s/>- <text:s/>nuclear factor of kappa light polypeptide gene enhancer in b-cells inhibitor, zeta, CDK2 <text:s/>- <text:s/>cyclin-dependent kinase 2, TCEA2 <text:s/>- <text:s/>transcription elongation factor a (sii), 2, SALL2 <text:s/>- <text:s/>sal-like 2 (drosophila), ZBTB1 <text:s/>- <text:s/>zinc finger and btb domain containing 1, CCAR1 <text:s/>- <text:s/>cell division cycle and apoptosis regulator 1, HLX <text:s/>- <text:s/>h2.0-like homeobox, IL23A <text:s/>- <text:s/>interleukin 23, alpha subunit p19, WNT10B <text:s/>- <text:s/>wingless-type mmtv integration site family, member 10b, TLE4 <text:s/>- <text:s/>transducin-like enhancer of split 4 (e(sp1) homolog, drosophila), DICER1 <text:s/>- <text:s/>dicer 1, ribonuclease type iii, SIRT6 <text:s/>- <text:s/>sirtuin 6, NR5A2 <text:s/>- <text:s/>nuclear receptor subfamily 5, group a, member 2, VSX2 <text:s/>- <text:s/>visual system homeobox 2, VDR <text:s/>- <text:s/>vitamin d (1,25- dihydroxyvitamin d3) receptor, TCEAL8 <text:s/>- <text:s/>transcription elongation factor a (sii)-like 8, CHD4 <text:s/>- <text:s/>chromodomain helicase dna binding protein 4, SKIL <text:s/>- <text:s/>ski-like oncogene, PPP3CA <text:s/>- <text:s/>protein phosphatase 3, catalytic subunit, alpha isozyme, NFKB2 <text:s/>- <text:s/>nuclear factor of kappa light polypeptide gene enhancer in b-cells 2 (p49/p100), MKL1 <text:s/>- <text:s/>megakaryoblastic leukemia (translocation) 1, WNT1 <text:s/>- <text:s/>wingless-type mmtv integration site family, member 1, NFKB1 <text:s/>- <text:s/>nuclear factor of kappa light polypeptide gene enhancer in b-cells 1, GPBP1 <text:s/>- <text:s/>gc-rich promoter binding protein 1, NFKBIB <text:s/>- <text:s/>nuclear factor of kappa light polypeptide gene enhancer in b-cells inhibitor, beta, CBX2 <text:s/>- <text:s/>chromobox homolog 2, FOXP4 <text:s/>- <text:s/>forkhead box p4, EBF4 <text:s/>- <text:s/>early b-cell factor 4, MSX1 <text:s/>- <text:s/>msh homeobox 1, LGR4 <text:s/>- <text:s/>leucine-rich repeat containing g protein-coupled receptor 4, PFN1 <text:s/>- <text:s/>profilin 1, NCOA2 <text:s/>- <text:s/>nuclear receptor coactivator 2, OTP <text:s/>- <text:s/>orthopedia homeobox, TNFAIP3 <text:s/>- <text:s/>tumor necrosis factor, alpha-induced protein 3, TSC22D3 <text:s/>- <text:s/>tsc22 domain family, member 3, ATP2B4 <text:s/>- <text:s/>atpase, ca++ transporting, plasma membrane 4, CYLD <text:s/>- <text:s/>cylindromatosis (turban tumor syndrome), BCL6B <text:s/>- <text:s/>b-cell cll/lymphoma 6, member b, HOXA11 <text:s/>- <text:s/>homeobox a11, NEO1 <text:s/>- <text:s/>neogenin 1, ZBTB25 <text:s/>- <text:s/>zinc finger and btb domain containing 25, EHF <text:s/>- <text:s/>ets homologous factor, STAT5A <text:s/>- <text:s/>signal transducer and activator of transcription 5a, SP6 <text:s/>- <text:s/>sp6 transcription factor, STAT6 <text:s/>- <text:s/>signal transducer and activator of transcription 6, interleukin-4 induced, HOXB9 <text:s/>- <text:s/>homeobox b9, KMT2D <text:s/>- <text:s/>lysine (k)-specific methyltransferase 2d, MORF4L2 <text:s/>- <text:s/>mortality factor 4 like 2, IKZF3 <text:s/>- <text:s/>ikaros family zinc finger 3 (aiolos), YY1AP1 <text:s/>- <text:s/>yy1 associated protein 1, NFATC1 <text:s/>- <text:s/>nuclear factor of activated t-cells, cytoplasmic, calcineurin-dependent 1, MAP2K6 <text:s/>- <text:s/>mitogen-activated protein kinase kinase 6, KDM1B <text:s/>- <text:s/>lysine (k)-specific demethylase 1b, NFATC2 <text:s/>- <text:s/>nuclear factor of activated t-cells, cytoplasmic, calcineurin-dependent 2, ETS1 <text:s/>- <text:s/>v-ets avian erythroblastosis virus e26 oncogene homolog 1, MAFB <text:s/>- <text:s/>v-maf avian musculoaponeurotic fibrosarcoma oncogene homolog b, RARA <text:s/>- <text:s/>retinoic acid receptor, alpha, MAPK14 <text:s/>- <text:s/>mitogen-activated protein kinase 14, FOXA3 <text:s/>- <text:s/>forkhead box a3, RAI1 <text:s/>- <text:s/>retinoic acid induced 1, IL25 <text:s/>- <text:s/>interleukin 25, GATA4 <text:s/>- <text:s/>gata binding protein 4, ZBTB14 <text:s/>- <text:s/>zinc finger and btb domain containing 14, ANXA4 <text:s/>- <text:s/>annexin a4, FOSB <text:s/>- <text:s/>fbj murine osteosarcoma viral oncogene homolog b, PRKCH <text:s/>- <text:s/>protein kinase c, eta, BCL3 <text:s/>- <text:s/>b-cell cll/lymphoma 3, UBE2I <text:s/>- <text:s/>ubiquitin-conjugating enzyme e2i, NFAT5 <text:s/>- <text:s/>nuclear factor of activated t-cells 5, tonicity-responsive]</text:p>
          </table:table-cell>
        </table:table-row>
        <table:table-row table:style-name="ro1">
          <table:table-cell office:value-type="string" calcext:value-type="string">
            <text:p>GO:0045893</text:p>
          </table:table-cell>
          <table:table-cell office:value-type="string" calcext:value-type="string">
            <text:p>positive regulation of transcription, DNA-templated</text:p>
          </table:table-cell>
          <table:table-cell office:value-type="float" office:value="0.000000000698" calcext:value-type="float">
            <text:p>6.98E-10</text:p>
          </table:table-cell>
          <table:table-cell office:value-type="float" office:value="0.000000552" calcext:value-type="float">
            <text:p>0.000000552</text:p>
          </table:table-cell>
          <table:table-cell office:value-type="float" office:value="2.12" calcext:value-type="float">
            <text:p>2.12</text:p>
          </table:table-cell>
          <table:table-cell office:value-type="float" office:value="13954" calcext:value-type="float">
            <text:p>13954</text:p>
          </table:table-cell>
          <table:table-cell office:value-type="float" office:value="1150" calcext:value-type="float">
            <text:p>1150</text:p>
          </table:table-cell>
          <table:table-cell office:value-type="float" office:value="413" calcext:value-type="float">
            <text:p>41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[SIN3A <text:s/>- <text:s/>sin3 transcription regulator family member a, GDNF <text:s/>- <text:s/>glial cell derived neurotrophic factor, WNT10B <text:s/>- <text:s/>wingless-type mmtv integration site family, member 10b, WWTR1 <text:s/>- <text:s/>ww domain containing transcription regulator 1, IL23A <text:s/>- <text:s/>interleukin 23, alpha subunit p19, PBX3 <text:s/>- <text:s/>pre-b-cell leukemia homeobox 3, PBX1 <text:s/>- <text:s/>pre-b-cell leukemia homeobox 1, ZBTB17 <text:s/>- <text:s/>zinc finger and btb domain containing 17, REL <text:s/>- <text:s/>v-rel avian reticuloendotheliosis viral oncogene homolog, TRPS1 <text:s/>- <text:s/>trichorhinophalangeal syndrome i, NR5A2 <text:s/>- <text:s/>nuclear receptor subfamily 5, group a, member 2, SIRT2 <text:s/>- <text:s/>sirtuin 2, FHOD1 <text:s/>- <text:s/>formin homology 2 domain containing 1, ILF3 <text:s/>- <text:s/>interleukin enhancer binding factor 3, 90kda, ASH1L <text:s/>- <text:s/>ash1 (absent, small, or homeotic)-like (drosophila), VDR <text:s/>- <text:s/>vitamin d (1,25- dihydroxyvitamin d3) receptor, SMYD3 <text:s/>- <text:s/>set and mynd domain containing 3, TNIP1 <text:s/>- <text:s/>tnfaip3 interacting protein 1, FOXJ1 <text:s/>- <text:s/>forkhead box j1, PPP3CA <text:s/>- <text:s/>protein phosphatase 3, catalytic subunit, alpha isozyme, NFKB2 <text:s/>- <text:s/>nuclear factor of kappa light polypeptide gene enhancer in b-cells 2 (p49/p100), WNT1 <text:s/>- <text:s/>wingless-type mmtv integration site family, member 1, MKL1 <text:s/>- <text:s/>megakaryoblastic leukemia (translocation) 1, NFKB1 <text:s/>- <text:s/>nuclear factor of kappa light polypeptide gene enhancer in b-cells 1, GPBP1 <text:s/>- <text:s/>gc-rich promoter binding protein 1, TET3 <text:s/>- <text:s/>tet methylcytosine dioxygenase 3, MSX1 <text:s/>- <text:s/>msh homeobox 1, NCOA2 <text:s/>- <text:s/>nuclear receptor coactivator 2, PFN1 <text:s/>- <text:s/>profilin 1, LGR4 <text:s/>- <text:s/>leucine-rich repeat containing g protein-coupled receptor 4, LDB1 <text:s/>- <text:s/>lim domain binding 1, CREB1 <text:s/>- <text:s/>camp responsive element binding protein 1, GDF7 <text:s/>- <text:s/>growth differentiation factor 7, CD86 <text:s/>- <text:s/>cd86 molecule, HOXC10 <text:s/>- <text:s/>homeobox c10, IL6 <text:s/>- <text:s/>interleukin 6 (interferon, beta 2), PPARGC1B <text:s/>- <text:s/>peroxisome proliferator-activated receptor gamma, coactivator 1 beta, HOXA11 <text:s/>- <text:s/>homeobox a11, SUPT16H <text:s/>- <text:s/>suppressor of ty 16 homolog (s. cerevisiae), EHF <text:s/>- <text:s/>ets homologous factor, ARRB1 <text:s/>- <text:s/>arrestin, beta 1, HOXB9 <text:s/>- <text:s/>homeobox b9, STAT6 <text:s/>- <text:s/>signal transducer and activator of transcription 6, interleukin-4 induced, FGF1 <text:s/>- <text:s/>fibroblast growth factor 1 (acidic), EGR1 <text:s/>- <text:s/>early growth response 1, KMT2D <text:s/>- <text:s/>lysine (k)-specific methyltransferase 2d, MORF4L2 <text:s/>- <text:s/>mortality factor 4 like 2, NR4A2 <text:s/>- <text:s/>nuclear receptor subfamily 4, group a, member 2, MYB <text:s/>- <text:s/>v-myb avian myeloblastosis viral oncogene homolog, IKZF3 <text:s/>- <text:s/>ikaros family zinc finger 3 (aiolos), MEF2D <text:s/>- <text:s/>myocyte enhancer factor 2d, NFATC1 <text:s/>- <text:s/>nuclear factor of activated t-cells, cytoplasmic, calcineurin-dependent 1, EGF <text:s/>- <text:s/>epidermal growth factor, NFATC2 <text:s/>- <text:s/>nuclear factor of activated t-cells, cytoplasmic, calcineurin-dependent 2, ETS1 <text:s/>- <text:s/>v-ets avian erythroblastosis virus e26 oncogene homolog 1, MAFB <text:s/>- <text:s/>v-maf avian musculoaponeurotic fibrosarcoma oncogene homolog b, RARA <text:s/>- <text:s/>retinoic acid receptor, alpha, MAPK14 <text:s/>- <text:s/>mitogen-activated protein kinase 14, FOXA3 <text:s/>- <text:s/>forkhead box a3, RAI1 <text:s/>- <text:s/>retinoic acid induced 1, IL25 <text:s/>- <text:s/>interleukin 25, GATA4 <text:s/>- <text:s/>gata binding protein 4, CXCL10 <text:s/>- <text:s/>chemokine (c-x-c motif) ligand 10, FOSB <text:s/>- <text:s/>fbj murine osteosarcoma viral oncogene homolog b, TCF7L2 <text:s/>- <text:s/>transcription factor 7-like 2 (t-cell specific, hmg-box), BCL3 <text:s/>- <text:s/>b-cell cll/lymphoma 3, IRF1 <text:s/>- <text:s/>interferon regulatory factor 1, IRF6 <text:s/>- <text:s/>interferon regulatory factor 6, NFAT5 <text:s/>- <text:s/>nuclear factor of activated t-cells 5, tonicity-responsive, PHOX2B <text:s/>- <text:s/>paired-like homeobox 2b, TCEA2 <text:s/>- <text:s/>transcription elongation factor a (sii), 2, CDK2 <text:s/>- <text:s/>cyclin-dependent kinase 2]</text:p>
          </table:table-cell>
        </table:table-row>
        <table:table-row table:style-name="ro1">
          <table:table-cell office:value-type="string" calcext:value-type="string">
            <text:p>GO:1903508</text:p>
          </table:table-cell>
          <table:table-cell office:value-type="string" calcext:value-type="string">
            <text:p>positive regulation of nucleic acid-templated transcription</text:p>
          </table:table-cell>
          <table:table-cell office:value-type="float" office:value="0.000000000698" calcext:value-type="float">
            <text:p>6.98E-10</text:p>
          </table:table-cell>
          <table:table-cell office:value-type="float" office:value="0.000000523" calcext:value-type="float">
            <text:p>0.000000523</text:p>
          </table:table-cell>
          <table:table-cell office:value-type="float" office:value="2.12" calcext:value-type="float">
            <text:p>2.12</text:p>
          </table:table-cell>
          <table:table-cell office:value-type="float" office:value="13954" calcext:value-type="float">
            <text:p>13954</text:p>
          </table:table-cell>
          <table:table-cell office:value-type="float" office:value="1150" calcext:value-type="float">
            <text:p>1150</text:p>
          </table:table-cell>
          <table:table-cell office:value-type="float" office:value="413" calcext:value-type="float">
            <text:p>41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[SIN3A <text:s/>- <text:s/>sin3 transcription regulator family member a, GDNF <text:s/>- <text:s/>glial cell derived neurotrophic factor, WNT10B <text:s/>- <text:s/>wingless-type mmtv integration site family, member 10b, WWTR1 <text:s/>- <text:s/>ww domain containing transcription regulator 1, IL23A <text:s/>- <text:s/>interleukin 23, alpha subunit p19, PBX3 <text:s/>- <text:s/>pre-b-cell leukemia homeobox 3, PBX1 <text:s/>- <text:s/>pre-b-cell leukemia homeobox 1, ZBTB17 <text:s/>- <text:s/>zinc finger and btb domain containing 17, REL <text:s/>- <text:s/>v-rel avian reticuloendotheliosis viral oncogene homolog, TRPS1 <text:s/>- <text:s/>trichorhinophalangeal syndrome i, NR5A2 <text:s/>- <text:s/>nuclear receptor subfamily 5, group a, member 2, SIRT2 <text:s/>- <text:s/>sirtuin 2, FHOD1 <text:s/>- <text:s/>formin homology 2 domain containing 1, ILF3 <text:s/>- <text:s/>interleukin enhancer binding factor 3, 90kda, ASH1L <text:s/>- <text:s/>ash1 (absent, small, or homeotic)-like (drosophila), VDR <text:s/>- <text:s/>vitamin d (1,25- dihydroxyvitamin d3) receptor, SMYD3 <text:s/>- <text:s/>set and mynd domain containing 3, TNIP1 <text:s/>- <text:s/>tnfaip3 interacting protein 1, FOXJ1 <text:s/>- <text:s/>forkhead box j1, PPP3CA <text:s/>- <text:s/>protein phosphatase 3, catalytic subunit, alpha isozyme, NFKB2 <text:s/>- <text:s/>nuclear factor of kappa light polypeptide gene enhancer in b-cells 2 (p49/p100), WNT1 <text:s/>- <text:s/>wingless-type mmtv integration site family, member 1, MKL1 <text:s/>- <text:s/>megakaryoblastic leukemia (translocation) 1, NFKB1 <text:s/>- <text:s/>nuclear factor of kappa light polypeptide gene enhancer in b-cells 1, GPBP1 <text:s/>- <text:s/>gc-rich promoter binding protein 1, TET3 <text:s/>- <text:s/>tet methylcytosine dioxygenase 3, MSX1 <text:s/>- <text:s/>msh homeobox 1, NCOA2 <text:s/>- <text:s/>nuclear receptor coactivator 2, LGR4 <text:s/>- <text:s/>leucine-rich repeat containing g protein-coupled receptor 4, PFN1 <text:s/>- <text:s/>profilin 1, LDB1 <text:s/>- <text:s/>lim domain binding 1, CREB1 <text:s/>- <text:s/>camp responsive element binding protein 1, GDF7 <text:s/>- <text:s/>growth differentiation factor 7, CD86 <text:s/>- <text:s/>cd86 molecule, HOXC10 <text:s/>- <text:s/>homeobox c10, IL6 <text:s/>- <text:s/>interleukin 6 (interferon, beta 2), PPARGC1B <text:s/>- <text:s/>peroxisome proliferator-activated receptor gamma, coactivator 1 beta, HOXA11 <text:s/>- <text:s/>homeobox a11, SUPT16H <text:s/>- <text:s/>suppressor of ty 16 homolog (s. cerevisiae), EHF <text:s/>- <text:s/>ets homologous factor, ARRB1 <text:s/>- <text:s/>arrestin, beta 1, HOXB9 <text:s/>- <text:s/>homeobox b9, STAT6 <text:s/>- <text:s/>signal transducer and activator of transcription 6, interleukin-4 induced, FGF1 <text:s/>- <text:s/>fibroblast growth factor 1 (acidic), EGR1 <text:s/>- <text:s/>early growth response 1, KMT2D <text:s/>- <text:s/>lysine (k)-specific methyltransferase 2d, MORF4L2 <text:s/>- <text:s/>mortality factor 4 like 2, NR4A2 <text:s/>- <text:s/>nuclear receptor subfamily 4, group a, member 2, MYB <text:s/>- <text:s/>v-myb avian myeloblastosis viral oncogene homolog, IKZF3 <text:s/>- <text:s/>ikaros family zinc finger 3 (aiolos), MEF2D <text:s/>- <text:s/>myocyte enhancer factor 2d, NFATC1 <text:s/>- <text:s/>nuclear factor of activated t-cells, cytoplasmic, calcineurin-dependent 1, EGF <text:s/>- <text:s/>epidermal growth factor, NFATC2 <text:s/>- <text:s/>nuclear factor of activated t-cells, cytoplasmic, calcineurin-dependent 2, ETS1 <text:s/>- <text:s/>v-ets avian erythroblastosis virus e26 oncogene homolog 1, MAFB <text:s/>- <text:s/>v-maf avian musculoaponeurotic fibrosarcoma oncogene homolog b, RARA <text:s/>- <text:s/>retinoic acid receptor, alpha, MAPK14 <text:s/>- <text:s/>mitogen-activated protein kinase 14, FOXA3 <text:s/>- <text:s/>forkhead box a3, RAI1 <text:s/>- <text:s/>retinoic acid induced 1, IL25 <text:s/>- <text:s/>interleukin 25, GATA4 <text:s/>- <text:s/>gata binding protein 4, CXCL10 <text:s/>- <text:s/>chemokine (c-x-c motif) ligand 10, FOSB <text:s/>- <text:s/>fbj murine osteosarcoma viral oncogene homolog b, TCF7L2 <text:s/>- <text:s/>transcription factor 7-like 2 (t-cell specific, hmg-box), BCL3 <text:s/>- <text:s/>b-cell cll/lymphoma 3, IRF1 <text:s/>- <text:s/>interferon regulatory factor 1, IRF6 <text:s/>- <text:s/>interferon regulatory factor 6, NFAT5 <text:s/>- <text:s/>nuclear factor of activated t-cells 5, tonicity-responsive, PHOX2B <text:s/>- <text:s/>paired-like homeobox 2b, TCEA2 <text:s/>- <text:s/>transcription elongation factor a (sii), 2, CDK2 <text:s/>- <text:s/>cyclin-dependent kinase 2]</text:p>
          </table:table-cell>
        </table:table-row>
        <table:table-row table:style-name="ro1">
          <table:table-cell office:value-type="string" calcext:value-type="string">
            <text:p>GO:0002682</text:p>
          </table:table-cell>
          <table:table-cell office:value-type="string" calcext:value-type="string">
            <text:p>regulation of immune system process</text:p>
          </table:table-cell>
          <table:table-cell office:value-type="float" office:value="0.000000000769" calcext:value-type="float">
            <text:p>7.69E-10</text:p>
          </table:table-cell>
          <table:table-cell office:value-type="float" office:value="0.000000548" calcext:value-type="float">
            <text:p>0.000000548</text:p>
          </table:table-cell>
          <table:table-cell office:value-type="float" office:value="2.26" calcext:value-type="float">
            <text:p>2.26</text:p>
          </table:table-cell>
          <table:table-cell office:value-type="float" office:value="13954" calcext:value-type="float">
            <text:p>13954</text:p>
          </table:table-cell>
          <table:table-cell office:value-type="float" office:value="943" calcext:value-type="float">
            <text:p>943</text:p>
          </table:table-cell>
          <table:table-cell office:value-type="float" office:value="413" calcext:value-type="float">
            <text:p>41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[SASH3 <text:s/>- <text:s/>sam and sh3 domain containing 3, ZBTB1 <text:s/>- <text:s/>zinc finger and btb domain containing 1, CD83 <text:s/>- <text:s/>cd83 molecule, SARM1 <text:s/>- <text:s/>sterile alpha and tir motif containing 1, SIN3A <text:s/>- <text:s/>sin3 transcription regulator family member a, TSC22D4 <text:s/>- <text:s/>tsc22 domain family, member 4, HLX <text:s/>- <text:s/>h2.0-like homeobox, PGC <text:s/>- <text:s/>progastricsin (pepsinogen c), ATP11C <text:s/>- <text:s/>atpase, class vi, type 11c, IL23A <text:s/>- <text:s/>interleukin 23, alpha subunit p19, STX4 <text:s/>- <text:s/>syntaxin 4, TNIP1 <text:s/>- <text:s/>tnfaip3 interacting protein 1, FOXJ1 <text:s/>- <text:s/>forkhead box j1, PPP3CA <text:s/>- <text:s/>protein phosphatase 3, catalytic subunit, alpha isozyme, APLF <text:s/>- <text:s/>aprataxin and pnkp like factor, NFKB1 <text:s/>- <text:s/>nuclear factor of kappa light polypeptide gene enhancer in b-cells 1, CTSS <text:s/>- <text:s/>cathepsin s, CXCL5 <text:s/>- <text:s/>chemokine (c-x-c motif) ligand 5, TNFAIP3 <text:s/>- <text:s/>tumor necrosis factor, alpha-induced protein 3, LGR4 <text:s/>- <text:s/>leucine-rich repeat containing g protein-coupled receptor 4, LDB1 <text:s/>- <text:s/>lim domain binding 1, TSC22D3 <text:s/>- <text:s/>tsc22 domain family, member 3, VCAM1 <text:s/>- <text:s/>vascular cell adhesion molecule 1, SOX13 <text:s/>- <text:s/>sry (sex determining region y)-box 13, CREB1 <text:s/>- <text:s/>camp responsive element binding protein 1, FGR <text:s/>- <text:s/>feline gardner-rasheed sarcoma viral oncogene homolog, CYLD <text:s/>- <text:s/>cylindromatosis (turban tumor syndrome), CXCL6 <text:s/>- <text:s/>chemokine (c-x-c motif) ligand 6, CD86 <text:s/>- <text:s/>cd86 molecule, IL6 <text:s/>- <text:s/>interleukin 6 (interferon, beta 2), PPARGC1B <text:s/>- <text:s/>peroxisome proliferator-activated receptor gamma, coactivator 1 beta, FFAR2 <text:s/>- <text:s/>free fatty acid receptor 2, B2M <text:s/>- <text:s/>beta-2-microglobulin, STAT6 <text:s/>- <text:s/>signal transducer and activator of transcription 6, interleukin-4 induced, IKBKE <text:s/>- <text:s/>inhibitor of kappa light polypeptide gene enhancer in b-cells, kinase epsilon, MYB <text:s/>- <text:s/>v-myb avian myeloblastosis viral oncogene homolog, IKZF3 <text:s/>- <text:s/>ikaros family zinc finger 3 (aiolos), TNFSF13 <text:s/>- <text:s/>tumor necrosis factor (ligand) superfamily, member 13, NFATC1 <text:s/>- <text:s/>nuclear factor of activated t-cells, cytoplasmic, calcineurin-dependent 1, TYRO3 <text:s/>- <text:s/>tyro3 protein tyrosine kinase, MAP2K6 <text:s/>- <text:s/>mitogen-activated protein kinase kinase 6, NFATC2 <text:s/>- <text:s/>nuclear factor of activated t-cells, cytoplasmic, calcineurin-dependent 2, ETS1 <text:s/>- <text:s/>v-ets avian erythroblastosis virus e26 oncogene homolog 1, MAFB <text:s/>- <text:s/>v-maf avian musculoaponeurotic fibrosarcoma oncogene homolog b, RARA <text:s/>- <text:s/>retinoic acid receptor, alpha, MAPK14 <text:s/>- <text:s/>mitogen-activated protein kinase 14, CDK6 <text:s/>- <text:s/>cyclin-dependent kinase 6, CSF1 <text:s/>- <text:s/>colony stimulating factor 1 (macrophage), IL27RA <text:s/>- <text:s/>interleukin 27 receptor, alpha, TNIP3 <text:s/>- <text:s/>tnfaip3 interacting protein 3, CXCL10 <text:s/>- <text:s/>chemokine (c-x-c motif) ligand 10, CDKN1A <text:s/>- <text:s/>cyclin-dependent kinase inhibitor 1a (p21, cip1), CXCL2 <text:s/>- <text:s/>chemokine (c-x-c motif) ligand 2, PRKCH <text:s/>- <text:s/>protein kinase c, eta, CXCL1 <text:s/>- <text:s/>chemokine (c-x-c motif) ligand 1 (melanoma growth stimulating activity, alpha), CDC37 <text:s/>- <text:s/>cell division cycle 37, IRF1 <text:s/>- <text:s/>interferon regulatory factor 1, ADORA1 <text:s/>- <text:s/>adenosine a1 receptor, TRAF2 <text:s/>- <text:s/>tnf receptor-associated factor 2, PRKCD <text:s/>- <text:s/>protein kinase c, delta, CXCL3 <text:s/>- <text:s/>chemokine (c-x-c motif) ligand 3, PACS1 <text:s/>- <text:s/>phosphofurin acidic cluster sorting protein 1, PDE4B <text:s/>- <text:s/>phosphodiesterase 4b, camp-specific]</text:p>
          </table:table-cell>
        </table:table-row>
        <table:table-row table:style-name="ro1">
          <table:table-cell office:value-type="string" calcext:value-type="string">
            <text:p>GO:0006355</text:p>
          </table:table-cell>
          <table:table-cell office:value-type="string" calcext:value-type="string">
            <text:p>regulation of transcription, DNA-templated</text:p>
          </table:table-cell>
          <table:table-cell office:value-type="float" office:value="0.000000000788" calcext:value-type="float">
            <text:p>7.88E-10</text:p>
          </table:table-cell>
          <table:table-cell office:value-type="float" office:value="0.000000534" calcext:value-type="float">
            <text:p>0.000000534</text:p>
          </table:table-cell>
          <table:table-cell office:value-type="float" office:value="1.63" calcext:value-type="float">
            <text:p>1.63</text:p>
          </table:table-cell>
          <table:table-cell office:value-type="float" office:value="13954" calcext:value-type="float">
            <text:p>13954</text:p>
          </table:table-cell>
          <table:table-cell office:value-type="float" office:value="2753" calcext:value-type="float">
            <text:p>2753</text:p>
          </table:table-cell>
          <table:table-cell office:value-type="float" office:value="413" calcext:value-type="float">
            <text:p>41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[SEBOX <text:s/>- <text:s/>sebox homeobox, SIN3A <text:s/>- <text:s/>sin3 transcription regulator family member a, TSC22D4 <text:s/>- <text:s/>tsc22 domain family, member 4, GDNF <text:s/>- <text:s/>glial cell derived neurotrophic factor, ZNF436 <text:s/>- <text:s/>zinc finger protein 436, WWTR1 <text:s/>- <text:s/>ww domain containing transcription regulator 1, PBX3 <text:s/>- <text:s/>pre-b-cell leukemia homeobox 3, ELL2 <text:s/>- <text:s/>elongation factor, rna polymerase ii, 2, PBX1 <text:s/>- <text:s/>pre-b-cell leukemia homeobox 1, BCOR <text:s/>- <text:s/>bcl6 corepressor, ZBTB17 <text:s/>- <text:s/>zinc finger and btb domain containing 17, REL <text:s/>- <text:s/>v-rel avian reticuloendotheliosis viral oncogene homolog, TRPS1 <text:s/>- <text:s/>trichorhinophalangeal syndrome i, VEZF1 <text:s/>- <text:s/>vascular endothelial zinc finger 1, MLLT6 <text:s/>- <text:s/>myeloid/lymphoid or mixed-lineage leukemia (trithorax homolog, drosophila); translocated to, 6, SIRT2 <text:s/>- <text:s/>sirtuin 2, FHOD1 <text:s/>- <text:s/>formin homology 2 domain containing 1, ILF3 <text:s/>- <text:s/>interleukin enhancer binding factor 3, 90kda, ASH1L <text:s/>- <text:s/>ash1 (absent, small, or homeotic)-like (drosophila), SMYD3 <text:s/>- <text:s/>set and mynd domain containing 3, SUFU <text:s/>- <text:s/>suppressor of fused homolog (drosophila), TNIP1 <text:s/>- <text:s/>tnfaip3 interacting protein 1, NR3C2 <text:s/>- <text:s/>nuclear receptor subfamily 3, group c, member 2, FOXJ1 <text:s/>- <text:s/>forkhead box j1, CGGBP1 <text:s/>- <text:s/>cgg triplet repeat binding protein 1, SOX5 <text:s/>- <text:s/>sry (sex determining region y)-box 5, TET3 <text:s/>- <text:s/>tet methylcytosine dioxygenase 3, NLK <text:s/>- <text:s/>nemo-like kinase, LDB1 <text:s/>- <text:s/>lim domain binding 1, CRB2 <text:s/>- <text:s/>crumbs homolog 2 (drosophila), SOX13 <text:s/>- <text:s/>sry (sex determining region y)-box 13, CREB1 <text:s/>- <text:s/>camp responsive element binding protein 1, GDF7 <text:s/>- <text:s/>growth differentiation factor 7, MSC <text:s/>- <text:s/>musculin, CD86 <text:s/>- <text:s/>cd86 molecule, IL6 <text:s/>- <text:s/>interleukin 6 (interferon, beta 2), ASCL3 <text:s/>- <text:s/>achaete-scute complex homolog 3 (drosophila), HOXC10 <text:s/>- <text:s/>homeobox c10, HOXC9 <text:s/>- <text:s/>homeobox c9, PPARGC1B <text:s/>- <text:s/>peroxisome proliferator-activated receptor gamma, coactivator 1 beta, SPEN <text:s/>- <text:s/>spen homolog, transcriptional regulator (drosophila), SUPT16H <text:s/>- <text:s/>suppressor of ty 16 homolog (s. cerevisiae), EEF1A1 <text:s/>- <text:s/>eukaryotic translation elongation factor 1 alpha 1, BBX <text:s/>- <text:s/>bobby sox homolog (drosophila), NTRK3 <text:s/>- <text:s/>neurotrophic tyrosine kinase, receptor, type 3, ARRB1 <text:s/>- <text:s/>arrestin, beta 1, EGR1 <text:s/>- <text:s/>early growth response 1, FGF1 <text:s/>- <text:s/>fibroblast growth factor 1 (acidic), NR4A2 <text:s/>- <text:s/>nuclear receptor subfamily 4, group a, member 2, MYB <text:s/>- <text:s/>v-myb avian myeloblastosis viral oncogene homolog, MEF2D <text:s/>- <text:s/>myocyte enhancer factor 2d, EGF <text:s/>- <text:s/>epidermal growth factor, TBX15 <text:s/>- <text:s/>t-box 15, CXCL10 <text:s/>- <text:s/>chemokine (c-x-c motif) ligand 10, CDKN1A <text:s/>- <text:s/>cyclin-dependent kinase inhibitor 1a (p21, cip1), DENND4A <text:s/>- <text:s/>denn/madd domain containing 4a, C11orf30 <text:s/>- <text:s/>chromosome 11 open reading frame 30, TCF7L2 <text:s/>- <text:s/>transcription factor 7-like 2 (t-cell specific, hmg-box), ARX <text:s/>- <text:s/>aristaless related homeobox, IRF1 <text:s/>- <text:s/>interferon regulatory factor 1, IRF6 <text:s/>- <text:s/>interferon regulatory factor 6, SATB1 <text:s/>- <text:s/>satb homeobox 1, TRAF2 <text:s/>- <text:s/>tnf receptor-associated factor 2, PHOX2B <text:s/>- <text:s/>paired-like homeobox 2b, NFKBIZ <text:s/>- <text:s/>nuclear factor of kappa light polypeptide gene enhancer in b-cells inhibitor, zeta, CDK2 <text:s/>- <text:s/>cyclin-dependent kinase 2, TCEA2 <text:s/>- <text:s/>transcription elongation factor a (sii), 2, SALL2 <text:s/>- <text:s/>sal-like 2 (drosophila), ZBTB1 <text:s/>- <text:s/>zinc finger and btb domain containing 1, CCAR1 <text:s/>- <text:s/>cell division cycle and apoptosis regulator 1, HLX <text:s/>- <text:s/>h2.0-like homeobox, IL23A <text:s/>- <text:s/>interleukin 23, alpha subunit p19, WNT10B <text:s/>- <text:s/>wingless-type mmtv integration site family, member 10b, TLE4 <text:s/>- <text:s/>transducin-like enhancer of split 4 (e(sp1) homolog, drosophila), DICER1 <text:s/>- <text:s/>dicer 1, ribonuclease type iii, SIRT6 <text:s/>- <text:s/>sirtuin 6, NR5A2 <text:s/>- <text:s/>nuclear receptor subfamily 5, group a, member 2, VSX2 <text:s/>- <text:s/>visual system homeobox 2, VDR <text:s/>- <text:s/>vitamin d (1,25- dihydroxyvitamin d3) receptor, TCEAL8 <text:s/>- <text:s/>transcription elongation factor a (sii)-like 8, CHD4 <text:s/>- <text:s/>chromodomain helicase dna binding protein 4, SKIL <text:s/>- <text:s/>ski-like oncogene, PPP3CA <text:s/>- <text:s/>protein phosphatase 3, catalytic subunit, alpha isozyme, NFKB2 <text:s/>- <text:s/>nuclear factor of kappa light polypeptide gene enhancer in b-cells 2 (p49/p100), MKL1 <text:s/>- <text:s/>megakaryoblastic leukemia (translocation) 1, WNT1 <text:s/>- <text:s/>wingless-type mmtv integration site family, member 1, NFKB1 <text:s/>- <text:s/>nuclear factor of kappa light polypeptide gene enhancer in b-cells 1, GPBP1 <text:s/>- <text:s/>gc-rich promoter binding protein 1, NFKBIB <text:s/>- <text:s/>nuclear factor of kappa light polypeptide gene enhancer in b-cells inhibitor, beta, CBX2 <text:s/>- <text:s/>chromobox homolog 2, FOXP4 <text:s/>- <text:s/>forkhead box p4, EBF4 <text:s/>- <text:s/>early b-cell factor 4, MSX1 <text:s/>- <text:s/>msh homeobox 1, LGR4 <text:s/>- <text:s/>leucine-rich repeat containing g protein-coupled receptor 4, PFN1 <text:s/>- <text:s/>profilin 1, NCOA2 <text:s/>- <text:s/>nuclear receptor coactivator 2, OTP <text:s/>- <text:s/>orthopedia homeobox, TNFAIP3 <text:s/>- <text:s/>tumor necrosis factor, alpha-induced protein 3, TSC22D3 <text:s/>- <text:s/>tsc22 domain family, member 3, ATP2B4 <text:s/>- <text:s/>atpase, ca++ transporting, plasma membrane 4, CYLD <text:s/>- <text:s/>cylindromatosis (turban tumor syndrome), BCL6B <text:s/>- <text:s/>b-cell cll/lymphoma 6, member b, HOXA11 <text:s/>- <text:s/>homeobox a11, NEO1 <text:s/>- <text:s/>neogenin 1, ZBTB25 <text:s/>- <text:s/>zinc finger and btb domain containing 25, EHF <text:s/>- <text:s/>ets homologous factor, STAT5A <text:s/>- <text:s/>signal transducer and activator of transcription 5a, SP6 <text:s/>- <text:s/>sp6 transcription factor, STAT6 <text:s/>- <text:s/>signal transducer and activator of transcription 6, interleukin-4 induced, HOXB9 <text:s/>- <text:s/>homeobox b9, KMT2D <text:s/>- <text:s/>lysine (k)-specific methyltransferase 2d, MORF4L2 <text:s/>- <text:s/>mortality factor 4 like 2, IKZF3 <text:s/>- <text:s/>ikaros family zinc finger 3 (aiolos), YY1AP1 <text:s/>- <text:s/>yy1 associated protein 1, NFATC1 <text:s/>- <text:s/>nuclear factor of activated t-cells, cytoplasmic, calcineurin-dependent 1, MAP2K6 <text:s/>- <text:s/>mitogen-activated protein kinase kinase 6, KDM1B <text:s/>- <text:s/>lysine (k)-specific demethylase 1b, NFATC2 <text:s/>- <text:s/>nuclear factor of activated t-cells, cytoplasmic, calcineurin-dependent 2, ETS1 <text:s/>- <text:s/>v-ets avian erythroblastosis virus e26 oncogene homolog 1, MAFB <text:s/>- <text:s/>v-maf avian musculoaponeurotic fibrosarcoma oncogene homolog b, RARA <text:s/>- <text:s/>retinoic acid receptor, alpha, MAPK14 <text:s/>- <text:s/>mitogen-activated protein kinase 14, RAI1 <text:s/>- <text:s/>retinoic acid induced 1, FOXA3 <text:s/>- <text:s/>forkhead box a3, IL25 <text:s/>- <text:s/>interleukin 25, GATA4 <text:s/>- <text:s/>gata binding protein 4, ZBTB14 <text:s/>- <text:s/>zinc finger and btb domain containing 14, ANXA4 <text:s/>- <text:s/>annexin a4, FOSB <text:s/>- <text:s/>fbj murine osteosarcoma viral oncogene homolog b, PRKCH <text:s/>- <text:s/>protein kinase c, eta, BCL3 <text:s/>- <text:s/>b-cell cll/lymphoma 3, UBE2I <text:s/>- <text:s/>ubiquitin-conjugating enzyme e2i, NFAT5 <text:s/>- <text:s/>nuclear factor of activated t-cells 5, tonicity-responsive]</text:p>
          </table:table-cell>
        </table:table-row>
        <table:table-row table:style-name="ro1">
          <table:table-cell office:value-type="string" calcext:value-type="string">
            <text:p>GO:2001141</text:p>
          </table:table-cell>
          <table:table-cell office:value-type="string" calcext:value-type="string">
            <text:p>regulation of RNA biosynthetic process</text:p>
          </table:table-cell>
          <table:table-cell office:value-type="float" office:value="0.000000000864" calcext:value-type="float">
            <text:p>8.64E-10</text:p>
          </table:table-cell>
          <table:table-cell office:value-type="float" office:value="0.000000559" calcext:value-type="float">
            <text:p>0.000000559</text:p>
          </table:table-cell>
          <table:table-cell office:value-type="float" office:value="1.63" calcext:value-type="float">
            <text:p>1.63</text:p>
          </table:table-cell>
          <table:table-cell office:value-type="float" office:value="13954" calcext:value-type="float">
            <text:p>13954</text:p>
          </table:table-cell>
          <table:table-cell office:value-type="float" office:value="2785" calcext:value-type="float">
            <text:p>2785</text:p>
          </table:table-cell>
          <table:table-cell office:value-type="float" office:value="413" calcext:value-type="float">
            <text:p>413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[SEBOX <text:s/>- <text:s/>sebox homeobox, SIN3A <text:s/>- <text:s/>sin3 transcription regulator family member a, TSC22D4 <text:s/>- <text:s/>tsc22 domain family, member 4, GDNF <text:s/>- <text:s/>glial cell derived neurotrophic factor, ZNF436 <text:s/>- <text:s/>zinc finger protein 436, WWTR1 <text:s/>- <text:s/>ww domain containing transcription regulator 1, PBX3 <text:s/>- <text:s/>pre-b-cell leukemia homeobox 3, PBX1 <text:s/>- <text:s/>pre-b-cell leukemia homeobox 1, ELL2 <text:s/>- <text:s/>elongation factor, rna polymerase ii, 2, BCOR <text:s/>- <text:s/>bcl6 corepressor, ZBTB17 <text:s/>- <text:s/>zinc finger and btb domain containing 17, REL <text:s/>- <text:s/>v-rel avian reticuloendotheliosis viral oncogene homolog, TRPS1 <text:s/>- <text:s/>trichorhinophalangeal syndrome i, VEZF1 <text:s/>- <text:s/>vascular endothelial zinc finger 1, MLLT6 <text:s/>- <text:s/>myeloid/lymphoid or mixed-lineage leukemia (trithorax homolog, drosophila); translocated to, 6, SIRT2 <text:s/>- <text:s/>sirtuin 2, FHOD1 <text:s/>- <text:s/>formin homology 2 domain containing 1, ILF3 <text:s/>- <text:s/>interleukin enhancer binding factor 3, 90kda, ASH1L <text:s/>- <text:s/>ash1 (absent, small, or homeotic)-like (drosophila), SMYD3 <text:s/>- <text:s/>set and mynd domain containing 3, SUFU <text:s/>- <text:s/>suppressor of fused homolog (drosophila), TNIP1 <text:s/>- <text:s/>tnfaip3 interacting protein 1, NR3C2 <text:s/>- <text:s/>nuclear receptor subfamily 3, group c, member 2, FOXJ1 <text:s/>- <text:s/>forkhead box j1, RAP2C <text:s/>- <text:s/>rap2c, member of ras oncogene family, CGGBP1 <text:s/>- <text:s/>cgg triplet repeat binding protein 1, SOX5 <text:s/>- <text:s/>sry (sex determining region y)-box 5, TET3 <text:s/>- <text:s/>tet methylcytosine dioxygenase 3, NLK <text:s/>- <text:s/>nemo-like kinase, LDB1 <text:s/>- <text:s/>lim domain binding 1, CRB2 <text:s/>- <text:s/>crumbs homolog 2 (drosophila), SOX13 <text:s/>- <text:s/>sry (sex determining region y)-box 13, CREB1 <text:s/>- <text:s/>camp responsive element binding protein 1, GDF7 <text:s/>- <text:s/>growth differentiation factor 7, MSC <text:s/>- <text:s/>musculin, CD86 <text:s/>- <text:s/>cd86 molecule, IL6 <text:s/>- <text:s/>interleukin 6 (interferon, beta 2), ASCL3 <text:s/>- <text:s/>achaete-scute complex homolog 3 (drosophila), HOXC10 <text:s/>- <text:s/>homeobox c10, HOXC9 <text:s/>- <text:s/>homeobox c9, PPARGC1B <text:s/>- <text:s/>peroxisome proliferator-activated receptor gamma, coactivator 1 beta, SPEN <text:s/>- <text:s/>spen homolog, transcriptional regulator (drosophila), SUPT16H <text:s/>- <text:s/>suppressor of ty 16 homolog (s. cerevisiae), EEF1A1 <text:s/>- <text:s/>eukaryotic translation elongation factor 1 alpha 1, BBX <text:s/>- <text:s/>bobby sox homolog (drosophila), NTRK3 <text:s/>- <text:s/>neurotrophic tyrosine kinase, receptor, type 3, ARRB1 <text:s/>- <text:s/>arrestin, beta 1, EGR1 <text:s/>- <text:s/>early growth response 1, FGF1 <text:s/>- <text:s/>fibroblast growth factor 1 (acidic), NR4A2 <text:s/>- <text:s/>nuclear receptor subfamily 4, group a, member 2, MYB <text:s/>- <text:s/>v-myb avian myeloblastosis viral oncogene homolog, MEF2D <text:s/>- <text:s/>myocyte enhancer factor 2d, EGF <text:s/>- <text:s/>epidermal growth factor, TBX15 <text:s/>- <text:s/>t-box 15, CXCL10 <text:s/>- <text:s/>chemokine (c-x-c motif) ligand 10, CDKN1A <text:s/>- <text:s/>cyclin-dependent kinase inhibitor 1a (p21, cip1), DENND4A <text:s/>- <text:s/>denn/madd domain containing 4a, C11orf30 <text:s/>- <text:s/>chromosome 11 open reading frame 30, TCF7L2 <text:s/>- <text:s/>transcription factor 7-like 2 (t-cell specific, hmg-box), ARX <text:s/>- <text:s/>aristaless related homeobox, IRF1 <text:s/>- <text:s/>interferon regulatory factor 1, IRF6 <text:s/>- <text:s/>interferon regulatory factor 6, SATB1 <text:s/>- <text:s/>satb homeobox 1, TRAF2 <text:s/>- <text:s/>tnf receptor-associated factor 2, PHOX2B <text:s/>- <text:s/>paired-like homeobox 2b, NFKBIZ <text:s/>- <text:s/>nuclear factor of kappa light polypeptide gene enhancer in b-cells inhibitor, zeta, CDK2 <text:s/>- <text:s/>cyclin-dependent kinase 2, TCEA2 <text:s/>- <text:s/>transcription elongation factor a (sii), 2, SALL2 <text:s/>- <text:s/>sal-like 2 (drosophila), ZBTB1 <text:s/>- <text:s/>zinc finger and btb domain containing 1, CCAR1 <text:s/>- <text:s/>cell division cycle and apoptosis regulator 1, HLX <text:s/>- <text:s/>h2.0-like homeobox, IL23A <text:s/>- <text:s/>interleukin 23, alpha subunit p19, WNT10B <text:s/>- <text:s/>wingless-type mmtv integration site family, member 10b, TLE4 <text:s/>- <text:s/>transducin-like enhancer of split 4 (e(sp1) homolog, drosophila), DICER1 <text:s/>- <text:s/>dicer 1, ribonuclease type iii, SIRT6 <text:s/>- <text:s/>sirtuin 6, NR5A2 <text:s/>- <text:s/>nuclear receptor subfamily 5, group a, member 2, VSX2 <text:s/>- <text:s/>visual system homeobox 2, VDR <text:s/>- <text:s/>vitamin d (1,25- dihydroxyvitamin d3) receptor, TCEAL8 <text:s/>- <text:s/>transcription elongation factor a (sii)-like 8, CHD4 <text:s/>- <text:s/>chromodomain helicase dna binding protein 4, SKIL <text:s/>- <text:s/>ski-like oncogene, PPP3CA <text:s/>- <text:s/>protein phosphatase 3, catalytic subunit, alpha isozyme, NFKB2 <text:s/>- <text:s/>nuclear factor of kappa light polypeptide gene enhancer in b-cells 2 (p49/p100), MKL1 <text:s/>- <text:s/>megakaryoblastic leukemia (translocation) 1, WNT1 <text:s/>- <text:s/>wingless-type mmtv integration site family, member 1, NFKB1 <text:s/>- <text:s/>nuclear factor of kappa light polypeptide gene enhancer in b-cells 1, GPBP1 <text:s/>- <text:s/>gc-rich promoter binding protein 1, NFKBIB <text:s/>- <text:s/>nuclear factor of kappa light polypeptide gene enhancer in b-cells inhibitor, beta, CBX2 <text:s/>- <text:s/>chromobox homolog 2, FOXP4 <text:s/>- <text:s/>forkhead box p4, EBF4 <text:s/>- <text:s/>early b-cell factor 4, MSX1 <text:s/>- <text:s/>msh homeobox 1, PFN1 <text:s/>- <text:s/>profilin 1, LGR4 <text:s/>- <text:s/>leucine-rich repeat containing g protein-coupled receptor 4, NCOA2 <text:s/>- <text:s/>nuclear receptor coactivator 2, TNFAIP3 <text:s/>- <text:s/>tumor necrosis factor, alpha-induced protein 3, OTP <text:s/>- <text:s/>orthopedia homeobox, TSC22D3 <text:s/>- <text:s/>tsc22 domain family, member 3, ATP2B4 <text:s/>- <text:s/>atpase, ca++ transporting, plasma membrane 4, CYLD <text:s/>- <text:s/>cylindromatosis (turban tumor syndrome), BCL6B <text:s/>- <text:s/>b-cell cll/lymphoma 6, member b, HOXA11 <text:s/>- <text:s/>homeobox a11, NEO1 <text:s/>- <text:s/>neogenin 1, ZBTB25 <text:s/>- <text:s/>zinc finger and btb domain containing 25, EHF <text:s/>- <text:s/>ets homologous factor, STAT5A <text:s/>- <text:s/>signal transducer and activator of transcription 5a, SP6 <text:s/>- <text:s/>sp6 transcription factor, STAT6 <text:s/>- <text:s/>signal transducer and activator of transcription 6, interleukin-4 induced, HOXB9 <text:s/>- <text:s/>homeobox b9, KMT2D <text:s/>- <text:s/>lysine (k)-specific methyltransferase 2d, MORF4L2 <text:s/>- <text:s/>mortality factor 4 like 2, IKZF3 <text:s/>- <text:s/>ikaros family zinc finger 3 (aiolos), YY1AP1 <text:s/>- <text:s/>yy1 associated protein 1, NFATC1 <text:s/>- <text:s/>nuclear factor of activated t-cells, cytoplasmic, calcineurin-dependent 1, MAP2K6 <text:s/>- <text:s/>mitogen-activated protein kinase kinase 6, KDM1B <text:s/>- <text:s/>lysine (k)-specific demethylase 1b, NFATC2 <text:s/>- <text:s/>nuclear factor of activated t-cells, cytoplasmic, calcineurin-dependent 2, ETS1 <text:s/>- <text:s/>v-ets avian erythroblastosis virus e26 oncogene homolog 1, MAFB <text:s/>- <text:s/>v-maf avian musculoaponeurotic fibrosarcoma oncogene homolog b, RARA <text:s/>- <text:s/>retinoic acid receptor, alpha, MAPK14 <text:s/>- <text:s/>mitogen-activated protein kinase 14, FOXA3 <text:s/>- <text:s/>forkhead box a3, RAI1 <text:s/>- <text:s/>retinoic acid induced 1, IL25 <text:s/>- <text:s/>interleukin 25, GATA4 <text:s/>- <text:s/>gata binding protein 4, ZBTB14 <text:s/>- <text:s/>zinc finger and btb domain containing 14, ANXA4 <text:s/>- <text:s/>annexin a4, FOSB <text:s/>- <text:s/>fbj murine osteosarcoma viral oncogene homolog b, PRKCH <text:s/>- <text:s/>protein kinase c, eta, BCL3 <text:s/>- <text:s/>b-cell cll/lymphoma 3, UBE2I <text:s/>- <text:s/>ubiquitin-conjugating enzyme e2i, NFAT5 <text:s/>- <text:s/>nuclear factor of activated t-cells 5, tonicity-responsive]</text:p>
          </table:table-cell>
        </table:table-row>
        <table:table-row table:style-name="ro1">
          <table:table-cell office:value-type="string" calcext:value-type="string">
            <text:p>GO:0045597</text:p>
          </table:table-cell>
          <table:table-cell office:value-type="string" calcext:value-type="string">
            <text:p>positive regulation of cell differentiation</text:p>
          </table:table-cell>
          <table:table-cell office:value-type="float" office:value="0.000000000926" calcext:value-type="float">
            <text:p>9.26E-10</text:p>
          </table:table-cell>
          <table:table-cell office:value-type="float" office:value="0.000000573" calcext:value-type="float">
            <text:p>0.000000573</text:p>
          </table:table-cell>
          <table:table-cell office:value-type="float" office:value="2.5" calcext:value-type="float">
            <text:p>2.5</text:p>
          </table:table-cell>
          <table:table-cell office:value-type="float" office:value="13954" calcext:value-type="float">
            <text:p>13954</text:p>
          </table:table-cell>
          <table:table-cell office:value-type="float" office:value="704" calcext:value-type="float">
            <text:p>704</text:p>
          </table:table-cell>
          <table:table-cell office:value-type="float" office:value="413" calcext:value-type="float">
            <text:p>41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[SASH3 <text:s/>- <text:s/>sam and sh3 domain containing 3, ZBTB1 <text:s/>- <text:s/>zinc finger and btb domain containing 1, CD83 <text:s/>- <text:s/>cd83 molecule, GDNF <text:s/>- <text:s/>glial cell derived neurotrophic factor, HLX <text:s/>- <text:s/>h2.0-like homeobox, IL23A <text:s/>- <text:s/>interleukin 23, alpha subunit p19, WNT10B <text:s/>- <text:s/>wingless-type mmtv integration site family, member 10b, ATP11C <text:s/>- <text:s/>atpase, class vi, type 11c, WWTR1 <text:s/>- <text:s/>ww domain containing transcription regulator 1, LPPR5 <text:s/>- <text:s/>lipid phosphate phosphatase-related protein type 5, DICER1 <text:s/>- <text:s/>dicer 1, ribonuclease type iii, SIRT2 <text:s/>- <text:s/>sirtuin 2, VDR <text:s/>- <text:s/>vitamin d (1,25- dihydroxyvitamin d3) receptor, SKIL <text:s/>- <text:s/>ski-like oncogene, BDNF <text:s/>- <text:s/>brain-derived neurotrophic factor, FOXJ1 <text:s/>- <text:s/>forkhead box j1, CCDC3 <text:s/>- <text:s/>coiled-coil domain containing 3, SOX5 <text:s/>- <text:s/>sry (sex determining region y)-box 5, NFKB1 <text:s/>- <text:s/>nuclear factor of kappa light polypeptide gene enhancer in b-cells 1, OTP <text:s/>- <text:s/>orthopedia homeobox, CRB2 <text:s/>- <text:s/>crumbs homolog 2 (drosophila), CREB1 <text:s/>- <text:s/>camp responsive element binding protein 1, CYLD <text:s/>- <text:s/>cylindromatosis (turban tumor syndrome), GDF7 <text:s/>- <text:s/>growth differentiation factor 7, EHD1 <text:s/>- <text:s/>eh-domain containing 1, CD86 <text:s/>- <text:s/>cd86 molecule, STK4 <text:s/>- <text:s/>serine/threonine kinase 4, IL6 <text:s/>- <text:s/>interleukin 6 (interferon, beta 2), PPARGC1B <text:s/>- <text:s/>peroxisome proliferator-activated receptor gamma, coactivator 1 beta, HOXA11 <text:s/>- <text:s/>homeobox a11, SPEN <text:s/>- <text:s/>spen homolog, transcriptional regulator (drosophila), NTRK3 <text:s/>- <text:s/>neurotrophic tyrosine kinase, receptor, type 3, MORF4L2 <text:s/>- <text:s/>mortality factor 4 like 2, MYB <text:s/>- <text:s/>v-myb avian myeloblastosis viral oncogene homolog, NFATC2 <text:s/>- <text:s/>nuclear factor of activated t-cells, cytoplasmic, calcineurin-dependent 2, ETS1 <text:s/>- <text:s/>v-ets avian erythroblastosis virus e26 oncogene homolog 1, RARA <text:s/>- <text:s/>retinoic acid receptor, alpha, MAPK14 <text:s/>- <text:s/>mitogen-activated protein kinase 14, CSF1 <text:s/>- <text:s/>colony stimulating factor 1 (macrophage), EPHA3 <text:s/>- <text:s/>eph receptor a3, BRINP1 <text:s/>- <text:s/>bone morphogenetic protein/retinoic acid inducible neural-specific 1, AKAP6 <text:s/>- <text:s/>a kinase (prka) anchor protein 6, GATA4 <text:s/>- <text:s/>gata binding protein 4, NDNF <text:s/>- <text:s/>neuron-derived neurotrophic factor, PRKCH <text:s/>- <text:s/>protein kinase c, eta, MYADM <text:s/>- <text:s/>myeloid-associated differentiation marker, MAG <text:s/>- <text:s/>myelin associated glycoprotein, CDH5 <text:s/>- <text:s/>cadherin 5, type 2 (vascular endothelium), NEURL <text:s/>- <text:s/>neuralized homolog (drosophila), PHOX2B <text:s/>- <text:s/>paired-like homeobox 2b, IL1RAPL1 <text:s/>- <text:s/>interleukin 1 receptor accessory protein-like 1, CPNE5 <text:s/>- <text:s/>copine v]</text:p>
          </table:table-cell>
        </table:table-row>
        <table:table-row table:style-name="ro1">
          <table:table-cell office:value-type="string" calcext:value-type="string">
            <text:p>GO:1902680</text:p>
          </table:table-cell>
          <table:table-cell office:value-type="string" calcext:value-type="string">
            <text:p>positive regulation of RNA biosynthetic process</text:p>
          </table:table-cell>
          <table:table-cell office:value-type="float" office:value="0.00000000133" calcext:value-type="float">
            <text:p>1.33E-09</text:p>
          </table:table-cell>
          <table:table-cell office:value-type="float" office:value="0.000000788" calcext:value-type="float">
            <text:p>0.000000788</text:p>
          </table:table-cell>
          <table:table-cell office:value-type="float" office:value="2.08" calcext:value-type="float">
            <text:p>2.08</text:p>
          </table:table-cell>
          <table:table-cell office:value-type="float" office:value="13954" calcext:value-type="float">
            <text:p>13954</text:p>
          </table:table-cell>
          <table:table-cell office:value-type="float" office:value="1167" calcext:value-type="float">
            <text:p>1167</text:p>
          </table:table-cell>
          <table:table-cell office:value-type="float" office:value="413" calcext:value-type="float">
            <text:p>41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[SIN3A <text:s/>- <text:s/>sin3 transcription regulator family member a, GDNF <text:s/>- <text:s/>glial cell derived neurotrophic factor, WNT10B <text:s/>- <text:s/>wingless-type mmtv integration site family, member 10b, WWTR1 <text:s/>- <text:s/>ww domain containing transcription regulator 1, IL23A <text:s/>- <text:s/>interleukin 23, alpha subunit p19, PBX3 <text:s/>- <text:s/>pre-b-cell leukemia homeobox 3, PBX1 <text:s/>- <text:s/>pre-b-cell leukemia homeobox 1, ZBTB17 <text:s/>- <text:s/>zinc finger and btb domain containing 17, REL <text:s/>- <text:s/>v-rel avian reticuloendotheliosis viral oncogene homolog, TRPS1 <text:s/>- <text:s/>trichorhinophalangeal syndrome i, NR5A2 <text:s/>- <text:s/>nuclear receptor subfamily 5, group a, member 2, SIRT2 <text:s/>- <text:s/>sirtuin 2, FHOD1 <text:s/>- <text:s/>formin homology 2 domain containing 1, ILF3 <text:s/>- <text:s/>interleukin enhancer binding factor 3, 90kda, ASH1L <text:s/>- <text:s/>ash1 (absent, small, or homeotic)-like (drosophila), VDR <text:s/>- <text:s/>vitamin d (1,25- dihydroxyvitamin d3) receptor, SMYD3 <text:s/>- <text:s/>set and mynd domain containing 3, TNIP1 <text:s/>- <text:s/>tnfaip3 interacting protein 1, FOXJ1 <text:s/>- <text:s/>forkhead box j1, PPP3CA <text:s/>- <text:s/>protein phosphatase 3, catalytic subunit, alpha isozyme, NFKB2 <text:s/>- <text:s/>nuclear factor of kappa light polypeptide gene enhancer in b-cells 2 (p49/p100), WNT1 <text:s/>- <text:s/>wingless-type mmtv integration site family, member 1, MKL1 <text:s/>- <text:s/>megakaryoblastic leukemia (translocation) 1, NFKB1 <text:s/>- <text:s/>nuclear factor of kappa light polypeptide gene enhancer in b-cells 1, GPBP1 <text:s/>- <text:s/>gc-rich promoter binding protein 1, TET3 <text:s/>- <text:s/>tet methylcytosine dioxygenase 3, MSX1 <text:s/>- <text:s/>msh homeobox 1, NCOA2 <text:s/>- <text:s/>nuclear receptor coactivator 2, PFN1 <text:s/>- <text:s/>profilin 1, LGR4 <text:s/>- <text:s/>leucine-rich repeat containing g protein-coupled receptor 4, LDB1 <text:s/>- <text:s/>lim domain binding 1, CREB1 <text:s/>- <text:s/>camp responsive element binding protein 1, GDF7 <text:s/>- <text:s/>growth differentiation factor 7, CD86 <text:s/>- <text:s/>cd86 molecule, HOXC10 <text:s/>- <text:s/>homeobox c10, IL6 <text:s/>- <text:s/>interleukin 6 (interferon, beta 2), PPARGC1B <text:s/>- <text:s/>peroxisome proliferator-activated receptor gamma, coactivator 1 beta, HOXA11 <text:s/>- <text:s/>homeobox a11, SUPT16H <text:s/>- <text:s/>suppressor of ty 16 homolog (s. cerevisiae), EHF <text:s/>- <text:s/>ets homologous factor, ARRB1 <text:s/>- <text:s/>arrestin, beta 1, HOXB9 <text:s/>- <text:s/>homeobox b9, STAT6 <text:s/>- <text:s/>signal transducer and activator of transcription 6, interleukin-4 induced, FGF1 <text:s/>- <text:s/>fibroblast growth factor 1 (acidic), EGR1 <text:s/>- <text:s/>early growth response 1, KMT2D <text:s/>- <text:s/>lysine (k)-specific methyltransferase 2d, MORF4L2 <text:s/>- <text:s/>mortality factor 4 like 2, NR4A2 <text:s/>- <text:s/>nuclear receptor subfamily 4, group a, member 2, MYB <text:s/>- <text:s/>v-myb avian myeloblastosis viral oncogene homolog, IKZF3 <text:s/>- <text:s/>ikaros family zinc finger 3 (aiolos), MEF2D <text:s/>- <text:s/>myocyte enhancer factor 2d, NFATC1 <text:s/>- <text:s/>nuclear factor of activated t-cells, cytoplasmic, calcineurin-dependent 1, EGF <text:s/>- <text:s/>epidermal growth factor, NFATC2 <text:s/>- <text:s/>nuclear factor of activated t-cells, cytoplasmic, calcineurin-dependent 2, ETS1 <text:s/>- <text:s/>v-ets avian erythroblastosis virus e26 oncogene homolog 1, MAFB <text:s/>- <text:s/>v-maf avian musculoaponeurotic fibrosarcoma oncogene homolog b, RARA <text:s/>- <text:s/>retinoic acid receptor, alpha, MAPK14 <text:s/>- <text:s/>mitogen-activated protein kinase 14, FOXA3 <text:s/>- <text:s/>forkhead box a3, RAI1 <text:s/>- <text:s/>retinoic acid induced 1, IL25 <text:s/>- <text:s/>interleukin 25, GATA4 <text:s/>- <text:s/>gata binding protein 4, CXCL10 <text:s/>- <text:s/>chemokine (c-x-c motif) ligand 10, FOSB <text:s/>- <text:s/>fbj murine osteosarcoma viral oncogene homolog b, TCF7L2 <text:s/>- <text:s/>transcription factor 7-like 2 (t-cell specific, hmg-box), BCL3 <text:s/>- <text:s/>b-cell cll/lymphoma 3, IRF1 <text:s/>- <text:s/>interferon regulatory factor 1, IRF6 <text:s/>- <text:s/>interferon regulatory factor 6, NFAT5 <text:s/>- <text:s/>nuclear factor of activated t-cells 5, tonicity-responsive, PHOX2B <text:s/>- <text:s/>paired-like homeobox 2b, TCEA2 <text:s/>- <text:s/>transcription elongation factor a (sii), 2, CDK2 <text:s/>- <text:s/>cyclin-dependent kinase 2]</text:p>
          </table:table-cell>
        </table:table-row>
        <table:table-row table:style-name="ro1">
          <table:table-cell office:value-type="string" calcext:value-type="string">
            <text:p>GO:1901701</text:p>
          </table:table-cell>
          <table:table-cell office:value-type="string" calcext:value-type="string">
            <text:p>cellular response to oxygen-containing compound</text:p>
          </table:table-cell>
          <table:table-cell office:value-type="float" office:value="0.00000000147" calcext:value-type="float">
            <text:p>1.47E-09</text:p>
          </table:table-cell>
          <table:table-cell office:value-type="float" office:value="0.000000838" calcext:value-type="float">
            <text:p>0.000000838</text:p>
          </table:table-cell>
          <table:table-cell office:value-type="float" office:value="2.65" calcext:value-type="float">
            <text:p>2.65</text:p>
          </table:table-cell>
          <table:table-cell office:value-type="float" office:value="13954" calcext:value-type="float">
            <text:p>13954</text:p>
          </table:table-cell>
          <table:table-cell office:value-type="float" office:value="587" calcext:value-type="float">
            <text:p>587</text:p>
          </table:table-cell>
          <table:table-cell office:value-type="float" office:value="413" calcext:value-type="float">
            <text:p>41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[PPARGC1B <text:s/>- <text:s/>peroxisome proliferator-activated receptor gamma, coactivator 1 beta, FFAR2 <text:s/>- <text:s/>free fatty acid receptor 2, NOS2 <text:s/>- <text:s/>nitric oxide synthase 2, inducible, SIN3A <text:s/>- <text:s/>sin3 transcription regulator family member a, NTRK3 <text:s/>- <text:s/>neurotrophic tyrosine kinase, receptor, type 3, STAT6 <text:s/>- <text:s/>signal transducer and activator of transcription 6, interleukin-4 induced, RAB10 <text:s/>- <text:s/>rab10, member ras oncogene family, WNT10B <text:s/>- <text:s/>wingless-type mmtv integration site family, member 10b, SLC29A1 <text:s/>- <text:s/>solute carrier family 29 (equilibrative nucleoside transporter), member 1, EGR1 <text:s/>- <text:s/>early growth response 1, NR4A2 <text:s/>- <text:s/>nuclear receptor subfamily 4, group a, member 2, MYB <text:s/>- <text:s/>v-myb avian myeloblastosis viral oncogene homolog, PXN <text:s/>- <text:s/>paxillin, MAP2K6 <text:s/>- <text:s/>mitogen-activated protein kinase kinase 6, ETS1 <text:s/>- <text:s/>v-ets avian erythroblastosis virus e26 oncogene homolog 1, SIRT2 <text:s/>- <text:s/>sirtuin 2, RARA <text:s/>- <text:s/>retinoic acid receptor, alpha, MAPK14 <text:s/>- <text:s/>mitogen-activated protein kinase 14, CDK6 <text:s/>- <text:s/>cyclin-dependent kinase 6, BECN1 <text:s/>- <text:s/>beclin 1, autophagy related, EPHA3 <text:s/>- <text:s/>eph receptor a3, SMYD3 <text:s/>- <text:s/>set and mynd domain containing 3, GNG4 <text:s/>- <text:s/>guanine nucleotide binding protein (g protein), gamma 4, AKAP6 <text:s/>- <text:s/>a kinase (prka) anchor protein 6, BRINP1 <text:s/>- <text:s/>bone morphogenetic protein/retinoic acid inducible neural-specific 1, GATA4 <text:s/>- <text:s/>gata binding protein 4, PPP3CA <text:s/>- <text:s/>protein phosphatase 3, catalytic subunit, alpha isozyme, TNIP3 <text:s/>- <text:s/>tnfaip3 interacting protein 3, WNT1 <text:s/>- <text:s/>wingless-type mmtv integration site family, member 1, NFKB1 <text:s/>- <text:s/>nuclear factor of kappa light polypeptide gene enhancer in b-cells 1, CXCL10 <text:s/>- <text:s/>chemokine (c-x-c motif) ligand 10, NFKBIB <text:s/>- <text:s/>nuclear factor of kappa light polypeptide gene enhancer in b-cells inhibitor, beta, GLP2R <text:s/>- <text:s/>glucagon-like peptide 2 receptor, UNC13B <text:s/>- <text:s/>unc-13 homolog b (c. elegans), TNFAIP3 <text:s/>- <text:s/>tumor necrosis factor, alpha-induced protein 3, TRAF2 <text:s/>- <text:s/>tnf receptor-associated factor 2, PRKCD <text:s/>- <text:s/>protein kinase c, delta, NEURL <text:s/>- <text:s/>neuralized homolog (drosophila), ATP2B4 <text:s/>- <text:s/>atpase, ca++ transporting, plasma membrane 4, CREB1 <text:s/>- <text:s/>camp responsive element binding protein 1, CXCL6 <text:s/>- <text:s/>chemokine (c-x-c motif) ligand 6, CD86 <text:s/>- <text:s/>cd86 molecule, CDK2 <text:s/>- <text:s/>cyclin-dependent kinase 2, COL16A1 <text:s/>- <text:s/>collagen, type xvi, alpha 1, IL6 <text:s/>- <text:s/>interleukin 6 (interferon, beta 2), PDE4B <text:s/>- <text:s/>phosphodiesterase 4b, camp-specific]</text:p>
          </table:table-cell>
        </table:table-row>
        <table:table-row table:style-name="ro1">
          <table:table-cell office:value-type="string" calcext:value-type="string">
            <text:p>GO:0051254</text:p>
          </table:table-cell>
          <table:table-cell office:value-type="string" calcext:value-type="string">
            <text:p>positive regulation of RNA metabolic process</text:p>
          </table:table-cell>
          <table:table-cell office:value-type="float" office:value="0.00000000214" calcext:value-type="float">
            <text:p>2.14E-09</text:p>
          </table:table-cell>
          <table:table-cell office:value-type="float" office:value="0.00000117" calcext:value-type="float">
            <text:p>0.00000117</text:p>
          </table:table-cell>
          <table:table-cell office:value-type="float" office:value="2.05" calcext:value-type="float">
            <text:p>2.05</text:p>
          </table:table-cell>
          <table:table-cell office:value-type="float" office:value="13954" calcext:value-type="float">
            <text:p>13954</text:p>
          </table:table-cell>
          <table:table-cell office:value-type="float" office:value="1204" calcext:value-type="float">
            <text:p>1204</text:p>
          </table:table-cell>
          <table:table-cell office:value-type="float" office:value="413" calcext:value-type="float">
            <text:p>41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[SIN3A <text:s/>- <text:s/>sin3 transcription regulator family member a, GDNF <text:s/>- <text:s/>glial cell derived neurotrophic factor, WNT10B <text:s/>- <text:s/>wingless-type mmtv integration site family, member 10b, WWTR1 <text:s/>- <text:s/>ww domain containing transcription regulator 1, IL23A <text:s/>- <text:s/>interleukin 23, alpha subunit p19, PBX3 <text:s/>- <text:s/>pre-b-cell leukemia homeobox 3, PBX1 <text:s/>- <text:s/>pre-b-cell leukemia homeobox 1, ZBTB17 <text:s/>- <text:s/>zinc finger and btb domain containing 17, REL <text:s/>- <text:s/>v-rel avian reticuloendotheliosis viral oncogene homolog, TRPS1 <text:s/>- <text:s/>trichorhinophalangeal syndrome i, NR5A2 <text:s/>- <text:s/>nuclear receptor subfamily 5, group a, member 2, TNRC6B <text:s/>- <text:s/>trinucleotide repeat containing 6b, SIRT2 <text:s/>- <text:s/>sirtuin 2, FHOD1 <text:s/>- <text:s/>formin homology 2 domain containing 1, ILF3 <text:s/>- <text:s/>interleukin enhancer binding factor 3, 90kda, ASH1L <text:s/>- <text:s/>ash1 (absent, small, or homeotic)-like (drosophila), VDR <text:s/>- <text:s/>vitamin d (1,25- dihydroxyvitamin d3) receptor, SMYD3 <text:s/>- <text:s/>set and mynd domain containing 3, TNIP1 <text:s/>- <text:s/>tnfaip3 interacting protein 1, FOXJ1 <text:s/>- <text:s/>forkhead box j1, PPP3CA <text:s/>- <text:s/>protein phosphatase 3, catalytic subunit, alpha isozyme, NFKB2 <text:s/>- <text:s/>nuclear factor of kappa light polypeptide gene enhancer in b-cells 2 (p49/p100), WNT1 <text:s/>- <text:s/>wingless-type mmtv integration site family, member 1, MKL1 <text:s/>- <text:s/>megakaryoblastic leukemia (translocation) 1, NFKB1 <text:s/>- <text:s/>nuclear factor of kappa light polypeptide gene enhancer in b-cells 1, GPBP1 <text:s/>- <text:s/>gc-rich promoter binding protein 1, TET3 <text:s/>- <text:s/>tet methylcytosine dioxygenase 3, MSX1 <text:s/>- <text:s/>msh homeobox 1, NCOA2 <text:s/>- <text:s/>nuclear receptor coactivator 2, LGR4 <text:s/>- <text:s/>leucine-rich repeat containing g protein-coupled receptor 4, PFN1 <text:s/>- <text:s/>profilin 1, LDB1 <text:s/>- <text:s/>lim domain binding 1, CREB1 <text:s/>- <text:s/>camp responsive element binding protein 1, GDF7 <text:s/>- <text:s/>growth differentiation factor 7, CD86 <text:s/>- <text:s/>cd86 molecule, HOXC10 <text:s/>- <text:s/>homeobox c10, IL6 <text:s/>- <text:s/>interleukin 6 (interferon, beta 2), PPARGC1B <text:s/>- <text:s/>peroxisome proliferator-activated receptor gamma, coactivator 1 beta, HOXA11 <text:s/>- <text:s/>homeobox a11, SUPT16H <text:s/>- <text:s/>suppressor of ty 16 homolog (s. cerevisiae), EHF <text:s/>- <text:s/>ets homologous factor, ARRB1 <text:s/>- <text:s/>arrestin, beta 1, HOXB9 <text:s/>- <text:s/>homeobox b9, STAT6 <text:s/>- <text:s/>signal transducer and activator of transcription 6, interleukin-4 induced, FGF1 <text:s/>- <text:s/>fibroblast growth factor 1 (acidic), EGR1 <text:s/>- <text:s/>early growth response 1, KMT2D <text:s/>- <text:s/>lysine (k)-specific methyltransferase 2d, MORF4L2 <text:s/>- <text:s/>mortality factor 4 like 2, NR4A2 <text:s/>- <text:s/>nuclear receptor subfamily 4, group a, member 2, MYB <text:s/>- <text:s/>v-myb avian myeloblastosis viral oncogene homolog, IKZF3 <text:s/>- <text:s/>ikaros family zinc finger 3 (aiolos), MEF2D <text:s/>- <text:s/>myocyte enhancer factor 2d, NFATC1 <text:s/>- <text:s/>nuclear factor of activated t-cells, cytoplasmic, calcineurin-dependent 1, EGF <text:s/>- <text:s/>epidermal growth factor, NFATC2 <text:s/>- <text:s/>nuclear factor of activated t-cells, cytoplasmic, calcineurin-dependent 2, ETS1 <text:s/>- <text:s/>v-ets avian erythroblastosis virus e26 oncogene homolog 1, MAFB <text:s/>- <text:s/>v-maf avian musculoaponeurotic fibrosarcoma oncogene homolog b, RARA <text:s/>- <text:s/>retinoic acid receptor, alpha, MAPK14 <text:s/>- <text:s/>mitogen-activated protein kinase 14, FOXA3 <text:s/>- <text:s/>forkhead box a3, RAI1 <text:s/>- <text:s/>retinoic acid induced 1, IL25 <text:s/>- <text:s/>interleukin 25, GATA4 <text:s/>- <text:s/>gata binding protein 4, CXCL10 <text:s/>- <text:s/>chemokine (c-x-c motif) ligand 10, FOSB <text:s/>- <text:s/>fbj murine osteosarcoma viral oncogene homolog b, TCF7L2 <text:s/>- <text:s/>transcription factor 7-like 2 (t-cell specific, hmg-box), BCL3 <text:s/>- <text:s/>b-cell cll/lymphoma 3, IRF1 <text:s/>- <text:s/>interferon regulatory factor 1, IRF6 <text:s/>- <text:s/>interferon regulatory factor 6, NFAT5 <text:s/>- <text:s/>nuclear factor of activated t-cells 5, tonicity-responsive, PHOX2B <text:s/>- <text:s/>paired-like homeobox 2b, TCEA2 <text:s/>- <text:s/>transcription elongation factor a (sii), 2, CDK2 <text:s/>- <text:s/>cyclin-dependent kinase 2]</text:p>
          </table:table-cell>
        </table:table-row>
        <table:table-row table:style-name="ro1">
          <table:table-cell office:value-type="string" calcext:value-type="string">
            <text:p>GO:0051252</text:p>
          </table:table-cell>
          <table:table-cell office:value-type="string" calcext:value-type="string">
            <text:p>regulation of RNA metabolic process</text:p>
          </table:table-cell>
          <table:table-cell office:value-type="float" office:value="0.00000000357" calcext:value-type="float">
            <text:p>3.57E-09</text:p>
          </table:table-cell>
          <table:table-cell office:value-type="float" office:value="0.00000188" calcext:value-type="float">
            <text:p>0.00000188</text:p>
          </table:table-cell>
          <table:table-cell office:value-type="float" office:value="1.59" calcext:value-type="float">
            <text:p>1.59</text:p>
          </table:table-cell>
          <table:table-cell office:value-type="float" office:value="13954" calcext:value-type="float">
            <text:p>13954</text:p>
          </table:table-cell>
          <table:table-cell office:value-type="float" office:value="2873" calcext:value-type="float">
            <text:p>2873</text:p>
          </table:table-cell>
          <table:table-cell office:value-type="float" office:value="413" calcext:value-type="float">
            <text:p>413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[SEBOX <text:s/>- <text:s/>sebox homeobox, SIN3A <text:s/>- <text:s/>sin3 transcription regulator family member a, TSC22D4 <text:s/>- <text:s/>tsc22 domain family, member 4, GDNF <text:s/>- <text:s/>glial cell derived neurotrophic factor, ZNF436 <text:s/>- <text:s/>zinc finger protein 436, WWTR1 <text:s/>- <text:s/>ww domain containing transcription regulator 1, PBX3 <text:s/>- <text:s/>pre-b-cell leukemia homeobox 3, PBX1 <text:s/>- <text:s/>pre-b-cell leukemia homeobox 1, ELL2 <text:s/>- <text:s/>elongation factor, rna polymerase ii, 2, BCOR <text:s/>- <text:s/>bcl6 corepressor, ZBTB17 <text:s/>- <text:s/>zinc finger and btb domain containing 17, REL <text:s/>- <text:s/>v-rel avian reticuloendotheliosis viral oncogene homolog, TRPS1 <text:s/>- <text:s/>trichorhinophalangeal syndrome i, VEZF1 <text:s/>- <text:s/>vascular endothelial zinc finger 1, MLLT6 <text:s/>- <text:s/>myeloid/lymphoid or mixed-lineage leukemia (trithorax homolog, drosophila); translocated to, 6, SIRT2 <text:s/>- <text:s/>sirtuin 2, FHOD1 <text:s/>- <text:s/>formin homology 2 domain containing 1, ILF3 <text:s/>- <text:s/>interleukin enhancer binding factor 3, 90kda, ASH1L <text:s/>- <text:s/>ash1 (absent, small, or homeotic)-like (drosophila), SMYD3 <text:s/>- <text:s/>set and mynd domain containing 3, SUFU <text:s/>- <text:s/>suppressor of fused homolog (drosophila), TNIP1 <text:s/>- <text:s/>tnfaip3 interacting protein 1, NR3C2 <text:s/>- <text:s/>nuclear receptor subfamily 3, group c, member 2, FOXJ1 <text:s/>- <text:s/>forkhead box j1, RAP2C <text:s/>- <text:s/>rap2c, member of ras oncogene family, CGGBP1 <text:s/>- <text:s/>cgg triplet repeat binding protein 1, SOX5 <text:s/>- <text:s/>sry (sex determining region y)-box 5, TET3 <text:s/>- <text:s/>tet methylcytosine dioxygenase 3, NLK <text:s/>- <text:s/>nemo-like kinase, LDB1 <text:s/>- <text:s/>lim domain binding 1, CRB2 <text:s/>- <text:s/>crumbs homolog 2 (drosophila), SOX13 <text:s/>- <text:s/>sry (sex determining region y)-box 13, CREB1 <text:s/>- <text:s/>camp responsive element binding protein 1, GDF7 <text:s/>- <text:s/>growth differentiation factor 7, MSC <text:s/>- <text:s/>musculin, CD86 <text:s/>- <text:s/>cd86 molecule, IL6 <text:s/>- <text:s/>interleukin 6 (interferon, beta 2), ASCL3 <text:s/>- <text:s/>achaete-scute complex homolog 3 (drosophila), HOXC10 <text:s/>- <text:s/>homeobox c10, HOXC9 <text:s/>- <text:s/>homeobox c9, PPARGC1B <text:s/>- <text:s/>peroxisome proliferator-activated receptor gamma, coactivator 1 beta, SPEN <text:s/>- <text:s/>spen homolog, transcriptional regulator (drosophila), SUPT16H <text:s/>- <text:s/>suppressor of ty 16 homolog (s. cerevisiae), EEF1A1 <text:s/>- <text:s/>eukaryotic translation elongation factor 1 alpha 1, BBX <text:s/>- <text:s/>bobby sox homolog (drosophila), NTRK3 <text:s/>- <text:s/>neurotrophic tyrosine kinase, receptor, type 3, ARRB1 <text:s/>- <text:s/>arrestin, beta 1, EGR1 <text:s/>- <text:s/>early growth response 1, FGF1 <text:s/>- <text:s/>fibroblast growth factor 1 (acidic), NR4A2 <text:s/>- <text:s/>nuclear receptor subfamily 4, group a, member 2, MYB <text:s/>- <text:s/>v-myb avian myeloblastosis viral oncogene homolog, MEF2D <text:s/>- <text:s/>myocyte enhancer factor 2d, EGF <text:s/>- <text:s/>epidermal growth factor, TBX15 <text:s/>- <text:s/>t-box 15, CXCL10 <text:s/>- <text:s/>chemokine (c-x-c motif) ligand 10, CDKN1A <text:s/>- <text:s/>cyclin-dependent kinase inhibitor 1a (p21, cip1), DENND4A <text:s/>- <text:s/>denn/madd domain containing 4a, C11orf30 <text:s/>- <text:s/>chromosome 11 open reading frame 30, TCF7L2 <text:s/>- <text:s/>transcription factor 7-like 2 (t-cell specific, hmg-box), ARX <text:s/>- <text:s/>aristaless related homeobox, IRF1 <text:s/>- <text:s/>interferon regulatory factor 1, IRF6 <text:s/>- <text:s/>interferon regulatory factor 6, SATB1 <text:s/>- <text:s/>satb homeobox 1, TRAF2 <text:s/>- <text:s/>tnf receptor-associated factor 2, PHOX2B <text:s/>- <text:s/>paired-like homeobox 2b, NFKBIZ <text:s/>- <text:s/>nuclear factor of kappa light polypeptide gene enhancer in b-cells inhibitor, zeta, CDK2 <text:s/>- <text:s/>cyclin-dependent kinase 2, TCEA2 <text:s/>- <text:s/>transcription elongation factor a (sii), 2, SALL2 <text:s/>- <text:s/>sal-like 2 (drosophila), ZBTB1 <text:s/>- <text:s/>zinc finger and btb domain containing 1, CCAR1 <text:s/>- <text:s/>cell division cycle and apoptosis regulator 1, HLX <text:s/>- <text:s/>h2.0-like homeobox, IL23A <text:s/>- <text:s/>interleukin 23, alpha subunit p19, WNT10B <text:s/>- <text:s/>wingless-type mmtv integration site family, member 10b, TLE4 <text:s/>- <text:s/>transducin-like enhancer of split 4 (e(sp1) homolog, drosophila), DICER1 <text:s/>- <text:s/>dicer 1, ribonuclease type iii, SIRT6 <text:s/>- <text:s/>sirtuin 6, NR5A2 <text:s/>- <text:s/>nuclear receptor subfamily 5, group a, member 2, VSX2 <text:s/>- <text:s/>visual system homeobox 2, TNRC6B <text:s/>- <text:s/>trinucleotide repeat containing 6b, VDR <text:s/>- <text:s/>vitamin d (1,25- dihydroxyvitamin d3) receptor, TCEAL8 <text:s/>- <text:s/>transcription elongation factor a (sii)-like 8, CHD4 <text:s/>- <text:s/>chromodomain helicase dna binding protein 4, SKIL <text:s/>- <text:s/>ski-like oncogene, PPP3CA <text:s/>- <text:s/>protein phosphatase 3, catalytic subunit, alpha isozyme, NFKB2 <text:s/>- <text:s/>nuclear factor of kappa light polypeptide gene enhancer in b-cells 2 (p49/p100), MKL1 <text:s/>- <text:s/>megakaryoblastic leukemia (translocation) 1, WNT1 <text:s/>- <text:s/>wingless-type mmtv integration site family, member 1, NFKB1 <text:s/>- <text:s/>nuclear factor of kappa light polypeptide gene enhancer in b-cells 1, GPBP1 <text:s/>- <text:s/>gc-rich promoter binding protein 1, NFKBIB <text:s/>- <text:s/>nuclear factor of kappa light polypeptide gene enhancer in b-cells inhibitor, beta, CBX2 <text:s/>- <text:s/>chromobox homolog 2, FOXP4 <text:s/>- <text:s/>forkhead box p4, EBF4 <text:s/>- <text:s/>early b-cell factor 4, MSX1 <text:s/>- <text:s/>msh homeobox 1, LGR4 <text:s/>- <text:s/>leucine-rich repeat containing g protein-coupled receptor 4, PFN1 <text:s/>- <text:s/>profilin 1, NCOA2 <text:s/>- <text:s/>nuclear receptor coactivator 2, OTP <text:s/>- <text:s/>orthopedia homeobox, TNFAIP3 <text:s/>- <text:s/>tumor necrosis factor, alpha-induced protein 3, TSC22D3 <text:s/>- <text:s/>tsc22 domain family, member 3, ATP2B4 <text:s/>- <text:s/>atpase, ca++ transporting, plasma membrane 4, CYLD <text:s/>- <text:s/>cylindromatosis (turban tumor syndrome), BCL6B <text:s/>- <text:s/>b-cell cll/lymphoma 6, member b, HOXA11 <text:s/>- <text:s/>homeobox a11, NEO1 <text:s/>- <text:s/>neogenin 1, ZBTB25 <text:s/>- <text:s/>zinc finger and btb domain containing 25, EHF <text:s/>- <text:s/>ets homologous factor, STAT5A <text:s/>- <text:s/>signal transducer and activator of transcription 5a, SP6 <text:s/>- <text:s/>sp6 transcription factor, HOXB9 <text:s/>- <text:s/>homeobox b9, STAT6 <text:s/>- <text:s/>signal transducer and activator of transcription 6, interleukin-4 induced, KMT2D <text:s/>- <text:s/>lysine (k)-specific methyltransferase 2d, MORF4L2 <text:s/>- <text:s/>mortality factor 4 like 2, IKZF3 <text:s/>- <text:s/>ikaros family zinc finger 3 (aiolos), YY1AP1 <text:s/>- <text:s/>yy1 associated protein 1, NFATC1 <text:s/>- <text:s/>nuclear factor of activated t-cells, cytoplasmic, calcineurin-dependent 1, MAP2K6 <text:s/>- <text:s/>mitogen-activated protein kinase kinase 6, KDM1B <text:s/>- <text:s/>lysine (k)-specific demethylase 1b, NFATC2 <text:s/>- <text:s/>nuclear factor of activated t-cells, cytoplasmic, calcineurin-dependent 2, ETS1 <text:s/>- <text:s/>v-ets avian erythroblastosis virus e26 oncogene homolog 1, MAFB <text:s/>- <text:s/>v-maf avian musculoaponeurotic fibrosarcoma oncogene homolog b, RARA <text:s/>- <text:s/>retinoic acid receptor, alpha, MAPK14 <text:s/>- <text:s/>mitogen-activated protein kinase 14, FOXA3 <text:s/>- <text:s/>forkhead box a3, RAI1 <text:s/>- <text:s/>retinoic acid induced 1, IL25 <text:s/>- <text:s/>interleukin 25, GATA4 <text:s/>- <text:s/>gata binding protein 4, ZBTB14 <text:s/>- <text:s/>zinc finger and btb domain containing 14, ANXA4 <text:s/>- <text:s/>annexin a4, FOSB <text:s/>- <text:s/>fbj murine osteosarcoma viral oncogene homolog b, PRKCH <text:s/>- <text:s/>protein kinase c, eta, BCL3 <text:s/>- <text:s/>b-cell cll/lymphoma 3, UBE2I <text:s/>- <text:s/>ubiquitin-conjugating enzyme e2i, NFAT5 <text:s/>- <text:s/>nuclear factor of activated t-cells 5, tonicity-responsive]</text:p>
          </table:table-cell>
        </table:table-row>
        <table:table-row table:style-name="ro1">
          <table:table-cell office:value-type="string" calcext:value-type="string">
            <text:p>GO:0045935</text:p>
          </table:table-cell>
          <table:table-cell office:value-type="string" calcext:value-type="string">
            <text:p>positive regulation of nucleobase-containing compound metabolic process</text:p>
          </table:table-cell>
          <table:table-cell office:value-type="float" office:value="0.00000000806" calcext:value-type="float">
            <text:p>8.06E-09</text:p>
          </table:table-cell>
          <table:table-cell office:value-type="float" office:value="0.0000041" calcext:value-type="float">
            <text:p>0.0000041</text:p>
          </table:table-cell>
          <table:table-cell office:value-type="float" office:value="1.91" calcext:value-type="float">
            <text:p>1.91</text:p>
          </table:table-cell>
          <table:table-cell office:value-type="float" office:value="13954" calcext:value-type="float">
            <text:p>13954</text:p>
          </table:table-cell>
          <table:table-cell office:value-type="float" office:value="1416" calcext:value-type="float">
            <text:p>1416</text:p>
          </table:table-cell>
          <table:table-cell office:value-type="float" office:value="413" calcext:value-type="float">
            <text:p>41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[NOS2 <text:s/>- <text:s/>nitric oxide synthase 2, inducible, SIN3A <text:s/>- <text:s/>sin3 transcription regulator family member a, GDNF <text:s/>- <text:s/>glial cell derived neurotrophic factor, IL23A <text:s/>- <text:s/>interleukin 23, alpha subunit p19, WWTR1 <text:s/>- <text:s/>ww domain containing transcription regulator 1, WNT10B <text:s/>- <text:s/>wingless-type mmtv integration site family, member 10b, PBX3 <text:s/>- <text:s/>pre-b-cell leukemia homeobox 3, PBX1 <text:s/>- <text:s/>pre-b-cell leukemia homeobox 1, ZBTB17 <text:s/>- <text:s/>zinc finger and btb domain containing 17, REL <text:s/>- <text:s/>v-rel avian reticuloendotheliosis viral oncogene homolog, TRPS1 <text:s/>- <text:s/>trichorhinophalangeal syndrome i, SIRT6 <text:s/>- <text:s/>sirtuin 6, NR5A2 <text:s/>- <text:s/>nuclear receptor subfamily 5, group a, member 2, TNRC6B <text:s/>- <text:s/>trinucleotide repeat containing 6b, SIRT2 <text:s/>- <text:s/>sirtuin 2, CHGA <text:s/>- <text:s/>chromogranin a (parathyroid secretory protein 1), FHOD1 <text:s/>- <text:s/>formin homology 2 domain containing 1, ILF3 <text:s/>- <text:s/>interleukin enhancer binding factor 3, 90kda, ASH1L <text:s/>- <text:s/>ash1 (absent, small, or homeotic)-like (drosophila), VDR <text:s/>- <text:s/>vitamin d (1,25- dihydroxyvitamin d3) receptor, SMYD3 <text:s/>- <text:s/>set and mynd domain containing 3, TNIP1 <text:s/>- <text:s/>tnfaip3 interacting protein 1, FOXJ1 <text:s/>- <text:s/>forkhead box j1, PPP3CA <text:s/>- <text:s/>protein phosphatase 3, catalytic subunit, alpha isozyme, NFKB2 <text:s/>- <text:s/>nuclear factor of kappa light polypeptide gene enhancer in b-cells 2 (p49/p100), APLF <text:s/>- <text:s/>aprataxin and pnkp like factor, MKL1 <text:s/>- <text:s/>megakaryoblastic leukemia (translocation) 1, WNT1 <text:s/>- <text:s/>wingless-type mmtv integration site family, member 1, NFKB1 <text:s/>- <text:s/>nuclear factor of kappa light polypeptide gene enhancer in b-cells 1, GPBP1 <text:s/>- <text:s/>gc-rich promoter binding protein 1, TET3 <text:s/>- <text:s/>tet methylcytosine dioxygenase 3, MSX1 <text:s/>- <text:s/>msh homeobox 1, LGR4 <text:s/>- <text:s/>leucine-rich repeat containing g protein-coupled receptor 4, PFN1 <text:s/>- <text:s/>profilin 1, NCOA2 <text:s/>- <text:s/>nuclear receptor coactivator 2, LDB1 <text:s/>- <text:s/>lim domain binding 1, CREB1 <text:s/>- <text:s/>camp responsive element binding protein 1, GDF7 <text:s/>- <text:s/>growth differentiation factor 7, CD86 <text:s/>- <text:s/>cd86 molecule, HOXC10 <text:s/>- <text:s/>homeobox c10, IL6 <text:s/>- <text:s/>interleukin 6 (interferon, beta 2), PPARGC1B <text:s/>- <text:s/>peroxisome proliferator-activated receptor gamma, coactivator 1 beta, HOXA11 <text:s/>- <text:s/>homeobox a11, SUPT16H <text:s/>- <text:s/>suppressor of ty 16 homolog (s. cerevisiae), EHF <text:s/>- <text:s/>ets homologous factor, ARRB1 <text:s/>- <text:s/>arrestin, beta 1, HOXB9 <text:s/>- <text:s/>homeobox b9, STAT6 <text:s/>- <text:s/>signal transducer and activator of transcription 6, interleukin-4 induced, FGF1 <text:s/>- <text:s/>fibroblast growth factor 1 (acidic), EGR1 <text:s/>- <text:s/>early growth response 1, KMT2D <text:s/>- <text:s/>lysine (k)-specific methyltransferase 2d, MORF4L2 <text:s/>- <text:s/>mortality factor 4 like 2, NR4A2 <text:s/>- <text:s/>nuclear receptor subfamily 4, group a, member 2, MYB <text:s/>- <text:s/>v-myb avian myeloblastosis viral oncogene homolog, IKZF3 <text:s/>- <text:s/>ikaros family zinc finger 3 (aiolos), TNFSF13 <text:s/>- <text:s/>tumor necrosis factor (ligand) superfamily, member 13, MEF2D <text:s/>- <text:s/>myocyte enhancer factor 2d, NFATC1 <text:s/>- <text:s/>nuclear factor of activated t-cells, cytoplasmic, calcineurin-dependent 1, EGF <text:s/>- <text:s/>epidermal growth factor, PTHLH <text:s/>- <text:s/>parathyroid hormone-like hormone, NFATC2 <text:s/>- <text:s/>nuclear factor of activated t-cells, cytoplasmic, calcineurin-dependent 2, ETS1 <text:s/>- <text:s/>v-ets avian erythroblastosis virus e26 oncogene homolog 1, MAFB <text:s/>- <text:s/>v-maf avian musculoaponeurotic fibrosarcoma oncogene homolog b, RARA <text:s/>- <text:s/>retinoic acid receptor, alpha, MAPK14 <text:s/>- <text:s/>mitogen-activated protein kinase 14, FOXA3 <text:s/>- <text:s/>forkhead box a3, RAI1 <text:s/>- <text:s/>retinoic acid induced 1, IL25 <text:s/>- <text:s/>interleukin 25, GATA4 <text:s/>- <text:s/>gata binding protein 4, CXCL10 <text:s/>- <text:s/>chemokine (c-x-c motif) ligand 10, FOSB <text:s/>- <text:s/>fbj murine osteosarcoma viral oncogene homolog b, TCF7L2 <text:s/>- <text:s/>transcription factor 7-like 2 (t-cell specific, hmg-box), BCL3 <text:s/>- <text:s/>b-cell cll/lymphoma 3, IRF1 <text:s/>- <text:s/>interferon regulatory factor 1, IRF6 <text:s/>- <text:s/>interferon regulatory factor 6, PRKCD <text:s/>- <text:s/>protein kinase c, delta, NFAT5 <text:s/>- <text:s/>nuclear factor of activated t-cells 5, tonicity-responsive, PHOX2B <text:s/>- <text:s/>paired-like homeobox 2b, TCEA2 <text:s/>- <text:s/>transcription elongation factor a (sii), 2, CDK2 <text:s/>- <text:s/>cyclin-dependent kinase 2]</text:p>
          </table:table-cell>
        </table:table-row>
        <table:table-row table:style-name="ro1">
          <table:table-cell office:value-type="string" calcext:value-type="string">
            <text:p>GO:0019219</text:p>
          </table:table-cell>
          <table:table-cell office:value-type="string" calcext:value-type="string">
            <text:p>regulation of nucleobase-containing compound metabolic process</text:p>
          </table:table-cell>
          <table:table-cell office:value-type="float" office:value="0.0000000125" calcext:value-type="float">
            <text:p>1.25E-08</text:p>
          </table:table-cell>
          <table:table-cell office:value-type="float" office:value="0.00000615" calcext:value-type="float">
            <text:p>0.00000615</text:p>
          </table:table-cell>
          <table:table-cell office:value-type="float" office:value="1.53" calcext:value-type="float">
            <text:p>1.53</text:p>
          </table:table-cell>
          <table:table-cell office:value-type="float" office:value="13954" calcext:value-type="float">
            <text:p>13954</text:p>
          </table:table-cell>
          <table:table-cell office:value-type="float" office:value="3161" calcext:value-type="float">
            <text:p>3161</text:p>
          </table:table-cell>
          <table:table-cell office:value-type="float" office:value="413" calcext:value-type="float">
            <text:p>413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[SEBOX <text:s/>- <text:s/>sebox homeobox, SIN3A <text:s/>- <text:s/>sin3 transcription regulator family member a, TSC22D4 <text:s/>- <text:s/>tsc22 domain family, member 4, GDNF <text:s/>- <text:s/>glial cell derived neurotrophic factor, ZNF436 <text:s/>- <text:s/>zinc finger protein 436, WWTR1 <text:s/>- <text:s/>ww domain containing transcription regulator 1, PBX3 <text:s/>- <text:s/>pre-b-cell leukemia homeobox 3, ELL2 <text:s/>- <text:s/>elongation factor, rna polymerase ii, 2, PBX1 <text:s/>- <text:s/>pre-b-cell leukemia homeobox 1, ZBTB17 <text:s/>- <text:s/>zinc finger and btb domain containing 17, BCOR <text:s/>- <text:s/>bcl6 corepressor, REL <text:s/>- <text:s/>v-rel avian reticuloendotheliosis viral oncogene homolog, TRPS1 <text:s/>- <text:s/>trichorhinophalangeal syndrome i, VEZF1 <text:s/>- <text:s/>vascular endothelial zinc finger 1, MLLT6 <text:s/>- <text:s/>myeloid/lymphoid or mixed-lineage leukemia (trithorax homolog, drosophila); translocated to, 6, SIRT2 <text:s/>- <text:s/>sirtuin 2, ILF3 <text:s/>- <text:s/>interleukin enhancer binding factor 3, 90kda, FHOD1 <text:s/>- <text:s/>formin homology 2 domain containing 1, ASH1L <text:s/>- <text:s/>ash1 (absent, small, or homeotic)-like (drosophila), SMYD3 <text:s/>- <text:s/>set and mynd domain containing 3, TNIP1 <text:s/>- <text:s/>tnfaip3 interacting protein 1, SUFU <text:s/>- <text:s/>suppressor of fused homolog (drosophila), FOXJ1 <text:s/>- <text:s/>forkhead box j1, NR3C2 <text:s/>- <text:s/>nuclear receptor subfamily 3, group c, member 2, RAP2C <text:s/>- <text:s/>rap2c, member of ras oncogene family, APLF <text:s/>- <text:s/>aprataxin and pnkp like factor, CGGBP1 <text:s/>- <text:s/>cgg triplet repeat binding protein 1, SOX5 <text:s/>- <text:s/>sry (sex determining region y)-box 5, TET3 <text:s/>- <text:s/>tet methylcytosine dioxygenase 3, NLK <text:s/>- <text:s/>nemo-like kinase, LDB1 <text:s/>- <text:s/>lim domain binding 1, CRB2 <text:s/>- <text:s/>crumbs homolog 2 (drosophila), SOX13 <text:s/>- <text:s/>sry (sex determining region y)-box 13, CREB1 <text:s/>- <text:s/>camp responsive element binding protein 1, MSC <text:s/>- <text:s/>musculin, GDF7 <text:s/>- <text:s/>growth differentiation factor 7, CD86 <text:s/>- <text:s/>cd86 molecule, ASCL3 <text:s/>- <text:s/>achaete-scute complex homolog 3 (drosophila), HOXC10 <text:s/>- <text:s/>homeobox c10, IL6 <text:s/>- <text:s/>interleukin 6 (interferon, beta 2), HOXC9 <text:s/>- <text:s/>homeobox c9, PPARGC1B <text:s/>- <text:s/>peroxisome proliferator-activated receptor gamma, coactivator 1 beta, SPEN <text:s/>- <text:s/>spen homolog, transcriptional regulator (drosophila), SUPT16H <text:s/>- <text:s/>suppressor of ty 16 homolog (s. cerevisiae), EEF1A1 <text:s/>- <text:s/>eukaryotic translation elongation factor 1 alpha 1, BBX <text:s/>- <text:s/>bobby sox homolog (drosophila), ARRB1 <text:s/>- <text:s/>arrestin, beta 1, NTRK3 <text:s/>- <text:s/>neurotrophic tyrosine kinase, receptor, type 3, FGF1 <text:s/>- <text:s/>fibroblast growth factor 1 (acidic), EGR1 <text:s/>- <text:s/>early growth response 1, MYB <text:s/>- <text:s/>v-myb avian myeloblastosis viral oncogene homolog, NR4A2 <text:s/>- <text:s/>nuclear receptor subfamily 4, group a, member 2, MEF2D <text:s/>- <text:s/>myocyte enhancer factor 2d, EGF <text:s/>- <text:s/>epidermal growth factor, PTHLH <text:s/>- <text:s/>parathyroid hormone-like hormone, TBX15 <text:s/>- <text:s/>t-box 15, IL27RA <text:s/>- <text:s/>interleukin 27 receptor, alpha, AKAP6 <text:s/>- <text:s/>a kinase (prka) anchor protein 6, CDKN1A <text:s/>- <text:s/>cyclin-dependent kinase inhibitor 1a (p21, cip1), CXCL10 <text:s/>- <text:s/>chemokine (c-x-c motif) ligand 10, DENND4A <text:s/>- <text:s/>denn/madd domain containing 4a, C11orf30 <text:s/>- <text:s/>chromosome 11 open reading frame 30, TCF7L2 <text:s/>- <text:s/>transcription factor 7-like 2 (t-cell specific, hmg-box), ARX <text:s/>- <text:s/>aristaless related homeobox, IRF1 <text:s/>- <text:s/>interferon regulatory factor 1, IRF6 <text:s/>- <text:s/>interferon regulatory factor 6, SATB1 <text:s/>- <text:s/>satb homeobox 1, TRAF2 <text:s/>- <text:s/>tnf receptor-associated factor 2, PHOX2B <text:s/>- <text:s/>paired-like homeobox 2b, NFKBIZ <text:s/>- <text:s/>nuclear factor of kappa light polypeptide gene enhancer in b-cells inhibitor, zeta, TCEA2 <text:s/>- <text:s/>transcription elongation factor a (sii), 2, CDK2 <text:s/>- <text:s/>cyclin-dependent kinase 2, SALL2 <text:s/>- <text:s/>sal-like 2 (drosophila), NOS2 <text:s/>- <text:s/>nitric oxide synthase 2, inducible, ZBTB1 <text:s/>- <text:s/>zinc finger and btb domain containing 1, CCAR1 <text:s/>- <text:s/>cell division cycle and apoptosis regulator 1, HLX <text:s/>- <text:s/>h2.0-like homeobox, WNT10B <text:s/>- <text:s/>wingless-type mmtv integration site family, member 10b, IL23A <text:s/>- <text:s/>interleukin 23, alpha subunit p19, TLE4 <text:s/>- <text:s/>transducin-like enhancer of split 4 (e(sp1) homolog, drosophila), DICER1 <text:s/>- <text:s/>dicer 1, ribonuclease type iii, NR5A2 <text:s/>- <text:s/>nuclear receptor subfamily 5, group a, member 2, SIRT6 <text:s/>- <text:s/>sirtuin 6, VSX2 <text:s/>- <text:s/>visual system homeobox 2, TNRC6B <text:s/>- <text:s/>trinucleotide repeat containing 6b, CHGA <text:s/>- <text:s/>chromogranin a (parathyroid secretory protein 1), VDR <text:s/>- <text:s/>vitamin d (1,25- dihydroxyvitamin d3) receptor, TCEAL8 <text:s/>- <text:s/>transcription elongation factor a (sii)-like 8, CHD4 <text:s/>- <text:s/>chromodomain helicase dna binding protein 4, SKIL <text:s/>- <text:s/>ski-like oncogene, PPP3CA <text:s/>- <text:s/>protein phosphatase 3, catalytic subunit, alpha isozyme, NFKB2 <text:s/>- <text:s/>nuclear factor of kappa light polypeptide gene enhancer in b-cells 2 (p49/p100), WNT1 <text:s/>- <text:s/>wingless-type mmtv integration site family, member 1, MKL1 <text:s/>- <text:s/>megakaryoblastic leukemia (translocation) 1, NFKB1 <text:s/>- <text:s/>nuclear factor of kappa light polypeptide gene enhancer in b-cells 1, GPBP1 <text:s/>- <text:s/>gc-rich promoter binding protein 1, NFKBIB <text:s/>- <text:s/>nuclear factor of kappa light polypeptide gene enhancer in b-cells inhibitor, beta, CBX2 <text:s/>- <text:s/>chromobox homolog 2, FOXP4 <text:s/>- <text:s/>forkhead box p4, EBF4 <text:s/>- <text:s/>early b-cell factor 4, TNFAIP3 <text:s/>- <text:s/>tumor necrosis factor, alpha-induced protein 3, OTP <text:s/>- <text:s/>orthopedia homeobox, NCOA2 <text:s/>- <text:s/>nuclear receptor coactivator 2, MSX1 <text:s/>- <text:s/>msh homeobox 1, LGR4 <text:s/>- <text:s/>leucine-rich repeat containing g protein-coupled receptor 4, PFN1 <text:s/>- <text:s/>profilin 1, TSC22D3 <text:s/>- <text:s/>tsc22 domain family, member 3, ATP2B4 <text:s/>- <text:s/>atpase, ca++ transporting, plasma membrane 4, CYLD <text:s/>- <text:s/>cylindromatosis (turban tumor syndrome), BCL6B <text:s/>- <text:s/>b-cell cll/lymphoma 6, member b, HOXA11 <text:s/>- <text:s/>homeobox a11, NEO1 <text:s/>- <text:s/>neogenin 1, ZBTB25 <text:s/>- <text:s/>zinc finger and btb domain containing 25, EHF <text:s/>- <text:s/>ets homologous factor, STAT5A <text:s/>- <text:s/>signal transducer and activator of transcription 5a, SP6 <text:s/>- <text:s/>sp6 transcription factor, STAT6 <text:s/>- <text:s/>signal transducer and activator of transcription 6, interleukin-4 induced, HOXB9 <text:s/>- <text:s/>homeobox b9, KMT2D <text:s/>- <text:s/>lysine (k)-specific methyltransferase 2d, MORF4L2 <text:s/>- <text:s/>mortality factor 4 like 2, IKZF3 <text:s/>- <text:s/>ikaros family zinc finger 3 (aiolos), TNFSF13 <text:s/>- <text:s/>tumor necrosis factor (ligand) superfamily, member 13, YY1AP1 <text:s/>- <text:s/>yy1 associated protein 1, NFATC1 <text:s/>- <text:s/>nuclear factor of activated t-cells, cytoplasmic, calcineurin-dependent 1, MAP2K6 <text:s/>- <text:s/>mitogen-activated protein kinase kinase 6, KDM1B <text:s/>- <text:s/>lysine (k)-specific demethylase 1b, ETS1 <text:s/>- <text:s/>v-ets avian erythroblastosis virus e26 oncogene homolog 1, NFATC2 <text:s/>- <text:s/>nuclear factor of activated t-cells, cytoplasmic, calcineurin-dependent 2, MAFB <text:s/>- <text:s/>v-maf avian musculoaponeurotic fibrosarcoma oncogene homolog b, RARA <text:s/>- <text:s/>retinoic acid receptor, alpha, MAPK14 <text:s/>- <text:s/>mitogen-activated protein kinase 14, RAI1 <text:s/>- <text:s/>retinoic acid induced 1, FOXA3 <text:s/>- <text:s/>forkhead box a3, IL25 <text:s/>- <text:s/>interleukin 25, GATA4 <text:s/>- <text:s/>gata binding protein 4, ZBTB14 <text:s/>- <text:s/>zinc finger and btb domain containing 14, FOSB <text:s/>- <text:s/>fbj murine osteosarcoma viral oncogene homolog b, ANXA4 <text:s/>- <text:s/>annexin a4, PRKCH <text:s/>- <text:s/>protein kinase c, eta, UBE2I <text:s/>- <text:s/>ubiquitin-conjugating enzyme e2i, BCL3 <text:s/>- <text:s/>b-cell cll/lymphoma 3, NFAT5 <text:s/>- <text:s/>nuclear factor of activated t-cells 5, tonicity-responsive, PRKCD <text:s/>- <text:s/>protein kinase c, delta]</text:p>
          </table:table-cell>
        </table:table-row>
        <table:table-row table:style-name="ro1">
          <table:table-cell office:value-type="string" calcext:value-type="string">
            <text:p>GO:0010468</text:p>
          </table:table-cell>
          <table:table-cell office:value-type="string" calcext:value-type="string">
            <text:p>regulation of gene expression</text:p>
          </table:table-cell>
          <table:table-cell office:value-type="float" office:value="0.0000000128" calcext:value-type="float">
            <text:p>1.28E-08</text:p>
          </table:table-cell>
          <table:table-cell office:value-type="float" office:value="0.00000605" calcext:value-type="float">
            <text:p>0.00000605</text:p>
          </table:table-cell>
          <table:table-cell office:value-type="float" office:value="1.5" calcext:value-type="float">
            <text:p>1.5</text:p>
          </table:table-cell>
          <table:table-cell office:value-type="float" office:value="13954" calcext:value-type="float">
            <text:p>13954</text:p>
          </table:table-cell>
          <table:table-cell office:value-type="float" office:value="3368" calcext:value-type="float">
            <text:p>3368</text:p>
          </table:table-cell>
          <table:table-cell office:value-type="float" office:value="413" calcext:value-type="float">
            <text:p>41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SEBOX <text:s/>- <text:s/>sebox homeobox, SIN3A <text:s/>- <text:s/>sin3 transcription regulator family member a, TSC22D4 <text:s/>- <text:s/>tsc22 domain family, member 4, GDNF <text:s/>- <text:s/>glial cell derived neurotrophic factor, ZNF436 <text:s/>- <text:s/>zinc finger protein 436, WWTR1 <text:s/>- <text:s/>ww domain containing transcription regulator 1, PBX3 <text:s/>- <text:s/>pre-b-cell leukemia homeobox 3, ELL2 <text:s/>- <text:s/>elongation factor, rna polymerase ii, 2, PBX1 <text:s/>- <text:s/>pre-b-cell leukemia homeobox 1, ZBTB17 <text:s/>- <text:s/>zinc finger and btb domain containing 17, BCOR <text:s/>- <text:s/>bcl6 corepressor, REL <text:s/>- <text:s/>v-rel avian reticuloendotheliosis viral oncogene homolog, TRPS1 <text:s/>- <text:s/>trichorhinophalangeal syndrome i, VEZF1 <text:s/>- <text:s/>vascular endothelial zinc finger 1, MLLT6 <text:s/>- <text:s/>myeloid/lymphoid or mixed-lineage leukemia (trithorax homolog, drosophila); translocated to, 6, SIRT2 <text:s/>- <text:s/>sirtuin 2, ILF3 <text:s/>- <text:s/>interleukin enhancer binding factor 3, 90kda, FHOD1 <text:s/>- <text:s/>formin homology 2 domain containing 1, ASH1L <text:s/>- <text:s/>ash1 (absent, small, or homeotic)-like (drosophila), SMYD3 <text:s/>- <text:s/>set and mynd domain containing 3, TNIP1 <text:s/>- <text:s/>tnfaip3 interacting protein 1, SUFU <text:s/>- <text:s/>suppressor of fused homolog (drosophila), FOXJ1 <text:s/>- <text:s/>forkhead box j1, NR3C2 <text:s/>- <text:s/>nuclear receptor subfamily 3, group c, member 2, PLP1 <text:s/>- <text:s/>proteolipid protein 1, EIF4EBP2 <text:s/>- <text:s/>eukaryotic translation initiation factor 4e binding protein 2, CGGBP1 <text:s/>- <text:s/>cgg triplet repeat binding protein 1, SOX5 <text:s/>- <text:s/>sry (sex determining region y)-box 5, TET3 <text:s/>- <text:s/>tet methylcytosine dioxygenase 3, NLK <text:s/>- <text:s/>nemo-like kinase, LDB1 <text:s/>- <text:s/>lim domain binding 1, CRB2 <text:s/>- <text:s/>crumbs homolog 2 (drosophila), SOX13 <text:s/>- <text:s/>sry (sex determining region y)-box 13, CREB1 <text:s/>- <text:s/>camp responsive element binding protein 1, MSC <text:s/>- <text:s/>musculin, GDF7 <text:s/>- <text:s/>growth differentiation factor 7, CD86 <text:s/>- <text:s/>cd86 molecule, ASCL3 <text:s/>- <text:s/>achaete-scute complex homolog 3 (drosophila), HOXC10 <text:s/>- <text:s/>homeobox c10, IL6 <text:s/>- <text:s/>interleukin 6 (interferon, beta 2), HOXC9 <text:s/>- <text:s/>homeobox c9, PPARGC1B <text:s/>- <text:s/>peroxisome proliferator-activated receptor gamma, coactivator 1 beta, SPEN <text:s/>- <text:s/>spen homolog, transcriptional regulator (drosophila), SUPT16H <text:s/>- <text:s/>suppressor of ty 16 homolog (s. cerevisiae), EEF1A1 <text:s/>- <text:s/>eukaryotic translation elongation factor 1 alpha 1, BBX <text:s/>- <text:s/>bobby sox homolog (drosophila), MYH9 <text:s/>- <text:s/>myosin, heavy chain 9, non-muscle, ARRB1 <text:s/>- <text:s/>arrestin, beta 1, NTRK3 <text:s/>- <text:s/>neurotrophic tyrosine kinase, receptor, type 3, FGF1 <text:s/>- <text:s/>fibroblast growth factor 1 (acidic), EGR1 <text:s/>- <text:s/>early growth response 1, MYB <text:s/>- <text:s/>v-myb avian myeloblastosis viral oncogene homolog, NR4A2 <text:s/>- <text:s/>nuclear receptor subfamily 4, group a, member 2, MEF2D <text:s/>- <text:s/>myocyte enhancer factor 2d, TOP1 <text:s/>- <text:s/>topoisomerase (dna) i, EGF <text:s/>- <text:s/>epidermal growth factor, PTHLH <text:s/>- <text:s/>parathyroid hormone-like hormone, CDK6 <text:s/>- <text:s/>cyclin-dependent kinase 6, TBX15 <text:s/>- <text:s/>t-box 15, CDKN1A <text:s/>- <text:s/>cyclin-dependent kinase inhibitor 1a (p21, cip1), CXCL10 <text:s/>- <text:s/>chemokine (c-x-c motif) ligand 10, DENND4A <text:s/>- <text:s/>denn/madd domain containing 4a, C11orf30 <text:s/>- <text:s/>chromosome 11 open reading frame 30, TCF7L2 <text:s/>- <text:s/>transcription factor 7-like 2 (t-cell specific, hmg-box), ARX <text:s/>- <text:s/>aristaless related homeobox, CDC37 <text:s/>- <text:s/>cell division cycle 37, IRF1 <text:s/>- <text:s/>interferon regulatory factor 1, IRF6 <text:s/>- <text:s/>interferon regulatory factor 6, SATB1 <text:s/>- <text:s/>satb homeobox 1, TRAF2 <text:s/>- <text:s/>tnf receptor-associated factor 2, NEURL <text:s/>- <text:s/>neuralized homolog (drosophila), PHOX2B <text:s/>- <text:s/>paired-like homeobox 2b, NFKBIZ <text:s/>- <text:s/>nuclear factor of kappa light polypeptide gene enhancer in b-cells inhibitor, zeta, TCEA2 <text:s/>- <text:s/>transcription elongation factor a (sii), 2, CDK2 <text:s/>- <text:s/>cyclin-dependent kinase 2, SALL2 <text:s/>- <text:s/>sal-like 2 (drosophila), NOS2 <text:s/>- <text:s/>nitric oxide synthase 2, inducible, ZBTB1 <text:s/>- <text:s/>zinc finger and btb domain containing 1, CCAR1 <text:s/>- <text:s/>cell division cycle and apoptosis regulator 1, HLX <text:s/>- <text:s/>h2.0-like homeobox, WNT10B <text:s/>- <text:s/>wingless-type mmtv integration site family, member 10b, IL23A <text:s/>- <text:s/>interleukin 23, alpha subunit p19, TLE4 <text:s/>- <text:s/>transducin-like enhancer of split 4 (e(sp1) homolog, drosophila), DICER1 <text:s/>- <text:s/>dicer 1, ribonuclease type iii, NR5A2 <text:s/>- <text:s/>nuclear receptor subfamily 5, group a, member 2, SIRT6 <text:s/>- <text:s/>sirtuin 6, VSX2 <text:s/>- <text:s/>visual system homeobox 2, TNRC6B <text:s/>- <text:s/>trinucleotide repeat containing 6b, VDR <text:s/>- <text:s/>vitamin d (1,25- dihydroxyvitamin d3) receptor, TCEAL8 <text:s/>- <text:s/>transcription elongation factor a (sii)-like 8, CHD4 <text:s/>- <text:s/>chromodomain helicase dna binding protein 4, SKIL <text:s/>- <text:s/>ski-like oncogene, PPP3CA <text:s/>- <text:s/>protein phosphatase 3, catalytic subunit, alpha isozyme, NFKB2 <text:s/>- <text:s/>nuclear factor of kappa light polypeptide gene enhancer in b-cells 2 (p49/p100), WNT1 <text:s/>- <text:s/>wingless-type mmtv integration site family, member 1, MKL1 <text:s/>- <text:s/>megakaryoblastic leukemia (translocation) 1, NFKB1 <text:s/>- <text:s/>nuclear factor of kappa light polypeptide gene enhancer in b-cells 1, GPBP1 <text:s/>- <text:s/>gc-rich promoter binding protein 1, NFKBIB <text:s/>- <text:s/>nuclear factor of kappa light polypeptide gene enhancer in b-cells inhibitor, beta, CBX2 <text:s/>- <text:s/>chromobox homolog 2, FOXP4 <text:s/>- <text:s/>forkhead box p4, EBF4 <text:s/>- <text:s/>early b-cell factor 4, TNFAIP3 <text:s/>- <text:s/>tumor necrosis factor, alpha-induced protein 3, OTP <text:s/>- <text:s/>orthopedia homeobox, NCOA2 <text:s/>- <text:s/>nuclear receptor coactivator 2, MSX1 <text:s/>- <text:s/>msh homeobox 1, LGR4 <text:s/>- <text:s/>leucine-rich repeat containing g protein-coupled receptor 4, PFN1 <text:s/>- <text:s/>profilin 1, TSC22D3 <text:s/>- <text:s/>tsc22 domain family, member 3, ATP2B4 <text:s/>- <text:s/>atpase, ca++ transporting, plasma membrane 4, CYLD <text:s/>- <text:s/>cylindromatosis (turban tumor syndrome), BCL6B <text:s/>- <text:s/>b-cell cll/lymphoma 6, member b, HOXA11 <text:s/>- <text:s/>homeobox a11, NEO1 <text:s/>- <text:s/>neogenin 1, ZBTB25 <text:s/>- <text:s/>zinc finger and btb domain containing 25, EHF <text:s/>- <text:s/>ets homologous factor, WNT10A <text:s/>- <text:s/>wingless-type mmtv integration site family, member 10a, STAT5A <text:s/>- <text:s/>signal transducer and activator of transcription 5a, SP6 <text:s/>- <text:s/>sp6 transcription factor, STAT6 <text:s/>- <text:s/>signal transducer and activator of transcription 6, interleukin-4 induced, HOXB9 <text:s/>- <text:s/>homeobox b9, KMT2D <text:s/>- <text:s/>lysine (k)-specific methyltransferase 2d, MORF4L2 <text:s/>- <text:s/>mortality factor 4 like 2, IKZF3 <text:s/>- <text:s/>ikaros family zinc finger 3 (aiolos), TNFSF13 <text:s/>- <text:s/>tumor necrosis factor (ligand) superfamily, member 13, YY1AP1 <text:s/>- <text:s/>yy1 associated protein 1, NFATC1 <text:s/>- <text:s/>nuclear factor of activated t-cells, cytoplasmic, calcineurin-dependent 1, MAP2K6 <text:s/>- <text:s/>mitogen-activated protein kinase kinase 6, KDM1B <text:s/>- <text:s/>lysine (k)-specific demethylase 1b, ETS1 <text:s/>- <text:s/>v-ets avian erythroblastosis virus e26 oncogene homolog 1, NFATC2 <text:s/>- <text:s/>nuclear factor of activated t-cells, cytoplasmic, calcineurin-dependent 2, MAFB <text:s/>- <text:s/>v-maf avian musculoaponeurotic fibrosarcoma oncogene homolog b, RARA <text:s/>- <text:s/>retinoic acid receptor, alpha, MAPK14 <text:s/>- <text:s/>mitogen-activated protein kinase 14, RAI1 <text:s/>- <text:s/>retinoic acid induced 1, CSF1 <text:s/>- <text:s/>colony stimulating factor 1 (macrophage), FOXA3 <text:s/>- <text:s/>forkhead box a3, IL25 <text:s/>- <text:s/>interleukin 25, GATA4 <text:s/>- <text:s/>gata binding protein 4, ZBTB14 <text:s/>- <text:s/>zinc finger and btb domain containing 14, FOSB <text:s/>- <text:s/>fbj murine osteosarcoma viral oncogene homolog b, ANXA4 <text:s/>- <text:s/>annexin a4, MYADM <text:s/>- <text:s/>myeloid-associated differentiation marker, PRKCH <text:s/>- <text:s/>protein kinase c, eta, UBE2I <text:s/>- <text:s/>ubiquitin-conjugating enzyme e2i, BCL3 <text:s/>- <text:s/>b-cell cll/lymphoma 3, NFAT5 <text:s/>- <text:s/>nuclear factor of activated t-cells 5, tonicity-responsive, PRKCD <text:s/>- <text:s/>protein kinase c, delta, NUP153 <text:s/>- <text:s/>nucleoporin 153kda, YWHAZ <text:s/>- <text:s/>tyrosine 3-monooxygenase/tryptophan 5-monooxygenase activation protein, zeta polypeptide]</text:p>
          </table:table-cell>
        </table:table-row>
        <table:table-row table:style-name="ro1">
          <table:table-cell office:value-type="string" calcext:value-type="string">
            <text:p>GO:0002684</text:p>
          </table:table-cell>
          <table:table-cell office:value-type="string" calcext:value-type="string">
            <text:p>positive regulation of immune system process</text:p>
          </table:table-cell>
          <table:table-cell office:value-type="float" office:value="0.0000000142" calcext:value-type="float">
            <text:p>1.42E-08</text:p>
          </table:table-cell>
          <table:table-cell office:value-type="float" office:value="0.00000653" calcext:value-type="float">
            <text:p>0.00000653</text:p>
          </table:table-cell>
          <table:table-cell office:value-type="float" office:value="2.46" calcext:value-type="float">
            <text:p>2.46</text:p>
          </table:table-cell>
          <table:table-cell office:value-type="float" office:value="13954" calcext:value-type="float">
            <text:p>13954</text:p>
          </table:table-cell>
          <table:table-cell office:value-type="float" office:value="631" calcext:value-type="float">
            <text:p>631</text:p>
          </table:table-cell>
          <table:table-cell office:value-type="float" office:value="413" calcext:value-type="float">
            <text:p>41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[PPARGC1B <text:s/>- <text:s/>peroxisome proliferator-activated receptor gamma, coactivator 1 beta, FFAR2 <text:s/>- <text:s/>free fatty acid receptor 2, SASH3 <text:s/>- <text:s/>sam and sh3 domain containing 3, CD83 <text:s/>- <text:s/>cd83 molecule, ZBTB1 <text:s/>- <text:s/>zinc finger and btb domain containing 1, SIN3A <text:s/>- <text:s/>sin3 transcription regulator family member a, HLX <text:s/>- <text:s/>h2.0-like homeobox, STAT6 <text:s/>- <text:s/>signal transducer and activator of transcription 6, interleukin-4 induced, PGC <text:s/>- <text:s/>progastricsin (pepsinogen c), B2M <text:s/>- <text:s/>beta-2-microglobulin, ATP11C <text:s/>- <text:s/>atpase, class vi, type 11c, IL23A <text:s/>- <text:s/>interleukin 23, alpha subunit p19, IKBKE <text:s/>- <text:s/>inhibitor of kappa light polypeptide gene enhancer in b-cells, kinase epsilon, MYB <text:s/>- <text:s/>v-myb avian myeloblastosis viral oncogene homolog, TNFSF13 <text:s/>- <text:s/>tumor necrosis factor (ligand) superfamily, member 13, MAP2K6 <text:s/>- <text:s/>mitogen-activated protein kinase kinase 6, NFATC2 <text:s/>- <text:s/>nuclear factor of activated t-cells, cytoplasmic, calcineurin-dependent 2, ETS1 <text:s/>- <text:s/>v-ets avian erythroblastosis virus e26 oncogene homolog 1, RARA <text:s/>- <text:s/>retinoic acid receptor, alpha, MAPK14 <text:s/>- <text:s/>mitogen-activated protein kinase 14, CSF1 <text:s/>- <text:s/>colony stimulating factor 1 (macrophage), STX4 <text:s/>- <text:s/>syntaxin 4, IL27RA <text:s/>- <text:s/>interleukin 27 receptor, alpha, TNIP1 <text:s/>- <text:s/>tnfaip3 interacting protein 1, FOXJ1 <text:s/>- <text:s/>forkhead box j1, TNIP3 <text:s/>- <text:s/>tnfaip3 interacting protein 3, NFKB1 <text:s/>- <text:s/>nuclear factor of kappa light polypeptide gene enhancer in b-cells 1, CDKN1A <text:s/>- <text:s/>cyclin-dependent kinase inhibitor 1a (p21, cip1), CXCL10 <text:s/>- <text:s/>chemokine (c-x-c motif) ligand 10, CTSS <text:s/>- <text:s/>cathepsin s, PRKCH <text:s/>- <text:s/>protein kinase c, eta, CXCL2 <text:s/>- <text:s/>chemokine (c-x-c motif) ligand 2, CXCL1 <text:s/>- <text:s/>chemokine (c-x-c motif) ligand 1 (melanoma growth stimulating activity, alpha), CXCL5 <text:s/>- <text:s/>chemokine (c-x-c motif) ligand 5, TNFAIP3 <text:s/>- <text:s/>tumor necrosis factor, alpha-induced protein 3, TRAF2 <text:s/>- <text:s/>tnf receptor-associated factor 2, PRKCD <text:s/>- <text:s/>protein kinase c, delta, VCAM1 <text:s/>- <text:s/>vascular cell adhesion molecule 1, CREB1 <text:s/>- <text:s/>camp responsive element binding protein 1, FGR <text:s/>- <text:s/>feline gardner-rasheed sarcoma viral oncogene homolog, CYLD <text:s/>- <text:s/>cylindromatosis (turban tumor syndrome), CXCL6 <text:s/>- <text:s/>chemokine (c-x-c motif) ligand 6, CD86 <text:s/>- <text:s/>cd86 molecule, CXCL3 <text:s/>- <text:s/>chemokine (c-x-c motif) ligand 3, IL6 <text:s/>- <text:s/>interleukin 6 (interferon, beta 2), PDE4B <text:s/>- <text:s/>phosphodiesterase 4b, camp-specific]</text:p>
          </table:table-cell>
        </table:table-row>
        <table:table-row table:style-name="ro1">
          <table:table-cell office:value-type="string" calcext:value-type="string">
            <text:p>GO:0045595</text:p>
          </table:table-cell>
          <table:table-cell office:value-type="string" calcext:value-type="string">
            <text:p>regulation of cell differentiation</text:p>
          </table:table-cell>
          <table:table-cell office:value-type="float" office:value="0.0000000158" calcext:value-type="float">
            <text:p>1.58E-08</text:p>
          </table:table-cell>
          <table:table-cell office:value-type="float" office:value="0.00000701" calcext:value-type="float">
            <text:p>0.00000701</text:p>
          </table:table-cell>
          <table:table-cell office:value-type="float" office:value="1.97" calcext:value-type="float">
            <text:p>1.97</text:p>
          </table:table-cell>
          <table:table-cell office:value-type="float" office:value="13954" calcext:value-type="float">
            <text:p>13954</text:p>
          </table:table-cell>
          <table:table-cell office:value-type="float" office:value="1237" calcext:value-type="float">
            <text:p>1237</text:p>
          </table:table-cell>
          <table:table-cell office:value-type="float" office:value="413" calcext:value-type="float">
            <text:p>41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[CHODL <text:s/>- <text:s/>chondrolectin, SASH3 <text:s/>- <text:s/>sam and sh3 domain containing 3, ZBTB1 <text:s/>- <text:s/>zinc finger and btb domain containing 1, CD83 <text:s/>- <text:s/>cd83 molecule, SARM1 <text:s/>- <text:s/>sterile alpha and tir motif containing 1, HLX <text:s/>- <text:s/>h2.0-like homeobox, GDNF <text:s/>- <text:s/>glial cell derived neurotrophic factor, LPPR5 <text:s/>- <text:s/>lipid phosphate phosphatase-related protein type 5, ATP11C <text:s/>- <text:s/>atpase, class vi, type 11c, WNT10B <text:s/>- <text:s/>wingless-type mmtv integration site family, member 10b, WWTR1 <text:s/>- <text:s/>ww domain containing transcription regulator 1, IL23A <text:s/>- <text:s/>interleukin 23, alpha subunit p19, PBX1 <text:s/>- <text:s/>pre-b-cell leukemia homeobox 1, TRPS1 <text:s/>- <text:s/>trichorhinophalangeal syndrome i, DICER1 <text:s/>- <text:s/>dicer 1, ribonuclease type iii, SIRT2 <text:s/>- <text:s/>sirtuin 2, VDR <text:s/>- <text:s/>vitamin d (1,25- dihydroxyvitamin d3) receptor, SUFU <text:s/>- <text:s/>suppressor of fused homolog (drosophila), FOXJ1 <text:s/>- <text:s/>forkhead box j1, BDNF <text:s/>- <text:s/>brain-derived neurotrophic factor, SKIL <text:s/>- <text:s/>ski-like oncogene, PPP3CA <text:s/>- <text:s/>protein phosphatase 3, catalytic subunit, alpha isozyme, WNT1 <text:s/>- <text:s/>wingless-type mmtv integration site family, member 1, NFKB1 <text:s/>- <text:s/>nuclear factor of kappa light polypeptide gene enhancer in b-cells 1, CCDC3 <text:s/>- <text:s/>coiled-coil domain containing 3, SOX5 <text:s/>- <text:s/>sry (sex determining region y)-box 5, TRIB2 <text:s/>- <text:s/>tribbles homolog 2 (drosophila), SORL1 <text:s/>- <text:s/>sortilin-related receptor, l(dlr class) a repeats containing, OTP <text:s/>- <text:s/>orthopedia homeobox, MSX1 <text:s/>- <text:s/>msh homeobox 1, LDB1 <text:s/>- <text:s/>lim domain binding 1, CRB2 <text:s/>- <text:s/>crumbs homolog 2 (drosophila), SOX13 <text:s/>- <text:s/>sry (sex determining region y)-box 13, CREB1 <text:s/>- <text:s/>camp responsive element binding protein 1, GDF7 <text:s/>- <text:s/>growth differentiation factor 7, CYLD <text:s/>- <text:s/>cylindromatosis (turban tumor syndrome), CD86 <text:s/>- <text:s/>cd86 molecule, EHD1 <text:s/>- <text:s/>eh-domain containing 1, IL6 <text:s/>- <text:s/>interleukin 6 (interferon, beta 2), STK4 <text:s/>- <text:s/>serine/threonine kinase 4, PPARGC1B <text:s/>- <text:s/>peroxisome proliferator-activated receptor gamma, coactivator 1 beta, HOXA11 <text:s/>- <text:s/>homeobox a11, SPEN <text:s/>- <text:s/>spen homolog, transcriptional regulator (drosophila), SMOC1 <text:s/>- <text:s/>sparc related modular calcium binding 1, NTRK3 <text:s/>- <text:s/>neurotrophic tyrosine kinase, receptor, type 3, B2M <text:s/>- <text:s/>beta-2-microglobulin, MORF4L2 <text:s/>- <text:s/>mortality factor 4 like 2, MYB <text:s/>- <text:s/>v-myb avian myeloblastosis viral oncogene homolog, IKZF3 <text:s/>- <text:s/>ikaros family zinc finger 3 (aiolos), PTHLH <text:s/>- <text:s/>parathyroid hormone-like hormone, NFATC2 <text:s/>- <text:s/>nuclear factor of activated t-cells, cytoplasmic, calcineurin-dependent 2, ETS1 <text:s/>- <text:s/>v-ets avian erythroblastosis virus e26 oncogene homolog 1, MAFB <text:s/>- <text:s/>v-maf avian musculoaponeurotic fibrosarcoma oncogene homolog b, RARA <text:s/>- <text:s/>retinoic acid receptor, alpha, MAPK14 <text:s/>- <text:s/>mitogen-activated protein kinase 14, CDK6 <text:s/>- <text:s/>cyclin-dependent kinase 6, CSF1 <text:s/>- <text:s/>colony stimulating factor 1 (macrophage), EPHA3 <text:s/>- <text:s/>eph receptor a3, AKAP6 <text:s/>- <text:s/>a kinase (prka) anchor protein 6, BRINP1 <text:s/>- <text:s/>bone morphogenetic protein/retinoic acid inducible neural-specific 1, GATA4 <text:s/>- <text:s/>gata binding protein 4, CXCL10 <text:s/>- <text:s/>chemokine (c-x-c motif) ligand 10, MYADM <text:s/>- <text:s/>myeloid-associated differentiation marker, PRKCH <text:s/>- <text:s/>protein kinase c, eta, NDNF <text:s/>- <text:s/>neuron-derived neurotrophic factor, MAG <text:s/>- <text:s/>myelin associated glycoprotein, IRF1 <text:s/>- <text:s/>interferon regulatory factor 1, CDH5 <text:s/>- <text:s/>cadherin 5, type 2 (vascular endothelium), NEURL <text:s/>- <text:s/>neuralized homolog (drosophila), PHOX2B <text:s/>- <text:s/>paired-like homeobox 2b, IL1RAPL1 <text:s/>- <text:s/>interleukin 1 receptor accessory protein-like 1, CPNE5 <text:s/>- <text:s/>copine v]</text:p>
          </table:table-cell>
        </table:table-row>
        <table:table-row table:style-name="ro1">
          <table:table-cell office:value-type="string" calcext:value-type="string">
            <text:p>GO:0032502</text:p>
          </table:table-cell>
          <table:table-cell office:value-type="string" calcext:value-type="string">
            <text:p>developmental process</text:p>
          </table:table-cell>
          <table:table-cell office:value-type="float" office:value="0.0000000174" calcext:value-type="float">
            <text:p>1.74E-08</text:p>
          </table:table-cell>
          <table:table-cell office:value-type="float" office:value="0.00000753" calcext:value-type="float">
            <text:p>0.00000753</text:p>
          </table:table-cell>
          <table:table-cell office:value-type="float" office:value="1.46" calcext:value-type="float">
            <text:p>1.46</text:p>
          </table:table-cell>
          <table:table-cell office:value-type="float" office:value="13954" calcext:value-type="float">
            <text:p>13954</text:p>
          </table:table-cell>
          <table:table-cell office:value-type="float" office:value="3803" calcext:value-type="float">
            <text:p>3803</text:p>
          </table:table-cell>
          <table:table-cell office:value-type="float" office:value="413" calcext:value-type="float">
            <text:p>413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[TNFRSF9 <text:s/>- <text:s/>tumor necrosis factor receptor superfamily, member 9, SYPL2 <text:s/>- <text:s/>synaptophysin-like 2, ARFRP1 <text:s/>- <text:s/>adp-ribosylation factor related protein 1, SMC6 <text:s/>- <text:s/>structural maintenance of chromosomes 6, RPS6KA6 <text:s/>- <text:s/>ribosomal protein s6 kinase, 90kda, polypeptide 6, SEBOX <text:s/>- <text:s/>sebox homeobox, SIN3A <text:s/>- <text:s/>sin3 transcription regulator family member a, CNTNAP1 <text:s/>- <text:s/>contactin associated protein 1, GDNF <text:s/>- <text:s/>glial cell derived neurotrophic factor, VANGL2 <text:s/>- <text:s/>vangl planar cell polarity protein 2, WWTR1 <text:s/>- <text:s/>ww domain containing transcription regulator 1, ATP11C <text:s/>- <text:s/>atpase, class vi, type 11c, PBX3 <text:s/>- <text:s/>pre-b-cell leukemia homeobox 3, PBX1 <text:s/>- <text:s/>pre-b-cell leukemia homeobox 1, ZBTB17 <text:s/>- <text:s/>zinc finger and btb domain containing 17, BCOR <text:s/>- <text:s/>bcl6 corepressor, ENO3 <text:s/>- <text:s/>enolase 3 (beta, muscle), TRPS1 <text:s/>- <text:s/>trichorhinophalangeal syndrome i, FGF17 <text:s/>- <text:s/>fibroblast growth factor 17, VEZF1 <text:s/>- <text:s/>vascular endothelial zinc finger 1, SIRT2 <text:s/>- <text:s/>sirtuin 2, ASH1L <text:s/>- <text:s/>ash1 (absent, small, or homeotic)-like (drosophila), PANK2 <text:s/>- <text:s/>pantothenate kinase 2, KREMEN1 <text:s/>- <text:s/>kringle containing transmembrane protein 1, SMYD3 <text:s/>- <text:s/>set and mynd domain containing 3, SUFU <text:s/>- <text:s/>suppressor of fused homolog (drosophila), FOXJ1 <text:s/>- <text:s/>forkhead box j1, BDNF <text:s/>- <text:s/>brain-derived neurotrophic factor, PLP1 <text:s/>- <text:s/>proteolipid protein 1, RAP2C <text:s/>- <text:s/>rap2c, member of ras oncogene family, MEGF11 <text:s/>- <text:s/>multiple egf-like-domains 11, SOX5 <text:s/>- <text:s/>sry (sex determining region y)-box 5, CXCR5 <text:s/>- <text:s/>chemokine (c-x-c motif) receptor 5, LDB1 <text:s/>- <text:s/>lim domain binding 1, CRB2 <text:s/>- <text:s/>crumbs homolog 2 (drosophila), SOX13 <text:s/>- <text:s/>sry (sex determining region y)-box 13, CREB1 <text:s/>- <text:s/>camp responsive element binding protein 1, MSC <text:s/>- <text:s/>musculin, FGR <text:s/>- <text:s/>feline gardner-rasheed sarcoma viral oncogene homolog, GDF7 <text:s/>- <text:s/>growth differentiation factor 7, DOCK10 <text:s/>- <text:s/>dedicator of cytokinesis 10, CD86 <text:s/>- <text:s/>cd86 molecule, HOXC10 <text:s/>- <text:s/>homeobox c10, IL6 <text:s/>- <text:s/>interleukin 6 (interferon, beta 2), LLGL1 <text:s/>- <text:s/>lethal giant larvae homolog 1 (drosophila), HOXC9 <text:s/>- <text:s/>homeobox c9, PPARGC1B <text:s/>- <text:s/>peroxisome proliferator-activated receptor gamma, coactivator 1 beta, ITGA5 <text:s/>- <text:s/>integrin, alpha 5 (fibronectin receptor, alpha polypeptide), ADAMTS4 <text:s/>- <text:s/>adam metallopeptidase with thrombospondin type 1 motif, 4, GADD45B <text:s/>- <text:s/>growth arrest and dna-damage-inducible, beta, BBX <text:s/>- <text:s/>bobby sox homolog (drosophila), MYH9 <text:s/>- <text:s/>myosin, heavy chain 9, non-muscle, NTRK3 <text:s/>- <text:s/>neurotrophic tyrosine kinase, receptor, type 3, FGF1 <text:s/>- <text:s/>fibroblast growth factor 1 (acidic), EGR1 <text:s/>- <text:s/>early growth response 1, RAB10 <text:s/>- <text:s/>rab10, member ras oncogene family, NR4A2 <text:s/>- <text:s/>nuclear receptor subfamily 4, group a, member 2, MEF2D <text:s/>- <text:s/>myocyte enhancer factor 2d, RAPGEF5 <text:s/>- <text:s/>rap guanine nucleotide exchange factor (gef) 5, EGF <text:s/>- <text:s/>epidermal growth factor, PTHLH <text:s/>- <text:s/>parathyroid hormone-like hormone, PTH1R <text:s/>- <text:s/>parathyroid hormone 1 receptor, CDK6 <text:s/>- <text:s/>cyclin-dependent kinase 6, TBX15 <text:s/>- <text:s/>t-box 15, PCSK2 <text:s/>- <text:s/>proprotein convertase subtilisin/kexin type 2, CDKN1A <text:s/>- <text:s/>cyclin-dependent kinase inhibitor 1a (p21, cip1), CXCL10 <text:s/>- <text:s/>chemokine (c-x-c motif) ligand 10, MYOZ1 <text:s/>- <text:s/>myozenin 1, PTPN3 <text:s/>- <text:s/>protein tyrosine phosphatase, non-receptor type 3, LRG1 <text:s/>- <text:s/>leucine-rich alpha-2-glycoprotein 1, TCF7L2 <text:s/>- <text:s/>transcription factor 7-like 2 (t-cell specific, hmg-box), ARX <text:s/>- <text:s/>aristaless related homeobox, NDNF <text:s/>- <text:s/>neuron-derived neurotrophic factor, CDH5 <text:s/>- <text:s/>cadherin 5, type 2 (vascular endothelium), IRF1 <text:s/>- <text:s/>interferon regulatory factor 1, IRF6 <text:s/>- <text:s/>interferon regulatory factor 6, SATB1 <text:s/>- <text:s/>satb homeobox 1, ADORA1 <text:s/>- <text:s/>adenosine a1 receptor, PTCHD1 <text:s/>- <text:s/>patched domain containing 1, NEURL <text:s/>- <text:s/>neuralized homolog (drosophila), PHOX2B <text:s/>- <text:s/>paired-like homeobox 2b, COL27A1 <text:s/>- <text:s/>collagen, type xxvii, alpha 1, IL1RAPL1 <text:s/>- <text:s/>interleukin 1 receptor accessory protein-like 1, SMPD3 <text:s/>- <text:s/>sphingomyelin phosphodiesterase 3, neutral membrane (neutral sphingomyelinase ii), CDK2 <text:s/>- <text:s/>cyclin-dependent kinase 2, SALL2 <text:s/>- <text:s/>sal-like 2 (drosophila), TMEM2 <text:s/>- <text:s/>transmembrane protein 2, KREMEN2 <text:s/>- <text:s/>kringle containing transmembrane protein 2, CHODL <text:s/>- <text:s/>chondrolectin, AKT3 <text:s/>- <text:s/>v-akt murine thymoma viral oncogene homolog 3, ATP2B2 <text:s/>- <text:s/>atpase, ca++ transporting, plasma membrane 2, ZBTB1 <text:s/>- <text:s/>zinc finger and btb domain containing 1, ARHGAP26 <text:s/>- <text:s/>rho gtpase activating protein 26, FREM2 <text:s/>- <text:s/>fras1 related extracellular matrix protein 2, IGSF9 <text:s/>- <text:s/>immunoglobulin superfamily, member 9, HLX <text:s/>- <text:s/>h2.0-like homeobox, SEMA4A <text:s/>- <text:s/>sema domain, immunoglobulin domain (ig), transmembrane domain (tm) and short cytoplasmic domain, (semaphorin) 4a, WNT10B <text:s/>- <text:s/>wingless-type mmtv integration site family, member 10b, MAP6 <text:s/>- <text:s/>microtubule-associated protein 6, DICER1 <text:s/>- <text:s/>dicer 1, ribonuclease type iii, NR5A2 <text:s/>- <text:s/>nuclear receptor subfamily 5, group a, member 2, SIRT6 <text:s/>- <text:s/>sirtuin 6, VSX2 <text:s/>- <text:s/>visual system homeobox 2, VDR <text:s/>- <text:s/>vitamin d (1,25- dihydroxyvitamin d3) receptor, BECN1 <text:s/>- <text:s/>beclin 1, autophagy related, SKIL <text:s/>- <text:s/>ski-like oncogene, PPP3CA <text:s/>- <text:s/>protein phosphatase 3, catalytic subunit, alpha isozyme, NFKB2 <text:s/>- <text:s/>nuclear factor of kappa light polypeptide gene enhancer in b-cells 2 (p49/p100), WNT1 <text:s/>- <text:s/>wingless-type mmtv integration site family, member 1, MKL1 <text:s/>- <text:s/>megakaryoblastic leukemia (translocation) 1, CBX2 <text:s/>- <text:s/>chromobox homolog 2, SLC39A1 <text:s/>- <text:s/>solute carrier family 39 (zinc transporter), member 1, EBF4 <text:s/>- <text:s/>early b-cell factor 4, LGR4 <text:s/>- <text:s/>leucine-rich repeat containing g protein-coupled receptor 4, PFN1 <text:s/>- <text:s/>profilin 1, OTP <text:s/>- <text:s/>orthopedia homeobox, MSX1 <text:s/>- <text:s/>msh homeobox 1, MBD5 <text:s/>- <text:s/>methyl-cpg binding domain protein 5, VCAM1 <text:s/>- <text:s/>vascular cell adhesion molecule 1, ATP2B4 <text:s/>- <text:s/>atpase, ca++ transporting, plasma membrane 4, CYLD <text:s/>- <text:s/>cylindromatosis (turban tumor syndrome), BICC1 <text:s/>- <text:s/>bicaudal c homolog 1 (drosophila), STK4 <text:s/>- <text:s/>serine/threonine kinase 4, GRK5 <text:s/>- <text:s/>g protein-coupled receptor kinase 5, FFAR2 <text:s/>- <text:s/>free fatty acid receptor 2, HOXA11 <text:s/>- <text:s/>homeobox a11, SMOC1 <text:s/>- <text:s/>sparc related modular calcium binding 1, BAI2 <text:s/>- <text:s/>brain-specific angiogenesis inhibitor 2, LRP2 <text:s/>- <text:s/>low density lipoprotein receptor-related protein 2, LRFN1 <text:s/>- <text:s/>leucine rich repeat and fibronectin type iii domain containing 1, EHF <text:s/>- <text:s/>ets homologous factor, WNT10A <text:s/>- <text:s/>wingless-type mmtv integration site family, member 10a, FBXW4 <text:s/>- <text:s/>f-box and wd repeat domain containing 4, STAT6 <text:s/>- <text:s/>signal transducer and activator of transcription 6, interleukin-4 induced, B2M <text:s/>- <text:s/>beta-2-microglobulin, HOXB9 <text:s/>- <text:s/>homeobox b9, KMT2D <text:s/>- <text:s/>lysine (k)-specific methyltransferase 2d, TAGLN2 <text:s/>- <text:s/>transgelin 2, IKZF3 <text:s/>- <text:s/>ikaros family zinc finger 3 (aiolos), YY1AP1 <text:s/>- <text:s/>yy1 associated protein 1, TYRO3 <text:s/>- <text:s/>tyro3 protein tyrosine kinase, KDM1B <text:s/>- <text:s/>lysine (k)-specific demethylase 1b, ETS1 <text:s/>- <text:s/>v-ets avian erythroblastosis virus e26 oncogene homolog 1, ITPK1 <text:s/>- <text:s/>inositol-tetrakisphosphate 1-kinase, NFATC2 <text:s/>- <text:s/>nuclear factor of activated t-cells, cytoplasmic, calcineurin-dependent 2, MAFB <text:s/>- <text:s/>v-maf avian musculoaponeurotic fibrosarcoma oncogene homolog b, RARA <text:s/>- <text:s/>retinoic acid receptor, alpha, MAPK14 <text:s/>- <text:s/>mitogen-activated protein kinase 14, CSF1 <text:s/>- <text:s/>colony stimulating factor 1 (macrophage), RAI1 <text:s/>- <text:s/>retinoic acid induced 1, FOXA3 <text:s/>- <text:s/>forkhead box a3, IL25 <text:s/>- <text:s/>interleukin 25, GATA4 <text:s/>- <text:s/>gata binding protein 4, ZBTB14 <text:s/>- <text:s/>zinc finger and btb domain containing 14, KIAA1217 <text:s/>- <text:s/>kiaa1217, EPHB1 <text:s/>- <text:s/>eph receptor b1, FERMT2 <text:s/>- <text:s/>fermitin family member 2, ANXA4 <text:s/>- <text:s/>annexin a4, MYADM <text:s/>- <text:s/>myeloid-associated differentiation marker, BCL3 <text:s/>- <text:s/>b-cell cll/lymphoma 3, CXCL1 <text:s/>- <text:s/>chemokine (c-x-c motif) ligand 1 (melanoma growth stimulating activity, alpha), PRKCD <text:s/>- <text:s/>protein kinase c, delta, VCAN <text:s/>- <text:s/>versican, LSR <text:s/>- <text:s/>lipolysis stimulated lipoprotein receptor]</text:p>
          </table:table-cell>
        </table:table-row>
        <table:table-row table:style-name="ro1">
          <table:table-cell office:value-type="string" calcext:value-type="string">
            <text:p>GO:0006952</text:p>
          </table:table-cell>
          <table:table-cell office:value-type="string" calcext:value-type="string">
            <text:p>defense response</text:p>
          </table:table-cell>
          <table:table-cell office:value-type="float" office:value="0.0000000293" calcext:value-type="float">
            <text:p>2.93E-08</text:p>
          </table:table-cell>
          <table:table-cell office:value-type="float" office:value="0.0000123" calcext:value-type="float">
            <text:p>0.0000123</text:p>
          </table:table-cell>
          <table:table-cell office:value-type="float" office:value="2.38" calcext:value-type="float">
            <text:p>2.38</text:p>
          </table:table-cell>
          <table:table-cell office:value-type="float" office:value="13954" calcext:value-type="float">
            <text:p>13954</text:p>
          </table:table-cell>
          <table:table-cell office:value-type="float" office:value="668" calcext:value-type="float">
            <text:p>668</text:p>
          </table:table-cell>
          <table:table-cell office:value-type="float" office:value="413" calcext:value-type="float">
            <text:p>41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[TNFRSF9 <text:s/>- <text:s/>tumor necrosis factor receptor superfamily, member 9, NOS2 <text:s/>- <text:s/>nitric oxide synthase 2, inducible, CD83 <text:s/>- <text:s/>cd83 molecule, ZBTB1 <text:s/>- <text:s/>zinc finger and btb domain containing 1, SARM1 <text:s/>- <text:s/>sterile alpha and tir motif containing 1, B2M <text:s/>- <text:s/>beta-2-microglobulin, IL23A <text:s/>- <text:s/>interleukin 23, alpha subunit p19, IKBKE <text:s/>- <text:s/>inhibitor of kappa light polypeptide gene enhancer in b-cells, kinase epsilon, REL <text:s/>- <text:s/>v-rel avian reticuloendotheliosis viral oncogene homolog, VEZF1 <text:s/>- <text:s/>vascular endothelial zinc finger 1, CHGA <text:s/>- <text:s/>chromogranin a (parathyroid secretory protein 1), SIRT2 <text:s/>- <text:s/>sirtuin 2, ILF3 <text:s/>- <text:s/>interleukin enhancer binding factor 3, 90kda, PTGES <text:s/>- <text:s/>prostaglandin e synthase, BECN1 <text:s/>- <text:s/>beclin 1, autophagy related, CSF1 <text:s/>- <text:s/>colony stimulating factor 1 (macrophage), IL27RA <text:s/>- <text:s/>interleukin 27 receptor, alpha, IL25 <text:s/>- <text:s/>interleukin 25, TNIP1 <text:s/>- <text:s/>tnfaip3 interacting protein 1, BRINP1 <text:s/>- <text:s/>bone morphogenetic protein/retinoic acid inducible neural-specific 1, PLP1 <text:s/>- <text:s/>proteolipid protein 1, SAA2 <text:s/>- <text:s/>serum amyloid a2, SAA1 <text:s/>- <text:s/>serum amyloid a1, NFKB2 <text:s/>- <text:s/>nuclear factor of kappa light polypeptide gene enhancer in b-cells 2 (p49/p100), TNIP3 <text:s/>- <text:s/>tnfaip3 interacting protein 3, NFKB1 <text:s/>- <text:s/>nuclear factor of kappa light polypeptide gene enhancer in b-cells 1, CXCL10 <text:s/>- <text:s/>chemokine (c-x-c motif) ligand 10, SERPINA1 <text:s/>- <text:s/>serpin peptidase inhibitor, clade a (alpha-1 antiproteinase, antitrypsin), member 1, CXCL2 <text:s/>- <text:s/>chemokine (c-x-c motif) ligand 2, IRF1 <text:s/>- <text:s/>interferon regulatory factor 1, BCL3 <text:s/>- <text:s/>b-cell cll/lymphoma 3, CXCL1 <text:s/>- <text:s/>chemokine (c-x-c motif) ligand 1 (melanoma growth stimulating activity, alpha), CXCL5 <text:s/>- <text:s/>chemokine (c-x-c motif) ligand 5, TNFAIP3 <text:s/>- <text:s/>tumor necrosis factor, alpha-induced protein 3, ADORA1 <text:s/>- <text:s/>adenosine a1 receptor, LGR4 <text:s/>- <text:s/>leucine-rich repeat containing g protein-coupled receptor 4, PRKCD <text:s/>- <text:s/>protein kinase c, delta, VCAM1 <text:s/>- <text:s/>vascular cell adhesion molecule 1, NFKBIZ <text:s/>- <text:s/>nuclear factor of kappa light polypeptide gene enhancer in b-cells inhibitor, zeta, FGR <text:s/>- <text:s/>feline gardner-rasheed sarcoma viral oncogene homolog, CXCL6 <text:s/>- <text:s/>chemokine (c-x-c motif) ligand 6, CYLD <text:s/>- <text:s/>cylindromatosis (turban tumor syndrome), CD86 <text:s/>- <text:s/>cd86 molecule, CXCL3 <text:s/>- <text:s/>chemokine (c-x-c motif) ligand 3, IL6 <text:s/>- <text:s/>interleukin 6 (interferon, beta 2), OPTN <text:s/>- <text:s/>optineurin, IL36G <text:s/>- <text:s/>interleukin 36, gamma]</text:p>
          </table:table-cell>
        </table:table-row>
        <table:table-row table:style-name="ro1">
          <table:table-cell office:value-type="string" calcext:value-type="string">
            <text:p>GO:0010628</text:p>
          </table:table-cell>
          <table:table-cell office:value-type="string" calcext:value-type="string">
            <text:p>positive regulation of gene expression</text:p>
          </table:table-cell>
          <table:table-cell office:value-type="float" office:value="0.0000000389" calcext:value-type="float">
            <text:p>3.89E-08</text:p>
          </table:table-cell>
          <table:table-cell office:value-type="float" office:value="0.0000158" calcext:value-type="float">
            <text:p>0.0000158</text:p>
          </table:table-cell>
          <table:table-cell office:value-type="float" office:value="1.86" calcext:value-type="float">
            <text:p>1.86</text:p>
          </table:table-cell>
          <table:table-cell office:value-type="float" office:value="13954" calcext:value-type="float">
            <text:p>13954</text:p>
          </table:table-cell>
          <table:table-cell office:value-type="float" office:value="1416" calcext:value-type="float">
            <text:p>1416</text:p>
          </table:table-cell>
          <table:table-cell office:value-type="float" office:value="413" calcext:value-type="float">
            <text:p>41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[SIN3A <text:s/>- <text:s/>sin3 transcription regulator family member a, GDNF <text:s/>- <text:s/>glial cell derived neurotrophic factor, IL23A <text:s/>- <text:s/>interleukin 23, alpha subunit p19, WNT10B <text:s/>- <text:s/>wingless-type mmtv integration site family, member 10b, WWTR1 <text:s/>- <text:s/>ww domain containing transcription regulator 1, PBX3 <text:s/>- <text:s/>pre-b-cell leukemia homeobox 3, PBX1 <text:s/>- <text:s/>pre-b-cell leukemia homeobox 1, ZBTB17 <text:s/>- <text:s/>zinc finger and btb domain containing 17, REL <text:s/>- <text:s/>v-rel avian reticuloendotheliosis viral oncogene homolog, TRPS1 <text:s/>- <text:s/>trichorhinophalangeal syndrome i, NR5A2 <text:s/>- <text:s/>nuclear receptor subfamily 5, group a, member 2, SIRT2 <text:s/>- <text:s/>sirtuin 2, FHOD1 <text:s/>- <text:s/>formin homology 2 domain containing 1, ILF3 <text:s/>- <text:s/>interleukin enhancer binding factor 3, 90kda, ASH1L <text:s/>- <text:s/>ash1 (absent, small, or homeotic)-like (drosophila), VDR <text:s/>- <text:s/>vitamin d (1,25- dihydroxyvitamin d3) receptor, SMYD3 <text:s/>- <text:s/>set and mynd domain containing 3, TNIP1 <text:s/>- <text:s/>tnfaip3 interacting protein 1, FOXJ1 <text:s/>- <text:s/>forkhead box j1, PLP1 <text:s/>- <text:s/>proteolipid protein 1, PPP3CA <text:s/>- <text:s/>protein phosphatase 3, catalytic subunit, alpha isozyme, NFKB2 <text:s/>- <text:s/>nuclear factor of kappa light polypeptide gene enhancer in b-cells 2 (p49/p100), MKL1 <text:s/>- <text:s/>megakaryoblastic leukemia (translocation) 1, WNT1 <text:s/>- <text:s/>wingless-type mmtv integration site family, member 1, NFKB1 <text:s/>- <text:s/>nuclear factor of kappa light polypeptide gene enhancer in b-cells 1, GPBP1 <text:s/>- <text:s/>gc-rich promoter binding protein 1, TET3 <text:s/>- <text:s/>tet methylcytosine dioxygenase 3, MSX1 <text:s/>- <text:s/>msh homeobox 1, PFN1 <text:s/>- <text:s/>profilin 1, LGR4 <text:s/>- <text:s/>leucine-rich repeat containing g protein-coupled receptor 4, NCOA2 <text:s/>- <text:s/>nuclear receptor coactivator 2, LDB1 <text:s/>- <text:s/>lim domain binding 1, CREB1 <text:s/>- <text:s/>camp responsive element binding protein 1, GDF7 <text:s/>- <text:s/>growth differentiation factor 7, CD86 <text:s/>- <text:s/>cd86 molecule, HOXC10 <text:s/>- <text:s/>homeobox c10, IL6 <text:s/>- <text:s/>interleukin 6 (interferon, beta 2), PPARGC1B <text:s/>- <text:s/>peroxisome proliferator-activated receptor gamma, coactivator 1 beta, HOXA11 <text:s/>- <text:s/>homeobox a11, SUPT16H <text:s/>- <text:s/>suppressor of ty 16 homolog (s. cerevisiae), EHF <text:s/>- <text:s/>ets homologous factor, WNT10A <text:s/>- <text:s/>wingless-type mmtv integration site family, member 10a, MYH9 <text:s/>- <text:s/>myosin, heavy chain 9, non-muscle, NTRK3 <text:s/>- <text:s/>neurotrophic tyrosine kinase, receptor, type 3, ARRB1 <text:s/>- <text:s/>arrestin, beta 1, HOXB9 <text:s/>- <text:s/>homeobox b9, STAT6 <text:s/>- <text:s/>signal transducer and activator of transcription 6, interleukin-4 induced, FGF1 <text:s/>- <text:s/>fibroblast growth factor 1 (acidic), EGR1 <text:s/>- <text:s/>early growth response 1, KMT2D <text:s/>- <text:s/>lysine (k)-specific methyltransferase 2d, MORF4L2 <text:s/>- <text:s/>mortality factor 4 like 2, NR4A2 <text:s/>- <text:s/>nuclear receptor subfamily 4, group a, member 2, MYB <text:s/>- <text:s/>v-myb avian myeloblastosis viral oncogene homolog, IKZF3 <text:s/>- <text:s/>ikaros family zinc finger 3 (aiolos), MEF2D <text:s/>- <text:s/>myocyte enhancer factor 2d, NFATC1 <text:s/>- <text:s/>nuclear factor of activated t-cells, cytoplasmic, calcineurin-dependent 1, EGF <text:s/>- <text:s/>epidermal growth factor, NFATC2 <text:s/>- <text:s/>nuclear factor of activated t-cells, cytoplasmic, calcineurin-dependent 2, ETS1 <text:s/>- <text:s/>v-ets avian erythroblastosis virus e26 oncogene homolog 1, MAFB <text:s/>- <text:s/>v-maf avian musculoaponeurotic fibrosarcoma oncogene homolog b, RARA <text:s/>- <text:s/>retinoic acid receptor, alpha, MAPK14 <text:s/>- <text:s/>mitogen-activated protein kinase 14, FOXA3 <text:s/>- <text:s/>forkhead box a3, RAI1 <text:s/>- <text:s/>retinoic acid induced 1, CSF1 <text:s/>- <text:s/>colony stimulating factor 1 (macrophage), IL25 <text:s/>- <text:s/>interleukin 25, GATA4 <text:s/>- <text:s/>gata binding protein 4, CXCL10 <text:s/>- <text:s/>chemokine (c-x-c motif) ligand 10, FOSB <text:s/>- <text:s/>fbj murine osteosarcoma viral oncogene homolog b, TCF7L2 <text:s/>- <text:s/>transcription factor 7-like 2 (t-cell specific, hmg-box), ARX <text:s/>- <text:s/>aristaless related homeobox, BCL3 <text:s/>- <text:s/>b-cell cll/lymphoma 3, IRF1 <text:s/>- <text:s/>interferon regulatory factor 1, IRF6 <text:s/>- <text:s/>interferon regulatory factor 6, NFAT5 <text:s/>- <text:s/>nuclear factor of activated t-cells 5, tonicity-responsive, PHOX2B <text:s/>- <text:s/>paired-like homeobox 2b, TCEA2 <text:s/>- <text:s/>transcription elongation factor a (sii), 2, CDK2 <text:s/>- <text:s/>cyclin-dependent kinase 2]</text:p>
          </table:table-cell>
        </table:table-row>
        <table:table-row table:style-name="ro1">
          <table:table-cell office:value-type="string" calcext:value-type="string">
            <text:p>GO:0051173</text:p>
          </table:table-cell>
          <table:table-cell office:value-type="string" calcext:value-type="string">
            <text:p>positive regulation of nitrogen compound metabolic process</text:p>
          </table:table-cell>
          <table:table-cell office:value-type="float" office:value="0.0000000494" calcext:value-type="float">
            <text:p>4.94E-08</text:p>
          </table:table-cell>
          <table:table-cell office:value-type="float" office:value="0.0000195" calcext:value-type="float">
            <text:p>0.0000195</text:p>
          </table:table-cell>
          <table:table-cell office:value-type="float" office:value="1.82" calcext:value-type="float">
            <text:p>1.82</text:p>
          </table:table-cell>
          <table:table-cell office:value-type="float" office:value="13954" calcext:value-type="float">
            <text:p>13954</text:p>
          </table:table-cell>
          <table:table-cell office:value-type="float" office:value="1501" calcext:value-type="float">
            <text:p>1501</text:p>
          </table:table-cell>
          <table:table-cell office:value-type="float" office:value="413" calcext:value-type="float">
            <text:p>41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[NOS2 <text:s/>- <text:s/>nitric oxide synthase 2, inducible, SIN3A <text:s/>- <text:s/>sin3 transcription regulator family member a, GDNF <text:s/>- <text:s/>glial cell derived neurotrophic factor, IL23A <text:s/>- <text:s/>interleukin 23, alpha subunit p19, WWTR1 <text:s/>- <text:s/>ww domain containing transcription regulator 1, WNT10B <text:s/>- <text:s/>wingless-type mmtv integration site family, member 10b, PBX3 <text:s/>- <text:s/>pre-b-cell leukemia homeobox 3, PBX1 <text:s/>- <text:s/>pre-b-cell leukemia homeobox 1, ZBTB17 <text:s/>- <text:s/>zinc finger and btb domain containing 17, REL <text:s/>- <text:s/>v-rel avian reticuloendotheliosis viral oncogene homolog, TRPS1 <text:s/>- <text:s/>trichorhinophalangeal syndrome i, SIRT6 <text:s/>- <text:s/>sirtuin 6, NR5A2 <text:s/>- <text:s/>nuclear receptor subfamily 5, group a, member 2, TNRC6B <text:s/>- <text:s/>trinucleotide repeat containing 6b, SIRT2 <text:s/>- <text:s/>sirtuin 2, CHGA <text:s/>- <text:s/>chromogranin a (parathyroid secretory protein 1), FHOD1 <text:s/>- <text:s/>formin homology 2 domain containing 1, ILF3 <text:s/>- <text:s/>interleukin enhancer binding factor 3, 90kda, ASH1L <text:s/>- <text:s/>ash1 (absent, small, or homeotic)-like (drosophila), VDR <text:s/>- <text:s/>vitamin d (1,25- dihydroxyvitamin d3) receptor, SMYD3 <text:s/>- <text:s/>set and mynd domain containing 3, TNIP1 <text:s/>- <text:s/>tnfaip3 interacting protein 1, FOXJ1 <text:s/>- <text:s/>forkhead box j1, PPP3CA <text:s/>- <text:s/>protein phosphatase 3, catalytic subunit, alpha isozyme, NFKB2 <text:s/>- <text:s/>nuclear factor of kappa light polypeptide gene enhancer in b-cells 2 (p49/p100), APLF <text:s/>- <text:s/>aprataxin and pnkp like factor, MKL1 <text:s/>- <text:s/>megakaryoblastic leukemia (translocation) 1, WNT1 <text:s/>- <text:s/>wingless-type mmtv integration site family, member 1, NFKB1 <text:s/>- <text:s/>nuclear factor of kappa light polypeptide gene enhancer in b-cells 1, TET3 <text:s/>- <text:s/>tet methylcytosine dioxygenase 3, GPBP1 <text:s/>- <text:s/>gc-rich promoter binding protein 1, MSX1 <text:s/>- <text:s/>msh homeobox 1, PFN1 <text:s/>- <text:s/>profilin 1, LGR4 <text:s/>- <text:s/>leucine-rich repeat containing g protein-coupled receptor 4, NCOA2 <text:s/>- <text:s/>nuclear receptor coactivator 2, LDB1 <text:s/>- <text:s/>lim domain binding 1, CREB1 <text:s/>- <text:s/>camp responsive element binding protein 1, GDF7 <text:s/>- <text:s/>growth differentiation factor 7, CD86 <text:s/>- <text:s/>cd86 molecule, HOXC10 <text:s/>- <text:s/>homeobox c10, IL6 <text:s/>- <text:s/>interleukin 6 (interferon, beta 2), PPARGC1B <text:s/>- <text:s/>peroxisome proliferator-activated receptor gamma, coactivator 1 beta, HOXA11 <text:s/>- <text:s/>homeobox a11, SUPT16H <text:s/>- <text:s/>suppressor of ty 16 homolog (s. cerevisiae), EHF <text:s/>- <text:s/>ets homologous factor, ARRB1 <text:s/>- <text:s/>arrestin, beta 1, HOXB9 <text:s/>- <text:s/>homeobox b9, STAT6 <text:s/>- <text:s/>signal transducer and activator of transcription 6, interleukin-4 induced, FGF1 <text:s/>- <text:s/>fibroblast growth factor 1 (acidic), EGR1 <text:s/>- <text:s/>early growth response 1, KMT2D <text:s/>- <text:s/>lysine (k)-specific methyltransferase 2d, MORF4L2 <text:s/>- <text:s/>mortality factor 4 like 2, NR4A2 <text:s/>- <text:s/>nuclear receptor subfamily 4, group a, member 2, MYB <text:s/>- <text:s/>v-myb avian myeloblastosis viral oncogene homolog, IKZF3 <text:s/>- <text:s/>ikaros family zinc finger 3 (aiolos), TNFSF13 <text:s/>- <text:s/>tumor necrosis factor (ligand) superfamily, member 13, MEF2D <text:s/>- <text:s/>myocyte enhancer factor 2d, NFATC1 <text:s/>- <text:s/>nuclear factor of activated t-cells, cytoplasmic, calcineurin-dependent 1, EGF <text:s/>- <text:s/>epidermal growth factor, PTHLH <text:s/>- <text:s/>parathyroid hormone-like hormone, NFATC2 <text:s/>- <text:s/>nuclear factor of activated t-cells, cytoplasmic, calcineurin-dependent 2, ETS1 <text:s/>- <text:s/>v-ets avian erythroblastosis virus e26 oncogene homolog 1, MAFB <text:s/>- <text:s/>v-maf avian musculoaponeurotic fibrosarcoma oncogene homolog b, RARA <text:s/>- <text:s/>retinoic acid receptor, alpha, MAPK14 <text:s/>- <text:s/>mitogen-activated protein kinase 14, FOXA3 <text:s/>- <text:s/>forkhead box a3, RAI1 <text:s/>- <text:s/>retinoic acid induced 1, IL25 <text:s/>- <text:s/>interleukin 25, GATA4 <text:s/>- <text:s/>gata binding protein 4, CXCL10 <text:s/>- <text:s/>chemokine (c-x-c motif) ligand 10, FOSB <text:s/>- <text:s/>fbj murine osteosarcoma viral oncogene homolog b, TCF7L2 <text:s/>- <text:s/>transcription factor 7-like 2 (t-cell specific, hmg-box), BCL3 <text:s/>- <text:s/>b-cell cll/lymphoma 3, IRF1 <text:s/>- <text:s/>interferon regulatory factor 1, IRF6 <text:s/>- <text:s/>interferon regulatory factor 6, PRKCD <text:s/>- <text:s/>protein kinase c, delta, NFAT5 <text:s/>- <text:s/>nuclear factor of activated t-cells 5, tonicity-responsive, PHOX2B <text:s/>- <text:s/>paired-like homeobox 2b, SMPD3 <text:s/>- <text:s/>sphingomyelin phosphodiesterase 3, neutral membrane (neutral sphingomyelinase ii), TCEA2 <text:s/>- <text:s/>transcription elongation factor a (sii), 2, CDK2 <text:s/>- <text:s/>cyclin-dependent kinase 2]</text:p>
          </table:table-cell>
        </table:table-row>
        <table:table-row table:style-name="ro1">
          <table:table-cell office:value-type="string" calcext:value-type="string">
            <text:p>GO:0048856</text:p>
          </table:table-cell>
          <table:table-cell office:value-type="string" calcext:value-type="string">
            <text:p>anatomical structure development</text:p>
          </table:table-cell>
          <table:table-cell office:value-type="float" office:value="0.0000000498" calcext:value-type="float">
            <text:p>4.98E-08</text:p>
          </table:table-cell>
          <table:table-cell office:value-type="float" office:value="0.0000192" calcext:value-type="float">
            <text:p>0.0000192</text:p>
          </table:table-cell>
          <table:table-cell office:value-type="float" office:value="1.57" calcext:value-type="float">
            <text:p>1.57</text:p>
          </table:table-cell>
          <table:table-cell office:value-type="float" office:value="13954" calcext:value-type="float">
            <text:p>13954</text:p>
          </table:table-cell>
          <table:table-cell office:value-type="float" office:value="2618" calcext:value-type="float">
            <text:p>2618</text:p>
          </table:table-cell>
          <table:table-cell office:value-type="float" office:value="413" calcext:value-type="float">
            <text:p>413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[TNFRSF9 <text:s/>- <text:s/>tumor necrosis factor receptor superfamily, member 9, SYPL2 <text:s/>- <text:s/>synaptophysin-like 2, RPS6KA6 <text:s/>- <text:s/>ribosomal protein s6 kinase, 90kda, polypeptide 6, SEBOX <text:s/>- <text:s/>sebox homeobox, SIN3A <text:s/>- <text:s/>sin3 transcription regulator family member a, GDNF <text:s/>- <text:s/>glial cell derived neurotrophic factor, VANGL2 <text:s/>- <text:s/>vangl planar cell polarity protein 2, WWTR1 <text:s/>- <text:s/>ww domain containing transcription regulator 1, PBX3 <text:s/>- <text:s/>pre-b-cell leukemia homeobox 3, PBX1 <text:s/>- <text:s/>pre-b-cell leukemia homeobox 1, ENO3 <text:s/>- <text:s/>enolase 3 (beta, muscle), BCOR <text:s/>- <text:s/>bcl6 corepressor, ZBTB17 <text:s/>- <text:s/>zinc finger and btb domain containing 17, TRPS1 <text:s/>- <text:s/>trichorhinophalangeal syndrome i, VEZF1 <text:s/>- <text:s/>vascular endothelial zinc finger 1, FGF17 <text:s/>- <text:s/>fibroblast growth factor 17, SIRT2 <text:s/>- <text:s/>sirtuin 2, ASH1L <text:s/>- <text:s/>ash1 (absent, small, or homeotic)-like (drosophila), PANK2 <text:s/>- <text:s/>pantothenate kinase 2, KREMEN1 <text:s/>- <text:s/>kringle containing transmembrane protein 1, SMYD3 <text:s/>- <text:s/>set and mynd domain containing 3, SUFU <text:s/>- <text:s/>suppressor of fused homolog (drosophila), PLP1 <text:s/>- <text:s/>proteolipid protein 1, BDNF <text:s/>- <text:s/>brain-derived neurotrophic factor, FOXJ1 <text:s/>- <text:s/>forkhead box j1, RAP2C <text:s/>- <text:s/>rap2c, member of ras oncogene family, CXCR5 <text:s/>- <text:s/>chemokine (c-x-c motif) receptor 5, LDB1 <text:s/>- <text:s/>lim domain binding 1, CRB2 <text:s/>- <text:s/>crumbs homolog 2 (drosophila), CREB1 <text:s/>- <text:s/>camp responsive element binding protein 1, GDF7 <text:s/>- <text:s/>growth differentiation factor 7, MSC <text:s/>- <text:s/>musculin, HOXC10 <text:s/>- <text:s/>homeobox c10, IL6 <text:s/>- <text:s/>interleukin 6 (interferon, beta 2), ADAMTS4 <text:s/>- <text:s/>adam metallopeptidase with thrombospondin type 1 motif, 4, GADD45B <text:s/>- <text:s/>growth arrest and dna-damage-inducible, beta, BBX <text:s/>- <text:s/>bobby sox homolog (drosophila), MYH9 <text:s/>- <text:s/>myosin, heavy chain 9, non-muscle, NTRK3 <text:s/>- <text:s/>neurotrophic tyrosine kinase, receptor, type 3, EGR1 <text:s/>- <text:s/>early growth response 1, FGF1 <text:s/>- <text:s/>fibroblast growth factor 1 (acidic), NR4A2 <text:s/>- <text:s/>nuclear receptor subfamily 4, group a, member 2, MEF2D <text:s/>- <text:s/>myocyte enhancer factor 2d, RAPGEF5 <text:s/>- <text:s/>rap guanine nucleotide exchange factor (gef) 5, EGF <text:s/>- <text:s/>epidermal growth factor, PTHLH <text:s/>- <text:s/>parathyroid hormone-like hormone, PTH1R <text:s/>- <text:s/>parathyroid hormone 1 receptor, CDK6 <text:s/>- <text:s/>cyclin-dependent kinase 6, PCSK2 <text:s/>- <text:s/>proprotein convertase subtilisin/kexin type 2, CDKN1A <text:s/>- <text:s/>cyclin-dependent kinase inhibitor 1a (p21, cip1), CXCL10 <text:s/>- <text:s/>chemokine (c-x-c motif) ligand 10, PTPN3 <text:s/>- <text:s/>protein tyrosine phosphatase, non-receptor type 3, TCF7L2 <text:s/>- <text:s/>transcription factor 7-like 2 (t-cell specific, hmg-box), ARX <text:s/>- <text:s/>aristaless related homeobox, IRF6 <text:s/>- <text:s/>interferon regulatory factor 6, SATB1 <text:s/>- <text:s/>satb homeobox 1, PTCHD1 <text:s/>- <text:s/>patched domain containing 1, ADORA1 <text:s/>- <text:s/>adenosine a1 receptor, NEURL <text:s/>- <text:s/>neuralized homolog (drosophila), PHOX2B <text:s/>- <text:s/>paired-like homeobox 2b, COL27A1 <text:s/>- <text:s/>collagen, type xxvii, alpha 1, CDK2 <text:s/>- <text:s/>cyclin-dependent kinase 2, SALL2 <text:s/>- <text:s/>sal-like 2 (drosophila), TMEM2 <text:s/>- <text:s/>transmembrane protein 2, CHODL <text:s/>- <text:s/>chondrolectin, KREMEN2 <text:s/>- <text:s/>kringle containing transmembrane protein 2, ATP2B2 <text:s/>- <text:s/>atpase, ca++ transporting, plasma membrane 2, ZBTB1 <text:s/>- <text:s/>zinc finger and btb domain containing 1, ARHGAP26 <text:s/>- <text:s/>rho gtpase activating protein 26, FREM2 <text:s/>- <text:s/>fras1 related extracellular matrix protein 2, IGSF9 <text:s/>- <text:s/>immunoglobulin superfamily, member 9, HLX <text:s/>- <text:s/>h2.0-like homeobox, WNT10B <text:s/>- <text:s/>wingless-type mmtv integration site family, member 10b, DICER1 <text:s/>- <text:s/>dicer 1, ribonuclease type iii, NR5A2 <text:s/>- <text:s/>nuclear receptor subfamily 5, group a, member 2, VSX2 <text:s/>- <text:s/>visual system homeobox 2, VDR <text:s/>- <text:s/>vitamin d (1,25- dihydroxyvitamin d3) receptor, BECN1 <text:s/>- <text:s/>beclin 1, autophagy related, SKIL <text:s/>- <text:s/>ski-like oncogene, PPP3CA <text:s/>- <text:s/>protein phosphatase 3, catalytic subunit, alpha isozyme, NFKB2 <text:s/>- <text:s/>nuclear factor of kappa light polypeptide gene enhancer in b-cells 2 (p49/p100), WNT1 <text:s/>- <text:s/>wingless-type mmtv integration site family, member 1, SLC39A1 <text:s/>- <text:s/>solute carrier family 39 (zinc transporter), member 1, EBF4 <text:s/>- <text:s/>early b-cell factor 4, MSX1 <text:s/>- <text:s/>msh homeobox 1, LGR4 <text:s/>- <text:s/>leucine-rich repeat containing g protein-coupled receptor 4, OTP <text:s/>- <text:s/>orthopedia homeobox, MBD5 <text:s/>- <text:s/>methyl-cpg binding domain protein 5, ATP2B4 <text:s/>- <text:s/>atpase, ca++ transporting, plasma membrane 4, BICC1 <text:s/>- <text:s/>bicaudal c homolog 1 (drosophila), STK4 <text:s/>- <text:s/>serine/threonine kinase 4, HOXA11 <text:s/>- <text:s/>homeobox a11, SMOC1 <text:s/>- <text:s/>sparc related modular calcium binding 1, BAI2 <text:s/>- <text:s/>brain-specific angiogenesis inhibitor 2, LRP2 <text:s/>- <text:s/>low density lipoprotein receptor-related protein 2, EHF <text:s/>- <text:s/>ets homologous factor, WNT10A <text:s/>- <text:s/>wingless-type mmtv integration site family, member 10a, FBXW4 <text:s/>- <text:s/>f-box and wd repeat domain containing 4, HOXB9 <text:s/>- <text:s/>homeobox b9, KMT2D <text:s/>- <text:s/>lysine (k)-specific methyltransferase 2d, IKZF3 <text:s/>- <text:s/>ikaros family zinc finger 3 (aiolos), TYRO3 <text:s/>- <text:s/>tyro3 protein tyrosine kinase, KDM1B <text:s/>- <text:s/>lysine (k)-specific demethylase 1b, NFATC2 <text:s/>- <text:s/>nuclear factor of activated t-cells, cytoplasmic, calcineurin-dependent 2, ITPK1 <text:s/>- <text:s/>inositol-tetrakisphosphate 1-kinase, ETS1 <text:s/>- <text:s/>v-ets avian erythroblastosis virus e26 oncogene homolog 1, MAFB <text:s/>- <text:s/>v-maf avian musculoaponeurotic fibrosarcoma oncogene homolog b, RARA <text:s/>- <text:s/>retinoic acid receptor, alpha, MAPK14 <text:s/>- <text:s/>mitogen-activated protein kinase 14, CSF1 <text:s/>- <text:s/>colony stimulating factor 1 (macrophage), RAI1 <text:s/>- <text:s/>retinoic acid induced 1, FOXA3 <text:s/>- <text:s/>forkhead box a3, IL25 <text:s/>- <text:s/>interleukin 25, GATA4 <text:s/>- <text:s/>gata binding protein 4, KIAA1217 <text:s/>- <text:s/>kiaa1217, ZBTB14 <text:s/>- <text:s/>zinc finger and btb domain containing 14, EPHB1 <text:s/>- <text:s/>eph receptor b1, MYADM <text:s/>- <text:s/>myeloid-associated differentiation marker, BCL3 <text:s/>- <text:s/>b-cell cll/lymphoma 3, CXCL1 <text:s/>- <text:s/>chemokine (c-x-c motif) ligand 1 (melanoma growth stimulating activity, alpha), VCAN <text:s/>- <text:s/>versican, LSR <text:s/>- <text:s/>lipolysis stimulated lipoprotein receptor]</text:p>
          </table:table-cell>
        </table:table-row>
        <table:table-row table:style-name="ro1">
          <table:table-cell office:value-type="string" calcext:value-type="string">
            <text:p>GO:0043372</text:p>
          </table:table-cell>
          <table:table-cell office:value-type="string" calcext:value-type="string">
            <text:p>positive regulation of CD4-positive, alpha-beta T cell differentiation</text:p>
          </table:table-cell>
          <table:table-cell office:value-type="float" office:value="0.0000000507" calcext:value-type="float">
            <text:p>5.07E-08</text:p>
          </table:table-cell>
          <table:table-cell office:value-type="float" office:value="0.000019" calcext:value-type="float">
            <text:p>0.000019</text:p>
          </table:table-cell>
          <table:table-cell office:value-type="float" office:value="13.51" calcext:value-type="float">
            <text:p>13.51</text:p>
          </table:table-cell>
          <table:table-cell office:value-type="float" office:value="13954" calcext:value-type="float">
            <text:p>13954</text:p>
          </table:table-cell>
          <table:table-cell office:value-type="float" office:value="20" calcext:value-type="float">
            <text:p>20</text:p>
          </table:table-cell>
          <table:table-cell office:value-type="float" office:value="413" calcext:value-type="float">
            <text:p>4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IL23A <text:s/>- <text:s/>interleukin 23, alpha subunit p19, MYB <text:s/>- <text:s/>v-myb avian myeloblastosis viral oncogene homolog, SASH3 <text:s/>- <text:s/>sam and sh3 domain containing 3, CD83 <text:s/>- <text:s/>cd83 molecule, CD86 <text:s/>- <text:s/>cd86 molecule, IL6 <text:s/>- <text:s/>interleukin 6 (interferon, beta 2), RARA <text:s/>- <text:s/>retinoic acid receptor, alpha, HLX <text:s/>- <text:s/>h2.0-like homeobox]</text:p>
          </table:table-cell>
        </table:table-row>
        <table:table-row table:style-name="ro1">
          <table:table-cell office:value-type="string" calcext:value-type="string">
            <text:p>GO:0051171</text:p>
          </table:table-cell>
          <table:table-cell office:value-type="string" calcext:value-type="string">
            <text:p>regulation of nitrogen compound metabolic process</text:p>
          </table:table-cell>
          <table:table-cell office:value-type="float" office:value="0.0000000525" calcext:value-type="float">
            <text:p>5.25E-08</text:p>
          </table:table-cell>
          <table:table-cell office:value-type="float" office:value="0.0000192" calcext:value-type="float">
            <text:p>0.0000192</text:p>
          </table:table-cell>
          <table:table-cell office:value-type="float" office:value="1.48" calcext:value-type="float">
            <text:p>1.48</text:p>
          </table:table-cell>
          <table:table-cell office:value-type="float" office:value="13954" calcext:value-type="float">
            <text:p>13954</text:p>
          </table:table-cell>
          <table:table-cell office:value-type="float" office:value="3378" calcext:value-type="float">
            <text:p>3378</text:p>
          </table:table-cell>
          <table:table-cell office:value-type="float" office:value="413" calcext:value-type="float">
            <text:p>413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[PNKD <text:s/>- <text:s/>paroxysmal nonkinesigenic dyskinesia, SEBOX <text:s/>- <text:s/>sebox homeobox, SIN3A <text:s/>- <text:s/>sin3 transcription regulator family member a, TSC22D4 <text:s/>- <text:s/>tsc22 domain family, member 4, GDNF <text:s/>- <text:s/>glial cell derived neurotrophic factor, ZNF436 <text:s/>- <text:s/>zinc finger protein 436, WWTR1 <text:s/>- <text:s/>ww domain containing transcription regulator 1, PBX3 <text:s/>- <text:s/>pre-b-cell leukemia homeobox 3, ELL2 <text:s/>- <text:s/>elongation factor, rna polymerase ii, 2, PBX1 <text:s/>- <text:s/>pre-b-cell leukemia homeobox 1, ZBTB17 <text:s/>- <text:s/>zinc finger and btb domain containing 17, BCOR <text:s/>- <text:s/>bcl6 corepressor, REL <text:s/>- <text:s/>v-rel avian reticuloendotheliosis viral oncogene homolog, TRPS1 <text:s/>- <text:s/>trichorhinophalangeal syndrome i, VEZF1 <text:s/>- <text:s/>vascular endothelial zinc finger 1, MLLT6 <text:s/>- <text:s/>myeloid/lymphoid or mixed-lineage leukemia (trithorax homolog, drosophila); translocated to, 6, SIRT2 <text:s/>- <text:s/>sirtuin 2, ILF3 <text:s/>- <text:s/>interleukin enhancer binding factor 3, 90kda, FHOD1 <text:s/>- <text:s/>formin homology 2 domain containing 1, ASH1L <text:s/>- <text:s/>ash1 (absent, small, or homeotic)-like (drosophila), SMYD3 <text:s/>- <text:s/>set and mynd domain containing 3, TNIP1 <text:s/>- <text:s/>tnfaip3 interacting protein 1, SUFU <text:s/>- <text:s/>suppressor of fused homolog (drosophila), FOXJ1 <text:s/>- <text:s/>forkhead box j1, NR3C2 <text:s/>- <text:s/>nuclear receptor subfamily 3, group c, member 2, EIF4EBP2 <text:s/>- <text:s/>eukaryotic translation initiation factor 4e binding protein 2, RAP2C <text:s/>- <text:s/>rap2c, member of ras oncogene family, APLF <text:s/>- <text:s/>aprataxin and pnkp like factor, CGGBP1 <text:s/>- <text:s/>cgg triplet repeat binding protein 1, SOX5 <text:s/>- <text:s/>sry (sex determining region y)-box 5, TET3 <text:s/>- <text:s/>tet methylcytosine dioxygenase 3, NLK <text:s/>- <text:s/>nemo-like kinase, SORL1 <text:s/>- <text:s/>sortilin-related receptor, l(dlr class) a repeats containing, LDB1 <text:s/>- <text:s/>lim domain binding 1, CRB2 <text:s/>- <text:s/>crumbs homolog 2 (drosophila), SOX13 <text:s/>- <text:s/>sry (sex determining region y)-box 13, CREB1 <text:s/>- <text:s/>camp responsive element binding protein 1, MSC <text:s/>- <text:s/>musculin, GDF7 <text:s/>- <text:s/>growth differentiation factor 7, CD86 <text:s/>- <text:s/>cd86 molecule, ASCL3 <text:s/>- <text:s/>achaete-scute complex homolog 3 (drosophila), HOXC10 <text:s/>- <text:s/>homeobox c10, IL6 <text:s/>- <text:s/>interleukin 6 (interferon, beta 2), HOXC9 <text:s/>- <text:s/>homeobox c9, PPARGC1B <text:s/>- <text:s/>peroxisome proliferator-activated receptor gamma, coactivator 1 beta, SPEN <text:s/>- <text:s/>spen homolog, transcriptional regulator (drosophila), SUPT16H <text:s/>- <text:s/>suppressor of ty 16 homolog (s. cerevisiae), EEF1A1 <text:s/>- <text:s/>eukaryotic translation elongation factor 1 alpha 1, BBX <text:s/>- <text:s/>bobby sox homolog (drosophila), ARRB1 <text:s/>- <text:s/>arrestin, beta 1, NTRK3 <text:s/>- <text:s/>neurotrophic tyrosine kinase, receptor, type 3, FGF1 <text:s/>- <text:s/>fibroblast growth factor 1 (acidic), EGR1 <text:s/>- <text:s/>early growth response 1, MYB <text:s/>- <text:s/>v-myb avian myeloblastosis viral oncogene homolog, NR4A2 <text:s/>- <text:s/>nuclear receptor subfamily 4, group a, member 2, MEF2D <text:s/>- <text:s/>myocyte enhancer factor 2d, EGF <text:s/>- <text:s/>epidermal growth factor, PTHLH <text:s/>- <text:s/>parathyroid hormone-like hormone, TBX15 <text:s/>- <text:s/>t-box 15, IL27RA <text:s/>- <text:s/>interleukin 27 receptor, alpha, AKAP6 <text:s/>- <text:s/>a kinase (prka) anchor protein 6, CDKN1A <text:s/>- <text:s/>cyclin-dependent kinase inhibitor 1a (p21, cip1), CXCL10 <text:s/>- <text:s/>chemokine (c-x-c motif) ligand 10, DENND4A <text:s/>- <text:s/>denn/madd domain containing 4a, C11orf30 <text:s/>- <text:s/>chromosome 11 open reading frame 30, TCF7L2 <text:s/>- <text:s/>transcription factor 7-like 2 (t-cell specific, hmg-box), ARX <text:s/>- <text:s/>aristaless related homeobox, IRF1 <text:s/>- <text:s/>interferon regulatory factor 1, IRF6 <text:s/>- <text:s/>interferon regulatory factor 6, SATB1 <text:s/>- <text:s/>satb homeobox 1, TRAF2 <text:s/>- <text:s/>tnf receptor-associated factor 2, NEURL <text:s/>- <text:s/>neuralized homolog (drosophila), PHOX2B <text:s/>- <text:s/>paired-like homeobox 2b, NFKBIZ <text:s/>- <text:s/>nuclear factor of kappa light polypeptide gene enhancer in b-cells inhibitor, zeta, SMPD3 <text:s/>- <text:s/>sphingomyelin phosphodiesterase 3, neutral membrane (neutral sphingomyelinase ii), TCEA2 <text:s/>- <text:s/>transcription elongation factor a (sii), 2, CDK2 <text:s/>- <text:s/>cyclin-dependent kinase 2, SALL2 <text:s/>- <text:s/>sal-like 2 (drosophila), NOS2 <text:s/>- <text:s/>nitric oxide synthase 2, inducible, ZBTB1 <text:s/>- <text:s/>zinc finger and btb domain containing 1, CCAR1 <text:s/>- <text:s/>cell division cycle and apoptosis regulator 1, HLX <text:s/>- <text:s/>h2.0-like homeobox, WNT10B <text:s/>- <text:s/>wingless-type mmtv integration site family, member 10b, IL23A <text:s/>- <text:s/>interleukin 23, alpha subunit p19, TLE4 <text:s/>- <text:s/>transducin-like enhancer of split 4 (e(sp1) homolog, drosophila), DICER1 <text:s/>- <text:s/>dicer 1, ribonuclease type iii, NR5A2 <text:s/>- <text:s/>nuclear receptor subfamily 5, group a, member 2, SIRT6 <text:s/>- <text:s/>sirtuin 6, VSX2 <text:s/>- <text:s/>visual system homeobox 2, TNRC6B <text:s/>- <text:s/>trinucleotide repeat containing 6b, CHGA <text:s/>- <text:s/>chromogranin a (parathyroid secretory protein 1), VDR <text:s/>- <text:s/>vitamin d (1,25- dihydroxyvitamin d3) receptor, TCEAL8 <text:s/>- <text:s/>transcription elongation factor a (sii)-like 8, CHD4 <text:s/>- <text:s/>chromodomain helicase dna binding protein 4, SKIL <text:s/>- <text:s/>ski-like oncogene, PPP3CA <text:s/>- <text:s/>protein phosphatase 3, catalytic subunit, alpha isozyme, NFKB2 <text:s/>- <text:s/>nuclear factor of kappa light polypeptide gene enhancer in b-cells 2 (p49/p100), WNT1 <text:s/>- <text:s/>wingless-type mmtv integration site family, member 1, MKL1 <text:s/>- <text:s/>megakaryoblastic leukemia (translocation) 1, NFKB1 <text:s/>- <text:s/>nuclear factor of kappa light polypeptide gene enhancer in b-cells 1, GPBP1 <text:s/>- <text:s/>gc-rich promoter binding protein 1, NFKBIB <text:s/>- <text:s/>nuclear factor of kappa light polypeptide gene enhancer in b-cells inhibitor, beta, CBX2 <text:s/>- <text:s/>chromobox homolog 2, FOXP4 <text:s/>- <text:s/>forkhead box p4, EBF4 <text:s/>- <text:s/>early b-cell factor 4, TNFAIP3 <text:s/>- <text:s/>tumor necrosis factor, alpha-induced protein 3, OTP <text:s/>- <text:s/>orthopedia homeobox, NCOA2 <text:s/>- <text:s/>nuclear receptor coactivator 2, MSX1 <text:s/>- <text:s/>msh homeobox 1, PFN1 <text:s/>- <text:s/>profilin 1, LGR4 <text:s/>- <text:s/>leucine-rich repeat containing g protein-coupled receptor 4, TSC22D3 <text:s/>- <text:s/>tsc22 domain family, member 3, ATP2B4 <text:s/>- <text:s/>atpase, ca++ transporting, plasma membrane 4, CYLD <text:s/>- <text:s/>cylindromatosis (turban tumor syndrome), BCL6B <text:s/>- <text:s/>b-cell cll/lymphoma 6, member b, HOXA11 <text:s/>- <text:s/>homeobox a11, NEO1 <text:s/>- <text:s/>neogenin 1, ZBTB25 <text:s/>- <text:s/>zinc finger and btb domain containing 25, EHF <text:s/>- <text:s/>ets homologous factor, STAT5A <text:s/>- <text:s/>signal transducer and activator of transcription 5a, SP6 <text:s/>- <text:s/>sp6 transcription factor, STAT6 <text:s/>- <text:s/>signal transducer and activator of transcription 6, interleukin-4 induced, HOXB9 <text:s/>- <text:s/>homeobox b9, KMT2D <text:s/>- <text:s/>lysine (k)-specific methyltransferase 2d, MORF4L2 <text:s/>- <text:s/>mortality factor 4 like 2, IKZF3 <text:s/>- <text:s/>ikaros family zinc finger 3 (aiolos), TNFSF13 <text:s/>- <text:s/>tumor necrosis factor (ligand) superfamily, member 13, YY1AP1 <text:s/>- <text:s/>yy1 associated protein 1, NFATC1 <text:s/>- <text:s/>nuclear factor of activated t-cells, cytoplasmic, calcineurin-dependent 1, MAP2K6 <text:s/>- <text:s/>mitogen-activated protein kinase kinase 6, KDM1B <text:s/>- <text:s/>lysine (k)-specific demethylase 1b, ETS1 <text:s/>- <text:s/>v-ets avian erythroblastosis virus e26 oncogene homolog 1, NFATC2 <text:s/>- <text:s/>nuclear factor of activated t-cells, cytoplasmic, calcineurin-dependent 2, MAFB <text:s/>- <text:s/>v-maf avian musculoaponeurotic fibrosarcoma oncogene homolog b, RARA <text:s/>- <text:s/>retinoic acid receptor, alpha, MAPK14 <text:s/>- <text:s/>mitogen-activated protein kinase 14, RAI1 <text:s/>- <text:s/>retinoic acid induced 1, FOXA3 <text:s/>- <text:s/>forkhead box a3, IL25 <text:s/>- <text:s/>interleukin 25, GATA4 <text:s/>- <text:s/>gata binding protein 4, ZBTB14 <text:s/>- <text:s/>zinc finger and btb domain containing 14, FOSB <text:s/>- <text:s/>fbj murine osteosarcoma viral oncogene homolog b, ANXA4 <text:s/>- <text:s/>annexin a4, PRKCH <text:s/>- <text:s/>protein kinase c, eta, UBE2I <text:s/>- <text:s/>ubiquitin-conjugating enzyme e2i, BCL3 <text:s/>- <text:s/>b-cell cll/lymphoma 3, NFAT5 <text:s/>- <text:s/>nuclear factor of activated t-cells 5, tonicity-responsive, PRKCD <text:s/>- <text:s/>protein kinase c, delta]</text:p>
          </table:table-cell>
        </table:table-row>
        <table:table-row table:style-name="ro1">
          <table:table-cell office:value-type="string" calcext:value-type="string">
            <text:p>GO:0023051</text:p>
          </table:table-cell>
          <table:table-cell office:value-type="string" calcext:value-type="string">
            <text:p>regulation of signaling</text:p>
          </table:table-cell>
          <table:table-cell office:value-type="float" office:value="0.0000000685" calcext:value-type="float">
            <text:p>6.85E-08</text:p>
          </table:table-cell>
          <table:table-cell office:value-type="float" office:value="0.0000244" calcext:value-type="float">
            <text:p>0.0000244</text:p>
          </table:table-cell>
          <table:table-cell office:value-type="float" office:value="1.58" calcext:value-type="float">
            <text:p>1.58</text:p>
          </table:table-cell>
          <table:table-cell office:value-type="float" office:value="13954" calcext:value-type="float">
            <text:p>13954</text:p>
          </table:table-cell>
          <table:table-cell office:value-type="float" office:value="2547" calcext:value-type="float">
            <text:p>2547</text:p>
          </table:table-cell>
          <table:table-cell office:value-type="float" office:value="413" calcext:value-type="float">
            <text:p>413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[G3BP1 <text:s/>- <text:s/>gtpase activating protein (sh3 domain) binding protein 1, PNKD <text:s/>- <text:s/>paroxysmal nonkinesigenic dyskinesia, RPS6KA6 <text:s/>- <text:s/>ribosomal protein s6 kinase, 90kda, polypeptide 6, CNTNAP1 <text:s/>- <text:s/>contactin associated protein 1, GDNF <text:s/>- <text:s/>glial cell derived neurotrophic factor, VANGL2 <text:s/>- <text:s/>vangl planar cell polarity protein 2, WWTR1 <text:s/>- <text:s/>ww domain containing transcription regulator 1, REL <text:s/>- <text:s/>v-rel avian reticuloendotheliosis viral oncogene homolog, FGF17 <text:s/>- <text:s/>fibroblast growth factor 17, DENND1A <text:s/>- <text:s/>denn/madd domain containing 1a, RNF220 <text:s/>- <text:s/>ring finger protein 220, ASH1L <text:s/>- <text:s/>ash1 (absent, small, or homeotic)-like (drosophila), KREMEN1 <text:s/>- <text:s/>kringle containing transmembrane protein 1, TNIP1 <text:s/>- <text:s/>tnfaip3 interacting protein 1, SUFU <text:s/>- <text:s/>suppressor of fused homolog (drosophila), BDNF <text:s/>- <text:s/>brain-derived neurotrophic factor, EIF4EBP2 <text:s/>- <text:s/>eukaryotic translation initiation factor 4e binding protein 2, G3BP2 <text:s/>- <text:s/>gtpase activating protein (sh3 domain) binding protein 2, SOCS2 <text:s/>- <text:s/>suppressor of cytokine signaling 2, PLEKHG6 <text:s/>- <text:s/>pleckstrin homology domain containing, family g (with rhogef domain) member 6, NLK <text:s/>- <text:s/>nemo-like kinase, SORL1 <text:s/>- <text:s/>sortilin-related receptor, l(dlr class) a repeats containing, CRB2 <text:s/>- <text:s/>crumbs homolog 2 (drosophila), CREB1 <text:s/>- <text:s/>camp responsive element binding protein 1, GDF7 <text:s/>- <text:s/>growth differentiation factor 7, RSPO1 <text:s/>- <text:s/>r-spondin 1, FGR <text:s/>- <text:s/>feline gardner-rasheed sarcoma viral oncogene homolog, CD86 <text:s/>- <text:s/>cd86 molecule, IL6 <text:s/>- <text:s/>interleukin 6 (interferon, beta 2), PPARGC1B <text:s/>- <text:s/>peroxisome proliferator-activated receptor gamma, coactivator 1 beta, ITGA5 <text:s/>- <text:s/>integrin, alpha 5 (fibronectin receptor, alpha polypeptide), GADD45B <text:s/>- <text:s/>growth arrest and dna-damage-inducible, beta, SUPT16H <text:s/>- <text:s/>suppressor of ty 16 homolog (s. cerevisiae), NTRK3 <text:s/>- <text:s/>neurotrophic tyrosine kinase, receptor, type 3, ARRB1 <text:s/>- <text:s/>arrestin, beta 1, UACA <text:s/>- <text:s/>uveal autoantigen with coiled-coil domains and ankyrin repeats, EGR1 <text:s/>- <text:s/>early growth response 1, FGF1 <text:s/>- <text:s/>fibroblast growth factor 1 (acidic), NR4A2 <text:s/>- <text:s/>nuclear receptor subfamily 4, group a, member 2, CA7 <text:s/>- <text:s/>carbonic anhydrase vii, EGF <text:s/>- <text:s/>epidermal growth factor, GNG4 <text:s/>- <text:s/>guanine nucleotide binding protein (g protein), gamma 4, AKAP6 <text:s/>- <text:s/>a kinase (prka) anchor protein 6, ARHGAP31 <text:s/>- <text:s/>rho gtpase activating protein 31, SAA1 <text:s/>- <text:s/>serum amyloid a1, TNIP3 <text:s/>- <text:s/>tnfaip3 interacting protein 3, CXCL10 <text:s/>- <text:s/>chemokine (c-x-c motif) ligand 10, PTPN3 <text:s/>- <text:s/>protein tyrosine phosphatase, non-receptor type 3, LRG1 <text:s/>- <text:s/>leucine-rich alpha-2-glycoprotein 1, TCF7L2 <text:s/>- <text:s/>transcription factor 7-like 2 (t-cell specific, hmg-box), CDC37 <text:s/>- <text:s/>cell division cycle 37, IRF1 <text:s/>- <text:s/>interferon regulatory factor 1, ADORA1 <text:s/>- <text:s/>adenosine a1 receptor, TRAF2 <text:s/>- <text:s/>tnf receptor-associated factor 2, NEURL <text:s/>- <text:s/>neuralized homolog (drosophila), PRKAG3 <text:s/>- <text:s/>protein kinase, amp-activated, gamma 3 non-catalytic subunit, SLC20A1 <text:s/>- <text:s/>solute carrier family 20 (phosphate transporter), member 1, CDK2 <text:s/>- <text:s/>cyclin-dependent kinase 2, OPTN <text:s/>- <text:s/>optineurin, FXYD2 <text:s/>- <text:s/>fxyd domain containing ion transport regulator 2, ATP2A1 <text:s/>- <text:s/>atpase, ca++ transporting, cardiac muscle, fast twitch 1, KREMEN2 <text:s/>- <text:s/>kringle containing transmembrane protein 2, AKT3 <text:s/>- <text:s/>v-akt murine thymoma viral oncogene homolog 3, ATP2B2 <text:s/>- <text:s/>atpase, ca++ transporting, plasma membrane 2, NOS2 <text:s/>- <text:s/>nitric oxide synthase 2, inducible, NEK6 <text:s/>- <text:s/>nima-related kinase 6, ARHGAP26 <text:s/>- <text:s/>rho gtpase activating protein 26, SARM1 <text:s/>- <text:s/>sterile alpha and tir motif containing 1, IL23A <text:s/>- <text:s/>interleukin 23, alpha subunit p19, WNT10B <text:s/>- <text:s/>wingless-type mmtv integration site family, member 10b, SH3KBP1 <text:s/>- <text:s/>sh3-domain kinase binding protein 1, PXN <text:s/>- <text:s/>paxillin, CHGA <text:s/>- <text:s/>chromogranin a (parathyroid secretory protein 1), BECN1 <text:s/>- <text:s/>beclin 1, autophagy related, HMGXB4 <text:s/>- <text:s/>hmg box domain containing 4, CHD4 <text:s/>- <text:s/>chromodomain helicase dna binding protein 4, STX4 <text:s/>- <text:s/>syntaxin 4, PEA15 <text:s/>- <text:s/>phosphoprotein enriched in astrocytes 15, SKIL <text:s/>- <text:s/>ski-like oncogene, PPP3CA <text:s/>- <text:s/>protein phosphatase 3, catalytic subunit, alpha isozyme, WNT1 <text:s/>- <text:s/>wingless-type mmtv integration site family, member 1, NFKB1 <text:s/>- <text:s/>nuclear factor of kappa light polypeptide gene enhancer in b-cells 1, CCDC3 <text:s/>- <text:s/>coiled-coil domain containing 3, TRIB2 <text:s/>- <text:s/>tribbles homolog 2 (drosophila), STARD8 <text:s/>- <text:s/>star-related lipid transfer (start) domain containing 8, UNC13B <text:s/>- <text:s/>unc-13 homolog b (c. elegans), MSX1 <text:s/>- <text:s/>msh homeobox 1, NCOA2 <text:s/>- <text:s/>nuclear receptor coactivator 2, LGR4 <text:s/>- <text:s/>leucine-rich repeat containing g protein-coupled receptor 4, TNFAIP3 <text:s/>- <text:s/>tumor necrosis factor, alpha-induced protein 3, MBD5 <text:s/>- <text:s/>methyl-cpg binding domain protein 5, ATP2B4 <text:s/>- <text:s/>atpase, ca++ transporting, plasma membrane 4, CYLD <text:s/>- <text:s/>cylindromatosis (turban tumor syndrome), BICC1 <text:s/>- <text:s/>bicaudal c homolog 1 (drosophila), STK4 <text:s/>- <text:s/>serine/threonine kinase 4, GRK5 <text:s/>- <text:s/>g protein-coupled receptor kinase 5, FFAR2 <text:s/>- <text:s/>free fatty acid receptor 2, NEO1 <text:s/>- <text:s/>neogenin 1, KMT2D <text:s/>- <text:s/>lysine (k)-specific methyltransferase 2d, IKBKE <text:s/>- <text:s/>inhibitor of kappa light polypeptide gene enhancer in b-cells, kinase epsilon, TYRO3 <text:s/>- <text:s/>tyro3 protein tyrosine kinase, MAP2K6 <text:s/>- <text:s/>mitogen-activated protein kinase kinase 6, SYNPO <text:s/>- <text:s/>synaptopodin, RARA <text:s/>- <text:s/>retinoic acid receptor, alpha, MAPK14 <text:s/>- <text:s/>mitogen-activated protein kinase 14, CSF1 <text:s/>- <text:s/>colony stimulating factor 1 (macrophage), TNFSF15 <text:s/>- <text:s/>tumor necrosis factor (ligand) superfamily, member 15, GATA4 <text:s/>- <text:s/>gata binding protein 4, EPHB1 <text:s/>- <text:s/>eph receptor b1, RHOT1 <text:s/>- <text:s/>ras homolog family member t1, PRKCH <text:s/>- <text:s/>protein kinase c, eta, MYADM <text:s/>- <text:s/>myeloid-associated differentiation marker, NOTUM <text:s/>- <text:s/>notum pectinacetylesterase homolog (drosophila), BCL3 <text:s/>- <text:s/>b-cell cll/lymphoma 3, UBE2I <text:s/>- <text:s/>ubiquitin-conjugating enzyme e2i, ARHGEF40 <text:s/>- <text:s/>rho guanine nucleotide exchange factor (gef) 40, NFAT5 <text:s/>- <text:s/>nuclear factor of activated t-cells 5, tonicity-responsive, PRKCD <text:s/>- <text:s/>protein kinase c, delta, YWHAZ <text:s/>- <text:s/>tyrosine 3-monooxygenase/tryptophan 5-monooxygenase activation protein, zeta polypeptide]</text:p>
          </table:table-cell>
        </table:table-row>
        <table:table-row table:style-name="ro1">
          <table:table-cell office:value-type="string" calcext:value-type="string">
            <text:p>GO:0010556</text:p>
          </table:table-cell>
          <table:table-cell office:value-type="string" calcext:value-type="string">
            <text:p>regulation of macromolecule biosynthetic process</text:p>
          </table:table-cell>
          <table:table-cell office:value-type="float" office:value="0.0000000737" calcext:value-type="float">
            <text:p>7.37E-08</text:p>
          </table:table-cell>
          <table:table-cell office:value-type="float" office:value="0.0000256" calcext:value-type="float">
            <text:p>0.0000256</text:p>
          </table:table-cell>
          <table:table-cell office:value-type="float" office:value="1.5" calcext:value-type="float">
            <text:p>1.5</text:p>
          </table:table-cell>
          <table:table-cell office:value-type="float" office:value="13954" calcext:value-type="float">
            <text:p>13954</text:p>
          </table:table-cell>
          <table:table-cell office:value-type="float" office:value="3158" calcext:value-type="float">
            <text:p>3158</text:p>
          </table:table-cell>
          <table:table-cell office:value-type="float" office:value="413" calcext:value-type="float">
            <text:p>413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[SEBOX <text:s/>- <text:s/>sebox homeobox, SIN3A <text:s/>- <text:s/>sin3 transcription regulator family member a, TSC22D4 <text:s/>- <text:s/>tsc22 domain family, member 4, GDNF <text:s/>- <text:s/>glial cell derived neurotrophic factor, ZNF436 <text:s/>- <text:s/>zinc finger protein 436, WWTR1 <text:s/>- <text:s/>ww domain containing transcription regulator 1, PBX3 <text:s/>- <text:s/>pre-b-cell leukemia homeobox 3, ELL2 <text:s/>- <text:s/>elongation factor, rna polymerase ii, 2, PBX1 <text:s/>- <text:s/>pre-b-cell leukemia homeobox 1, ZBTB17 <text:s/>- <text:s/>zinc finger and btb domain containing 17, BCOR <text:s/>- <text:s/>bcl6 corepressor, REL <text:s/>- <text:s/>v-rel avian reticuloendotheliosis viral oncogene homolog, TRPS1 <text:s/>- <text:s/>trichorhinophalangeal syndrome i, VEZF1 <text:s/>- <text:s/>vascular endothelial zinc finger 1, MLLT6 <text:s/>- <text:s/>myeloid/lymphoid or mixed-lineage leukemia (trithorax homolog, drosophila); translocated to, 6, SIRT2 <text:s/>- <text:s/>sirtuin 2, ILF3 <text:s/>- <text:s/>interleukin enhancer binding factor 3, 90kda, FHOD1 <text:s/>- <text:s/>formin homology 2 domain containing 1, ASH1L <text:s/>- <text:s/>ash1 (absent, small, or homeotic)-like (drosophila), SMYD3 <text:s/>- <text:s/>set and mynd domain containing 3, TNIP1 <text:s/>- <text:s/>tnfaip3 interacting protein 1, SUFU <text:s/>- <text:s/>suppressor of fused homolog (drosophila), FOXJ1 <text:s/>- <text:s/>forkhead box j1, NR3C2 <text:s/>- <text:s/>nuclear receptor subfamily 3, group c, member 2, EIF4EBP2 <text:s/>- <text:s/>eukaryotic translation initiation factor 4e binding protein 2, RAP2C <text:s/>- <text:s/>rap2c, member of ras oncogene family, CGGBP1 <text:s/>- <text:s/>cgg triplet repeat binding protein 1, SOX5 <text:s/>- <text:s/>sry (sex determining region y)-box 5, TET3 <text:s/>- <text:s/>tet methylcytosine dioxygenase 3, NLK <text:s/>- <text:s/>nemo-like kinase, LDB1 <text:s/>- <text:s/>lim domain binding 1, CRB2 <text:s/>- <text:s/>crumbs homolog 2 (drosophila), SOX13 <text:s/>- <text:s/>sry (sex determining region y)-box 13, CREB1 <text:s/>- <text:s/>camp responsive element binding protein 1, MSC <text:s/>- <text:s/>musculin, GDF7 <text:s/>- <text:s/>growth differentiation factor 7, CD86 <text:s/>- <text:s/>cd86 molecule, ASCL3 <text:s/>- <text:s/>achaete-scute complex homolog 3 (drosophila), HOXC10 <text:s/>- <text:s/>homeobox c10, IL6 <text:s/>- <text:s/>interleukin 6 (interferon, beta 2), HOXC9 <text:s/>- <text:s/>homeobox c9, PPARGC1B <text:s/>- <text:s/>peroxisome proliferator-activated receptor gamma, coactivator 1 beta, SPEN <text:s/>- <text:s/>spen homolog, transcriptional regulator (drosophila), SUPT16H <text:s/>- <text:s/>suppressor of ty 16 homolog (s. cerevisiae), EEF1A1 <text:s/>- <text:s/>eukaryotic translation elongation factor 1 alpha 1, BBX <text:s/>- <text:s/>bobby sox homolog (drosophila), ARRB1 <text:s/>- <text:s/>arrestin, beta 1, NTRK3 <text:s/>- <text:s/>neurotrophic tyrosine kinase, receptor, type 3, FGF1 <text:s/>- <text:s/>fibroblast growth factor 1 (acidic), EGR1 <text:s/>- <text:s/>early growth response 1, MYB <text:s/>- <text:s/>v-myb avian myeloblastosis viral oncogene homolog, NR4A2 <text:s/>- <text:s/>nuclear receptor subfamily 4, group a, member 2, MEF2D <text:s/>- <text:s/>myocyte enhancer factor 2d, EGF <text:s/>- <text:s/>epidermal growth factor, TBX15 <text:s/>- <text:s/>t-box 15, CDKN1A <text:s/>- <text:s/>cyclin-dependent kinase inhibitor 1a (p21, cip1), CXCL10 <text:s/>- <text:s/>chemokine (c-x-c motif) ligand 10, DENND4A <text:s/>- <text:s/>denn/madd domain containing 4a, C11orf30 <text:s/>- <text:s/>chromosome 11 open reading frame 30, TCF7L2 <text:s/>- <text:s/>transcription factor 7-like 2 (t-cell specific, hmg-box), ARX <text:s/>- <text:s/>aristaless related homeobox, IRF1 <text:s/>- <text:s/>interferon regulatory factor 1, IRF6 <text:s/>- <text:s/>interferon regulatory factor 6, SATB1 <text:s/>- <text:s/>satb homeobox 1, TRAF2 <text:s/>- <text:s/>tnf receptor-associated factor 2, NEURL <text:s/>- <text:s/>neuralized homolog (drosophila), PHOX2B <text:s/>- <text:s/>paired-like homeobox 2b, NFKBIZ <text:s/>- <text:s/>nuclear factor of kappa light polypeptide gene enhancer in b-cells inhibitor, zeta, SMPD3 <text:s/>- <text:s/>sphingomyelin phosphodiesterase 3, neutral membrane (neutral sphingomyelinase ii), TCEA2 <text:s/>- <text:s/>transcription elongation factor a (sii), 2, CDK2 <text:s/>- <text:s/>cyclin-dependent kinase 2, SALL2 <text:s/>- <text:s/>sal-like 2 (drosophila), ZBTB1 <text:s/>- <text:s/>zinc finger and btb domain containing 1, CCAR1 <text:s/>- <text:s/>cell division cycle and apoptosis regulator 1, HLX <text:s/>- <text:s/>h2.0-like homeobox, WNT10B <text:s/>- <text:s/>wingless-type mmtv integration site family, member 10b, IL23A <text:s/>- <text:s/>interleukin 23, alpha subunit p19, TLE4 <text:s/>- <text:s/>transducin-like enhancer of split 4 (e(sp1) homolog, drosophila), DICER1 <text:s/>- <text:s/>dicer 1, ribonuclease type iii, NR5A2 <text:s/>- <text:s/>nuclear receptor subfamily 5, group a, member 2, SIRT6 <text:s/>- <text:s/>sirtuin 6, VSX2 <text:s/>- <text:s/>visual system homeobox 2, TNRC6B <text:s/>- <text:s/>trinucleotide repeat containing 6b, VDR <text:s/>- <text:s/>vitamin d (1,25- dihydroxyvitamin d3) receptor, TCEAL8 <text:s/>- <text:s/>transcription elongation factor a (sii)-like 8, CHD4 <text:s/>- <text:s/>chromodomain helicase dna binding protein 4, SKIL <text:s/>- <text:s/>ski-like oncogene, PPP3CA <text:s/>- <text:s/>protein phosphatase 3, catalytic subunit, alpha isozyme, NFKB2 <text:s/>- <text:s/>nuclear factor of kappa light polypeptide gene enhancer in b-cells 2 (p49/p100), WNT1 <text:s/>- <text:s/>wingless-type mmtv integration site family, member 1, MKL1 <text:s/>- <text:s/>megakaryoblastic leukemia (translocation) 1, NFKB1 <text:s/>- <text:s/>nuclear factor of kappa light polypeptide gene enhancer in b-cells 1, TRIB2 <text:s/>- <text:s/>tribbles homolog 2 (drosophila), GPBP1 <text:s/>- <text:s/>gc-rich promoter binding protein 1, NFKBIB <text:s/>- <text:s/>nuclear factor of kappa light polypeptide gene enhancer in b-cells inhibitor, beta, CBX2 <text:s/>- <text:s/>chromobox homolog 2, FOXP4 <text:s/>- <text:s/>forkhead box p4, EBF4 <text:s/>- <text:s/>early b-cell factor 4, TNFAIP3 <text:s/>- <text:s/>tumor necrosis factor, alpha-induced protein 3, OTP <text:s/>- <text:s/>orthopedia homeobox, NCOA2 <text:s/>- <text:s/>nuclear receptor coactivator 2, MSX1 <text:s/>- <text:s/>msh homeobox 1, PFN1 <text:s/>- <text:s/>profilin 1, LGR4 <text:s/>- <text:s/>leucine-rich repeat containing g protein-coupled receptor 4, TSC22D3 <text:s/>- <text:s/>tsc22 domain family, member 3, ATP2B4 <text:s/>- <text:s/>atpase, ca++ transporting, plasma membrane 4, CYLD <text:s/>- <text:s/>cylindromatosis (turban tumor syndrome), BCL6B <text:s/>- <text:s/>b-cell cll/lymphoma 6, member b, HOXA11 <text:s/>- <text:s/>homeobox a11, NEO1 <text:s/>- <text:s/>neogenin 1, ZBTB25 <text:s/>- <text:s/>zinc finger and btb domain containing 25, EHF <text:s/>- <text:s/>ets homologous factor, STAT5A <text:s/>- <text:s/>signal transducer and activator of transcription 5a, SP6 <text:s/>- <text:s/>sp6 transcription factor, STAT6 <text:s/>- <text:s/>signal transducer and activator of transcription 6, interleukin-4 induced, HOXB9 <text:s/>- <text:s/>homeobox b9, KMT2D <text:s/>- <text:s/>lysine (k)-specific methyltransferase 2d, MORF4L2 <text:s/>- <text:s/>mortality factor 4 like 2, IKZF3 <text:s/>- <text:s/>ikaros family zinc finger 3 (aiolos), YY1AP1 <text:s/>- <text:s/>yy1 associated protein 1, NFATC1 <text:s/>- <text:s/>nuclear factor of activated t-cells, cytoplasmic, calcineurin-dependent 1, MAP2K6 <text:s/>- <text:s/>mitogen-activated protein kinase kinase 6, KDM1B <text:s/>- <text:s/>lysine (k)-specific demethylase 1b, ETS1 <text:s/>- <text:s/>v-ets avian erythroblastosis virus e26 oncogene homolog 1, NFATC2 <text:s/>- <text:s/>nuclear factor of activated t-cells, cytoplasmic, calcineurin-dependent 2, MAFB <text:s/>- <text:s/>v-maf avian musculoaponeurotic fibrosarcoma oncogene homolog b, RARA <text:s/>- <text:s/>retinoic acid receptor, alpha, MAPK14 <text:s/>- <text:s/>mitogen-activated protein kinase 14, RAI1 <text:s/>- <text:s/>retinoic acid induced 1, FOXA3 <text:s/>- <text:s/>forkhead box a3, IL25 <text:s/>- <text:s/>interleukin 25, GATA4 <text:s/>- <text:s/>gata binding protein 4, ZBTB14 <text:s/>- <text:s/>zinc finger and btb domain containing 14, FOSB <text:s/>- <text:s/>fbj murine osteosarcoma viral oncogene homolog b, ANXA4 <text:s/>- <text:s/>annexin a4, PRKCH <text:s/>- <text:s/>protein kinase c, eta, UBE2I <text:s/>- <text:s/>ubiquitin-conjugating enzyme e2i, BCL3 <text:s/>- <text:s/>b-cell cll/lymphoma 3, NFAT5 <text:s/>- <text:s/>nuclear factor of activated t-cells 5, tonicity-responsive, PRKCD <text:s/>- <text:s/>protein kinase c, delta]</text:p>
          </table:table-cell>
        </table:table-row>
        <table:table-row table:style-name="ro1">
          <table:table-cell office:value-type="string" calcext:value-type="string">
            <text:p>GO:0048584</text:p>
          </table:table-cell>
          <table:table-cell office:value-type="string" calcext:value-type="string">
            <text:p>positive regulation of response to stimulus</text:p>
          </table:table-cell>
          <table:table-cell office:value-type="float" office:value="0.0000000761" calcext:value-type="float">
            <text:p>7.61E-08</text:p>
          </table:table-cell>
          <table:table-cell office:value-type="float" office:value="0.0000258" calcext:value-type="float">
            <text:p>0.0000258</text:p>
          </table:table-cell>
          <table:table-cell office:value-type="float" office:value="1.8" calcext:value-type="float">
            <text:p>1.8</text:p>
          </table:table-cell>
          <table:table-cell office:value-type="float" office:value="13954" calcext:value-type="float">
            <text:p>13954</text:p>
          </table:table-cell>
          <table:table-cell office:value-type="float" office:value="1542" calcext:value-type="float">
            <text:p>1542</text:p>
          </table:table-cell>
          <table:table-cell office:value-type="float" office:value="413" calcext:value-type="float">
            <text:p>41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[AKT3 <text:s/>- <text:s/>v-akt murine thymoma viral oncogene homolog 3, SASH3 <text:s/>- <text:s/>sam and sh3 domain containing 3, NEK6 <text:s/>- <text:s/>nima-related kinase 6, ZBTB1 <text:s/>- <text:s/>zinc finger and btb domain containing 1, SIN3A <text:s/>- <text:s/>sin3 transcription regulator family member a, CNTNAP1 <text:s/>- <text:s/>contactin associated protein 1, HLX <text:s/>- <text:s/>h2.0-like homeobox, PGC <text:s/>- <text:s/>progastricsin (pepsinogen c), VANGL2 <text:s/>- <text:s/>vangl planar cell polarity protein 2, IL23A <text:s/>- <text:s/>interleukin 23, alpha subunit p19, WNT10B <text:s/>- <text:s/>wingless-type mmtv integration site family, member 10b, REL <text:s/>- <text:s/>v-rel avian reticuloendotheliosis viral oncogene homolog, CHGA <text:s/>- <text:s/>chromogranin a (parathyroid secretory protein 1), RNF220 <text:s/>- <text:s/>ring finger protein 220, BECN1 <text:s/>- <text:s/>beclin 1, autophagy related, PEA15 <text:s/>- <text:s/>phosphoprotein enriched in astrocytes 15, STX4 <text:s/>- <text:s/>syntaxin 4, TNIP1 <text:s/>- <text:s/>tnfaip3 interacting protein 1, BDNF <text:s/>- <text:s/>brain-derived neurotrophic factor, SKIL <text:s/>- <text:s/>ski-like oncogene, PPP3CA <text:s/>- <text:s/>protein phosphatase 3, catalytic subunit, alpha isozyme, SOCS2 <text:s/>- <text:s/>suppressor of cytokine signaling 2, WNT1 <text:s/>- <text:s/>wingless-type mmtv integration site family, member 1, NFKB1 <text:s/>- <text:s/>nuclear factor of kappa light polypeptide gene enhancer in b-cells 1, CTSS <text:s/>- <text:s/>cathepsin s, UNC13B <text:s/>- <text:s/>unc-13 homolog b (c. elegans), CXCL5 <text:s/>- <text:s/>chemokine (c-x-c motif) ligand 5, MSX1 <text:s/>- <text:s/>msh homeobox 1, LGR4 <text:s/>- <text:s/>leucine-rich repeat containing g protein-coupled receptor 4, TNFAIP3 <text:s/>- <text:s/>tumor necrosis factor, alpha-induced protein 3, MBD5 <text:s/>- <text:s/>methyl-cpg binding domain protein 5, CRB2 <text:s/>- <text:s/>crumbs homolog 2 (drosophila), GDF7 <text:s/>- <text:s/>growth differentiation factor 7, CYLD <text:s/>- <text:s/>cylindromatosis (turban tumor syndrome), CXCL6 <text:s/>- <text:s/>chemokine (c-x-c motif) ligand 6, RSPO1 <text:s/>- <text:s/>r-spondin 1, FGR <text:s/>- <text:s/>feline gardner-rasheed sarcoma viral oncogene homolog, CD86 <text:s/>- <text:s/>cd86 molecule, IL6 <text:s/>- <text:s/>interleukin 6 (interferon, beta 2), STK4 <text:s/>- <text:s/>serine/threonine kinase 4, ITGA5 <text:s/>- <text:s/>integrin, alpha 5 (fibronectin receptor, alpha polypeptide), FFAR2 <text:s/>- <text:s/>free fatty acid receptor 2, NEO1 <text:s/>- <text:s/>neogenin 1, GADD45B <text:s/>- <text:s/>growth arrest and dna-damage-inducible, beta, NTRK3 <text:s/>- <text:s/>neurotrophic tyrosine kinase, receptor, type 3, ARRB1 <text:s/>- <text:s/>arrestin, beta 1, B2M <text:s/>- <text:s/>beta-2-microglobulin, STAT6 <text:s/>- <text:s/>signal transducer and activator of transcription 6, interleukin-4 induced, FGF1 <text:s/>- <text:s/>fibroblast growth factor 1 (acidic), KMT2D <text:s/>- <text:s/>lysine (k)-specific methyltransferase 2d, IKBKE <text:s/>- <text:s/>inhibitor of kappa light polypeptide gene enhancer in b-cells, kinase epsilon, MYB <text:s/>- <text:s/>v-myb avian myeloblastosis viral oncogene homolog, TNFSF13 <text:s/>- <text:s/>tumor necrosis factor (ligand) superfamily, member 13, EGF <text:s/>- <text:s/>epidermal growth factor, MAP2K6 <text:s/>- <text:s/>mitogen-activated protein kinase kinase 6, NFATC2 <text:s/>- <text:s/>nuclear factor of activated t-cells, cytoplasmic, calcineurin-dependent 2, ETS1 <text:s/>- <text:s/>v-ets avian erythroblastosis virus e26 oncogene homolog 1, RARA <text:s/>- <text:s/>retinoic acid receptor, alpha, MAPK14 <text:s/>- <text:s/>mitogen-activated protein kinase 14, CSF1 <text:s/>- <text:s/>colony stimulating factor 1 (macrophage), TNFSF15 <text:s/>- <text:s/>tumor necrosis factor (ligand) superfamily, member 15, IL27RA <text:s/>- <text:s/>interleukin 27 receptor, alpha, AKAP6 <text:s/>- <text:s/>a kinase (prka) anchor protein 6, GATA4 <text:s/>- <text:s/>gata binding protein 4, SAA1 <text:s/>- <text:s/>serum amyloid a1, TNIP3 <text:s/>- <text:s/>tnfaip3 interacting protein 3, CXCL10 <text:s/>- <text:s/>chemokine (c-x-c motif) ligand 10, LRG1 <text:s/>- <text:s/>leucine-rich alpha-2-glycoprotein 1, TCF7L2 <text:s/>- <text:s/>transcription factor 7-like 2 (t-cell specific, hmg-box), CXCL2 <text:s/>- <text:s/>chemokine (c-x-c motif) ligand 2, PRKCH <text:s/>- <text:s/>protein kinase c, eta, CXCL1 <text:s/>- <text:s/>chemokine (c-x-c motif) ligand 1 (melanoma growth stimulating activity, alpha), UBE2I <text:s/>- <text:s/>ubiquitin-conjugating enzyme e2i, ADORA1 <text:s/>- <text:s/>adenosine a1 receptor, PRKCD <text:s/>- <text:s/>protein kinase c, delta, TRAF2 <text:s/>- <text:s/>tnf receptor-associated factor 2, NEURL <text:s/>- <text:s/>neuralized homolog (drosophila), YWHAZ <text:s/>- <text:s/>tyrosine 3-monooxygenase/tryptophan 5-monooxygenase activation protein, zeta polypeptide, SLC20A1 <text:s/>- <text:s/>solute carrier family 20 (phosphate transporter), member 1, CXCL3 <text:s/>- <text:s/>chemokine (c-x-c motif) ligand 3, OPTN <text:s/>- <text:s/>optineurin, PDE4B <text:s/>- <text:s/>phosphodiesterase 4b, camp-specific]</text:p>
          </table:table-cell>
        </table:table-row>
        <table:table-row table:style-name="ro1">
          <table:table-cell office:value-type="string" calcext:value-type="string">
            <text:p>GO:0070887</text:p>
          </table:table-cell>
          <table:table-cell office:value-type="string" calcext:value-type="string">
            <text:p>cellular response to chemical stimulus</text:p>
          </table:table-cell>
          <table:table-cell office:value-type="float" office:value="0.0000000843" calcext:value-type="float">
            <text:p>8.43E-08</text:p>
          </table:table-cell>
          <table:table-cell office:value-type="float" office:value="0.0000279" calcext:value-type="float">
            <text:p>0.0000279</text:p>
          </table:table-cell>
          <table:table-cell office:value-type="float" office:value="2" calcext:value-type="float">
            <text:p>2</text:p>
          </table:table-cell>
          <table:table-cell office:value-type="float" office:value="13954" calcext:value-type="float">
            <text:p>13954</text:p>
          </table:table-cell>
          <table:table-cell office:value-type="float" office:value="1066" calcext:value-type="float">
            <text:p>1066</text:p>
          </table:table-cell>
          <table:table-cell office:value-type="float" office:value="413" calcext:value-type="float">
            <text:p>41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[NOS2 <text:s/>- <text:s/>nitric oxide synthase 2, inducible, SIN3A <text:s/>- <text:s/>sin3 transcription regulator family member a, CD69 <text:s/>- <text:s/>cd69 molecule, WNT10B <text:s/>- <text:s/>wingless-type mmtv integration site family, member 10b, SLC29A1 <text:s/>- <text:s/>solute carrier family 29 (equilibrative nucleoside transporter), member 1, PXN <text:s/>- <text:s/>paxillin, SIRT2 <text:s/>- <text:s/>sirtuin 2, BECN1 <text:s/>- <text:s/>beclin 1, autophagy related, SMYD3 <text:s/>- <text:s/>set and mynd domain containing 3, PPP3CA <text:s/>- <text:s/>protein phosphatase 3, catalytic subunit, alpha isozyme, SOCS2 <text:s/>- <text:s/>suppressor of cytokine signaling 2, WNT1 <text:s/>- <text:s/>wingless-type mmtv integration site family, member 1, NFKB1 <text:s/>- <text:s/>nuclear factor of kappa light polypeptide gene enhancer in b-cells 1, SOX5 <text:s/>- <text:s/>sry (sex determining region y)-box 5, CTSS <text:s/>- <text:s/>cathepsin s, NFKBIB <text:s/>- <text:s/>nuclear factor of kappa light polypeptide gene enhancer in b-cells inhibitor, beta, UNC13B <text:s/>- <text:s/>unc-13 homolog b (c. elegans), TNFAIP3 <text:s/>- <text:s/>tumor necrosis factor, alpha-induced protein 3, MSX1 <text:s/>- <text:s/>msh homeobox 1, NCOA2 <text:s/>- <text:s/>nuclear receptor coactivator 2, PFN1 <text:s/>- <text:s/>profilin 1, VCAM1 <text:s/>- <text:s/>vascular cell adhesion molecule 1, ATP2B4 <text:s/>- <text:s/>atpase, ca++ transporting, plasma membrane 4, CREB1 <text:s/>- <text:s/>camp responsive element binding protein 1, CXCL6 <text:s/>- <text:s/>chemokine (c-x-c motif) ligand 6, CD86 <text:s/>- <text:s/>cd86 molecule, EHD1 <text:s/>- <text:s/>eh-domain containing 1, IL6 <text:s/>- <text:s/>interleukin 6 (interferon, beta 2), PPARGC1B <text:s/>- <text:s/>peroxisome proliferator-activated receptor gamma, coactivator 1 beta, FFAR2 <text:s/>- <text:s/>free fatty acid receptor 2, EEF1A1 <text:s/>- <text:s/>eukaryotic translation elongation factor 1 alpha 1, WNT10A <text:s/>- <text:s/>wingless-type mmtv integration site family, member 10a, NTRK3 <text:s/>- <text:s/>neurotrophic tyrosine kinase, receptor, type 3, B2M <text:s/>- <text:s/>beta-2-microglobulin, STAT6 <text:s/>- <text:s/>signal transducer and activator of transcription 6, interleukin-4 induced, RAB10 <text:s/>- <text:s/>rab10, member ras oncogene family, EGR1 <text:s/>- <text:s/>early growth response 1, NR4A2 <text:s/>- <text:s/>nuclear receptor subfamily 4, group a, member 2, MYB <text:s/>- <text:s/>v-myb avian myeloblastosis viral oncogene homolog, MAP2K6 <text:s/>- <text:s/>mitogen-activated protein kinase kinase 6, ETS1 <text:s/>- <text:s/>v-ets avian erythroblastosis virus e26 oncogene homolog 1, RARA <text:s/>- <text:s/>retinoic acid receptor, alpha, MAPK14 <text:s/>- <text:s/>mitogen-activated protein kinase 14, CDK6 <text:s/>- <text:s/>cyclin-dependent kinase 6, EPHA3 <text:s/>- <text:s/>eph receptor a3, GNG4 <text:s/>- <text:s/>guanine nucleotide binding protein (g protein), gamma 4, AKAP6 <text:s/>- <text:s/>a kinase (prka) anchor protein 6, BRINP1 <text:s/>- <text:s/>bone morphogenetic protein/retinoic acid inducible neural-specific 1, GATA4 <text:s/>- <text:s/>gata binding protein 4, TNIP3 <text:s/>- <text:s/>tnfaip3 interacting protein 3, CXCL10 <text:s/>- <text:s/>chemokine (c-x-c motif) ligand 10, FOSB <text:s/>- <text:s/>fbj murine osteosarcoma viral oncogene homolog b, NDNF <text:s/>- <text:s/>neuron-derived neurotrophic factor, GLP2R <text:s/>- <text:s/>glucagon-like peptide 2 receptor, IRF1 <text:s/>- <text:s/>interferon regulatory factor 1, TRAF2 <text:s/>- <text:s/>tnf receptor-associated factor 2, PRKCD <text:s/>- <text:s/>protein kinase c, delta, NEURL <text:s/>- <text:s/>neuralized homolog (drosophila), PHOX2B <text:s/>- <text:s/>paired-like homeobox 2b, CDK2 <text:s/>- <text:s/>cyclin-dependent kinase 2, COL16A1 <text:s/>- <text:s/>collagen, type xvi, alpha 1, OPTN <text:s/>- <text:s/>optineurin, PDE4B <text:s/>- <text:s/>phosphodiesterase 4b, camp-specific]</text:p>
          </table:table-cell>
        </table:table-row>
        <table:table-row table:style-name="ro1">
          <table:table-cell office:value-type="string" calcext:value-type="string">
            <text:p>GO:0010646</text:p>
          </table:table-cell>
          <table:table-cell office:value-type="string" calcext:value-type="string">
            <text:p>regulation of cell communication</text:p>
          </table:table-cell>
          <table:table-cell office:value-type="float" office:value="0.000000106" calcext:value-type="float">
            <text:p>0.000000106</text:p>
          </table:table-cell>
          <table:table-cell office:value-type="float" office:value="0.0000343" calcext:value-type="float">
            <text:p>0.0000343</text:p>
          </table:table-cell>
          <table:table-cell office:value-type="float" office:value="1.57" calcext:value-type="float">
            <text:p>1.57</text:p>
          </table:table-cell>
          <table:table-cell office:value-type="float" office:value="13954" calcext:value-type="float">
            <text:p>13954</text:p>
          </table:table-cell>
          <table:table-cell office:value-type="float" office:value="2510" calcext:value-type="float">
            <text:p>2510</text:p>
          </table:table-cell>
          <table:table-cell office:value-type="float" office:value="413" calcext:value-type="float">
            <text:p>413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[G3BP1 <text:s/>- <text:s/>gtpase activating protein (sh3 domain) binding protein 1, PNKD <text:s/>- <text:s/>paroxysmal nonkinesigenic dyskinesia, RPS6KA6 <text:s/>- <text:s/>ribosomal protein s6 kinase, 90kda, polypeptide 6, CNTNAP1 <text:s/>- <text:s/>contactin associated protein 1, GDNF <text:s/>- <text:s/>glial cell derived neurotrophic factor, VANGL2 <text:s/>- <text:s/>vangl planar cell polarity protein 2, WWTR1 <text:s/>- <text:s/>ww domain containing transcription regulator 1, REL <text:s/>- <text:s/>v-rel avian reticuloendotheliosis viral oncogene homolog, FGF17 <text:s/>- <text:s/>fibroblast growth factor 17, DENND1A <text:s/>- <text:s/>denn/madd domain containing 1a, RNF220 <text:s/>- <text:s/>ring finger protein 220, ASH1L <text:s/>- <text:s/>ash1 (absent, small, or homeotic)-like (drosophila), KREMEN1 <text:s/>- <text:s/>kringle containing transmembrane protein 1, TNIP1 <text:s/>- <text:s/>tnfaip3 interacting protein 1, SUFU <text:s/>- <text:s/>suppressor of fused homolog (drosophila), BDNF <text:s/>- <text:s/>brain-derived neurotrophic factor, EIF4EBP2 <text:s/>- <text:s/>eukaryotic translation initiation factor 4e binding protein 2, G3BP2 <text:s/>- <text:s/>gtpase activating protein (sh3 domain) binding protein 2, SOCS2 <text:s/>- <text:s/>suppressor of cytokine signaling 2, PLEKHG6 <text:s/>- <text:s/>pleckstrin homology domain containing, family g (with rhogef domain) member 6, NLK <text:s/>- <text:s/>nemo-like kinase, SORL1 <text:s/>- <text:s/>sortilin-related receptor, l(dlr class) a repeats containing, CRB2 <text:s/>- <text:s/>crumbs homolog 2 (drosophila), CREB1 <text:s/>- <text:s/>camp responsive element binding protein 1, GDF7 <text:s/>- <text:s/>growth differentiation factor 7, RSPO1 <text:s/>- <text:s/>r-spondin 1, FGR <text:s/>- <text:s/>feline gardner-rasheed sarcoma viral oncogene homolog, CD86 <text:s/>- <text:s/>cd86 molecule, IL6 <text:s/>- <text:s/>interleukin 6 (interferon, beta 2), PPARGC1B <text:s/>- <text:s/>peroxisome proliferator-activated receptor gamma, coactivator 1 beta, ITGA5 <text:s/>- <text:s/>integrin, alpha 5 (fibronectin receptor, alpha polypeptide), GADD45B <text:s/>- <text:s/>growth arrest and dna-damage-inducible, beta, SUPT16H <text:s/>- <text:s/>suppressor of ty 16 homolog (s. cerevisiae), NTRK3 <text:s/>- <text:s/>neurotrophic tyrosine kinase, receptor, type 3, ARRB1 <text:s/>- <text:s/>arrestin, beta 1, UACA <text:s/>- <text:s/>uveal autoantigen with coiled-coil domains and ankyrin repeats, EGR1 <text:s/>- <text:s/>early growth response 1, FGF1 <text:s/>- <text:s/>fibroblast growth factor 1 (acidic), NR4A2 <text:s/>- <text:s/>nuclear receptor subfamily 4, group a, member 2, CA7 <text:s/>- <text:s/>carbonic anhydrase vii, EGF <text:s/>- <text:s/>epidermal growth factor, GNG4 <text:s/>- <text:s/>guanine nucleotide binding protein (g protein), gamma 4, AKAP6 <text:s/>- <text:s/>a kinase (prka) anchor protein 6, ARHGAP31 <text:s/>- <text:s/>rho gtpase activating protein 31, SAA1 <text:s/>- <text:s/>serum amyloid a1, TNIP3 <text:s/>- <text:s/>tnfaip3 interacting protein 3, CXCL10 <text:s/>- <text:s/>chemokine (c-x-c motif) ligand 10, PTPN3 <text:s/>- <text:s/>protein tyrosine phosphatase, non-receptor type 3, LRG1 <text:s/>- <text:s/>leucine-rich alpha-2-glycoprotein 1, TCF7L2 <text:s/>- <text:s/>transcription factor 7-like 2 (t-cell specific, hmg-box), CDC37 <text:s/>- <text:s/>cell division cycle 37, IRF1 <text:s/>- <text:s/>interferon regulatory factor 1, ADORA1 <text:s/>- <text:s/>adenosine a1 receptor, TRAF2 <text:s/>- <text:s/>tnf receptor-associated factor 2, NEURL <text:s/>- <text:s/>neuralized homolog (drosophila), PRKAG3 <text:s/>- <text:s/>protein kinase, amp-activated, gamma 3 non-catalytic subunit, SLC20A1 <text:s/>- <text:s/>solute carrier family 20 (phosphate transporter), member 1, CDK2 <text:s/>- <text:s/>cyclin-dependent kinase 2, OPTN <text:s/>- <text:s/>optineurin, KREMEN2 <text:s/>- <text:s/>kringle containing transmembrane protein 2, AKT3 <text:s/>- <text:s/>v-akt murine thymoma viral oncogene homolog 3, ATP2B2 <text:s/>- <text:s/>atpase, ca++ transporting, plasma membrane 2, NOS2 <text:s/>- <text:s/>nitric oxide synthase 2, inducible, NEK6 <text:s/>- <text:s/>nima-related kinase 6, ARHGAP26 <text:s/>- <text:s/>rho gtpase activating protein 26, SARM1 <text:s/>- <text:s/>sterile alpha and tir motif containing 1, WNT10B <text:s/>- <text:s/>wingless-type mmtv integration site family, member 10b, IL23A <text:s/>- <text:s/>interleukin 23, alpha subunit p19, SH3KBP1 <text:s/>- <text:s/>sh3-domain kinase binding protein 1, PXN <text:s/>- <text:s/>paxillin, CHGA <text:s/>- <text:s/>chromogranin a (parathyroid secretory protein 1), BECN1 <text:s/>- <text:s/>beclin 1, autophagy related, HMGXB4 <text:s/>- <text:s/>hmg box domain containing 4, CHD4 <text:s/>- <text:s/>chromodomain helicase dna binding protein 4, STX4 <text:s/>- <text:s/>syntaxin 4, PEA15 <text:s/>- <text:s/>phosphoprotein enriched in astrocytes 15, SKIL <text:s/>- <text:s/>ski-like oncogene, PPP3CA <text:s/>- <text:s/>protein phosphatase 3, catalytic subunit, alpha isozyme, WNT1 <text:s/>- <text:s/>wingless-type mmtv integration site family, member 1, NFKB1 <text:s/>- <text:s/>nuclear factor of kappa light polypeptide gene enhancer in b-cells 1, CCDC3 <text:s/>- <text:s/>coiled-coil domain containing 3, TRIB2 <text:s/>- <text:s/>tribbles homolog 2 (drosophila), STARD8 <text:s/>- <text:s/>star-related lipid transfer (start) domain containing 8, UNC13B <text:s/>- <text:s/>unc-13 homolog b (c. elegans), MSX1 <text:s/>- <text:s/>msh homeobox 1, NCOA2 <text:s/>- <text:s/>nuclear receptor coactivator 2, LGR4 <text:s/>- <text:s/>leucine-rich repeat containing g protein-coupled receptor 4, TNFAIP3 <text:s/>- <text:s/>tumor necrosis factor, alpha-induced protein 3, MBD5 <text:s/>- <text:s/>methyl-cpg binding domain protein 5, ATP2B4 <text:s/>- <text:s/>atpase, ca++ transporting, plasma membrane 4, CYLD <text:s/>- <text:s/>cylindromatosis (turban tumor syndrome), BICC1 <text:s/>- <text:s/>bicaudal c homolog 1 (drosophila), STK4 <text:s/>- <text:s/>serine/threonine kinase 4, GRK5 <text:s/>- <text:s/>g protein-coupled receptor kinase 5, FFAR2 <text:s/>- <text:s/>free fatty acid receptor 2, NEO1 <text:s/>- <text:s/>neogenin 1, KMT2D <text:s/>- <text:s/>lysine (k)-specific methyltransferase 2d, IKBKE <text:s/>- <text:s/>inhibitor of kappa light polypeptide gene enhancer in b-cells, kinase epsilon, TYRO3 <text:s/>- <text:s/>tyro3 protein tyrosine kinase, MAP2K6 <text:s/>- <text:s/>mitogen-activated protein kinase kinase 6, SYNPO <text:s/>- <text:s/>synaptopodin, RARA <text:s/>- <text:s/>retinoic acid receptor, alpha, MAPK14 <text:s/>- <text:s/>mitogen-activated protein kinase 14, CSF1 <text:s/>- <text:s/>colony stimulating factor 1 (macrophage), TNFSF15 <text:s/>- <text:s/>tumor necrosis factor (ligand) superfamily, member 15, GATA4 <text:s/>- <text:s/>gata binding protein 4, EPHB1 <text:s/>- <text:s/>eph receptor b1, RHOT1 <text:s/>- <text:s/>ras homolog family member t1, PRKCH <text:s/>- <text:s/>protein kinase c, eta, MYADM <text:s/>- <text:s/>myeloid-associated differentiation marker, NOTUM <text:s/>- <text:s/>notum pectinacetylesterase homolog (drosophila), BCL3 <text:s/>- <text:s/>b-cell cll/lymphoma 3, UBE2I <text:s/>- <text:s/>ubiquitin-conjugating enzyme e2i, ARHGEF40 <text:s/>- <text:s/>rho guanine nucleotide exchange factor (gef) 40, NFAT5 <text:s/>- <text:s/>nuclear factor of activated t-cells 5, tonicity-responsive, PRKCD <text:s/>- <text:s/>protein kinase c, delta, YWHAZ <text:s/>- <text:s/>tyrosine 3-monooxygenase/tryptophan 5-monooxygenase activation protein, zeta polypeptide]</text:p>
          </table:table-cell>
        </table:table-row>
        <table:table-row table:style-name="ro1">
          <table:table-cell office:value-type="string" calcext:value-type="string">
            <text:p>GO:0002699</text:p>
          </table:table-cell>
          <table:table-cell office:value-type="string" calcext:value-type="string">
            <text:p>positive regulation of immune effector process</text:p>
          </table:table-cell>
          <table:table-cell office:value-type="float" office:value="0.000000124" calcext:value-type="float">
            <text:p>0.000000124</text:p>
          </table:table-cell>
          <table:table-cell office:value-type="float" office:value="0.0000393" calcext:value-type="float">
            <text:p>0.0000393</text:p>
          </table:table-cell>
          <table:table-cell office:value-type="float" office:value="4.67" calcext:value-type="float">
            <text:p>4.67</text:p>
          </table:table-cell>
          <table:table-cell office:value-type="float" office:value="13954" calcext:value-type="float">
            <text:p>13954</text:p>
          </table:table-cell>
          <table:table-cell office:value-type="float" office:value="123" calcext:value-type="float">
            <text:p>123</text:p>
          </table:table-cell>
          <table:table-cell office:value-type="float" office:value="413" calcext:value-type="float">
            <text:p>4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FFAR2 <text:s/>- <text:s/>free fatty acid receptor 2, SASH3 <text:s/>- <text:s/>sam and sh3 domain containing 3, STX4 <text:s/>- <text:s/>syntaxin 4, ZBTB1 <text:s/>- <text:s/>zinc finger and btb domain containing 1, HLX <text:s/>- <text:s/>h2.0-like homeobox, STAT6 <text:s/>- <text:s/>signal transducer and activator of transcription 6, interleukin-4 induced, PGC <text:s/>- <text:s/>progastricsin (pepsinogen c), B2M <text:s/>- <text:s/>beta-2-microglobulin, IL23A <text:s/>- <text:s/>interleukin 23, alpha subunit p19, MYB <text:s/>- <text:s/>v-myb avian myeloblastosis viral oncogene homolog, TNFSF13 <text:s/>- <text:s/>tumor necrosis factor (ligand) superfamily, member 13, TRAF2 <text:s/>- <text:s/>tnf receptor-associated factor 2, FGR <text:s/>- <text:s/>feline gardner-rasheed sarcoma viral oncogene homolog, CD86 <text:s/>- <text:s/>cd86 molecule, RARA <text:s/>- <text:s/>retinoic acid receptor, alpha, IL6 <text:s/>- <text:s/>interleukin 6 (interferon, beta 2), MAPK14 <text:s/>- <text:s/>mitogen-activated protein kinase 14]</text:p>
          </table:table-cell>
        </table:table-row>
        <table:table-row table:style-name="ro1">
          <table:table-cell office:value-type="string" calcext:value-type="string">
            <text:p>GO:1903706</text:p>
          </table:table-cell>
          <table:table-cell office:value-type="string" calcext:value-type="string">
            <text:p>regulation of hemopoiesis</text:p>
          </table:table-cell>
          <table:table-cell office:value-type="float" office:value="0.00000013" calcext:value-type="float">
            <text:p>0.00000013</text:p>
          </table:table-cell>
          <table:table-cell office:value-type="float" office:value="0.0000402" calcext:value-type="float">
            <text:p>0.0000402</text:p>
          </table:table-cell>
          <table:table-cell office:value-type="float" office:value="3.45" calcext:value-type="float">
            <text:p>3.45</text:p>
          </table:table-cell>
          <table:table-cell office:value-type="float" office:value="13954" calcext:value-type="float">
            <text:p>13954</text:p>
          </table:table-cell>
          <table:table-cell office:value-type="float" office:value="235" calcext:value-type="float">
            <text:p>235</text:p>
          </table:table-cell>
          <table:table-cell office:value-type="float" office:value="413" calcext:value-type="float">
            <text:p>4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[CDK6 <text:s/>- <text:s/>cyclin-dependent kinase 6, PPARGC1B <text:s/>- <text:s/>peroxisome proliferator-activated receptor gamma, coactivator 1 beta, CSF1 <text:s/>- <text:s/>colony stimulating factor 1 (macrophage), SASH3 <text:s/>- <text:s/>sam and sh3 domain containing 3, FOXJ1 <text:s/>- <text:s/>forkhead box j1, ZBTB1 <text:s/>- <text:s/>zinc finger and btb domain containing 1, CD83 <text:s/>- <text:s/>cd83 molecule, HLX <text:s/>- <text:s/>h2.0-like homeobox, B2M <text:s/>- <text:s/>beta-2-microglobulin, IL23A <text:s/>- <text:s/>interleukin 23, alpha subunit p19, ATP11C <text:s/>- <text:s/>atpase, class vi, type 11c, IKZF3 <text:s/>- <text:s/>ikaros family zinc finger 3 (aiolos), IRF1 <text:s/>- <text:s/>interferon regulatory factor 1, MYB <text:s/>- <text:s/>v-myb avian myeloblastosis viral oncogene homolog, LDB1 <text:s/>- <text:s/>lim domain binding 1, SOX13 <text:s/>- <text:s/>sry (sex determining region y)-box 13, CREB1 <text:s/>- <text:s/>camp responsive element binding protein 1, CYLD <text:s/>- <text:s/>cylindromatosis (turban tumor syndrome), ETS1 <text:s/>- <text:s/>v-ets avian erythroblastosis virus e26 oncogene homolog 1, CD86 <text:s/>- <text:s/>cd86 molecule, MAFB <text:s/>- <text:s/>v-maf avian musculoaponeurotic fibrosarcoma oncogene homolog b, RARA <text:s/>- <text:s/>retinoic acid receptor, alpha, IL6 <text:s/>- <text:s/>interleukin 6 (interferon, beta 2), MAPK14 <text:s/>- <text:s/>mitogen-activated protein kinase 14]</text:p>
          </table:table-cell>
        </table:table-row>
        <table:table-row table:style-name="ro1">
          <table:table-cell office:value-type="string" calcext:value-type="string">
            <text:p>GO:0031326</text:p>
          </table:table-cell>
          <table:table-cell office:value-type="string" calcext:value-type="string">
            <text:p>regulation of cellular biosynthetic process</text:p>
          </table:table-cell>
          <table:table-cell office:value-type="float" office:value="0.00000013" calcext:value-type="float">
            <text:p>0.00000013</text:p>
          </table:table-cell>
          <table:table-cell office:value-type="float" office:value="0.0000393" calcext:value-type="float">
            <text:p>0.0000393</text:p>
          </table:table-cell>
          <table:table-cell office:value-type="float" office:value="1.47" calcext:value-type="float">
            <text:p>1.47</text:p>
          </table:table-cell>
          <table:table-cell office:value-type="float" office:value="13954" calcext:value-type="float">
            <text:p>13954</text:p>
          </table:table-cell>
          <table:table-cell office:value-type="float" office:value="3305" calcext:value-type="float">
            <text:p>3305</text:p>
          </table:table-cell>
          <table:table-cell office:value-type="float" office:value="413" calcext:value-type="float">
            <text:p>41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[SEBOX <text:s/>- <text:s/>sebox homeobox, SIN3A <text:s/>- <text:s/>sin3 transcription regulator family member a, TSC22D4 <text:s/>- <text:s/>tsc22 domain family, member 4, GDNF <text:s/>- <text:s/>glial cell derived neurotrophic factor, ZNF436 <text:s/>- <text:s/>zinc finger protein 436, WWTR1 <text:s/>- <text:s/>ww domain containing transcription regulator 1, PBX3 <text:s/>- <text:s/>pre-b-cell leukemia homeobox 3, ELL2 <text:s/>- <text:s/>elongation factor, rna polymerase ii, 2, PBX1 <text:s/>- <text:s/>pre-b-cell leukemia homeobox 1, ZBTB17 <text:s/>- <text:s/>zinc finger and btb domain containing 17, BCOR <text:s/>- <text:s/>bcl6 corepressor, REL <text:s/>- <text:s/>v-rel avian reticuloendotheliosis viral oncogene homolog, TRPS1 <text:s/>- <text:s/>trichorhinophalangeal syndrome i, VEZF1 <text:s/>- <text:s/>vascular endothelial zinc finger 1, MLLT6 <text:s/>- <text:s/>myeloid/lymphoid or mixed-lineage leukemia (trithorax homolog, drosophila); translocated to, 6, SIRT2 <text:s/>- <text:s/>sirtuin 2, ILF3 <text:s/>- <text:s/>interleukin enhancer binding factor 3, 90kda, FHOD1 <text:s/>- <text:s/>formin homology 2 domain containing 1, ASH1L <text:s/>- <text:s/>ash1 (absent, small, or homeotic)-like (drosophila), SMYD3 <text:s/>- <text:s/>set and mynd domain containing 3, TNIP1 <text:s/>- <text:s/>tnfaip3 interacting protein 1, SUFU <text:s/>- <text:s/>suppressor of fused homolog (drosophila), FOXJ1 <text:s/>- <text:s/>forkhead box j1, NR3C2 <text:s/>- <text:s/>nuclear receptor subfamily 3, group c, member 2, EIF4EBP2 <text:s/>- <text:s/>eukaryotic translation initiation factor 4e binding protein 2, RAP2C <text:s/>- <text:s/>rap2c, member of ras oncogene family, CGGBP1 <text:s/>- <text:s/>cgg triplet repeat binding protein 1, SOX5 <text:s/>- <text:s/>sry (sex determining region y)-box 5, TET3 <text:s/>- <text:s/>tet methylcytosine dioxygenase 3, NLK <text:s/>- <text:s/>nemo-like kinase, LDB1 <text:s/>- <text:s/>lim domain binding 1, CRB2 <text:s/>- <text:s/>crumbs homolog 2 (drosophila), SOX13 <text:s/>- <text:s/>sry (sex determining region y)-box 13, CREB1 <text:s/>- <text:s/>camp responsive element binding protein 1, MSC <text:s/>- <text:s/>musculin, GDF7 <text:s/>- <text:s/>growth differentiation factor 7, CD86 <text:s/>- <text:s/>cd86 molecule, ASCL3 <text:s/>- <text:s/>achaete-scute complex homolog 3 (drosophila), HOXC10 <text:s/>- <text:s/>homeobox c10, IL6 <text:s/>- <text:s/>interleukin 6 (interferon, beta 2), HOXC9 <text:s/>- <text:s/>homeobox c9, PPARGC1B <text:s/>- <text:s/>peroxisome proliferator-activated receptor gamma, coactivator 1 beta, SPEN <text:s/>- <text:s/>spen homolog, transcriptional regulator (drosophila), SUPT16H <text:s/>- <text:s/>suppressor of ty 16 homolog (s. cerevisiae), EEF1A1 <text:s/>- <text:s/>eukaryotic translation elongation factor 1 alpha 1, BBX <text:s/>- <text:s/>bobby sox homolog (drosophila), ARRB1 <text:s/>- <text:s/>arrestin, beta 1, NTRK3 <text:s/>- <text:s/>neurotrophic tyrosine kinase, receptor, type 3, FGF1 <text:s/>- <text:s/>fibroblast growth factor 1 (acidic), EGR1 <text:s/>- <text:s/>early growth response 1, MYB <text:s/>- <text:s/>v-myb avian myeloblastosis viral oncogene homolog, NR4A2 <text:s/>- <text:s/>nuclear receptor subfamily 4, group a, member 2, MEF2D <text:s/>- <text:s/>myocyte enhancer factor 2d, EGF <text:s/>- <text:s/>epidermal growth factor, PTHLH <text:s/>- <text:s/>parathyroid hormone-like hormone, PTH1R <text:s/>- <text:s/>parathyroid hormone 1 receptor, TBX15 <text:s/>- <text:s/>t-box 15, AKAP6 <text:s/>- <text:s/>a kinase (prka) anchor protein 6, CDKN1A <text:s/>- <text:s/>cyclin-dependent kinase inhibitor 1a (p21, cip1), CXCL10 <text:s/>- <text:s/>chemokine (c-x-c motif) ligand 10, DENND4A <text:s/>- <text:s/>denn/madd domain containing 4a, C11orf30 <text:s/>- <text:s/>chromosome 11 open reading frame 30, TCF7L2 <text:s/>- <text:s/>transcription factor 7-like 2 (t-cell specific, hmg-box), ARX <text:s/>- <text:s/>aristaless related homeobox, IRF1 <text:s/>- <text:s/>interferon regulatory factor 1, IRF6 <text:s/>- <text:s/>interferon regulatory factor 6, SATB1 <text:s/>- <text:s/>satb homeobox 1, TRAF2 <text:s/>- <text:s/>tnf receptor-associated factor 2, NEURL <text:s/>- <text:s/>neuralized homolog (drosophila), PHOX2B <text:s/>- <text:s/>paired-like homeobox 2b, NFKBIZ <text:s/>- <text:s/>nuclear factor of kappa light polypeptide gene enhancer in b-cells inhibitor, zeta, SMPD3 <text:s/>- <text:s/>sphingomyelin phosphodiesterase 3, neutral membrane (neutral sphingomyelinase ii), TCEA2 <text:s/>- <text:s/>transcription elongation factor a (sii), 2, CDK2 <text:s/>- <text:s/>cyclin-dependent kinase 2, SALL2 <text:s/>- <text:s/>sal-like 2 (drosophila), NOS2 <text:s/>- <text:s/>nitric oxide synthase 2, inducible, ZBTB1 <text:s/>- <text:s/>zinc finger and btb domain containing 1, CCAR1 <text:s/>- <text:s/>cell division cycle and apoptosis regulator 1, HLX <text:s/>- <text:s/>h2.0-like homeobox, WNT10B <text:s/>- <text:s/>wingless-type mmtv integration site family, member 10b, IL23A <text:s/>- <text:s/>interleukin 23, alpha subunit p19, TLE4 <text:s/>- <text:s/>transducin-like enhancer of split 4 (e(sp1) homolog, drosophila), DICER1 <text:s/>- <text:s/>dicer 1, ribonuclease type iii, NR5A2 <text:s/>- <text:s/>nuclear receptor subfamily 5, group a, member 2, SIRT6 <text:s/>- <text:s/>sirtuin 6, VSX2 <text:s/>- <text:s/>visual system homeobox 2, TNRC6B <text:s/>- <text:s/>trinucleotide repeat containing 6b, VDR <text:s/>- <text:s/>vitamin d (1,25- dihydroxyvitamin d3) receptor, TCEAL8 <text:s/>- <text:s/>transcription elongation factor a (sii)-like 8, CHD4 <text:s/>- <text:s/>chromodomain helicase dna binding protein 4, SKIL <text:s/>- <text:s/>ski-like oncogene, PPP3CA <text:s/>- <text:s/>protein phosphatase 3, catalytic subunit, alpha isozyme, NFKB2 <text:s/>- <text:s/>nuclear factor of kappa light polypeptide gene enhancer in b-cells 2 (p49/p100), WNT1 <text:s/>- <text:s/>wingless-type mmtv integration site family, member 1, MKL1 <text:s/>- <text:s/>megakaryoblastic leukemia (translocation) 1, NFKB1 <text:s/>- <text:s/>nuclear factor of kappa light polypeptide gene enhancer in b-cells 1, TRIB2 <text:s/>- <text:s/>tribbles homolog 2 (drosophila), GPBP1 <text:s/>- <text:s/>gc-rich promoter binding protein 1, NFKBIB <text:s/>- <text:s/>nuclear factor of kappa light polypeptide gene enhancer in b-cells inhibitor, beta, CBX2 <text:s/>- <text:s/>chromobox homolog 2, FOXP4 <text:s/>- <text:s/>forkhead box p4, EBF4 <text:s/>- <text:s/>early b-cell factor 4, TNFAIP3 <text:s/>- <text:s/>tumor necrosis factor, alpha-induced protein 3, OTP <text:s/>- <text:s/>orthopedia homeobox, NCOA2 <text:s/>- <text:s/>nuclear receptor coactivator 2, MSX1 <text:s/>- <text:s/>msh homeobox 1, PFN1 <text:s/>- <text:s/>profilin 1, LGR4 <text:s/>- <text:s/>leucine-rich repeat containing g protein-coupled receptor 4, TSC22D3 <text:s/>- <text:s/>tsc22 domain family, member 3, ATP2B4 <text:s/>- <text:s/>atpase, ca++ transporting, plasma membrane 4, CYLD <text:s/>- <text:s/>cylindromatosis (turban tumor syndrome), BCL6B <text:s/>- <text:s/>b-cell cll/lymphoma 6, member b, HOXA11 <text:s/>- <text:s/>homeobox a11, NEO1 <text:s/>- <text:s/>neogenin 1, ZBTB25 <text:s/>- <text:s/>zinc finger and btb domain containing 25, EHF <text:s/>- <text:s/>ets homologous factor, STAT5A <text:s/>- <text:s/>signal transducer and activator of transcription 5a, SP6 <text:s/>- <text:s/>sp6 transcription factor, STAT6 <text:s/>- <text:s/>signal transducer and activator of transcription 6, interleukin-4 induced, HOXB9 <text:s/>- <text:s/>homeobox b9, KMT2D <text:s/>- <text:s/>lysine (k)-specific methyltransferase 2d, MORF4L2 <text:s/>- <text:s/>mortality factor 4 like 2, IKZF3 <text:s/>- <text:s/>ikaros family zinc finger 3 (aiolos), YY1AP1 <text:s/>- <text:s/>yy1 associated protein 1, NFATC1 <text:s/>- <text:s/>nuclear factor of activated t-cells, cytoplasmic, calcineurin-dependent 1, MAP2K6 <text:s/>- <text:s/>mitogen-activated protein kinase kinase 6, KDM1B <text:s/>- <text:s/>lysine (k)-specific demethylase 1b, ETS1 <text:s/>- <text:s/>v-ets avian erythroblastosis virus e26 oncogene homolog 1, NFATC2 <text:s/>- <text:s/>nuclear factor of activated t-cells, cytoplasmic, calcineurin-dependent 2, MAFB <text:s/>- <text:s/>v-maf avian musculoaponeurotic fibrosarcoma oncogene homolog b, RARA <text:s/>- <text:s/>retinoic acid receptor, alpha, MAPK14 <text:s/>- <text:s/>mitogen-activated protein kinase 14, RAI1 <text:s/>- <text:s/>retinoic acid induced 1, FOXA3 <text:s/>- <text:s/>forkhead box a3, IL25 <text:s/>- <text:s/>interleukin 25, GATA4 <text:s/>- <text:s/>gata binding protein 4, ZBTB14 <text:s/>- <text:s/>zinc finger and btb domain containing 14, FOSB <text:s/>- <text:s/>fbj murine osteosarcoma viral oncogene homolog b, ANXA4 <text:s/>- <text:s/>annexin a4, PRKCH <text:s/>- <text:s/>protein kinase c, eta, UBE2I <text:s/>- <text:s/>ubiquitin-conjugating enzyme e2i, BCL3 <text:s/>- <text:s/>b-cell cll/lymphoma 3, NFAT5 <text:s/>- <text:s/>nuclear factor of activated t-cells 5, tonicity-responsive, PRKCD <text:s/>- <text:s/>protein kinase c, delta]</text:p>
          </table:table-cell>
        </table:table-row>
        <table:table-row table:style-name="ro1">
          <table:table-cell office:value-type="string" calcext:value-type="string">
            <text:p>GO:2000112</text:p>
          </table:table-cell>
          <table:table-cell office:value-type="string" calcext:value-type="string">
            <text:p>regulation of cellular macromolecule biosynthetic process</text:p>
          </table:table-cell>
          <table:table-cell office:value-type="float" office:value="0.000000137" calcext:value-type="float">
            <text:p>0.000000137</text:p>
          </table:table-cell>
          <table:table-cell office:value-type="float" office:value="0.0000405" calcext:value-type="float">
            <text:p>0.0000405</text:p>
          </table:table-cell>
          <table:table-cell office:value-type="float" office:value="1.5" calcext:value-type="float">
            <text:p>1.5</text:p>
          </table:table-cell>
          <table:table-cell office:value-type="float" office:value="13954" calcext:value-type="float">
            <text:p>13954</text:p>
          </table:table-cell>
          <table:table-cell office:value-type="float" office:value="3071" calcext:value-type="float">
            <text:p>3071</text:p>
          </table:table-cell>
          <table:table-cell office:value-type="float" office:value="413" calcext:value-type="float">
            <text:p>41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[SEBOX <text:s/>- <text:s/>sebox homeobox, SIN3A <text:s/>- <text:s/>sin3 transcription regulator family member a, TSC22D4 <text:s/>- <text:s/>tsc22 domain family, member 4, GDNF <text:s/>- <text:s/>glial cell derived neurotrophic factor, ZNF436 <text:s/>- <text:s/>zinc finger protein 436, WWTR1 <text:s/>- <text:s/>ww domain containing transcription regulator 1, PBX3 <text:s/>- <text:s/>pre-b-cell leukemia homeobox 3, ELL2 <text:s/>- <text:s/>elongation factor, rna polymerase ii, 2, PBX1 <text:s/>- <text:s/>pre-b-cell leukemia homeobox 1, BCOR <text:s/>- <text:s/>bcl6 corepressor, ZBTB17 <text:s/>- <text:s/>zinc finger and btb domain containing 17, REL <text:s/>- <text:s/>v-rel avian reticuloendotheliosis viral oncogene homolog, TRPS1 <text:s/>- <text:s/>trichorhinophalangeal syndrome i, VEZF1 <text:s/>- <text:s/>vascular endothelial zinc finger 1, MLLT6 <text:s/>- <text:s/>myeloid/lymphoid or mixed-lineage leukemia (trithorax homolog, drosophila); translocated to, 6, SIRT2 <text:s/>- <text:s/>sirtuin 2, FHOD1 <text:s/>- <text:s/>formin homology 2 domain containing 1, ILF3 <text:s/>- <text:s/>interleukin enhancer binding factor 3, 90kda, ASH1L <text:s/>- <text:s/>ash1 (absent, small, or homeotic)-like (drosophila), SMYD3 <text:s/>- <text:s/>set and mynd domain containing 3, SUFU <text:s/>- <text:s/>suppressor of fused homolog (drosophila), TNIP1 <text:s/>- <text:s/>tnfaip3 interacting protein 1, NR3C2 <text:s/>- <text:s/>nuclear receptor subfamily 3, group c, member 2, FOXJ1 <text:s/>- <text:s/>forkhead box j1, EIF4EBP2 <text:s/>- <text:s/>eukaryotic translation initiation factor 4e binding protein 2, CGGBP1 <text:s/>- <text:s/>cgg triplet repeat binding protein 1, SOX5 <text:s/>- <text:s/>sry (sex determining region y)-box 5, TET3 <text:s/>- <text:s/>tet methylcytosine dioxygenase 3, NLK <text:s/>- <text:s/>nemo-like kinase, LDB1 <text:s/>- <text:s/>lim domain binding 1, CRB2 <text:s/>- <text:s/>crumbs homolog 2 (drosophila), SOX13 <text:s/>- <text:s/>sry (sex determining region y)-box 13, CREB1 <text:s/>- <text:s/>camp responsive element binding protein 1, GDF7 <text:s/>- <text:s/>growth differentiation factor 7, MSC <text:s/>- <text:s/>musculin, CD86 <text:s/>- <text:s/>cd86 molecule, IL6 <text:s/>- <text:s/>interleukin 6 (interferon, beta 2), ASCL3 <text:s/>- <text:s/>achaete-scute complex homolog 3 (drosophila), HOXC10 <text:s/>- <text:s/>homeobox c10, HOXC9 <text:s/>- <text:s/>homeobox c9, PPARGC1B <text:s/>- <text:s/>peroxisome proliferator-activated receptor gamma, coactivator 1 beta, SPEN <text:s/>- <text:s/>spen homolog, transcriptional regulator (drosophila), SUPT16H <text:s/>- <text:s/>suppressor of ty 16 homolog (s. cerevisiae), EEF1A1 <text:s/>- <text:s/>eukaryotic translation elongation factor 1 alpha 1, BBX <text:s/>- <text:s/>bobby sox homolog (drosophila), NTRK3 <text:s/>- <text:s/>neurotrophic tyrosine kinase, receptor, type 3, ARRB1 <text:s/>- <text:s/>arrestin, beta 1, EGR1 <text:s/>- <text:s/>early growth response 1, FGF1 <text:s/>- <text:s/>fibroblast growth factor 1 (acidic), NR4A2 <text:s/>- <text:s/>nuclear receptor subfamily 4, group a, member 2, MYB <text:s/>- <text:s/>v-myb avian myeloblastosis viral oncogene homolog, MEF2D <text:s/>- <text:s/>myocyte enhancer factor 2d, EGF <text:s/>- <text:s/>epidermal growth factor, TBX15 <text:s/>- <text:s/>t-box 15, CXCL10 <text:s/>- <text:s/>chemokine (c-x-c motif) ligand 10, CDKN1A <text:s/>- <text:s/>cyclin-dependent kinase inhibitor 1a (p21, cip1), DENND4A <text:s/>- <text:s/>denn/madd domain containing 4a, C11orf30 <text:s/>- <text:s/>chromosome 11 open reading frame 30, TCF7L2 <text:s/>- <text:s/>transcription factor 7-like 2 (t-cell specific, hmg-box), ARX <text:s/>- <text:s/>aristaless related homeobox, IRF1 <text:s/>- <text:s/>interferon regulatory factor 1, IRF6 <text:s/>- <text:s/>interferon regulatory factor 6, SATB1 <text:s/>- <text:s/>satb homeobox 1, TRAF2 <text:s/>- <text:s/>tnf receptor-associated factor 2, NEURL <text:s/>- <text:s/>neuralized homolog (drosophila), PHOX2B <text:s/>- <text:s/>paired-like homeobox 2b, NFKBIZ <text:s/>- <text:s/>nuclear factor of kappa light polypeptide gene enhancer in b-cells inhibitor, zeta, CDK2 <text:s/>- <text:s/>cyclin-dependent kinase 2, TCEA2 <text:s/>- <text:s/>transcription elongation factor a (sii), 2, SALL2 <text:s/>- <text:s/>sal-like 2 (drosophila), ZBTB1 <text:s/>- <text:s/>zinc finger and btb domain containing 1, CCAR1 <text:s/>- <text:s/>cell division cycle and apoptosis regulator 1, HLX <text:s/>- <text:s/>h2.0-like homeobox, IL23A <text:s/>- <text:s/>interleukin 23, alpha subunit p19, WNT10B <text:s/>- <text:s/>wingless-type mmtv integration site family, member 10b, TLE4 <text:s/>- <text:s/>transducin-like enhancer of split 4 (e(sp1) homolog, drosophila), DICER1 <text:s/>- <text:s/>dicer 1, ribonuclease type iii, SIRT6 <text:s/>- <text:s/>sirtuin 6, NR5A2 <text:s/>- <text:s/>nuclear receptor subfamily 5, group a, member 2, VSX2 <text:s/>- <text:s/>visual system homeobox 2, TNRC6B <text:s/>- <text:s/>trinucleotide repeat containing 6b, VDR <text:s/>- <text:s/>vitamin d (1,25- dihydroxyvitamin d3) receptor, TCEAL8 <text:s/>- <text:s/>transcription elongation factor a (sii)-like 8, CHD4 <text:s/>- <text:s/>chromodomain helicase dna binding protein 4, SKIL <text:s/>- <text:s/>ski-like oncogene, PPP3CA <text:s/>- <text:s/>protein phosphatase 3, catalytic subunit, alpha isozyme, NFKB2 <text:s/>- <text:s/>nuclear factor of kappa light polypeptide gene enhancer in b-cells 2 (p49/p100), MKL1 <text:s/>- <text:s/>megakaryoblastic leukemia (translocation) 1, WNT1 <text:s/>- <text:s/>wingless-type mmtv integration site family, member 1, NFKB1 <text:s/>- <text:s/>nuclear factor of kappa light polypeptide gene enhancer in b-cells 1, GPBP1 <text:s/>- <text:s/>gc-rich promoter binding protein 1, NFKBIB <text:s/>- <text:s/>nuclear factor of kappa light polypeptide gene enhancer in b-cells inhibitor, beta, CBX2 <text:s/>- <text:s/>chromobox homolog 2, FOXP4 <text:s/>- <text:s/>forkhead box p4, EBF4 <text:s/>- <text:s/>early b-cell factor 4, MSX1 <text:s/>- <text:s/>msh homeobox 1, LGR4 <text:s/>- <text:s/>leucine-rich repeat containing g protein-coupled receptor 4, PFN1 <text:s/>- <text:s/>profilin 1, NCOA2 <text:s/>- <text:s/>nuclear receptor coactivator 2, OTP <text:s/>- <text:s/>orthopedia homeobox, TNFAIP3 <text:s/>- <text:s/>tumor necrosis factor, alpha-induced protein 3, TSC22D3 <text:s/>- <text:s/>tsc22 domain family, member 3, ATP2B4 <text:s/>- <text:s/>atpase, ca++ transporting, plasma membrane 4, CYLD <text:s/>- <text:s/>cylindromatosis (turban tumor syndrome), BCL6B <text:s/>- <text:s/>b-cell cll/lymphoma 6, member b, HOXA11 <text:s/>- <text:s/>homeobox a11, NEO1 <text:s/>- <text:s/>neogenin 1, ZBTB25 <text:s/>- <text:s/>zinc finger and btb domain containing 25, EHF <text:s/>- <text:s/>ets homologous factor, STAT5A <text:s/>- <text:s/>signal transducer and activator of transcription 5a, SP6 <text:s/>- <text:s/>sp6 transcription factor, HOXB9 <text:s/>- <text:s/>homeobox b9, STAT6 <text:s/>- <text:s/>signal transducer and activator of transcription 6, interleukin-4 induced, KMT2D <text:s/>- <text:s/>lysine (k)-specific methyltransferase 2d, MORF4L2 <text:s/>- <text:s/>mortality factor 4 like 2, IKZF3 <text:s/>- <text:s/>ikaros family zinc finger 3 (aiolos), YY1AP1 <text:s/>- <text:s/>yy1 associated protein 1, NFATC1 <text:s/>- <text:s/>nuclear factor of activated t-cells, cytoplasmic, calcineurin-dependent 1, MAP2K6 <text:s/>- <text:s/>mitogen-activated protein kinase kinase 6, KDM1B <text:s/>- <text:s/>lysine (k)-specific demethylase 1b, NFATC2 <text:s/>- <text:s/>nuclear factor of activated t-cells, cytoplasmic, calcineurin-dependent 2, ETS1 <text:s/>- <text:s/>v-ets avian erythroblastosis virus e26 oncogene homolog 1, MAFB <text:s/>- <text:s/>v-maf avian musculoaponeurotic fibrosarcoma oncogene homolog b, RARA <text:s/>- <text:s/>retinoic acid receptor, alpha, MAPK14 <text:s/>- <text:s/>mitogen-activated protein kinase 14, FOXA3 <text:s/>- <text:s/>forkhead box a3, RAI1 <text:s/>- <text:s/>retinoic acid induced 1, IL25 <text:s/>- <text:s/>interleukin 25, GATA4 <text:s/>- <text:s/>gata binding protein 4, ZBTB14 <text:s/>- <text:s/>zinc finger and btb domain containing 14, ANXA4 <text:s/>- <text:s/>annexin a4, FOSB <text:s/>- <text:s/>fbj murine osteosarcoma viral oncogene homolog b, PRKCH <text:s/>- <text:s/>protein kinase c, eta, BCL3 <text:s/>- <text:s/>b-cell cll/lymphoma 3, UBE2I <text:s/>- <text:s/>ubiquitin-conjugating enzyme e2i, NFAT5 <text:s/>- <text:s/>nuclear factor of activated t-cells 5, tonicity-responsive]</text:p>
          </table:table-cell>
        </table:table-row>
        <table:table-row table:style-name="ro1">
          <table:table-cell office:value-type="string" calcext:value-type="string">
            <text:p>GO:0044767</text:p>
          </table:table-cell>
          <table:table-cell office:value-type="string" calcext:value-type="string">
            <text:p>single-organism developmental process</text:p>
          </table:table-cell>
          <table:table-cell office:value-type="float" office:value="0.000000153" calcext:value-type="float">
            <text:p>0.000000153</text:p>
          </table:table-cell>
          <table:table-cell office:value-type="float" office:value="0.0000445" calcext:value-type="float">
            <text:p>0.0000445</text:p>
          </table:table-cell>
          <table:table-cell office:value-type="float" office:value="1.45" calcext:value-type="float">
            <text:p>1.45</text:p>
          </table:table-cell>
          <table:table-cell office:value-type="float" office:value="13954" calcext:value-type="float">
            <text:p>13954</text:p>
          </table:table-cell>
          <table:table-cell office:value-type="float" office:value="3463" calcext:value-type="float">
            <text:p>3463</text:p>
          </table:table-cell>
          <table:table-cell office:value-type="float" office:value="413" calcext:value-type="float">
            <text:p>413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[TNFRSF9 <text:s/>- <text:s/>tumor necrosis factor receptor superfamily, member 9, SYPL2 <text:s/>- <text:s/>synaptophysin-like 2, ARFRP1 <text:s/>- <text:s/>adp-ribosylation factor related protein 1, SMC6 <text:s/>- <text:s/>structural maintenance of chromosomes 6, SEBOX <text:s/>- <text:s/>sebox homeobox, SIN3A <text:s/>- <text:s/>sin3 transcription regulator family member a, CNTNAP1 <text:s/>- <text:s/>contactin associated protein 1, GDNF <text:s/>- <text:s/>glial cell derived neurotrophic factor, VANGL2 <text:s/>- <text:s/>vangl planar cell polarity protein 2, WWTR1 <text:s/>- <text:s/>ww domain containing transcription regulator 1, ATP11C <text:s/>- <text:s/>atpase, class vi, type 11c, PBX3 <text:s/>- <text:s/>pre-b-cell leukemia homeobox 3, PBX1 <text:s/>- <text:s/>pre-b-cell leukemia homeobox 1, ZBTB17 <text:s/>- <text:s/>zinc finger and btb domain containing 17, ENO3 <text:s/>- <text:s/>enolase 3 (beta, muscle), BCOR <text:s/>- <text:s/>bcl6 corepressor, TRPS1 <text:s/>- <text:s/>trichorhinophalangeal syndrome i, VEZF1 <text:s/>- <text:s/>vascular endothelial zinc finger 1, SIRT2 <text:s/>- <text:s/>sirtuin 2, ASH1L <text:s/>- <text:s/>ash1 (absent, small, or homeotic)-like (drosophila), PANK2 <text:s/>- <text:s/>pantothenate kinase 2, KREMEN1 <text:s/>- <text:s/>kringle containing transmembrane protein 1, SMYD3 <text:s/>- <text:s/>set and mynd domain containing 3, SUFU <text:s/>- <text:s/>suppressor of fused homolog (drosophila), FOXJ1 <text:s/>- <text:s/>forkhead box j1, BDNF <text:s/>- <text:s/>brain-derived neurotrophic factor, PLP1 <text:s/>- <text:s/>proteolipid protein 1, RAP2C <text:s/>- <text:s/>rap2c, member of ras oncogene family, MEGF11 <text:s/>- <text:s/>multiple egf-like-domains 11, SOX5 <text:s/>- <text:s/>sry (sex determining region y)-box 5, CXCR5 <text:s/>- <text:s/>chemokine (c-x-c motif) receptor 5, LDB1 <text:s/>- <text:s/>lim domain binding 1, CRB2 <text:s/>- <text:s/>crumbs homolog 2 (drosophila), CREB1 <text:s/>- <text:s/>camp responsive element binding protein 1, MSC <text:s/>- <text:s/>musculin, FGR <text:s/>- <text:s/>feline gardner-rasheed sarcoma viral oncogene homolog, GDF7 <text:s/>- <text:s/>growth differentiation factor 7, DOCK10 <text:s/>- <text:s/>dedicator of cytokinesis 10, CD86 <text:s/>- <text:s/>cd86 molecule, HOXC10 <text:s/>- <text:s/>homeobox c10, IL6 <text:s/>- <text:s/>interleukin 6 (interferon, beta 2), LLGL1 <text:s/>- <text:s/>lethal giant larvae homolog 1 (drosophila), HOXC9 <text:s/>- <text:s/>homeobox c9, PPARGC1B <text:s/>- <text:s/>peroxisome proliferator-activated receptor gamma, coactivator 1 beta, ITGA5 <text:s/>- <text:s/>integrin, alpha 5 (fibronectin receptor, alpha polypeptide), GADD45B <text:s/>- <text:s/>growth arrest and dna-damage-inducible, beta, BBX <text:s/>- <text:s/>bobby sox homolog (drosophila), MYH9 <text:s/>- <text:s/>myosin, heavy chain 9, non-muscle, NTRK3 <text:s/>- <text:s/>neurotrophic tyrosine kinase, receptor, type 3, FGF1 <text:s/>- <text:s/>fibroblast growth factor 1 (acidic), EGR1 <text:s/>- <text:s/>early growth response 1, RAB10 <text:s/>- <text:s/>rab10, member ras oncogene family, NR4A2 <text:s/>- <text:s/>nuclear receptor subfamily 4, group a, member 2, MEF2D <text:s/>- <text:s/>myocyte enhancer factor 2d, EGF <text:s/>- <text:s/>epidermal growth factor, PTHLH <text:s/>- <text:s/>parathyroid hormone-like hormone, PTH1R <text:s/>- <text:s/>parathyroid hormone 1 receptor, CDK6 <text:s/>- <text:s/>cyclin-dependent kinase 6, TBX15 <text:s/>- <text:s/>t-box 15, CDKN1A <text:s/>- <text:s/>cyclin-dependent kinase inhibitor 1a (p21, cip1), CXCL10 <text:s/>- <text:s/>chemokine (c-x-c motif) ligand 10, MYOZ1 <text:s/>- <text:s/>myozenin 1, PTPN3 <text:s/>- <text:s/>protein tyrosine phosphatase, non-receptor type 3, LRG1 <text:s/>- <text:s/>leucine-rich alpha-2-glycoprotein 1, TCF7L2 <text:s/>- <text:s/>transcription factor 7-like 2 (t-cell specific, hmg-box), ARX <text:s/>- <text:s/>aristaless related homeobox, NDNF <text:s/>- <text:s/>neuron-derived neurotrophic factor, CDH5 <text:s/>- <text:s/>cadherin 5, type 2 (vascular endothelium), IRF1 <text:s/>- <text:s/>interferon regulatory factor 1, IRF6 <text:s/>- <text:s/>interferon regulatory factor 6, SATB1 <text:s/>- <text:s/>satb homeobox 1, NEURL <text:s/>- <text:s/>neuralized homolog (drosophila), PHOX2B <text:s/>- <text:s/>paired-like homeobox 2b, COL27A1 <text:s/>- <text:s/>collagen, type xxvii, alpha 1, IL1RAPL1 <text:s/>- <text:s/>interleukin 1 receptor accessory protein-like 1, SMPD3 <text:s/>- <text:s/>sphingomyelin phosphodiesterase 3, neutral membrane (neutral sphingomyelinase ii), CDK2 <text:s/>- <text:s/>cyclin-dependent kinase 2, SALL2 <text:s/>- <text:s/>sal-like 2 (drosophila), TMEM2 <text:s/>- <text:s/>transmembrane protein 2, KREMEN2 <text:s/>- <text:s/>kringle containing transmembrane protein 2, CHODL <text:s/>- <text:s/>chondrolectin, AKT3 <text:s/>- <text:s/>v-akt murine thymoma viral oncogene homolog 3, ATP2B2 <text:s/>- <text:s/>atpase, ca++ transporting, plasma membrane 2, ZBTB1 <text:s/>- <text:s/>zinc finger and btb domain containing 1, FREM2 <text:s/>- <text:s/>fras1 related extracellular matrix protein 2, IGSF9 <text:s/>- <text:s/>immunoglobulin superfamily, member 9, HLX <text:s/>- <text:s/>h2.0-like homeobox, SEMA4A <text:s/>- <text:s/>sema domain, immunoglobulin domain (ig), transmembrane domain (tm) and short cytoplasmic domain, (semaphorin) 4a, WNT10B <text:s/>- <text:s/>wingless-type mmtv integration site family, member 10b, MAP6 <text:s/>- <text:s/>microtubule-associated protein 6, DICER1 <text:s/>- <text:s/>dicer 1, ribonuclease type iii, NR5A2 <text:s/>- <text:s/>nuclear receptor subfamily 5, group a, member 2, SIRT6 <text:s/>- <text:s/>sirtuin 6, VSX2 <text:s/>- <text:s/>visual system homeobox 2, VDR <text:s/>- <text:s/>vitamin d (1,25- dihydroxyvitamin d3) receptor, BECN1 <text:s/>- <text:s/>beclin 1, autophagy related, SKIL <text:s/>- <text:s/>ski-like oncogene, PPP3CA <text:s/>- <text:s/>protein phosphatase 3, catalytic subunit, alpha isozyme, NFKB2 <text:s/>- <text:s/>nuclear factor of kappa light polypeptide gene enhancer in b-cells 2 (p49/p100), WNT1 <text:s/>- <text:s/>wingless-type mmtv integration site family, member 1, MKL1 <text:s/>- <text:s/>megakaryoblastic leukemia (translocation) 1, CBX2 <text:s/>- <text:s/>chromobox homolog 2, SLC39A1 <text:s/>- <text:s/>solute carrier family 39 (zinc transporter), member 1, EBF4 <text:s/>- <text:s/>early b-cell factor 4, OTP <text:s/>- <text:s/>orthopedia homeobox, MSX1 <text:s/>- <text:s/>msh homeobox 1, LGR4 <text:s/>- <text:s/>leucine-rich repeat containing g protein-coupled receptor 4, PFN1 <text:s/>- <text:s/>profilin 1, VCAM1 <text:s/>- <text:s/>vascular cell adhesion molecule 1, ATP2B4 <text:s/>- <text:s/>atpase, ca++ transporting, plasma membrane 4, CYLD <text:s/>- <text:s/>cylindromatosis (turban tumor syndrome), BICC1 <text:s/>- <text:s/>bicaudal c homolog 1 (drosophila), STK4 <text:s/>- <text:s/>serine/threonine kinase 4, GRK5 <text:s/>- <text:s/>g protein-coupled receptor kinase 5, FFAR2 <text:s/>- <text:s/>free fatty acid receptor 2, HOXA11 <text:s/>- <text:s/>homeobox a11, SMOC1 <text:s/>- <text:s/>sparc related modular calcium binding 1, LRP2 <text:s/>- <text:s/>low density lipoprotein receptor-related protein 2, LRFN1 <text:s/>- <text:s/>leucine rich repeat and fibronectin type iii domain containing 1, EHF <text:s/>- <text:s/>ets homologous factor, WNT10A <text:s/>- <text:s/>wingless-type mmtv integration site family, member 10a, FBXW4 <text:s/>- <text:s/>f-box and wd repeat domain containing 4, STAT6 <text:s/>- <text:s/>signal transducer and activator of transcription 6, interleukin-4 induced, B2M <text:s/>- <text:s/>beta-2-microglobulin, HOXB9 <text:s/>- <text:s/>homeobox b9, KMT2D <text:s/>- <text:s/>lysine (k)-specific methyltransferase 2d, TAGLN2 <text:s/>- <text:s/>transgelin 2, YY1AP1 <text:s/>- <text:s/>yy1 associated protein 1, TYRO3 <text:s/>- <text:s/>tyro3 protein tyrosine kinase, KDM1B <text:s/>- <text:s/>lysine (k)-specific demethylase 1b, ETS1 <text:s/>- <text:s/>v-ets avian erythroblastosis virus e26 oncogene homolog 1, ITPK1 <text:s/>- <text:s/>inositol-tetrakisphosphate 1-kinase, NFATC2 <text:s/>- <text:s/>nuclear factor of activated t-cells, cytoplasmic, calcineurin-dependent 2, MAFB <text:s/>- <text:s/>v-maf avian musculoaponeurotic fibrosarcoma oncogene homolog b, RARA <text:s/>- <text:s/>retinoic acid receptor, alpha, MAPK14 <text:s/>- <text:s/>mitogen-activated protein kinase 14, CSF1 <text:s/>- <text:s/>colony stimulating factor 1 (macrophage), FOXA3 <text:s/>- <text:s/>forkhead box a3, IL25 <text:s/>- <text:s/>interleukin 25, GATA4 <text:s/>- <text:s/>gata binding protein 4, ZBTB14 <text:s/>- <text:s/>zinc finger and btb domain containing 14, EPHB1 <text:s/>- <text:s/>eph receptor b1, FERMT2 <text:s/>- <text:s/>fermitin family member 2, ANXA4 <text:s/>- <text:s/>annexin a4, MYADM <text:s/>- <text:s/>myeloid-associated differentiation marker, BCL3 <text:s/>- <text:s/>b-cell cll/lymphoma 3, PRKCD <text:s/>- <text:s/>protein kinase c, delta, VCAN <text:s/>- <text:s/>versican, LSR <text:s/>- <text:s/>lipolysis stimulated lipoprotein receptor]</text:p>
          </table:table-cell>
        </table:table-row>
        <table:table-row table:style-name="ro1">
          <table:table-cell office:value-type="string" calcext:value-type="string">
            <text:p>GO:0009889</text:p>
          </table:table-cell>
          <table:table-cell office:value-type="string" calcext:value-type="string">
            <text:p>regulation of biosynthetic process</text:p>
          </table:table-cell>
          <table:table-cell office:value-type="float" office:value="0.000000155" calcext:value-type="float">
            <text:p>0.000000155</text:p>
          </table:table-cell>
          <table:table-cell office:value-type="float" office:value="0.0000442" calcext:value-type="float">
            <text:p>0.0000442</text:p>
          </table:table-cell>
          <table:table-cell office:value-type="float" office:value="1.47" calcext:value-type="float">
            <text:p>1.47</text:p>
          </table:table-cell>
          <table:table-cell office:value-type="float" office:value="13954" calcext:value-type="float">
            <text:p>13954</text:p>
          </table:table-cell>
          <table:table-cell office:value-type="float" office:value="3344" calcext:value-type="float">
            <text:p>3344</text:p>
          </table:table-cell>
          <table:table-cell office:value-type="float" office:value="413" calcext:value-type="float">
            <text:p>413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[SEBOX <text:s/>- <text:s/>sebox homeobox, SIN3A <text:s/>- <text:s/>sin3 transcription regulator family member a, TSC22D4 <text:s/>- <text:s/>tsc22 domain family, member 4, GDNF <text:s/>- <text:s/>glial cell derived neurotrophic factor, ZNF436 <text:s/>- <text:s/>zinc finger protein 436, WWTR1 <text:s/>- <text:s/>ww domain containing transcription regulator 1, PBX3 <text:s/>- <text:s/>pre-b-cell leukemia homeobox 3, ELL2 <text:s/>- <text:s/>elongation factor, rna polymerase ii, 2, PBX1 <text:s/>- <text:s/>pre-b-cell leukemia homeobox 1, ZBTB17 <text:s/>- <text:s/>zinc finger and btb domain containing 17, BCOR <text:s/>- <text:s/>bcl6 corepressor, REL <text:s/>- <text:s/>v-rel avian reticuloendotheliosis viral oncogene homolog, TRPS1 <text:s/>- <text:s/>trichorhinophalangeal syndrome i, VEZF1 <text:s/>- <text:s/>vascular endothelial zinc finger 1, MLLT6 <text:s/>- <text:s/>myeloid/lymphoid or mixed-lineage leukemia (trithorax homolog, drosophila); translocated to, 6, SIRT2 <text:s/>- <text:s/>sirtuin 2, ILF3 <text:s/>- <text:s/>interleukin enhancer binding factor 3, 90kda, FHOD1 <text:s/>- <text:s/>formin homology 2 domain containing 1, ASH1L <text:s/>- <text:s/>ash1 (absent, small, or homeotic)-like (drosophila), SMYD3 <text:s/>- <text:s/>set and mynd domain containing 3, TNIP1 <text:s/>- <text:s/>tnfaip3 interacting protein 1, SUFU <text:s/>- <text:s/>suppressor of fused homolog (drosophila), FOXJ1 <text:s/>- <text:s/>forkhead box j1, NR3C2 <text:s/>- <text:s/>nuclear receptor subfamily 3, group c, member 2, EIF4EBP2 <text:s/>- <text:s/>eukaryotic translation initiation factor 4e binding protein 2, RAP2C <text:s/>- <text:s/>rap2c, member of ras oncogene family, CGGBP1 <text:s/>- <text:s/>cgg triplet repeat binding protein 1, SOX5 <text:s/>- <text:s/>sry (sex determining region y)-box 5, TET3 <text:s/>- <text:s/>tet methylcytosine dioxygenase 3, NLK <text:s/>- <text:s/>nemo-like kinase, LDB1 <text:s/>- <text:s/>lim domain binding 1, CRB2 <text:s/>- <text:s/>crumbs homolog 2 (drosophila), SOX13 <text:s/>- <text:s/>sry (sex determining region y)-box 13, CREB1 <text:s/>- <text:s/>camp responsive element binding protein 1, MSC <text:s/>- <text:s/>musculin, GDF7 <text:s/>- <text:s/>growth differentiation factor 7, CD86 <text:s/>- <text:s/>cd86 molecule, ASCL3 <text:s/>- <text:s/>achaete-scute complex homolog 3 (drosophila), HOXC10 <text:s/>- <text:s/>homeobox c10, IL6 <text:s/>- <text:s/>interleukin 6 (interferon, beta 2), HOXC9 <text:s/>- <text:s/>homeobox c9, PPARGC1B <text:s/>- <text:s/>peroxisome proliferator-activated receptor gamma, coactivator 1 beta, SPEN <text:s/>- <text:s/>spen homolog, transcriptional regulator (drosophila), SUPT16H <text:s/>- <text:s/>suppressor of ty 16 homolog (s. cerevisiae), EEF1A1 <text:s/>- <text:s/>eukaryotic translation elongation factor 1 alpha 1, BBX <text:s/>- <text:s/>bobby sox homolog (drosophila), ARRB1 <text:s/>- <text:s/>arrestin, beta 1, NTRK3 <text:s/>- <text:s/>neurotrophic tyrosine kinase, receptor, type 3, FGF1 <text:s/>- <text:s/>fibroblast growth factor 1 (acidic), EGR1 <text:s/>- <text:s/>early growth response 1, MYB <text:s/>- <text:s/>v-myb avian myeloblastosis viral oncogene homolog, NR4A2 <text:s/>- <text:s/>nuclear receptor subfamily 4, group a, member 2, MEF2D <text:s/>- <text:s/>myocyte enhancer factor 2d, EGF <text:s/>- <text:s/>epidermal growth factor, PTHLH <text:s/>- <text:s/>parathyroid hormone-like hormone, PTH1R <text:s/>- <text:s/>parathyroid hormone 1 receptor, TBX15 <text:s/>- <text:s/>t-box 15, AKAP6 <text:s/>- <text:s/>a kinase (prka) anchor protein 6, CDKN1A <text:s/>- <text:s/>cyclin-dependent kinase inhibitor 1a (p21, cip1), CXCL10 <text:s/>- <text:s/>chemokine (c-x-c motif) ligand 10, DENND4A <text:s/>- <text:s/>denn/madd domain containing 4a, C11orf30 <text:s/>- <text:s/>chromosome 11 open reading frame 30, TCF7L2 <text:s/>- <text:s/>transcription factor 7-like 2 (t-cell specific, hmg-box), ARX <text:s/>- <text:s/>aristaless related homeobox, IRF1 <text:s/>- <text:s/>interferon regulatory factor 1, IRF6 <text:s/>- <text:s/>interferon regulatory factor 6, SATB1 <text:s/>- <text:s/>satb homeobox 1, TRAF2 <text:s/>- <text:s/>tnf receptor-associated factor 2, NEURL <text:s/>- <text:s/>neuralized homolog (drosophila), PHOX2B <text:s/>- <text:s/>paired-like homeobox 2b, NFKBIZ <text:s/>- <text:s/>nuclear factor of kappa light polypeptide gene enhancer in b-cells inhibitor, zeta, SMPD3 <text:s/>- <text:s/>sphingomyelin phosphodiesterase 3, neutral membrane (neutral sphingomyelinase ii), TCEA2 <text:s/>- <text:s/>transcription elongation factor a (sii), 2, CDK2 <text:s/>- <text:s/>cyclin-dependent kinase 2, SALL2 <text:s/>- <text:s/>sal-like 2 (drosophila), NOS2 <text:s/>- <text:s/>nitric oxide synthase 2, inducible, ZBTB1 <text:s/>- <text:s/>zinc finger and btb domain containing 1, CCAR1 <text:s/>- <text:s/>cell division cycle and apoptosis regulator 1, HLX <text:s/>- <text:s/>h2.0-like homeobox, WNT10B <text:s/>- <text:s/>wingless-type mmtv integration site family, member 10b, IL23A <text:s/>- <text:s/>interleukin 23, alpha subunit p19, TLE4 <text:s/>- <text:s/>transducin-like enhancer of split 4 (e(sp1) homolog, drosophila), DICER1 <text:s/>- <text:s/>dicer 1, ribonuclease type iii, NR5A2 <text:s/>- <text:s/>nuclear receptor subfamily 5, group a, member 2, SIRT6 <text:s/>- <text:s/>sirtuin 6, VSX2 <text:s/>- <text:s/>visual system homeobox 2, TNRC6B <text:s/>- <text:s/>trinucleotide repeat containing 6b, VDR <text:s/>- <text:s/>vitamin d (1,25- dihydroxyvitamin d3) receptor, TCEAL8 <text:s/>- <text:s/>transcription elongation factor a (sii)-like 8, CHD4 <text:s/>- <text:s/>chromodomain helicase dna binding protein 4, SKIL <text:s/>- <text:s/>ski-like oncogene, PPP3CA <text:s/>- <text:s/>protein phosphatase 3, catalytic subunit, alpha isozyme, NFKB2 <text:s/>- <text:s/>nuclear factor of kappa light polypeptide gene enhancer in b-cells 2 (p49/p100), WNT1 <text:s/>- <text:s/>wingless-type mmtv integration site family, member 1, MKL1 <text:s/>- <text:s/>megakaryoblastic leukemia (translocation) 1, CCDC3 <text:s/>- <text:s/>coiled-coil domain containing 3, NFKB1 <text:s/>- <text:s/>nuclear factor of kappa light polypeptide gene enhancer in b-cells 1, TRIB2 <text:s/>- <text:s/>tribbles homolog 2 (drosophila), GPBP1 <text:s/>- <text:s/>gc-rich promoter binding protein 1, NFKBIB <text:s/>- <text:s/>nuclear factor of kappa light polypeptide gene enhancer in b-cells inhibitor, beta, CBX2 <text:s/>- <text:s/>chromobox homolog 2, FOXP4 <text:s/>- <text:s/>forkhead box p4, EBF4 <text:s/>- <text:s/>early b-cell factor 4, TNFAIP3 <text:s/>- <text:s/>tumor necrosis factor, alpha-induced protein 3, OTP <text:s/>- <text:s/>orthopedia homeobox, NCOA2 <text:s/>- <text:s/>nuclear receptor coactivator 2, MSX1 <text:s/>- <text:s/>msh homeobox 1, PFN1 <text:s/>- <text:s/>profilin 1, LGR4 <text:s/>- <text:s/>leucine-rich repeat containing g protein-coupled receptor 4, TSC22D3 <text:s/>- <text:s/>tsc22 domain family, member 3, ATP2B4 <text:s/>- <text:s/>atpase, ca++ transporting, plasma membrane 4, CYLD <text:s/>- <text:s/>cylindromatosis (turban tumor syndrome), BCL6B <text:s/>- <text:s/>b-cell cll/lymphoma 6, member b, HOXA11 <text:s/>- <text:s/>homeobox a11, NEO1 <text:s/>- <text:s/>neogenin 1, ZBTB25 <text:s/>- <text:s/>zinc finger and btb domain containing 25, EHF <text:s/>- <text:s/>ets homologous factor, STAT5A <text:s/>- <text:s/>signal transducer and activator of transcription 5a, SP6 <text:s/>- <text:s/>sp6 transcription factor, STAT6 <text:s/>- <text:s/>signal transducer and activator of transcription 6, interleukin-4 induced, HOXB9 <text:s/>- <text:s/>homeobox b9, KMT2D <text:s/>- <text:s/>lysine (k)-specific methyltransferase 2d, MORF4L2 <text:s/>- <text:s/>mortality factor 4 like 2, IKZF3 <text:s/>- <text:s/>ikaros family zinc finger 3 (aiolos), YY1AP1 <text:s/>- <text:s/>yy1 associated protein 1, NFATC1 <text:s/>- <text:s/>nuclear factor of activated t-cells, cytoplasmic, calcineurin-dependent 1, MAP2K6 <text:s/>- <text:s/>mitogen-activated protein kinase kinase 6, KDM1B <text:s/>- <text:s/>lysine (k)-specific demethylase 1b, ETS1 <text:s/>- <text:s/>v-ets avian erythroblastosis virus e26 oncogene homolog 1, NFATC2 <text:s/>- <text:s/>nuclear factor of activated t-cells, cytoplasmic, calcineurin-dependent 2, MAFB <text:s/>- <text:s/>v-maf avian musculoaponeurotic fibrosarcoma oncogene homolog b, RARA <text:s/>- <text:s/>retinoic acid receptor, alpha, MAPK14 <text:s/>- <text:s/>mitogen-activated protein kinase 14, RAI1 <text:s/>- <text:s/>retinoic acid induced 1, FOXA3 <text:s/>- <text:s/>forkhead box a3, IL25 <text:s/>- <text:s/>interleukin 25, GATA4 <text:s/>- <text:s/>gata binding protein 4, ZBTB14 <text:s/>- <text:s/>zinc finger and btb domain containing 14, FOSB <text:s/>- <text:s/>fbj murine osteosarcoma viral oncogene homolog b, ANXA4 <text:s/>- <text:s/>annexin a4, PRKCH <text:s/>- <text:s/>protein kinase c, eta, UBE2I <text:s/>- <text:s/>ubiquitin-conjugating enzyme e2i, BCL3 <text:s/>- <text:s/>b-cell cll/lymphoma 3, NFAT5 <text:s/>- <text:s/>nuclear factor of activated t-cells 5, tonicity-responsive, PRKCD <text:s/>- <text:s/>protein kinase c, delta]</text:p>
          </table:table-cell>
        </table:table-row>
        <table:table-row table:style-name="ro1">
          <table:table-cell office:value-type="string" calcext:value-type="string">
            <text:p>GO:0009891</text:p>
          </table:table-cell>
          <table:table-cell office:value-type="string" calcext:value-type="string">
            <text:p>positive regulation of biosynthetic process</text:p>
          </table:table-cell>
          <table:table-cell office:value-type="float" office:value="0.000000172" calcext:value-type="float">
            <text:p>0.000000172</text:p>
          </table:table-cell>
          <table:table-cell office:value-type="float" office:value="0.0000481" calcext:value-type="float">
            <text:p>0.0000481</text:p>
          </table:table-cell>
          <table:table-cell office:value-type="float" office:value="1.79" calcext:value-type="float">
            <text:p>1.79</text:p>
          </table:table-cell>
          <table:table-cell office:value-type="float" office:value="13954" calcext:value-type="float">
            <text:p>13954</text:p>
          </table:table-cell>
          <table:table-cell office:value-type="float" office:value="1493" calcext:value-type="float">
            <text:p>1493</text:p>
          </table:table-cell>
          <table:table-cell office:value-type="float" office:value="413" calcext:value-type="float">
            <text:p>41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[NOS2 <text:s/>- <text:s/>nitric oxide synthase 2, inducible, SIN3A <text:s/>- <text:s/>sin3 transcription regulator family member a, GDNF <text:s/>- <text:s/>glial cell derived neurotrophic factor, IL23A <text:s/>- <text:s/>interleukin 23, alpha subunit p19, WWTR1 <text:s/>- <text:s/>ww domain containing transcription regulator 1, WNT10B <text:s/>- <text:s/>wingless-type mmtv integration site family, member 10b, PBX3 <text:s/>- <text:s/>pre-b-cell leukemia homeobox 3, PBX1 <text:s/>- <text:s/>pre-b-cell leukemia homeobox 1, ZBTB17 <text:s/>- <text:s/>zinc finger and btb domain containing 17, REL <text:s/>- <text:s/>v-rel avian reticuloendotheliosis viral oncogene homolog, TRPS1 <text:s/>- <text:s/>trichorhinophalangeal syndrome i, NR5A2 <text:s/>- <text:s/>nuclear receptor subfamily 5, group a, member 2, SIRT2 <text:s/>- <text:s/>sirtuin 2, FHOD1 <text:s/>- <text:s/>formin homology 2 domain containing 1, ILF3 <text:s/>- <text:s/>interleukin enhancer binding factor 3, 90kda, ASH1L <text:s/>- <text:s/>ash1 (absent, small, or homeotic)-like (drosophila), VDR <text:s/>- <text:s/>vitamin d (1,25- dihydroxyvitamin d3) receptor, SMYD3 <text:s/>- <text:s/>set and mynd domain containing 3, TNIP1 <text:s/>- <text:s/>tnfaip3 interacting protein 1, FOXJ1 <text:s/>- <text:s/>forkhead box j1, PPP3CA <text:s/>- <text:s/>protein phosphatase 3, catalytic subunit, alpha isozyme, NFKB2 <text:s/>- <text:s/>nuclear factor of kappa light polypeptide gene enhancer in b-cells 2 (p49/p100), MKL1 <text:s/>- <text:s/>megakaryoblastic leukemia (translocation) 1, WNT1 <text:s/>- <text:s/>wingless-type mmtv integration site family, member 1, NFKB1 <text:s/>- <text:s/>nuclear factor of kappa light polypeptide gene enhancer in b-cells 1, CCDC3 <text:s/>- <text:s/>coiled-coil domain containing 3, TET3 <text:s/>- <text:s/>tet methylcytosine dioxygenase 3, GPBP1 <text:s/>- <text:s/>gc-rich promoter binding protein 1, MSX1 <text:s/>- <text:s/>msh homeobox 1, LGR4 <text:s/>- <text:s/>leucine-rich repeat containing g protein-coupled receptor 4, PFN1 <text:s/>- <text:s/>profilin 1, NCOA2 <text:s/>- <text:s/>nuclear receptor coactivator 2, LDB1 <text:s/>- <text:s/>lim domain binding 1, CREB1 <text:s/>- <text:s/>camp responsive element binding protein 1, GDF7 <text:s/>- <text:s/>growth differentiation factor 7, CD86 <text:s/>- <text:s/>cd86 molecule, HOXC10 <text:s/>- <text:s/>homeobox c10, IL6 <text:s/>- <text:s/>interleukin 6 (interferon, beta 2), PPARGC1B <text:s/>- <text:s/>peroxisome proliferator-activated receptor gamma, coactivator 1 beta, HOXA11 <text:s/>- <text:s/>homeobox a11, SUPT16H <text:s/>- <text:s/>suppressor of ty 16 homolog (s. cerevisiae), EHF <text:s/>- <text:s/>ets homologous factor, ARRB1 <text:s/>- <text:s/>arrestin, beta 1, HOXB9 <text:s/>- <text:s/>homeobox b9, STAT6 <text:s/>- <text:s/>signal transducer and activator of transcription 6, interleukin-4 induced, FGF1 <text:s/>- <text:s/>fibroblast growth factor 1 (acidic), EGR1 <text:s/>- <text:s/>early growth response 1, KMT2D <text:s/>- <text:s/>lysine (k)-specific methyltransferase 2d, MORF4L2 <text:s/>- <text:s/>mortality factor 4 like 2, NR4A2 <text:s/>- <text:s/>nuclear receptor subfamily 4, group a, member 2, MYB <text:s/>- <text:s/>v-myb avian myeloblastosis viral oncogene homolog, IKZF3 <text:s/>- <text:s/>ikaros family zinc finger 3 (aiolos), MEF2D <text:s/>- <text:s/>myocyte enhancer factor 2d, NFATC1 <text:s/>- <text:s/>nuclear factor of activated t-cells, cytoplasmic, calcineurin-dependent 1, EGF <text:s/>- <text:s/>epidermal growth factor, MAP2K6 <text:s/>- <text:s/>mitogen-activated protein kinase kinase 6, PTHLH <text:s/>- <text:s/>parathyroid hormone-like hormone, NFATC2 <text:s/>- <text:s/>nuclear factor of activated t-cells, cytoplasmic, calcineurin-dependent 2, ETS1 <text:s/>- <text:s/>v-ets avian erythroblastosis virus e26 oncogene homolog 1, PTH1R <text:s/>- <text:s/>parathyroid hormone 1 receptor, MAFB <text:s/>- <text:s/>v-maf avian musculoaponeurotic fibrosarcoma oncogene homolog b, RARA <text:s/>- <text:s/>retinoic acid receptor, alpha, MAPK14 <text:s/>- <text:s/>mitogen-activated protein kinase 14, FOXA3 <text:s/>- <text:s/>forkhead box a3, RAI1 <text:s/>- <text:s/>retinoic acid induced 1, IL25 <text:s/>- <text:s/>interleukin 25, GATA4 <text:s/>- <text:s/>gata binding protein 4, CXCL10 <text:s/>- <text:s/>chemokine (c-x-c motif) ligand 10, FOSB <text:s/>- <text:s/>fbj murine osteosarcoma viral oncogene homolog b, TCF7L2 <text:s/>- <text:s/>transcription factor 7-like 2 (t-cell specific, hmg-box), BCL3 <text:s/>- <text:s/>b-cell cll/lymphoma 3, IRF1 <text:s/>- <text:s/>interferon regulatory factor 1, IRF6 <text:s/>- <text:s/>interferon regulatory factor 6, PRKCD <text:s/>- <text:s/>protein kinase c, delta, NFAT5 <text:s/>- <text:s/>nuclear factor of activated t-cells 5, tonicity-responsive, PHOX2B <text:s/>- <text:s/>paired-like homeobox 2b, SMPD3 <text:s/>- <text:s/>sphingomyelin phosphodiesterase 3, neutral membrane (neutral sphingomyelinase ii), TCEA2 <text:s/>- <text:s/>transcription elongation factor a (sii), 2, CDK2 <text:s/>- <text:s/>cyclin-dependent kinase 2]</text:p>
          </table:table-cell>
        </table:table-row>
        <table:table-row table:style-name="ro1">
          <table:table-cell office:value-type="string" calcext:value-type="string">
            <text:p>GO:2000516</text:p>
          </table:table-cell>
          <table:table-cell office:value-type="string" calcext:value-type="string">
            <text:p>positive regulation of CD4-positive, alpha-beta T cell activation</text:p>
          </table:table-cell>
          <table:table-cell office:value-type="float" office:value="0.000000183" calcext:value-type="float">
            <text:p>0.000000183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11.75" calcext:value-type="float">
            <text:p>11.75</text:p>
          </table:table-cell>
          <table:table-cell office:value-type="float" office:value="13954" calcext:value-type="float">
            <text:p>13954</text:p>
          </table:table-cell>
          <table:table-cell office:value-type="float" office:value="23" calcext:value-type="float">
            <text:p>23</text:p>
          </table:table-cell>
          <table:table-cell office:value-type="float" office:value="413" calcext:value-type="float">
            <text:p>4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IL23A <text:s/>- <text:s/>interleukin 23, alpha subunit p19, MYB <text:s/>- <text:s/>v-myb avian myeloblastosis viral oncogene homolog, SASH3 <text:s/>- <text:s/>sam and sh3 domain containing 3, CD83 <text:s/>- <text:s/>cd83 molecule, CD86 <text:s/>- <text:s/>cd86 molecule, RARA <text:s/>- <text:s/>retinoic acid receptor, alpha, IL6 <text:s/>- <text:s/>interleukin 6 (interferon, beta 2), HLX <text:s/>- <text:s/>h2.0-like homeobox]</text:p>
          </table:table-cell>
        </table:table-row>
        <table:table-row table:style-name="ro1">
          <table:table-cell office:value-type="string" calcext:value-type="string">
            <text:p>GO:0031325</text:p>
          </table:table-cell>
          <table:table-cell office:value-type="string" calcext:value-type="string">
            <text:p>positive regulation of cellular metabolic process</text:p>
          </table:table-cell>
          <table:table-cell office:value-type="float" office:value="0.000000186" calcext:value-type="float">
            <text:p>0.000000186</text:p>
          </table:table-cell>
          <table:table-cell office:value-type="float" office:value="0.0000501" calcext:value-type="float">
            <text:p>0.0000501</text:p>
          </table:table-cell>
          <table:table-cell office:value-type="float" office:value="1.58" calcext:value-type="float">
            <text:p>1.58</text:p>
          </table:table-cell>
          <table:table-cell office:value-type="float" office:value="13954" calcext:value-type="float">
            <text:p>13954</text:p>
          </table:table-cell>
          <table:table-cell office:value-type="float" office:value="2394" calcext:value-type="float">
            <text:p>2394</text:p>
          </table:table-cell>
          <table:table-cell office:value-type="float" office:value="413" calcext:value-type="float">
            <text:p>41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[SYMPK <text:s/>- <text:s/>symplekin, SIN3A <text:s/>- <text:s/>sin3 transcription regulator family member a, GDNF <text:s/>- <text:s/>glial cell derived neurotrophic factor, VANGL2 <text:s/>- <text:s/>vangl planar cell polarity protein 2, WWTR1 <text:s/>- <text:s/>ww domain containing transcription regulator 1, PBX3 <text:s/>- <text:s/>pre-b-cell leukemia homeobox 3, PBX1 <text:s/>- <text:s/>pre-b-cell leukemia homeobox 1, ZBTB17 <text:s/>- <text:s/>zinc finger and btb domain containing 17, REL <text:s/>- <text:s/>v-rel avian reticuloendotheliosis viral oncogene homolog, TRPS1 <text:s/>- <text:s/>trichorhinophalangeal syndrome i, TBC1D10A <text:s/>- <text:s/>tbc1 domain family, member 10a, SIRT2 <text:s/>- <text:s/>sirtuin 2, ILF3 <text:s/>- <text:s/>interleukin enhancer binding factor 3, 90kda, FHOD1 <text:s/>- <text:s/>formin homology 2 domain containing 1, ASH1L <text:s/>- <text:s/>ash1 (absent, small, or homeotic)-like (drosophila), SMYD3 <text:s/>- <text:s/>set and mynd domain containing 3, TNIP1 <text:s/>- <text:s/>tnfaip3 interacting protein 1, FOXJ1 <text:s/>- <text:s/>forkhead box j1, RAP2C <text:s/>- <text:s/>rap2c, member of ras oncogene family, APLF <text:s/>- <text:s/>aprataxin and pnkp like factor, TET3 <text:s/>- <text:s/>tet methylcytosine dioxygenase 3, LDB1 <text:s/>- <text:s/>lim domain binding 1, CREB1 <text:s/>- <text:s/>camp responsive element binding protein 1, GDF7 <text:s/>- <text:s/>growth differentiation factor 7, RSPO1 <text:s/>- <text:s/>r-spondin 1, FGR <text:s/>- <text:s/>feline gardner-rasheed sarcoma viral oncogene homolog, CD86 <text:s/>- <text:s/>cd86 molecule, HOXC10 <text:s/>- <text:s/>homeobox c10, IL6 <text:s/>- <text:s/>interleukin 6 (interferon, beta 2), PPARGC1B <text:s/>- <text:s/>peroxisome proliferator-activated receptor gamma, coactivator 1 beta, ITGA5 <text:s/>- <text:s/>integrin, alpha 5 (fibronectin receptor, alpha polypeptide), GADD45B <text:s/>- <text:s/>growth arrest and dna-damage-inducible, beta, SUPT16H <text:s/>- <text:s/>suppressor of ty 16 homolog (s. cerevisiae), MYH9 <text:s/>- <text:s/>myosin, heavy chain 9, non-muscle, NTRK3 <text:s/>- <text:s/>neurotrophic tyrosine kinase, receptor, type 3, ARRB1 <text:s/>- <text:s/>arrestin, beta 1, EGR1 <text:s/>- <text:s/>early growth response 1, FGF1 <text:s/>- <text:s/>fibroblast growth factor 1 (acidic), NR4A2 <text:s/>- <text:s/>nuclear receptor subfamily 4, group a, member 2, MYB <text:s/>- <text:s/>v-myb avian myeloblastosis viral oncogene homolog, MEF2D <text:s/>- <text:s/>myocyte enhancer factor 2d, EGF <text:s/>- <text:s/>epidermal growth factor, PTHLH <text:s/>- <text:s/>parathyroid hormone-like hormone, PTH1R <text:s/>- <text:s/>parathyroid hormone 1 receptor, AKAP6 <text:s/>- <text:s/>a kinase (prka) anchor protein 6, SAA1 <text:s/>- <text:s/>serum amyloid a1, CDKN1A <text:s/>- <text:s/>cyclin-dependent kinase inhibitor 1a (p21, cip1), CXCL10 <text:s/>- <text:s/>chemokine (c-x-c motif) ligand 10, TCF7L2 <text:s/>- <text:s/>transcription factor 7-like 2 (t-cell specific, hmg-box), CDC37 <text:s/>- <text:s/>cell division cycle 37, IRF1 <text:s/>- <text:s/>interferon regulatory factor 1, IRF6 <text:s/>- <text:s/>interferon regulatory factor 6, ADORA1 <text:s/>- <text:s/>adenosine a1 receptor, TRAF2 <text:s/>- <text:s/>tnf receptor-associated factor 2, NEURL <text:s/>- <text:s/>neuralized homolog (drosophila), PHOX2B <text:s/>- <text:s/>paired-like homeobox 2b, SMPD3 <text:s/>- <text:s/>sphingomyelin phosphodiesterase 3, neutral membrane (neutral sphingomyelinase ii), CDK2 <text:s/>- <text:s/>cyclin-dependent kinase 2, TCEA2 <text:s/>- <text:s/>transcription elongation factor a (sii), 2, OPTN <text:s/>- <text:s/>optineurin, NOS2 <text:s/>- <text:s/>nitric oxide synthase 2, inducible, WNT10B <text:s/>- <text:s/>wingless-type mmtv integration site family, member 10b, IL23A <text:s/>- <text:s/>interleukin 23, alpha subunit p19, NR5A2 <text:s/>- <text:s/>nuclear receptor subfamily 5, group a, member 2, SIRT6 <text:s/>- <text:s/>sirtuin 6, TNRC6B <text:s/>- <text:s/>trinucleotide repeat containing 6b, CHGA <text:s/>- <text:s/>chromogranin a (parathyroid secretory protein 1), VDR <text:s/>- <text:s/>vitamin d (1,25- dihydroxyvitamin d3) receptor, BECN1 <text:s/>- <text:s/>beclin 1, autophagy related, PEA15 <text:s/>- <text:s/>phosphoprotein enriched in astrocytes 15, PPP3CA <text:s/>- <text:s/>protein phosphatase 3, catalytic subunit, alpha isozyme, NFKB2 <text:s/>- <text:s/>nuclear factor of kappa light polypeptide gene enhancer in b-cells 2 (p49/p100), MKL1 <text:s/>- <text:s/>megakaryoblastic leukemia (translocation) 1, WNT1 <text:s/>- <text:s/>wingless-type mmtv integration site family, member 1, NFKB1 <text:s/>- <text:s/>nuclear factor of kappa light polypeptide gene enhancer in b-cells 1, TRIB2 <text:s/>- <text:s/>tribbles homolog 2 (drosophila), GPBP1 <text:s/>- <text:s/>gc-rich promoter binding protein 1, UVRAG <text:s/>- <text:s/>uv radiation resistance associated, MSX1 <text:s/>- <text:s/>msh homeobox 1, LGR4 <text:s/>- <text:s/>leucine-rich repeat containing g protein-coupled receptor 4, PFN1 <text:s/>- <text:s/>profilin 1, NCOA2 <text:s/>- <text:s/>nuclear receptor coactivator 2, TNFAIP3 <text:s/>- <text:s/>tumor necrosis factor, alpha-induced protein 3, ATP2B4 <text:s/>- <text:s/>atpase, ca++ transporting, plasma membrane 4, RASSF5 <text:s/>- <text:s/>ras association (ralgds/af-6) domain family member 5, STK4 <text:s/>- <text:s/>serine/threonine kinase 4, HOXA11 <text:s/>- <text:s/>homeobox a11, EHF <text:s/>- <text:s/>ets homologous factor, STAT6 <text:s/>- <text:s/>signal transducer and activator of transcription 6, interleukin-4 induced, HOXB9 <text:s/>- <text:s/>homeobox b9, KMT2D <text:s/>- <text:s/>lysine (k)-specific methyltransferase 2d, MORF4L2 <text:s/>- <text:s/>mortality factor 4 like 2, IKZF3 <text:s/>- <text:s/>ikaros family zinc finger 3 (aiolos), TNFSF13 <text:s/>- <text:s/>tumor necrosis factor (ligand) superfamily, member 13, NFATC1 <text:s/>- <text:s/>nuclear factor of activated t-cells, cytoplasmic, calcineurin-dependent 1, MAP2K6 <text:s/>- <text:s/>mitogen-activated protein kinase kinase 6, NFATC2 <text:s/>- <text:s/>nuclear factor of activated t-cells, cytoplasmic, calcineurin-dependent 2, ETS1 <text:s/>- <text:s/>v-ets avian erythroblastosis virus e26 oncogene homolog 1, MAFB <text:s/>- <text:s/>v-maf avian musculoaponeurotic fibrosarcoma oncogene homolog b, RARA <text:s/>- <text:s/>retinoic acid receptor, alpha, MAPK14 <text:s/>- <text:s/>mitogen-activated protein kinase 14, CSF1 <text:s/>- <text:s/>colony stimulating factor 1 (macrophage), RAI1 <text:s/>- <text:s/>retinoic acid induced 1, FOXA3 <text:s/>- <text:s/>forkhead box a3, TNFSF15 <text:s/>- <text:s/>tumor necrosis factor (ligand) superfamily, member 15, IL25 <text:s/>- <text:s/>interleukin 25, GATA4 <text:s/>- <text:s/>gata binding protein 4, FOSB <text:s/>- <text:s/>fbj murine osteosarcoma viral oncogene homolog b, BCL3 <text:s/>- <text:s/>b-cell cll/lymphoma 3, UBE2I <text:s/>- <text:s/>ubiquitin-conjugating enzyme e2i, NFAT5 <text:s/>- <text:s/>nuclear factor of activated t-cells 5, tonicity-responsive, PRKCD <text:s/>- <text:s/>protein kinase c, delta]</text:p>
          </table:table-cell>
        </table:table-row>
        <table:table-row table:style-name="ro1">
          <table:table-cell office:value-type="string" calcext:value-type="string">
            <text:p>GO:0071310</text:p>
          </table:table-cell>
          <table:table-cell office:value-type="string" calcext:value-type="string">
            <text:p>cellular response to organic substance</text:p>
          </table:table-cell>
          <table:table-cell office:value-type="float" office:value="0.000000204" calcext:value-type="float">
            <text:p>0.000000204</text:p>
          </table:table-cell>
          <table:table-cell office:value-type="float" office:value="0.0000539" calcext:value-type="float">
            <text:p>0.0000539</text:p>
          </table:table-cell>
          <table:table-cell office:value-type="float" office:value="2.09" calcext:value-type="float">
            <text:p>2.09</text:p>
          </table:table-cell>
          <table:table-cell office:value-type="float" office:value="13954" calcext:value-type="float">
            <text:p>13954</text:p>
          </table:table-cell>
          <table:table-cell office:value-type="float" office:value="875" calcext:value-type="float">
            <text:p>875</text:p>
          </table:table-cell>
          <table:table-cell office:value-type="float" office:value="413" calcext:value-type="float">
            <text:p>41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[NOS2 <text:s/>- <text:s/>nitric oxide synthase 2, inducible, SIN3A <text:s/>- <text:s/>sin3 transcription regulator family member a, WNT10B <text:s/>- <text:s/>wingless-type mmtv integration site family, member 10b, SLC29A1 <text:s/>- <text:s/>solute carrier family 29 (equilibrative nucleoside transporter), member 1, SIRT2 <text:s/>- <text:s/>sirtuin 2, BECN1 <text:s/>- <text:s/>beclin 1, autophagy related, SMYD3 <text:s/>- <text:s/>set and mynd domain containing 3, PPP3CA <text:s/>- <text:s/>protein phosphatase 3, catalytic subunit, alpha isozyme, SOCS2 <text:s/>- <text:s/>suppressor of cytokine signaling 2, WNT1 <text:s/>- <text:s/>wingless-type mmtv integration site family, member 1, NFKB1 <text:s/>- <text:s/>nuclear factor of kappa light polypeptide gene enhancer in b-cells 1, SOX5 <text:s/>- <text:s/>sry (sex determining region y)-box 5, CTSS <text:s/>- <text:s/>cathepsin s, NFKBIB <text:s/>- <text:s/>nuclear factor of kappa light polypeptide gene enhancer in b-cells inhibitor, beta, UNC13B <text:s/>- <text:s/>unc-13 homolog b (c. elegans), TNFAIP3 <text:s/>- <text:s/>tumor necrosis factor, alpha-induced protein 3, NCOA2 <text:s/>- <text:s/>nuclear receptor coactivator 2, PFN1 <text:s/>- <text:s/>profilin 1, MSX1 <text:s/>- <text:s/>msh homeobox 1, ATP2B4 <text:s/>- <text:s/>atpase, ca++ transporting, plasma membrane 4, VCAM1 <text:s/>- <text:s/>vascular cell adhesion molecule 1, CREB1 <text:s/>- <text:s/>camp responsive element binding protein 1, CXCL6 <text:s/>- <text:s/>chemokine (c-x-c motif) ligand 6, CD86 <text:s/>- <text:s/>cd86 molecule, EHD1 <text:s/>- <text:s/>eh-domain containing 1, IL6 <text:s/>- <text:s/>interleukin 6 (interferon, beta 2), FFAR2 <text:s/>- <text:s/>free fatty acid receptor 2, EEF1A1 <text:s/>- <text:s/>eukaryotic translation elongation factor 1 alpha 1, WNT10A <text:s/>- <text:s/>wingless-type mmtv integration site family, member 10a, NTRK3 <text:s/>- <text:s/>neurotrophic tyrosine kinase, receptor, type 3, RAB10 <text:s/>- <text:s/>rab10, member ras oncogene family, EGR1 <text:s/>- <text:s/>early growth response 1, MYB <text:s/>- <text:s/>v-myb avian myeloblastosis viral oncogene homolog, NR4A2 <text:s/>- <text:s/>nuclear receptor subfamily 4, group a, member 2, MAP2K6 <text:s/>- <text:s/>mitogen-activated protein kinase kinase 6, RARA <text:s/>- <text:s/>retinoic acid receptor, alpha, MAPK14 <text:s/>- <text:s/>mitogen-activated protein kinase 14, CDK6 <text:s/>- <text:s/>cyclin-dependent kinase 6, EPHA3 <text:s/>- <text:s/>eph receptor a3, GNG4 <text:s/>- <text:s/>guanine nucleotide binding protein (g protein), gamma 4, AKAP6 <text:s/>- <text:s/>a kinase (prka) anchor protein 6, BRINP1 <text:s/>- <text:s/>bone morphogenetic protein/retinoic acid inducible neural-specific 1, GATA4 <text:s/>- <text:s/>gata binding protein 4, TNIP3 <text:s/>- <text:s/>tnfaip3 interacting protein 3, CXCL10 <text:s/>- <text:s/>chemokine (c-x-c motif) ligand 10, FOSB <text:s/>- <text:s/>fbj murine osteosarcoma viral oncogene homolog b, GLP2R <text:s/>- <text:s/>glucagon-like peptide 2 receptor, IRF1 <text:s/>- <text:s/>interferon regulatory factor 1, PRKCD <text:s/>- <text:s/>protein kinase c, delta, NEURL <text:s/>- <text:s/>neuralized homolog (drosophila), PHOX2B <text:s/>- <text:s/>paired-like homeobox 2b, COL16A1 <text:s/>- <text:s/>collagen, type xvi, alpha 1, OPTN <text:s/>- <text:s/>optineurin, PDE4B <text:s/>- <text:s/>phosphodiesterase 4b, camp-specific]</text:p>
          </table:table-cell>
        </table:table-row>
        <table:table-row table:style-name="ro1">
          <table:table-cell office:value-type="string" calcext:value-type="string">
            <text:p>GO:0009966</text:p>
          </table:table-cell>
          <table:table-cell office:value-type="string" calcext:value-type="string">
            <text:p>regulation of signal transduction</text:p>
          </table:table-cell>
          <table:table-cell office:value-type="float" office:value="0.000000221" calcext:value-type="float">
            <text:p>0.000000221</text:p>
          </table:table-cell>
          <table:table-cell office:value-type="float" office:value="0.0000572" calcext:value-type="float">
            <text:p>0.0000572</text:p>
          </table:table-cell>
          <table:table-cell office:value-type="float" office:value="1.6" calcext:value-type="float">
            <text:p>1.6</text:p>
          </table:table-cell>
          <table:table-cell office:value-type="float" office:value="13954" calcext:value-type="float">
            <text:p>13954</text:p>
          </table:table-cell>
          <table:table-cell office:value-type="float" office:value="2261" calcext:value-type="float">
            <text:p>2261</text:p>
          </table:table-cell>
          <table:table-cell office:value-type="float" office:value="413" calcext:value-type="float">
            <text:p>413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[G3BP1 <text:s/>- <text:s/>gtpase activating protein (sh3 domain) binding protein 1, RPS6KA6 <text:s/>- <text:s/>ribosomal protein s6 kinase, 90kda, polypeptide 6, CNTNAP1 <text:s/>- <text:s/>contactin associated protein 1, GDNF <text:s/>- <text:s/>glial cell derived neurotrophic factor, VANGL2 <text:s/>- <text:s/>vangl planar cell polarity protein 2, WWTR1 <text:s/>- <text:s/>ww domain containing transcription regulator 1, REL <text:s/>- <text:s/>v-rel avian reticuloendotheliosis viral oncogene homolog, FGF17 <text:s/>- <text:s/>fibroblast growth factor 17, DENND1A <text:s/>- <text:s/>denn/madd domain containing 1a, RNF220 <text:s/>- <text:s/>ring finger protein 220, ASH1L <text:s/>- <text:s/>ash1 (absent, small, or homeotic)-like (drosophila), KREMEN1 <text:s/>- <text:s/>kringle containing transmembrane protein 1, TNIP1 <text:s/>- <text:s/>tnfaip3 interacting protein 1, SUFU <text:s/>- <text:s/>suppressor of fused homolog (drosophila), BDNF <text:s/>- <text:s/>brain-derived neurotrophic factor, G3BP2 <text:s/>- <text:s/>gtpase activating protein (sh3 domain) binding protein 2, SOCS2 <text:s/>- <text:s/>suppressor of cytokine signaling 2, PLEKHG6 <text:s/>- <text:s/>pleckstrin homology domain containing, family g (with rhogef domain) member 6, NLK <text:s/>- <text:s/>nemo-like kinase, SORL1 <text:s/>- <text:s/>sortilin-related receptor, l(dlr class) a repeats containing, CRB2 <text:s/>- <text:s/>crumbs homolog 2 (drosophila), GDF7 <text:s/>- <text:s/>growth differentiation factor 7, RSPO1 <text:s/>- <text:s/>r-spondin 1, FGR <text:s/>- <text:s/>feline gardner-rasheed sarcoma viral oncogene homolog, CD86 <text:s/>- <text:s/>cd86 molecule, IL6 <text:s/>- <text:s/>interleukin 6 (interferon, beta 2), PPARGC1B <text:s/>- <text:s/>peroxisome proliferator-activated receptor gamma, coactivator 1 beta, ITGA5 <text:s/>- <text:s/>integrin, alpha 5 (fibronectin receptor, alpha polypeptide), GADD45B <text:s/>- <text:s/>growth arrest and dna-damage-inducible, beta, SUPT16H <text:s/>- <text:s/>suppressor of ty 16 homolog (s. cerevisiae), NTRK3 <text:s/>- <text:s/>neurotrophic tyrosine kinase, receptor, type 3, ARRB1 <text:s/>- <text:s/>arrestin, beta 1, UACA <text:s/>- <text:s/>uveal autoantigen with coiled-coil domains and ankyrin repeats, EGR1 <text:s/>- <text:s/>early growth response 1, FGF1 <text:s/>- <text:s/>fibroblast growth factor 1 (acidic), NR4A2 <text:s/>- <text:s/>nuclear receptor subfamily 4, group a, member 2, EGF <text:s/>- <text:s/>epidermal growth factor, GNG4 <text:s/>- <text:s/>guanine nucleotide binding protein (g protein), gamma 4, AKAP6 <text:s/>- <text:s/>a kinase (prka) anchor protein 6, SAA1 <text:s/>- <text:s/>serum amyloid a1, ARHGAP31 <text:s/>- <text:s/>rho gtpase activating protein 31, TNIP3 <text:s/>- <text:s/>tnfaip3 interacting protein 3, CXCL10 <text:s/>- <text:s/>chemokine (c-x-c motif) ligand 10, PTPN3 <text:s/>- <text:s/>protein tyrosine phosphatase, non-receptor type 3, LRG1 <text:s/>- <text:s/>leucine-rich alpha-2-glycoprotein 1, TCF7L2 <text:s/>- <text:s/>transcription factor 7-like 2 (t-cell specific, hmg-box), CDC37 <text:s/>- <text:s/>cell division cycle 37, IRF1 <text:s/>- <text:s/>interferon regulatory factor 1, ADORA1 <text:s/>- <text:s/>adenosine a1 receptor, TRAF2 <text:s/>- <text:s/>tnf receptor-associated factor 2, NEURL <text:s/>- <text:s/>neuralized homolog (drosophila), PRKAG3 <text:s/>- <text:s/>protein kinase, amp-activated, gamma 3 non-catalytic subunit, SLC20A1 <text:s/>- <text:s/>solute carrier family 20 (phosphate transporter), member 1, CDK2 <text:s/>- <text:s/>cyclin-dependent kinase 2, OPTN <text:s/>- <text:s/>optineurin, KREMEN2 <text:s/>- <text:s/>kringle containing transmembrane protein 2, AKT3 <text:s/>- <text:s/>v-akt murine thymoma viral oncogene homolog 3, NEK6 <text:s/>- <text:s/>nima-related kinase 6, ARHGAP26 <text:s/>- <text:s/>rho gtpase activating protein 26, SARM1 <text:s/>- <text:s/>sterile alpha and tir motif containing 1, WNT10B <text:s/>- <text:s/>wingless-type mmtv integration site family, member 10b, IL23A <text:s/>- <text:s/>interleukin 23, alpha subunit p19, SH3KBP1 <text:s/>- <text:s/>sh3-domain kinase binding protein 1, PXN <text:s/>- <text:s/>paxillin, CHGA <text:s/>- <text:s/>chromogranin a (parathyroid secretory protein 1), BECN1 <text:s/>- <text:s/>beclin 1, autophagy related, CHD4 <text:s/>- <text:s/>chromodomain helicase dna binding protein 4, HMGXB4 <text:s/>- <text:s/>hmg box domain containing 4, STX4 <text:s/>- <text:s/>syntaxin 4, PEA15 <text:s/>- <text:s/>phosphoprotein enriched in astrocytes 15, SKIL <text:s/>- <text:s/>ski-like oncogene, WNT1 <text:s/>- <text:s/>wingless-type mmtv integration site family, member 1, NFKB1 <text:s/>- <text:s/>nuclear factor of kappa light polypeptide gene enhancer in b-cells 1, CCDC3 <text:s/>- <text:s/>coiled-coil domain containing 3, TRIB2 <text:s/>- <text:s/>tribbles homolog 2 (drosophila), STARD8 <text:s/>- <text:s/>star-related lipid transfer (start) domain containing 8, UNC13B <text:s/>- <text:s/>unc-13 homolog b (c. elegans), LGR4 <text:s/>- <text:s/>leucine-rich repeat containing g protein-coupled receptor 4, NCOA2 <text:s/>- <text:s/>nuclear receptor coactivator 2, TNFAIP3 <text:s/>- <text:s/>tumor necrosis factor, alpha-induced protein 3, MSX1 <text:s/>- <text:s/>msh homeobox 1, MBD5 <text:s/>- <text:s/>methyl-cpg binding domain protein 5, ATP2B4 <text:s/>- <text:s/>atpase, ca++ transporting, plasma membrane 4, CYLD <text:s/>- <text:s/>cylindromatosis (turban tumor syndrome), BICC1 <text:s/>- <text:s/>bicaudal c homolog 1 (drosophila), STK4 <text:s/>- <text:s/>serine/threonine kinase 4, GRK5 <text:s/>- <text:s/>g protein-coupled receptor kinase 5, NEO1 <text:s/>- <text:s/>neogenin 1, KMT2D <text:s/>- <text:s/>lysine (k)-specific methyltransferase 2d, IKBKE <text:s/>- <text:s/>inhibitor of kappa light polypeptide gene enhancer in b-cells, kinase epsilon, TYRO3 <text:s/>- <text:s/>tyro3 protein tyrosine kinase, MAP2K6 <text:s/>- <text:s/>mitogen-activated protein kinase kinase 6, MAPK14 <text:s/>- <text:s/>mitogen-activated protein kinase 14, CSF1 <text:s/>- <text:s/>colony stimulating factor 1 (macrophage), TNFSF15 <text:s/>- <text:s/>tumor necrosis factor (ligand) superfamily, member 15, GATA4 <text:s/>- <text:s/>gata binding protein 4, EPHB1 <text:s/>- <text:s/>eph receptor b1, RHOT1 <text:s/>- <text:s/>ras homolog family member t1, PRKCH <text:s/>- <text:s/>protein kinase c, eta, MYADM <text:s/>- <text:s/>myeloid-associated differentiation marker, BCL3 <text:s/>- <text:s/>b-cell cll/lymphoma 3, UBE2I <text:s/>- <text:s/>ubiquitin-conjugating enzyme e2i, NOTUM <text:s/>- <text:s/>notum pectinacetylesterase homolog (drosophila), ARHGEF40 <text:s/>- <text:s/>rho guanine nucleotide exchange factor (gef) 40, NFAT5 <text:s/>- <text:s/>nuclear factor of activated t-cells 5, tonicity-responsive, PRKCD <text:s/>- <text:s/>protein kinase c, delta, YWHAZ <text:s/>- <text:s/>tyrosine 3-monooxygenase/tryptophan 5-monooxygenase activation protein, zeta polypeptide]</text:p>
          </table:table-cell>
        </table:table-row>
        <table:table-row table:style-name="ro1">
          <table:table-cell office:value-type="string" calcext:value-type="string">
            <text:p>GO:0006955</text:p>
          </table:table-cell>
          <table:table-cell office:value-type="string" calcext:value-type="string">
            <text:p>immune response</text:p>
          </table:table-cell>
          <table:table-cell office:value-type="float" office:value="0.000000222" calcext:value-type="float">
            <text:p>0.000000222</text:p>
          </table:table-cell>
          <table:table-cell office:value-type="float" office:value="0.0000563" calcext:value-type="float">
            <text:p>0.0000563</text:p>
          </table:table-cell>
          <table:table-cell office:value-type="float" office:value="2.38" calcext:value-type="float">
            <text:p>2.38</text:p>
          </table:table-cell>
          <table:table-cell office:value-type="float" office:value="13954" calcext:value-type="float">
            <text:p>13954</text:p>
          </table:table-cell>
          <table:table-cell office:value-type="float" office:value="581" calcext:value-type="float">
            <text:p>581</text:p>
          </table:table-cell>
          <table:table-cell office:value-type="float" office:value="413" calcext:value-type="float">
            <text:p>41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[TNFRSF9 <text:s/>- <text:s/>tumor necrosis factor receptor superfamily, member 9, FFAR2 <text:s/>- <text:s/>free fatty acid receptor 2, NOS2 <text:s/>- <text:s/>nitric oxide synthase 2, inducible, ZBTB1 <text:s/>- <text:s/>zinc finger and btb domain containing 1, CD83 <text:s/>- <text:s/>cd83 molecule, SARM1 <text:s/>- <text:s/>sterile alpha and tir motif containing 1, B2M <text:s/>- <text:s/>beta-2-microglobulin, IL23A <text:s/>- <text:s/>interleukin 23, alpha subunit p19, CD70 <text:s/>- <text:s/>cd70 molecule, IKBKE <text:s/>- <text:s/>inhibitor of kappa light polypeptide gene enhancer in b-cells, kinase epsilon, REL <text:s/>- <text:s/>v-rel avian reticuloendotheliosis viral oncogene homolog, TNFSF13 <text:s/>- <text:s/>tumor necrosis factor (ligand) superfamily, member 13, ETS1 <text:s/>- <text:s/>v-ets avian erythroblastosis virus e26 oncogene homolog 1, CHGA <text:s/>- <text:s/>chromogranin a (parathyroid secretory protein 1), CCR10 <text:s/>- <text:s/>chemokine (c-c motif) receptor 10, SIRT2 <text:s/>- <text:s/>sirtuin 2, CSF1 <text:s/>- <text:s/>colony stimulating factor 1 (macrophage), TNFSF15 <text:s/>- <text:s/>tumor necrosis factor (ligand) superfamily, member 15, IL27RA <text:s/>- <text:s/>interleukin 27 receptor, alpha, IL25 <text:s/>- <text:s/>interleukin 25, FOXJ1 <text:s/>- <text:s/>forkhead box j1, SAA1 <text:s/>- <text:s/>serum amyloid a1, NFKB2 <text:s/>- <text:s/>nuclear factor of kappa light polypeptide gene enhancer in b-cells 2 (p49/p100), NFKB1 <text:s/>- <text:s/>nuclear factor of kappa light polypeptide gene enhancer in b-cells 1, CXCL10 <text:s/>- <text:s/>chemokine (c-x-c motif) ligand 10, CTSS <text:s/>- <text:s/>cathepsin s, CXCL2 <text:s/>- <text:s/>chemokine (c-x-c motif) ligand 2, CXCL1 <text:s/>- <text:s/>chemokine (c-x-c motif) ligand 1 (melanoma growth stimulating activity, alpha), BCL3 <text:s/>- <text:s/>b-cell cll/lymphoma 3, CXCL5 <text:s/>- <text:s/>chemokine (c-x-c motif) ligand 5, CXCR5 <text:s/>- <text:s/>chemokine (c-x-c motif) receptor 5, LGR4 <text:s/>- <text:s/>leucine-rich repeat containing g protein-coupled receptor 4, PRKCD <text:s/>- <text:s/>protein kinase c, delta, FGR <text:s/>- <text:s/>feline gardner-rasheed sarcoma viral oncogene homolog, CXCL6 <text:s/>- <text:s/>chemokine (c-x-c motif) ligand 6, CYLD <text:s/>- <text:s/>cylindromatosis (turban tumor syndrome), CD86 <text:s/>- <text:s/>cd86 molecule, CXCL3 <text:s/>- <text:s/>chemokine (c-x-c motif) ligand 3, IL6 <text:s/>- <text:s/>interleukin 6 (interferon, beta 2), IL36G <text:s/>- <text:s/>interleukin 36, gamma, BCL6B <text:s/>- <text:s/>b-cell cll/lymphoma 6, member b]</text:p>
          </table:table-cell>
        </table:table-row>
        <table:table-row table:style-name="ro1">
          <table:table-cell office:value-type="string" calcext:value-type="string">
            <text:p>GO:0009893</text:p>
          </table:table-cell>
          <table:table-cell office:value-type="string" calcext:value-type="string">
            <text:p>positive regulation of metabolic process</text:p>
          </table:table-cell>
          <table:table-cell office:value-type="float" office:value="0.000000242" calcext:value-type="float">
            <text:p>0.000000242</text:p>
          </table:table-cell>
          <table:table-cell office:value-type="float" office:value="0.0000604" calcext:value-type="float">
            <text:p>0.0000604</text:p>
          </table:table-cell>
          <table:table-cell office:value-type="float" office:value="1.55" calcext:value-type="float">
            <text:p>1.55</text:p>
          </table:table-cell>
          <table:table-cell office:value-type="float" office:value="13954" calcext:value-type="float">
            <text:p>13954</text:p>
          </table:table-cell>
          <table:table-cell office:value-type="float" office:value="2548" calcext:value-type="float">
            <text:p>2548</text:p>
          </table:table-cell>
          <table:table-cell office:value-type="float" office:value="413" calcext:value-type="float">
            <text:p>413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[SYMPK <text:s/>- <text:s/>symplekin, SIN3A <text:s/>- <text:s/>sin3 transcription regulator family member a, GDNF <text:s/>- <text:s/>glial cell derived neurotrophic factor, VANGL2 <text:s/>- <text:s/>vangl planar cell polarity protein 2, WWTR1 <text:s/>- <text:s/>ww domain containing transcription regulator 1, PBX3 <text:s/>- <text:s/>pre-b-cell leukemia homeobox 3, PBX1 <text:s/>- <text:s/>pre-b-cell leukemia homeobox 1, ZBTB17 <text:s/>- <text:s/>zinc finger and btb domain containing 17, REL <text:s/>- <text:s/>v-rel avian reticuloendotheliosis viral oncogene homolog, TRPS1 <text:s/>- <text:s/>trichorhinophalangeal syndrome i, TBC1D10A <text:s/>- <text:s/>tbc1 domain family, member 10a, SIRT2 <text:s/>- <text:s/>sirtuin 2, FHOD1 <text:s/>- <text:s/>formin homology 2 domain containing 1, ILF3 <text:s/>- <text:s/>interleukin enhancer binding factor 3, 90kda, ASH1L <text:s/>- <text:s/>ash1 (absent, small, or homeotic)-like (drosophila), SMYD3 <text:s/>- <text:s/>set and mynd domain containing 3, TNIP1 <text:s/>- <text:s/>tnfaip3 interacting protein 1, PLP1 <text:s/>- <text:s/>proteolipid protein 1, FOXJ1 <text:s/>- <text:s/>forkhead box j1, RAP2C <text:s/>- <text:s/>rap2c, member of ras oncogene family, APLF <text:s/>- <text:s/>aprataxin and pnkp like factor, TET3 <text:s/>- <text:s/>tet methylcytosine dioxygenase 3, SORL1 <text:s/>- <text:s/>sortilin-related receptor, l(dlr class) a repeats containing, LDB1 <text:s/>- <text:s/>lim domain binding 1, CREB1 <text:s/>- <text:s/>camp responsive element binding protein 1, GDF7 <text:s/>- <text:s/>growth differentiation factor 7, RSPO1 <text:s/>- <text:s/>r-spondin 1, FGR <text:s/>- <text:s/>feline gardner-rasheed sarcoma viral oncogene homolog, CD86 <text:s/>- <text:s/>cd86 molecule, HOXC10 <text:s/>- <text:s/>homeobox c10, IL6 <text:s/>- <text:s/>interleukin 6 (interferon, beta 2), PPARGC1B <text:s/>- <text:s/>peroxisome proliferator-activated receptor gamma, coactivator 1 beta, ITGA5 <text:s/>- <text:s/>integrin, alpha 5 (fibronectin receptor, alpha polypeptide), GADD45B <text:s/>- <text:s/>growth arrest and dna-damage-inducible, beta, SUPT16H <text:s/>- <text:s/>suppressor of ty 16 homolog (s. cerevisiae), MYH9 <text:s/>- <text:s/>myosin, heavy chain 9, non-muscle, NTRK3 <text:s/>- <text:s/>neurotrophic tyrosine kinase, receptor, type 3, ARRB1 <text:s/>- <text:s/>arrestin, beta 1, EGR1 <text:s/>- <text:s/>early growth response 1, FGF1 <text:s/>- <text:s/>fibroblast growth factor 1 (acidic), NR4A2 <text:s/>- <text:s/>nuclear receptor subfamily 4, group a, member 2, MYB <text:s/>- <text:s/>v-myb avian myeloblastosis viral oncogene homolog, MEF2D <text:s/>- <text:s/>myocyte enhancer factor 2d, EGF <text:s/>- <text:s/>epidermal growth factor, PTHLH <text:s/>- <text:s/>parathyroid hormone-like hormone, PTH1R <text:s/>- <text:s/>parathyroid hormone 1 receptor, AKAP6 <text:s/>- <text:s/>a kinase (prka) anchor protein 6, SAA1 <text:s/>- <text:s/>serum amyloid a1, CDKN1A <text:s/>- <text:s/>cyclin-dependent kinase inhibitor 1a (p21, cip1), CXCL10 <text:s/>- <text:s/>chemokine (c-x-c motif) ligand 10, TCF7L2 <text:s/>- <text:s/>transcription factor 7-like 2 (t-cell specific, hmg-box), ARX <text:s/>- <text:s/>aristaless related homeobox, CDC37 <text:s/>- <text:s/>cell division cycle 37, IRF1 <text:s/>- <text:s/>interferon regulatory factor 1, IRF6 <text:s/>- <text:s/>interferon regulatory factor 6, ADORA1 <text:s/>- <text:s/>adenosine a1 receptor, TRAF2 <text:s/>- <text:s/>tnf receptor-associated factor 2, NEURL <text:s/>- <text:s/>neuralized homolog (drosophila), PHOX2B <text:s/>- <text:s/>paired-like homeobox 2b, SMPD3 <text:s/>- <text:s/>sphingomyelin phosphodiesterase 3, neutral membrane (neutral sphingomyelinase ii), CDK2 <text:s/>- <text:s/>cyclin-dependent kinase 2, TCEA2 <text:s/>- <text:s/>transcription elongation factor a (sii), 2, OPTN <text:s/>- <text:s/>optineurin, NOS2 <text:s/>- <text:s/>nitric oxide synthase 2, inducible, WNT10B <text:s/>- <text:s/>wingless-type mmtv integration site family, member 10b, IL23A <text:s/>- <text:s/>interleukin 23, alpha subunit p19, NR5A2 <text:s/>- <text:s/>nuclear receptor subfamily 5, group a, member 2, SIRT6 <text:s/>- <text:s/>sirtuin 6, TNRC6B <text:s/>- <text:s/>trinucleotide repeat containing 6b, CHGA <text:s/>- <text:s/>chromogranin a (parathyroid secretory protein 1), VDR <text:s/>- <text:s/>vitamin d (1,25- dihydroxyvitamin d3) receptor, BECN1 <text:s/>- <text:s/>beclin 1, autophagy related, PEA15 <text:s/>- <text:s/>phosphoprotein enriched in astrocytes 15, PPP3CA <text:s/>- <text:s/>protein phosphatase 3, catalytic subunit, alpha isozyme, NFKB2 <text:s/>- <text:s/>nuclear factor of kappa light polypeptide gene enhancer in b-cells 2 (p49/p100), MKL1 <text:s/>- <text:s/>megakaryoblastic leukemia (translocation) 1, WNT1 <text:s/>- <text:s/>wingless-type mmtv integration site family, member 1, NFKB1 <text:s/>- <text:s/>nuclear factor of kappa light polypeptide gene enhancer in b-cells 1, CCDC3 <text:s/>- <text:s/>coiled-coil domain containing 3, TRIB2 <text:s/>- <text:s/>tribbles homolog 2 (drosophila), GPBP1 <text:s/>- <text:s/>gc-rich promoter binding protein 1, UVRAG <text:s/>- <text:s/>uv radiation resistance associated, MSX1 <text:s/>- <text:s/>msh homeobox 1, LGR4 <text:s/>- <text:s/>leucine-rich repeat containing g protein-coupled receptor 4, PFN1 <text:s/>- <text:s/>profilin 1, NCOA2 <text:s/>- <text:s/>nuclear receptor coactivator 2, TNFAIP3 <text:s/>- <text:s/>tumor necrosis factor, alpha-induced protein 3, RASSF5 <text:s/>- <text:s/>ras association (ralgds/af-6) domain family member 5, ATP2B4 <text:s/>- <text:s/>atpase, ca++ transporting, plasma membrane 4, STK4 <text:s/>- <text:s/>serine/threonine kinase 4, HOXA11 <text:s/>- <text:s/>homeobox a11, EHF <text:s/>- <text:s/>ets homologous factor, WNT10A <text:s/>- <text:s/>wingless-type mmtv integration site family, member 10a, STAT6 <text:s/>- <text:s/>signal transducer and activator of transcription 6, interleukin-4 induced, HOXB9 <text:s/>- <text:s/>homeobox b9, KMT2D <text:s/>- <text:s/>lysine (k)-specific methyltransferase 2d, MORF4L2 <text:s/>- <text:s/>mortality factor 4 like 2, IKZF3 <text:s/>- <text:s/>ikaros family zinc finger 3 (aiolos), TNFSF13 <text:s/>- <text:s/>tumor necrosis factor (ligand) superfamily, member 13, NFATC1 <text:s/>- <text:s/>nuclear factor of activated t-cells, cytoplasmic, calcineurin-dependent 1, MAP2K6 <text:s/>- <text:s/>mitogen-activated protein kinase kinase 6, NFATC2 <text:s/>- <text:s/>nuclear factor of activated t-cells, cytoplasmic, calcineurin-dependent 2, ETS1 <text:s/>- <text:s/>v-ets avian erythroblastosis virus e26 oncogene homolog 1, MAFB <text:s/>- <text:s/>v-maf avian musculoaponeurotic fibrosarcoma oncogene homolog b, RARA <text:s/>- <text:s/>retinoic acid receptor, alpha, MAPK14 <text:s/>- <text:s/>mitogen-activated protein kinase 14, CSF1 <text:s/>- <text:s/>colony stimulating factor 1 (macrophage), RAI1 <text:s/>- <text:s/>retinoic acid induced 1, FOXA3 <text:s/>- <text:s/>forkhead box a3, TNFSF15 <text:s/>- <text:s/>tumor necrosis factor (ligand) superfamily, member 15, IL25 <text:s/>- <text:s/>interleukin 25, GATA4 <text:s/>- <text:s/>gata binding protein 4, FOSB <text:s/>- <text:s/>fbj murine osteosarcoma viral oncogene homolog b, BCL3 <text:s/>- <text:s/>b-cell cll/lymphoma 3, UBE2I <text:s/>- <text:s/>ubiquitin-conjugating enzyme e2i, NFAT5 <text:s/>- <text:s/>nuclear factor of activated t-cells 5, tonicity-responsive, PRKCD <text:s/>- <text:s/>protein kinase c, delta]</text:p>
          </table:table-cell>
        </table:table-row>
        <table:table-row table:style-name="ro1">
          <table:table-cell office:value-type="string" calcext:value-type="string">
            <text:p>GO:1901700</text:p>
          </table:table-cell>
          <table:table-cell office:value-type="string" calcext:value-type="string">
            <text:p>response to oxygen-containing compound</text:p>
          </table:table-cell>
          <table:table-cell office:value-type="float" office:value="0.00000025" calcext:value-type="float">
            <text:p>0.00000025</text:p>
          </table:table-cell>
          <table:table-cell office:value-type="float" office:value="0.0000613" calcext:value-type="float">
            <text:p>0.0000613</text:p>
          </table:table-cell>
          <table:table-cell office:value-type="float" office:value="1.98" calcext:value-type="float">
            <text:p>1.98</text:p>
          </table:table-cell>
          <table:table-cell office:value-type="float" office:value="13954" calcext:value-type="float">
            <text:p>13954</text:p>
          </table:table-cell>
          <table:table-cell office:value-type="float" office:value="1025" calcext:value-type="float">
            <text:p>1025</text:p>
          </table:table-cell>
          <table:table-cell office:value-type="float" office:value="413" calcext:value-type="float">
            <text:p>41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[TNFRSF9 <text:s/>- <text:s/>tumor necrosis factor receptor superfamily, member 9, NOS2 <text:s/>- <text:s/>nitric oxide synthase 2, inducible, SIN3A <text:s/>- <text:s/>sin3 transcription regulator family member a, SARM1 <text:s/>- <text:s/>sterile alpha and tir motif containing 1, WNT10B <text:s/>- <text:s/>wingless-type mmtv integration site family, member 10b, SLC29A1 <text:s/>- <text:s/>solute carrier family 29 (equilibrative nucleoside transporter), member 1, PXN <text:s/>- <text:s/>paxillin, SIRT2 <text:s/>- <text:s/>sirtuin 2, BECN1 <text:s/>- <text:s/>beclin 1, autophagy related, SMYD3 <text:s/>- <text:s/>set and mynd domain containing 3, STX4 <text:s/>- <text:s/>syntaxin 4, PPP3CA <text:s/>- <text:s/>protein phosphatase 3, catalytic subunit, alpha isozyme, NFKB2 <text:s/>- <text:s/>nuclear factor of kappa light polypeptide gene enhancer in b-cells 2 (p49/p100), SOCS2 <text:s/>- <text:s/>suppressor of cytokine signaling 2, WNT1 <text:s/>- <text:s/>wingless-type mmtv integration site family, member 1, NFKB1 <text:s/>- <text:s/>nuclear factor of kappa light polypeptide gene enhancer in b-cells 1, NFKBIB <text:s/>- <text:s/>nuclear factor of kappa light polypeptide gene enhancer in b-cells inhibitor, beta, UNC13B <text:s/>- <text:s/>unc-13 homolog b (c. elegans), CXCL5 <text:s/>- <text:s/>chemokine (c-x-c motif) ligand 5, TNFAIP3 <text:s/>- <text:s/>tumor necrosis factor, alpha-induced protein 3, ATP2B4 <text:s/>- <text:s/>atpase, ca++ transporting, plasma membrane 4, VCAM1 <text:s/>- <text:s/>vascular cell adhesion molecule 1, CREB1 <text:s/>- <text:s/>camp responsive element binding protein 1, CXCL6 <text:s/>- <text:s/>chemokine (c-x-c motif) ligand 6, CD86 <text:s/>- <text:s/>cd86 molecule, IL6 <text:s/>- <text:s/>interleukin 6 (interferon, beta 2), PPARGC1B <text:s/>- <text:s/>peroxisome proliferator-activated receptor gamma, coactivator 1 beta, FFAR2 <text:s/>- <text:s/>free fatty acid receptor 2, NTRK3 <text:s/>- <text:s/>neurotrophic tyrosine kinase, receptor, type 3, STAT6 <text:s/>- <text:s/>signal transducer and activator of transcription 6, interleukin-4 induced, RAB10 <text:s/>- <text:s/>rab10, member ras oncogene family, EGR1 <text:s/>- <text:s/>early growth response 1, NR4A2 <text:s/>- <text:s/>nuclear receptor subfamily 4, group a, member 2, MYB <text:s/>- <text:s/>v-myb avian myeloblastosis viral oncogene homolog, MAP2K6 <text:s/>- <text:s/>mitogen-activated protein kinase kinase 6, ETS1 <text:s/>- <text:s/>v-ets avian erythroblastosis virus e26 oncogene homolog 1, PTGES <text:s/>- <text:s/>prostaglandin e synthase, RARA <text:s/>- <text:s/>retinoic acid receptor, alpha, MAPK14 <text:s/>- <text:s/>mitogen-activated protein kinase 14, CDK6 <text:s/>- <text:s/>cyclin-dependent kinase 6, EPHA3 <text:s/>- <text:s/>eph receptor a3, GNG4 <text:s/>- <text:s/>guanine nucleotide binding protein (g protein), gamma 4, AKAP6 <text:s/>- <text:s/>a kinase (prka) anchor protein 6, BRINP1 <text:s/>- <text:s/>bone morphogenetic protein/retinoic acid inducible neural-specific 1, GATA4 <text:s/>- <text:s/>gata binding protein 4, TNIP3 <text:s/>- <text:s/>tnfaip3 interacting protein 3, CDKN1A <text:s/>- <text:s/>cyclin-dependent kinase inhibitor 1a (p21, cip1), CXCL10 <text:s/>- <text:s/>chemokine (c-x-c motif) ligand 10, FOSB <text:s/>- <text:s/>fbj murine osteosarcoma viral oncogene homolog b, TCF7L2 <text:s/>- <text:s/>transcription factor 7-like 2 (t-cell specific, hmg-box), CXCL2 <text:s/>- <text:s/>chemokine (c-x-c motif) ligand 2, GLP2R <text:s/>- <text:s/>glucagon-like peptide 2 receptor, CXCL1 <text:s/>- <text:s/>chemokine (c-x-c motif) ligand 1 (melanoma growth stimulating activity, alpha), PRKCD <text:s/>- <text:s/>protein kinase c, delta, TRAF2 <text:s/>- <text:s/>tnf receptor-associated factor 2, NEURL <text:s/>- <text:s/>neuralized homolog (drosophila), CXCL3 <text:s/>- <text:s/>chemokine (c-x-c motif) ligand 3, CDK2 <text:s/>- <text:s/>cyclin-dependent kinase 2, COL16A1 <text:s/>- <text:s/>collagen, type xvi, alpha 1, PDE4B <text:s/>- <text:s/>phosphodiesterase 4b, camp-specific]</text:p>
          </table:table-cell>
        </table:table-row>
        <table:table-row table:style-name="ro1">
          <table:table-cell office:value-type="string" calcext:value-type="string">
            <text:p>GO:0002697</text:p>
          </table:table-cell>
          <table:table-cell office:value-type="string" calcext:value-type="string">
            <text:p>regulation of immune effector process</text:p>
          </table:table-cell>
          <table:table-cell office:value-type="float" office:value="0.000000274" calcext:value-type="float">
            <text:p>0.000000274</text:p>
          </table:table-cell>
          <table:table-cell office:value-type="float" office:value="0.0000662" calcext:value-type="float">
            <text:p>0.0000662</text:p>
          </table:table-cell>
          <table:table-cell office:value-type="float" office:value="3.42" calcext:value-type="float">
            <text:p>3.42</text:p>
          </table:table-cell>
          <table:table-cell office:value-type="float" office:value="13954" calcext:value-type="float">
            <text:p>13954</text:p>
          </table:table-cell>
          <table:table-cell office:value-type="float" office:value="227" calcext:value-type="float">
            <text:p>227</text:p>
          </table:table-cell>
          <table:table-cell office:value-type="float" office:value="413" calcext:value-type="float">
            <text:p>4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[FFAR2 <text:s/>- <text:s/>free fatty acid receptor 2, IL27RA <text:s/>- <text:s/>interleukin 27 receptor, alpha, STX4 <text:s/>- <text:s/>syntaxin 4, SASH3 <text:s/>- <text:s/>sam and sh3 domain containing 3, FOXJ1 <text:s/>- <text:s/>forkhead box j1, ZBTB1 <text:s/>- <text:s/>zinc finger and btb domain containing 1, APLF <text:s/>- <text:s/>aprataxin and pnkp like factor, SIN3A <text:s/>- <text:s/>sin3 transcription regulator family member a, HLX <text:s/>- <text:s/>h2.0-like homeobox, B2M <text:s/>- <text:s/>beta-2-microglobulin, PGC <text:s/>- <text:s/>progastricsin (pepsinogen c), STAT6 <text:s/>- <text:s/>signal transducer and activator of transcription 6, interleukin-4 induced, IL23A <text:s/>- <text:s/>interleukin 23, alpha subunit p19, MYB <text:s/>- <text:s/>v-myb avian myeloblastosis viral oncogene homolog, TNFSF13 <text:s/>- <text:s/>tumor necrosis factor (ligand) superfamily, member 13, TNFAIP3 <text:s/>- <text:s/>tumor necrosis factor, alpha-induced protein 3, TRAF2 <text:s/>- <text:s/>tnf receptor-associated factor 2, FGR <text:s/>- <text:s/>feline gardner-rasheed sarcoma viral oncogene homolog, CD86 <text:s/>- <text:s/>cd86 molecule, RARA <text:s/>- <text:s/>retinoic acid receptor, alpha, IL6 <text:s/>- <text:s/>interleukin 6 (interferon, beta 2), MAPK14 <text:s/>- <text:s/>mitogen-activated protein kinase 14, PACS1 <text:s/>- <text:s/>phosphofurin acidic cluster sorting protein 1]</text:p>
          </table:table-cell>
        </table:table-row>
        <table:table-row table:style-name="ro1">
          <table:table-cell office:value-type="string" calcext:value-type="string">
            <text:p>GO:0048869</text:p>
          </table:table-cell>
          <table:table-cell office:value-type="string" calcext:value-type="string">
            <text:p>cellular developmental process</text:p>
          </table:table-cell>
          <table:table-cell office:value-type="float" office:value="0.00000028" calcext:value-type="float">
            <text:p>0.00000028</text:p>
          </table:table-cell>
          <table:table-cell office:value-type="float" office:value="0.0000664" calcext:value-type="float">
            <text:p>0.0000664</text:p>
          </table:table-cell>
          <table:table-cell office:value-type="float" office:value="1.63" calcext:value-type="float">
            <text:p>1.63</text:p>
          </table:table-cell>
          <table:table-cell office:value-type="float" office:value="13954" calcext:value-type="float">
            <text:p>13954</text:p>
          </table:table-cell>
          <table:table-cell office:value-type="float" office:value="2049" calcext:value-type="float">
            <text:p>2049</text:p>
          </table:table-cell>
          <table:table-cell office:value-type="float" office:value="413" calcext:value-type="float">
            <text:p>41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[SMC6 <text:s/>- <text:s/>structural maintenance of chromosomes 6, SEBOX <text:s/>- <text:s/>sebox homeobox, SIN3A <text:s/>- <text:s/>sin3 transcription regulator family member a, CNTNAP1 <text:s/>- <text:s/>contactin associated protein 1, GDNF <text:s/>- <text:s/>glial cell derived neurotrophic factor, WWTR1 <text:s/>- <text:s/>ww domain containing transcription regulator 1, ATP11C <text:s/>- <text:s/>atpase, class vi, type 11c, PBX3 <text:s/>- <text:s/>pre-b-cell leukemia homeobox 3, TRPS1 <text:s/>- <text:s/>trichorhinophalangeal syndrome i, VEZF1 <text:s/>- <text:s/>vascular endothelial zinc finger 1, PANK2 <text:s/>- <text:s/>pantothenate kinase 2, SMYD3 <text:s/>- <text:s/>set and mynd domain containing 3, FOXJ1 <text:s/>- <text:s/>forkhead box j1, PLP1 <text:s/>- <text:s/>proteolipid protein 1, RAP2C <text:s/>- <text:s/>rap2c, member of ras oncogene family, SOX5 <text:s/>- <text:s/>sry (sex determining region y)-box 5, LDB1 <text:s/>- <text:s/>lim domain binding 1, CREB1 <text:s/>- <text:s/>camp responsive element binding protein 1, DOCK10 <text:s/>- <text:s/>dedicator of cytokinesis 10, FGR <text:s/>- <text:s/>feline gardner-rasheed sarcoma viral oncogene homolog, GDF7 <text:s/>- <text:s/>growth differentiation factor 7, CD86 <text:s/>- <text:s/>cd86 molecule, HOXC10 <text:s/>- <text:s/>homeobox c10, IL6 <text:s/>- <text:s/>interleukin 6 (interferon, beta 2), LLGL1 <text:s/>- <text:s/>lethal giant larvae homolog 1 (drosophila), ITGA5 <text:s/>- <text:s/>integrin, alpha 5 (fibronectin receptor, alpha polypeptide), GADD45B <text:s/>- <text:s/>growth arrest and dna-damage-inducible, beta, MYH9 <text:s/>- <text:s/>myosin, heavy chain 9, non-muscle, NTRK3 <text:s/>- <text:s/>neurotrophic tyrosine kinase, receptor, type 3, EGR1 <text:s/>- <text:s/>early growth response 1, RAB10 <text:s/>- <text:s/>rab10, member ras oncogene family, FGF1 <text:s/>- <text:s/>fibroblast growth factor 1 (acidic), NR4A2 <text:s/>- <text:s/>nuclear receptor subfamily 4, group a, member 2, MEF2D <text:s/>- <text:s/>myocyte enhancer factor 2d, PTHLH <text:s/>- <text:s/>parathyroid hormone-like hormone, PTH1R <text:s/>- <text:s/>parathyroid hormone 1 receptor, CDK6 <text:s/>- <text:s/>cyclin-dependent kinase 6, CDKN1A <text:s/>- <text:s/>cyclin-dependent kinase inhibitor 1a (p21, cip1), LRG1 <text:s/>- <text:s/>leucine-rich alpha-2-glycoprotein 1, TCF7L2 <text:s/>- <text:s/>transcription factor 7-like 2 (t-cell specific, hmg-box), ARX <text:s/>- <text:s/>aristaless related homeobox, IRF1 <text:s/>- <text:s/>interferon regulatory factor 1, IRF6 <text:s/>- <text:s/>interferon regulatory factor 6, SATB1 <text:s/>- <text:s/>satb homeobox 1, PHOX2B <text:s/>- <text:s/>paired-like homeobox 2b, COL27A1 <text:s/>- <text:s/>collagen, type xxvii, alpha 1, IL1RAPL1 <text:s/>- <text:s/>interleukin 1 receptor accessory protein-like 1, SMPD3 <text:s/>- <text:s/>sphingomyelin phosphodiesterase 3, neutral membrane (neutral sphingomyelinase ii), ATP2B2 <text:s/>- <text:s/>atpase, ca++ transporting, plasma membrane 2, ZBTB1 <text:s/>- <text:s/>zinc finger and btb domain containing 1, HLX <text:s/>- <text:s/>h2.0-like homeobox, WNT10B <text:s/>- <text:s/>wingless-type mmtv integration site family, member 10b, SEMA4A <text:s/>- <text:s/>sema domain, immunoglobulin domain (ig), transmembrane domain (tm) and short cytoplasmic domain, (semaphorin) 4a, MAP6 <text:s/>- <text:s/>microtubule-associated protein 6, DICER1 <text:s/>- <text:s/>dicer 1, ribonuclease type iii, NR5A2 <text:s/>- <text:s/>nuclear receptor subfamily 5, group a, member 2, VDR <text:s/>- <text:s/>vitamin d (1,25- dihydroxyvitamin d3) receptor, BECN1 <text:s/>- <text:s/>beclin 1, autophagy related, SKIL <text:s/>- <text:s/>ski-like oncogene, PPP3CA <text:s/>- <text:s/>protein phosphatase 3, catalytic subunit, alpha isozyme, NFKB2 <text:s/>- <text:s/>nuclear factor of kappa light polypeptide gene enhancer in b-cells 2 (p49/p100), MKL1 <text:s/>- <text:s/>megakaryoblastic leukemia (translocation) 1, WNT1 <text:s/>- <text:s/>wingless-type mmtv integration site family, member 1, CBX2 <text:s/>- <text:s/>chromobox homolog 2, LGR4 <text:s/>- <text:s/>leucine-rich repeat containing g protein-coupled receptor 4, OTP <text:s/>- <text:s/>orthopedia homeobox, MSX1 <text:s/>- <text:s/>msh homeobox 1, VCAM1 <text:s/>- <text:s/>vascular cell adhesion molecule 1, CYLD <text:s/>- <text:s/>cylindromatosis (turban tumor syndrome), STK4 <text:s/>- <text:s/>serine/threonine kinase 4, GRK5 <text:s/>- <text:s/>g protein-coupled receptor kinase 5, FFAR2 <text:s/>- <text:s/>free fatty acid receptor 2, HOXA11 <text:s/>- <text:s/>homeobox a11, SMOC1 <text:s/>- <text:s/>sparc related modular calcium binding 1, LRFN1 <text:s/>- <text:s/>leucine rich repeat and fibronectin type iii domain containing 1, EHF <text:s/>- <text:s/>ets homologous factor, WNT10A <text:s/>- <text:s/>wingless-type mmtv integration site family, member 10a, STAT6 <text:s/>- <text:s/>signal transducer and activator of transcription 6, interleukin-4 induced, B2M <text:s/>- <text:s/>beta-2-microglobulin, KMT2D <text:s/>- <text:s/>lysine (k)-specific methyltransferase 2d, TAGLN2 <text:s/>- <text:s/>transgelin 2, YY1AP1 <text:s/>- <text:s/>yy1 associated protein 1, TYRO3 <text:s/>- <text:s/>tyro3 protein tyrosine kinase, NFATC2 <text:s/>- <text:s/>nuclear factor of activated t-cells, cytoplasmic, calcineurin-dependent 2, MAFB <text:s/>- <text:s/>v-maf avian musculoaponeurotic fibrosarcoma oncogene homolog b, RARA <text:s/>- <text:s/>retinoic acid receptor, alpha, MAPK14 <text:s/>- <text:s/>mitogen-activated protein kinase 14, CSF1 <text:s/>- <text:s/>colony stimulating factor 1 (macrophage), FOXA3 <text:s/>- <text:s/>forkhead box a3, IL25 <text:s/>- <text:s/>interleukin 25, GATA4 <text:s/>- <text:s/>gata binding protein 4, EPHB1 <text:s/>- <text:s/>eph receptor b1, FERMT2 <text:s/>- <text:s/>fermitin family member 2, ANXA4 <text:s/>- <text:s/>annexin a4, MYADM <text:s/>- <text:s/>myeloid-associated differentiation marker, BCL3 <text:s/>- <text:s/>b-cell cll/lymphoma 3, PRKCD <text:s/>- <text:s/>protein kinase c, delta, VCAN <text:s/>- <text:s/>versican, LSR <text:s/>- <text:s/>lipolysis stimulated lipoprotein receptor]</text:p>
          </table:table-cell>
        </table:table-row>
        <table:table-row table:style-name="ro1">
          <table:table-cell office:value-type="string" calcext:value-type="string">
            <text:p>GO:0008284</text:p>
          </table:table-cell>
          <table:table-cell office:value-type="string" calcext:value-type="string">
            <text:p>positive regulation of cell proliferation</text:p>
          </table:table-cell>
          <table:table-cell office:value-type="float" office:value="0.000000285" calcext:value-type="float">
            <text:p>0.000000285</text:p>
          </table:table-cell>
          <table:table-cell office:value-type="float" office:value="0.0000666" calcext:value-type="float">
            <text:p>0.0000666</text:p>
          </table:table-cell>
          <table:table-cell office:value-type="float" office:value="2.28" calcext:value-type="float">
            <text:p>2.28</text:p>
          </table:table-cell>
          <table:table-cell office:value-type="float" office:value="13954" calcext:value-type="float">
            <text:p>13954</text:p>
          </table:table-cell>
          <table:table-cell office:value-type="float" office:value="653" calcext:value-type="float">
            <text:p>653</text:p>
          </table:table-cell>
          <table:table-cell office:value-type="float" office:value="413" calcext:value-type="float">
            <text:p>41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[GRK5 <text:s/>- <text:s/>g protein-coupled receptor kinase 5, SASH3 <text:s/>- <text:s/>sam and sh3 domain containing 3, FBXW4 <text:s/>- <text:s/>f-box and wd repeat domain containing 4, STAT5A <text:s/>- <text:s/>signal transducer and activator of transcription 5a, CCAR1 <text:s/>- <text:s/>cell division cycle and apoptosis regulator 1, SP6 <text:s/>- <text:s/>sp6 transcription factor, NTRK3 <text:s/>- <text:s/>neurotrophic tyrosine kinase, receptor, type 3, GDNF <text:s/>- <text:s/>glial cell derived neurotrophic factor, HLX <text:s/>- <text:s/>h2.0-like homeobox, FGF1 <text:s/>- <text:s/>fibroblast growth factor 1 (acidic), WWTR1 <text:s/>- <text:s/>ww domain containing transcription regulator 1, WNT10B <text:s/>- <text:s/>wingless-type mmtv integration site family, member 10b, IL23A <text:s/>- <text:s/>interleukin 23, alpha subunit p19, EGR1 <text:s/>- <text:s/>early growth response 1, KMT2D <text:s/>- <text:s/>lysine (k)-specific methyltransferase 2d, PBX1 <text:s/>- <text:s/>pre-b-cell leukemia homeobox 1, MYB <text:s/>- <text:s/>v-myb avian myeloblastosis viral oncogene homolog, TNFSF13 <text:s/>- <text:s/>tumor necrosis factor (ligand) superfamily, member 13, FGF17 <text:s/>- <text:s/>fibroblast growth factor 17, SIRT6 <text:s/>- <text:s/>sirtuin 6, EGF <text:s/>- <text:s/>epidermal growth factor, PTHLH <text:s/>- <text:s/>parathyroid hormone-like hormone, NFATC2 <text:s/>- <text:s/>nuclear factor of activated t-cells, cytoplasmic, calcineurin-dependent 2, PTH1R <text:s/>- <text:s/>parathyroid hormone 1 receptor, ETS1 <text:s/>- <text:s/>v-ets avian erythroblastosis virus e26 oncogene homolog 1, RARA <text:s/>- <text:s/>retinoic acid receptor, alpha, MAPK14 <text:s/>- <text:s/>mitogen-activated protein kinase 14, CDK6 <text:s/>- <text:s/>cyclin-dependent kinase 6, CSF1 <text:s/>- <text:s/>colony stimulating factor 1 (macrophage), STX4 <text:s/>- <text:s/>syntaxin 4, WNT1 <text:s/>- <text:s/>wingless-type mmtv integration site family, member 1, CDKN1A <text:s/>- <text:s/>cyclin-dependent kinase inhibitor 1a (p21, cip1), CXCL10 <text:s/>- <text:s/>chemokine (c-x-c motif) ligand 10, LRG1 <text:s/>- <text:s/>leucine-rich alpha-2-glycoprotein 1, PRKCH <text:s/>- <text:s/>protein kinase c, eta, GLP2R <text:s/>- <text:s/>glucagon-like peptide 2 receptor, CXCL5 <text:s/>- <text:s/>chemokine (c-x-c motif) ligand 5, TNFAIP3 <text:s/>- <text:s/>tumor necrosis factor, alpha-induced protein 3, OTP <text:s/>- <text:s/>orthopedia homeobox, VCAM1 <text:s/>- <text:s/>vascular cell adhesion molecule 1, CD86 <text:s/>- <text:s/>cd86 molecule, CDK2 <text:s/>- <text:s/>cyclin-dependent kinase 2, IL6 <text:s/>- <text:s/>interleukin 6 (interferon, beta 2), HOXC10 <text:s/>- <text:s/>homeobox c10]</text:p>
          </table:table-cell>
        </table:table-row>
        <table:table-row table:style-name="ro1">
          <table:table-cell office:value-type="string" calcext:value-type="string">
            <text:p>GO:1902105</text:p>
          </table:table-cell>
          <table:table-cell office:value-type="string" calcext:value-type="string">
            <text:p>regulation of leukocyte differentiation</text:p>
          </table:table-cell>
          <table:table-cell office:value-type="float" office:value="0.000000289" calcext:value-type="float">
            <text:p>0.000000289</text:p>
          </table:table-cell>
          <table:table-cell office:value-type="float" office:value="0.0000664" calcext:value-type="float">
            <text:p>0.0000664</text:p>
          </table:table-cell>
          <table:table-cell office:value-type="float" office:value="3.82" calcext:value-type="float">
            <text:p>3.82</text:p>
          </table:table-cell>
          <table:table-cell office:value-type="float" office:value="13954" calcext:value-type="float">
            <text:p>13954</text:p>
          </table:table-cell>
          <table:table-cell office:value-type="float" office:value="177" calcext:value-type="float">
            <text:p>177</text:p>
          </table:table-cell>
          <table:table-cell office:value-type="float" office:value="413" calcext:value-type="float">
            <text:p>4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PPARGC1B <text:s/>- <text:s/>peroxisome proliferator-activated receptor gamma, coactivator 1 beta, CDK6 <text:s/>- <text:s/>cyclin-dependent kinase 6, CSF1 <text:s/>- <text:s/>colony stimulating factor 1 (macrophage), SASH3 <text:s/>- <text:s/>sam and sh3 domain containing 3, FOXJ1 <text:s/>- <text:s/>forkhead box j1, CD83 <text:s/>- <text:s/>cd83 molecule, ZBTB1 <text:s/>- <text:s/>zinc finger and btb domain containing 1, HLX <text:s/>- <text:s/>h2.0-like homeobox, IL23A <text:s/>- <text:s/>interleukin 23, alpha subunit p19, ATP11C <text:s/>- <text:s/>atpase, class vi, type 11c, IKZF3 <text:s/>- <text:s/>ikaros family zinc finger 3 (aiolos), MYB <text:s/>- <text:s/>v-myb avian myeloblastosis viral oncogene homolog, IRF1 <text:s/>- <text:s/>interferon regulatory factor 1, SOX13 <text:s/>- <text:s/>sry (sex determining region y)-box 13, CREB1 <text:s/>- <text:s/>camp responsive element binding protein 1, CYLD <text:s/>- <text:s/>cylindromatosis (turban tumor syndrome), CD86 <text:s/>- <text:s/>cd86 molecule, MAFB <text:s/>- <text:s/>v-maf avian musculoaponeurotic fibrosarcoma oncogene homolog b, RARA <text:s/>- <text:s/>retinoic acid receptor, alpha, IL6 <text:s/>- <text:s/>interleukin 6 (interferon, beta 2)]</text:p>
          </table:table-cell>
        </table:table-row>
        <table:table-row table:style-name="ro1">
          <table:table-cell office:value-type="string" calcext:value-type="string">
            <text:p>GO:0032774</text:p>
          </table:table-cell>
          <table:table-cell office:value-type="string" calcext:value-type="string">
            <text:p>RNA biosynthetic process</text:p>
          </table:table-cell>
          <table:table-cell office:value-type="float" office:value="0.000000307" calcext:value-type="float">
            <text:p>0.000000307</text:p>
          </table:table-cell>
          <table:table-cell office:value-type="float" office:value="0.0000695" calcext:value-type="float">
            <text:p>0.0000695</text:p>
          </table:table-cell>
          <table:table-cell office:value-type="float" office:value="1.63" calcext:value-type="float">
            <text:p>1.63</text:p>
          </table:table-cell>
          <table:table-cell office:value-type="float" office:value="13954" calcext:value-type="float">
            <text:p>13954</text:p>
          </table:table-cell>
          <table:table-cell office:value-type="float" office:value="2053" calcext:value-type="float">
            <text:p>2053</text:p>
          </table:table-cell>
          <table:table-cell office:value-type="float" office:value="413" calcext:value-type="float">
            <text:p>41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[SYMPK <text:s/>- <text:s/>symplekin, SEBOX <text:s/>- <text:s/>sebox homeobox, SIN3A <text:s/>- <text:s/>sin3 transcription regulator family member a, TSC22D4 <text:s/>- <text:s/>tsc22 domain family, member 4, ZNF436 <text:s/>- <text:s/>zinc finger protein 436, WWTR1 <text:s/>- <text:s/>ww domain containing transcription regulator 1, PBX3 <text:s/>- <text:s/>pre-b-cell leukemia homeobox 3, ELL2 <text:s/>- <text:s/>elongation factor, rna polymerase ii, 2, PBX1 <text:s/>- <text:s/>pre-b-cell leukemia homeobox 1, BCOR <text:s/>- <text:s/>bcl6 corepressor, ZBTB17 <text:s/>- <text:s/>zinc finger and btb domain containing 17, REL <text:s/>- <text:s/>v-rel avian reticuloendotheliosis viral oncogene homolog, TRPS1 <text:s/>- <text:s/>trichorhinophalangeal syndrome i, VEZF1 <text:s/>- <text:s/>vascular endothelial zinc finger 1, SIRT2 <text:s/>- <text:s/>sirtuin 2, ILF3 <text:s/>- <text:s/>interleukin enhancer binding factor 3, 90kda, ASH1L <text:s/>- <text:s/>ash1 (absent, small, or homeotic)-like (drosophila), FOXJ1 <text:s/>- <text:s/>forkhead box j1, NR3C2 <text:s/>- <text:s/>nuclear receptor subfamily 3, group c, member 2, CGGBP1 <text:s/>- <text:s/>cgg triplet repeat binding protein 1, SOX5 <text:s/>- <text:s/>sry (sex determining region y)-box 5, NLK <text:s/>- <text:s/>nemo-like kinase, LDB1 <text:s/>- <text:s/>lim domain binding 1, SOX13 <text:s/>- <text:s/>sry (sex determining region y)-box 13, CREB1 <text:s/>- <text:s/>camp responsive element binding protein 1, MSC <text:s/>- <text:s/>musculin, ASCL3 <text:s/>- <text:s/>achaete-scute complex homolog 3 (drosophila), HOXC10 <text:s/>- <text:s/>homeobox c10, HOXC9 <text:s/>- <text:s/>homeobox c9, PPARGC1B <text:s/>- <text:s/>peroxisome proliferator-activated receptor gamma, coactivator 1 beta, SPEN <text:s/>- <text:s/>spen homolog, transcriptional regulator (drosophila), SUPT16H <text:s/>- <text:s/>suppressor of ty 16 homolog (s. cerevisiae), EEF1A1 <text:s/>- <text:s/>eukaryotic translation elongation factor 1 alpha 1, BBX <text:s/>- <text:s/>bobby sox homolog (drosophila), ARRB1 <text:s/>- <text:s/>arrestin, beta 1, EGR1 <text:s/>- <text:s/>early growth response 1, MYB <text:s/>- <text:s/>v-myb avian myeloblastosis viral oncogene homolog, NR4A2 <text:s/>- <text:s/>nuclear receptor subfamily 4, group a, member 2, MEF2D <text:s/>- <text:s/>myocyte enhancer factor 2d, TBX15 <text:s/>- <text:s/>t-box 15, DENND4A <text:s/>- <text:s/>denn/madd domain containing 4a, C11orf30 <text:s/>- <text:s/>chromosome 11 open reading frame 30, TCF7L2 <text:s/>- <text:s/>transcription factor 7-like 2 (t-cell specific, hmg-box), ARX <text:s/>- <text:s/>aristaless related homeobox, IRF1 <text:s/>- <text:s/>interferon regulatory factor 1, IRF6 <text:s/>- <text:s/>interferon regulatory factor 6, SATB1 <text:s/>- <text:s/>satb homeobox 1, PHOX2B <text:s/>- <text:s/>paired-like homeobox 2b, NFKBIZ <text:s/>- <text:s/>nuclear factor of kappa light polypeptide gene enhancer in b-cells inhibitor, zeta, TCEA2 <text:s/>- <text:s/>transcription elongation factor a (sii), 2, SALL2 <text:s/>- <text:s/>sal-like 2 (drosophila), ZBTB1 <text:s/>- <text:s/>zinc finger and btb domain containing 1, CCAR1 <text:s/>- <text:s/>cell division cycle and apoptosis regulator 1, HLX <text:s/>- <text:s/>h2.0-like homeobox, TLE4 <text:s/>- <text:s/>transducin-like enhancer of split 4 (e(sp1) homolog, drosophila), NR5A2 <text:s/>- <text:s/>nuclear receptor subfamily 5, group a, member 2, VSX2 <text:s/>- <text:s/>visual system homeobox 2, VDR <text:s/>- <text:s/>vitamin d (1,25- dihydroxyvitamin d3) receptor, TCEAL8 <text:s/>- <text:s/>transcription elongation factor a (sii)-like 8, CHD4 <text:s/>- <text:s/>chromodomain helicase dna binding protein 4, NFKB2 <text:s/>- <text:s/>nuclear factor of kappa light polypeptide gene enhancer in b-cells 2 (p49/p100), MKL1 <text:s/>- <text:s/>megakaryoblastic leukemia (translocation) 1, NFKB1 <text:s/>- <text:s/>nuclear factor of kappa light polypeptide gene enhancer in b-cells 1, GPBP1 <text:s/>- <text:s/>gc-rich promoter binding protein 1, NFKBIB <text:s/>- <text:s/>nuclear factor of kappa light polypeptide gene enhancer in b-cells inhibitor, beta, CBX2 <text:s/>- <text:s/>chromobox homolog 2, FOXP4 <text:s/>- <text:s/>forkhead box p4, EBF4 <text:s/>- <text:s/>early b-cell factor 4, NCOA2 <text:s/>- <text:s/>nuclear receptor coactivator 2, OTP <text:s/>- <text:s/>orthopedia homeobox, MSX1 <text:s/>- <text:s/>msh homeobox 1, HOXA11 <text:s/>- <text:s/>homeobox a11, ZBTB25 <text:s/>- <text:s/>zinc finger and btb domain containing 25, EHF <text:s/>- <text:s/>ets homologous factor, STAT5A <text:s/>- <text:s/>signal transducer and activator of transcription 5a, SP6 <text:s/>- <text:s/>sp6 transcription factor, STAT6 <text:s/>- <text:s/>signal transducer and activator of transcription 6, interleukin-4 induced, HOXB9 <text:s/>- <text:s/>homeobox b9, KMT2D <text:s/>- <text:s/>lysine (k)-specific methyltransferase 2d, MORF4L2 <text:s/>- <text:s/>mortality factor 4 like 2, IKZF3 <text:s/>- <text:s/>ikaros family zinc finger 3 (aiolos), YY1AP1 <text:s/>- <text:s/>yy1 associated protein 1, NFATC1 <text:s/>- <text:s/>nuclear factor of activated t-cells, cytoplasmic, calcineurin-dependent 1, MAP2K6 <text:s/>- <text:s/>mitogen-activated protein kinase kinase 6, KDM1B <text:s/>- <text:s/>lysine (k)-specific demethylase 1b, NFATC2 <text:s/>- <text:s/>nuclear factor of activated t-cells, cytoplasmic, calcineurin-dependent 2, ETS1 <text:s/>- <text:s/>v-ets avian erythroblastosis virus e26 oncogene homolog 1, MAFB <text:s/>- <text:s/>v-maf avian musculoaponeurotic fibrosarcoma oncogene homolog b, RARA <text:s/>- <text:s/>retinoic acid receptor, alpha, MAPK14 <text:s/>- <text:s/>mitogen-activated protein kinase 14, FOXA3 <text:s/>- <text:s/>forkhead box a3, GATA4 <text:s/>- <text:s/>gata binding protein 4, ATG16L2 <text:s/>- <text:s/>autophagy related 16-like 2 (s. cerevisiae), ZBTB14 <text:s/>- <text:s/>zinc finger and btb domain containing 14, FOSB <text:s/>- <text:s/>fbj murine osteosarcoma viral oncogene homolog b, BCL3 <text:s/>- <text:s/>b-cell cll/lymphoma 3, NFAT5 <text:s/>- <text:s/>nuclear factor of activated t-cells 5, tonicity-responsive, NUP153 <text:s/>- <text:s/>nucleoporin 153kda, GTF3C4 <text:s/>- <text:s/>general transcription factor iiic, polypeptide 4, 90kda]</text:p>
          </table:table-cell>
        </table:table-row>
        <table:table-row table:style-name="ro1">
          <table:table-cell office:value-type="string" calcext:value-type="string">
            <text:p>GO:0001817</text:p>
          </table:table-cell>
          <table:table-cell office:value-type="string" calcext:value-type="string">
            <text:p>regulation of cytokine production</text:p>
          </table:table-cell>
          <table:table-cell office:value-type="float" office:value="0.00000032" calcext:value-type="float">
            <text:p>0.00000032</text:p>
          </table:table-cell>
          <table:table-cell office:value-type="float" office:value="0.0000712" calcext:value-type="float">
            <text:p>0.0000712</text:p>
          </table:table-cell>
          <table:table-cell office:value-type="float" office:value="2.61" calcext:value-type="float">
            <text:p>2.61</text:p>
          </table:table-cell>
          <table:table-cell office:value-type="float" office:value="13954" calcext:value-type="float">
            <text:p>13954</text:p>
          </table:table-cell>
          <table:table-cell office:value-type="float" office:value="440" calcext:value-type="float">
            <text:p>440</text:p>
          </table:table-cell>
          <table:table-cell office:value-type="float" office:value="413" calcext:value-type="float">
            <text:p>41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[TNFRSF9 <text:s/>- <text:s/>tumor necrosis factor receptor superfamily, member 9, FFAR2 <text:s/>- <text:s/>free fatty acid receptor 2, SASH3 <text:s/>- <text:s/>sam and sh3 domain containing 3, NOS2 <text:s/>- <text:s/>nitric oxide synthase 2, inducible, CD83 <text:s/>- <text:s/>cd83 molecule, ARRB1 <text:s/>- <text:s/>arrestin, beta 1, STAT6 <text:s/>- <text:s/>signal transducer and activator of transcription 6, interleukin-4 induced, B2M <text:s/>- <text:s/>beta-2-microglobulin, IL23A <text:s/>- <text:s/>interleukin 23, alpha subunit p19, EGR1 <text:s/>- <text:s/>early growth response 1, IKBKE <text:s/>- <text:s/>inhibitor of kappa light polypeptide gene enhancer in b-cells, kinase epsilon, MYB <text:s/>- <text:s/>v-myb avian myeloblastosis viral oncogene homolog, REL <text:s/>- <text:s/>v-rel avian reticuloendotheliosis viral oncogene homolog, RARA <text:s/>- <text:s/>retinoic acid receptor, alpha, MAPK14 <text:s/>- <text:s/>mitogen-activated protein kinase 14, IL27RA <text:s/>- <text:s/>interleukin 27 receptor, alpha, GATA4 <text:s/>- <text:s/>gata binding protein 4, FOXJ1 <text:s/>- <text:s/>forkhead box j1, SAA1 <text:s/>- <text:s/>serum amyloid a1, NFKB2 <text:s/>- <text:s/>nuclear factor of kappa light polypeptide gene enhancer in b-cells 2 (p49/p100), NFKB1 <text:s/>- <text:s/>nuclear factor of kappa light polypeptide gene enhancer in b-cells 1, TRIB2 <text:s/>- <text:s/>tribbles homolog 2 (drosophila), ANXA4 <text:s/>- <text:s/>annexin a4, IRF1 <text:s/>- <text:s/>interferon regulatory factor 1, BCL3 <text:s/>- <text:s/>b-cell cll/lymphoma 3, TNFAIP3 <text:s/>- <text:s/>tumor necrosis factor, alpha-induced protein 3, LGR4 <text:s/>- <text:s/>leucine-rich repeat containing g protein-coupled receptor 4, TRAF2 <text:s/>- <text:s/>tnf receptor-associated factor 2, CREB1 <text:s/>- <text:s/>camp responsive element binding protein 1, CYLD <text:s/>- <text:s/>cylindromatosis (turban tumor syndrome), FGR <text:s/>- <text:s/>feline gardner-rasheed sarcoma viral oncogene homolog, CD86 <text:s/>- <text:s/>cd86 molecule, IL6 <text:s/>- <text:s/>interleukin 6 (interferon, beta 2), PDE4B <text:s/>- <text:s/>phosphodiesterase 4b, camp-specific]</text:p>
          </table:table-cell>
        </table:table-row>
        <table:table-row table:style-name="ro1">
          <table:table-cell office:value-type="string" calcext:value-type="string">
            <text:p>GO:0010557</text:p>
          </table:table-cell>
          <table:table-cell office:value-type="string" calcext:value-type="string">
            <text:p>positive regulation of macromolecule biosynthetic process</text:p>
          </table:table-cell>
          <table:table-cell office:value-type="float" office:value="0.000000324" calcext:value-type="float">
            <text:p>0.000000324</text:p>
          </table:table-cell>
          <table:table-cell office:value-type="float" office:value="0.000071" calcext:value-type="float">
            <text:p>0.000071</text:p>
          </table:table-cell>
          <table:table-cell office:value-type="float" office:value="1.81" calcext:value-type="float">
            <text:p>1.81</text:p>
          </table:table-cell>
          <table:table-cell office:value-type="float" office:value="13954" calcext:value-type="float">
            <text:p>13954</text:p>
          </table:table-cell>
          <table:table-cell office:value-type="float" office:value="1360" calcext:value-type="float">
            <text:p>1360</text:p>
          </table:table-cell>
          <table:table-cell office:value-type="float" office:value="413" calcext:value-type="float">
            <text:p>41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[SIN3A <text:s/>- <text:s/>sin3 transcription regulator family member a, GDNF <text:s/>- <text:s/>glial cell derived neurotrophic factor, WNT10B <text:s/>- <text:s/>wingless-type mmtv integration site family, member 10b, WWTR1 <text:s/>- <text:s/>ww domain containing transcription regulator 1, IL23A <text:s/>- <text:s/>interleukin 23, alpha subunit p19, PBX3 <text:s/>- <text:s/>pre-b-cell leukemia homeobox 3, PBX1 <text:s/>- <text:s/>pre-b-cell leukemia homeobox 1, ZBTB17 <text:s/>- <text:s/>zinc finger and btb domain containing 17, REL <text:s/>- <text:s/>v-rel avian reticuloendotheliosis viral oncogene homolog, TRPS1 <text:s/>- <text:s/>trichorhinophalangeal syndrome i, NR5A2 <text:s/>- <text:s/>nuclear receptor subfamily 5, group a, member 2, SIRT2 <text:s/>- <text:s/>sirtuin 2, FHOD1 <text:s/>- <text:s/>formin homology 2 domain containing 1, ILF3 <text:s/>- <text:s/>interleukin enhancer binding factor 3, 90kda, ASH1L <text:s/>- <text:s/>ash1 (absent, small, or homeotic)-like (drosophila), VDR <text:s/>- <text:s/>vitamin d (1,25- dihydroxyvitamin d3) receptor, SMYD3 <text:s/>- <text:s/>set and mynd domain containing 3, TNIP1 <text:s/>- <text:s/>tnfaip3 interacting protein 1, FOXJ1 <text:s/>- <text:s/>forkhead box j1, PPP3CA <text:s/>- <text:s/>protein phosphatase 3, catalytic subunit, alpha isozyme, NFKB2 <text:s/>- <text:s/>nuclear factor of kappa light polypeptide gene enhancer in b-cells 2 (p49/p100), MKL1 <text:s/>- <text:s/>megakaryoblastic leukemia (translocation) 1, WNT1 <text:s/>- <text:s/>wingless-type mmtv integration site family, member 1, NFKB1 <text:s/>- <text:s/>nuclear factor of kappa light polypeptide gene enhancer in b-cells 1, GPBP1 <text:s/>- <text:s/>gc-rich promoter binding protein 1, TET3 <text:s/>- <text:s/>tet methylcytosine dioxygenase 3, MSX1 <text:s/>- <text:s/>msh homeobox 1, NCOA2 <text:s/>- <text:s/>nuclear receptor coactivator 2, PFN1 <text:s/>- <text:s/>profilin 1, LGR4 <text:s/>- <text:s/>leucine-rich repeat containing g protein-coupled receptor 4, LDB1 <text:s/>- <text:s/>lim domain binding 1, CREB1 <text:s/>- <text:s/>camp responsive element binding protein 1, GDF7 <text:s/>- <text:s/>growth differentiation factor 7, CD86 <text:s/>- <text:s/>cd86 molecule, HOXC10 <text:s/>- <text:s/>homeobox c10, IL6 <text:s/>- <text:s/>interleukin 6 (interferon, beta 2), PPARGC1B <text:s/>- <text:s/>peroxisome proliferator-activated receptor gamma, coactivator 1 beta, HOXA11 <text:s/>- <text:s/>homeobox a11, SUPT16H <text:s/>- <text:s/>suppressor of ty 16 homolog (s. cerevisiae), EHF <text:s/>- <text:s/>ets homologous factor, ARRB1 <text:s/>- <text:s/>arrestin, beta 1, HOXB9 <text:s/>- <text:s/>homeobox b9, STAT6 <text:s/>- <text:s/>signal transducer and activator of transcription 6, interleukin-4 induced, FGF1 <text:s/>- <text:s/>fibroblast growth factor 1 (acidic), EGR1 <text:s/>- <text:s/>early growth response 1, KMT2D <text:s/>- <text:s/>lysine (k)-specific methyltransferase 2d, MORF4L2 <text:s/>- <text:s/>mortality factor 4 like 2, NR4A2 <text:s/>- <text:s/>nuclear receptor subfamily 4, group a, member 2, MYB <text:s/>- <text:s/>v-myb avian myeloblastosis viral oncogene homolog, IKZF3 <text:s/>- <text:s/>ikaros family zinc finger 3 (aiolos), MEF2D <text:s/>- <text:s/>myocyte enhancer factor 2d, NFATC1 <text:s/>- <text:s/>nuclear factor of activated t-cells, cytoplasmic, calcineurin-dependent 1, EGF <text:s/>- <text:s/>epidermal growth factor, MAP2K6 <text:s/>- <text:s/>mitogen-activated protein kinase kinase 6, NFATC2 <text:s/>- <text:s/>nuclear factor of activated t-cells, cytoplasmic, calcineurin-dependent 2, ETS1 <text:s/>- <text:s/>v-ets avian erythroblastosis virus e26 oncogene homolog 1, MAFB <text:s/>- <text:s/>v-maf avian musculoaponeurotic fibrosarcoma oncogene homolog b, RARA <text:s/>- <text:s/>retinoic acid receptor, alpha, MAPK14 <text:s/>- <text:s/>mitogen-activated protein kinase 14, FOXA3 <text:s/>- <text:s/>forkhead box a3, RAI1 <text:s/>- <text:s/>retinoic acid induced 1, IL25 <text:s/>- <text:s/>interleukin 25, GATA4 <text:s/>- <text:s/>gata binding protein 4, CXCL10 <text:s/>- <text:s/>chemokine (c-x-c motif) ligand 10, FOSB <text:s/>- <text:s/>fbj murine osteosarcoma viral oncogene homolog b, TCF7L2 <text:s/>- <text:s/>transcription factor 7-like 2 (t-cell specific, hmg-box), BCL3 <text:s/>- <text:s/>b-cell cll/lymphoma 3, IRF1 <text:s/>- <text:s/>interferon regulatory factor 1, IRF6 <text:s/>- <text:s/>interferon regulatory factor 6, NFAT5 <text:s/>- <text:s/>nuclear factor of activated t-cells 5, tonicity-responsive, PHOX2B <text:s/>- <text:s/>paired-like homeobox 2b, TCEA2 <text:s/>- <text:s/>transcription elongation factor a (sii), 2, CDK2 <text:s/>- <text:s/>cyclin-dependent kinase 2]</text:p>
          </table:table-cell>
        </table:table-row>
        <table:table-row table:style-name="ro1">
          <table:table-cell office:value-type="string" calcext:value-type="string">
            <text:p>GO:0006351</text:p>
          </table:table-cell>
          <table:table-cell office:value-type="string" calcext:value-type="string">
            <text:p>transcription, DNA-templated</text:p>
          </table:table-cell>
          <table:table-cell office:value-type="float" office:value="0.000000374" calcext:value-type="float">
            <text:p>0.000000374</text:p>
          </table:table-cell>
          <table:table-cell office:value-type="float" office:value="0.0000806" calcext:value-type="float">
            <text:p>0.0000806</text:p>
          </table:table-cell>
          <table:table-cell office:value-type="float" office:value="1.68" calcext:value-type="float">
            <text:p>1.68</text:p>
          </table:table-cell>
          <table:table-cell office:value-type="float" office:value="13954" calcext:value-type="float">
            <text:p>13954</text:p>
          </table:table-cell>
          <table:table-cell office:value-type="float" office:value="1815" calcext:value-type="float">
            <text:p>1815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[SEBOX <text:s/>- <text:s/>sebox homeobox, ZBTB1 <text:s/>- <text:s/>zinc finger and btb domain containing 1, SIN3A <text:s/>- <text:s/>sin3 transcription regulator family member a, TSC22D4 <text:s/>- <text:s/>tsc22 domain family, member 4, CCAR1 <text:s/>- <text:s/>cell division cycle and apoptosis regulator 1, HLX <text:s/>- <text:s/>h2.0-like homeobox, ZNF436 <text:s/>- <text:s/>zinc finger protein 436, PBX3 <text:s/>- <text:s/>pre-b-cell leukemia homeobox 3, TLE4 <text:s/>- <text:s/>transducin-like enhancer of split 4 (e(sp1) homolog, drosophila), PBX1 <text:s/>- <text:s/>pre-b-cell leukemia homeobox 1, ELL2 <text:s/>- <text:s/>elongation factor, rna polymerase ii, 2, ZBTB17 <text:s/>- <text:s/>zinc finger and btb domain containing 17, BCOR <text:s/>- <text:s/>bcl6 corepressor, REL <text:s/>- <text:s/>v-rel avian reticuloendotheliosis viral oncogene homolog, TRPS1 <text:s/>- <text:s/>trichorhinophalangeal syndrome i, VEZF1 <text:s/>- <text:s/>vascular endothelial zinc finger 1, VSX2 <text:s/>- <text:s/>visual system homeobox 2, SIRT2 <text:s/>- <text:s/>sirtuin 2, ILF3 <text:s/>- <text:s/>interleukin enhancer binding factor 3, 90kda, ASH1L <text:s/>- <text:s/>ash1 (absent, small, or homeotic)-like (drosophila), TCEAL8 <text:s/>- <text:s/>transcription elongation factor a (sii)-like 8, CHD4 <text:s/>- <text:s/>chromodomain helicase dna binding protein 4, FOXJ1 <text:s/>- <text:s/>forkhead box j1, NFKB2 <text:s/>- <text:s/>nuclear factor of kappa light polypeptide gene enhancer in b-cells 2 (p49/p100), CGGBP1 <text:s/>- <text:s/>cgg triplet repeat binding protein 1, MKL1 <text:s/>- <text:s/>megakaryoblastic leukemia (translocation) 1, NFKB1 <text:s/>- <text:s/>nuclear factor of kappa light polypeptide gene enhancer in b-cells 1, SOX5 <text:s/>- <text:s/>sry (sex determining region y)-box 5, GPBP1 <text:s/>- <text:s/>gc-rich promoter binding protein 1, NFKBIB <text:s/>- <text:s/>nuclear factor of kappa light polypeptide gene enhancer in b-cells inhibitor, beta, NLK <text:s/>- <text:s/>nemo-like kinase, CBX2 <text:s/>- <text:s/>chromobox homolog 2, FOXP4 <text:s/>- <text:s/>forkhead box p4, EBF4 <text:s/>- <text:s/>early b-cell factor 4, MSX1 <text:s/>- <text:s/>msh homeobox 1, NCOA2 <text:s/>- <text:s/>nuclear receptor coactivator 2, OTP <text:s/>- <text:s/>orthopedia homeobox, LDB1 <text:s/>- <text:s/>lim domain binding 1, SOX13 <text:s/>- <text:s/>sry (sex determining region y)-box 13, CREB1 <text:s/>- <text:s/>camp responsive element binding protein 1, MSC <text:s/>- <text:s/>musculin, HOXC10 <text:s/>- <text:s/>homeobox c10, ASCL3 <text:s/>- <text:s/>achaete-scute complex homolog 3 (drosophila), HOXC9 <text:s/>- <text:s/>homeobox c9, PPARGC1B <text:s/>- <text:s/>peroxisome proliferator-activated receptor gamma, coactivator 1 beta, HOXA11 <text:s/>- <text:s/>homeobox a11, SPEN <text:s/>- <text:s/>spen homolog, transcriptional regulator (drosophila), SUPT16H <text:s/>- <text:s/>suppressor of ty 16 homolog (s. cerevisiae), EHF <text:s/>- <text:s/>ets homologous factor, ZBTB25 <text:s/>- <text:s/>zinc finger and btb domain containing 25, EEF1A1 <text:s/>- <text:s/>eukaryotic translation elongation factor 1 alpha 1, BBX <text:s/>- <text:s/>bobby sox homolog (drosophila), STAT5A <text:s/>- <text:s/>signal transducer and activator of transcription 5a, SP6 <text:s/>- <text:s/>sp6 transcription factor, ARRB1 <text:s/>- <text:s/>arrestin, beta 1, HOXB9 <text:s/>- <text:s/>homeobox b9, STAT6 <text:s/>- <text:s/>signal transducer and activator of transcription 6, interleukin-4 induced, EGR1 <text:s/>- <text:s/>early growth response 1, KMT2D <text:s/>- <text:s/>lysine (k)-specific methyltransferase 2d, MORF4L2 <text:s/>- <text:s/>mortality factor 4 like 2, NR4A2 <text:s/>- <text:s/>nuclear receptor subfamily 4, group a, member 2, MYB <text:s/>- <text:s/>v-myb avian myeloblastosis viral oncogene homolog, IKZF3 <text:s/>- <text:s/>ikaros family zinc finger 3 (aiolos), MEF2D <text:s/>- <text:s/>myocyte enhancer factor 2d, YY1AP1 <text:s/>- <text:s/>yy1 associated protein 1, NFATC1 <text:s/>- <text:s/>nuclear factor of activated t-cells, cytoplasmic, calcineurin-dependent 1, MAP2K6 <text:s/>- <text:s/>mitogen-activated protein kinase kinase 6, KDM1B <text:s/>- <text:s/>lysine (k)-specific demethylase 1b, NFATC2 <text:s/>- <text:s/>nuclear factor of activated t-cells, cytoplasmic, calcineurin-dependent 2, ETS1 <text:s/>- <text:s/>v-ets avian erythroblastosis virus e26 oncogene homolog 1, MAFB <text:s/>- <text:s/>v-maf avian musculoaponeurotic fibrosarcoma oncogene homolog b, MAPK14 <text:s/>- <text:s/>mitogen-activated protein kinase 14, FOXA3 <text:s/>- <text:s/>forkhead box a3, TBX15 <text:s/>- <text:s/>t-box 15, GATA4 <text:s/>- <text:s/>gata binding protein 4, ZBTB14 <text:s/>- <text:s/>zinc finger and btb domain containing 14, DENND4A <text:s/>- <text:s/>denn/madd domain containing 4a, C11orf30 <text:s/>- <text:s/>chromosome 11 open reading frame 30, ARX <text:s/>- <text:s/>aristaless related homeobox, TCF7L2 <text:s/>- <text:s/>transcription factor 7-like 2 (t-cell specific, hmg-box), FOSB <text:s/>- <text:s/>fbj murine osteosarcoma viral oncogene homolog b, IRF1 <text:s/>- <text:s/>interferon regulatory factor 1, BCL3 <text:s/>- <text:s/>b-cell cll/lymphoma 3, IRF6 <text:s/>- <text:s/>interferon regulatory factor 6, SATB1 <text:s/>- <text:s/>satb homeobox 1, NFAT5 <text:s/>- <text:s/>nuclear factor of activated t-cells 5, tonicity-responsive, PHOX2B <text:s/>- <text:s/>paired-like homeobox 2b, GTF3C4 <text:s/>- <text:s/>general transcription factor iiic, polypeptide 4, 90kda, NFKBIZ <text:s/>- <text:s/>nuclear factor of kappa light polypeptide gene enhancer in b-cells inhibitor, zeta, SALL2 <text:s/>- <text:s/>sal-like 2 (drosophila)]</text:p>
          </table:table-cell>
        </table:table-row>
        <table:table-row table:style-name="ro1">
          <table:table-cell office:value-type="string" calcext:value-type="string">
            <text:p>GO:0050776</text:p>
          </table:table-cell>
          <table:table-cell office:value-type="string" calcext:value-type="string">
            <text:p>regulation of immune response</text:p>
          </table:table-cell>
          <table:table-cell office:value-type="float" office:value="0.000000381" calcext:value-type="float">
            <text:p>0.000000381</text:p>
          </table:table-cell>
          <table:table-cell office:value-type="float" office:value="0.000081" calcext:value-type="float">
            <text:p>0.000081</text:p>
          </table:table-cell>
          <table:table-cell office:value-type="float" office:value="2.34" calcext:value-type="float">
            <text:p>2.34</text:p>
          </table:table-cell>
          <table:table-cell office:value-type="float" office:value="13954" calcext:value-type="float">
            <text:p>13954</text:p>
          </table:table-cell>
          <table:table-cell office:value-type="float" office:value="593" calcext:value-type="float">
            <text:p>593</text:p>
          </table:table-cell>
          <table:table-cell office:value-type="float" office:value="413" calcext:value-type="float">
            <text:p>41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[FFAR2 <text:s/>- <text:s/>free fatty acid receptor 2, SASH3 <text:s/>- <text:s/>sam and sh3 domain containing 3, ZBTB1 <text:s/>- <text:s/>zinc finger and btb domain containing 1, SIN3A <text:s/>- <text:s/>sin3 transcription regulator family member a, SARM1 <text:s/>- <text:s/>sterile alpha and tir motif containing 1, HLX <text:s/>- <text:s/>h2.0-like homeobox, STAT6 <text:s/>- <text:s/>signal transducer and activator of transcription 6, interleukin-4 induced, PGC <text:s/>- <text:s/>progastricsin (pepsinogen c), B2M <text:s/>- <text:s/>beta-2-microglobulin, IL23A <text:s/>- <text:s/>interleukin 23, alpha subunit p19, IKBKE <text:s/>- <text:s/>inhibitor of kappa light polypeptide gene enhancer in b-cells, kinase epsilon, MYB <text:s/>- <text:s/>v-myb avian myeloblastosis viral oncogene homolog, TNFSF13 <text:s/>- <text:s/>tumor necrosis factor (ligand) superfamily, member 13, NFATC1 <text:s/>- <text:s/>nuclear factor of activated t-cells, cytoplasmic, calcineurin-dependent 1, TYRO3 <text:s/>- <text:s/>tyro3 protein tyrosine kinase, MAP2K6 <text:s/>- <text:s/>mitogen-activated protein kinase kinase 6, NFATC2 <text:s/>- <text:s/>nuclear factor of activated t-cells, cytoplasmic, calcineurin-dependent 2, RARA <text:s/>- <text:s/>retinoic acid receptor, alpha, MAPK14 <text:s/>- <text:s/>mitogen-activated protein kinase 14, STX4 <text:s/>- <text:s/>syntaxin 4, IL27RA <text:s/>- <text:s/>interleukin 27 receptor, alpha, TNIP1 <text:s/>- <text:s/>tnfaip3 interacting protein 1, FOXJ1 <text:s/>- <text:s/>forkhead box j1, PPP3CA <text:s/>- <text:s/>protein phosphatase 3, catalytic subunit, alpha isozyme, TNIP3 <text:s/>- <text:s/>tnfaip3 interacting protein 3, APLF <text:s/>- <text:s/>aprataxin and pnkp like factor, NFKB1 <text:s/>- <text:s/>nuclear factor of kappa light polypeptide gene enhancer in b-cells 1, CTSS <text:s/>- <text:s/>cathepsin s, PRKCH <text:s/>- <text:s/>protein kinase c, eta, IRF1 <text:s/>- <text:s/>interferon regulatory factor 1, CDC37 <text:s/>- <text:s/>cell division cycle 37, TNFAIP3 <text:s/>- <text:s/>tumor necrosis factor, alpha-induced protein 3, LGR4 <text:s/>- <text:s/>leucine-rich repeat containing g protein-coupled receptor 4, PRKCD <text:s/>- <text:s/>protein kinase c, delta, TRAF2 <text:s/>- <text:s/>tnf receptor-associated factor 2, VCAM1 <text:s/>- <text:s/>vascular cell adhesion molecule 1, FGR <text:s/>- <text:s/>feline gardner-rasheed sarcoma viral oncogene homolog, CYLD <text:s/>- <text:s/>cylindromatosis (turban tumor syndrome), CD86 <text:s/>- <text:s/>cd86 molecule, IL6 <text:s/>- <text:s/>interleukin 6 (interferon, beta 2), PDE4B <text:s/>- <text:s/>phosphodiesterase 4b, camp-specific]</text:p>
          </table:table-cell>
        </table:table-row>
        <table:table-row table:style-name="ro1">
          <table:table-cell office:value-type="string" calcext:value-type="string">
            <text:p>GO:0097659</text:p>
          </table:table-cell>
          <table:table-cell office:value-type="string" calcext:value-type="string">
            <text:p>nucleic acid-templated transcription</text:p>
          </table:table-cell>
          <table:table-cell office:value-type="float" office:value="0.000000383" calcext:value-type="float">
            <text:p>0.000000383</text:p>
          </table:table-cell>
          <table:table-cell office:value-type="float" office:value="0.0000802" calcext:value-type="float">
            <text:p>0.0000802</text:p>
          </table:table-cell>
          <table:table-cell office:value-type="float" office:value="1.67" calcext:value-type="float">
            <text:p>1.67</text:p>
          </table:table-cell>
          <table:table-cell office:value-type="float" office:value="13954" calcext:value-type="float">
            <text:p>13954</text:p>
          </table:table-cell>
          <table:table-cell office:value-type="float" office:value="1816" calcext:value-type="float">
            <text:p>1816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[SEBOX <text:s/>- <text:s/>sebox homeobox, ZBTB1 <text:s/>- <text:s/>zinc finger and btb domain containing 1, SIN3A <text:s/>- <text:s/>sin3 transcription regulator family member a, TSC22D4 <text:s/>- <text:s/>tsc22 domain family, member 4, CCAR1 <text:s/>- <text:s/>cell division cycle and apoptosis regulator 1, HLX <text:s/>- <text:s/>h2.0-like homeobox, ZNF436 <text:s/>- <text:s/>zinc finger protein 436, PBX3 <text:s/>- <text:s/>pre-b-cell leukemia homeobox 3, TLE4 <text:s/>- <text:s/>transducin-like enhancer of split 4 (e(sp1) homolog, drosophila), PBX1 <text:s/>- <text:s/>pre-b-cell leukemia homeobox 1, ELL2 <text:s/>- <text:s/>elongation factor, rna polymerase ii, 2, ZBTB17 <text:s/>- <text:s/>zinc finger and btb domain containing 17, BCOR <text:s/>- <text:s/>bcl6 corepressor, REL <text:s/>- <text:s/>v-rel avian reticuloendotheliosis viral oncogene homolog, TRPS1 <text:s/>- <text:s/>trichorhinophalangeal syndrome i, VEZF1 <text:s/>- <text:s/>vascular endothelial zinc finger 1, VSX2 <text:s/>- <text:s/>visual system homeobox 2, SIRT2 <text:s/>- <text:s/>sirtuin 2, ILF3 <text:s/>- <text:s/>interleukin enhancer binding factor 3, 90kda, ASH1L <text:s/>- <text:s/>ash1 (absent, small, or homeotic)-like (drosophila), TCEAL8 <text:s/>- <text:s/>transcription elongation factor a (sii)-like 8, CHD4 <text:s/>- <text:s/>chromodomain helicase dna binding protein 4, FOXJ1 <text:s/>- <text:s/>forkhead box j1, NFKB2 <text:s/>- <text:s/>nuclear factor of kappa light polypeptide gene enhancer in b-cells 2 (p49/p100), CGGBP1 <text:s/>- <text:s/>cgg triplet repeat binding protein 1, MKL1 <text:s/>- <text:s/>megakaryoblastic leukemia (translocation) 1, NFKB1 <text:s/>- <text:s/>nuclear factor of kappa light polypeptide gene enhancer in b-cells 1, SOX5 <text:s/>- <text:s/>sry (sex determining region y)-box 5, GPBP1 <text:s/>- <text:s/>gc-rich promoter binding protein 1, NFKBIB <text:s/>- <text:s/>nuclear factor of kappa light polypeptide gene enhancer in b-cells inhibitor, beta, NLK <text:s/>- <text:s/>nemo-like kinase, CBX2 <text:s/>- <text:s/>chromobox homolog 2, FOXP4 <text:s/>- <text:s/>forkhead box p4, EBF4 <text:s/>- <text:s/>early b-cell factor 4, MSX1 <text:s/>- <text:s/>msh homeobox 1, NCOA2 <text:s/>- <text:s/>nuclear receptor coactivator 2, OTP <text:s/>- <text:s/>orthopedia homeobox, LDB1 <text:s/>- <text:s/>lim domain binding 1, SOX13 <text:s/>- <text:s/>sry (sex determining region y)-box 13, CREB1 <text:s/>- <text:s/>camp responsive element binding protein 1, MSC <text:s/>- <text:s/>musculin, HOXC10 <text:s/>- <text:s/>homeobox c10, ASCL3 <text:s/>- <text:s/>achaete-scute complex homolog 3 (drosophila), HOXC9 <text:s/>- <text:s/>homeobox c9, PPARGC1B <text:s/>- <text:s/>peroxisome proliferator-activated receptor gamma, coactivator 1 beta, HOXA11 <text:s/>- <text:s/>homeobox a11, SPEN <text:s/>- <text:s/>spen homolog, transcriptional regulator (drosophila), SUPT16H <text:s/>- <text:s/>suppressor of ty 16 homolog (s. cerevisiae), EHF <text:s/>- <text:s/>ets homologous factor, ZBTB25 <text:s/>- <text:s/>zinc finger and btb domain containing 25, EEF1A1 <text:s/>- <text:s/>eukaryotic translation elongation factor 1 alpha 1, BBX <text:s/>- <text:s/>bobby sox homolog (drosophila), STAT5A <text:s/>- <text:s/>signal transducer and activator of transcription 5a, SP6 <text:s/>- <text:s/>sp6 transcription factor, ARRB1 <text:s/>- <text:s/>arrestin, beta 1, HOXB9 <text:s/>- <text:s/>homeobox b9, STAT6 <text:s/>- <text:s/>signal transducer and activator of transcription 6, interleukin-4 induced, EGR1 <text:s/>- <text:s/>early growth response 1, KMT2D <text:s/>- <text:s/>lysine (k)-specific methyltransferase 2d, MORF4L2 <text:s/>- <text:s/>mortality factor 4 like 2, NR4A2 <text:s/>- <text:s/>nuclear receptor subfamily 4, group a, member 2, MYB <text:s/>- <text:s/>v-myb avian myeloblastosis viral oncogene homolog, IKZF3 <text:s/>- <text:s/>ikaros family zinc finger 3 (aiolos), MEF2D <text:s/>- <text:s/>myocyte enhancer factor 2d, YY1AP1 <text:s/>- <text:s/>yy1 associated protein 1, NFATC1 <text:s/>- <text:s/>nuclear factor of activated t-cells, cytoplasmic, calcineurin-dependent 1, MAP2K6 <text:s/>- <text:s/>mitogen-activated protein kinase kinase 6, KDM1B <text:s/>- <text:s/>lysine (k)-specific demethylase 1b, NFATC2 <text:s/>- <text:s/>nuclear factor of activated t-cells, cytoplasmic, calcineurin-dependent 2, ETS1 <text:s/>- <text:s/>v-ets avian erythroblastosis virus e26 oncogene homolog 1, MAFB <text:s/>- <text:s/>v-maf avian musculoaponeurotic fibrosarcoma oncogene homolog b, MAPK14 <text:s/>- <text:s/>mitogen-activated protein kinase 14, FOXA3 <text:s/>- <text:s/>forkhead box a3, TBX15 <text:s/>- <text:s/>t-box 15, GATA4 <text:s/>- <text:s/>gata binding protein 4, ZBTB14 <text:s/>- <text:s/>zinc finger and btb domain containing 14, DENND4A <text:s/>- <text:s/>denn/madd domain containing 4a, C11orf30 <text:s/>- <text:s/>chromosome 11 open reading frame 30, ARX <text:s/>- <text:s/>aristaless related homeobox, TCF7L2 <text:s/>- <text:s/>transcription factor 7-like 2 (t-cell specific, hmg-box), FOSB <text:s/>- <text:s/>fbj murine osteosarcoma viral oncogene homolog b, IRF1 <text:s/>- <text:s/>interferon regulatory factor 1, BCL3 <text:s/>- <text:s/>b-cell cll/lymphoma 3, IRF6 <text:s/>- <text:s/>interferon regulatory factor 6, SATB1 <text:s/>- <text:s/>satb homeobox 1, NFAT5 <text:s/>- <text:s/>nuclear factor of activated t-cells 5, tonicity-responsive, PHOX2B <text:s/>- <text:s/>paired-like homeobox 2b, GTF3C4 <text:s/>- <text:s/>general transcription factor iiic, polypeptide 4, 90kda, NFKBIZ <text:s/>- <text:s/>nuclear factor of kappa light polypeptide gene enhancer in b-cells inhibitor, zeta, SALL2 <text:s/>- <text:s/>sal-like 2 (drosophila)]</text:p>
          </table:table-cell>
        </table:table-row>
        <table:table-row table:style-name="ro1">
          <table:table-cell office:value-type="string" calcext:value-type="string">
            <text:p>GO:0031328</text:p>
          </table:table-cell>
          <table:table-cell office:value-type="string" calcext:value-type="string">
            <text:p>positive regulation of cellular biosynthetic process</text:p>
          </table:table-cell>
          <table:table-cell office:value-type="float" office:value="0.000000385" calcext:value-type="float">
            <text:p>0.000000385</text:p>
          </table:table-cell>
          <table:table-cell office:value-type="float" office:value="0.0000795" calcext:value-type="float">
            <text:p>0.0000795</text:p>
          </table:table-cell>
          <table:table-cell office:value-type="float" office:value="1.77" calcext:value-type="float">
            <text:p>1.77</text:p>
          </table:table-cell>
          <table:table-cell office:value-type="float" office:value="13954" calcext:value-type="float">
            <text:p>13954</text:p>
          </table:table-cell>
          <table:table-cell office:value-type="float" office:value="1470" calcext:value-type="float">
            <text:p>1470</text:p>
          </table:table-cell>
          <table:table-cell office:value-type="float" office:value="413" calcext:value-type="float">
            <text:p>41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[NOS2 <text:s/>- <text:s/>nitric oxide synthase 2, inducible, SIN3A <text:s/>- <text:s/>sin3 transcription regulator family member a, GDNF <text:s/>- <text:s/>glial cell derived neurotrophic factor, IL23A <text:s/>- <text:s/>interleukin 23, alpha subunit p19, WWTR1 <text:s/>- <text:s/>ww domain containing transcription regulator 1, WNT10B <text:s/>- <text:s/>wingless-type mmtv integration site family, member 10b, PBX3 <text:s/>- <text:s/>pre-b-cell leukemia homeobox 3, PBX1 <text:s/>- <text:s/>pre-b-cell leukemia homeobox 1, ZBTB17 <text:s/>- <text:s/>zinc finger and btb domain containing 17, REL <text:s/>- <text:s/>v-rel avian reticuloendotheliosis viral oncogene homolog, TRPS1 <text:s/>- <text:s/>trichorhinophalangeal syndrome i, NR5A2 <text:s/>- <text:s/>nuclear receptor subfamily 5, group a, member 2, SIRT2 <text:s/>- <text:s/>sirtuin 2, FHOD1 <text:s/>- <text:s/>formin homology 2 domain containing 1, ILF3 <text:s/>- <text:s/>interleukin enhancer binding factor 3, 90kda, ASH1L <text:s/>- <text:s/>ash1 (absent, small, or homeotic)-like (drosophila), VDR <text:s/>- <text:s/>vitamin d (1,25- dihydroxyvitamin d3) receptor, SMYD3 <text:s/>- <text:s/>set and mynd domain containing 3, TNIP1 <text:s/>- <text:s/>tnfaip3 interacting protein 1, FOXJ1 <text:s/>- <text:s/>forkhead box j1, PPP3CA <text:s/>- <text:s/>protein phosphatase 3, catalytic subunit, alpha isozyme, NFKB2 <text:s/>- <text:s/>nuclear factor of kappa light polypeptide gene enhancer in b-cells 2 (p49/p100), MKL1 <text:s/>- <text:s/>megakaryoblastic leukemia (translocation) 1, WNT1 <text:s/>- <text:s/>wingless-type mmtv integration site family, member 1, NFKB1 <text:s/>- <text:s/>nuclear factor of kappa light polypeptide gene enhancer in b-cells 1, GPBP1 <text:s/>- <text:s/>gc-rich promoter binding protein 1, TET3 <text:s/>- <text:s/>tet methylcytosine dioxygenase 3, MSX1 <text:s/>- <text:s/>msh homeobox 1, PFN1 <text:s/>- <text:s/>profilin 1, LGR4 <text:s/>- <text:s/>leucine-rich repeat containing g protein-coupled receptor 4, NCOA2 <text:s/>- <text:s/>nuclear receptor coactivator 2, LDB1 <text:s/>- <text:s/>lim domain binding 1, CREB1 <text:s/>- <text:s/>camp responsive element binding protein 1, GDF7 <text:s/>- <text:s/>growth differentiation factor 7, CD86 <text:s/>- <text:s/>cd86 molecule, HOXC10 <text:s/>- <text:s/>homeobox c10, IL6 <text:s/>- <text:s/>interleukin 6 (interferon, beta 2), PPARGC1B <text:s/>- <text:s/>peroxisome proliferator-activated receptor gamma, coactivator 1 beta, HOXA11 <text:s/>- <text:s/>homeobox a11, SUPT16H <text:s/>- <text:s/>suppressor of ty 16 homolog (s. cerevisiae), EHF <text:s/>- <text:s/>ets homologous factor, ARRB1 <text:s/>- <text:s/>arrestin, beta 1, HOXB9 <text:s/>- <text:s/>homeobox b9, STAT6 <text:s/>- <text:s/>signal transducer and activator of transcription 6, interleukin-4 induced, FGF1 <text:s/>- <text:s/>fibroblast growth factor 1 (acidic), EGR1 <text:s/>- <text:s/>early growth response 1, KMT2D <text:s/>- <text:s/>lysine (k)-specific methyltransferase 2d, MORF4L2 <text:s/>- <text:s/>mortality factor 4 like 2, NR4A2 <text:s/>- <text:s/>nuclear receptor subfamily 4, group a, member 2, MYB <text:s/>- <text:s/>v-myb avian myeloblastosis viral oncogene homolog, IKZF3 <text:s/>- <text:s/>ikaros family zinc finger 3 (aiolos), MEF2D <text:s/>- <text:s/>myocyte enhancer factor 2d, NFATC1 <text:s/>- <text:s/>nuclear factor of activated t-cells, cytoplasmic, calcineurin-dependent 1, EGF <text:s/>- <text:s/>epidermal growth factor, PTHLH <text:s/>- <text:s/>parathyroid hormone-like hormone, NFATC2 <text:s/>- <text:s/>nuclear factor of activated t-cells, cytoplasmic, calcineurin-dependent 2, ETS1 <text:s/>- <text:s/>v-ets avian erythroblastosis virus e26 oncogene homolog 1, PTH1R <text:s/>- <text:s/>parathyroid hormone 1 receptor, MAFB <text:s/>- <text:s/>v-maf avian musculoaponeurotic fibrosarcoma oncogene homolog b, RARA <text:s/>- <text:s/>retinoic acid receptor, alpha, MAPK14 <text:s/>- <text:s/>mitogen-activated protein kinase 14, FOXA3 <text:s/>- <text:s/>forkhead box a3, RAI1 <text:s/>- <text:s/>retinoic acid induced 1, IL25 <text:s/>- <text:s/>interleukin 25, GATA4 <text:s/>- <text:s/>gata binding protein 4, CXCL10 <text:s/>- <text:s/>chemokine (c-x-c motif) ligand 10, FOSB <text:s/>- <text:s/>fbj murine osteosarcoma viral oncogene homolog b, TCF7L2 <text:s/>- <text:s/>transcription factor 7-like 2 (t-cell specific, hmg-box), BCL3 <text:s/>- <text:s/>b-cell cll/lymphoma 3, IRF1 <text:s/>- <text:s/>interferon regulatory factor 1, IRF6 <text:s/>- <text:s/>interferon regulatory factor 6, PRKCD <text:s/>- <text:s/>protein kinase c, delta, NFAT5 <text:s/>- <text:s/>nuclear factor of activated t-cells 5, tonicity-responsive, PHOX2B <text:s/>- <text:s/>paired-like homeobox 2b, SMPD3 <text:s/>- <text:s/>sphingomyelin phosphodiesterase 3, neutral membrane (neutral sphingomyelinase ii), TCEA2 <text:s/>- <text:s/>transcription elongation factor a (sii), 2, CDK2 <text:s/>- <text:s/>cyclin-dependent kinase 2]</text:p>
          </table:table-cell>
        </table:table-row>
        <table:table-row table:style-name="ro1">
          <table:table-cell office:value-type="string" calcext:value-type="string">
            <text:p>GO:0002237</text:p>
          </table:table-cell>
          <table:table-cell office:value-type="string" calcext:value-type="string">
            <text:p>response to molecule of bacterial origin</text:p>
          </table:table-cell>
          <table:table-cell office:value-type="float" office:value="0.000000389" calcext:value-type="float">
            <text:p>0.000000389</text:p>
          </table:table-cell>
          <table:table-cell office:value-type="float" office:value="0.0000791" calcext:value-type="float">
            <text:p>0.0000791</text:p>
          </table:table-cell>
          <table:table-cell office:value-type="float" office:value="3.47" calcext:value-type="float">
            <text:p>3.47</text:p>
          </table:table-cell>
          <table:table-cell office:value-type="float" office:value="13954" calcext:value-type="float">
            <text:p>13954</text:p>
          </table:table-cell>
          <table:table-cell office:value-type="float" office:value="214" calcext:value-type="float">
            <text:p>214</text:p>
          </table:table-cell>
          <table:table-cell office:value-type="float" office:value="413" calcext:value-type="float">
            <text:p>4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TNFRSF9 <text:s/>- <text:s/>tumor necrosis factor receptor superfamily, member 9, NOS2 <text:s/>- <text:s/>nitric oxide synthase 2, inducible, NFKB2 <text:s/>- <text:s/>nuclear factor of kappa light polypeptide gene enhancer in b-cells 2 (p49/p100), TNIP3 <text:s/>- <text:s/>tnfaip3 interacting protein 3, NFKB1 <text:s/>- <text:s/>nuclear factor of kappa light polypeptide gene enhancer in b-cells 1, CXCL10 <text:s/>- <text:s/>chemokine (c-x-c motif) ligand 10, NFKBIB <text:s/>- <text:s/>nuclear factor of kappa light polypeptide gene enhancer in b-cells inhibitor, beta, B2M <text:s/>- <text:s/>beta-2-microglobulin, CXCL2 <text:s/>- <text:s/>chemokine (c-x-c motif) ligand 2, CXCL1 <text:s/>- <text:s/>chemokine (c-x-c motif) ligand 1 (melanoma growth stimulating activity, alpha), CXCL5 <text:s/>- <text:s/>chemokine (c-x-c motif) ligand 5, TNFAIP3 <text:s/>- <text:s/>tumor necrosis factor, alpha-induced protein 3, VCAM1 <text:s/>- <text:s/>vascular cell adhesion molecule 1, CXCL6 <text:s/>- <text:s/>chemokine (c-x-c motif) ligand 6, SIRT2 <text:s/>- <text:s/>sirtuin 2, CD86 <text:s/>- <text:s/>cd86 molecule, CXCL3 <text:s/>- <text:s/>chemokine (c-x-c motif) ligand 3, PTGES <text:s/>- <text:s/>prostaglandin e synthase, RARA <text:s/>- <text:s/>retinoic acid receptor, alpha, IL6 <text:s/>- <text:s/>interleukin 6 (interferon, beta 2), MAPK14 <text:s/>- <text:s/>mitogen-activated protein kinase 14, PDE4B <text:s/>- <text:s/>phosphodiesterase 4b, camp-specific]</text:p>
          </table:table-cell>
        </table:table-row>
        <table:table-row table:style-name="ro1">
          <table:table-cell office:value-type="string" calcext:value-type="string">
            <text:p>GO:0009059</text:p>
          </table:table-cell>
          <table:table-cell office:value-type="string" calcext:value-type="string">
            <text:p>macromolecule biosynthetic process</text:p>
          </table:table-cell>
          <table:table-cell office:value-type="float" office:value="0.000000462" calcext:value-type="float">
            <text:p>0.000000462</text:p>
          </table:table-cell>
          <table:table-cell office:value-type="float" office:value="0.0000927" calcext:value-type="float">
            <text:p>0.0000927</text:p>
          </table:table-cell>
          <table:table-cell office:value-type="float" office:value="1.55" calcext:value-type="float">
            <text:p>1.55</text:p>
          </table:table-cell>
          <table:table-cell office:value-type="float" office:value="13954" calcext:value-type="float">
            <text:p>13954</text:p>
          </table:table-cell>
          <table:table-cell office:value-type="float" office:value="2493" calcext:value-type="float">
            <text:p>2493</text:p>
          </table:table-cell>
          <table:table-cell office:value-type="float" office:value="413" calcext:value-type="float">
            <text:p>41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[CDKAL1 <text:s/>- <text:s/>cdk5 regulatory subunit associated protein 1-like 1, SYMPK <text:s/>- <text:s/>symplekin, SEBOX <text:s/>- <text:s/>sebox homeobox, SIN3A <text:s/>- <text:s/>sin3 transcription regulator family member a, TSC22D4 <text:s/>- <text:s/>tsc22 domain family, member 4, ZNF436 <text:s/>- <text:s/>zinc finger protein 436, VANGL2 <text:s/>- <text:s/>vangl planar cell polarity protein 2, WWTR1 <text:s/>- <text:s/>ww domain containing transcription regulator 1, PBX3 <text:s/>- <text:s/>pre-b-cell leukemia homeobox 3, ELL2 <text:s/>- <text:s/>elongation factor, rna polymerase ii, 2, PBX1 <text:s/>- <text:s/>pre-b-cell leukemia homeobox 1, BCOR <text:s/>- <text:s/>bcl6 corepressor, ZBTB17 <text:s/>- <text:s/>zinc finger and btb domain containing 17, REL <text:s/>- <text:s/>v-rel avian reticuloendotheliosis viral oncogene homolog, TRPS1 <text:s/>- <text:s/>trichorhinophalangeal syndrome i, VEZF1 <text:s/>- <text:s/>vascular endothelial zinc finger 1, SIRT2 <text:s/>- <text:s/>sirtuin 2, ILF3 <text:s/>- <text:s/>interleukin enhancer binding factor 3, 90kda, ASH1L <text:s/>- <text:s/>ash1 (absent, small, or homeotic)-like (drosophila), TNIP1 <text:s/>- <text:s/>tnfaip3 interacting protein 1, FOXJ1 <text:s/>- <text:s/>forkhead box j1, NR3C2 <text:s/>- <text:s/>nuclear receptor subfamily 3, group c, member 2, EIF4EBP2 <text:s/>- <text:s/>eukaryotic translation initiation factor 4e binding protein 2, CGGBP1 <text:s/>- <text:s/>cgg triplet repeat binding protein 1, SOX5 <text:s/>- <text:s/>sry (sex determining region y)-box 5, NLK <text:s/>- <text:s/>nemo-like kinase, ORC3 <text:s/>- <text:s/>origin recognition complex, subunit 3, LDB1 <text:s/>- <text:s/>lim domain binding 1, SOX13 <text:s/>- <text:s/>sry (sex determining region y)-box 13, CREB1 <text:s/>- <text:s/>camp responsive element binding protein 1, MSC <text:s/>- <text:s/>musculin, ASCL3 <text:s/>- <text:s/>achaete-scute complex homolog 3 (drosophila), HOXC10 <text:s/>- <text:s/>homeobox c10, HOXC9 <text:s/>- <text:s/>homeobox c9, PPARGC1B <text:s/>- <text:s/>peroxisome proliferator-activated receptor gamma, coactivator 1 beta, SPEN <text:s/>- <text:s/>spen homolog, transcriptional regulator (drosophila), SUPT16H <text:s/>- <text:s/>suppressor of ty 16 homolog (s. cerevisiae), EEF1A1 <text:s/>- <text:s/>eukaryotic translation elongation factor 1 alpha 1, BBX <text:s/>- <text:s/>bobby sox homolog (drosophila), ARRB1 <text:s/>- <text:s/>arrestin, beta 1, EGR1 <text:s/>- <text:s/>early growth response 1, NR4A2 <text:s/>- <text:s/>nuclear receptor subfamily 4, group a, member 2, MYB <text:s/>- <text:s/>v-myb avian myeloblastosis viral oncogene homolog, MEF2D <text:s/>- <text:s/>myocyte enhancer factor 2d, DAP3 <text:s/>- <text:s/>death associated protein 3, TOP1 <text:s/>- <text:s/>topoisomerase (dna) i, EGF <text:s/>- <text:s/>epidermal growth factor, TBX15 <text:s/>- <text:s/>t-box 15, CHST15 <text:s/>- <text:s/>carbohydrate (n-acetylgalactosamine 4-sulfate 6-o) sulfotransferase 15, DENND4A <text:s/>- <text:s/>denn/madd domain containing 4a, C11orf30 <text:s/>- <text:s/>chromosome 11 open reading frame 30, TCF7L2 <text:s/>- <text:s/>transcription factor 7-like 2 (t-cell specific, hmg-box), ARX <text:s/>- <text:s/>aristaless related homeobox, IRF1 <text:s/>- <text:s/>interferon regulatory factor 1, IRF6 <text:s/>- <text:s/>interferon regulatory factor 6, SATB1 <text:s/>- <text:s/>satb homeobox 1, PHOX2B <text:s/>- <text:s/>paired-like homeobox 2b, NFKBIZ <text:s/>- <text:s/>nuclear factor of kappa light polypeptide gene enhancer in b-cells inhibitor, zeta, PRKAG3 <text:s/>- <text:s/>protein kinase, amp-activated, gamma 3 non-catalytic subunit, CDK2 <text:s/>- <text:s/>cyclin-dependent kinase 2, TCEA2 <text:s/>- <text:s/>transcription elongation factor a (sii), 2, SALL2 <text:s/>- <text:s/>sal-like 2 (drosophila), ZBTB1 <text:s/>- <text:s/>zinc finger and btb domain containing 1, CCAR1 <text:s/>- <text:s/>cell division cycle and apoptosis regulator 1, HLX <text:s/>- <text:s/>h2.0-like homeobox, TLE4 <text:s/>- <text:s/>transducin-like enhancer of split 4 (e(sp1) homolog, drosophila), NR5A2 <text:s/>- <text:s/>nuclear receptor subfamily 5, group a, member 2, VSX2 <text:s/>- <text:s/>visual system homeobox 2, VDR <text:s/>- <text:s/>vitamin d (1,25- dihydroxyvitamin d3) receptor, TCEAL8 <text:s/>- <text:s/>transcription elongation factor a (sii)-like 8, CHD4 <text:s/>- <text:s/>chromodomain helicase dna binding protein 4, NFKB2 <text:s/>- <text:s/>nuclear factor of kappa light polypeptide gene enhancer in b-cells 2 (p49/p100), MKL1 <text:s/>- <text:s/>megakaryoblastic leukemia (translocation) 1, NFKB1 <text:s/>- <text:s/>nuclear factor of kappa light polypeptide gene enhancer in b-cells 1, GPBP1 <text:s/>- <text:s/>gc-rich promoter binding protein 1, NFKBIB <text:s/>- <text:s/>nuclear factor of kappa light polypeptide gene enhancer in b-cells inhibitor, beta, CBX2 <text:s/>- <text:s/>chromobox homolog 2, EXTL3 <text:s/>- <text:s/>exostosin-like glycosyltransferase 3, FOXP4 <text:s/>- <text:s/>forkhead box p4, EBF4 <text:s/>- <text:s/>early b-cell factor 4, MSX1 <text:s/>- <text:s/>msh homeobox 1, NCOA2 <text:s/>- <text:s/>nuclear receptor coactivator 2, OTP <text:s/>- <text:s/>orthopedia homeobox, RARS2 <text:s/>- <text:s/>arginyl-trna synthetase 2, mitochondrial, HOXA11 <text:s/>- <text:s/>homeobox a11, ZBTB25 <text:s/>- <text:s/>zinc finger and btb domain containing 25, EHF <text:s/>- <text:s/>ets homologous factor, STAT5A <text:s/>- <text:s/>signal transducer and activator of transcription 5a, SP6 <text:s/>- <text:s/>sp6 transcription factor, STAT6 <text:s/>- <text:s/>signal transducer and activator of transcription 6, interleukin-4 induced, HOXB9 <text:s/>- <text:s/>homeobox b9, KMT2D <text:s/>- <text:s/>lysine (k)-specific methyltransferase 2d, MORF4L2 <text:s/>- <text:s/>mortality factor 4 like 2, IKZF3 <text:s/>- <text:s/>ikaros family zinc finger 3 (aiolos), YY1AP1 <text:s/>- <text:s/>yy1 associated protein 1, NFATC1 <text:s/>- <text:s/>nuclear factor of activated t-cells, cytoplasmic, calcineurin-dependent 1, MAP2K6 <text:s/>- <text:s/>mitogen-activated protein kinase kinase 6, KDM1B <text:s/>- <text:s/>lysine (k)-specific demethylase 1b, NFATC2 <text:s/>- <text:s/>nuclear factor of activated t-cells, cytoplasmic, calcineurin-dependent 2, ETS1 <text:s/>- <text:s/>v-ets avian erythroblastosis virus e26 oncogene homolog 1, MAFB <text:s/>- <text:s/>v-maf avian musculoaponeurotic fibrosarcoma oncogene homolog b, RARA <text:s/>- <text:s/>retinoic acid receptor, alpha, MAPK14 <text:s/>- <text:s/>mitogen-activated protein kinase 14, FOXA3 <text:s/>- <text:s/>forkhead box a3, GATA4 <text:s/>- <text:s/>gata binding protein 4, PABPC4 <text:s/>- <text:s/>poly(a) binding protein, cytoplasmic 4 (inducible form), ATG16L2 <text:s/>- <text:s/>autophagy related 16-like 2 (s. cerevisiae), ZBTB14 <text:s/>- <text:s/>zinc finger and btb domain containing 14, FOSB <text:s/>- <text:s/>fbj murine osteosarcoma viral oncogene homolog b, BCL3 <text:s/>- <text:s/>b-cell cll/lymphoma 3, NFAT5 <text:s/>- <text:s/>nuclear factor of activated t-cells 5, tonicity-responsive, NUP153 <text:s/>- <text:s/>nucleoporin 153kda, VCAN <text:s/>- <text:s/>versican, GTF3C4 <text:s/>- <text:s/>general transcription factor iiic, polypeptide 4, 90kda]</text:p>
          </table:table-cell>
        </table:table-row>
        <table:table-row table:style-name="ro1">
          <table:table-cell office:value-type="string" calcext:value-type="string">
            <text:p>GO:0050864</text:p>
          </table:table-cell>
          <table:table-cell office:value-type="string" calcext:value-type="string">
            <text:p>regulation of B cell activation</text:p>
          </table:table-cell>
          <table:table-cell office:value-type="float" office:value="0.000000577" calcext:value-type="float">
            <text:p>0.000000577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5.49" calcext:value-type="float">
            <text:p>5.49</text:p>
          </table:table-cell>
          <table:table-cell office:value-type="float" office:value="13954" calcext:value-type="float">
            <text:p>13954</text:p>
          </table:table-cell>
          <table:table-cell office:value-type="float" office:value="80" calcext:value-type="float">
            <text:p>80</text:p>
          </table:table-cell>
          <table:table-cell office:value-type="float" office:value="413" calcext:value-type="float">
            <text:p>4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SASH3 <text:s/>- <text:s/>sam and sh3 domain containing 3, IL27RA <text:s/>- <text:s/>interleukin 27 receptor, alpha, FOXJ1 <text:s/>- <text:s/>forkhead box j1, APLF <text:s/>- <text:s/>aprataxin and pnkp like factor, CDKN1A <text:s/>- <text:s/>cyclin-dependent kinase inhibitor 1a (p21, cip1), STAT6 <text:s/>- <text:s/>signal transducer and activator of transcription 6, interleukin-4 induced, ATP11C <text:s/>- <text:s/>atpase, class vi, type 11c, IKZF3 <text:s/>- <text:s/>ikaros family zinc finger 3 (aiolos), TNFSF13 <text:s/>- <text:s/>tumor necrosis factor (ligand) superfamily, member 13, TNFAIP3 <text:s/>- <text:s/>tumor necrosis factor, alpha-induced protein 3, CYLD <text:s/>- <text:s/>cylindromatosis (turban tumor syndrome), NFATC2 <text:s/>- <text:s/>nuclear factor of activated t-cells, cytoplasmic, calcineurin-dependent 2, IL6 <text:s/>- <text:s/>interleukin 6 (interferon, beta 2)]</text:p>
          </table:table-cell>
        </table:table-row>
        <table:table-row table:style-name="ro1">
          <table:table-cell office:value-type="string" calcext:value-type="string">
            <text:p>GO:0045619</text:p>
          </table:table-cell>
          <table:table-cell office:value-type="string" calcext:value-type="string">
            <text:p>regulation of lymphocyte differentiation</text:p>
          </table:table-cell>
          <table:table-cell office:value-type="float" office:value="0.000000645" calcext:value-type="float">
            <text:p>0.000000645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4.69" calcext:value-type="float">
            <text:p>4.69</text:p>
          </table:table-cell>
          <table:table-cell office:value-type="float" office:value="13954" calcext:value-type="float">
            <text:p>13954</text:p>
          </table:table-cell>
          <table:table-cell office:value-type="float" office:value="108" calcext:value-type="float">
            <text:p>108</text:p>
          </table:table-cell>
          <table:table-cell office:value-type="float" office:value="413" calcext:value-type="float">
            <text:p>4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SASH3 <text:s/>- <text:s/>sam and sh3 domain containing 3, FOXJ1 <text:s/>- <text:s/>forkhead box j1, CD83 <text:s/>- <text:s/>cd83 molecule, ZBTB1 <text:s/>- <text:s/>zinc finger and btb domain containing 1, HLX <text:s/>- <text:s/>h2.0-like homeobox, ATP11C <text:s/>- <text:s/>atpase, class vi, type 11c, IL23A <text:s/>- <text:s/>interleukin 23, alpha subunit p19, IKZF3 <text:s/>- <text:s/>ikaros family zinc finger 3 (aiolos), MYB <text:s/>- <text:s/>v-myb avian myeloblastosis viral oncogene homolog, IRF1 <text:s/>- <text:s/>interferon regulatory factor 1, SOX13 <text:s/>- <text:s/>sry (sex determining region y)-box 13, CYLD <text:s/>- <text:s/>cylindromatosis (turban tumor syndrome), CD86 <text:s/>- <text:s/>cd86 molecule, RARA <text:s/>- <text:s/>retinoic acid receptor, alpha, IL6 <text:s/>- <text:s/>interleukin 6 (interferon, beta 2)]</text:p>
          </table:table-cell>
        </table:table-row>
        <table:table-row table:style-name="ro1">
          <table:table-cell office:value-type="string" calcext:value-type="string">
            <text:p>GO:0006366</text:p>
          </table:table-cell>
          <table:table-cell office:value-type="string" calcext:value-type="string">
            <text:p>transcription from RNA polymerase II promoter</text:p>
          </table:table-cell>
          <table:table-cell office:value-type="float" office:value="0.000000865" calcext:value-type="float">
            <text:p>0.000000865</text:p>
          </table:table-cell>
          <table:table-cell office:value-type="float" office:value="0.000166" calcext:value-type="float">
            <text:p>0.000166</text:p>
          </table:table-cell>
          <table:table-cell office:value-type="float" office:value="2.42" calcext:value-type="float">
            <text:p>2.42</text:p>
          </table:table-cell>
          <table:table-cell office:value-type="float" office:value="13954" calcext:value-type="float">
            <text:p>13954</text:p>
          </table:table-cell>
          <table:table-cell office:value-type="float" office:value="502" calcext:value-type="float">
            <text:p>502</text:p>
          </table:table-cell>
          <table:table-cell office:value-type="float" office:value="413" calcext:value-type="float">
            <text:p>41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[ZBTB1 <text:s/>- <text:s/>zinc finger and btb domain containing 1, SUPT16H <text:s/>- <text:s/>suppressor of ty 16 homolog (s. cerevisiae), EHF <text:s/>- <text:s/>ets homologous factor, ARRB1 <text:s/>- <text:s/>arrestin, beta 1, STAT6 <text:s/>- <text:s/>signal transducer and activator of transcription 6, interleukin-4 induced, EGR1 <text:s/>- <text:s/>early growth response 1, PBX3 <text:s/>- <text:s/>pre-b-cell leukemia homeobox 3, PBX1 <text:s/>- <text:s/>pre-b-cell leukemia homeobox 1, ELL2 <text:s/>- <text:s/>elongation factor, rna polymerase ii, 2, ZBTB17 <text:s/>- <text:s/>zinc finger and btb domain containing 17, IKZF3 <text:s/>- <text:s/>ikaros family zinc finger 3 (aiolos), MYB <text:s/>- <text:s/>v-myb avian myeloblastosis viral oncogene homolog, REL <text:s/>- <text:s/>v-rel avian reticuloendotheliosis viral oncogene homolog, MEF2D <text:s/>- <text:s/>myocyte enhancer factor 2d, TRPS1 <text:s/>- <text:s/>trichorhinophalangeal syndrome i, VEZF1 <text:s/>- <text:s/>vascular endothelial zinc finger 1, NFATC1 <text:s/>- <text:s/>nuclear factor of activated t-cells, cytoplasmic, calcineurin-dependent 1, NFATC2 <text:s/>- <text:s/>nuclear factor of activated t-cells, cytoplasmic, calcineurin-dependent 2, ETS1 <text:s/>- <text:s/>v-ets avian erythroblastosis virus e26 oncogene homolog 1, MAFB <text:s/>- <text:s/>v-maf avian musculoaponeurotic fibrosarcoma oncogene homolog b, ASH1L <text:s/>- <text:s/>ash1 (absent, small, or homeotic)-like (drosophila), FOXJ1 <text:s/>- <text:s/>forkhead box j1, GATA4 <text:s/>- <text:s/>gata binding protein 4, NFKB2 <text:s/>- <text:s/>nuclear factor of kappa light polypeptide gene enhancer in b-cells 2 (p49/p100), NFKB1 <text:s/>- <text:s/>nuclear factor of kappa light polypeptide gene enhancer in b-cells 1, SOX5 <text:s/>- <text:s/>sry (sex determining region y)-box 5, FOSB <text:s/>- <text:s/>fbj murine osteosarcoma viral oncogene homolog b, IRF1 <text:s/>- <text:s/>interferon regulatory factor 1, MSX1 <text:s/>- <text:s/>msh homeobox 1, NFAT5 <text:s/>- <text:s/>nuclear factor of activated t-cells 5, tonicity-responsive, LDB1 <text:s/>- <text:s/>lim domain binding 1, PHOX2B <text:s/>- <text:s/>paired-like homeobox 2b, CREB1 <text:s/>- <text:s/>camp responsive element binding protein 1, MSC <text:s/>- <text:s/>musculin, SALL2 <text:s/>- <text:s/>sal-like 2 (drosophila), HOXC10 <text:s/>- <text:s/>homeobox c10]</text:p>
          </table:table-cell>
        </table:table-row>
        <table:table-row table:style-name="ro1">
          <table:table-cell office:value-type="string" calcext:value-type="string">
            <text:p>GO:0016055</text:p>
          </table:table-cell>
          <table:table-cell office:value-type="string" calcext:value-type="string">
            <text:p>Wnt signaling pathway</text:p>
          </table:table-cell>
          <table:table-cell office:value-type="float" office:value="0.00000104" calcext:value-type="float">
            <text:p>0.00000104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2.92" calcext:value-type="float">
            <text:p>2.92</text:p>
          </table:table-cell>
          <table:table-cell office:value-type="float" office:value="13954" calcext:value-type="float">
            <text:p>13954</text:p>
          </table:table-cell>
          <table:table-cell office:value-type="float" office:value="301" calcext:value-type="float">
            <text:p>301</text:p>
          </table:table-cell>
          <table:table-cell office:value-type="float" office:value="413" calcext:value-type="float">
            <text:p>4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[GRK5 <text:s/>- <text:s/>g protein-coupled receptor kinase 5, KREMEN2 <text:s/>- <text:s/>kringle containing transmembrane protein 2, FBXW4 <text:s/>- <text:s/>f-box and wd repeat domain containing 4, WNT10A <text:s/>- <text:s/>wingless-type mmtv integration site family, member 10a, VANGL2 <text:s/>- <text:s/>vangl planar cell polarity protein 2, HOXB9 <text:s/>- <text:s/>homeobox b9, WNT10B <text:s/>- <text:s/>wingless-type mmtv integration site family, member 10b, TLE4 <text:s/>- <text:s/>transducin-like enhancer of split 4 (e(sp1) homolog, drosophila), NR4A2 <text:s/>- <text:s/>nuclear receptor subfamily 4, group a, member 2, EGF <text:s/>- <text:s/>epidermal growth factor, NFATC1 <text:s/>- <text:s/>nuclear factor of activated t-cells, cytoplasmic, calcineurin-dependent 1, TNRC6B <text:s/>- <text:s/>trinucleotide repeat containing 6b, KREMEN1 <text:s/>- <text:s/>kringle containing transmembrane protein 1, HMGXB4 <text:s/>- <text:s/>hmg box domain containing 4, PPP3CA <text:s/>- <text:s/>protein phosphatase 3, catalytic subunit, alpha isozyme, WNT1 <text:s/>- <text:s/>wingless-type mmtv integration site family, member 1, FERMT2 <text:s/>- <text:s/>fermitin family member 2, NLK <text:s/>- <text:s/>nemo-like kinase, TCF7L2 <text:s/>- <text:s/>transcription factor 7-like 2 (t-cell specific, hmg-box), PLCB2 <text:s/>- <text:s/>phospholipase c, beta 2, NOTUM <text:s/>- <text:s/>notum pectinacetylesterase homolog (drosophila), LGR4 <text:s/>- <text:s/>leucine-rich repeat containing g protein-coupled receptor 4, PFN1 <text:s/>- <text:s/>profilin 1, LDB1 <text:s/>- <text:s/>lim domain binding 1, CYLD <text:s/>- <text:s/>cylindromatosis (turban tumor syndrome), RSPO1 <text:s/>- <text:s/>r-spondin 1]</text:p>
          </table:table-cell>
        </table:table-row>
        <table:table-row table:style-name="ro1">
          <table:table-cell office:value-type="string" calcext:value-type="string">
            <text:p>GO:1903708</text:p>
          </table:table-cell>
          <table:table-cell office:value-type="string" calcext:value-type="string">
            <text:p>positive regulation of hemopoiesis</text:p>
          </table:table-cell>
          <table:table-cell office:value-type="float" office:value="0.00000105" calcext:value-type="float">
            <text:p>0.00000105</text:p>
          </table:table-cell>
          <table:table-cell office:value-type="float" office:value="0.000197" calcext:value-type="float">
            <text:p>0.000197</text:p>
          </table:table-cell>
          <table:table-cell office:value-type="float" office:value="4.26" calcext:value-type="float">
            <text:p>4.26</text:p>
          </table:table-cell>
          <table:table-cell office:value-type="float" office:value="13954" calcext:value-type="float">
            <text:p>13954</text:p>
          </table:table-cell>
          <table:table-cell office:value-type="float" office:value="127" calcext:value-type="float">
            <text:p>127</text:p>
          </table:table-cell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PPARGC1B <text:s/>- <text:s/>peroxisome proliferator-activated receptor gamma, coactivator 1 beta, CSF1 <text:s/>- <text:s/>colony stimulating factor 1 (macrophage), SASH3 <text:s/>- <text:s/>sam and sh3 domain containing 3, CD83 <text:s/>- <text:s/>cd83 molecule, ZBTB1 <text:s/>- <text:s/>zinc finger and btb domain containing 1, HLX <text:s/>- <text:s/>h2.0-like homeobox, ATP11C <text:s/>- <text:s/>atpase, class vi, type 11c, IL23A <text:s/>- <text:s/>interleukin 23, alpha subunit p19, MYB <text:s/>- <text:s/>v-myb avian myeloblastosis viral oncogene homolog, CREB1 <text:s/>- <text:s/>camp responsive element binding protein 1, CYLD <text:s/>- <text:s/>cylindromatosis (turban tumor syndrome), ETS1 <text:s/>- <text:s/>v-ets avian erythroblastosis virus e26 oncogene homolog 1, CD86 <text:s/>- <text:s/>cd86 molecule, RARA <text:s/>- <text:s/>retinoic acid receptor, alpha, IL6 <text:s/>- <text:s/>interleukin 6 (interferon, beta 2), MAPK14 <text:s/>- <text:s/>mitogen-activated protein kinase 14]</text:p>
          </table:table-cell>
        </table:table-row>
        <table:table-row table:style-name="ro1">
          <table:table-cell office:value-type="string" calcext:value-type="string">
            <text:p>GO:0002819</text:p>
          </table:table-cell>
          <table:table-cell office:value-type="string" calcext:value-type="string">
            <text:p>regulation of adaptive immune response</text:p>
          </table:table-cell>
          <table:table-cell office:value-type="float" office:value="0.00000122" calcext:value-type="float">
            <text:p>0.00000122</text:p>
          </table:table-cell>
          <table:table-cell office:value-type="float" office:value="0.000226" calcext:value-type="float">
            <text:p>0.000226</text:p>
          </table:table-cell>
          <table:table-cell office:value-type="float" office:value="4.78" calcext:value-type="float">
            <text:p>4.78</text:p>
          </table:table-cell>
          <table:table-cell office:value-type="float" office:value="13954" calcext:value-type="float">
            <text:p>13954</text:p>
          </table:table-cell>
          <table:table-cell office:value-type="float" office:value="99" calcext:value-type="float">
            <text:p>99</text:p>
          </table:table-cell>
          <table:table-cell office:value-type="float" office:value="413" calcext:value-type="float">
            <text:p>4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SASH3 <text:s/>- <text:s/>sam and sh3 domain containing 3, IL27RA <text:s/>- <text:s/>interleukin 27 receptor, alpha, FOXJ1 <text:s/>- <text:s/>forkhead box j1, ZBTB1 <text:s/>- <text:s/>zinc finger and btb domain containing 1, APLF <text:s/>- <text:s/>aprataxin and pnkp like factor, HLX <text:s/>- <text:s/>h2.0-like homeobox, STAT6 <text:s/>- <text:s/>signal transducer and activator of transcription 6, interleukin-4 induced, B2M <text:s/>- <text:s/>beta-2-microglobulin, IL23A <text:s/>- <text:s/>interleukin 23, alpha subunit p19, IRF1 <text:s/>- <text:s/>interferon regulatory factor 1, TNFSF13 <text:s/>- <text:s/>tumor necrosis factor (ligand) superfamily, member 13, TNFAIP3 <text:s/>- <text:s/>tumor necrosis factor, alpha-induced protein 3, TRAF2 <text:s/>- <text:s/>tnf receptor-associated factor 2, IL6 <text:s/>- <text:s/>interleukin 6 (interferon, beta 2)]</text:p>
          </table:table-cell>
        </table:table-row>
        <table:table-row table:style-name="ro1">
          <table:table-cell office:value-type="string" calcext:value-type="string">
            <text:p>GO:0080090</text:p>
          </table:table-cell>
          <table:table-cell office:value-type="string" calcext:value-type="string">
            <text:p>regulation of primary metabolic process</text:p>
          </table:table-cell>
          <table:table-cell office:value-type="float" office:value="0.00000124" calcext:value-type="float">
            <text:p>0.00000124</text:p>
          </table:table-cell>
          <table:table-cell office:value-type="float" office:value="0.000227" calcext:value-type="float">
            <text:p>0.000227</text:p>
          </table:table-cell>
          <table:table-cell office:value-type="float" office:value="1.35" calcext:value-type="float">
            <text:p>1.35</text:p>
          </table:table-cell>
          <table:table-cell office:value-type="float" office:value="13954" calcext:value-type="float">
            <text:p>13954</text:p>
          </table:table-cell>
          <table:table-cell office:value-type="float" office:value="4445" calcext:value-type="float">
            <text:p>4445</text:p>
          </table:table-cell>
          <table:table-cell office:value-type="float" office:value="413" calcext:value-type="float">
            <text:p>413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[AGAP2 <text:s/>- <text:s/>arfgap with gtpase domain, ankyrin repeat and ph domain 2, PNKD <text:s/>- <text:s/>paroxysmal nonkinesigenic dyskinesia, SYMPK <text:s/>- <text:s/>symplekin, RPS6KA6 <text:s/>- <text:s/>ribosomal protein s6 kinase, 90kda, polypeptide 6, SEBOX <text:s/>- <text:s/>sebox homeobox, SIN3A <text:s/>- <text:s/>sin3 transcription regulator family member a, TSC22D4 <text:s/>- <text:s/>tsc22 domain family, member 4, GDNF <text:s/>- <text:s/>glial cell derived neurotrophic factor, ZNF436 <text:s/>- <text:s/>zinc finger protein 436, VANGL2 <text:s/>- <text:s/>vangl planar cell polarity protein 2, WWTR1 <text:s/>- <text:s/>ww domain containing transcription regulator 1, PBX3 <text:s/>- <text:s/>pre-b-cell leukemia homeobox 3, PBX1 <text:s/>- <text:s/>pre-b-cell leukemia homeobox 1, ELL2 <text:s/>- <text:s/>elongation factor, rna polymerase ii, 2, ZBTB17 <text:s/>- <text:s/>zinc finger and btb domain containing 17, BCOR <text:s/>- <text:s/>bcl6 corepressor, REL <text:s/>- <text:s/>v-rel avian reticuloendotheliosis viral oncogene homolog, TRPS1 <text:s/>- <text:s/>trichorhinophalangeal syndrome i, TBC1D10A <text:s/>- <text:s/>tbc1 domain family, member 10a, VEZF1 <text:s/>- <text:s/>vascular endothelial zinc finger 1, MLLT6 <text:s/>- <text:s/>myeloid/lymphoid or mixed-lineage leukemia (trithorax homolog, drosophila); translocated to, 6, SIRT2 <text:s/>- <text:s/>sirtuin 2, ILF3 <text:s/>- <text:s/>interleukin enhancer binding factor 3, 90kda, FHOD1 <text:s/>- <text:s/>formin homology 2 domain containing 1, ASH1L <text:s/>- <text:s/>ash1 (absent, small, or homeotic)-like (drosophila), PANK2 <text:s/>- <text:s/>pantothenate kinase 2, SMYD3 <text:s/>- <text:s/>set and mynd domain containing 3, TNIP1 <text:s/>- <text:s/>tnfaip3 interacting protein 1, SUFU <text:s/>- <text:s/>suppressor of fused homolog (drosophila), FOXJ1 <text:s/>- <text:s/>forkhead box j1, NR3C2 <text:s/>- <text:s/>nuclear receptor subfamily 3, group c, member 2, EIF4EBP2 <text:s/>- <text:s/>eukaryotic translation initiation factor 4e binding protein 2, SOCS2 <text:s/>- <text:s/>suppressor of cytokine signaling 2, RAP2C <text:s/>- <text:s/>rap2c, member of ras oncogene family, APLF <text:s/>- <text:s/>aprataxin and pnkp like factor, CGGBP1 <text:s/>- <text:s/>cgg triplet repeat binding protein 1, SOX5 <text:s/>- <text:s/>sry (sex determining region y)-box 5, TET3 <text:s/>- <text:s/>tet methylcytosine dioxygenase 3, NLK <text:s/>- <text:s/>nemo-like kinase, SORL1 <text:s/>- <text:s/>sortilin-related receptor, l(dlr class) a repeats containing, LDB1 <text:s/>- <text:s/>lim domain binding 1, CRB2 <text:s/>- <text:s/>crumbs homolog 2 (drosophila), SOX13 <text:s/>- <text:s/>sry (sex determining region y)-box 13, CREB1 <text:s/>- <text:s/>camp responsive element binding protein 1, MSC <text:s/>- <text:s/>musculin, RSPO1 <text:s/>- <text:s/>r-spondin 1, FGR <text:s/>- <text:s/>feline gardner-rasheed sarcoma viral oncogene homolog, GDF7 <text:s/>- <text:s/>growth differentiation factor 7, CD86 <text:s/>- <text:s/>cd86 molecule, ASCL3 <text:s/>- <text:s/>achaete-scute complex homolog 3 (drosophila), HOXC10 <text:s/>- <text:s/>homeobox c10, IL6 <text:s/>- <text:s/>interleukin 6 (interferon, beta 2), HOXC9 <text:s/>- <text:s/>homeobox c9, PPARGC1B <text:s/>- <text:s/>peroxisome proliferator-activated receptor gamma, coactivator 1 beta, ITGA5 <text:s/>- <text:s/>integrin, alpha 5 (fibronectin receptor, alpha polypeptide), SPEN <text:s/>- <text:s/>spen homolog, transcriptional regulator (drosophila), GADD45B <text:s/>- <text:s/>growth arrest and dna-damage-inducible, beta, SUPT16H <text:s/>- <text:s/>suppressor of ty 16 homolog (s. cerevisiae), EEF1A1 <text:s/>- <text:s/>eukaryotic translation elongation factor 1 alpha 1, BBX <text:s/>- <text:s/>bobby sox homolog (drosophila), MYH9 <text:s/>- <text:s/>myosin, heavy chain 9, non-muscle, ARRB1 <text:s/>- <text:s/>arrestin, beta 1, NTRK3 <text:s/>- <text:s/>neurotrophic tyrosine kinase, receptor, type 3, FGF1 <text:s/>- <text:s/>fibroblast growth factor 1 (acidic), EGR1 <text:s/>- <text:s/>early growth response 1, MYB <text:s/>- <text:s/>v-myb avian myeloblastosis viral oncogene homolog, NR4A2 <text:s/>- <text:s/>nuclear receptor subfamily 4, group a, member 2, MEF2D <text:s/>- <text:s/>myocyte enhancer factor 2d, EGF <text:s/>- <text:s/>epidermal growth factor, PTHLH <text:s/>- <text:s/>parathyroid hormone-like hormone, PTH1R <text:s/>- <text:s/>parathyroid hormone 1 receptor, TBX15 <text:s/>- <text:s/>t-box 15, IL27RA <text:s/>- <text:s/>interleukin 27 receptor, alpha, AKAP6 <text:s/>- <text:s/>a kinase (prka) anchor protein 6, SAA1 <text:s/>- <text:s/>serum amyloid a1, CDKN1A <text:s/>- <text:s/>cyclin-dependent kinase inhibitor 1a (p21, cip1), CXCL10 <text:s/>- <text:s/>chemokine (c-x-c motif) ligand 10, PTPN3 <text:s/>- <text:s/>protein tyrosine phosphatase, non-receptor type 3, DENND4A <text:s/>- <text:s/>denn/madd domain containing 4a, C11orf30 <text:s/>- <text:s/>chromosome 11 open reading frame 30, TCF7L2 <text:s/>- <text:s/>transcription factor 7-like 2 (t-cell specific, hmg-box), ARX <text:s/>- <text:s/>aristaless related homeobox, CDC37 <text:s/>- <text:s/>cell division cycle 37, IRF1 <text:s/>- <text:s/>interferon regulatory factor 1, IRF6 <text:s/>- <text:s/>interferon regulatory factor 6, SATB1 <text:s/>- <text:s/>satb homeobox 1, ADORA1 <text:s/>- <text:s/>adenosine a1 receptor, TRAF2 <text:s/>- <text:s/>tnf receptor-associated factor 2, NEURL <text:s/>- <text:s/>neuralized homolog (drosophila), PHOX2B <text:s/>- <text:s/>paired-like homeobox 2b, NFKBIZ <text:s/>- <text:s/>nuclear factor of kappa light polypeptide gene enhancer in b-cells inhibitor, zeta, SMPD3 <text:s/>- <text:s/>sphingomyelin phosphodiesterase 3, neutral membrane (neutral sphingomyelinase ii), TCEA2 <text:s/>- <text:s/>transcription elongation factor a (sii), 2, CDK2 <text:s/>- <text:s/>cyclin-dependent kinase 2, SALL2 <text:s/>- <text:s/>sal-like 2 (drosophila), NOS2 <text:s/>- <text:s/>nitric oxide synthase 2, inducible, ZBTB1 <text:s/>- <text:s/>zinc finger and btb domain containing 1, CCAR1 <text:s/>- <text:s/>cell division cycle and apoptosis regulator 1, HLX <text:s/>- <text:s/>h2.0-like homeobox, WNT10B <text:s/>- <text:s/>wingless-type mmtv integration site family, member 10b, IL23A <text:s/>- <text:s/>interleukin 23, alpha subunit p19, TLE4 <text:s/>- <text:s/>transducin-like enhancer of split 4 (e(sp1) homolog, drosophila), DICER1 <text:s/>- <text:s/>dicer 1, ribonuclease type iii, NR5A2 <text:s/>- <text:s/>nuclear receptor subfamily 5, group a, member 2, SIRT6 <text:s/>- <text:s/>sirtuin 6, VSX2 <text:s/>- <text:s/>visual system homeobox 2, TNRC6B <text:s/>- <text:s/>trinucleotide repeat containing 6b, CHGA <text:s/>- <text:s/>chromogranin a (parathyroid secretory protein 1), VDR <text:s/>- <text:s/>vitamin d (1,25- dihydroxyvitamin d3) receptor, TCEAL8 <text:s/>- <text:s/>transcription elongation factor a (sii)-like 8, CHD4 <text:s/>- <text:s/>chromodomain helicase dna binding protein 4, PEA15 <text:s/>- <text:s/>phosphoprotein enriched in astrocytes 15, SKIL <text:s/>- <text:s/>ski-like oncogene, PPP3CA <text:s/>- <text:s/>protein phosphatase 3, catalytic subunit, alpha isozyme, NFKB2 <text:s/>- <text:s/>nuclear factor of kappa light polypeptide gene enhancer in b-cells 2 (p49/p100), WNT1 <text:s/>- <text:s/>wingless-type mmtv integration site family, member 1, MKL1 <text:s/>- <text:s/>megakaryoblastic leukemia (translocation) 1, CCDC3 <text:s/>- <text:s/>coiled-coil domain containing 3, NFKB1 <text:s/>- <text:s/>nuclear factor of kappa light polypeptide gene enhancer in b-cells 1, TRIB2 <text:s/>- <text:s/>tribbles homolog 2 (drosophila), GPBP1 <text:s/>- <text:s/>gc-rich promoter binding protein 1, NFKBIB <text:s/>- <text:s/>nuclear factor of kappa light polypeptide gene enhancer in b-cells inhibitor, beta, CBX2 <text:s/>- <text:s/>chromobox homolog 2, UVRAG <text:s/>- <text:s/>uv radiation resistance associated, FOXP4 <text:s/>- <text:s/>forkhead box p4, EBF4 <text:s/>- <text:s/>early b-cell factor 4, TNFAIP3 <text:s/>- <text:s/>tumor necrosis factor, alpha-induced protein 3, PFN1 <text:s/>- <text:s/>profilin 1, LGR4 <text:s/>- <text:s/>leucine-rich repeat containing g protein-coupled receptor 4, OTP <text:s/>- <text:s/>orthopedia homeobox, NCOA2 <text:s/>- <text:s/>nuclear receptor coactivator 2, MSX1 <text:s/>- <text:s/>msh homeobox 1, TSC22D3 <text:s/>- <text:s/>tsc22 domain family, member 3, RASSF5 <text:s/>- <text:s/>ras association (ralgds/af-6) domain family member 5, ATP2B4 <text:s/>- <text:s/>atpase, ca++ transporting, plasma membrane 4, CYLD <text:s/>- <text:s/>cylindromatosis (turban tumor syndrome), STK4 <text:s/>- <text:s/>serine/threonine kinase 4, BCL6B <text:s/>- <text:s/>b-cell cll/lymphoma 6, member b, HOXA11 <text:s/>- <text:s/>homeobox a11, NEO1 <text:s/>- <text:s/>neogenin 1, ZBTB25 <text:s/>- <text:s/>zinc finger and btb domain containing 25, EHF <text:s/>- <text:s/>ets homologous factor, STAT5A <text:s/>- <text:s/>signal transducer and activator of transcription 5a, SP6 <text:s/>- <text:s/>sp6 transcription factor, STAT6 <text:s/>- <text:s/>signal transducer and activator of transcription 6, interleukin-4 induced, HOXB9 <text:s/>- <text:s/>homeobox b9, KMT2D <text:s/>- <text:s/>lysine (k)-specific methyltransferase 2d, MORF4L2 <text:s/>- <text:s/>mortality factor 4 like 2, IKZF3 <text:s/>- <text:s/>ikaros family zinc finger 3 (aiolos), TNFSF13 <text:s/>- <text:s/>tumor necrosis factor (ligand) superfamily, member 13, YY1AP1 <text:s/>- <text:s/>yy1 associated protein 1, NFATC1 <text:s/>- <text:s/>nuclear factor of activated t-cells, cytoplasmic, calcineurin-dependent 1, MAP2K6 <text:s/>- <text:s/>mitogen-activated protein kinase kinase 6, KDM1B <text:s/>- <text:s/>lysine (k)-specific demethylase 1b, ETS1 <text:s/>- <text:s/>v-ets avian erythroblastosis virus e26 oncogene homolog 1, NFATC2 <text:s/>- <text:s/>nuclear factor of activated t-cells, cytoplasmic, calcineurin-dependent 2, MAFB <text:s/>- <text:s/>v-maf avian musculoaponeurotic fibrosarcoma oncogene homolog b, RARA <text:s/>- <text:s/>retinoic acid receptor, alpha, MAPK14 <text:s/>- <text:s/>mitogen-activated protein kinase 14, CSF1 <text:s/>- <text:s/>colony stimulating factor 1 (macrophage), RAI1 <text:s/>- <text:s/>retinoic acid induced 1, FOXA3 <text:s/>- <text:s/>forkhead box a3, TNFSF15 <text:s/>- <text:s/>tumor necrosis factor (ligand) superfamily, member 15, IL25 <text:s/>- <text:s/>interleukin 25, GATA4 <text:s/>- <text:s/>gata binding protein 4, ZBTB14 <text:s/>- <text:s/>zinc finger and btb domain containing 14, EPHB1 <text:s/>- <text:s/>eph receptor b1, SERPINA1 <text:s/>- <text:s/>serpin peptidase inhibitor, clade a (alpha-1 antiproteinase, antitrypsin), member 1, FOSB <text:s/>- <text:s/>fbj murine osteosarcoma viral oncogene homolog b, ANXA4 <text:s/>- <text:s/>annexin a4, PRKCH <text:s/>- <text:s/>protein kinase c, eta, MYADM <text:s/>- <text:s/>myeloid-associated differentiation marker, UBE2I <text:s/>- <text:s/>ubiquitin-conjugating enzyme e2i, BCL3 <text:s/>- <text:s/>b-cell cll/lymphoma 3, PRKCD <text:s/>- <text:s/>protein kinase c, delta, NFAT5 <text:s/>- <text:s/>nuclear factor of activated t-cells 5, tonicity-responsive, LSR <text:s/>- <text:s/>lipolysis stimulated lipoprotein receptor]</text:p>
          </table:table-cell>
        </table:table-row>
        <table:table-row table:style-name="ro1">
          <table:table-cell office:value-type="string" calcext:value-type="string">
            <text:p>GO:0051241</text:p>
          </table:table-cell>
          <table:table-cell office:value-type="string" calcext:value-type="string">
            <text:p>negative regulation of multicellular organismal process</text:p>
          </table:table-cell>
          <table:table-cell office:value-type="float" office:value="0.00000132" calcext:value-type="float">
            <text:p>0.00000132</text:p>
          </table:table-cell>
          <table:table-cell office:value-type="float" office:value="0.000237" calcext:value-type="float">
            <text:p>0.000237</text:p>
          </table:table-cell>
          <table:table-cell office:value-type="float" office:value="2.05" calcext:value-type="float">
            <text:p>2.05</text:p>
          </table:table-cell>
          <table:table-cell office:value-type="float" office:value="13954" calcext:value-type="float">
            <text:p>13954</text:p>
          </table:table-cell>
          <table:table-cell office:value-type="float" office:value="808" calcext:value-type="float">
            <text:p>808</text:p>
          </table:table-cell>
          <table:table-cell office:value-type="float" office:value="413" calcext:value-type="float">
            <text:p>41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[TNFRSF9 <text:s/>- <text:s/>tumor necrosis factor receptor superfamily, member 9, KREMEN2 <text:s/>- <text:s/>kringle containing transmembrane protein 2, RPS6KA6 <text:s/>- <text:s/>ribosomal protein s6 kinase, 90kda, polypeptide 6, CD83 <text:s/>- <text:s/>cd83 molecule, HLX <text:s/>- <text:s/>h2.0-like homeobox, SEMA4A <text:s/>- <text:s/>sema domain, immunoglobulin domain (ig), transmembrane domain (tm) and short cytoplasmic domain, (semaphorin) 4a, IL23A <text:s/>- <text:s/>interleukin 23, alpha subunit p19, PBX1 <text:s/>- <text:s/>pre-b-cell leukemia homeobox 1, BCOR <text:s/>- <text:s/>bcl6 corepressor, REL <text:s/>- <text:s/>v-rel avian reticuloendotheliosis viral oncogene homolog, DICER1 <text:s/>- <text:s/>dicer 1, ribonuclease type iii, SIRT2 <text:s/>- <text:s/>sirtuin 2, KREMEN1 <text:s/>- <text:s/>kringle containing transmembrane protein 1, SUFU <text:s/>- <text:s/>suppressor of fused homolog (drosophila), FOXJ1 <text:s/>- <text:s/>forkhead box j1, PPP3CA <text:s/>- <text:s/>protein phosphatase 3, catalytic subunit, alpha isozyme, NFKB1 <text:s/>- <text:s/>nuclear factor of kappa light polypeptide gene enhancer in b-cells 1, TRIB2 <text:s/>- <text:s/>tribbles homolog 2 (drosophila), SORL1 <text:s/>- <text:s/>sortilin-related receptor, l(dlr class) a repeats containing, LGR4 <text:s/>- <text:s/>leucine-rich repeat containing g protein-coupled receptor 4, TNFAIP3 <text:s/>- <text:s/>tumor necrosis factor, alpha-induced protein 3, LDB1 <text:s/>- <text:s/>lim domain binding 1, TSC22D3 <text:s/>- <text:s/>tsc22 domain family, member 3, ATP2B4 <text:s/>- <text:s/>atpase, ca++ transporting, plasma membrane 4, CYLD <text:s/>- <text:s/>cylindromatosis (turban tumor syndrome), CD86 <text:s/>- <text:s/>cd86 molecule, IL6 <text:s/>- <text:s/>interleukin 6 (interferon, beta 2), STK4 <text:s/>- <text:s/>serine/threonine kinase 4, BAI2 <text:s/>- <text:s/>brain-specific angiogenesis inhibitor 2, TRPV3 <text:s/>- <text:s/>transient receptor potential cation channel, subfamily v, member 3, ARRB1 <text:s/>- <text:s/>arrestin, beta 1, NTRK3 <text:s/>- <text:s/>neurotrophic tyrosine kinase, receptor, type 3, B2M <text:s/>- <text:s/>beta-2-microglobulin, IKBKE <text:s/>- <text:s/>inhibitor of kappa light polypeptide gene enhancer in b-cells, kinase epsilon, PTHLH <text:s/>- <text:s/>parathyroid hormone-like hormone, MAFB <text:s/>- <text:s/>v-maf avian musculoaponeurotic fibrosarcoma oncogene homolog b, RARA <text:s/>- <text:s/>retinoic acid receptor, alpha, CDK6 <text:s/>- <text:s/>cyclin-dependent kinase 6, RAI1 <text:s/>- <text:s/>retinoic acid induced 1, BRINP1 <text:s/>- <text:s/>bone morphogenetic protein/retinoic acid inducible neural-specific 1, CXCL10 <text:s/>- <text:s/>chemokine (c-x-c motif) ligand 10, ANXA4 <text:s/>- <text:s/>annexin a4, BCL3 <text:s/>- <text:s/>b-cell cll/lymphoma 3, IRF1 <text:s/>- <text:s/>interferon regulatory factor 1, MAG <text:s/>- <text:s/>myelin associated glycoprotein, ADORA1 <text:s/>- <text:s/>adenosine a1 receptor, PRKCD <text:s/>- <text:s/>protein kinase c, delta, PHOX2B <text:s/>- <text:s/>paired-like homeobox 2b, PDE4B <text:s/>- <text:s/>phosphodiesterase 4b, camp-specific]</text:p>
          </table:table-cell>
        </table:table-row>
        <table:table-row table:style-name="ro1">
          <table:table-cell office:value-type="string" calcext:value-type="string">
            <text:p>GO:1905114</text:p>
          </table:table-cell>
          <table:table-cell office:value-type="string" calcext:value-type="string">
            <text:p>cell surface receptor signaling pathway involved in cell-cell signaling</text:p>
          </table:table-cell>
          <table:table-cell office:value-type="float" office:value="0.00000142" calcext:value-type="float">
            <text:p>0.00000142</text:p>
          </table:table-cell>
          <table:table-cell office:value-type="float" office:value="0.000253" calcext:value-type="float">
            <text:p>0.000253</text:p>
          </table:table-cell>
          <table:table-cell office:value-type="float" office:value="2.87" calcext:value-type="float">
            <text:p>2.87</text:p>
          </table:table-cell>
          <table:table-cell office:value-type="float" office:value="13954" calcext:value-type="float">
            <text:p>13954</text:p>
          </table:table-cell>
          <table:table-cell office:value-type="float" office:value="306" calcext:value-type="float">
            <text:p>306</text:p>
          </table:table-cell>
          <table:table-cell office:value-type="float" office:value="413" calcext:value-type="float">
            <text:p>4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[GRK5 <text:s/>- <text:s/>g protein-coupled receptor kinase 5, KREMEN2 <text:s/>- <text:s/>kringle containing transmembrane protein 2, WNT10A <text:s/>- <text:s/>wingless-type mmtv integration site family, member 10a, FBXW4 <text:s/>- <text:s/>f-box and wd repeat domain containing 4, VANGL2 <text:s/>- <text:s/>vangl planar cell polarity protein 2, HOXB9 <text:s/>- <text:s/>homeobox b9, WNT10B <text:s/>- <text:s/>wingless-type mmtv integration site family, member 10b, TLE4 <text:s/>- <text:s/>transducin-like enhancer of split 4 (e(sp1) homolog, drosophila), NR4A2 <text:s/>- <text:s/>nuclear receptor subfamily 4, group a, member 2, EGF <text:s/>- <text:s/>epidermal growth factor, NFATC1 <text:s/>- <text:s/>nuclear factor of activated t-cells, cytoplasmic, calcineurin-dependent 1, TNRC6B <text:s/>- <text:s/>trinucleotide repeat containing 6b, KREMEN1 <text:s/>- <text:s/>kringle containing transmembrane protein 1, HMGXB4 <text:s/>- <text:s/>hmg box domain containing 4, PPP3CA <text:s/>- <text:s/>protein phosphatase 3, catalytic subunit, alpha isozyme, WNT1 <text:s/>- <text:s/>wingless-type mmtv integration site family, member 1, FERMT2 <text:s/>- <text:s/>fermitin family member 2, NLK <text:s/>- <text:s/>nemo-like kinase, TCF7L2 <text:s/>- <text:s/>transcription factor 7-like 2 (t-cell specific, hmg-box), PLCB2 <text:s/>- <text:s/>phospholipase c, beta 2, NOTUM <text:s/>- <text:s/>notum pectinacetylesterase homolog (drosophila), PFN1 <text:s/>- <text:s/>profilin 1, LGR4 <text:s/>- <text:s/>leucine-rich repeat containing g protein-coupled receptor 4, LDB1 <text:s/>- <text:s/>lim domain binding 1, CYLD <text:s/>- <text:s/>cylindromatosis (turban tumor syndrome), RSPO1 <text:s/>- <text:s/>r-spondin 1]</text:p>
          </table:table-cell>
        </table:table-row>
        <table:table-row table:style-name="ro1">
          <table:table-cell office:value-type="string" calcext:value-type="string">
            <text:p>GO:0060326</text:p>
          </table:table-cell>
          <table:table-cell office:value-type="string" calcext:value-type="string">
            <text:p>cell chemotaxis</text:p>
          </table:table-cell>
          <table:table-cell office:value-type="float" office:value="0.0000016" calcext:value-type="float">
            <text:p>0.0000016</text:p>
          </table:table-cell>
          <table:table-cell office:value-type="float" office:value="0.000281" calcext:value-type="float">
            <text:p>0.000281</text:p>
          </table:table-cell>
          <table:table-cell office:value-type="float" office:value="4.13" calcext:value-type="float">
            <text:p>4.13</text:p>
          </table:table-cell>
          <table:table-cell office:value-type="float" office:value="13954" calcext:value-type="float">
            <text:p>13954</text:p>
          </table:table-cell>
          <table:table-cell office:value-type="float" office:value="131" calcext:value-type="float">
            <text:p>131</text:p>
          </table:table-cell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FFAR2 <text:s/>- <text:s/>free fatty acid receptor 2, SAA2 <text:s/>- <text:s/>serum amyloid a2, SAA1 <text:s/>- <text:s/>serum amyloid a1, EPHB1 <text:s/>- <text:s/>eph receptor b1, CXCL10 <text:s/>- <text:s/>chemokine (c-x-c motif) ligand 10, HOXB9 <text:s/>- <text:s/>homeobox b9, CXCL2 <text:s/>- <text:s/>chemokine (c-x-c motif) ligand 2, CXCL1 <text:s/>- <text:s/>chemokine (c-x-c motif) ligand 1 (melanoma growth stimulating activity, alpha), CXCL5 <text:s/>- <text:s/>chemokine (c-x-c motif) ligand 5, PRKCD <text:s/>- <text:s/>protein kinase c, delta, VCAM1 <text:s/>- <text:s/>vascular cell adhesion molecule 1, CXCL6 <text:s/>- <text:s/>chemokine (c-x-c motif) ligand 6, CHGA <text:s/>- <text:s/>chromogranin a (parathyroid secretory protein 1), CXCL3 <text:s/>- <text:s/>chemokine (c-x-c motif) ligand 3, IL6 <text:s/>- <text:s/>interleukin 6 (interferon, beta 2), PDE4B <text:s/>- <text:s/>phosphodiesterase 4b, camp-specific]</text:p>
          </table:table-cell>
        </table:table-row>
        <table:table-row table:style-name="ro1">
          <table:table-cell office:value-type="string" calcext:value-type="string">
            <text:p>GO:0045892</text:p>
          </table:table-cell>
          <table:table-cell office:value-type="string" calcext:value-type="string">
            <text:p>negative regulation of transcription, DNA-templated</text:p>
          </table:table-cell>
          <table:table-cell office:value-type="float" office:value="0.00000161" calcext:value-type="float">
            <text:p>0.0000016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1.98" calcext:value-type="float">
            <text:p>1.98</text:p>
          </table:table-cell>
          <table:table-cell office:value-type="float" office:value="13954" calcext:value-type="float">
            <text:p>13954</text:p>
          </table:table-cell>
          <table:table-cell office:value-type="float" office:value="886" calcext:value-type="float">
            <text:p>886</text:p>
          </table:table-cell>
          <table:table-cell office:value-type="float" office:value="413" calcext:value-type="float">
            <text:p>41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[ZBTB1 <text:s/>- <text:s/>zinc finger and btb domain containing 1, SIN3A <text:s/>- <text:s/>sin3 transcription regulator family member a, TSC22D4 <text:s/>- <text:s/>tsc22 domain family, member 4, WWTR1 <text:s/>- <text:s/>ww domain containing transcription regulator 1, WNT10B <text:s/>- <text:s/>wingless-type mmtv integration site family, member 10b, TLE4 <text:s/>- <text:s/>transducin-like enhancer of split 4 (e(sp1) homolog, drosophila), BCOR <text:s/>- <text:s/>bcl6 corepressor, REL <text:s/>- <text:s/>v-rel avian reticuloendotheliosis viral oncogene homolog, TRPS1 <text:s/>- <text:s/>trichorhinophalangeal syndrome i, DICER1 <text:s/>- <text:s/>dicer 1, ribonuclease type iii, SIRT6 <text:s/>- <text:s/>sirtuin 6, SIRT2 <text:s/>- <text:s/>sirtuin 2, ILF3 <text:s/>- <text:s/>interleukin enhancer binding factor 3, 90kda, VDR <text:s/>- <text:s/>vitamin d (1,25- dihydroxyvitamin d3) receptor, CHD4 <text:s/>- <text:s/>chromodomain helicase dna binding protein 4, SUFU <text:s/>- <text:s/>suppressor of fused homolog (drosophila), SKIL <text:s/>- <text:s/>ski-like oncogene, FOXJ1 <text:s/>- <text:s/>forkhead box j1, NFKB2 <text:s/>- <text:s/>nuclear factor of kappa light polypeptide gene enhancer in b-cells 2 (p49/p100), CGGBP1 <text:s/>- <text:s/>cgg triplet repeat binding protein 1, NFKB1 <text:s/>- <text:s/>nuclear factor of kappa light polypeptide gene enhancer in b-cells 1, CBX2 <text:s/>- <text:s/>chromobox homolog 2, LGR4 <text:s/>- <text:s/>leucine-rich repeat containing g protein-coupled receptor 4, NCOA2 <text:s/>- <text:s/>nuclear receptor coactivator 2, MSX1 <text:s/>- <text:s/>msh homeobox 1, LDB1 <text:s/>- <text:s/>lim domain binding 1, TSC22D3 <text:s/>- <text:s/>tsc22 domain family, member 3, CREB1 <text:s/>- <text:s/>camp responsive element binding protein 1, MSC <text:s/>- <text:s/>musculin, ASCL3 <text:s/>- <text:s/>achaete-scute complex homolog 3 (drosophila), BCL6B <text:s/>- <text:s/>b-cell cll/lymphoma 6, member b, PPARGC1B <text:s/>- <text:s/>peroxisome proliferator-activated receptor gamma, coactivator 1 beta, SPEN <text:s/>- <text:s/>spen homolog, transcriptional regulator (drosophila), STAT6 <text:s/>- <text:s/>signal transducer and activator of transcription 6, interleukin-4 induced, EGR1 <text:s/>- <text:s/>early growth response 1, KMT2D <text:s/>- <text:s/>lysine (k)-specific methyltransferase 2d, MORF4L2 <text:s/>- <text:s/>mortality factor 4 like 2, MYB <text:s/>- <text:s/>v-myb avian myeloblastosis viral oncogene homolog, NR4A2 <text:s/>- <text:s/>nuclear receptor subfamily 4, group a, member 2, NFATC2 <text:s/>- <text:s/>nuclear factor of activated t-cells, cytoplasmic, calcineurin-dependent 2, RARA <text:s/>- <text:s/>retinoic acid receptor, alpha, TBX15 <text:s/>- <text:s/>t-box 15, ZBTB14 <text:s/>- <text:s/>zinc finger and btb domain containing 14, FOSB <text:s/>- <text:s/>fbj murine osteosarcoma viral oncogene homolog b, ARX <text:s/>- <text:s/>aristaless related homeobox, TCF7L2 <text:s/>- <text:s/>transcription factor 7-like 2 (t-cell specific, hmg-box), IRF1 <text:s/>- <text:s/>interferon regulatory factor 1, BCL3 <text:s/>- <text:s/>b-cell cll/lymphoma 3, UBE2I <text:s/>- <text:s/>ubiquitin-conjugating enzyme e2i, SATB1 <text:s/>- <text:s/>satb homeobox 1, CDK2 <text:s/>- <text:s/>cyclin-dependent kinase 2, SALL2 <text:s/>- <text:s/>sal-like 2 (drosophila)]</text:p>
          </table:table-cell>
        </table:table-row>
        <table:table-row table:style-name="ro1">
          <table:table-cell office:value-type="string" calcext:value-type="string">
            <text:p>GO:0051249</text:p>
          </table:table-cell>
          <table:table-cell office:value-type="string" calcext:value-type="string">
            <text:p>regulation of lymphocyte activation</text:p>
          </table:table-cell>
          <table:table-cell office:value-type="float" office:value="0.00000164" calcext:value-type="float">
            <text:p>0.00000164</text:p>
          </table:table-cell>
          <table:table-cell office:value-type="float" office:value="0.000282" calcext:value-type="float">
            <text:p>0.000282</text:p>
          </table:table-cell>
          <table:table-cell office:value-type="float" office:value="2.92" calcext:value-type="float">
            <text:p>2.92</text:p>
          </table:table-cell>
          <table:table-cell office:value-type="float" office:value="13954" calcext:value-type="float">
            <text:p>13954</text:p>
          </table:table-cell>
          <table:table-cell office:value-type="float" office:value="289" calcext:value-type="float">
            <text:p>289</text:p>
          </table:table-cell>
          <table:table-cell office:value-type="float" office:value="413" calcext:value-type="float">
            <text:p>4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SASH3 <text:s/>- <text:s/>sam and sh3 domain containing 3, CD83 <text:s/>- <text:s/>cd83 molecule, ZBTB1 <text:s/>- <text:s/>zinc finger and btb domain containing 1, HLX <text:s/>- <text:s/>h2.0-like homeobox, STAT6 <text:s/>- <text:s/>signal transducer and activator of transcription 6, interleukin-4 induced, ATP11C <text:s/>- <text:s/>atpase, class vi, type 11c, IL23A <text:s/>- <text:s/>interleukin 23, alpha subunit p19, MYB <text:s/>- <text:s/>v-myb avian myeloblastosis viral oncogene homolog, IKZF3 <text:s/>- <text:s/>ikaros family zinc finger 3 (aiolos), TNFSF13 <text:s/>- <text:s/>tumor necrosis factor (ligand) superfamily, member 13, TYRO3 <text:s/>- <text:s/>tyro3 protein tyrosine kinase, NFATC2 <text:s/>- <text:s/>nuclear factor of activated t-cells, cytoplasmic, calcineurin-dependent 2, RARA <text:s/>- <text:s/>retinoic acid receptor, alpha, IL27RA <text:s/>- <text:s/>interleukin 27 receptor, alpha, FOXJ1 <text:s/>- <text:s/>forkhead box j1, APLF <text:s/>- <text:s/>aprataxin and pnkp like factor, CDKN1A <text:s/>- <text:s/>cyclin-dependent kinase inhibitor 1a (p21, cip1), IRF1 <text:s/>- <text:s/>interferon regulatory factor 1, TNFAIP3 <text:s/>- <text:s/>tumor necrosis factor, alpha-induced protein 3, TRAF2 <text:s/>- <text:s/>tnf receptor-associated factor 2, VCAM1 <text:s/>- <text:s/>vascular cell adhesion molecule 1, SOX13 <text:s/>- <text:s/>sry (sex determining region y)-box 13, CYLD <text:s/>- <text:s/>cylindromatosis (turban tumor syndrome), CD86 <text:s/>- <text:s/>cd86 molecule, IL6 <text:s/>- <text:s/>interleukin 6 (interferon, beta 2)]</text:p>
          </table:table-cell>
        </table:table-row>
        <table:table-row table:style-name="ro1">
          <table:table-cell office:value-type="string" calcext:value-type="string">
            <text:p>GO:1903507</text:p>
          </table:table-cell>
          <table:table-cell office:value-type="string" calcext:value-type="string">
            <text:p>negative regulation of nucleic acid-templated transcription</text:p>
          </table:table-cell>
          <table:table-cell office:value-type="float" office:value="0.00000176" calcext:value-type="float">
            <text:p>0.00000176</text:p>
          </table:table-cell>
          <table:table-cell office:value-type="float" office:value="0.000298" calcext:value-type="float">
            <text:p>0.000298</text:p>
          </table:table-cell>
          <table:table-cell office:value-type="float" office:value="1.96" calcext:value-type="float">
            <text:p>1.96</text:p>
          </table:table-cell>
          <table:table-cell office:value-type="float" office:value="13954" calcext:value-type="float">
            <text:p>13954</text:p>
          </table:table-cell>
          <table:table-cell office:value-type="float" office:value="913" calcext:value-type="float">
            <text:p>913</text:p>
          </table:table-cell>
          <table:table-cell office:value-type="float" office:value="413" calcext:value-type="float">
            <text:p>41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[ZBTB1 <text:s/>- <text:s/>zinc finger and btb domain containing 1, SIN3A <text:s/>- <text:s/>sin3 transcription regulator family member a, CCAR1 <text:s/>- <text:s/>cell division cycle and apoptosis regulator 1, TSC22D4 <text:s/>- <text:s/>tsc22 domain family, member 4, WWTR1 <text:s/>- <text:s/>ww domain containing transcription regulator 1, WNT10B <text:s/>- <text:s/>wingless-type mmtv integration site family, member 10b, TLE4 <text:s/>- <text:s/>transducin-like enhancer of split 4 (e(sp1) homolog, drosophila), BCOR <text:s/>- <text:s/>bcl6 corepressor, REL <text:s/>- <text:s/>v-rel avian reticuloendotheliosis viral oncogene homolog, TRPS1 <text:s/>- <text:s/>trichorhinophalangeal syndrome i, DICER1 <text:s/>- <text:s/>dicer 1, ribonuclease type iii, SIRT6 <text:s/>- <text:s/>sirtuin 6, SIRT2 <text:s/>- <text:s/>sirtuin 2, ILF3 <text:s/>- <text:s/>interleukin enhancer binding factor 3, 90kda, VDR <text:s/>- <text:s/>vitamin d (1,25- dihydroxyvitamin d3) receptor, CHD4 <text:s/>- <text:s/>chromodomain helicase dna binding protein 4, SUFU <text:s/>- <text:s/>suppressor of fused homolog (drosophila), SKIL <text:s/>- <text:s/>ski-like oncogene, FOXJ1 <text:s/>- <text:s/>forkhead box j1, NFKB2 <text:s/>- <text:s/>nuclear factor of kappa light polypeptide gene enhancer in b-cells 2 (p49/p100), CGGBP1 <text:s/>- <text:s/>cgg triplet repeat binding protein 1, NFKB1 <text:s/>- <text:s/>nuclear factor of kappa light polypeptide gene enhancer in b-cells 1, CBX2 <text:s/>- <text:s/>chromobox homolog 2, LGR4 <text:s/>- <text:s/>leucine-rich repeat containing g protein-coupled receptor 4, NCOA2 <text:s/>- <text:s/>nuclear receptor coactivator 2, MSX1 <text:s/>- <text:s/>msh homeobox 1, LDB1 <text:s/>- <text:s/>lim domain binding 1, TSC22D3 <text:s/>- <text:s/>tsc22 domain family, member 3, CREB1 <text:s/>- <text:s/>camp responsive element binding protein 1, MSC <text:s/>- <text:s/>musculin, ASCL3 <text:s/>- <text:s/>achaete-scute complex homolog 3 (drosophila), BCL6B <text:s/>- <text:s/>b-cell cll/lymphoma 6, member b, PPARGC1B <text:s/>- <text:s/>peroxisome proliferator-activated receptor gamma, coactivator 1 beta, SPEN <text:s/>- <text:s/>spen homolog, transcriptional regulator (drosophila), STAT6 <text:s/>- <text:s/>signal transducer and activator of transcription 6, interleukin-4 induced, EGR1 <text:s/>- <text:s/>early growth response 1, KMT2D <text:s/>- <text:s/>lysine (k)-specific methyltransferase 2d, MORF4L2 <text:s/>- <text:s/>mortality factor 4 like 2, MYB <text:s/>- <text:s/>v-myb avian myeloblastosis viral oncogene homolog, NR4A2 <text:s/>- <text:s/>nuclear receptor subfamily 4, group a, member 2, NFATC2 <text:s/>- <text:s/>nuclear factor of activated t-cells, cytoplasmic, calcineurin-dependent 2, RARA <text:s/>- <text:s/>retinoic acid receptor, alpha, TBX15 <text:s/>- <text:s/>t-box 15, ZBTB14 <text:s/>- <text:s/>zinc finger and btb domain containing 14, FOSB <text:s/>- <text:s/>fbj murine osteosarcoma viral oncogene homolog b, ARX <text:s/>- <text:s/>aristaless related homeobox, TCF7L2 <text:s/>- <text:s/>transcription factor 7-like 2 (t-cell specific, hmg-box), IRF1 <text:s/>- <text:s/>interferon regulatory factor 1, BCL3 <text:s/>- <text:s/>b-cell cll/lymphoma 3, UBE2I <text:s/>- <text:s/>ubiquitin-conjugating enzyme e2i, SATB1 <text:s/>- <text:s/>satb homeobox 1, CDK2 <text:s/>- <text:s/>cyclin-dependent kinase 2, SALL2 <text:s/>- <text:s/>sal-like 2 (drosophila)]</text:p>
          </table:table-cell>
        </table:table-row>
        <table:table-row table:style-name="ro1">
          <table:table-cell office:value-type="string" calcext:value-type="string">
            <text:p>GO:1902107</text:p>
          </table:table-cell>
          <table:table-cell office:value-type="string" calcext:value-type="string">
            <text:p>positive regulation of leukocyte differentiation</text:p>
          </table:table-cell>
          <table:table-cell office:value-type="float" office:value="0.00000176" calcext:value-type="float">
            <text:p>0.00000176</text:p>
          </table:table-cell>
          <table:table-cell office:value-type="float" office:value="0.000295" calcext:value-type="float">
            <text:p>0.000295</text:p>
          </table:table-cell>
          <table:table-cell office:value-type="float" office:value="4.64" calcext:value-type="float">
            <text:p>4.64</text:p>
          </table:table-cell>
          <table:table-cell office:value-type="float" office:value="13954" calcext:value-type="float">
            <text:p>13954</text:p>
          </table:table-cell>
          <table:table-cell office:value-type="float" office:value="102" calcext:value-type="float">
            <text:p>102</text:p>
          </table:table-cell>
          <table:table-cell office:value-type="float" office:value="413" calcext:value-type="float">
            <text:p>4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PPARGC1B <text:s/>- <text:s/>peroxisome proliferator-activated receptor gamma, coactivator 1 beta, CSF1 <text:s/>- <text:s/>colony stimulating factor 1 (macrophage), SASH3 <text:s/>- <text:s/>sam and sh3 domain containing 3, CD83 <text:s/>- <text:s/>cd83 molecule, ZBTB1 <text:s/>- <text:s/>zinc finger and btb domain containing 1, HLX <text:s/>- <text:s/>h2.0-like homeobox, ATP11C <text:s/>- <text:s/>atpase, class vi, type 11c, IL23A <text:s/>- <text:s/>interleukin 23, alpha subunit p19, MYB <text:s/>- <text:s/>v-myb avian myeloblastosis viral oncogene homolog, CREB1 <text:s/>- <text:s/>camp responsive element binding protein 1, CYLD <text:s/>- <text:s/>cylindromatosis (turban tumor syndrome), CD86 <text:s/>- <text:s/>cd86 molecule, IL6 <text:s/>- <text:s/>interleukin 6 (interferon, beta 2), RARA <text:s/>- <text:s/>retinoic acid receptor, alpha]</text:p>
          </table:table-cell>
        </table:table-row>
        <table:table-row table:style-name="ro1">
          <table:table-cell office:value-type="string" calcext:value-type="string">
            <text:p>GO:0002822</text:p>
          </table:table-cell>
          <table:table-cell office:value-type="string" calcext:value-type="string">
            <text:p>regulation of adaptive immune response based on somatic recombination of immune receptors built from immunoglobulin superfamily domains</text:p>
          </table:table-cell>
          <table:table-cell office:value-type="float" office:value="0.00000177" calcext:value-type="float">
            <text:p>0.00000177</text:p>
          </table:table-cell>
          <table:table-cell office:value-type="float" office:value="0.000293" calcext:value-type="float">
            <text:p>0.000293</text:p>
          </table:table-cell>
          <table:table-cell office:value-type="float" office:value="4.99" calcext:value-type="float">
            <text:p>4.99</text:p>
          </table:table-cell>
          <table:table-cell office:value-type="float" office:value="13954" calcext:value-type="float">
            <text:p>13954</text:p>
          </table:table-cell>
          <table:table-cell office:value-type="float" office:value="88" calcext:value-type="float">
            <text:p>88</text:p>
          </table:table-cell>
          <table:table-cell office:value-type="float" office:value="413" calcext:value-type="float">
            <text:p>4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SASH3 <text:s/>- <text:s/>sam and sh3 domain containing 3, IL27RA <text:s/>- <text:s/>interleukin 27 receptor, alpha, FOXJ1 <text:s/>- <text:s/>forkhead box j1, ZBTB1 <text:s/>- <text:s/>zinc finger and btb domain containing 1, APLF <text:s/>- <text:s/>aprataxin and pnkp like factor, HLX <text:s/>- <text:s/>h2.0-like homeobox, STAT6 <text:s/>- <text:s/>signal transducer and activator of transcription 6, interleukin-4 induced, B2M <text:s/>- <text:s/>beta-2-microglobulin, IL23A <text:s/>- <text:s/>interleukin 23, alpha subunit p19, TNFSF13 <text:s/>- <text:s/>tumor necrosis factor (ligand) superfamily, member 13, TNFAIP3 <text:s/>- <text:s/>tumor necrosis factor, alpha-induced protein 3, TRAF2 <text:s/>- <text:s/>tnf receptor-associated factor 2, IL6 <text:s/>- <text:s/>interleukin 6 (interferon, beta 2)]</text:p>
          </table:table-cell>
        </table:table-row>
        <table:table-row table:style-name="ro1">
          <table:table-cell office:value-type="string" calcext:value-type="string">
            <text:p>GO:0046638</text:p>
          </table:table-cell>
          <table:table-cell office:value-type="string" calcext:value-type="string">
            <text:p>positive regulation of alpha-beta T cell differentiation</text:p>
          </table:table-cell>
          <table:table-cell office:value-type="float" office:value="0.00000182" calcext:value-type="float">
            <text:p>0.00000182</text:p>
          </table:table-cell>
          <table:table-cell office:value-type="float" office:value="0.000297" calcext:value-type="float">
            <text:p>0.000297</text:p>
          </table:table-cell>
          <table:table-cell office:value-type="float" office:value="9.01" calcext:value-type="float">
            <text:p>9.01</text:p>
          </table:table-cell>
          <table:table-cell office:value-type="float" office:value="13954" calcext:value-type="float">
            <text:p>13954</text:p>
          </table:table-cell>
          <table:table-cell office:value-type="float" office:value="30" calcext:value-type="float">
            <text:p>30</text:p>
          </table:table-cell>
          <table:table-cell office:value-type="float" office:value="413" calcext:value-type="float">
            <text:p>4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IL23A <text:s/>- <text:s/>interleukin 23, alpha subunit p19, MYB <text:s/>- <text:s/>v-myb avian myeloblastosis viral oncogene homolog, SASH3 <text:s/>- <text:s/>sam and sh3 domain containing 3, CD83 <text:s/>- <text:s/>cd83 molecule, CD86 <text:s/>- <text:s/>cd86 molecule, IL6 <text:s/>- <text:s/>interleukin 6 (interferon, beta 2), RARA <text:s/>- <text:s/>retinoic acid receptor, alpha, HLX <text:s/>- <text:s/>h2.0-like homeobox]</text:p>
          </table:table-cell>
        </table:table-row>
        <table:table-row table:style-name="ro1">
          <table:table-cell office:value-type="string" calcext:value-type="string">
            <text:p>GO:0060255</text:p>
          </table:table-cell>
          <table:table-cell office:value-type="string" calcext:value-type="string">
            <text:p>regulation of macromolecule metabolic process</text:p>
          </table:table-cell>
          <table:table-cell office:value-type="float" office:value="0.00000192" calcext:value-type="float">
            <text:p>0.00000192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1.34" calcext:value-type="float">
            <text:p>1.34</text:p>
          </table:table-cell>
          <table:table-cell office:value-type="float" office:value="13954" calcext:value-type="float">
            <text:p>13954</text:p>
          </table:table-cell>
          <table:table-cell office:value-type="float" office:value="4504" calcext:value-type="float">
            <text:p>4504</text:p>
          </table:table-cell>
          <table:table-cell office:value-type="float" office:value="413" calcext:value-type="float">
            <text:p>413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[AGAP2 <text:s/>- <text:s/>arfgap with gtpase domain, ankyrin repeat and ph domain 2, SYMPK <text:s/>- <text:s/>symplekin, RPS6KA6 <text:s/>- <text:s/>ribosomal protein s6 kinase, 90kda, polypeptide 6, SEBOX <text:s/>- <text:s/>sebox homeobox, SIN3A <text:s/>- <text:s/>sin3 transcription regulator family member a, TSC22D4 <text:s/>- <text:s/>tsc22 domain family, member 4, GDNF <text:s/>- <text:s/>glial cell derived neurotrophic factor, ZNF436 <text:s/>- <text:s/>zinc finger protein 436, VANGL2 <text:s/>- <text:s/>vangl planar cell polarity protein 2, WWTR1 <text:s/>- <text:s/>ww domain containing transcription regulator 1, PBX3 <text:s/>- <text:s/>pre-b-cell leukemia homeobox 3, PBX1 <text:s/>- <text:s/>pre-b-cell leukemia homeobox 1, ELL2 <text:s/>- <text:s/>elongation factor, rna polymerase ii, 2, ZBTB17 <text:s/>- <text:s/>zinc finger and btb domain containing 17, BCOR <text:s/>- <text:s/>bcl6 corepressor, REL <text:s/>- <text:s/>v-rel avian reticuloendotheliosis viral oncogene homolog, TRPS1 <text:s/>- <text:s/>trichorhinophalangeal syndrome i, TBC1D10A <text:s/>- <text:s/>tbc1 domain family, member 10a, VEZF1 <text:s/>- <text:s/>vascular endothelial zinc finger 1, MLLT6 <text:s/>- <text:s/>myeloid/lymphoid or mixed-lineage leukemia (trithorax homolog, drosophila); translocated to, 6, SIRT2 <text:s/>- <text:s/>sirtuin 2, ILF3 <text:s/>- <text:s/>interleukin enhancer binding factor 3, 90kda, FHOD1 <text:s/>- <text:s/>formin homology 2 domain containing 1, ASH1L <text:s/>- <text:s/>ash1 (absent, small, or homeotic)-like (drosophila), SMYD3 <text:s/>- <text:s/>set and mynd domain containing 3, TNIP1 <text:s/>- <text:s/>tnfaip3 interacting protein 1, SUFU <text:s/>- <text:s/>suppressor of fused homolog (drosophila), FOXJ1 <text:s/>- <text:s/>forkhead box j1, NR3C2 <text:s/>- <text:s/>nuclear receptor subfamily 3, group c, member 2, PLP1 <text:s/>- <text:s/>proteolipid protein 1, EIF4EBP2 <text:s/>- <text:s/>eukaryotic translation initiation factor 4e binding protein 2, SOCS2 <text:s/>- <text:s/>suppressor of cytokine signaling 2, RAP2C <text:s/>- <text:s/>rap2c, member of ras oncogene family, APLF <text:s/>- <text:s/>aprataxin and pnkp like factor, CGGBP1 <text:s/>- <text:s/>cgg triplet repeat binding protein 1, SOX5 <text:s/>- <text:s/>sry (sex determining region y)-box 5, TET3 <text:s/>- <text:s/>tet methylcytosine dioxygenase 3, NLK <text:s/>- <text:s/>nemo-like kinase, SORL1 <text:s/>- <text:s/>sortilin-related receptor, l(dlr class) a repeats containing, LDB1 <text:s/>- <text:s/>lim domain binding 1, CRB2 <text:s/>- <text:s/>crumbs homolog 2 (drosophila), SOX13 <text:s/>- <text:s/>sry (sex determining region y)-box 13, CREB1 <text:s/>- <text:s/>camp responsive element binding protein 1, MSC <text:s/>- <text:s/>musculin, RSPO1 <text:s/>- <text:s/>r-spondin 1, FGR <text:s/>- <text:s/>feline gardner-rasheed sarcoma viral oncogene homolog, GDF7 <text:s/>- <text:s/>growth differentiation factor 7, CD86 <text:s/>- <text:s/>cd86 molecule, ASCL3 <text:s/>- <text:s/>achaete-scute complex homolog 3 (drosophila), HOXC10 <text:s/>- <text:s/>homeobox c10, IL6 <text:s/>- <text:s/>interleukin 6 (interferon, beta 2), HOXC9 <text:s/>- <text:s/>homeobox c9, PPARGC1B <text:s/>- <text:s/>peroxisome proliferator-activated receptor gamma, coactivator 1 beta, ITGA5 <text:s/>- <text:s/>integrin, alpha 5 (fibronectin receptor, alpha polypeptide), SPEN <text:s/>- <text:s/>spen homolog, transcriptional regulator (drosophila), GADD45B <text:s/>- <text:s/>growth arrest and dna-damage-inducible, beta, SUPT16H <text:s/>- <text:s/>suppressor of ty 16 homolog (s. cerevisiae), EEF1A1 <text:s/>- <text:s/>eukaryotic translation elongation factor 1 alpha 1, BBX <text:s/>- <text:s/>bobby sox homolog (drosophila), MYH9 <text:s/>- <text:s/>myosin, heavy chain 9, non-muscle, ARRB1 <text:s/>- <text:s/>arrestin, beta 1, NTRK3 <text:s/>- <text:s/>neurotrophic tyrosine kinase, receptor, type 3, FGF1 <text:s/>- <text:s/>fibroblast growth factor 1 (acidic), EGR1 <text:s/>- <text:s/>early growth response 1, MYB <text:s/>- <text:s/>v-myb avian myeloblastosis viral oncogene homolog, NR4A2 <text:s/>- <text:s/>nuclear receptor subfamily 4, group a, member 2, MEF2D <text:s/>- <text:s/>myocyte enhancer factor 2d, TOP1 <text:s/>- <text:s/>topoisomerase (dna) i, EGF <text:s/>- <text:s/>epidermal growth factor, PTHLH <text:s/>- <text:s/>parathyroid hormone-like hormone, CDK6 <text:s/>- <text:s/>cyclin-dependent kinase 6, TBX15 <text:s/>- <text:s/>t-box 15, IL27RA <text:s/>- <text:s/>interleukin 27 receptor, alpha, AKAP6 <text:s/>- <text:s/>a kinase (prka) anchor protein 6, SAA1 <text:s/>- <text:s/>serum amyloid a1, CDKN1A <text:s/>- <text:s/>cyclin-dependent kinase inhibitor 1a (p21, cip1), CXCL10 <text:s/>- <text:s/>chemokine (c-x-c motif) ligand 10, PTPN3 <text:s/>- <text:s/>protein tyrosine phosphatase, non-receptor type 3, DENND4A <text:s/>- <text:s/>denn/madd domain containing 4a, C11orf30 <text:s/>- <text:s/>chromosome 11 open reading frame 30, TCF7L2 <text:s/>- <text:s/>transcription factor 7-like 2 (t-cell specific, hmg-box), ARX <text:s/>- <text:s/>aristaless related homeobox, CDC37 <text:s/>- <text:s/>cell division cycle 37, IRF1 <text:s/>- <text:s/>interferon regulatory factor 1, IRF6 <text:s/>- <text:s/>interferon regulatory factor 6, SATB1 <text:s/>- <text:s/>satb homeobox 1, ADORA1 <text:s/>- <text:s/>adenosine a1 receptor, TRAF2 <text:s/>- <text:s/>tnf receptor-associated factor 2, NEURL <text:s/>- <text:s/>neuralized homolog (drosophila), PHOX2B <text:s/>- <text:s/>paired-like homeobox 2b, NFKBIZ <text:s/>- <text:s/>nuclear factor of kappa light polypeptide gene enhancer in b-cells inhibitor, zeta, SMPD3 <text:s/>- <text:s/>sphingomyelin phosphodiesterase 3, neutral membrane (neutral sphingomyelinase ii), TCEA2 <text:s/>- <text:s/>transcription elongation factor a (sii), 2, CDK2 <text:s/>- <text:s/>cyclin-dependent kinase 2, OPTN <text:s/>- <text:s/>optineurin, SALL2 <text:s/>- <text:s/>sal-like 2 (drosophila), NOS2 <text:s/>- <text:s/>nitric oxide synthase 2, inducible, ZBTB1 <text:s/>- <text:s/>zinc finger and btb domain containing 1, CCAR1 <text:s/>- <text:s/>cell division cycle and apoptosis regulator 1, HLX <text:s/>- <text:s/>h2.0-like homeobox, WNT10B <text:s/>- <text:s/>wingless-type mmtv integration site family, member 10b, IL23A <text:s/>- <text:s/>interleukin 23, alpha subunit p19, TLE4 <text:s/>- <text:s/>transducin-like enhancer of split 4 (e(sp1) homolog, drosophila), DICER1 <text:s/>- <text:s/>dicer 1, ribonuclease type iii, NR5A2 <text:s/>- <text:s/>nuclear receptor subfamily 5, group a, member 2, SIRT6 <text:s/>- <text:s/>sirtuin 6, VSX2 <text:s/>- <text:s/>visual system homeobox 2, TNRC6B <text:s/>- <text:s/>trinucleotide repeat containing 6b, VDR <text:s/>- <text:s/>vitamin d (1,25- dihydroxyvitamin d3) receptor, TCEAL8 <text:s/>- <text:s/>transcription elongation factor a (sii)-like 8, CHD4 <text:s/>- <text:s/>chromodomain helicase dna binding protein 4, PEA15 <text:s/>- <text:s/>phosphoprotein enriched in astrocytes 15, SKIL <text:s/>- <text:s/>ski-like oncogene, PPP3CA <text:s/>- <text:s/>protein phosphatase 3, catalytic subunit, alpha isozyme, NFKB2 <text:s/>- <text:s/>nuclear factor of kappa light polypeptide gene enhancer in b-cells 2 (p49/p100), WNT1 <text:s/>- <text:s/>wingless-type mmtv integration site family, member 1, MKL1 <text:s/>- <text:s/>megakaryoblastic leukemia (translocation) 1, NFKB1 <text:s/>- <text:s/>nuclear factor of kappa light polypeptide gene enhancer in b-cells 1, TRIB2 <text:s/>- <text:s/>tribbles homolog 2 (drosophila), GPBP1 <text:s/>- <text:s/>gc-rich promoter binding protein 1, NFKBIB <text:s/>- <text:s/>nuclear factor of kappa light polypeptide gene enhancer in b-cells inhibitor, beta, CBX2 <text:s/>- <text:s/>chromobox homolog 2, UVRAG <text:s/>- <text:s/>uv radiation resistance associated, FOXP4 <text:s/>- <text:s/>forkhead box p4, EBF4 <text:s/>- <text:s/>early b-cell factor 4, TNFAIP3 <text:s/>- <text:s/>tumor necrosis factor, alpha-induced protein 3, LGR4 <text:s/>- <text:s/>leucine-rich repeat containing g protein-coupled receptor 4, PFN1 <text:s/>- <text:s/>profilin 1, OTP <text:s/>- <text:s/>orthopedia homeobox, NCOA2 <text:s/>- <text:s/>nuclear receptor coactivator 2, MSX1 <text:s/>- <text:s/>msh homeobox 1, TSC22D3 <text:s/>- <text:s/>tsc22 domain family, member 3, RASSF5 <text:s/>- <text:s/>ras association (ralgds/af-6) domain family member 5, ATP2B4 <text:s/>- <text:s/>atpase, ca++ transporting, plasma membrane 4, CYLD <text:s/>- <text:s/>cylindromatosis (turban tumor syndrome), STK4 <text:s/>- <text:s/>serine/threonine kinase 4, BCL6B <text:s/>- <text:s/>b-cell cll/lymphoma 6, member b, HOXA11 <text:s/>- <text:s/>homeobox a11, NEO1 <text:s/>- <text:s/>neogenin 1, ZBTB25 <text:s/>- <text:s/>zinc finger and btb domain containing 25, EHF <text:s/>- <text:s/>ets homologous factor, WNT10A <text:s/>- <text:s/>wingless-type mmtv integration site family, member 10a, STAT5A <text:s/>- <text:s/>signal transducer and activator of transcription 5a, SP6 <text:s/>- <text:s/>sp6 transcription factor, STAT6 <text:s/>- <text:s/>signal transducer and activator of transcription 6, interleukin-4 induced, HOXB9 <text:s/>- <text:s/>homeobox b9, KMT2D <text:s/>- <text:s/>lysine (k)-specific methyltransferase 2d, MORF4L2 <text:s/>- <text:s/>mortality factor 4 like 2, IKZF3 <text:s/>- <text:s/>ikaros family zinc finger 3 (aiolos), TNFSF13 <text:s/>- <text:s/>tumor necrosis factor (ligand) superfamily, member 13, YY1AP1 <text:s/>- <text:s/>yy1 associated protein 1, NFATC1 <text:s/>- <text:s/>nuclear factor of activated t-cells, cytoplasmic, calcineurin-dependent 1, MAP2K6 <text:s/>- <text:s/>mitogen-activated protein kinase kinase 6, KDM1B <text:s/>- <text:s/>lysine (k)-specific demethylase 1b, ETS1 <text:s/>- <text:s/>v-ets avian erythroblastosis virus e26 oncogene homolog 1, NFATC2 <text:s/>- <text:s/>nuclear factor of activated t-cells, cytoplasmic, calcineurin-dependent 2, MAFB <text:s/>- <text:s/>v-maf avian musculoaponeurotic fibrosarcoma oncogene homolog b, RARA <text:s/>- <text:s/>retinoic acid receptor, alpha, MAPK14 <text:s/>- <text:s/>mitogen-activated protein kinase 14, CSF1 <text:s/>- <text:s/>colony stimulating factor 1 (macrophage), RAI1 <text:s/>- <text:s/>retinoic acid induced 1, FOXA3 <text:s/>- <text:s/>forkhead box a3, TNFSF15 <text:s/>- <text:s/>tumor necrosis factor (ligand) superfamily, member 15, IL25 <text:s/>- <text:s/>interleukin 25, GATA4 <text:s/>- <text:s/>gata binding protein 4, ZBTB14 <text:s/>- <text:s/>zinc finger and btb domain containing 14, EPHB1 <text:s/>- <text:s/>eph receptor b1, SERPINA1 <text:s/>- <text:s/>serpin peptidase inhibitor, clade a (alpha-1 antiproteinase, antitrypsin), member 1, FOSB <text:s/>- <text:s/>fbj murine osteosarcoma viral oncogene homolog b, ANXA4 <text:s/>- <text:s/>annexin a4, PRKCH <text:s/>- <text:s/>protein kinase c, eta, MYADM <text:s/>- <text:s/>myeloid-associated differentiation marker, UBE2I <text:s/>- <text:s/>ubiquitin-conjugating enzyme e2i, BCL3 <text:s/>- <text:s/>b-cell cll/lymphoma 3, PRKCD <text:s/>- <text:s/>protein kinase c, delta, NFAT5 <text:s/>- <text:s/>nuclear factor of activated t-cells 5, tonicity-responsive, NUP153 <text:s/>- <text:s/>nucleoporin 153kda, YWHAZ <text:s/>- <text:s/>tyrosine 3-monooxygenase/tryptophan 5-monooxygenase activation protein, zeta polypeptide]</text:p>
          </table:table-cell>
        </table:table-row>
        <table:table-row table:style-name="ro1">
          <table:table-cell office:value-type="string" calcext:value-type="string">
            <text:p>GO:0034645</text:p>
          </table:table-cell>
          <table:table-cell office:value-type="string" calcext:value-type="string">
            <text:p>cellular macromolecule biosynthetic process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32" calcext:value-type="float">
            <text:p>0.00032</text:p>
          </table:table-cell>
          <table:table-cell office:value-type="float" office:value="1.55" calcext:value-type="float">
            <text:p>1.55</text:p>
          </table:table-cell>
          <table:table-cell office:value-type="float" office:value="13954" calcext:value-type="float">
            <text:p>13954</text:p>
          </table:table-cell>
          <table:table-cell office:value-type="float" office:value="2222" calcext:value-type="float">
            <text:p>2222</text:p>
          </table:table-cell>
          <table:table-cell office:value-type="float" office:value="413" calcext:value-type="float">
            <text:p>41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[SEBOX <text:s/>- <text:s/>sebox homeobox, SIN3A <text:s/>- <text:s/>sin3 transcription regulator family member a, TSC22D4 <text:s/>- <text:s/>tsc22 domain family, member 4, VANGL2 <text:s/>- <text:s/>vangl planar cell polarity protein 2, ZNF436 <text:s/>- <text:s/>zinc finger protein 436, PBX3 <text:s/>- <text:s/>pre-b-cell leukemia homeobox 3, ELL2 <text:s/>- <text:s/>elongation factor, rna polymerase ii, 2, PBX1 <text:s/>- <text:s/>pre-b-cell leukemia homeobox 1, BCOR <text:s/>- <text:s/>bcl6 corepressor, ZBTB17 <text:s/>- <text:s/>zinc finger and btb domain containing 17, REL <text:s/>- <text:s/>v-rel avian reticuloendotheliosis viral oncogene homolog, TRPS1 <text:s/>- <text:s/>trichorhinophalangeal syndrome i, VEZF1 <text:s/>- <text:s/>vascular endothelial zinc finger 1, SIRT2 <text:s/>- <text:s/>sirtuin 2, ILF3 <text:s/>- <text:s/>interleukin enhancer binding factor 3, 90kda, ASH1L <text:s/>- <text:s/>ash1 (absent, small, or homeotic)-like (drosophila), TNIP1 <text:s/>- <text:s/>tnfaip3 interacting protein 1, FOXJ1 <text:s/>- <text:s/>forkhead box j1, EIF4EBP2 <text:s/>- <text:s/>eukaryotic translation initiation factor 4e binding protein 2, CGGBP1 <text:s/>- <text:s/>cgg triplet repeat binding protein 1, SOX5 <text:s/>- <text:s/>sry (sex determining region y)-box 5, NLK <text:s/>- <text:s/>nemo-like kinase, ORC3 <text:s/>- <text:s/>origin recognition complex, subunit 3, LDB1 <text:s/>- <text:s/>lim domain binding 1, SOX13 <text:s/>- <text:s/>sry (sex determining region y)-box 13, CREB1 <text:s/>- <text:s/>camp responsive element binding protein 1, MSC <text:s/>- <text:s/>musculin, ASCL3 <text:s/>- <text:s/>achaete-scute complex homolog 3 (drosophila), HOXC10 <text:s/>- <text:s/>homeobox c10, HOXC9 <text:s/>- <text:s/>homeobox c9, PPARGC1B <text:s/>- <text:s/>peroxisome proliferator-activated receptor gamma, coactivator 1 beta, SPEN <text:s/>- <text:s/>spen homolog, transcriptional regulator (drosophila), SUPT16H <text:s/>- <text:s/>suppressor of ty 16 homolog (s. cerevisiae), EEF1A1 <text:s/>- <text:s/>eukaryotic translation elongation factor 1 alpha 1, BBX <text:s/>- <text:s/>bobby sox homolog (drosophila), ARRB1 <text:s/>- <text:s/>arrestin, beta 1, EGR1 <text:s/>- <text:s/>early growth response 1, MYB <text:s/>- <text:s/>v-myb avian myeloblastosis viral oncogene homolog, NR4A2 <text:s/>- <text:s/>nuclear receptor subfamily 4, group a, member 2, MEF2D <text:s/>- <text:s/>myocyte enhancer factor 2d, DAP3 <text:s/>- <text:s/>death associated protein 3, TOP1 <text:s/>- <text:s/>topoisomerase (dna) i, EGF <text:s/>- <text:s/>epidermal growth factor, TBX15 <text:s/>- <text:s/>t-box 15, DENND4A <text:s/>- <text:s/>denn/madd domain containing 4a, C11orf30 <text:s/>- <text:s/>chromosome 11 open reading frame 30, TCF7L2 <text:s/>- <text:s/>transcription factor 7-like 2 (t-cell specific, hmg-box), ARX <text:s/>- <text:s/>aristaless related homeobox, IRF1 <text:s/>- <text:s/>interferon regulatory factor 1, IRF6 <text:s/>- <text:s/>interferon regulatory factor 6, SATB1 <text:s/>- <text:s/>satb homeobox 1, PHOX2B <text:s/>- <text:s/>paired-like homeobox 2b, NFKBIZ <text:s/>- <text:s/>nuclear factor of kappa light polypeptide gene enhancer in b-cells inhibitor, zeta, PRKAG3 <text:s/>- <text:s/>protein kinase, amp-activated, gamma 3 non-catalytic subunit, CDK2 <text:s/>- <text:s/>cyclin-dependent kinase 2, SALL2 <text:s/>- <text:s/>sal-like 2 (drosophila), ZBTB1 <text:s/>- <text:s/>zinc finger and btb domain containing 1, CCAR1 <text:s/>- <text:s/>cell division cycle and apoptosis regulator 1, HLX <text:s/>- <text:s/>h2.0-like homeobox, TLE4 <text:s/>- <text:s/>transducin-like enhancer of split 4 (e(sp1) homolog, drosophila), VSX2 <text:s/>- <text:s/>visual system homeobox 2, TCEAL8 <text:s/>- <text:s/>transcription elongation factor a (sii)-like 8, CHD4 <text:s/>- <text:s/>chromodomain helicase dna binding protein 4, NFKB2 <text:s/>- <text:s/>nuclear factor of kappa light polypeptide gene enhancer in b-cells 2 (p49/p100), MKL1 <text:s/>- <text:s/>megakaryoblastic leukemia (translocation) 1, NFKB1 <text:s/>- <text:s/>nuclear factor of kappa light polypeptide gene enhancer in b-cells 1, GPBP1 <text:s/>- <text:s/>gc-rich promoter binding protein 1, NFKBIB <text:s/>- <text:s/>nuclear factor of kappa light polypeptide gene enhancer in b-cells inhibitor, beta, CBX2 <text:s/>- <text:s/>chromobox homolog 2, EXTL3 <text:s/>- <text:s/>exostosin-like glycosyltransferase 3, FOXP4 <text:s/>- <text:s/>forkhead box p4, EBF4 <text:s/>- <text:s/>early b-cell factor 4, NCOA2 <text:s/>- <text:s/>nuclear receptor coactivator 2, OTP <text:s/>- <text:s/>orthopedia homeobox, MSX1 <text:s/>- <text:s/>msh homeobox 1, RARS2 <text:s/>- <text:s/>arginyl-trna synthetase 2, mitochondrial, HOXA11 <text:s/>- <text:s/>homeobox a11, ZBTB25 <text:s/>- <text:s/>zinc finger and btb domain containing 25, EHF <text:s/>- <text:s/>ets homologous factor, STAT5A <text:s/>- <text:s/>signal transducer and activator of transcription 5a, SP6 <text:s/>- <text:s/>sp6 transcription factor, STAT6 <text:s/>- <text:s/>signal transducer and activator of transcription 6, interleukin-4 induced, HOXB9 <text:s/>- <text:s/>homeobox b9, KMT2D <text:s/>- <text:s/>lysine (k)-specific methyltransferase 2d, MORF4L2 <text:s/>- <text:s/>mortality factor 4 like 2, IKZF3 <text:s/>- <text:s/>ikaros family zinc finger 3 (aiolos), YY1AP1 <text:s/>- <text:s/>yy1 associated protein 1, NFATC1 <text:s/>- <text:s/>nuclear factor of activated t-cells, cytoplasmic, calcineurin-dependent 1, MAP2K6 <text:s/>- <text:s/>mitogen-activated protein kinase kinase 6, KDM1B <text:s/>- <text:s/>lysine (k)-specific demethylase 1b, NFATC2 <text:s/>- <text:s/>nuclear factor of activated t-cells, cytoplasmic, calcineurin-dependent 2, ETS1 <text:s/>- <text:s/>v-ets avian erythroblastosis virus e26 oncogene homolog 1, MAFB <text:s/>- <text:s/>v-maf avian musculoaponeurotic fibrosarcoma oncogene homolog b, MAPK14 <text:s/>- <text:s/>mitogen-activated protein kinase 14, FOXA3 <text:s/>- <text:s/>forkhead box a3, GATA4 <text:s/>- <text:s/>gata binding protein 4, PABPC4 <text:s/>- <text:s/>poly(a) binding protein, cytoplasmic 4 (inducible form), ZBTB14 <text:s/>- <text:s/>zinc finger and btb domain containing 14, FOSB <text:s/>- <text:s/>fbj murine osteosarcoma viral oncogene homolog b, BCL3 <text:s/>- <text:s/>b-cell cll/lymphoma 3, NFAT5 <text:s/>- <text:s/>nuclear factor of activated t-cells 5, tonicity-responsive, GTF3C4 <text:s/>- <text:s/>general transcription factor iiic, polypeptide 4, 90kda]</text:p>
          </table:table-cell>
        </table:table-row>
        <table:table-row table:style-name="ro1">
          <table:table-cell office:value-type="string" calcext:value-type="string">
            <text:p>GO:0045580</text:p>
          </table:table-cell>
          <table:table-cell office:value-type="string" calcext:value-type="string">
            <text:p>regulation of T cell differentiation</text:p>
          </table:table-cell>
          <table:table-cell office:value-type="float" office:value="0.00000202" calcext:value-type="float">
            <text:p>0.00000202</text:p>
          </table:table-cell>
          <table:table-cell office:value-type="float" office:value="0.00032" calcext:value-type="float">
            <text:p>0.00032</text:p>
          </table:table-cell>
          <table:table-cell office:value-type="float" office:value="4.94" calcext:value-type="float">
            <text:p>4.94</text:p>
          </table:table-cell>
          <table:table-cell office:value-type="float" office:value="13954" calcext:value-type="float">
            <text:p>13954</text:p>
          </table:table-cell>
          <table:table-cell office:value-type="float" office:value="89" calcext:value-type="float">
            <text:p>89</text:p>
          </table:table-cell>
          <table:table-cell office:value-type="float" office:value="413" calcext:value-type="float">
            <text:p>4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SASH3 <text:s/>- <text:s/>sam and sh3 domain containing 3, FOXJ1 <text:s/>- <text:s/>forkhead box j1, CD83 <text:s/>- <text:s/>cd83 molecule, ZBTB1 <text:s/>- <text:s/>zinc finger and btb domain containing 1, HLX <text:s/>- <text:s/>h2.0-like homeobox, IL23A <text:s/>- <text:s/>interleukin 23, alpha subunit p19, MYB <text:s/>- <text:s/>v-myb avian myeloblastosis viral oncogene homolog, IRF1 <text:s/>- <text:s/>interferon regulatory factor 1, SOX13 <text:s/>- <text:s/>sry (sex determining region y)-box 13, CYLD <text:s/>- <text:s/>cylindromatosis (turban tumor syndrome), CD86 <text:s/>- <text:s/>cd86 molecule, IL6 <text:s/>- <text:s/>interleukin 6 (interferon, beta 2), RARA <text:s/>- <text:s/>retinoic acid receptor, alpha]</text:p>
          </table:table-cell>
        </table:table-row>
        <table:table-row table:style-name="ro1">
          <table:table-cell office:value-type="string" calcext:value-type="string">
            <text:p>GO:0043207</text:p>
          </table:table-cell>
          <table:table-cell office:value-type="string" calcext:value-type="string">
            <text:p>response to external biotic stimulus</text:p>
          </table:table-cell>
          <table:table-cell office:value-type="float" office:value="0.00000205" calcext:value-type="float">
            <text:p>0.00000205</text:p>
          </table:table-cell>
          <table:table-cell office:value-type="float" office:value="0.000321" calcext:value-type="float">
            <text:p>0.000321</text:p>
          </table:table-cell>
          <table:table-cell office:value-type="float" office:value="2.37" calcext:value-type="float">
            <text:p>2.37</text:p>
          </table:table-cell>
          <table:table-cell office:value-type="float" office:value="13954" calcext:value-type="float">
            <text:p>13954</text:p>
          </table:table-cell>
          <table:table-cell office:value-type="float" office:value="499" calcext:value-type="float">
            <text:p>499</text:p>
          </table:table-cell>
          <table:table-cell office:value-type="float" office:value="413" calcext:value-type="float">
            <text:p>4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[TNFRSF9 <text:s/>- <text:s/>tumor necrosis factor receptor superfamily, member 9, NOS2 <text:s/>- <text:s/>nitric oxide synthase 2, inducible, B2M <text:s/>- <text:s/>beta-2-microglobulin, IL23A <text:s/>- <text:s/>interleukin 23, alpha subunit p19, IKBKE <text:s/>- <text:s/>inhibitor of kappa light polypeptide gene enhancer in b-cells, kinase epsilon, CHGA <text:s/>- <text:s/>chromogranin a (parathyroid secretory protein 1), SIRT2 <text:s/>- <text:s/>sirtuin 2, PTGES <text:s/>- <text:s/>prostaglandin e synthase, ILF3 <text:s/>- <text:s/>interleukin enhancer binding factor 3, 90kda, RARA <text:s/>- <text:s/>retinoic acid receptor, alpha, MAPK14 <text:s/>- <text:s/>mitogen-activated protein kinase 14, CDK6 <text:s/>- <text:s/>cyclin-dependent kinase 6, BECN1 <text:s/>- <text:s/>beclin 1, autophagy related, IL27RA <text:s/>- <text:s/>interleukin 27 receptor, alpha, IL25 <text:s/>- <text:s/>interleukin 25, NFKB2 <text:s/>- <text:s/>nuclear factor of kappa light polypeptide gene enhancer in b-cells 2 (p49/p100), TNIP3 <text:s/>- <text:s/>tnfaip3 interacting protein 3, NFKB1 <text:s/>- <text:s/>nuclear factor of kappa light polypeptide gene enhancer in b-cells 1, CXCL10 <text:s/>- <text:s/>chemokine (c-x-c motif) ligand 10, NFKBIB <text:s/>- <text:s/>nuclear factor of kappa light polypeptide gene enhancer in b-cells inhibitor, beta, CXCL2 <text:s/>- <text:s/>chemokine (c-x-c motif) ligand 2, IRF1 <text:s/>- <text:s/>interferon regulatory factor 1, BCL3 <text:s/>- <text:s/>b-cell cll/lymphoma 3, CXCL1 <text:s/>- <text:s/>chemokine (c-x-c motif) ligand 1 (melanoma growth stimulating activity, alpha), CXCL5 <text:s/>- <text:s/>chemokine (c-x-c motif) ligand 5, TNFAIP3 <text:s/>- <text:s/>tumor necrosis factor, alpha-induced protein 3, PRKCD <text:s/>- <text:s/>protein kinase c, delta, VCAM1 <text:s/>- <text:s/>vascular cell adhesion molecule 1, CXCL6 <text:s/>- <text:s/>chemokine (c-x-c motif) ligand 6, FGR <text:s/>- <text:s/>feline gardner-rasheed sarcoma viral oncogene homolog, CD86 <text:s/>- <text:s/>cd86 molecule, CXCL3 <text:s/>- <text:s/>chemokine (c-x-c motif) ligand 3, OPTN <text:s/>- <text:s/>optineurin, IL6 <text:s/>- <text:s/>interleukin 6 (interferon, beta 2), PDE4B <text:s/>- <text:s/>phosphodiesterase 4b, camp-specific]</text:p>
          </table:table-cell>
        </table:table-row>
        <table:table-row table:style-name="ro1">
          <table:table-cell office:value-type="string" calcext:value-type="string">
            <text:p>GO:0050778</text:p>
          </table:table-cell>
          <table:table-cell office:value-type="string" calcext:value-type="string">
            <text:p>positive regulation of immune response</text:p>
          </table:table-cell>
          <table:table-cell office:value-type="float" office:value="0.00000232" calcext:value-type="float">
            <text:p>0.00000232</text:p>
          </table:table-cell>
          <table:table-cell office:value-type="float" office:value="0.000359" calcext:value-type="float">
            <text:p>0.000359</text:p>
          </table:table-cell>
          <table:table-cell office:value-type="float" office:value="2.52" calcext:value-type="float">
            <text:p>2.52</text:p>
          </table:table-cell>
          <table:table-cell office:value-type="float" office:value="13954" calcext:value-type="float">
            <text:p>13954</text:p>
          </table:table-cell>
          <table:table-cell office:value-type="float" office:value="416" calcext:value-type="float">
            <text:p>416</text:p>
          </table:table-cell>
          <table:table-cell office:value-type="float" office:value="413" calcext:value-type="float">
            <text:p>4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[FFAR2 <text:s/>- <text:s/>free fatty acid receptor 2, SASH3 <text:s/>- <text:s/>sam and sh3 domain containing 3, ZBTB1 <text:s/>- <text:s/>zinc finger and btb domain containing 1, SIN3A <text:s/>- <text:s/>sin3 transcription regulator family member a, HLX <text:s/>- <text:s/>h2.0-like homeobox, STAT6 <text:s/>- <text:s/>signal transducer and activator of transcription 6, interleukin-4 induced, PGC <text:s/>- <text:s/>progastricsin (pepsinogen c), B2M <text:s/>- <text:s/>beta-2-microglobulin, IL23A <text:s/>- <text:s/>interleukin 23, alpha subunit p19, IKBKE <text:s/>- <text:s/>inhibitor of kappa light polypeptide gene enhancer in b-cells, kinase epsilon, MYB <text:s/>- <text:s/>v-myb avian myeloblastosis viral oncogene homolog, TNFSF13 <text:s/>- <text:s/>tumor necrosis factor (ligand) superfamily, member 13, MAP2K6 <text:s/>- <text:s/>mitogen-activated protein kinase kinase 6, NFATC2 <text:s/>- <text:s/>nuclear factor of activated t-cells, cytoplasmic, calcineurin-dependent 2, RARA <text:s/>- <text:s/>retinoic acid receptor, alpha, MAPK14 <text:s/>- <text:s/>mitogen-activated protein kinase 14, STX4 <text:s/>- <text:s/>syntaxin 4, IL27RA <text:s/>- <text:s/>interleukin 27 receptor, alpha, TNIP1 <text:s/>- <text:s/>tnfaip3 interacting protein 1, TNIP3 <text:s/>- <text:s/>tnfaip3 interacting protein 3, NFKB1 <text:s/>- <text:s/>nuclear factor of kappa light polypeptide gene enhancer in b-cells 1, CTSS <text:s/>- <text:s/>cathepsin s, PRKCH <text:s/>- <text:s/>protein kinase c, eta, TNFAIP3 <text:s/>- <text:s/>tumor necrosis factor, alpha-induced protein 3, PRKCD <text:s/>- <text:s/>protein kinase c, delta, TRAF2 <text:s/>- <text:s/>tnf receptor-associated factor 2, CYLD <text:s/>- <text:s/>cylindromatosis (turban tumor syndrome), FGR <text:s/>- <text:s/>feline gardner-rasheed sarcoma viral oncogene homolog, CD86 <text:s/>- <text:s/>cd86 molecule, IL6 <text:s/>- <text:s/>interleukin 6 (interferon, beta 2), PDE4B <text:s/>- <text:s/>phosphodiesterase 4b, camp-specific]</text:p>
          </table:table-cell>
        </table:table-row>
        <table:table-row table:style-name="ro1">
          <table:table-cell office:value-type="string" calcext:value-type="string">
            <text:p>GO:0043370</text:p>
          </table:table-cell>
          <table:table-cell office:value-type="string" calcext:value-type="string">
            <text:p>regulation of CD4-positive, alpha-beta T cell differentiation</text:p>
          </table:table-cell>
          <table:table-cell office:value-type="float" office:value="0.00000239" calcext:value-type="float">
            <text:p>0.00000239</text:p>
          </table:table-cell>
          <table:table-cell office:value-type="float" office:value="0.000365" calcext:value-type="float">
            <text:p>0.000365</text:p>
          </table:table-cell>
          <table:table-cell office:value-type="float" office:value="8.72" calcext:value-type="float">
            <text:p>8.72</text:p>
          </table:table-cell>
          <table:table-cell office:value-type="float" office:value="13954" calcext:value-type="float">
            <text:p>13954</text:p>
          </table:table-cell>
          <table:table-cell office:value-type="float" office:value="31" calcext:value-type="float">
            <text:p>31</text:p>
          </table:table-cell>
          <table:table-cell office:value-type="float" office:value="413" calcext:value-type="float">
            <text:p>4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IL23A <text:s/>- <text:s/>interleukin 23, alpha subunit p19, MYB <text:s/>- <text:s/>v-myb avian myeloblastosis viral oncogene homolog, SASH3 <text:s/>- <text:s/>sam and sh3 domain containing 3, CD83 <text:s/>- <text:s/>cd83 molecule, CD86 <text:s/>- <text:s/>cd86 molecule, IL6 <text:s/>- <text:s/>interleukin 6 (interferon, beta 2), RARA <text:s/>- <text:s/>retinoic acid receptor, alpha, HLX <text:s/>- <text:s/>h2.0-like homeobox]</text:p>
          </table:table-cell>
        </table:table-row>
        <table:table-row table:style-name="ro1">
          <table:table-cell office:value-type="string" calcext:value-type="string">
            <text:p>GO:0000122</text:p>
          </table:table-cell>
          <table:table-cell office:value-type="string" calcext:value-type="string">
            <text:p>negative regulation of transcription from RNA polymerase II promoter</text:p>
          </table:table-cell>
          <table:table-cell office:value-type="float" office:value="0.0000024" calcext:value-type="float">
            <text:p>0.0000024</text:p>
          </table:table-cell>
          <table:table-cell office:value-type="float" office:value="0.000363" calcext:value-type="float">
            <text:p>0.000363</text:p>
          </table:table-cell>
          <table:table-cell office:value-type="float" office:value="2.17" calcext:value-type="float">
            <text:p>2.17</text:p>
          </table:table-cell>
          <table:table-cell office:value-type="float" office:value="13954" calcext:value-type="float">
            <text:p>13954</text:p>
          </table:table-cell>
          <table:table-cell office:value-type="float" office:value="637" calcext:value-type="float">
            <text:p>637</text:p>
          </table:table-cell>
          <table:table-cell office:value-type="float" office:value="413" calcext:value-type="float">
            <text:p>41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[SPEN <text:s/>- <text:s/>spen homolog, transcriptional regulator (drosophila), ZBTB1 <text:s/>- <text:s/>zinc finger and btb domain containing 1, SIN3A <text:s/>- <text:s/>sin3 transcription regulator family member a, STAT6 <text:s/>- <text:s/>signal transducer and activator of transcription 6, interleukin-4 induced, WNT10B <text:s/>- <text:s/>wingless-type mmtv integration site family, member 10b, WWTR1 <text:s/>- <text:s/>ww domain containing transcription regulator 1, EGR1 <text:s/>- <text:s/>early growth response 1, TLE4 <text:s/>- <text:s/>transducin-like enhancer of split 4 (e(sp1) homolog, drosophila), NR4A2 <text:s/>- <text:s/>nuclear receptor subfamily 4, group a, member 2, BCOR <text:s/>- <text:s/>bcl6 corepressor, MYB <text:s/>- <text:s/>v-myb avian myeloblastosis viral oncogene homolog, REL <text:s/>- <text:s/>v-rel avian reticuloendotheliosis viral oncogene homolog, TRPS1 <text:s/>- <text:s/>trichorhinophalangeal syndrome i, DICER1 <text:s/>- <text:s/>dicer 1, ribonuclease type iii, NFATC2 <text:s/>- <text:s/>nuclear factor of activated t-cells, cytoplasmic, calcineurin-dependent 2, SIRT2 <text:s/>- <text:s/>sirtuin 2, RARA <text:s/>- <text:s/>retinoic acid receptor, alpha, VDR <text:s/>- <text:s/>vitamin d (1,25- dihydroxyvitamin d3) receptor, CHD4 <text:s/>- <text:s/>chromodomain helicase dna binding protein 4, TBX15 <text:s/>- <text:s/>t-box 15, SUFU <text:s/>- <text:s/>suppressor of fused homolog (drosophila), FOXJ1 <text:s/>- <text:s/>forkhead box j1, SKIL <text:s/>- <text:s/>ski-like oncogene, ZBTB14 <text:s/>- <text:s/>zinc finger and btb domain containing 14, NFKB2 <text:s/>- <text:s/>nuclear factor of kappa light polypeptide gene enhancer in b-cells 2 (p49/p100), CGGBP1 <text:s/>- <text:s/>cgg triplet repeat binding protein 1, NFKB1 <text:s/>- <text:s/>nuclear factor of kappa light polypeptide gene enhancer in b-cells 1, CBX2 <text:s/>- <text:s/>chromobox homolog 2, FOSB <text:s/>- <text:s/>fbj murine osteosarcoma viral oncogene homolog b, TCF7L2 <text:s/>- <text:s/>transcription factor 7-like 2 (t-cell specific, hmg-box), ARX <text:s/>- <text:s/>aristaless related homeobox, UBE2I <text:s/>- <text:s/>ubiquitin-conjugating enzyme e2i, SATB1 <text:s/>- <text:s/>satb homeobox 1, NCOA2 <text:s/>- <text:s/>nuclear receptor coactivator 2, MSX1 <text:s/>- <text:s/>msh homeobox 1, TSC22D3 <text:s/>- <text:s/>tsc22 domain family, member 3, MSC <text:s/>- <text:s/>musculin, CDK2 <text:s/>- <text:s/>cyclin-dependent kinase 2, SALL2 <text:s/>- <text:s/>sal-like 2 (drosophila), ASCL3 <text:s/>- <text:s/>achaete-scute complex homolog 3 (drosophila), BCL6B <text:s/>- <text:s/>b-cell cll/lymphoma 6, member b]</text:p>
          </table:table-cell>
        </table:table-row>
        <table:table-row table:style-name="ro1">
          <table:table-cell office:value-type="string" calcext:value-type="string">
            <text:p>GO:0045621</text:p>
          </table:table-cell>
          <table:table-cell office:value-type="string" calcext:value-type="string">
            <text:p>positive regulation of lymphocyte differentiation</text:p>
          </table:table-cell>
          <table:table-cell office:value-type="float" office:value="0.00000242" calcext:value-type="float">
            <text:p>0.00000242</text:p>
          </table:table-cell>
          <table:table-cell office:value-type="float" office:value="0.000363" calcext:value-type="float">
            <text:p>0.000363</text:p>
          </table:table-cell>
          <table:table-cell office:value-type="float" office:value="5.81" calcext:value-type="float">
            <text:p>5.81</text:p>
          </table:table-cell>
          <table:table-cell office:value-type="float" office:value="13954" calcext:value-type="float">
            <text:p>13954</text:p>
          </table:table-cell>
          <table:table-cell office:value-type="float" office:value="64" calcext:value-type="float">
            <text:p>64</text:p>
          </table:table-cell>
          <table:table-cell office:value-type="float" office:value="413" calcext:value-type="float">
            <text:p>4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IL23A <text:s/>- <text:s/>interleukin 23, alpha subunit p19, ATP11C <text:s/>- <text:s/>atpase, class vi, type 11c, MYB <text:s/>- <text:s/>v-myb avian myeloblastosis viral oncogene homolog, SASH3 <text:s/>- <text:s/>sam and sh3 domain containing 3, ZBTB1 <text:s/>- <text:s/>zinc finger and btb domain containing 1, CD83 <text:s/>- <text:s/>cd83 molecule, CYLD <text:s/>- <text:s/>cylindromatosis (turban tumor syndrome), CD86 <text:s/>- <text:s/>cd86 molecule, RARA <text:s/>- <text:s/>retinoic acid receptor, alpha, IL6 <text:s/>- <text:s/>interleukin 6 (interferon, beta 2), HLX <text:s/>- <text:s/>h2.0-like homeobox]</text:p>
          </table:table-cell>
        </table:table-row>
        <table:table-row table:style-name="ro1">
          <table:table-cell office:value-type="string" calcext:value-type="string">
            <text:p>GO:0048519</text:p>
          </table:table-cell>
          <table:table-cell office:value-type="string" calcext:value-type="string">
            <text:p>negative regulation of biological process</text:p>
          </table:table-cell>
          <table:table-cell office:value-type="float" office:value="0.00000243" calcext:value-type="float">
            <text:p>0.00000243</text:p>
          </table:table-cell>
          <table:table-cell office:value-type="float" office:value="0.00036" calcext:value-type="float">
            <text:p>0.00036</text:p>
          </table:table-cell>
          <table:table-cell office:value-type="float" office:value="1.38" calcext:value-type="float">
            <text:p>1.38</text:p>
          </table:table-cell>
          <table:table-cell office:value-type="float" office:value="13954" calcext:value-type="float">
            <text:p>13954</text:p>
          </table:table-cell>
          <table:table-cell office:value-type="float" office:value="3771" calcext:value-type="float">
            <text:p>3771</text:p>
          </table:table-cell>
          <table:table-cell office:value-type="float" office:value="413" calcext:value-type="float">
            <text:p>413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[TNFRSF9 <text:s/>- <text:s/>tumor necrosis factor receptor superfamily, member 9, AGAP2 <text:s/>- <text:s/>arfgap with gtpase domain, ankyrin repeat and ph domain 2, G3BP1 <text:s/>- <text:s/>gtpase activating protein (sh3 domain) binding protein 1, PNKD <text:s/>- <text:s/>paroxysmal nonkinesigenic dyskinesia, RPS6KA6 <text:s/>- <text:s/>ribosomal protein s6 kinase, 90kda, polypeptide 6, CD83 <text:s/>- <text:s/>cd83 molecule, SIN3A <text:s/>- <text:s/>sin3 transcription regulator family member a, TSC22D4 <text:s/>- <text:s/>tsc22 domain family, member 4, GDNF <text:s/>- <text:s/>glial cell derived neurotrophic factor, WWTR1 <text:s/>- <text:s/>ww domain containing transcription regulator 1, PBX1 <text:s/>- <text:s/>pre-b-cell leukemia homeobox 1, ZBTB17 <text:s/>- <text:s/>zinc finger and btb domain containing 17, BCOR <text:s/>- <text:s/>bcl6 corepressor, REL <text:s/>- <text:s/>v-rel avian reticuloendotheliosis viral oncogene homolog, TRPS1 <text:s/>- <text:s/>trichorhinophalangeal syndrome i, SIRT2 <text:s/>- <text:s/>sirtuin 2, ILF3 <text:s/>- <text:s/>interleukin enhancer binding factor 3, 90kda, ASH1L <text:s/>- <text:s/>ash1 (absent, small, or homeotic)-like (drosophila), KREMEN1 <text:s/>- <text:s/>kringle containing transmembrane protein 1, SMYD3 <text:s/>- <text:s/>set and mynd domain containing 3, TNIP1 <text:s/>- <text:s/>tnfaip3 interacting protein 1, SUFU <text:s/>- <text:s/>suppressor of fused homolog (drosophila), FOXJ1 <text:s/>- <text:s/>forkhead box j1, BDNF <text:s/>- <text:s/>brain-derived neurotrophic factor, EIF4EBP2 <text:s/>- <text:s/>eukaryotic translation initiation factor 4e binding protein 2, G3BP2 <text:s/>- <text:s/>gtpase activating protein (sh3 domain) binding protein 2, SOCS2 <text:s/>- <text:s/>suppressor of cytokine signaling 2, RAP2C <text:s/>- <text:s/>rap2c, member of ras oncogene family, CGGBP1 <text:s/>- <text:s/>cgg triplet repeat binding protein 1, NLK <text:s/>- <text:s/>nemo-like kinase, SORL1 <text:s/>- <text:s/>sortilin-related receptor, l(dlr class) a repeats containing, LDB1 <text:s/>- <text:s/>lim domain binding 1, CRB2 <text:s/>- <text:s/>crumbs homolog 2 (drosophila), CREB1 <text:s/>- <text:s/>camp responsive element binding protein 1, MSC <text:s/>- <text:s/>musculin, CD86 <text:s/>- <text:s/>cd86 molecule, ASCL3 <text:s/>- <text:s/>achaete-scute complex homolog 3 (drosophila), IL6 <text:s/>- <text:s/>interleukin 6 (interferon, beta 2), PPARGC1B <text:s/>- <text:s/>peroxisome proliferator-activated receptor gamma, coactivator 1 beta, ITGA5 <text:s/>- <text:s/>integrin, alpha 5 (fibronectin receptor, alpha polypeptide), SPEN <text:s/>- <text:s/>spen homolog, transcriptional regulator (drosophila), GADD45B <text:s/>- <text:s/>growth arrest and dna-damage-inducible, beta, PDE6D <text:s/>- <text:s/>phosphodiesterase 6d, cgmp-specific, rod, delta, MYH9 <text:s/>- <text:s/>myosin, heavy chain 9, non-muscle, ARRB1 <text:s/>- <text:s/>arrestin, beta 1, NTRK3 <text:s/>- <text:s/>neurotrophic tyrosine kinase, receptor, type 3, EGR1 <text:s/>- <text:s/>early growth response 1, MYB <text:s/>- <text:s/>v-myb avian myeloblastosis viral oncogene homolog, NR4A2 <text:s/>- <text:s/>nuclear receptor subfamily 4, group a, member 2, CDC14A <text:s/>- <text:s/>cell division cycle 14a, EGF <text:s/>- <text:s/>epidermal growth factor, PTHLH <text:s/>- <text:s/>parathyroid hormone-like hormone, PTH1R <text:s/>- <text:s/>parathyroid hormone 1 receptor, PTGES <text:s/>- <text:s/>prostaglandin e synthase, CDK6 <text:s/>- <text:s/>cyclin-dependent kinase 6, TBX15 <text:s/>- <text:s/>t-box 15, IL27RA <text:s/>- <text:s/>interleukin 27 receptor, alpha, GNG4 <text:s/>- <text:s/>guanine nucleotide binding protein (g protein), gamma 4, AKAP6 <text:s/>- <text:s/>a kinase (prka) anchor protein 6, BRINP1 <text:s/>- <text:s/>bone morphogenetic protein/retinoic acid inducible neural-specific 1, SAA1 <text:s/>- <text:s/>serum amyloid a1, TNIP3 <text:s/>- <text:s/>tnfaip3 interacting protein 3, CDKN1A <text:s/>- <text:s/>cyclin-dependent kinase inhibitor 1a (p21, cip1), CXCL10 <text:s/>- <text:s/>chemokine (c-x-c motif) ligand 10, PTPN3 <text:s/>- <text:s/>protein tyrosine phosphatase, non-receptor type 3, TCF7L2 <text:s/>- <text:s/>transcription factor 7-like 2 (t-cell specific, hmg-box), ARX <text:s/>- <text:s/>aristaless related homeobox, NDNF <text:s/>- <text:s/>neuron-derived neurotrophic factor, CDH5 <text:s/>- <text:s/>cadherin 5, type 2 (vascular endothelium), IRF1 <text:s/>- <text:s/>interferon regulatory factor 1, IRF6 <text:s/>- <text:s/>interferon regulatory factor 6, SATB1 <text:s/>- <text:s/>satb homeobox 1, ADORA1 <text:s/>- <text:s/>adenosine a1 receptor, TRAF2 <text:s/>- <text:s/>tnf receptor-associated factor 2, NEURL <text:s/>- <text:s/>neuralized homolog (drosophila), PHOX2B <text:s/>- <text:s/>paired-like homeobox 2b, PRKAG3 <text:s/>- <text:s/>protein kinase, amp-activated, gamma 3 non-catalytic subunit, IL1RAPL1 <text:s/>- <text:s/>interleukin 1 receptor accessory protein-like 1, CDK2 <text:s/>- <text:s/>cyclin-dependent kinase 2, OPTN <text:s/>- <text:s/>optineurin, SALL2 <text:s/>- <text:s/>sal-like 2 (drosophila), PDE4B <text:s/>- <text:s/>phosphodiesterase 4b, camp-specific, KREMEN2 <text:s/>- <text:s/>kringle containing transmembrane protein 2, NEK6 <text:s/>- <text:s/>nima-related kinase 6, NOS2 <text:s/>- <text:s/>nitric oxide synthase 2, inducible, ZBTB1 <text:s/>- <text:s/>zinc finger and btb domain containing 1, SARM1 <text:s/>- <text:s/>sterile alpha and tir motif containing 1, CCAR1 <text:s/>- <text:s/>cell division cycle and apoptosis regulator 1, HLX <text:s/>- <text:s/>h2.0-like homeobox, SEMA4A <text:s/>- <text:s/>sema domain, immunoglobulin domain (ig), transmembrane domain (tm) and short cytoplasmic domain, (semaphorin) 4a, WNT10B <text:s/>- <text:s/>wingless-type mmtv integration site family, member 10b, IL23A <text:s/>- <text:s/>interleukin 23, alpha subunit p19, TLE4 <text:s/>- <text:s/>transducin-like enhancer of split 4 (e(sp1) homolog, drosophila), DICER1 <text:s/>- <text:s/>dicer 1, ribonuclease type iii, SH3KBP1 <text:s/>- <text:s/>sh3-domain kinase binding protein 1, SIRT6 <text:s/>- <text:s/>sirtuin 6, TNRC6B <text:s/>- <text:s/>trinucleotide repeat containing 6b, CHGA <text:s/>- <text:s/>chromogranin a (parathyroid secretory protein 1), VDR <text:s/>- <text:s/>vitamin d (1,25- dihydroxyvitamin d3) receptor, BECN1 <text:s/>- <text:s/>beclin 1, autophagy related, HMGXB4 <text:s/>- <text:s/>hmg box domain containing 4, CHD4 <text:s/>- <text:s/>chromodomain helicase dna binding protein 4, PEA15 <text:s/>- <text:s/>phosphoprotein enriched in astrocytes 15, SKIL <text:s/>- <text:s/>ski-like oncogene, PPP3CA <text:s/>- <text:s/>protein phosphatase 3, catalytic subunit, alpha isozyme, NFKB2 <text:s/>- <text:s/>nuclear factor of kappa light polypeptide gene enhancer in b-cells 2 (p49/p100), WNT1 <text:s/>- <text:s/>wingless-type mmtv integration site family, member 1, CCDC3 <text:s/>- <text:s/>coiled-coil domain containing 3, NFKB1 <text:s/>- <text:s/>nuclear factor of kappa light polypeptide gene enhancer in b-cells 1, TRIB2 <text:s/>- <text:s/>tribbles homolog 2 (drosophila), CBX2 <text:s/>- <text:s/>chromobox homolog 2, TNFAIP3 <text:s/>- <text:s/>tumor necrosis factor, alpha-induced protein 3, NCOA2 <text:s/>- <text:s/>nuclear receptor coactivator 2, MSX1 <text:s/>- <text:s/>msh homeobox 1, LGR4 <text:s/>- <text:s/>leucine-rich repeat containing g protein-coupled receptor 4, PFN1 <text:s/>- <text:s/>profilin 1, TSC22D3 <text:s/>- <text:s/>tsc22 domain family, member 3, RASSF5 <text:s/>- <text:s/>ras association (ralgds/af-6) domain family member 5, ATP2B4 <text:s/>- <text:s/>atpase, ca++ transporting, plasma membrane 4, CYLD <text:s/>- <text:s/>cylindromatosis (turban tumor syndrome), BICC1 <text:s/>- <text:s/>bicaudal c homolog 1 (drosophila), STK4 <text:s/>- <text:s/>serine/threonine kinase 4, BCL6B <text:s/>- <text:s/>b-cell cll/lymphoma 6, member b, GRK5 <text:s/>- <text:s/>g protein-coupled receptor kinase 5, BAI2 <text:s/>- <text:s/>brain-specific angiogenesis inhibitor 2, TRPV3 <text:s/>- <text:s/>transient receptor potential cation channel, subfamily v, member 3, STAT6 <text:s/>- <text:s/>signal transducer and activator of transcription 6, interleukin-4 induced, B2M <text:s/>- <text:s/>beta-2-microglobulin, KMT2D <text:s/>- <text:s/>lysine (k)-specific methyltransferase 2d, MORF4L2 <text:s/>- <text:s/>mortality factor 4 like 2, IKBKE <text:s/>- <text:s/>inhibitor of kappa light polypeptide gene enhancer in b-cells, kinase epsilon, TYRO3 <text:s/>- <text:s/>tyro3 protein tyrosine kinase, MAP2K6 <text:s/>- <text:s/>mitogen-activated protein kinase kinase 6, ETS1 <text:s/>- <text:s/>v-ets avian erythroblastosis virus e26 oncogene homolog 1, NFATC2 <text:s/>- <text:s/>nuclear factor of activated t-cells, cytoplasmic, calcineurin-dependent 2, MAFB <text:s/>- <text:s/>v-maf avian musculoaponeurotic fibrosarcoma oncogene homolog b, RARA <text:s/>- <text:s/>retinoic acid receptor, alpha, MAPK14 <text:s/>- <text:s/>mitogen-activated protein kinase 14, RAI1 <text:s/>- <text:s/>retinoic acid induced 1, GATA4 <text:s/>- <text:s/>gata binding protein 4, ZBTB14 <text:s/>- <text:s/>zinc finger and btb domain containing 14, SERPINA1 <text:s/>- <text:s/>serpin peptidase inhibitor, clade a (alpha-1 antiproteinase, antitrypsin), member 1, FOSB <text:s/>- <text:s/>fbj murine osteosarcoma viral oncogene homolog b, ANXA4 <text:s/>- <text:s/>annexin a4, MYADM <text:s/>- <text:s/>myeloid-associated differentiation marker, PRKCH <text:s/>- <text:s/>protein kinase c, eta, UBE2I <text:s/>- <text:s/>ubiquitin-conjugating enzyme e2i, BCL3 <text:s/>- <text:s/>b-cell cll/lymphoma 3, CXCL1 <text:s/>- <text:s/>chemokine (c-x-c motif) ligand 1 (melanoma growth stimulating activity, alpha), NOTUM <text:s/>- <text:s/>notum pectinacetylesterase homolog (drosophila), MAG <text:s/>- <text:s/>myelin associated glycoprotein, PRKCD <text:s/>- <text:s/>protein kinase c, delta, NUP153 <text:s/>- <text:s/>nucleoporin 153kda, YWHAZ <text:s/>- <text:s/>tyrosine 3-monooxygenase/tryptophan 5-monooxygenase activation protein, zeta polypeptide]</text:p>
          </table:table-cell>
        </table:table-row>
        <table:table-row table:style-name="ro1">
          <table:table-cell office:value-type="string" calcext:value-type="string">
            <text:p>GO:0032879</text:p>
          </table:table-cell>
          <table:table-cell office:value-type="string" calcext:value-type="string">
            <text:p>regulation of localization</text:p>
          </table:table-cell>
          <table:table-cell office:value-type="float" office:value="0.00000252" calcext:value-type="float">
            <text:p>0.00000252</text:p>
          </table:table-cell>
          <table:table-cell office:value-type="float" office:value="0.00037" calcext:value-type="float">
            <text:p>0.00037</text:p>
          </table:table-cell>
          <table:table-cell office:value-type="float" office:value="1.58" calcext:value-type="float">
            <text:p>1.58</text:p>
          </table:table-cell>
          <table:table-cell office:value-type="float" office:value="13954" calcext:value-type="float">
            <text:p>13954</text:p>
          </table:table-cell>
          <table:table-cell office:value-type="float" office:value="2008" calcext:value-type="float">
            <text:p>2008</text:p>
          </table:table-cell>
          <table:table-cell office:value-type="float" office:value="413" calcext:value-type="float">
            <text:p>413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[FXYD2 <text:s/>- <text:s/>fxyd domain containing ion transport regulator 2, TNFRSF9 <text:s/>- <text:s/>tumor necrosis factor receptor superfamily, member 9, ATP2B2 <text:s/>- <text:s/>atpase, ca++ transporting, plasma membrane 2, PNKD <text:s/>- <text:s/>paroxysmal nonkinesigenic dyskinesia, NOS2 <text:s/>- <text:s/>nitric oxide synthase 2, inducible, SLC31A2 <text:s/>- <text:s/>solute carrier family 31 (copper transporter), member 2, SIN3A <text:s/>- <text:s/>sin3 transcription regulator family member a, CCAR1 <text:s/>- <text:s/>cell division cycle and apoptosis regulator 1, GDNF <text:s/>- <text:s/>glial cell derived neurotrophic factor, IL23A <text:s/>- <text:s/>interleukin 23, alpha subunit p19, SEMA4A <text:s/>- <text:s/>sema domain, immunoglobulin domain (ig), transmembrane domain (tm) and short cytoplasmic domain, (semaphorin) 4a, WWTR1 <text:s/>- <text:s/>ww domain containing transcription regulator 1, SUN2 <text:s/>- <text:s/>sad1 and unc84 domain containing 2, ZBTB17 <text:s/>- <text:s/>zinc finger and btb domain containing 17, TBC1D10A <text:s/>- <text:s/>tbc1 domain family, member 10a, SIRT6 <text:s/>- <text:s/>sirtuin 6, KCNN3 <text:s/>- <text:s/>potassium intermediate/small conductance calcium-activated channel, subfamily n, member 3, CHGA <text:s/>- <text:s/>chromogranin a (parathyroid secretory protein 1), BECN1 <text:s/>- <text:s/>beclin 1, autophagy related, PEA15 <text:s/>- <text:s/>phosphoprotein enriched in astrocytes 15, STX4 <text:s/>- <text:s/>syntaxin 4, SUFU <text:s/>- <text:s/>suppressor of fused homolog (drosophila), LAMA1 <text:s/>- <text:s/>laminin, alpha 1, BDNF <text:s/>- <text:s/>brain-derived neurotrophic factor, PPP3CA <text:s/>- <text:s/>protein phosphatase 3, catalytic subunit, alpha isozyme, G3BP2 <text:s/>- <text:s/>gtpase activating protein (sh3 domain) binding protein 2, RAP2C <text:s/>- <text:s/>rap2c, member of ras oncogene family, NFKB1 <text:s/>- <text:s/>nuclear factor of kappa light polypeptide gene enhancer in b-cells 1, CTSS <text:s/>- <text:s/>cathepsin s, RAB2B <text:s/>- <text:s/>rab2b, member ras oncogene family, SORL1 <text:s/>- <text:s/>sortilin-related receptor, l(dlr class) a repeats containing, UVRAG <text:s/>- <text:s/>uv radiation resistance associated, APPL1 <text:s/>- <text:s/>adaptor protein, phosphotyrosine interaction, ph domain and leucine zipper containing 1, UNC13B <text:s/>- <text:s/>unc-13 homolog b (c. elegans), CXCL5 <text:s/>- <text:s/>chemokine (c-x-c motif) ligand 5, LGR4 <text:s/>- <text:s/>leucine-rich repeat containing g protein-coupled receptor 4, PFN1 <text:s/>- <text:s/>profilin 1, LDB1 <text:s/>- <text:s/>lim domain binding 1, RASSF5 <text:s/>- <text:s/>ras association (ralgds/af-6) domain family member 5, ATP2B4 <text:s/>- <text:s/>atpase, ca++ transporting, plasma membrane 4, CREB1 <text:s/>- <text:s/>camp responsive element binding protein 1, FGR <text:s/>- <text:s/>feline gardner-rasheed sarcoma viral oncogene homolog, DOCK10 <text:s/>- <text:s/>dedicator of cytokinesis 10, CYLD <text:s/>- <text:s/>cylindromatosis (turban tumor syndrome), CXCL6 <text:s/>- <text:s/>chemokine (c-x-c motif) ligand 6, RSPO1 <text:s/>- <text:s/>r-spondin 1, EHD1 <text:s/>- <text:s/>eh-domain containing 1, LLGL1 <text:s/>- <text:s/>lethal giant larvae homolog 1 (drosophila), IL6 <text:s/>- <text:s/>interleukin 6 (interferon, beta 2), ITGA5 <text:s/>- <text:s/>integrin, alpha 5 (fibronectin receptor, alpha polypeptide), FFAR2 <text:s/>- <text:s/>free fatty acid receptor 2, RAB9A <text:s/>- <text:s/>rab9a, member ras oncogene family, TRPV3 <text:s/>- <text:s/>transient receptor potential cation channel, subfamily v, member 3, STAT5A <text:s/>- <text:s/>signal transducer and activator of transcription 5a, NTRK3 <text:s/>- <text:s/>neurotrophic tyrosine kinase, receptor, type 3, ARRB1 <text:s/>- <text:s/>arrestin, beta 1, B2M <text:s/>- <text:s/>beta-2-microglobulin, FGF1 <text:s/>- <text:s/>fibroblast growth factor 1 (acidic), IKBKE <text:s/>- <text:s/>inhibitor of kappa light polypeptide gene enhancer in b-cells, kinase epsilon, MYB <text:s/>- <text:s/>v-myb avian myeloblastosis viral oncogene homolog, CA7 <text:s/>- <text:s/>carbonic anhydrase vii, EGF <text:s/>- <text:s/>epidermal growth factor, MAP2K6 <text:s/>- <text:s/>mitogen-activated protein kinase kinase 6, ETS1 <text:s/>- <text:s/>v-ets avian erythroblastosis virus e26 oncogene homolog 1, MAPK14 <text:s/>- <text:s/>mitogen-activated protein kinase 14, CDK6 <text:s/>- <text:s/>cyclin-dependent kinase 6, CSF1 <text:s/>- <text:s/>colony stimulating factor 1 (macrophage), AKAP6 <text:s/>- <text:s/>a kinase (prka) anchor protein 6, GATA4 <text:s/>- <text:s/>gata binding protein 4, TSPAN1 <text:s/>- <text:s/>tetraspanin 1, KCNJ15 <text:s/>- <text:s/>potassium inwardly-rectifying channel, subfamily j, member 15, SAA1 <text:s/>- <text:s/>serum amyloid a1, SLC30A3 <text:s/>- <text:s/>solute carrier family 30 (zinc transporter), member 3, CXCL10 <text:s/>- <text:s/>chemokine (c-x-c motif) ligand 10, CDKN1A <text:s/>- <text:s/>cyclin-dependent kinase inhibitor 1a (p21, cip1), GRIN2D <text:s/>- <text:s/>glutamate receptor, ionotropic, n-methyl d-aspartate 2d, PTPN3 <text:s/>- <text:s/>protein tyrosine phosphatase, non-receptor type 3, CLCN1 <text:s/>- <text:s/>chloride channel, voltage-sensitive 1, TCF7L2 <text:s/>- <text:s/>transcription factor 7-like 2 (t-cell specific, hmg-box), ANXA4 <text:s/>- <text:s/>annexin a4, CXCL2 <text:s/>- <text:s/>chemokine (c-x-c motif) ligand 2, MYADM <text:s/>- <text:s/>myeloid-associated differentiation marker, PRKCH <text:s/>- <text:s/>protein kinase c, eta, CXCL1 <text:s/>- <text:s/>chemokine (c-x-c motif) ligand 1 (melanoma growth stimulating activity, alpha), BCL3 <text:s/>- <text:s/>b-cell cll/lymphoma 3, ADORA1 <text:s/>- <text:s/>adenosine a1 receptor, TRAF2 <text:s/>- <text:s/>tnf receptor-associated factor 2, PRKCD <text:s/>- <text:s/>protein kinase c, delta, NUP153 <text:s/>- <text:s/>nucleoporin 153kda, YWHAZ <text:s/>- <text:s/>tyrosine 3-monooxygenase/tryptophan 5-monooxygenase activation protein, zeta polypeptide, SMPD3 <text:s/>- <text:s/>sphingomyelin phosphodiesterase 3, neutral membrane (neutral sphingomyelinase ii), IL1RAPL1 <text:s/>- <text:s/>interleukin 1 receptor accessory protein-like 1, CXCL3 <text:s/>- <text:s/>chemokine (c-x-c motif) ligand 3, PDE4B <text:s/>- <text:s/>phosphodiesterase 4b, camp-specific]</text:p>
          </table:table-cell>
        </table:table-row>
        <table:table-row table:style-name="ro1">
          <table:table-cell office:value-type="string" calcext:value-type="string">
            <text:p>GO:0002376</text:p>
          </table:table-cell>
          <table:table-cell office:value-type="string" calcext:value-type="string">
            <text:p>immune system process</text:p>
          </table:table-cell>
          <table:table-cell office:value-type="float" office:value="0.00000258" calcext:value-type="float">
            <text:p>0.00000258</text:p>
          </table:table-cell>
          <table:table-cell office:value-type="float" office:value="0.000375" calcext:value-type="float">
            <text:p>0.000375</text:p>
          </table:table-cell>
          <table:table-cell office:value-type="float" office:value="1.72" calcext:value-type="float">
            <text:p>1.72</text:p>
          </table:table-cell>
          <table:table-cell office:value-type="float" office:value="13954" calcext:value-type="float">
            <text:p>13954</text:p>
          </table:table-cell>
          <table:table-cell office:value-type="float" office:value="1437" calcext:value-type="float">
            <text:p>1437</text:p>
          </table:table-cell>
          <table:table-cell office:value-type="float" office:value="413" calcext:value-type="float">
            <text:p>41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[TNFRSF9 <text:s/>- <text:s/>tumor necrosis factor receptor superfamily, member 9, NOS2 <text:s/>- <text:s/>nitric oxide synthase 2, inducible, ZBTB1 <text:s/>- <text:s/>zinc finger and btb domain containing 1, CD83 <text:s/>- <text:s/>cd83 molecule, SARM1 <text:s/>- <text:s/>sterile alpha and tir motif containing 1, SIN3A <text:s/>- <text:s/>sin3 transcription regulator family member a, IL23A <text:s/>- <text:s/>interleukin 23, alpha subunit p19, ATP11C <text:s/>- <text:s/>atpase, class vi, type 11c, SEMA4A <text:s/>- <text:s/>sema domain, immunoglobulin domain (ig), transmembrane domain (tm) and short cytoplasmic domain, (semaphorin) 4a, CD70 <text:s/>- <text:s/>cd70 molecule, REL <text:s/>- <text:s/>v-rel avian reticuloendotheliosis viral oncogene homolog, SIRT2 <text:s/>- <text:s/>sirtuin 2, CCR10 <text:s/>- <text:s/>chemokine (c-c motif) receptor 10, CHGA <text:s/>- <text:s/>chromogranin a (parathyroid secretory protein 1), ILF3 <text:s/>- <text:s/>interleukin enhancer binding factor 3, 90kda, BECN1 <text:s/>- <text:s/>beclin 1, autophagy related, TNIP1 <text:s/>- <text:s/>tnfaip3 interacting protein 1, FOXJ1 <text:s/>- <text:s/>forkhead box j1, SKIL <text:s/>- <text:s/>ski-like oncogene, PPP3CA <text:s/>- <text:s/>protein phosphatase 3, catalytic subunit, alpha isozyme, NFKB2 <text:s/>- <text:s/>nuclear factor of kappa light polypeptide gene enhancer in b-cells 2 (p49/p100), RAP2C <text:s/>- <text:s/>rap2c, member of ras oncogene family, WNT1 <text:s/>- <text:s/>wingless-type mmtv integration site family, member 1, NFKB1 <text:s/>- <text:s/>nuclear factor of kappa light polypeptide gene enhancer in b-cells 1, CTSS <text:s/>- <text:s/>cathepsin s, CXCR5 <text:s/>- <text:s/>chemokine (c-x-c motif) receptor 5, CXCL5 <text:s/>- <text:s/>chemokine (c-x-c motif) ligand 5, TNFAIP3 <text:s/>- <text:s/>tumor necrosis factor, alpha-induced protein 3, LGR4 <text:s/>- <text:s/>leucine-rich repeat containing g protein-coupled receptor 4, VCAM1 <text:s/>- <text:s/>vascular cell adhesion molecule 1, FGR <text:s/>- <text:s/>feline gardner-rasheed sarcoma viral oncogene homolog, DOCK10 <text:s/>- <text:s/>dedicator of cytokinesis 10, CYLD <text:s/>- <text:s/>cylindromatosis (turban tumor syndrome), CXCL6 <text:s/>- <text:s/>chemokine (c-x-c motif) ligand 6, CD86 <text:s/>- <text:s/>cd86 molecule, IL6 <text:s/>- <text:s/>interleukin 6 (interferon, beta 2), BCL6B <text:s/>- <text:s/>b-cell cll/lymphoma 6, member b, ITGA5 <text:s/>- <text:s/>integrin, alpha 5 (fibronectin receptor, alpha polypeptide), UBR4 <text:s/>- <text:s/>ubiquitin protein ligase e3 component n-recognin 4, FFAR2 <text:s/>- <text:s/>free fatty acid receptor 2, EEF1A1 <text:s/>- <text:s/>eukaryotic translation elongation factor 1 alpha 1, MYH9 <text:s/>- <text:s/>myosin, heavy chain 9, non-muscle, B2M <text:s/>- <text:s/>beta-2-microglobulin, EGR1 <text:s/>- <text:s/>early growth response 1, RAB10 <text:s/>- <text:s/>rab10, member ras oncogene family, IKBKE <text:s/>- <text:s/>inhibitor of kappa light polypeptide gene enhancer in b-cells, kinase epsilon, IKZF3 <text:s/>- <text:s/>ikaros family zinc finger 3 (aiolos), TNFSF13 <text:s/>- <text:s/>tumor necrosis factor (ligand) superfamily, member 13, TYRO3 <text:s/>- <text:s/>tyro3 protein tyrosine kinase, MAP2K6 <text:s/>- <text:s/>mitogen-activated protein kinase kinase 6, NFATC2 <text:s/>- <text:s/>nuclear factor of activated t-cells, cytoplasmic, calcineurin-dependent 2, ETS1 <text:s/>- <text:s/>v-ets avian erythroblastosis virus e26 oncogene homolog 1, MAFB <text:s/>- <text:s/>v-maf avian musculoaponeurotic fibrosarcoma oncogene homolog b, MAPK14 <text:s/>- <text:s/>mitogen-activated protein kinase 14, CSF1 <text:s/>- <text:s/>colony stimulating factor 1 (macrophage), TNFSF15 <text:s/>- <text:s/>tumor necrosis factor (ligand) superfamily, member 15, IL27RA <text:s/>- <text:s/>interleukin 27 receptor, alpha, IL25 <text:s/>- <text:s/>interleukin 25, SAA1 <text:s/>- <text:s/>serum amyloid a1, TNIP3 <text:s/>- <text:s/>tnfaip3 interacting protein 3, CXCL10 <text:s/>- <text:s/>chemokine (c-x-c motif) ligand 10, SERPINA1 <text:s/>- <text:s/>serpin peptidase inhibitor, clade a (alpha-1 antiproteinase, antitrypsin), member 1, LRG1 <text:s/>- <text:s/>leucine-rich alpha-2-glycoprotein 1, CXCL2 <text:s/>- <text:s/>chemokine (c-x-c motif) ligand 2, MAG <text:s/>- <text:s/>myelin associated glycoprotein, CXCL1 <text:s/>- <text:s/>chemokine (c-x-c motif) ligand 1 (melanoma growth stimulating activity, alpha), BCL3 <text:s/>- <text:s/>b-cell cll/lymphoma 3, IRF1 <text:s/>- <text:s/>interferon regulatory factor 1, SATB1 <text:s/>- <text:s/>satb homeobox 1, PRKCD <text:s/>- <text:s/>protein kinase c, delta, CXCL3 <text:s/>- <text:s/>chemokine (c-x-c motif) ligand 3, IL36G <text:s/>- <text:s/>interleukin 36, gamma, PDE4B <text:s/>- <text:s/>phosphodiesterase 4b, camp-specific]</text:p>
          </table:table-cell>
        </table:table-row>
        <table:table-row table:style-name="ro1">
          <table:table-cell office:value-type="string" calcext:value-type="string">
            <text:p>GO:1902679</text:p>
          </table:table-cell>
          <table:table-cell office:value-type="string" calcext:value-type="string">
            <text:p>negative regulation of RNA biosynthetic process</text:p>
          </table:table-cell>
          <table:table-cell office:value-type="float" office:value="0.00000259" calcext:value-type="float">
            <text:p>0.00000259</text:p>
          </table:table-cell>
          <table:table-cell office:value-type="float" office:value="0.000373" calcext:value-type="float">
            <text:p>0.000373</text:p>
          </table:table-cell>
          <table:table-cell office:value-type="float" office:value="1.94" calcext:value-type="float">
            <text:p>1.94</text:p>
          </table:table-cell>
          <table:table-cell office:value-type="float" office:value="13954" calcext:value-type="float">
            <text:p>13954</text:p>
          </table:table-cell>
          <table:table-cell office:value-type="float" office:value="925" calcext:value-type="float">
            <text:p>925</text:p>
          </table:table-cell>
          <table:table-cell office:value-type="float" office:value="413" calcext:value-type="float">
            <text:p>41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[ZBTB1 <text:s/>- <text:s/>zinc finger and btb domain containing 1, SIN3A <text:s/>- <text:s/>sin3 transcription regulator family member a, CCAR1 <text:s/>- <text:s/>cell division cycle and apoptosis regulator 1, TSC22D4 <text:s/>- <text:s/>tsc22 domain family, member 4, WWTR1 <text:s/>- <text:s/>ww domain containing transcription regulator 1, WNT10B <text:s/>- <text:s/>wingless-type mmtv integration site family, member 10b, TLE4 <text:s/>- <text:s/>transducin-like enhancer of split 4 (e(sp1) homolog, drosophila), BCOR <text:s/>- <text:s/>bcl6 corepressor, REL <text:s/>- <text:s/>v-rel avian reticuloendotheliosis viral oncogene homolog, TRPS1 <text:s/>- <text:s/>trichorhinophalangeal syndrome i, DICER1 <text:s/>- <text:s/>dicer 1, ribonuclease type iii, SIRT6 <text:s/>- <text:s/>sirtuin 6, SIRT2 <text:s/>- <text:s/>sirtuin 2, ILF3 <text:s/>- <text:s/>interleukin enhancer binding factor 3, 90kda, VDR <text:s/>- <text:s/>vitamin d (1,25- dihydroxyvitamin d3) receptor, CHD4 <text:s/>- <text:s/>chromodomain helicase dna binding protein 4, SUFU <text:s/>- <text:s/>suppressor of fused homolog (drosophila), SKIL <text:s/>- <text:s/>ski-like oncogene, FOXJ1 <text:s/>- <text:s/>forkhead box j1, NFKB2 <text:s/>- <text:s/>nuclear factor of kappa light polypeptide gene enhancer in b-cells 2 (p49/p100), CGGBP1 <text:s/>- <text:s/>cgg triplet repeat binding protein 1, NFKB1 <text:s/>- <text:s/>nuclear factor of kappa light polypeptide gene enhancer in b-cells 1, CBX2 <text:s/>- <text:s/>chromobox homolog 2, LGR4 <text:s/>- <text:s/>leucine-rich repeat containing g protein-coupled receptor 4, NCOA2 <text:s/>- <text:s/>nuclear receptor coactivator 2, MSX1 <text:s/>- <text:s/>msh homeobox 1, LDB1 <text:s/>- <text:s/>lim domain binding 1, TSC22D3 <text:s/>- <text:s/>tsc22 domain family, member 3, CREB1 <text:s/>- <text:s/>camp responsive element binding protein 1, MSC <text:s/>- <text:s/>musculin, ASCL3 <text:s/>- <text:s/>achaete-scute complex homolog 3 (drosophila), BCL6B <text:s/>- <text:s/>b-cell cll/lymphoma 6, member b, PPARGC1B <text:s/>- <text:s/>peroxisome proliferator-activated receptor gamma, coactivator 1 beta, SPEN <text:s/>- <text:s/>spen homolog, transcriptional regulator (drosophila), STAT6 <text:s/>- <text:s/>signal transducer and activator of transcription 6, interleukin-4 induced, EGR1 <text:s/>- <text:s/>early growth response 1, KMT2D <text:s/>- <text:s/>lysine (k)-specific methyltransferase 2d, MORF4L2 <text:s/>- <text:s/>mortality factor 4 like 2, MYB <text:s/>- <text:s/>v-myb avian myeloblastosis viral oncogene homolog, NR4A2 <text:s/>- <text:s/>nuclear receptor subfamily 4, group a, member 2, NFATC2 <text:s/>- <text:s/>nuclear factor of activated t-cells, cytoplasmic, calcineurin-dependent 2, RARA <text:s/>- <text:s/>retinoic acid receptor, alpha, TBX15 <text:s/>- <text:s/>t-box 15, ZBTB14 <text:s/>- <text:s/>zinc finger and btb domain containing 14, FOSB <text:s/>- <text:s/>fbj murine osteosarcoma viral oncogene homolog b, ARX <text:s/>- <text:s/>aristaless related homeobox, TCF7L2 <text:s/>- <text:s/>transcription factor 7-like 2 (t-cell specific, hmg-box), IRF1 <text:s/>- <text:s/>interferon regulatory factor 1, BCL3 <text:s/>- <text:s/>b-cell cll/lymphoma 3, UBE2I <text:s/>- <text:s/>ubiquitin-conjugating enzyme e2i, SATB1 <text:s/>- <text:s/>satb homeobox 1, CDK2 <text:s/>- <text:s/>cyclin-dependent kinase 2, SALL2 <text:s/>- <text:s/>sal-like 2 (drosophila)]</text:p>
          </table:table-cell>
        </table:table-row>
        <table:table-row table:style-name="ro1">
          <table:table-cell office:value-type="string" calcext:value-type="string">
            <text:p>GO:0071219</text:p>
          </table:table-cell>
          <table:table-cell office:value-type="string" calcext:value-type="string">
            <text:p>cellular response to molecule of bacterial origin</text:p>
          </table:table-cell>
          <table:table-cell office:value-type="float" office:value="0.00000261" calcext:value-type="float">
            <text:p>0.00000261</text:p>
          </table:table-cell>
          <table:table-cell office:value-type="float" office:value="0.000372" calcext:value-type="float">
            <text:p>0.000372</text:p>
          </table:table-cell>
          <table:table-cell office:value-type="float" office:value="4.83" calcext:value-type="float">
            <text:p>4.83</text:p>
          </table:table-cell>
          <table:table-cell office:value-type="float" office:value="13954" calcext:value-type="float">
            <text:p>13954</text:p>
          </table:table-cell>
          <table:table-cell office:value-type="float" office:value="91" calcext:value-type="float">
            <text:p>91</text:p>
          </table:table-cell>
          <table:table-cell office:value-type="float" office:value="413" calcext:value-type="float">
            <text:p>4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NOS2 <text:s/>- <text:s/>nitric oxide synthase 2, inducible, TNIP3 <text:s/>- <text:s/>tnfaip3 interacting protein 3, NFKB1 <text:s/>- <text:s/>nuclear factor of kappa light polypeptide gene enhancer in b-cells 1, CXCL10 <text:s/>- <text:s/>chemokine (c-x-c motif) ligand 10, NFKBIB <text:s/>- <text:s/>nuclear factor of kappa light polypeptide gene enhancer in b-cells inhibitor, beta, TNFAIP3 <text:s/>- <text:s/>tumor necrosis factor, alpha-induced protein 3, CXCL6 <text:s/>- <text:s/>chemokine (c-x-c motif) ligand 6, SIRT2 <text:s/>- <text:s/>sirtuin 2, CD86 <text:s/>- <text:s/>cd86 molecule, IL6 <text:s/>- <text:s/>interleukin 6 (interferon, beta 2), RARA <text:s/>- <text:s/>retinoic acid receptor, alpha, MAPK14 <text:s/>- <text:s/>mitogen-activated protein kinase 14, PDE4B <text:s/>- <text:s/>phosphodiesterase 4b, camp-specific]</text:p>
          </table:table-cell>
        </table:table-row>
        <table:table-row table:style-name="ro1">
          <table:table-cell office:value-type="string" calcext:value-type="string">
            <text:p>GO:0002694</text:p>
          </table:table-cell>
          <table:table-cell office:value-type="string" calcext:value-type="string">
            <text:p>regulation of leukocyte activation</text:p>
          </table:table-cell>
          <table:table-cell office:value-type="float" office:value="0.00000276" calcext:value-type="float">
            <text:p>0.00000276</text:p>
          </table:table-cell>
          <table:table-cell office:value-type="float" office:value="0.000388" calcext:value-type="float">
            <text:p>0.000388</text:p>
          </table:table-cell>
          <table:table-cell office:value-type="float" office:value="2.71" calcext:value-type="float">
            <text:p>2.71</text:p>
          </table:table-cell>
          <table:table-cell office:value-type="float" office:value="13954" calcext:value-type="float">
            <text:p>13954</text:p>
          </table:table-cell>
          <table:table-cell office:value-type="float" office:value="337" calcext:value-type="float">
            <text:p>337</text:p>
          </table:table-cell>
          <table:table-cell office:value-type="float" office:value="413" calcext:value-type="float">
            <text:p>4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[SASH3 <text:s/>- <text:s/>sam and sh3 domain containing 3, CD83 <text:s/>- <text:s/>cd83 molecule, ZBTB1 <text:s/>- <text:s/>zinc finger and btb domain containing 1, HLX <text:s/>- <text:s/>h2.0-like homeobox, STAT6 <text:s/>- <text:s/>signal transducer and activator of transcription 6, interleukin-4 induced, ATP11C <text:s/>- <text:s/>atpase, class vi, type 11c, IL23A <text:s/>- <text:s/>interleukin 23, alpha subunit p19, MYB <text:s/>- <text:s/>v-myb avian myeloblastosis viral oncogene homolog, IKZF3 <text:s/>- <text:s/>ikaros family zinc finger 3 (aiolos), TNFSF13 <text:s/>- <text:s/>tumor necrosis factor (ligand) superfamily, member 13, TYRO3 <text:s/>- <text:s/>tyro3 protein tyrosine kinase, NFATC2 <text:s/>- <text:s/>nuclear factor of activated t-cells, cytoplasmic, calcineurin-dependent 2, RARA <text:s/>- <text:s/>retinoic acid receptor, alpha, STX4 <text:s/>- <text:s/>syntaxin 4, IL27RA <text:s/>- <text:s/>interleukin 27 receptor, alpha, FOXJ1 <text:s/>- <text:s/>forkhead box j1, APLF <text:s/>- <text:s/>aprataxin and pnkp like factor, CDKN1A <text:s/>- <text:s/>cyclin-dependent kinase inhibitor 1a (p21, cip1), IRF1 <text:s/>- <text:s/>interferon regulatory factor 1, TNFAIP3 <text:s/>- <text:s/>tumor necrosis factor, alpha-induced protein 3, TRAF2 <text:s/>- <text:s/>tnf receptor-associated factor 2, VCAM1 <text:s/>- <text:s/>vascular cell adhesion molecule 1, SOX13 <text:s/>- <text:s/>sry (sex determining region y)-box 13, CYLD <text:s/>- <text:s/>cylindromatosis (turban tumor syndrome), FGR <text:s/>- <text:s/>feline gardner-rasheed sarcoma viral oncogene homolog, CD86 <text:s/>- <text:s/>cd86 molecule, IL6 <text:s/>- <text:s/>interleukin 6 (interferon, beta 2)]</text:p>
          </table:table-cell>
        </table:table-row>
        <table:table-row table:style-name="ro1">
          <table:table-cell office:value-type="string" calcext:value-type="string">
            <text:p>GO:0010604</text:p>
          </table:table-cell>
          <table:table-cell office:value-type="string" calcext:value-type="string">
            <text:p>positive regulation of macromolecule metabolic process</text:p>
          </table:table-cell>
          <table:table-cell office:value-type="float" office:value="0.00000301" calcext:value-type="float">
            <text:p>0.00000301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1.52" calcext:value-type="float">
            <text:p>1.52</text:p>
          </table:table-cell>
          <table:table-cell office:value-type="float" office:value="13954" calcext:value-type="float">
            <text:p>13954</text:p>
          </table:table-cell>
          <table:table-cell office:value-type="float" office:value="2356" calcext:value-type="float">
            <text:p>2356</text:p>
          </table:table-cell>
          <table:table-cell office:value-type="float" office:value="413" calcext:value-type="float">
            <text:p>41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[SYMPK <text:s/>- <text:s/>symplekin, SIN3A <text:s/>- <text:s/>sin3 transcription regulator family member a, GDNF <text:s/>- <text:s/>glial cell derived neurotrophic factor, VANGL2 <text:s/>- <text:s/>vangl planar cell polarity protein 2, WWTR1 <text:s/>- <text:s/>ww domain containing transcription regulator 1, PBX3 <text:s/>- <text:s/>pre-b-cell leukemia homeobox 3, PBX1 <text:s/>- <text:s/>pre-b-cell leukemia homeobox 1, ZBTB17 <text:s/>- <text:s/>zinc finger and btb domain containing 17, REL <text:s/>- <text:s/>v-rel avian reticuloendotheliosis viral oncogene homolog, TRPS1 <text:s/>- <text:s/>trichorhinophalangeal syndrome i, TBC1D10A <text:s/>- <text:s/>tbc1 domain family, member 10a, SIRT2 <text:s/>- <text:s/>sirtuin 2, ILF3 <text:s/>- <text:s/>interleukin enhancer binding factor 3, 90kda, FHOD1 <text:s/>- <text:s/>formin homology 2 domain containing 1, ASH1L <text:s/>- <text:s/>ash1 (absent, small, or homeotic)-like (drosophila), SMYD3 <text:s/>- <text:s/>set and mynd domain containing 3, TNIP1 <text:s/>- <text:s/>tnfaip3 interacting protein 1, FOXJ1 <text:s/>- <text:s/>forkhead box j1, PLP1 <text:s/>- <text:s/>proteolipid protein 1, RAP2C <text:s/>- <text:s/>rap2c, member of ras oncogene family, APLF <text:s/>- <text:s/>aprataxin and pnkp like factor, TET3 <text:s/>- <text:s/>tet methylcytosine dioxygenase 3, SORL1 <text:s/>- <text:s/>sortilin-related receptor, l(dlr class) a repeats containing, LDB1 <text:s/>- <text:s/>lim domain binding 1, CREB1 <text:s/>- <text:s/>camp responsive element binding protein 1, GDF7 <text:s/>- <text:s/>growth differentiation factor 7, RSPO1 <text:s/>- <text:s/>r-spondin 1, CD86 <text:s/>- <text:s/>cd86 molecule, HOXC10 <text:s/>- <text:s/>homeobox c10, IL6 <text:s/>- <text:s/>interleukin 6 (interferon, beta 2), PPARGC1B <text:s/>- <text:s/>peroxisome proliferator-activated receptor gamma, coactivator 1 beta, ITGA5 <text:s/>- <text:s/>integrin, alpha 5 (fibronectin receptor, alpha polypeptide), GADD45B <text:s/>- <text:s/>growth arrest and dna-damage-inducible, beta, SUPT16H <text:s/>- <text:s/>suppressor of ty 16 homolog (s. cerevisiae), MYH9 <text:s/>- <text:s/>myosin, heavy chain 9, non-muscle, NTRK3 <text:s/>- <text:s/>neurotrophic tyrosine kinase, receptor, type 3, ARRB1 <text:s/>- <text:s/>arrestin, beta 1, FGF1 <text:s/>- <text:s/>fibroblast growth factor 1 (acidic), EGR1 <text:s/>- <text:s/>early growth response 1, NR4A2 <text:s/>- <text:s/>nuclear receptor subfamily 4, group a, member 2, MYB <text:s/>- <text:s/>v-myb avian myeloblastosis viral oncogene homolog, MEF2D <text:s/>- <text:s/>myocyte enhancer factor 2d, EGF <text:s/>- <text:s/>epidermal growth factor, AKAP6 <text:s/>- <text:s/>a kinase (prka) anchor protein 6, SAA1 <text:s/>- <text:s/>serum amyloid a1, CDKN1A <text:s/>- <text:s/>cyclin-dependent kinase inhibitor 1a (p21, cip1), CXCL10 <text:s/>- <text:s/>chemokine (c-x-c motif) ligand 10, TCF7L2 <text:s/>- <text:s/>transcription factor 7-like 2 (t-cell specific, hmg-box), ARX <text:s/>- <text:s/>aristaless related homeobox, IRF1 <text:s/>- <text:s/>interferon regulatory factor 1, IRF6 <text:s/>- <text:s/>interferon regulatory factor 6, ADORA1 <text:s/>- <text:s/>adenosine a1 receptor, TRAF2 <text:s/>- <text:s/>tnf receptor-associated factor 2, NEURL <text:s/>- <text:s/>neuralized homolog (drosophila), PHOX2B <text:s/>- <text:s/>paired-like homeobox 2b, CDK2 <text:s/>- <text:s/>cyclin-dependent kinase 2, TCEA2 <text:s/>- <text:s/>transcription elongation factor a (sii), 2, WNT10B <text:s/>- <text:s/>wingless-type mmtv integration site family, member 10b, IL23A <text:s/>- <text:s/>interleukin 23, alpha subunit p19, NR5A2 <text:s/>- <text:s/>nuclear receptor subfamily 5, group a, member 2, SIRT6 <text:s/>- <text:s/>sirtuin 6, TNRC6B <text:s/>- <text:s/>trinucleotide repeat containing 6b, VDR <text:s/>- <text:s/>vitamin d (1,25- dihydroxyvitamin d3) receptor, PEA15 <text:s/>- <text:s/>phosphoprotein enriched in astrocytes 15, PPP3CA <text:s/>- <text:s/>protein phosphatase 3, catalytic subunit, alpha isozyme, NFKB2 <text:s/>- <text:s/>nuclear factor of kappa light polypeptide gene enhancer in b-cells 2 (p49/p100), MKL1 <text:s/>- <text:s/>megakaryoblastic leukemia (translocation) 1, WNT1 <text:s/>- <text:s/>wingless-type mmtv integration site family, member 1, NFKB1 <text:s/>- <text:s/>nuclear factor of kappa light polypeptide gene enhancer in b-cells 1, TRIB2 <text:s/>- <text:s/>tribbles homolog 2 (drosophila), GPBP1 <text:s/>- <text:s/>gc-rich promoter binding protein 1, PFN1 <text:s/>- <text:s/>profilin 1, LGR4 <text:s/>- <text:s/>leucine-rich repeat containing g protein-coupled receptor 4, NCOA2 <text:s/>- <text:s/>nuclear receptor coactivator 2, TNFAIP3 <text:s/>- <text:s/>tumor necrosis factor, alpha-induced protein 3, MSX1 <text:s/>- <text:s/>msh homeobox 1, ATP2B4 <text:s/>- <text:s/>atpase, ca++ transporting, plasma membrane 4, RASSF5 <text:s/>- <text:s/>ras association (ralgds/af-6) domain family member 5, STK4 <text:s/>- <text:s/>serine/threonine kinase 4, HOXA11 <text:s/>- <text:s/>homeobox a11, EHF <text:s/>- <text:s/>ets homologous factor, WNT10A <text:s/>- <text:s/>wingless-type mmtv integration site family, member 10a, STAT6 <text:s/>- <text:s/>signal transducer and activator of transcription 6, interleukin-4 induced, HOXB9 <text:s/>- <text:s/>homeobox b9, KMT2D <text:s/>- <text:s/>lysine (k)-specific methyltransferase 2d, MORF4L2 <text:s/>- <text:s/>mortality factor 4 like 2, IKZF3 <text:s/>- <text:s/>ikaros family zinc finger 3 (aiolos), TNFSF13 <text:s/>- <text:s/>tumor necrosis factor (ligand) superfamily, member 13, NFATC1 <text:s/>- <text:s/>nuclear factor of activated t-cells, cytoplasmic, calcineurin-dependent 1, MAP2K6 <text:s/>- <text:s/>mitogen-activated protein kinase kinase 6, NFATC2 <text:s/>- <text:s/>nuclear factor of activated t-cells, cytoplasmic, calcineurin-dependent 2, ETS1 <text:s/>- <text:s/>v-ets avian erythroblastosis virus e26 oncogene homolog 1, MAFB <text:s/>- <text:s/>v-maf avian musculoaponeurotic fibrosarcoma oncogene homolog b, RARA <text:s/>- <text:s/>retinoic acid receptor, alpha, MAPK14 <text:s/>- <text:s/>mitogen-activated protein kinase 14, CSF1 <text:s/>- <text:s/>colony stimulating factor 1 (macrophage), RAI1 <text:s/>- <text:s/>retinoic acid induced 1, FOXA3 <text:s/>- <text:s/>forkhead box a3, TNFSF15 <text:s/>- <text:s/>tumor necrosis factor (ligand) superfamily, member 15, IL25 <text:s/>- <text:s/>interleukin 25, GATA4 <text:s/>- <text:s/>gata binding protein 4, FOSB <text:s/>- <text:s/>fbj murine osteosarcoma viral oncogene homolog b, UBE2I <text:s/>- <text:s/>ubiquitin-conjugating enzyme e2i, BCL3 <text:s/>- <text:s/>b-cell cll/lymphoma 3, PRKCD <text:s/>- <text:s/>protein kinase c, delta, NFAT5 <text:s/>- <text:s/>nuclear factor of activated t-cells 5, tonicity-responsive]</text:p>
          </table:table-cell>
        </table:table-row>
        <table:table-row table:style-name="ro1">
          <table:table-cell office:value-type="string" calcext:value-type="string">
            <text:p>GO:0032496</text:p>
          </table:table-cell>
          <table:table-cell office:value-type="string" calcext:value-type="string">
            <text:p>response to lipopolysaccharide</text:p>
          </table:table-cell>
          <table:table-cell office:value-type="float" office:value="0.00000321" calcext:value-type="float">
            <text:p>0.00000321</text:p>
          </table:table-cell>
          <table:table-cell office:value-type="float" office:value="0.000444" calcext:value-type="float">
            <text:p>0.000444</text:p>
          </table:table-cell>
          <table:table-cell office:value-type="float" office:value="3.28" calcext:value-type="float">
            <text:p>3.28</text:p>
          </table:table-cell>
          <table:table-cell office:value-type="float" office:value="13954" calcext:value-type="float">
            <text:p>13954</text:p>
          </table:table-cell>
          <table:table-cell office:value-type="float" office:value="206" calcext:value-type="float">
            <text:p>206</text:p>
          </table:table-cell>
          <table:table-cell office:value-type="float" office:value="413" calcext:value-type="float">
            <text:p>4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TNFRSF9 <text:s/>- <text:s/>tumor necrosis factor receptor superfamily, member 9, NOS2 <text:s/>- <text:s/>nitric oxide synthase 2, inducible, NFKB2 <text:s/>- <text:s/>nuclear factor of kappa light polypeptide gene enhancer in b-cells 2 (p49/p100), TNIP3 <text:s/>- <text:s/>tnfaip3 interacting protein 3, NFKB1 <text:s/>- <text:s/>nuclear factor of kappa light polypeptide gene enhancer in b-cells 1, CXCL10 <text:s/>- <text:s/>chemokine (c-x-c motif) ligand 10, NFKBIB <text:s/>- <text:s/>nuclear factor of kappa light polypeptide gene enhancer in b-cells inhibitor, beta, CXCL2 <text:s/>- <text:s/>chemokine (c-x-c motif) ligand 2, CXCL1 <text:s/>- <text:s/>chemokine (c-x-c motif) ligand 1 (melanoma growth stimulating activity, alpha), CXCL5 <text:s/>- <text:s/>chemokine (c-x-c motif) ligand 5, TNFAIP3 <text:s/>- <text:s/>tumor necrosis factor, alpha-induced protein 3, VCAM1 <text:s/>- <text:s/>vascular cell adhesion molecule 1, CXCL6 <text:s/>- <text:s/>chemokine (c-x-c motif) ligand 6, CD86 <text:s/>- <text:s/>cd86 molecule, CXCL3 <text:s/>- <text:s/>chemokine (c-x-c motif) ligand 3, PTGES <text:s/>- <text:s/>prostaglandin e synthase, RARA <text:s/>- <text:s/>retinoic acid receptor, alpha, IL6 <text:s/>- <text:s/>interleukin 6 (interferon, beta 2), MAPK14 <text:s/>- <text:s/>mitogen-activated protein kinase 14, PDE4B <text:s/>- <text:s/>phosphodiesterase 4b, camp-specific]</text:p>
          </table:table-cell>
        </table:table-row>
        <table:table-row table:style-name="ro1">
          <table:table-cell office:value-type="string" calcext:value-type="string">
            <text:p>GO:0051253</text:p>
          </table:table-cell>
          <table:table-cell office:value-type="string" calcext:value-type="string">
            <text:p>negative regulation of RNA metabolic process</text:p>
          </table:table-cell>
          <table:table-cell office:value-type="float" office:value="0.00000369" calcext:value-type="float">
            <text:p>0.00000369</text:p>
          </table:table-cell>
          <table:table-cell office:value-type="float" office:value="0.000505" calcext:value-type="float">
            <text:p>0.000505</text:p>
          </table:table-cell>
          <table:table-cell office:value-type="float" office:value="1.9" calcext:value-type="float">
            <text:p>1.9</text:p>
          </table:table-cell>
          <table:table-cell office:value-type="float" office:value="13954" calcext:value-type="float">
            <text:p>13954</text:p>
          </table:table-cell>
          <table:table-cell office:value-type="float" office:value="961" calcext:value-type="float">
            <text:p>961</text:p>
          </table:table-cell>
          <table:table-cell office:value-type="float" office:value="413" calcext:value-type="float">
            <text:p>41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[ZBTB1 <text:s/>- <text:s/>zinc finger and btb domain containing 1, SIN3A <text:s/>- <text:s/>sin3 transcription regulator family member a, CCAR1 <text:s/>- <text:s/>cell division cycle and apoptosis regulator 1, TSC22D4 <text:s/>- <text:s/>tsc22 domain family, member 4, WNT10B <text:s/>- <text:s/>wingless-type mmtv integration site family, member 10b, WWTR1 <text:s/>- <text:s/>ww domain containing transcription regulator 1, TLE4 <text:s/>- <text:s/>transducin-like enhancer of split 4 (e(sp1) homolog, drosophila), BCOR <text:s/>- <text:s/>bcl6 corepressor, REL <text:s/>- <text:s/>v-rel avian reticuloendotheliosis viral oncogene homolog, TRPS1 <text:s/>- <text:s/>trichorhinophalangeal syndrome i, DICER1 <text:s/>- <text:s/>dicer 1, ribonuclease type iii, SIRT6 <text:s/>- <text:s/>sirtuin 6, SIRT2 <text:s/>- <text:s/>sirtuin 2, ILF3 <text:s/>- <text:s/>interleukin enhancer binding factor 3, 90kda, VDR <text:s/>- <text:s/>vitamin d (1,25- dihydroxyvitamin d3) receptor, CHD4 <text:s/>- <text:s/>chromodomain helicase dna binding protein 4, SUFU <text:s/>- <text:s/>suppressor of fused homolog (drosophila), SKIL <text:s/>- <text:s/>ski-like oncogene, FOXJ1 <text:s/>- <text:s/>forkhead box j1, PPP3CA <text:s/>- <text:s/>protein phosphatase 3, catalytic subunit, alpha isozyme, NFKB2 <text:s/>- <text:s/>nuclear factor of kappa light polypeptide gene enhancer in b-cells 2 (p49/p100), CGGBP1 <text:s/>- <text:s/>cgg triplet repeat binding protein 1, NFKB1 <text:s/>- <text:s/>nuclear factor of kappa light polypeptide gene enhancer in b-cells 1, CBX2 <text:s/>- <text:s/>chromobox homolog 2, LGR4 <text:s/>- <text:s/>leucine-rich repeat containing g protein-coupled receptor 4, NCOA2 <text:s/>- <text:s/>nuclear receptor coactivator 2, MSX1 <text:s/>- <text:s/>msh homeobox 1, LDB1 <text:s/>- <text:s/>lim domain binding 1, TSC22D3 <text:s/>- <text:s/>tsc22 domain family, member 3, CREB1 <text:s/>- <text:s/>camp responsive element binding protein 1, MSC <text:s/>- <text:s/>musculin, ASCL3 <text:s/>- <text:s/>achaete-scute complex homolog 3 (drosophila), BCL6B <text:s/>- <text:s/>b-cell cll/lymphoma 6, member b, PPARGC1B <text:s/>- <text:s/>peroxisome proliferator-activated receptor gamma, coactivator 1 beta, SPEN <text:s/>- <text:s/>spen homolog, transcriptional regulator (drosophila), STAT6 <text:s/>- <text:s/>signal transducer and activator of transcription 6, interleukin-4 induced, EGR1 <text:s/>- <text:s/>early growth response 1, KMT2D <text:s/>- <text:s/>lysine (k)-specific methyltransferase 2d, MORF4L2 <text:s/>- <text:s/>mortality factor 4 like 2, MYB <text:s/>- <text:s/>v-myb avian myeloblastosis viral oncogene homolog, NR4A2 <text:s/>- <text:s/>nuclear receptor subfamily 4, group a, member 2, NFATC2 <text:s/>- <text:s/>nuclear factor of activated t-cells, cytoplasmic, calcineurin-dependent 2, RARA <text:s/>- <text:s/>retinoic acid receptor, alpha, TBX15 <text:s/>- <text:s/>t-box 15, ZBTB14 <text:s/>- <text:s/>zinc finger and btb domain containing 14, FOSB <text:s/>- <text:s/>fbj murine osteosarcoma viral oncogene homolog b, ARX <text:s/>- <text:s/>aristaless related homeobox, TCF7L2 <text:s/>- <text:s/>transcription factor 7-like 2 (t-cell specific, hmg-box), IRF1 <text:s/>- <text:s/>interferon regulatory factor 1, BCL3 <text:s/>- <text:s/>b-cell cll/lymphoma 3, UBE2I <text:s/>- <text:s/>ubiquitin-conjugating enzyme e2i, SATB1 <text:s/>- <text:s/>satb homeobox 1, CDK2 <text:s/>- <text:s/>cyclin-dependent kinase 2, SALL2 <text:s/>- <text:s/>sal-like 2 (drosophila)]</text:p>
          </table:table-cell>
        </table:table-row>
        <table:table-row table:style-name="ro1">
          <table:table-cell office:value-type="string" calcext:value-type="string">
            <text:p>GO:0006954</text:p>
          </table:table-cell>
          <table:table-cell office:value-type="string" calcext:value-type="string">
            <text:p>inflammatory response</text:p>
          </table:table-cell>
          <table:table-cell office:value-type="float" office:value="0.00000385" calcext:value-type="float">
            <text:p>0.00000385</text:p>
          </table:table-cell>
          <table:table-cell office:value-type="float" office:value="0.000522" calcext:value-type="float">
            <text:p>0.000522</text:p>
          </table:table-cell>
          <table:table-cell office:value-type="float" office:value="2.79" calcext:value-type="float">
            <text:p>2.79</text:p>
          </table:table-cell>
          <table:table-cell office:value-type="float" office:value="13954" calcext:value-type="float">
            <text:p>13954</text:p>
          </table:table-cell>
          <table:table-cell office:value-type="float" office:value="303" calcext:value-type="float">
            <text:p>303</text:p>
          </table:table-cell>
          <table:table-cell office:value-type="float" office:value="413" calcext:value-type="float">
            <text:p>4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TNFRSF9 <text:s/>- <text:s/>tumor necrosis factor receptor superfamily, member 9, IL23A <text:s/>- <text:s/>interleukin 23, alpha subunit p19, REL <text:s/>- <text:s/>v-rel avian reticuloendotheliosis viral oncogene homolog, PTGES <text:s/>- <text:s/>prostaglandin e synthase, CSF1 <text:s/>- <text:s/>colony stimulating factor 1 (macrophage), IL25 <text:s/>- <text:s/>interleukin 25, TNIP1 <text:s/>- <text:s/>tnfaip3 interacting protein 1, PLP1 <text:s/>- <text:s/>proteolipid protein 1, SAA2 <text:s/>- <text:s/>serum amyloid a2, SAA1 <text:s/>- <text:s/>serum amyloid a1, NFKB2 <text:s/>- <text:s/>nuclear factor of kappa light polypeptide gene enhancer in b-cells 2 (p49/p100), TNIP3 <text:s/>- <text:s/>tnfaip3 interacting protein 3, CXCL10 <text:s/>- <text:s/>chemokine (c-x-c motif) ligand 10, NFKB1 <text:s/>- <text:s/>nuclear factor of kappa light polypeptide gene enhancer in b-cells 1, SERPINA1 <text:s/>- <text:s/>serpin peptidase inhibitor, clade a (alpha-1 antiproteinase, antitrypsin), member 1, CXCL2 <text:s/>- <text:s/>chemokine (c-x-c motif) ligand 2, CXCL1 <text:s/>- <text:s/>chemokine (c-x-c motif) ligand 1 (melanoma growth stimulating activity, alpha), CXCL5 <text:s/>- <text:s/>chemokine (c-x-c motif) ligand 5, ADORA1 <text:s/>- <text:s/>adenosine a1 receptor, TNFAIP3 <text:s/>- <text:s/>tumor necrosis factor, alpha-induced protein 3, VCAM1 <text:s/>- <text:s/>vascular cell adhesion molecule 1, NFKBIZ <text:s/>- <text:s/>nuclear factor of kappa light polypeptide gene enhancer in b-cells inhibitor, zeta, CXCL3 <text:s/>- <text:s/>chemokine (c-x-c motif) ligand 3, IL6 <text:s/>- <text:s/>interleukin 6 (interferon, beta 2), IL36G <text:s/>- <text:s/>interleukin 36, gamma]</text:p>
          </table:table-cell>
        </table:table-row>
        <table:table-row table:style-name="ro1">
          <table:table-cell office:value-type="string" calcext:value-type="string">
            <text:p>GO:0045624</text:p>
          </table:table-cell>
          <table:table-cell office:value-type="string" calcext:value-type="string">
            <text:p>positive regulation of T-helper cell differentiation</text:p>
          </table:table-cell>
          <table:table-cell office:value-type="float" office:value="0.00000404" calcext:value-type="float">
            <text:p>0.00000404</text:p>
          </table:table-cell>
          <table:table-cell office:value-type="float" office:value="0.000542" calcext:value-type="float">
            <text:p>0.000542</text:p>
          </table:table-cell>
          <table:table-cell office:value-type="float" office:value="12.67" calcext:value-type="float">
            <text:p>12.67</text:p>
          </table:table-cell>
          <table:table-cell office:value-type="float" office:value="13954" calcext:value-type="float">
            <text:p>13954</text:p>
          </table:table-cell>
          <table:table-cell office:value-type="float" office:value="16" calcext:value-type="float">
            <text:p>16</text:p>
          </table:table-cell>
          <table:table-cell office:value-type="float" office:value="413" calcext:value-type="float">
            <text:p>4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IL23A <text:s/>- <text:s/>interleukin 23, alpha subunit p19, MYB <text:s/>- <text:s/>v-myb avian myeloblastosis viral oncogene homolog, CD86 <text:s/>- <text:s/>cd86 molecule, RARA <text:s/>- <text:s/>retinoic acid receptor, alpha, IL6 <text:s/>- <text:s/>interleukin 6 (interferon, beta 2), HLX <text:s/>- <text:s/>h2.0-like homeobox]</text:p>
          </table:table-cell>
        </table:table-row>
        <table:table-row table:style-name="ro1">
          <table:table-cell office:value-type="string" calcext:value-type="string">
            <text:p>GO:0045582</text:p>
          </table:table-cell>
          <table:table-cell office:value-type="string" calcext:value-type="string">
            <text:p>positive regulation of T cell differentiation</text:p>
          </table:table-cell>
          <table:table-cell office:value-type="float" office:value="0.00000411" calcext:value-type="float">
            <text:p>0.00000411</text:p>
          </table:table-cell>
          <table:table-cell office:value-type="float" office:value="0.000547" calcext:value-type="float">
            <text:p>0.000547</text:p>
          </table:table-cell>
          <table:table-cell office:value-type="float" office:value="6.14" calcext:value-type="float">
            <text:p>6.14</text:p>
          </table:table-cell>
          <table:table-cell office:value-type="float" office:value="13954" calcext:value-type="float">
            <text:p>13954</text:p>
          </table:table-cell>
          <table:table-cell office:value-type="float" office:value="55" calcext:value-type="float">
            <text:p>55</text:p>
          </table:table-cell>
          <table:table-cell office:value-type="float" office:value="413" calcext:value-type="float">
            <text:p>4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IL23A <text:s/>- <text:s/>interleukin 23, alpha subunit p19, MYB <text:s/>- <text:s/>v-myb avian myeloblastosis viral oncogene homolog, SASH3 <text:s/>- <text:s/>sam and sh3 domain containing 3, ZBTB1 <text:s/>- <text:s/>zinc finger and btb domain containing 1, CD83 <text:s/>- <text:s/>cd83 molecule, CYLD <text:s/>- <text:s/>cylindromatosis (turban tumor syndrome), CD86 <text:s/>- <text:s/>cd86 molecule, RARA <text:s/>- <text:s/>retinoic acid receptor, alpha, IL6 <text:s/>- <text:s/>interleukin 6 (interferon, beta 2), HLX <text:s/>- <text:s/>h2.0-like homeobox]</text:p>
          </table:table-cell>
        </table:table-row>
        <table:table-row table:style-name="ro1">
          <table:table-cell office:value-type="string" calcext:value-type="string">
            <text:p>GO:0002700</text:p>
          </table:table-cell>
          <table:table-cell office:value-type="string" calcext:value-type="string">
            <text:p>regulation of production of molecular mediator of immune response</text:p>
          </table:table-cell>
          <table:table-cell office:value-type="float" office:value="0.0000043" calcext:value-type="float">
            <text:p>0.0000043</text:p>
          </table:table-cell>
          <table:table-cell office:value-type="float" office:value="0.000567" calcext:value-type="float">
            <text:p>0.000567</text:p>
          </table:table-cell>
          <table:table-cell office:value-type="float" office:value="5.01" calcext:value-type="float">
            <text:p>5.01</text:p>
          </table:table-cell>
          <table:table-cell office:value-type="float" office:value="13954" calcext:value-type="float">
            <text:p>13954</text:p>
          </table:table-cell>
          <table:table-cell office:value-type="float" office:value="81" calcext:value-type="float">
            <text:p>81</text:p>
          </table:table-cell>
          <table:table-cell office:value-type="float" office:value="413" calcext:value-type="float">
            <text:p>4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FFAR2 <text:s/>- <text:s/>free fatty acid receptor 2, IL27RA <text:s/>- <text:s/>interleukin 27 receptor, alpha, STX4 <text:s/>- <text:s/>syntaxin 4, SASH3 <text:s/>- <text:s/>sam and sh3 domain containing 3, TNFSF13 <text:s/>- <text:s/>tumor necrosis factor (ligand) superfamily, member 13, TRAF2 <text:s/>- <text:s/>tnf receptor-associated factor 2, APLF <text:s/>- <text:s/>aprataxin and pnkp like factor, IL6 <text:s/>- <text:s/>interleukin 6 (interferon, beta 2), MAPK14 <text:s/>- <text:s/>mitogen-activated protein kinase 14, STAT6 <text:s/>- <text:s/>signal transducer and activator of transcription 6, interleukin-4 induced, B2M <text:s/>- <text:s/>beta-2-microglobulin, PGC <text:s/>- <text:s/>progastricsin (pepsinogen c)]</text:p>
          </table:table-cell>
        </table:table-row>
        <table:table-row table:style-name="ro1">
          <table:table-cell office:value-type="string" calcext:value-type="string">
            <text:p>GO:0031347</text:p>
          </table:table-cell>
          <table:table-cell office:value-type="string" calcext:value-type="string">
            <text:p>regulation of defense response</text:p>
          </table:table-cell>
          <table:table-cell office:value-type="float" office:value="0.00000475" calcext:value-type="float">
            <text:p>0.00000475</text:p>
          </table:table-cell>
          <table:table-cell office:value-type="float" office:value="0.000621" calcext:value-type="float">
            <text:p>0.000621</text:p>
          </table:table-cell>
          <table:table-cell office:value-type="float" office:value="2.35" calcext:value-type="float">
            <text:p>2.35</text:p>
          </table:table-cell>
          <table:table-cell office:value-type="float" office:value="13954" calcext:value-type="float">
            <text:p>13954</text:p>
          </table:table-cell>
          <table:table-cell office:value-type="float" office:value="474" calcext:value-type="float">
            <text:p>474</text:p>
          </table:table-cell>
          <table:table-cell office:value-type="float" office:value="413" calcext:value-type="float">
            <text:p>4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[FFAR2 <text:s/>- <text:s/>free fatty acid receptor 2, NOS2 <text:s/>- <text:s/>nitric oxide synthase 2, inducible, SIN3A <text:s/>- <text:s/>sin3 transcription regulator family member a, SARM1 <text:s/>- <text:s/>sterile alpha and tir motif containing 1, PGC <text:s/>- <text:s/>progastricsin (pepsinogen c), B2M <text:s/>- <text:s/>beta-2-microglobulin, IL23A <text:s/>- <text:s/>interleukin 23, alpha subunit p19, IKBKE <text:s/>- <text:s/>inhibitor of kappa light polypeptide gene enhancer in b-cells, kinase epsilon, TYRO3 <text:s/>- <text:s/>tyro3 protein tyrosine kinase, MAP2K6 <text:s/>- <text:s/>mitogen-activated protein kinase kinase 6, ETS1 <text:s/>- <text:s/>v-ets avian erythroblastosis virus e26 oncogene homolog 1, SIRT2 <text:s/>- <text:s/>sirtuin 2, MAPK14 <text:s/>- <text:s/>mitogen-activated protein kinase 14, ASH1L <text:s/>- <text:s/>ash1 (absent, small, or homeotic)-like (drosophila), TNIP1 <text:s/>- <text:s/>tnfaip3 interacting protein 1, SAA1 <text:s/>- <text:s/>serum amyloid a1, TNIP3 <text:s/>- <text:s/>tnfaip3 interacting protein 3, NFKB1 <text:s/>- <text:s/>nuclear factor of kappa light polypeptide gene enhancer in b-cells 1, CTSS <text:s/>- <text:s/>cathepsin s, IRF1 <text:s/>- <text:s/>interferon regulatory factor 1, CDC37 <text:s/>- <text:s/>cell division cycle 37, UNC13B <text:s/>- <text:s/>unc-13 homolog b (c. elegans), TNFAIP3 <text:s/>- <text:s/>tumor necrosis factor, alpha-induced protein 3, ADORA1 <text:s/>- <text:s/>adenosine a1 receptor, LGR4 <text:s/>- <text:s/>leucine-rich repeat containing g protein-coupled receptor 4, PRKCD <text:s/>- <text:s/>protein kinase c, delta, FGR <text:s/>- <text:s/>feline gardner-rasheed sarcoma viral oncogene homolog, CYLD <text:s/>- <text:s/>cylindromatosis (turban tumor syndrome), CD86 <text:s/>- <text:s/>cd86 molecule, IL6 <text:s/>- <text:s/>interleukin 6 (interferon, beta 2), OPTN <text:s/>- <text:s/>optineurin, PACS1 <text:s/>- <text:s/>phosphofurin acidic cluster sorting protein 1, BCL6B <text:s/>- <text:s/>b-cell cll/lymphoma 6, member b]</text:p>
          </table:table-cell>
        </table:table-row>
        <table:table-row table:style-name="ro1">
          <table:table-cell office:value-type="string" calcext:value-type="string">
            <text:p>GO:0050865</text:p>
          </table:table-cell>
          <table:table-cell office:value-type="string" calcext:value-type="string">
            <text:p>regulation of cell activation</text:p>
          </table:table-cell>
          <table:table-cell office:value-type="float" office:value="0.00000488" calcext:value-type="float">
            <text:p>0.00000488</text:p>
          </table:table-cell>
          <table:table-cell office:value-type="float" office:value="0.000631" calcext:value-type="float">
            <text:p>0.000631</text:p>
          </table:table-cell>
          <table:table-cell office:value-type="float" office:value="2.57" calcext:value-type="float">
            <text:p>2.57</text:p>
          </table:table-cell>
          <table:table-cell office:value-type="float" office:value="13954" calcext:value-type="float">
            <text:p>13954</text:p>
          </table:table-cell>
          <table:table-cell office:value-type="float" office:value="368" calcext:value-type="float">
            <text:p>368</text:p>
          </table:table-cell>
          <table:table-cell office:value-type="float" office:value="413" calcext:value-type="float">
            <text:p>4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SASH3 <text:s/>- <text:s/>sam and sh3 domain containing 3, CD83 <text:s/>- <text:s/>cd83 molecule, ZBTB1 <text:s/>- <text:s/>zinc finger and btb domain containing 1, HLX <text:s/>- <text:s/>h2.0-like homeobox, STAT6 <text:s/>- <text:s/>signal transducer and activator of transcription 6, interleukin-4 induced, ATP11C <text:s/>- <text:s/>atpase, class vi, type 11c, IL23A <text:s/>- <text:s/>interleukin 23, alpha subunit p19, IKZF3 <text:s/>- <text:s/>ikaros family zinc finger 3 (aiolos), MYB <text:s/>- <text:s/>v-myb avian myeloblastosis viral oncogene homolog, TNFSF13 <text:s/>- <text:s/>tumor necrosis factor (ligand) superfamily, member 13, TYRO3 <text:s/>- <text:s/>tyro3 protein tyrosine kinase, NFATC2 <text:s/>- <text:s/>nuclear factor of activated t-cells, cytoplasmic, calcineurin-dependent 2, RARA <text:s/>- <text:s/>retinoic acid receptor, alpha, STX4 <text:s/>- <text:s/>syntaxin 4, IL27RA <text:s/>- <text:s/>interleukin 27 receptor, alpha, FOXJ1 <text:s/>- <text:s/>forkhead box j1, APLF <text:s/>- <text:s/>aprataxin and pnkp like factor, CDKN1A <text:s/>- <text:s/>cyclin-dependent kinase inhibitor 1a (p21, cip1), IRF1 <text:s/>- <text:s/>interferon regulatory factor 1, TNFAIP3 <text:s/>- <text:s/>tumor necrosis factor, alpha-induced protein 3, PRKCD <text:s/>- <text:s/>protein kinase c, delta, TRAF2 <text:s/>- <text:s/>tnf receptor-associated factor 2, VCAM1 <text:s/>- <text:s/>vascular cell adhesion molecule 1, SOX13 <text:s/>- <text:s/>sry (sex determining region y)-box 13, CYLD <text:s/>- <text:s/>cylindromatosis (turban tumor syndrome), FGR <text:s/>- <text:s/>feline gardner-rasheed sarcoma viral oncogene homolog, CD86 <text:s/>- <text:s/>cd86 molecule, IL6 <text:s/>- <text:s/>interleukin 6 (interferon, beta 2)]</text:p>
          </table:table-cell>
        </table:table-row>
        <table:table-row table:style-name="ro1">
          <table:table-cell office:value-type="string" calcext:value-type="string">
            <text:p>GO:0006935</text:p>
          </table:table-cell>
          <table:table-cell office:value-type="string" calcext:value-type="string">
            <text:p>chemotaxis</text:p>
          </table:table-cell>
          <table:table-cell office:value-type="float" office:value="0.00000499" calcext:value-type="float">
            <text:p>0.00000499</text:p>
          </table:table-cell>
          <table:table-cell office:value-type="float" office:value="0.000639" calcext:value-type="float">
            <text:p>0.000639</text:p>
          </table:table-cell>
          <table:table-cell office:value-type="float" office:value="3.19" calcext:value-type="float">
            <text:p>3.19</text:p>
          </table:table-cell>
          <table:table-cell office:value-type="float" office:value="13954" calcext:value-type="float">
            <text:p>13954</text:p>
          </table:table-cell>
          <table:table-cell office:value-type="float" office:value="212" calcext:value-type="float">
            <text:p>212</text:p>
          </table:table-cell>
          <table:table-cell office:value-type="float" office:value="413" calcext:value-type="float">
            <text:p>4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FFAR2 <text:s/>- <text:s/>free fatty acid receptor 2, SAA2 <text:s/>- <text:s/>serum amyloid a2, SAA1 <text:s/>- <text:s/>serum amyloid a1, EPHB1 <text:s/>- <text:s/>eph receptor b1, CXCL10 <text:s/>- <text:s/>chemokine (c-x-c motif) ligand 10, HOXB9 <text:s/>- <text:s/>homeobox b9, CXCL2 <text:s/>- <text:s/>chemokine (c-x-c motif) ligand 2, CXCL1 <text:s/>- <text:s/>chemokine (c-x-c motif) ligand 1 (melanoma growth stimulating activity, alpha), CXCR5 <text:s/>- <text:s/>chemokine (c-x-c motif) receptor 5, CXCL5 <text:s/>- <text:s/>chemokine (c-x-c motif) ligand 5, PRKCD <text:s/>- <text:s/>protein kinase c, delta, VCAM1 <text:s/>- <text:s/>vascular cell adhesion molecule 1, CREB1 <text:s/>- <text:s/>camp responsive element binding protein 1, CXCL6 <text:s/>- <text:s/>chemokine (c-x-c motif) ligand 6, CCR10 <text:s/>- <text:s/>chemokine (c-c motif) receptor 10, CHGA <text:s/>- <text:s/>chromogranin a (parathyroid secretory protein 1), CXCL3 <text:s/>- <text:s/>chemokine (c-x-c motif) ligand 3, IL6 <text:s/>- <text:s/>interleukin 6 (interferon, beta 2), PDE4B <text:s/>- <text:s/>phosphodiesterase 4b, camp-specific, MAPK14 <text:s/>- <text:s/>mitogen-activated protein kinase 14]</text:p>
          </table:table-cell>
        </table:table-row>
        <table:table-row table:style-name="ro1">
          <table:table-cell office:value-type="string" calcext:value-type="string">
            <text:p>GO:0009607</text:p>
          </table:table-cell>
          <table:table-cell office:value-type="string" calcext:value-type="string">
            <text:p>response to biotic stimulus</text:p>
          </table:table-cell>
          <table:table-cell office:value-type="float" office:value="0.00000515" calcext:value-type="float">
            <text:p>0.00000515</text:p>
          </table:table-cell>
          <table:table-cell office:value-type="float" office:value="0.000654" calcext:value-type="float">
            <text:p>0.000654</text:p>
          </table:table-cell>
          <table:table-cell office:value-type="float" office:value="2.27" calcext:value-type="float">
            <text:p>2.27</text:p>
          </table:table-cell>
          <table:table-cell office:value-type="float" office:value="13954" calcext:value-type="float">
            <text:p>13954</text:p>
          </table:table-cell>
          <table:table-cell office:value-type="float" office:value="520" calcext:value-type="float">
            <text:p>520</text:p>
          </table:table-cell>
          <table:table-cell office:value-type="float" office:value="413" calcext:value-type="float">
            <text:p>4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[TNFRSF9 <text:s/>- <text:s/>tumor necrosis factor receptor superfamily, member 9, NOS2 <text:s/>- <text:s/>nitric oxide synthase 2, inducible, B2M <text:s/>- <text:s/>beta-2-microglobulin, IL23A <text:s/>- <text:s/>interleukin 23, alpha subunit p19, IKBKE <text:s/>- <text:s/>inhibitor of kappa light polypeptide gene enhancer in b-cells, kinase epsilon, CHGA <text:s/>- <text:s/>chromogranin a (parathyroid secretory protein 1), SIRT2 <text:s/>- <text:s/>sirtuin 2, PTGES <text:s/>- <text:s/>prostaglandin e synthase, ILF3 <text:s/>- <text:s/>interleukin enhancer binding factor 3, 90kda, RARA <text:s/>- <text:s/>retinoic acid receptor, alpha, MAPK14 <text:s/>- <text:s/>mitogen-activated protein kinase 14, CDK6 <text:s/>- <text:s/>cyclin-dependent kinase 6, BECN1 <text:s/>- <text:s/>beclin 1, autophagy related, IL27RA <text:s/>- <text:s/>interleukin 27 receptor, alpha, IL25 <text:s/>- <text:s/>interleukin 25, NFKB2 <text:s/>- <text:s/>nuclear factor of kappa light polypeptide gene enhancer in b-cells 2 (p49/p100), TNIP3 <text:s/>- <text:s/>tnfaip3 interacting protein 3, NFKB1 <text:s/>- <text:s/>nuclear factor of kappa light polypeptide gene enhancer in b-cells 1, CXCL10 <text:s/>- <text:s/>chemokine (c-x-c motif) ligand 10, NFKBIB <text:s/>- <text:s/>nuclear factor of kappa light polypeptide gene enhancer in b-cells inhibitor, beta, CXCL2 <text:s/>- <text:s/>chemokine (c-x-c motif) ligand 2, IRF1 <text:s/>- <text:s/>interferon regulatory factor 1, BCL3 <text:s/>- <text:s/>b-cell cll/lymphoma 3, CXCL1 <text:s/>- <text:s/>chemokine (c-x-c motif) ligand 1 (melanoma growth stimulating activity, alpha), CXCL5 <text:s/>- <text:s/>chemokine (c-x-c motif) ligand 5, TNFAIP3 <text:s/>- <text:s/>tumor necrosis factor, alpha-induced protein 3, PRKCD <text:s/>- <text:s/>protein kinase c, delta, VCAM1 <text:s/>- <text:s/>vascular cell adhesion molecule 1, CXCL6 <text:s/>- <text:s/>chemokine (c-x-c motif) ligand 6, FGR <text:s/>- <text:s/>feline gardner-rasheed sarcoma viral oncogene homolog, CD86 <text:s/>- <text:s/>cd86 molecule, CXCL3 <text:s/>- <text:s/>chemokine (c-x-c motif) ligand 3, OPTN <text:s/>- <text:s/>optineurin, IL6 <text:s/>- <text:s/>interleukin 6 (interferon, beta 2), PDE4B <text:s/>- <text:s/>phosphodiesterase 4b, camp-specific]</text:p>
          </table:table-cell>
        </table:table-row>
        <table:table-row table:style-name="ro1">
          <table:table-cell office:value-type="string" calcext:value-type="string">
            <text:p>GO:0042330</text:p>
          </table:table-cell>
          <table:table-cell office:value-type="string" calcext:value-type="string">
            <text:p>taxis</text:p>
          </table:table-cell>
          <table:table-cell office:value-type="float" office:value="0.00000535" calcext:value-type="float">
            <text:p>0.00000535</text:p>
          </table:table-cell>
          <table:table-cell office:value-type="float" office:value="0.000675" calcext:value-type="float">
            <text:p>0.000675</text:p>
          </table:table-cell>
          <table:table-cell office:value-type="float" office:value="3.17" calcext:value-type="float">
            <text:p>3.17</text:p>
          </table:table-cell>
          <table:table-cell office:value-type="float" office:value="13954" calcext:value-type="float">
            <text:p>13954</text:p>
          </table:table-cell>
          <table:table-cell office:value-type="float" office:value="213" calcext:value-type="float">
            <text:p>213</text:p>
          </table:table-cell>
          <table:table-cell office:value-type="float" office:value="413" calcext:value-type="float">
            <text:p>4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FFAR2 <text:s/>- <text:s/>free fatty acid receptor 2, SAA2 <text:s/>- <text:s/>serum amyloid a2, SAA1 <text:s/>- <text:s/>serum amyloid a1, EPHB1 <text:s/>- <text:s/>eph receptor b1, CXCL10 <text:s/>- <text:s/>chemokine (c-x-c motif) ligand 10, HOXB9 <text:s/>- <text:s/>homeobox b9, CXCL2 <text:s/>- <text:s/>chemokine (c-x-c motif) ligand 2, CXCL1 <text:s/>- <text:s/>chemokine (c-x-c motif) ligand 1 (melanoma growth stimulating activity, alpha), CXCR5 <text:s/>- <text:s/>chemokine (c-x-c motif) receptor 5, CXCL5 <text:s/>- <text:s/>chemokine (c-x-c motif) ligand 5, PRKCD <text:s/>- <text:s/>protein kinase c, delta, VCAM1 <text:s/>- <text:s/>vascular cell adhesion molecule 1, CREB1 <text:s/>- <text:s/>camp responsive element binding protein 1, CXCL6 <text:s/>- <text:s/>chemokine (c-x-c motif) ligand 6, CCR10 <text:s/>- <text:s/>chemokine (c-c motif) receptor 10, CHGA <text:s/>- <text:s/>chromogranin a (parathyroid secretory protein 1), CXCL3 <text:s/>- <text:s/>chemokine (c-x-c motif) ligand 3, IL6 <text:s/>- <text:s/>interleukin 6 (interferon, beta 2), PDE4B <text:s/>- <text:s/>phosphodiesterase 4b, camp-specific, MAPK14 <text:s/>- <text:s/>mitogen-activated protein kinase 14]</text:p>
          </table:table-cell>
        </table:table-row>
        <table:table-row table:style-name="ro1">
          <table:table-cell office:value-type="string" calcext:value-type="string">
            <text:p>GO:0002702</text:p>
          </table:table-cell>
          <table:table-cell office:value-type="string" calcext:value-type="string">
            <text:p>positive regulation of production of molecular mediator of immune response</text:p>
          </table:table-cell>
          <table:table-cell office:value-type="float" office:value="0.00000576" calcext:value-type="float">
            <text:p>0.00000576</text:p>
          </table:table-cell>
          <table:table-cell office:value-type="float" office:value="0.000719" calcext:value-type="float">
            <text:p>0.000719</text:p>
          </table:table-cell>
          <table:table-cell office:value-type="float" office:value="5.93" calcext:value-type="float">
            <text:p>5.93</text:p>
          </table:table-cell>
          <table:table-cell office:value-type="float" office:value="13954" calcext:value-type="float">
            <text:p>13954</text:p>
          </table:table-cell>
          <table:table-cell office:value-type="float" office:value="57" calcext:value-type="float">
            <text:p>57</text:p>
          </table:table-cell>
          <table:table-cell office:value-type="float" office:value="413" calcext:value-type="float">
            <text:p>4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FFAR2 <text:s/>- <text:s/>free fatty acid receptor 2, STX4 <text:s/>- <text:s/>syntaxin 4, SASH3 <text:s/>- <text:s/>sam and sh3 domain containing 3, TNFSF13 <text:s/>- <text:s/>tumor necrosis factor (ligand) superfamily, member 13, TRAF2 <text:s/>- <text:s/>tnf receptor-associated factor 2, IL6 <text:s/>- <text:s/>interleukin 6 (interferon, beta 2), MAPK14 <text:s/>- <text:s/>mitogen-activated protein kinase 14, STAT6 <text:s/>- <text:s/>signal transducer and activator of transcription 6, interleukin-4 induced, B2M <text:s/>- <text:s/>beta-2-microglobulin, PGC <text:s/>- <text:s/>progastricsin (pepsinogen c)]</text:p>
          </table:table-cell>
        </table:table-row>
        <table:table-row table:style-name="ro1">
          <table:table-cell office:value-type="string" calcext:value-type="string">
            <text:p>GO:0002824</text:p>
          </table:table-cell>
          <table:table-cell office:value-type="string" calcext:value-type="string">
            <text:p>positive regulation of adaptive immune response based on somatic recombination of immune receptors built from immunoglobulin superfamily domains</text:p>
          </table:table-cell>
          <table:table-cell office:value-type="float" office:value="0.00000576" calcext:value-type="float">
            <text:p>0.00000576</text:p>
          </table:table-cell>
          <table:table-cell office:value-type="float" office:value="0.000713" calcext:value-type="float">
            <text:p>0.000713</text:p>
          </table:table-cell>
          <table:table-cell office:value-type="float" office:value="5.93" calcext:value-type="float">
            <text:p>5.93</text:p>
          </table:table-cell>
          <table:table-cell office:value-type="float" office:value="13954" calcext:value-type="float">
            <text:p>13954</text:p>
          </table:table-cell>
          <table:table-cell office:value-type="float" office:value="57" calcext:value-type="float">
            <text:p>57</text:p>
          </table:table-cell>
          <table:table-cell office:value-type="float" office:value="413" calcext:value-type="float">
            <text:p>4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IL23A <text:s/>- <text:s/>interleukin 23, alpha subunit p19, IL27RA <text:s/>- <text:s/>interleukin 27 receptor, alpha, SASH3 <text:s/>- <text:s/>sam and sh3 domain containing 3, TNFSF13 <text:s/>- <text:s/>tumor necrosis factor (ligand) superfamily, member 13, TRAF2 <text:s/>- <text:s/>tnf receptor-associated factor 2, ZBTB1 <text:s/>- <text:s/>zinc finger and btb domain containing 1, IL6 <text:s/>- <text:s/>interleukin 6 (interferon, beta 2), HLX <text:s/>- <text:s/>h2.0-like homeobox, B2M <text:s/>- <text:s/>beta-2-microglobulin, STAT6 <text:s/>- <text:s/>signal transducer and activator of transcription 6, interleukin-4 induced]</text:p>
          </table:table-cell>
        </table:table-row>
        <table:table-row table:style-name="ro1">
          <table:table-cell office:value-type="string" calcext:value-type="string">
            <text:p>GO:0042221</text:p>
          </table:table-cell>
          <table:table-cell office:value-type="string" calcext:value-type="string">
            <text:p>response to chemical</text:p>
          </table:table-cell>
          <table:table-cell office:value-type="float" office:value="0.00000622" calcext:value-type="float">
            <text:p>0.00000622</text:p>
          </table:table-cell>
          <table:table-cell office:value-type="float" office:value="0.000763" calcext:value-type="float">
            <text:p>0.000763</text:p>
          </table:table-cell>
          <table:table-cell office:value-type="float" office:value="1.58" calcext:value-type="float">
            <text:p>1.58</text:p>
          </table:table-cell>
          <table:table-cell office:value-type="float" office:value="13954" calcext:value-type="float">
            <text:p>13954</text:p>
          </table:table-cell>
          <table:table-cell office:value-type="float" office:value="1855" calcext:value-type="float">
            <text:p>1855</text:p>
          </table:table-cell>
          <table:table-cell office:value-type="float" office:value="413" calcext:value-type="float">
            <text:p>41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[TNFRSF9 <text:s/>- <text:s/>tumor necrosis factor receptor superfamily, member 9, PAPPA <text:s/>- <text:s/>pregnancy-associated plasma protein a, pappalysin 1, NOS2 <text:s/>- <text:s/>nitric oxide synthase 2, inducible, CD83 <text:s/>- <text:s/>cd83 molecule, SIN3A <text:s/>- <text:s/>sin3 transcription regulator family member a, SARM1 <text:s/>- <text:s/>sterile alpha and tir motif containing 1, WNT10B <text:s/>- <text:s/>wingless-type mmtv integration site family, member 10b, CD69 <text:s/>- <text:s/>cd69 molecule, SLC29A1 <text:s/>- <text:s/>solute carrier family 29 (equilibrative nucleoside transporter), member 1, ENO3 <text:s/>- <text:s/>enolase 3 (beta, muscle), REL <text:s/>- <text:s/>v-rel avian reticuloendotheliosis viral oncogene homolog, PXN <text:s/>- <text:s/>paxillin, SIRT2 <text:s/>- <text:s/>sirtuin 2, BECN1 <text:s/>- <text:s/>beclin 1, autophagy related, SMYD3 <text:s/>- <text:s/>set and mynd domain containing 3, PEA15 <text:s/>- <text:s/>phosphoprotein enriched in astrocytes 15, STX4 <text:s/>- <text:s/>syntaxin 4, SKIL <text:s/>- <text:s/>ski-like oncogene, PPP3CA <text:s/>- <text:s/>protein phosphatase 3, catalytic subunit, alpha isozyme, NFKB2 <text:s/>- <text:s/>nuclear factor of kappa light polypeptide gene enhancer in b-cells 2 (p49/p100), SOCS2 <text:s/>- <text:s/>suppressor of cytokine signaling 2, WNT1 <text:s/>- <text:s/>wingless-type mmtv integration site family, member 1, NFKB1 <text:s/>- <text:s/>nuclear factor of kappa light polypeptide gene enhancer in b-cells 1, SOX5 <text:s/>- <text:s/>sry (sex determining region y)-box 5, CTSS <text:s/>- <text:s/>cathepsin s, NFKBIB <text:s/>- <text:s/>nuclear factor of kappa light polypeptide gene enhancer in b-cells inhibitor, beta, CYB5A <text:s/>- <text:s/>cytochrome b5 type a (microsomal), UNC13B <text:s/>- <text:s/>unc-13 homolog b (c. elegans), CXCL5 <text:s/>- <text:s/>chemokine (c-x-c motif) ligand 5, MSX1 <text:s/>- <text:s/>msh homeobox 1, NCOA2 <text:s/>- <text:s/>nuclear receptor coactivator 2, PFN1 <text:s/>- <text:s/>profilin 1, TNFAIP3 <text:s/>- <text:s/>tumor necrosis factor, alpha-induced protein 3, ATP2B4 <text:s/>- <text:s/>atpase, ca++ transporting, plasma membrane 4, VCAM1 <text:s/>- <text:s/>vascular cell adhesion molecule 1, CREB1 <text:s/>- <text:s/>camp responsive element binding protein 1, CXCL6 <text:s/>- <text:s/>chemokine (c-x-c motif) ligand 6, CD86 <text:s/>- <text:s/>cd86 molecule, EHD1 <text:s/>- <text:s/>eh-domain containing 1, IL6 <text:s/>- <text:s/>interleukin 6 (interferon, beta 2), PPARGC1B <text:s/>- <text:s/>peroxisome proliferator-activated receptor gamma, coactivator 1 beta, FFAR2 <text:s/>- <text:s/>free fatty acid receptor 2, EEF1A1 <text:s/>- <text:s/>eukaryotic translation elongation factor 1 alpha 1, WNT10A <text:s/>- <text:s/>wingless-type mmtv integration site family, member 10a, NTRK3 <text:s/>- <text:s/>neurotrophic tyrosine kinase, receptor, type 3, ARRB1 <text:s/>- <text:s/>arrestin, beta 1, B2M <text:s/>- <text:s/>beta-2-microglobulin, STAT6 <text:s/>- <text:s/>signal transducer and activator of transcription 6, interleukin-4 induced, RAB10 <text:s/>- <text:s/>rab10, member ras oncogene family, EGR1 <text:s/>- <text:s/>early growth response 1, IKBKE <text:s/>- <text:s/>inhibitor of kappa light polypeptide gene enhancer in b-cells, kinase epsilon, NR4A2 <text:s/>- <text:s/>nuclear receptor subfamily 4, group a, member 2, MYB <text:s/>- <text:s/>v-myb avian myeloblastosis viral oncogene homolog, TOP1 <text:s/>- <text:s/>topoisomerase (dna) i, MAP2K6 <text:s/>- <text:s/>mitogen-activated protein kinase kinase 6, NFATC2 <text:s/>- <text:s/>nuclear factor of activated t-cells, cytoplasmic, calcineurin-dependent 2, ETS1 <text:s/>- <text:s/>v-ets avian erythroblastosis virus e26 oncogene homolog 1, GPHN <text:s/>- <text:s/>gephyrin, PTGES <text:s/>- <text:s/>prostaglandin e synthase, RARA <text:s/>- <text:s/>retinoic acid receptor, alpha, MAPK14 <text:s/>- <text:s/>mitogen-activated protein kinase 14, CDK6 <text:s/>- <text:s/>cyclin-dependent kinase 6, EPHA3 <text:s/>- <text:s/>eph receptor a3, GNG4 <text:s/>- <text:s/>guanine nucleotide binding protein (g protein), gamma 4, AKAP6 <text:s/>- <text:s/>a kinase (prka) anchor protein 6, BRINP1 <text:s/>- <text:s/>bone morphogenetic protein/retinoic acid inducible neural-specific 1, GATA4 <text:s/>- <text:s/>gata binding protein 4, SLC30A3 <text:s/>- <text:s/>solute carrier family 30 (zinc transporter), member 3, TNIP3 <text:s/>- <text:s/>tnfaip3 interacting protein 3, CXCL10 <text:s/>- <text:s/>chemokine (c-x-c motif) ligand 10, CDKN1A <text:s/>- <text:s/>cyclin-dependent kinase inhibitor 1a (p21, cip1), FOSB <text:s/>- <text:s/>fbj murine osteosarcoma viral oncogene homolog b, TCF7L2 <text:s/>- <text:s/>transcription factor 7-like 2 (t-cell specific, hmg-box), GLP2R <text:s/>- <text:s/>glucagon-like peptide 2 receptor, CXCL2 <text:s/>- <text:s/>chemokine (c-x-c motif) ligand 2, NDNF <text:s/>- <text:s/>neuron-derived neurotrophic factor, IRF1 <text:s/>- <text:s/>interferon regulatory factor 1, CXCL1 <text:s/>- <text:s/>chemokine (c-x-c motif) ligand 1 (melanoma growth stimulating activity, alpha), PRKCD <text:s/>- <text:s/>protein kinase c, delta, TRAF2 <text:s/>- <text:s/>tnf receptor-associated factor 2, NEURL <text:s/>- <text:s/>neuralized homolog (drosophila), PHOX2B <text:s/>- <text:s/>paired-like homeobox 2b, CXCL3 <text:s/>- <text:s/>chemokine (c-x-c motif) ligand 3, CDK2 <text:s/>- <text:s/>cyclin-dependent kinase 2, COL16A1 <text:s/>- <text:s/>collagen, type xvi, alpha 1, OPTN <text:s/>- <text:s/>optineurin, PDE4B <text:s/>- <text:s/>phosphodiesterase 4b, camp-specific]</text:p>
          </table:table-cell>
        </table:table-row>
        <table:table-row table:style-name="ro1">
          <table:table-cell office:value-type="string" calcext:value-type="string">
            <text:p>GO:0019221</text:p>
          </table:table-cell>
          <table:table-cell office:value-type="string" calcext:value-type="string">
            <text:p>cytokine-mediated signaling pathway</text:p>
          </table:table-cell>
          <table:table-cell office:value-type="float" office:value="0.00000638" calcext:value-type="float">
            <text:p>0.00000638</text:p>
          </table:table-cell>
          <table:table-cell office:value-type="float" office:value="0.000776" calcext:value-type="float">
            <text:p>0.000776</text:p>
          </table:table-cell>
          <table:table-cell office:value-type="float" office:value="2.65" calcext:value-type="float">
            <text:p>2.65</text:p>
          </table:table-cell>
          <table:table-cell office:value-type="float" office:value="13954" calcext:value-type="float">
            <text:p>13954</text:p>
          </table:table-cell>
          <table:table-cell office:value-type="float" office:value="332" calcext:value-type="float">
            <text:p>332</text:p>
          </table:table-cell>
          <table:table-cell office:value-type="float" office:value="413" calcext:value-type="float">
            <text:p>4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[TNFRSF9 <text:s/>- <text:s/>tumor necrosis factor receptor superfamily, member 9, STAT5A <text:s/>- <text:s/>signal transducer and activator of transcription 5a, STAT6 <text:s/>- <text:s/>signal transducer and activator of transcription 6, interleukin-4 induced, B2M <text:s/>- <text:s/>beta-2-microglobulin, EGR1 <text:s/>- <text:s/>early growth response 1, CD70 <text:s/>- <text:s/>cd70 molecule, TNFSF13 <text:s/>- <text:s/>tumor necrosis factor (ligand) superfamily, member 13, CCR10 <text:s/>- <text:s/>chemokine (c-c motif) receptor 10, CSF1 <text:s/>- <text:s/>colony stimulating factor 1 (macrophage), TNFSF15 <text:s/>- <text:s/>tumor necrosis factor (ligand) superfamily, member 15, IL27RA <text:s/>- <text:s/>interleukin 27 receptor, alpha, SOCS2 <text:s/>- <text:s/>suppressor of cytokine signaling 2, CXCL10 <text:s/>- <text:s/>chemokine (c-x-c motif) ligand 10, CXCL2 <text:s/>- <text:s/>chemokine (c-x-c motif) ligand 2, IRF1 <text:s/>- <text:s/>interferon regulatory factor 1, CXCL1 <text:s/>- <text:s/>chemokine (c-x-c motif) ligand 1 (melanoma growth stimulating activity, alpha), IRF6 <text:s/>- <text:s/>interferon regulatory factor 6, CXCR5 <text:s/>- <text:s/>chemokine (c-x-c motif) receptor 5, CXCL5 <text:s/>- <text:s/>chemokine (c-x-c motif) ligand 5, PRKCD <text:s/>- <text:s/>protein kinase c, delta, TRAF2 <text:s/>- <text:s/>tnf receptor-associated factor 2, VCAM1 <text:s/>- <text:s/>vascular cell adhesion molecule 1, CXCL6 <text:s/>- <text:s/>chemokine (c-x-c motif) ligand 6, CXCL3 <text:s/>- <text:s/>chemokine (c-x-c motif) ligand 3, IL6 <text:s/>- <text:s/>interleukin 6 (interferon, beta 2), IL36G <text:s/>- <text:s/>interleukin 36, gamma]</text:p>
          </table:table-cell>
        </table:table-row>
        <table:table-row table:style-name="ro1">
          <table:table-cell office:value-type="string" calcext:value-type="string">
            <text:p>GO:2000514</text:p>
          </table:table-cell>
          <table:table-cell office:value-type="string" calcext:value-type="string">
            <text:p>regulation of CD4-positive, alpha-beta T cell activation</text:p>
          </table:table-cell>
          <table:table-cell office:value-type="float" office:value="0.00000642" calcext:value-type="float">
            <text:p>0.00000642</text:p>
          </table:table-cell>
          <table:table-cell office:value-type="float" office:value="0.000774" calcext:value-type="float">
            <text:p>0.000774</text:p>
          </table:table-cell>
          <table:table-cell office:value-type="float" office:value="7.72" calcext:value-type="float">
            <text:p>7.72</text:p>
          </table:table-cell>
          <table:table-cell office:value-type="float" office:value="13954" calcext:value-type="float">
            <text:p>13954</text:p>
          </table:table-cell>
          <table:table-cell office:value-type="float" office:value="35" calcext:value-type="float">
            <text:p>35</text:p>
          </table:table-cell>
          <table:table-cell office:value-type="float" office:value="413" calcext:value-type="float">
            <text:p>4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IL23A <text:s/>- <text:s/>interleukin 23, alpha subunit p19, MYB <text:s/>- <text:s/>v-myb avian myeloblastosis viral oncogene homolog, SASH3 <text:s/>- <text:s/>sam and sh3 domain containing 3, CD83 <text:s/>- <text:s/>cd83 molecule, CD86 <text:s/>- <text:s/>cd86 molecule, IL6 <text:s/>- <text:s/>interleukin 6 (interferon, beta 2), RARA <text:s/>- <text:s/>retinoic acid receptor, alpha, HLX <text:s/>- <text:s/>h2.0-like homeobox]</text:p>
          </table:table-cell>
        </table:table-row>
        <table:table-row table:style-name="ro1">
          <table:table-cell office:value-type="string" calcext:value-type="string">
            <text:p>GO:0050896</text:p>
          </table:table-cell>
          <table:table-cell office:value-type="string" calcext:value-type="string">
            <text:p>response to stimulus</text:p>
          </table:table-cell>
          <table:table-cell office:value-type="float" office:value="0.00000684" calcext:value-type="float">
            <text:p>0.00000684</text:p>
          </table:table-cell>
          <table:table-cell office:value-type="float" office:value="0.000818" calcext:value-type="float">
            <text:p>0.000818</text:p>
          </table:table-cell>
          <table:table-cell office:value-type="float" office:value="1.37" calcext:value-type="float">
            <text:p>1.37</text:p>
          </table:table-cell>
          <table:table-cell office:value-type="float" office:value="13954" calcext:value-type="float">
            <text:p>13954</text:p>
          </table:table-cell>
          <table:table-cell office:value-type="float" office:value="3620" calcext:value-type="float">
            <text:p>3620</text:p>
          </table:table-cell>
          <table:table-cell office:value-type="float" office:value="413" calcext:value-type="float">
            <text:p>413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[TNFRSF9 <text:s/>- <text:s/>tumor necrosis factor receptor superfamily, member 9, PAPPA <text:s/>- <text:s/>pregnancy-associated plasma protein a, pappalysin 1, SMC6 <text:s/>- <text:s/>structural maintenance of chromosomes 6, RPS6KA6 <text:s/>- <text:s/>ribosomal protein s6 kinase, 90kda, polypeptide 6, CD83 <text:s/>- <text:s/>cd83 molecule, SIN3A <text:s/>- <text:s/>sin3 transcription regulator family member a, VANGL2 <text:s/>- <text:s/>vangl planar cell polarity protein 2, SLC29A1 <text:s/>- <text:s/>solute carrier family 29 (equilibrative nucleoside transporter), member 1, CD69 <text:s/>- <text:s/>cd69 molecule, CD70 <text:s/>- <text:s/>cd70 molecule, ZBTB17 <text:s/>- <text:s/>zinc finger and btb domain containing 17, ENO3 <text:s/>- <text:s/>enolase 3 (beta, muscle), REL <text:s/>- <text:s/>v-rel avian reticuloendotheliosis viral oncogene homolog, VEZF1 <text:s/>- <text:s/>vascular endothelial zinc finger 1, SIRT2 <text:s/>- <text:s/>sirtuin 2, ILF3 <text:s/>- <text:s/>interleukin enhancer binding factor 3, 90kda, SMYD3 <text:s/>- <text:s/>set and mynd domain containing 3, TNIP1 <text:s/>- <text:s/>tnfaip3 interacting protein 1, FOXJ1 <text:s/>- <text:s/>forkhead box j1, PLP1 <text:s/>- <text:s/>proteolipid protein 1, SOCS2 <text:s/>- <text:s/>suppressor of cytokine signaling 2, APLF <text:s/>- <text:s/>aprataxin and pnkp like factor, SOX5 <text:s/>- <text:s/>sry (sex determining region y)-box 5, COPS7B <text:s/>- <text:s/>cop9 signalosome subunit 7b, CXCL5 <text:s/>- <text:s/>chemokine (c-x-c motif) ligand 5, CXCR5 <text:s/>- <text:s/>chemokine (c-x-c motif) receptor 5, CREB1 <text:s/>- <text:s/>camp responsive element binding protein 1, CXCL6 <text:s/>- <text:s/>chemokine (c-x-c motif) ligand 6, FGR <text:s/>- <text:s/>feline gardner-rasheed sarcoma viral oncogene homolog, EHD1 <text:s/>- <text:s/>eh-domain containing 1, CD86 <text:s/>- <text:s/>cd86 molecule, IL6 <text:s/>- <text:s/>interleukin 6 (interferon, beta 2), PPARGC1B <text:s/>- <text:s/>peroxisome proliferator-activated receptor gamma, coactivator 1 beta, GADD45B <text:s/>- <text:s/>growth arrest and dna-damage-inducible, beta, PDE6D <text:s/>- <text:s/>phosphodiesterase 6d, cgmp-specific, rod, delta, SUPT16H <text:s/>- <text:s/>suppressor of ty 16 homolog (s. cerevisiae), EEF1A1 <text:s/>- <text:s/>eukaryotic translation elongation factor 1 alpha 1, ARRB1 <text:s/>- <text:s/>arrestin, beta 1, NTRK3 <text:s/>- <text:s/>neurotrophic tyrosine kinase, receptor, type 3, EGR1 <text:s/>- <text:s/>early growth response 1, RAB10 <text:s/>- <text:s/>rab10, member ras oncogene family, FGF1 <text:s/>- <text:s/>fibroblast growth factor 1 (acidic), MYB <text:s/>- <text:s/>v-myb avian myeloblastosis viral oncogene homolog, NR4A2 <text:s/>- <text:s/>nuclear receptor subfamily 4, group a, member 2, TOP1 <text:s/>- <text:s/>topoisomerase (dna) i, GPHN <text:s/>- <text:s/>gephyrin, PTGES <text:s/>- <text:s/>prostaglandin e synthase, CDK6 <text:s/>- <text:s/>cyclin-dependent kinase 6, IL27RA <text:s/>- <text:s/>interleukin 27 receptor, alpha, GNG4 <text:s/>- <text:s/>guanine nucleotide binding protein (g protein), gamma 4, AKAP6 <text:s/>- <text:s/>a kinase (prka) anchor protein 6, BRINP1 <text:s/>- <text:s/>bone morphogenetic protein/retinoic acid inducible neural-specific 1, SAA2 <text:s/>- <text:s/>serum amyloid a2, SAA1 <text:s/>- <text:s/>serum amyloid a1, SLC30A3 <text:s/>- <text:s/>solute carrier family 30 (zinc transporter), member 3, TNIP3 <text:s/>- <text:s/>tnfaip3 interacting protein 3, CDKN1A <text:s/>- <text:s/>cyclin-dependent kinase inhibitor 1a (p21, cip1), CXCL10 <text:s/>- <text:s/>chemokine (c-x-c motif) ligand 10, C11orf30 <text:s/>- <text:s/>chromosome 11 open reading frame 30, TCF7L2 <text:s/>- <text:s/>transcription factor 7-like 2 (t-cell specific, hmg-box), NDNF <text:s/>- <text:s/>neuron-derived neurotrophic factor, CDC37 <text:s/>- <text:s/>cell division cycle 37, IRF1 <text:s/>- <text:s/>interferon regulatory factor 1, SATB1 <text:s/>- <text:s/>satb homeobox 1, ADORA1 <text:s/>- <text:s/>adenosine a1 receptor, TRAF2 <text:s/>- <text:s/>tnf receptor-associated factor 2, NEURL <text:s/>- <text:s/>neuralized homolog (drosophila), PHOX2B <text:s/>- <text:s/>paired-like homeobox 2b, NFKBIZ <text:s/>- <text:s/>nuclear factor of kappa light polypeptide gene enhancer in b-cells inhibitor, zeta, COL16A1 <text:s/>- <text:s/>collagen, type xvi, alpha 1, CDK2 <text:s/>- <text:s/>cyclin-dependent kinase 2, OPTN <text:s/>- <text:s/>optineurin, PDE4B <text:s/>- <text:s/>phosphodiesterase 4b, camp-specific, ATP2A1 <text:s/>- <text:s/>atpase, ca++ transporting, cardiac muscle, fast twitch 1, ATP2B2 <text:s/>- <text:s/>atpase, ca++ transporting, plasma membrane 2, NEK6 <text:s/>- <text:s/>nima-related kinase 6, NOS2 <text:s/>- <text:s/>nitric oxide synthase 2, inducible, ZBTB1 <text:s/>- <text:s/>zinc finger and btb domain containing 1, SARM1 <text:s/>- <text:s/>sterile alpha and tir motif containing 1, WNT10B <text:s/>- <text:s/>wingless-type mmtv integration site family, member 10b, IL23A <text:s/>- <text:s/>interleukin 23, alpha subunit p19, PXN <text:s/>- <text:s/>paxillin, SIRT6 <text:s/>- <text:s/>sirtuin 6, VSX2 <text:s/>- <text:s/>visual system homeobox 2, CHGA <text:s/>- <text:s/>chromogranin a (parathyroid secretory protein 1), CCR10 <text:s/>- <text:s/>chemokine (c-c motif) receptor 10, BECN1 <text:s/>- <text:s/>beclin 1, autophagy related, PEA15 <text:s/>- <text:s/>phosphoprotein enriched in astrocytes 15, STX4 <text:s/>- <text:s/>syntaxin 4, SKIL <text:s/>- <text:s/>ski-like oncogene, PPP3CA <text:s/>- <text:s/>protein phosphatase 3, catalytic subunit, alpha isozyme, NFKB2 <text:s/>- <text:s/>nuclear factor of kappa light polypeptide gene enhancer in b-cells 2 (p49/p100), WNT1 <text:s/>- <text:s/>wingless-type mmtv integration site family, member 1, CTSS <text:s/>- <text:s/>cathepsin s, NFKB1 <text:s/>- <text:s/>nuclear factor of kappa light polypeptide gene enhancer in b-cells 1, NFKBIB <text:s/>- <text:s/>nuclear factor of kappa light polypeptide gene enhancer in b-cells inhibitor, beta, EXTL3 <text:s/>- <text:s/>exostosin-like glycosyltransferase 3, UVRAG <text:s/>- <text:s/>uv radiation resistance associated, CYB5A <text:s/>- <text:s/>cytochrome b5 type a (microsomal), UNC13B <text:s/>- <text:s/>unc-13 homolog b (c. elegans), TNFAIP3 <text:s/>- <text:s/>tumor necrosis factor, alpha-induced protein 3, NCOA2 <text:s/>- <text:s/>nuclear receptor coactivator 2, MSX1 <text:s/>- <text:s/>msh homeobox 1, LGR4 <text:s/>- <text:s/>leucine-rich repeat containing g protein-coupled receptor 4, PFN1 <text:s/>- <text:s/>profilin 1, TSC22D3 <text:s/>- <text:s/>tsc22 domain family, member 3, VCAM1 <text:s/>- <text:s/>vascular cell adhesion molecule 1, ATP2B4 <text:s/>- <text:s/>atpase, ca++ transporting, plasma membrane 4, CYLD <text:s/>- <text:s/>cylindromatosis (turban tumor syndrome), BCL6B <text:s/>- <text:s/>b-cell cll/lymphoma 6, member b, FFAR2 <text:s/>- <text:s/>free fatty acid receptor 2, WNT10A <text:s/>- <text:s/>wingless-type mmtv integration site family, member 10a, TRPV3 <text:s/>- <text:s/>transient receptor potential cation channel, subfamily v, member 3, STAT6 <text:s/>- <text:s/>signal transducer and activator of transcription 6, interleukin-4 induced, B2M <text:s/>- <text:s/>beta-2-microglobulin, KMT2D <text:s/>- <text:s/>lysine (k)-specific methyltransferase 2d, MORF4L2 <text:s/>- <text:s/>mortality factor 4 like 2, IKBKE <text:s/>- <text:s/>inhibitor of kappa light polypeptide gene enhancer in b-cells, kinase epsilon, TNFSF13 <text:s/>- <text:s/>tumor necrosis factor (ligand) superfamily, member 13, YY1AP1 <text:s/>- <text:s/>yy1 associated protein 1, MAP2K6 <text:s/>- <text:s/>mitogen-activated protein kinase kinase 6, ETS1 <text:s/>- <text:s/>v-ets avian erythroblastosis virus e26 oncogene homolog 1, NFATC2 <text:s/>- <text:s/>nuclear factor of activated t-cells, cytoplasmic, calcineurin-dependent 2, SYNPO <text:s/>- <text:s/>synaptopodin, RARA <text:s/>- <text:s/>retinoic acid receptor, alpha, MAPK14 <text:s/>- <text:s/>mitogen-activated protein kinase 14, CSF1 <text:s/>- <text:s/>colony stimulating factor 1 (macrophage), FOXA3 <text:s/>- <text:s/>forkhead box a3, TNFSF15 <text:s/>- <text:s/>tumor necrosis factor (ligand) superfamily, member 15, EPHA3 <text:s/>- <text:s/>eph receptor a3, IL25 <text:s/>- <text:s/>interleukin 25, GATA4 <text:s/>- <text:s/>gata binding protein 4, EPHB1 <text:s/>- <text:s/>eph receptor b1, GRIN2D <text:s/>- <text:s/>glutamate receptor, ionotropic, n-methyl d-aspartate 2d, SERPINA1 <text:s/>- <text:s/>serpin peptidase inhibitor, clade a (alpha-1 antiproteinase, antitrypsin), member 1, FOSB <text:s/>- <text:s/>fbj murine osteosarcoma viral oncogene homolog b, GLP2R <text:s/>- <text:s/>glucagon-like peptide 2 receptor, CXCL2 <text:s/>- <text:s/>chemokine (c-x-c motif) ligand 2, UBE2I <text:s/>- <text:s/>ubiquitin-conjugating enzyme e2i, BCL3 <text:s/>- <text:s/>b-cell cll/lymphoma 3, CXCL1 <text:s/>- <text:s/>chemokine (c-x-c motif) ligand 1 (melanoma growth stimulating activity, alpha), MAG <text:s/>- <text:s/>myelin associated glycoprotein, NFAT5 <text:s/>- <text:s/>nuclear factor of activated t-cells 5, tonicity-responsive, PRKCD <text:s/>- <text:s/>protein kinase c, delta, CXCL3 <text:s/>- <text:s/>chemokine (c-x-c motif) ligand 3, NDUFS2 <text:s/>- <text:s/>nadh dehydrogenase (ubiquinone) fe-s protein 2, 49kda (nadh-coenzyme q reductase), IL36G <text:s/>- <text:s/>interleukin 36, gamma]</text:p>
          </table:table-cell>
        </table:table-row>
        <table:table-row table:style-name="ro1">
          <table:table-cell office:value-type="string" calcext:value-type="string">
            <text:p>GO:0071222</text:p>
          </table:table-cell>
          <table:table-cell office:value-type="string" calcext:value-type="string">
            <text:p>cellular response to lipopolysaccharide</text:p>
          </table:table-cell>
          <table:table-cell office:value-type="float" office:value="0.00000719" calcext:value-type="float">
            <text:p>0.00000719</text:p>
          </table:table-cell>
          <table:table-cell office:value-type="float" office:value="0.000853" calcext:value-type="float">
            <text:p>0.000853</text:p>
          </table:table-cell>
          <table:table-cell office:value-type="float" office:value="4.77" calcext:value-type="float">
            <text:p>4.77</text:p>
          </table:table-cell>
          <table:table-cell office:value-type="float" office:value="13954" calcext:value-type="float">
            <text:p>13954</text:p>
          </table:table-cell>
          <table:table-cell office:value-type="float" office:value="85" calcext:value-type="float">
            <text:p>85</text:p>
          </table:table-cell>
          <table:table-cell office:value-type="float" office:value="413" calcext:value-type="float">
            <text:p>4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TNFAIP3 <text:s/>- <text:s/>tumor necrosis factor, alpha-induced protein 3, NOS2 <text:s/>- <text:s/>nitric oxide synthase 2, inducible, TNIP3 <text:s/>- <text:s/>tnfaip3 interacting protein 3, CXCL10 <text:s/>- <text:s/>chemokine (c-x-c motif) ligand 10, CXCL6 <text:s/>- <text:s/>chemokine (c-x-c motif) ligand 6, NFKB1 <text:s/>- <text:s/>nuclear factor of kappa light polypeptide gene enhancer in b-cells 1, CD86 <text:s/>- <text:s/>cd86 molecule, RARA <text:s/>- <text:s/>retinoic acid receptor, alpha, IL6 <text:s/>- <text:s/>interleukin 6 (interferon, beta 2), NFKBIB <text:s/>- <text:s/>nuclear factor of kappa light polypeptide gene enhancer in b-cells inhibitor, beta, PDE4B <text:s/>- <text:s/>phosphodiesterase 4b, camp-specific, MAPK14 <text:s/>- <text:s/>mitogen-activated protein kinase 14]</text:p>
          </table:table-cell>
        </table:table-row>
        <table:table-row table:style-name="ro1">
          <table:table-cell office:value-type="string" calcext:value-type="string">
            <text:p>GO:0010033</text:p>
          </table:table-cell>
          <table:table-cell office:value-type="string" calcext:value-type="string">
            <text:p>response to organic substance</text:p>
          </table:table-cell>
          <table:table-cell office:value-type="float" office:value="0.00000726" calcext:value-type="float">
            <text:p>0.00000726</text:p>
          </table:table-cell>
          <table:table-cell office:value-type="float" office:value="0.000855" calcext:value-type="float">
            <text:p>0.000855</text:p>
          </table:table-cell>
          <table:table-cell office:value-type="float" office:value="1.66" calcext:value-type="float">
            <text:p>1.66</text:p>
          </table:table-cell>
          <table:table-cell office:value-type="float" office:value="13954" calcext:value-type="float">
            <text:p>13954</text:p>
          </table:table-cell>
          <table:table-cell office:value-type="float" office:value="1506" calcext:value-type="float">
            <text:p>1506</text:p>
          </table:table-cell>
          <table:table-cell office:value-type="float" office:value="413" calcext:value-type="float">
            <text:p>41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[TNFRSF9 <text:s/>- <text:s/>tumor necrosis factor receptor superfamily, member 9, PAPPA <text:s/>- <text:s/>pregnancy-associated plasma protein a, pappalysin 1, NOS2 <text:s/>- <text:s/>nitric oxide synthase 2, inducible, CD83 <text:s/>- <text:s/>cd83 molecule, SARM1 <text:s/>- <text:s/>sterile alpha and tir motif containing 1, SIN3A <text:s/>- <text:s/>sin3 transcription regulator family member a, SLC29A1 <text:s/>- <text:s/>solute carrier family 29 (equilibrative nucleoside transporter), member 1, WNT10B <text:s/>- <text:s/>wingless-type mmtv integration site family, member 10b, REL <text:s/>- <text:s/>v-rel avian reticuloendotheliosis viral oncogene homolog, SIRT2 <text:s/>- <text:s/>sirtuin 2, BECN1 <text:s/>- <text:s/>beclin 1, autophagy related, PEA15 <text:s/>- <text:s/>phosphoprotein enriched in astrocytes 15, SMYD3 <text:s/>- <text:s/>set and mynd domain containing 3, SKIL <text:s/>- <text:s/>ski-like oncogene, PPP3CA <text:s/>- <text:s/>protein phosphatase 3, catalytic subunit, alpha isozyme, NFKB2 <text:s/>- <text:s/>nuclear factor of kappa light polypeptide gene enhancer in b-cells 2 (p49/p100), SOCS2 <text:s/>- <text:s/>suppressor of cytokine signaling 2, WNT1 <text:s/>- <text:s/>wingless-type mmtv integration site family, member 1, NFKB1 <text:s/>- <text:s/>nuclear factor of kappa light polypeptide gene enhancer in b-cells 1, SOX5 <text:s/>- <text:s/>sry (sex determining region y)-box 5, CTSS <text:s/>- <text:s/>cathepsin s, NFKBIB <text:s/>- <text:s/>nuclear factor of kappa light polypeptide gene enhancer in b-cells inhibitor, beta, UNC13B <text:s/>- <text:s/>unc-13 homolog b (c. elegans), CXCL5 <text:s/>- <text:s/>chemokine (c-x-c motif) ligand 5, TNFAIP3 <text:s/>- <text:s/>tumor necrosis factor, alpha-induced protein 3, MSX1 <text:s/>- <text:s/>msh homeobox 1, PFN1 <text:s/>- <text:s/>profilin 1, NCOA2 <text:s/>- <text:s/>nuclear receptor coactivator 2, VCAM1 <text:s/>- <text:s/>vascular cell adhesion molecule 1, ATP2B4 <text:s/>- <text:s/>atpase, ca++ transporting, plasma membrane 4, CREB1 <text:s/>- <text:s/>camp responsive element binding protein 1, CXCL6 <text:s/>- <text:s/>chemokine (c-x-c motif) ligand 6, EHD1 <text:s/>- <text:s/>eh-domain containing 1, CD86 <text:s/>- <text:s/>cd86 molecule, IL6 <text:s/>- <text:s/>interleukin 6 (interferon, beta 2), PPARGC1B <text:s/>- <text:s/>peroxisome proliferator-activated receptor gamma, coactivator 1 beta, FFAR2 <text:s/>- <text:s/>free fatty acid receptor 2, EEF1A1 <text:s/>- <text:s/>eukaryotic translation elongation factor 1 alpha 1, WNT10A <text:s/>- <text:s/>wingless-type mmtv integration site family, member 10a, NTRK3 <text:s/>- <text:s/>neurotrophic tyrosine kinase, receptor, type 3, B2M <text:s/>- <text:s/>beta-2-microglobulin, EGR1 <text:s/>- <text:s/>early growth response 1, RAB10 <text:s/>- <text:s/>rab10, member ras oncogene family, IKBKE <text:s/>- <text:s/>inhibitor of kappa light polypeptide gene enhancer in b-cells, kinase epsilon, NR4A2 <text:s/>- <text:s/>nuclear receptor subfamily 4, group a, member 2, MYB <text:s/>- <text:s/>v-myb avian myeloblastosis viral oncogene homolog, MAP2K6 <text:s/>- <text:s/>mitogen-activated protein kinase kinase 6, ETS1 <text:s/>- <text:s/>v-ets avian erythroblastosis virus e26 oncogene homolog 1, PTGES <text:s/>- <text:s/>prostaglandin e synthase, RARA <text:s/>- <text:s/>retinoic acid receptor, alpha, MAPK14 <text:s/>- <text:s/>mitogen-activated protein kinase 14, CDK6 <text:s/>- <text:s/>cyclin-dependent kinase 6, EPHA3 <text:s/>- <text:s/>eph receptor a3, GNG4 <text:s/>- <text:s/>guanine nucleotide binding protein (g protein), gamma 4, BRINP1 <text:s/>- <text:s/>bone morphogenetic protein/retinoic acid inducible neural-specific 1, AKAP6 <text:s/>- <text:s/>a kinase (prka) anchor protein 6, GATA4 <text:s/>- <text:s/>gata binding protein 4, TNIP3 <text:s/>- <text:s/>tnfaip3 interacting protein 3, CDKN1A <text:s/>- <text:s/>cyclin-dependent kinase inhibitor 1a (p21, cip1), CXCL10 <text:s/>- <text:s/>chemokine (c-x-c motif) ligand 10, FOSB <text:s/>- <text:s/>fbj murine osteosarcoma viral oncogene homolog b, TCF7L2 <text:s/>- <text:s/>transcription factor 7-like 2 (t-cell specific, hmg-box), CXCL2 <text:s/>- <text:s/>chemokine (c-x-c motif) ligand 2, GLP2R <text:s/>- <text:s/>glucagon-like peptide 2 receptor, CXCL1 <text:s/>- <text:s/>chemokine (c-x-c motif) ligand 1 (melanoma growth stimulating activity, alpha), IRF1 <text:s/>- <text:s/>interferon regulatory factor 1, PRKCD <text:s/>- <text:s/>protein kinase c, delta, NEURL <text:s/>- <text:s/>neuralized homolog (drosophila), PHOX2B <text:s/>- <text:s/>paired-like homeobox 2b, CXCL3 <text:s/>- <text:s/>chemokine (c-x-c motif) ligand 3, CDK2 <text:s/>- <text:s/>cyclin-dependent kinase 2, COL16A1 <text:s/>- <text:s/>collagen, type xvi, alpha 1, OPTN <text:s/>- <text:s/>optineurin, PDE4B <text:s/>- <text:s/>phosphodiesterase 4b, camp-specific]</text:p>
          </table:table-cell>
        </table:table-row>
        <table:table-row table:style-name="ro1">
          <table:table-cell office:value-type="string" calcext:value-type="string">
            <text:p>GO:0010558</text:p>
          </table:table-cell>
          <table:table-cell office:value-type="string" calcext:value-type="string">
            <text:p>negative regulation of macromolecule biosynthetic process</text:p>
          </table:table-cell>
          <table:table-cell office:value-type="float" office:value="0.0000081" calcext:value-type="float">
            <text:p>0.0000081</text:p>
          </table:table-cell>
          <table:table-cell office:value-type="float" office:value="0.000945" calcext:value-type="float">
            <text:p>0.000945</text:p>
          </table:table-cell>
          <table:table-cell office:value-type="float" office:value="1.8" calcext:value-type="float">
            <text:p>1.8</text:p>
          </table:table-cell>
          <table:table-cell office:value-type="float" office:value="13954" calcext:value-type="float">
            <text:p>13954</text:p>
          </table:table-cell>
          <table:table-cell office:value-type="float" office:value="1089" calcext:value-type="float">
            <text:p>1089</text:p>
          </table:table-cell>
          <table:table-cell office:value-type="float" office:value="413" calcext:value-type="float">
            <text:p>41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[ZBTB1 <text:s/>- <text:s/>zinc finger and btb domain containing 1, SIN3A <text:s/>- <text:s/>sin3 transcription regulator family member a, CCAR1 <text:s/>- <text:s/>cell division cycle and apoptosis regulator 1, TSC22D4 <text:s/>- <text:s/>tsc22 domain family, member 4, WNT10B <text:s/>- <text:s/>wingless-type mmtv integration site family, member 10b, WWTR1 <text:s/>- <text:s/>ww domain containing transcription regulator 1, TLE4 <text:s/>- <text:s/>transducin-like enhancer of split 4 (e(sp1) homolog, drosophila), BCOR <text:s/>- <text:s/>bcl6 corepressor, REL <text:s/>- <text:s/>v-rel avian reticuloendotheliosis viral oncogene homolog, TRPS1 <text:s/>- <text:s/>trichorhinophalangeal syndrome i, DICER1 <text:s/>- <text:s/>dicer 1, ribonuclease type iii, SIRT6 <text:s/>- <text:s/>sirtuin 6, TNRC6B <text:s/>- <text:s/>trinucleotide repeat containing 6b, SIRT2 <text:s/>- <text:s/>sirtuin 2, ILF3 <text:s/>- <text:s/>interleukin enhancer binding factor 3, 90kda, VDR <text:s/>- <text:s/>vitamin d (1,25- dihydroxyvitamin d3) receptor, CHD4 <text:s/>- <text:s/>chromodomain helicase dna binding protein 4, SUFU <text:s/>- <text:s/>suppressor of fused homolog (drosophila), SKIL <text:s/>- <text:s/>ski-like oncogene, FOXJ1 <text:s/>- <text:s/>forkhead box j1, PPP3CA <text:s/>- <text:s/>protein phosphatase 3, catalytic subunit, alpha isozyme, EIF4EBP2 <text:s/>- <text:s/>eukaryotic translation initiation factor 4e binding protein 2, NFKB2 <text:s/>- <text:s/>nuclear factor of kappa light polypeptide gene enhancer in b-cells 2 (p49/p100), CGGBP1 <text:s/>- <text:s/>cgg triplet repeat binding protein 1, NFKB1 <text:s/>- <text:s/>nuclear factor of kappa light polypeptide gene enhancer in b-cells 1, TRIB2 <text:s/>- <text:s/>tribbles homolog 2 (drosophila), CBX2 <text:s/>- <text:s/>chromobox homolog 2, LGR4 <text:s/>- <text:s/>leucine-rich repeat containing g protein-coupled receptor 4, NCOA2 <text:s/>- <text:s/>nuclear receptor coactivator 2, MSX1 <text:s/>- <text:s/>msh homeobox 1, LDB1 <text:s/>- <text:s/>lim domain binding 1, TSC22D3 <text:s/>- <text:s/>tsc22 domain family, member 3, CREB1 <text:s/>- <text:s/>camp responsive element binding protein 1, MSC <text:s/>- <text:s/>musculin, IL6 <text:s/>- <text:s/>interleukin 6 (interferon, beta 2), ASCL3 <text:s/>- <text:s/>achaete-scute complex homolog 3 (drosophila), BCL6B <text:s/>- <text:s/>b-cell cll/lymphoma 6, member b, PPARGC1B <text:s/>- <text:s/>peroxisome proliferator-activated receptor gamma, coactivator 1 beta, SPEN <text:s/>- <text:s/>spen homolog, transcriptional regulator (drosophila), STAT6 <text:s/>- <text:s/>signal transducer and activator of transcription 6, interleukin-4 induced, EGR1 <text:s/>- <text:s/>early growth response 1, KMT2D <text:s/>- <text:s/>lysine (k)-specific methyltransferase 2d, MORF4L2 <text:s/>- <text:s/>mortality factor 4 like 2, MYB <text:s/>- <text:s/>v-myb avian myeloblastosis viral oncogene homolog, NR4A2 <text:s/>- <text:s/>nuclear receptor subfamily 4, group a, member 2, NFATC2 <text:s/>- <text:s/>nuclear factor of activated t-cells, cytoplasmic, calcineurin-dependent 2, RARA <text:s/>- <text:s/>retinoic acid receptor, alpha, TBX15 <text:s/>- <text:s/>t-box 15, ZBTB14 <text:s/>- <text:s/>zinc finger and btb domain containing 14, FOSB <text:s/>- <text:s/>fbj murine osteosarcoma viral oncogene homolog b, TCF7L2 <text:s/>- <text:s/>transcription factor 7-like 2 (t-cell specific, hmg-box), ARX <text:s/>- <text:s/>aristaless related homeobox, IRF1 <text:s/>- <text:s/>interferon regulatory factor 1, BCL3 <text:s/>- <text:s/>b-cell cll/lymphoma 3, UBE2I <text:s/>- <text:s/>ubiquitin-conjugating enzyme e2i, SATB1 <text:s/>- <text:s/>satb homeobox 1, CDK2 <text:s/>- <text:s/>cyclin-dependent kinase 2, SALL2 <text:s/>- <text:s/>sal-like 2 (drosophila)]</text:p>
          </table:table-cell>
        </table:table-row>
        <table:table-row table:style-name="ro1">
          <table:table-cell office:value-type="string" calcext:value-type="string">
            <text:p>GO:0065008</text:p>
          </table:table-cell>
          <table:table-cell office:value-type="string" calcext:value-type="string">
            <text:p>regulation of biological quality</text:p>
          </table:table-cell>
          <table:table-cell office:value-type="float" office:value="0.00000881" calcext:value-type="float">
            <text:p>0.00000881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1.47" calcext:value-type="float">
            <text:p>1.47</text:p>
          </table:table-cell>
          <table:table-cell office:value-type="float" office:value="13954" calcext:value-type="float">
            <text:p>13954</text:p>
          </table:table-cell>
          <table:table-cell office:value-type="float" office:value="2557" calcext:value-type="float">
            <text:p>2557</text:p>
          </table:table-cell>
          <table:table-cell office:value-type="float" office:value="413" calcext:value-type="float">
            <text:p>413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[SYPL2 <text:s/>- <text:s/>synaptophysin-like 2, SASH3 <text:s/>- <text:s/>sam and sh3 domain containing 3, PNKD <text:s/>- <text:s/>paroxysmal nonkinesigenic dyskinesia, SMC6 <text:s/>- <text:s/>structural maintenance of chromosomes 6, FCHSD2 <text:s/>- <text:s/>fch and double sh3 domains 2, SLC31A2 <text:s/>- <text:s/>solute carrier family 31 (copper transporter), member 2, SIN3A <text:s/>- <text:s/>sin3 transcription regulator family member a, CNTNAP1 <text:s/>- <text:s/>contactin associated protein 1, TSC22D4 <text:s/>- <text:s/>tsc22 domain family, member 4, GDNF <text:s/>- <text:s/>glial cell derived neurotrophic factor, ATP11C <text:s/>- <text:s/>atpase, class vi, type 11c, SLC29A1 <text:s/>- <text:s/>solute carrier family 29 (equilibrative nucleoside transporter), member 1, PPFIA4 <text:s/>- <text:s/>protein tyrosine phosphatase, receptor type, f polypeptide (ptprf), interacting protein (liprin), alpha 4, PANK2 <text:s/>- <text:s/>pantothenate kinase 2, TNIP1 <text:s/>- <text:s/>tnfaip3 interacting protein 1, SUFU <text:s/>- <text:s/>suppressor of fused homolog (drosophila), EIF4EBP2 <text:s/>- <text:s/>eukaryotic translation initiation factor 4e binding protein 2, G3BP2 <text:s/>- <text:s/>gtpase activating protein (sh3 domain) binding protein 2, NLK <text:s/>- <text:s/>nemo-like kinase, SORL1 <text:s/>- <text:s/>sortilin-related receptor, l(dlr class) a repeats containing, LDB1 <text:s/>- <text:s/>lim domain binding 1, CREB1 <text:s/>- <text:s/>camp responsive element binding protein 1, DOCK10 <text:s/>- <text:s/>dedicator of cytokinesis 10, FGR <text:s/>- <text:s/>feline gardner-rasheed sarcoma viral oncogene homolog, EHD1 <text:s/>- <text:s/>eh-domain containing 1, IL6 <text:s/>- <text:s/>interleukin 6 (interferon, beta 2), PPARGC1B <text:s/>- <text:s/>peroxisome proliferator-activated receptor gamma, coactivator 1 beta, MYH9 <text:s/>- <text:s/>myosin, heavy chain 9, non-muscle, NTRK3 <text:s/>- <text:s/>neurotrophic tyrosine kinase, receptor, type 3, ARRB1 <text:s/>- <text:s/>arrestin, beta 1, EGR1 <text:s/>- <text:s/>early growth response 1, CA7 <text:s/>- <text:s/>carbonic anhydrase vii, FTHL17 <text:s/>- <text:s/>ferritin, heavy polypeptide-like 17, PTH1R <text:s/>- <text:s/>parathyroid hormone 1 receptor, CDK6 <text:s/>- <text:s/>cyclin-dependent kinase 6, XKR8 <text:s/>- <text:s/>xk, kell blood group complex subunit-related family, member 8, MOXD1 <text:s/>- <text:s/>monooxygenase, dbh-like 1, AKAP6 <text:s/>- <text:s/>a kinase (prka) anchor protein 6, TSPAN1 <text:s/>- <text:s/>tetraspanin 1, SAA1 <text:s/>- <text:s/>serum amyloid a1, SLC30A3 <text:s/>- <text:s/>solute carrier family 30 (zinc transporter), member 3, PCSK2 <text:s/>- <text:s/>proprotein convertase subtilisin/kexin type 2, CDKN1A <text:s/>- <text:s/>cyclin-dependent kinase inhibitor 1a (p21, cip1), CXCL10 <text:s/>- <text:s/>chemokine (c-x-c motif) ligand 10, PTPN3 <text:s/>- <text:s/>protein tyrosine phosphatase, non-receptor type 3, TCF7L2 <text:s/>- <text:s/>transcription factor 7-like 2 (t-cell specific, hmg-box), CDC37 <text:s/>- <text:s/>cell division cycle 37, IRF1 <text:s/>- <text:s/>interferon regulatory factor 1, ADORA1 <text:s/>- <text:s/>adenosine a1 receptor, NEURL <text:s/>- <text:s/>neuralized homolog (drosophila), SMPD3 <text:s/>- <text:s/>sphingomyelin phosphodiesterase 3, neutral membrane (neutral sphingomyelinase ii), PDE4B <text:s/>- <text:s/>phosphodiesterase 4b, camp-specific, ATP2A1 <text:s/>- <text:s/>atpase, ca++ transporting, cardiac muscle, fast twitch 1, AKT3 <text:s/>- <text:s/>v-akt murine thymoma viral oncogene homolog 3, ATP2B2 <text:s/>- <text:s/>atpase, ca++ transporting, plasma membrane 2, NOS2 <text:s/>- <text:s/>nitric oxide synthase 2, inducible, SFXN5 <text:s/>- <text:s/>sideroflexin 5, WNT10B <text:s/>- <text:s/>wingless-type mmtv integration site family, member 10b, SEMA4A <text:s/>- <text:s/>sema domain, immunoglobulin domain (ig), transmembrane domain (tm) and short cytoplasmic domain, (semaphorin) 4a, SUN2 <text:s/>- <text:s/>sad1 and unc84 domain containing 2, SH3KBP1 <text:s/>- <text:s/>sh3-domain kinase binding protein 1, RAB39A <text:s/>- <text:s/>rab39a, member ras oncogene family, NR5A2 <text:s/>- <text:s/>nuclear receptor subfamily 5, group a, member 2, SIRT6 <text:s/>- <text:s/>sirtuin 6, CHGA <text:s/>- <text:s/>chromogranin a (parathyroid secretory protein 1), CCR10 <text:s/>- <text:s/>chemokine (c-c motif) receptor 10, VDR <text:s/>- <text:s/>vitamin d (1,25- dihydroxyvitamin d3) receptor, STX4 <text:s/>- <text:s/>syntaxin 4, SKIL <text:s/>- <text:s/>ski-like oncogene, PPP3CA <text:s/>- <text:s/>protein phosphatase 3, catalytic subunit, alpha isozyme, NFKB1 <text:s/>- <text:s/>nuclear factor of kappa light polypeptide gene enhancer in b-cells 1, UVRAG <text:s/>- <text:s/>uv radiation resistance associated, UNC13B <text:s/>- <text:s/>unc-13 homolog b (c. elegans), MSX1 <text:s/>- <text:s/>msh homeobox 1, PFN1 <text:s/>- <text:s/>profilin 1, LGR4 <text:s/>- <text:s/>leucine-rich repeat containing g protein-coupled receptor 4, TNFAIP3 <text:s/>- <text:s/>tumor necrosis factor, alpha-induced protein 3, MBD5 <text:s/>- <text:s/>methyl-cpg binding domain protein 5, TSC22D3 <text:s/>- <text:s/>tsc22 domain family, member 3, ATP2B4 <text:s/>- <text:s/>atpase, ca++ transporting, plasma membrane 4, CYLD <text:s/>- <text:s/>cylindromatosis (turban tumor syndrome), STK4 <text:s/>- <text:s/>serine/threonine kinase 4, FFAR2 <text:s/>- <text:s/>free fatty acid receptor 2, NEO1 <text:s/>- <text:s/>neogenin 1, RAB9A <text:s/>- <text:s/>rab9a, member ras oncogene family, STAT5A <text:s/>- <text:s/>signal transducer and activator of transcription 5a, B2M <text:s/>- <text:s/>beta-2-microglobulin, IKBKE <text:s/>- <text:s/>inhibitor of kappa light polypeptide gene enhancer in b-cells, kinase epsilon, TNFSF13 <text:s/>- <text:s/>tumor necrosis factor (ligand) superfamily, member 13, TYRO3 <text:s/>- <text:s/>tyro3 protein tyrosine kinase, ETS1 <text:s/>- <text:s/>v-ets avian erythroblastosis virus e26 oncogene homolog 1, ITPK1 <text:s/>- <text:s/>inositol-tetrakisphosphate 1-kinase, MAFB <text:s/>- <text:s/>v-maf avian musculoaponeurotic fibrosarcoma oncogene homolog b, SYNPO <text:s/>- <text:s/>synaptopodin, RARA <text:s/>- <text:s/>retinoic acid receptor, alpha, MAPK14 <text:s/>- <text:s/>mitogen-activated protein kinase 14, CSF1 <text:s/>- <text:s/>colony stimulating factor 1 (macrophage), FOXA3 <text:s/>- <text:s/>forkhead box a3, C15orf62 <text:s/>- <text:s/>chromosome 15 open reading frame 62, GATA4 <text:s/>- <text:s/>gata binding protein 4, PABPC4 <text:s/>- <text:s/>poly(a) binding protein, cytoplasmic 4 (inducible form), FERMT2 <text:s/>- <text:s/>fermitin family member 2, CLCN1 <text:s/>- <text:s/>chloride channel, voltage-sensitive 1, GRIN2D <text:s/>- <text:s/>glutamate receptor, ionotropic, n-methyl d-aspartate 2d, SERPINA1 <text:s/>- <text:s/>serpin peptidase inhibitor, clade a (alpha-1 antiproteinase, antitrypsin), member 1, RHOT1 <text:s/>- <text:s/>ras homolog family member t1, MYADM <text:s/>- <text:s/>myeloid-associated differentiation marker, BCL3 <text:s/>- <text:s/>b-cell cll/lymphoma 3, TMEM147 <text:s/>- <text:s/>transmembrane protein 147, PRKCD <text:s/>- <text:s/>protein kinase c, delta, YWHAZ <text:s/>- <text:s/>tyrosine 3-monooxygenase/tryptophan 5-monooxygenase activation protein, zeta polypeptide]</text:p>
          </table:table-cell>
        </table:table-row>
        <table:table-row table:style-name="ro1">
          <table:table-cell office:value-type="string" calcext:value-type="string">
            <text:p>GO:0031323</text:p>
          </table:table-cell>
          <table:table-cell office:value-type="string" calcext:value-type="string">
            <text:p>regulation of cellular metabolic process</text:p>
          </table:table-cell>
          <table:table-cell office:value-type="float" office:value="0.00000915" calcext:value-type="float">
            <text:p>0.00000915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1.31" calcext:value-type="float">
            <text:p>1.31</text:p>
          </table:table-cell>
          <table:table-cell office:value-type="float" office:value="13954" calcext:value-type="float">
            <text:p>13954</text:p>
          </table:table-cell>
          <table:table-cell office:value-type="float" office:value="4576" calcext:value-type="float">
            <text:p>4576</text:p>
          </table:table-cell>
          <table:table-cell office:value-type="float" office:value="413" calcext:value-type="float">
            <text:p>413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[PNKD <text:s/>- <text:s/>paroxysmal nonkinesigenic dyskinesia, SYMPK <text:s/>- <text:s/>symplekin, RPS6KA6 <text:s/>- <text:s/>ribosomal protein s6 kinase, 90kda, polypeptide 6, SEBOX <text:s/>- <text:s/>sebox homeobox, SIN3A <text:s/>- <text:s/>sin3 transcription regulator family member a, TSC22D4 <text:s/>- <text:s/>tsc22 domain family, member 4, GDNF <text:s/>- <text:s/>glial cell derived neurotrophic factor, ZNF436 <text:s/>- <text:s/>zinc finger protein 436, VANGL2 <text:s/>- <text:s/>vangl planar cell polarity protein 2, WWTR1 <text:s/>- <text:s/>ww domain containing transcription regulator 1, PBX3 <text:s/>- <text:s/>pre-b-cell leukemia homeobox 3, PBX1 <text:s/>- <text:s/>pre-b-cell leukemia homeobox 1, ELL2 <text:s/>- <text:s/>elongation factor, rna polymerase ii, 2, ZBTB17 <text:s/>- <text:s/>zinc finger and btb domain containing 17, BCOR <text:s/>- <text:s/>bcl6 corepressor, REL <text:s/>- <text:s/>v-rel avian reticuloendotheliosis viral oncogene homolog, TRPS1 <text:s/>- <text:s/>trichorhinophalangeal syndrome i, TBC1D10A <text:s/>- <text:s/>tbc1 domain family, member 10a, VEZF1 <text:s/>- <text:s/>vascular endothelial zinc finger 1, MLLT6 <text:s/>- <text:s/>myeloid/lymphoid or mixed-lineage leukemia (trithorax homolog, drosophila); translocated to, 6, SIRT2 <text:s/>- <text:s/>sirtuin 2, PPP1R14C <text:s/>- <text:s/>protein phosphatase 1, regulatory (inhibitor) subunit 14c, ILF3 <text:s/>- <text:s/>interleukin enhancer binding factor 3, 90kda, FHOD1 <text:s/>- <text:s/>formin homology 2 domain containing 1, ASH1L <text:s/>- <text:s/>ash1 (absent, small, or homeotic)-like (drosophila), PANK2 <text:s/>- <text:s/>pantothenate kinase 2, SMYD3 <text:s/>- <text:s/>set and mynd domain containing 3, TNIP1 <text:s/>- <text:s/>tnfaip3 interacting protein 1, SUFU <text:s/>- <text:s/>suppressor of fused homolog (drosophila), FOXJ1 <text:s/>- <text:s/>forkhead box j1, NR3C2 <text:s/>- <text:s/>nuclear receptor subfamily 3, group c, member 2, EIF4EBP2 <text:s/>- <text:s/>eukaryotic translation initiation factor 4e binding protein 2, SOCS2 <text:s/>- <text:s/>suppressor of cytokine signaling 2, RAP2C <text:s/>- <text:s/>rap2c, member of ras oncogene family, APLF <text:s/>- <text:s/>aprataxin and pnkp like factor, CGGBP1 <text:s/>- <text:s/>cgg triplet repeat binding protein 1, SOX5 <text:s/>- <text:s/>sry (sex determining region y)-box 5, TET3 <text:s/>- <text:s/>tet methylcytosine dioxygenase 3, NLK <text:s/>- <text:s/>nemo-like kinase, SORL1 <text:s/>- <text:s/>sortilin-related receptor, l(dlr class) a repeats containing, LDB1 <text:s/>- <text:s/>lim domain binding 1, CRB2 <text:s/>- <text:s/>crumbs homolog 2 (drosophila), SOX13 <text:s/>- <text:s/>sry (sex determining region y)-box 13, CREB1 <text:s/>- <text:s/>camp responsive element binding protein 1, MSC <text:s/>- <text:s/>musculin, RSPO1 <text:s/>- <text:s/>r-spondin 1, FGR <text:s/>- <text:s/>feline gardner-rasheed sarcoma viral oncogene homolog, GDF7 <text:s/>- <text:s/>growth differentiation factor 7, CD86 <text:s/>- <text:s/>cd86 molecule, ASCL3 <text:s/>- <text:s/>achaete-scute complex homolog 3 (drosophila), HOXC10 <text:s/>- <text:s/>homeobox c10, IL6 <text:s/>- <text:s/>interleukin 6 (interferon, beta 2), HOXC9 <text:s/>- <text:s/>homeobox c9, PPARGC1B <text:s/>- <text:s/>peroxisome proliferator-activated receptor gamma, coactivator 1 beta, ITGA5 <text:s/>- <text:s/>integrin, alpha 5 (fibronectin receptor, alpha polypeptide), SPEN <text:s/>- <text:s/>spen homolog, transcriptional regulator (drosophila), GADD45B <text:s/>- <text:s/>growth arrest and dna-damage-inducible, beta, SUPT16H <text:s/>- <text:s/>suppressor of ty 16 homolog (s. cerevisiae), EEF1A1 <text:s/>- <text:s/>eukaryotic translation elongation factor 1 alpha 1, BBX <text:s/>- <text:s/>bobby sox homolog (drosophila), MYH9 <text:s/>- <text:s/>myosin, heavy chain 9, non-muscle, ARRB1 <text:s/>- <text:s/>arrestin, beta 1, NTRK3 <text:s/>- <text:s/>neurotrophic tyrosine kinase, receptor, type 3, FGF1 <text:s/>- <text:s/>fibroblast growth factor 1 (acidic), EGR1 <text:s/>- <text:s/>early growth response 1, MYB <text:s/>- <text:s/>v-myb avian myeloblastosis viral oncogene homolog, NR4A2 <text:s/>- <text:s/>nuclear receptor subfamily 4, group a, member 2, MEF2D <text:s/>- <text:s/>myocyte enhancer factor 2d, EGF <text:s/>- <text:s/>epidermal growth factor, PTHLH <text:s/>- <text:s/>parathyroid hormone-like hormone, PTH1R <text:s/>- <text:s/>parathyroid hormone 1 receptor, TBX15 <text:s/>- <text:s/>t-box 15, IL27RA <text:s/>- <text:s/>interleukin 27 receptor, alpha, AKAP6 <text:s/>- <text:s/>a kinase (prka) anchor protein 6, SAA1 <text:s/>- <text:s/>serum amyloid a1, CDKN1A <text:s/>- <text:s/>cyclin-dependent kinase inhibitor 1a (p21, cip1), CXCL10 <text:s/>- <text:s/>chemokine (c-x-c motif) ligand 10, PTPN3 <text:s/>- <text:s/>protein tyrosine phosphatase, non-receptor type 3, DENND4A <text:s/>- <text:s/>denn/madd domain containing 4a, C11orf30 <text:s/>- <text:s/>chromosome 11 open reading frame 30, TCF7L2 <text:s/>- <text:s/>transcription factor 7-like 2 (t-cell specific, hmg-box), ARX <text:s/>- <text:s/>aristaless related homeobox, CDC37 <text:s/>- <text:s/>cell division cycle 37, IRF1 <text:s/>- <text:s/>interferon regulatory factor 1, IRF6 <text:s/>- <text:s/>interferon regulatory factor 6, SATB1 <text:s/>- <text:s/>satb homeobox 1, ADORA1 <text:s/>- <text:s/>adenosine a1 receptor, TRAF2 <text:s/>- <text:s/>tnf receptor-associated factor 2, NEURL <text:s/>- <text:s/>neuralized homolog (drosophila), PHOX2B <text:s/>- <text:s/>paired-like homeobox 2b, NFKBIZ <text:s/>- <text:s/>nuclear factor of kappa light polypeptide gene enhancer in b-cells inhibitor, zeta, SMPD3 <text:s/>- <text:s/>sphingomyelin phosphodiesterase 3, neutral membrane (neutral sphingomyelinase ii), TCEA2 <text:s/>- <text:s/>transcription elongation factor a (sii), 2, CDK2 <text:s/>- <text:s/>cyclin-dependent kinase 2, OPTN <text:s/>- <text:s/>optineurin, SALL2 <text:s/>- <text:s/>sal-like 2 (drosophila), NOS2 <text:s/>- <text:s/>nitric oxide synthase 2, inducible, ZBTB1 <text:s/>- <text:s/>zinc finger and btb domain containing 1, CCAR1 <text:s/>- <text:s/>cell division cycle and apoptosis regulator 1, HLX <text:s/>- <text:s/>h2.0-like homeobox, WNT10B <text:s/>- <text:s/>wingless-type mmtv integration site family, member 10b, IL23A <text:s/>- <text:s/>interleukin 23, alpha subunit p19, TLE4 <text:s/>- <text:s/>transducin-like enhancer of split 4 (e(sp1) homolog, drosophila), DICER1 <text:s/>- <text:s/>dicer 1, ribonuclease type iii, NR5A2 <text:s/>- <text:s/>nuclear receptor subfamily 5, group a, member 2, SIRT6 <text:s/>- <text:s/>sirtuin 6, VSX2 <text:s/>- <text:s/>visual system homeobox 2, TNRC6B <text:s/>- <text:s/>trinucleotide repeat containing 6b, CHGA <text:s/>- <text:s/>chromogranin a (parathyroid secretory protein 1), VDR <text:s/>- <text:s/>vitamin d (1,25- dihydroxyvitamin d3) receptor, BECN1 <text:s/>- <text:s/>beclin 1, autophagy related, TCEAL8 <text:s/>- <text:s/>transcription elongation factor a (sii)-like 8, CHD4 <text:s/>- <text:s/>chromodomain helicase dna binding protein 4, PEA15 <text:s/>- <text:s/>phosphoprotein enriched in astrocytes 15, SKIL <text:s/>- <text:s/>ski-like oncogene, PPP3CA <text:s/>- <text:s/>protein phosphatase 3, catalytic subunit, alpha isozyme, NFKB2 <text:s/>- <text:s/>nuclear factor of kappa light polypeptide gene enhancer in b-cells 2 (p49/p100), WNT1 <text:s/>- <text:s/>wingless-type mmtv integration site family, member 1, MKL1 <text:s/>- <text:s/>megakaryoblastic leukemia (translocation) 1, NFKB1 <text:s/>- <text:s/>nuclear factor of kappa light polypeptide gene enhancer in b-cells 1, TRIB2 <text:s/>- <text:s/>tribbles homolog 2 (drosophila), GPBP1 <text:s/>- <text:s/>gc-rich promoter binding protein 1, NFKBIB <text:s/>- <text:s/>nuclear factor of kappa light polypeptide gene enhancer in b-cells inhibitor, beta, CBX2 <text:s/>- <text:s/>chromobox homolog 2, UVRAG <text:s/>- <text:s/>uv radiation resistance associated, FOXP4 <text:s/>- <text:s/>forkhead box p4, EBF4 <text:s/>- <text:s/>early b-cell factor 4, TNFAIP3 <text:s/>- <text:s/>tumor necrosis factor, alpha-induced protein 3, PFN1 <text:s/>- <text:s/>profilin 1, LGR4 <text:s/>- <text:s/>leucine-rich repeat containing g protein-coupled receptor 4, OTP <text:s/>- <text:s/>orthopedia homeobox, NCOA2 <text:s/>- <text:s/>nuclear receptor coactivator 2, MSX1 <text:s/>- <text:s/>msh homeobox 1, TSC22D3 <text:s/>- <text:s/>tsc22 domain family, member 3, RASSF5 <text:s/>- <text:s/>ras association (ralgds/af-6) domain family member 5, ATP2B4 <text:s/>- <text:s/>atpase, ca++ transporting, plasma membrane 4, CYLD <text:s/>- <text:s/>cylindromatosis (turban tumor syndrome), STK4 <text:s/>- <text:s/>serine/threonine kinase 4, BCL6B <text:s/>- <text:s/>b-cell cll/lymphoma 6, member b, HOXA11 <text:s/>- <text:s/>homeobox a11, NEO1 <text:s/>- <text:s/>neogenin 1, ZBTB25 <text:s/>- <text:s/>zinc finger and btb domain containing 25, EHF <text:s/>- <text:s/>ets homologous factor, STAT5A <text:s/>- <text:s/>signal transducer and activator of transcription 5a, SP6 <text:s/>- <text:s/>sp6 transcription factor, STAT6 <text:s/>- <text:s/>signal transducer and activator of transcription 6, interleukin-4 induced, HOXB9 <text:s/>- <text:s/>homeobox b9, KMT2D <text:s/>- <text:s/>lysine (k)-specific methyltransferase 2d, MORF4L2 <text:s/>- <text:s/>mortality factor 4 like 2, IKZF3 <text:s/>- <text:s/>ikaros family zinc finger 3 (aiolos), TNFSF13 <text:s/>- <text:s/>tumor necrosis factor (ligand) superfamily, member 13, YY1AP1 <text:s/>- <text:s/>yy1 associated protein 1, NFATC1 <text:s/>- <text:s/>nuclear factor of activated t-cells, cytoplasmic, calcineurin-dependent 1, MAP2K6 <text:s/>- <text:s/>mitogen-activated protein kinase kinase 6, KDM1B <text:s/>- <text:s/>lysine (k)-specific demethylase 1b, ETS1 <text:s/>- <text:s/>v-ets avian erythroblastosis virus e26 oncogene homolog 1, NFATC2 <text:s/>- <text:s/>nuclear factor of activated t-cells, cytoplasmic, calcineurin-dependent 2, MAFB <text:s/>- <text:s/>v-maf avian musculoaponeurotic fibrosarcoma oncogene homolog b, RARA <text:s/>- <text:s/>retinoic acid receptor, alpha, MAPK14 <text:s/>- <text:s/>mitogen-activated protein kinase 14, CSF1 <text:s/>- <text:s/>colony stimulating factor 1 (macrophage), RAI1 <text:s/>- <text:s/>retinoic acid induced 1, FOXA3 <text:s/>- <text:s/>forkhead box a3, TNFSF15 <text:s/>- <text:s/>tumor necrosis factor (ligand) superfamily, member 15, IL25 <text:s/>- <text:s/>interleukin 25, GATA4 <text:s/>- <text:s/>gata binding protein 4, ZBTB14 <text:s/>- <text:s/>zinc finger and btb domain containing 14, EPHB1 <text:s/>- <text:s/>eph receptor b1, SERPINA1 <text:s/>- <text:s/>serpin peptidase inhibitor, clade a (alpha-1 antiproteinase, antitrypsin), member 1, FOSB <text:s/>- <text:s/>fbj murine osteosarcoma viral oncogene homolog b, ANXA4 <text:s/>- <text:s/>annexin a4, PRKCH <text:s/>- <text:s/>protein kinase c, eta, MYADM <text:s/>- <text:s/>myeloid-associated differentiation marker, UBE2I <text:s/>- <text:s/>ubiquitin-conjugating enzyme e2i, BCL3 <text:s/>- <text:s/>b-cell cll/lymphoma 3, PRKCD <text:s/>- <text:s/>protein kinase c, delta, NFAT5 <text:s/>- <text:s/>nuclear factor of activated t-cells 5, tonicity-responsive]</text:p>
          </table:table-cell>
        </table:table-row>
        <table:table-row table:style-name="ro1">
          <table:table-cell office:value-type="string" calcext:value-type="string">
            <text:p>GO:0048523</text:p>
          </table:table-cell>
          <table:table-cell office:value-type="string" calcext:value-type="string">
            <text:p>negative regulation of cellular process</text:p>
          </table:table-cell>
          <table:table-cell office:value-type="float" office:value="0.00000954" calcext:value-type="float">
            <text:p>0.00000954</text:p>
          </table:table-cell>
          <table:table-cell office:value-type="float" office:value="0.00109" calcext:value-type="float">
            <text:p>0.00109</text:p>
          </table:table-cell>
          <table:table-cell office:value-type="float" office:value="1.38" calcext:value-type="float">
            <text:p>1.38</text:p>
          </table:table-cell>
          <table:table-cell office:value-type="float" office:value="13954" calcext:value-type="float">
            <text:p>13954</text:p>
          </table:table-cell>
          <table:table-cell office:value-type="float" office:value="3427" calcext:value-type="float">
            <text:p>3427</text:p>
          </table:table-cell>
          <table:table-cell office:value-type="float" office:value="413" calcext:value-type="float">
            <text:p>413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[TNFRSF9 <text:s/>- <text:s/>tumor necrosis factor receptor superfamily, member 9, AGAP2 <text:s/>- <text:s/>arfgap with gtpase domain, ankyrin repeat and ph domain 2, G3BP1 <text:s/>- <text:s/>gtpase activating protein (sh3 domain) binding protein 1, PNKD <text:s/>- <text:s/>paroxysmal nonkinesigenic dyskinesia, RPS6KA6 <text:s/>- <text:s/>ribosomal protein s6 kinase, 90kda, polypeptide 6, SIN3A <text:s/>- <text:s/>sin3 transcription regulator family member a, TSC22D4 <text:s/>- <text:s/>tsc22 domain family, member 4, GDNF <text:s/>- <text:s/>glial cell derived neurotrophic factor, WWTR1 <text:s/>- <text:s/>ww domain containing transcription regulator 1, PBX1 <text:s/>- <text:s/>pre-b-cell leukemia homeobox 1, ZBTB17 <text:s/>- <text:s/>zinc finger and btb domain containing 17, BCOR <text:s/>- <text:s/>bcl6 corepressor, REL <text:s/>- <text:s/>v-rel avian reticuloendotheliosis viral oncogene homolog, TRPS1 <text:s/>- <text:s/>trichorhinophalangeal syndrome i, SIRT2 <text:s/>- <text:s/>sirtuin 2, ILF3 <text:s/>- <text:s/>interleukin enhancer binding factor 3, 90kda, ASH1L <text:s/>- <text:s/>ash1 (absent, small, or homeotic)-like (drosophila), KREMEN1 <text:s/>- <text:s/>kringle containing transmembrane protein 1, SMYD3 <text:s/>- <text:s/>set and mynd domain containing 3, TNIP1 <text:s/>- <text:s/>tnfaip3 interacting protein 1, SUFU <text:s/>- <text:s/>suppressor of fused homolog (drosophila), FOXJ1 <text:s/>- <text:s/>forkhead box j1, BDNF <text:s/>- <text:s/>brain-derived neurotrophic factor, EIF4EBP2 <text:s/>- <text:s/>eukaryotic translation initiation factor 4e binding protein 2, G3BP2 <text:s/>- <text:s/>gtpase activating protein (sh3 domain) binding protein 2, SOCS2 <text:s/>- <text:s/>suppressor of cytokine signaling 2, RAP2C <text:s/>- <text:s/>rap2c, member of ras oncogene family, CGGBP1 <text:s/>- <text:s/>cgg triplet repeat binding protein 1, NLK <text:s/>- <text:s/>nemo-like kinase, SORL1 <text:s/>- <text:s/>sortilin-related receptor, l(dlr class) a repeats containing, LDB1 <text:s/>- <text:s/>lim domain binding 1, CRB2 <text:s/>- <text:s/>crumbs homolog 2 (drosophila), CREB1 <text:s/>- <text:s/>camp responsive element binding protein 1, MSC <text:s/>- <text:s/>musculin, ASCL3 <text:s/>- <text:s/>achaete-scute complex homolog 3 (drosophila), IL6 <text:s/>- <text:s/>interleukin 6 (interferon, beta 2), PPARGC1B <text:s/>- <text:s/>peroxisome proliferator-activated receptor gamma, coactivator 1 beta, ITGA5 <text:s/>- <text:s/>integrin, alpha 5 (fibronectin receptor, alpha polypeptide), SPEN <text:s/>- <text:s/>spen homolog, transcriptional regulator (drosophila), GADD45B <text:s/>- <text:s/>growth arrest and dna-damage-inducible, beta, MYH9 <text:s/>- <text:s/>myosin, heavy chain 9, non-muscle, ARRB1 <text:s/>- <text:s/>arrestin, beta 1, NTRK3 <text:s/>- <text:s/>neurotrophic tyrosine kinase, receptor, type 3, EGR1 <text:s/>- <text:s/>early growth response 1, MYB <text:s/>- <text:s/>v-myb avian myeloblastosis viral oncogene homolog, NR4A2 <text:s/>- <text:s/>nuclear receptor subfamily 4, group a, member 2, CDC14A <text:s/>- <text:s/>cell division cycle 14a, EGF <text:s/>- <text:s/>epidermal growth factor, PTHLH <text:s/>- <text:s/>parathyroid hormone-like hormone, PTH1R <text:s/>- <text:s/>parathyroid hormone 1 receptor, PTGES <text:s/>- <text:s/>prostaglandin e synthase, CDK6 <text:s/>- <text:s/>cyclin-dependent kinase 6, TBX15 <text:s/>- <text:s/>t-box 15, GNG4 <text:s/>- <text:s/>guanine nucleotide binding protein (g protein), gamma 4, AKAP6 <text:s/>- <text:s/>a kinase (prka) anchor protein 6, BRINP1 <text:s/>- <text:s/>bone morphogenetic protein/retinoic acid inducible neural-specific 1, TNIP3 <text:s/>- <text:s/>tnfaip3 interacting protein 3, CDKN1A <text:s/>- <text:s/>cyclin-dependent kinase inhibitor 1a (p21, cip1), CXCL10 <text:s/>- <text:s/>chemokine (c-x-c motif) ligand 10, PTPN3 <text:s/>- <text:s/>protein tyrosine phosphatase, non-receptor type 3, TCF7L2 <text:s/>- <text:s/>transcription factor 7-like 2 (t-cell specific, hmg-box), ARX <text:s/>- <text:s/>aristaless related homeobox, NDNF <text:s/>- <text:s/>neuron-derived neurotrophic factor, CDH5 <text:s/>- <text:s/>cadherin 5, type 2 (vascular endothelium), IRF1 <text:s/>- <text:s/>interferon regulatory factor 1, IRF6 <text:s/>- <text:s/>interferon regulatory factor 6, SATB1 <text:s/>- <text:s/>satb homeobox 1, ADORA1 <text:s/>- <text:s/>adenosine a1 receptor, TRAF2 <text:s/>- <text:s/>tnf receptor-associated factor 2, NEURL <text:s/>- <text:s/>neuralized homolog (drosophila), PHOX2B <text:s/>- <text:s/>paired-like homeobox 2b, PRKAG3 <text:s/>- <text:s/>protein kinase, amp-activated, gamma 3 non-catalytic subunit, IL1RAPL1 <text:s/>- <text:s/>interleukin 1 receptor accessory protein-like 1, CDK2 <text:s/>- <text:s/>cyclin-dependent kinase 2, OPTN <text:s/>- <text:s/>optineurin, SALL2 <text:s/>- <text:s/>sal-like 2 (drosophila), KREMEN2 <text:s/>- <text:s/>kringle containing transmembrane protein 2, NEK6 <text:s/>- <text:s/>nima-related kinase 6, ZBTB1 <text:s/>- <text:s/>zinc finger and btb domain containing 1, SARM1 <text:s/>- <text:s/>sterile alpha and tir motif containing 1, CCAR1 <text:s/>- <text:s/>cell division cycle and apoptosis regulator 1, HLX <text:s/>- <text:s/>h2.0-like homeobox, WNT10B <text:s/>- <text:s/>wingless-type mmtv integration site family, member 10b, TLE4 <text:s/>- <text:s/>transducin-like enhancer of split 4 (e(sp1) homolog, drosophila), DICER1 <text:s/>- <text:s/>dicer 1, ribonuclease type iii, SH3KBP1 <text:s/>- <text:s/>sh3-domain kinase binding protein 1, SIRT6 <text:s/>- <text:s/>sirtuin 6, TNRC6B <text:s/>- <text:s/>trinucleotide repeat containing 6b, CHGA <text:s/>- <text:s/>chromogranin a (parathyroid secretory protein 1), VDR <text:s/>- <text:s/>vitamin d (1,25- dihydroxyvitamin d3) receptor, BECN1 <text:s/>- <text:s/>beclin 1, autophagy related, HMGXB4 <text:s/>- <text:s/>hmg box domain containing 4, CHD4 <text:s/>- <text:s/>chromodomain helicase dna binding protein 4, PEA15 <text:s/>- <text:s/>phosphoprotein enriched in astrocytes 15, SKIL <text:s/>- <text:s/>ski-like oncogene, PPP3CA <text:s/>- <text:s/>protein phosphatase 3, catalytic subunit, alpha isozyme, NFKB2 <text:s/>- <text:s/>nuclear factor of kappa light polypeptide gene enhancer in b-cells 2 (p49/p100), WNT1 <text:s/>- <text:s/>wingless-type mmtv integration site family, member 1, CCDC3 <text:s/>- <text:s/>coiled-coil domain containing 3, NFKB1 <text:s/>- <text:s/>nuclear factor of kappa light polypeptide gene enhancer in b-cells 1, TRIB2 <text:s/>- <text:s/>tribbles homolog 2 (drosophila), CBX2 <text:s/>- <text:s/>chromobox homolog 2, TNFAIP3 <text:s/>- <text:s/>tumor necrosis factor, alpha-induced protein 3, NCOA2 <text:s/>- <text:s/>nuclear receptor coactivator 2, MSX1 <text:s/>- <text:s/>msh homeobox 1, LGR4 <text:s/>- <text:s/>leucine-rich repeat containing g protein-coupled receptor 4, PFN1 <text:s/>- <text:s/>profilin 1, TSC22D3 <text:s/>- <text:s/>tsc22 domain family, member 3, RASSF5 <text:s/>- <text:s/>ras association (ralgds/af-6) domain family member 5, ATP2B4 <text:s/>- <text:s/>atpase, ca++ transporting, plasma membrane 4, CYLD <text:s/>- <text:s/>cylindromatosis (turban tumor syndrome), BICC1 <text:s/>- <text:s/>bicaudal c homolog 1 (drosophila), STK4 <text:s/>- <text:s/>serine/threonine kinase 4, BCL6B <text:s/>- <text:s/>b-cell cll/lymphoma 6, member b, GRK5 <text:s/>- <text:s/>g protein-coupled receptor kinase 5, B2M <text:s/>- <text:s/>beta-2-microglobulin, STAT6 <text:s/>- <text:s/>signal transducer and activator of transcription 6, interleukin-4 induced, KMT2D <text:s/>- <text:s/>lysine (k)-specific methyltransferase 2d, MORF4L2 <text:s/>- <text:s/>mortality factor 4 like 2, TYRO3 <text:s/>- <text:s/>tyro3 protein tyrosine kinase, MAP2K6 <text:s/>- <text:s/>mitogen-activated protein kinase kinase 6, ETS1 <text:s/>- <text:s/>v-ets avian erythroblastosis virus e26 oncogene homolog 1, NFATC2 <text:s/>- <text:s/>nuclear factor of activated t-cells, cytoplasmic, calcineurin-dependent 2, MAFB <text:s/>- <text:s/>v-maf avian musculoaponeurotic fibrosarcoma oncogene homolog b, RARA <text:s/>- <text:s/>retinoic acid receptor, alpha, MAPK14 <text:s/>- <text:s/>mitogen-activated protein kinase 14, GATA4 <text:s/>- <text:s/>gata binding protein 4, ZBTB14 <text:s/>- <text:s/>zinc finger and btb domain containing 14, SERPINA1 <text:s/>- <text:s/>serpin peptidase inhibitor, clade a (alpha-1 antiproteinase, antitrypsin), member 1, FOSB <text:s/>- <text:s/>fbj murine osteosarcoma viral oncogene homolog b, ANXA4 <text:s/>- <text:s/>annexin a4, MYADM <text:s/>- <text:s/>myeloid-associated differentiation marker, PRKCH <text:s/>- <text:s/>protein kinase c, eta, UBE2I <text:s/>- <text:s/>ubiquitin-conjugating enzyme e2i, CXCL1 <text:s/>- <text:s/>chemokine (c-x-c motif) ligand 1 (melanoma growth stimulating activity, alpha), BCL3 <text:s/>- <text:s/>b-cell cll/lymphoma 3, NOTUM <text:s/>- <text:s/>notum pectinacetylesterase homolog (drosophila), MAG <text:s/>- <text:s/>myelin associated glycoprotein, PRKCD <text:s/>- <text:s/>protein kinase c, delta, YWHAZ <text:s/>- <text:s/>tyrosine 3-monooxygenase/tryptophan 5-monooxygenase activation protein, zeta polypeptide]</text:p>
          </table:table-cell>
        </table:table-row>
        <table:table-row table:style-name="ro1">
          <table:table-cell office:value-type="string" calcext:value-type="string">
            <text:p>GO:0035556</text:p>
          </table:table-cell>
          <table:table-cell office:value-type="string" calcext:value-type="string">
            <text:p>intracellular signal transduction</text:p>
          </table:table-cell>
          <table:table-cell office:value-type="float" office:value="0.00000965" calcext:value-type="float">
            <text:p>0.00000965</text:p>
          </table:table-cell>
          <table:table-cell office:value-type="float" office:value="0.00109" calcext:value-type="float">
            <text:p>0.00109</text:p>
          </table:table-cell>
          <table:table-cell office:value-type="float" office:value="1.75" calcext:value-type="float">
            <text:p>1.75</text:p>
          </table:table-cell>
          <table:table-cell office:value-type="float" office:value="13954" calcext:value-type="float">
            <text:p>13954</text:p>
          </table:table-cell>
          <table:table-cell office:value-type="float" office:value="1199" calcext:value-type="float">
            <text:p>1199</text:p>
          </table:table-cell>
          <table:table-cell office:value-type="float" office:value="413" calcext:value-type="float">
            <text:p>41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[ATP2A1 <text:s/>- <text:s/>atpase, ca++ transporting, cardiac muscle, fast twitch 1, AKT3 <text:s/>- <text:s/>v-akt murine thymoma viral oncogene homolog 3, ARFRP1 <text:s/>- <text:s/>adp-ribosylation factor related protein 1, G3BP1 <text:s/>- <text:s/>gtpase activating protein (sh3 domain) binding protein 1, NOS2 <text:s/>- <text:s/>nitric oxide synthase 2, inducible, RPS6KA6 <text:s/>- <text:s/>ribosomal protein s6 kinase, 90kda, polypeptide 6, GDNF <text:s/>- <text:s/>glial cell derived neurotrophic factor, RIN2 <text:s/>- <text:s/>ras and rab interactor 2, VANGL2 <text:s/>- <text:s/>vangl planar cell polarity protein 2, WWTR1 <text:s/>- <text:s/>ww domain containing transcription regulator 1, REL <text:s/>- <text:s/>v-rel avian reticuloendotheliosis viral oncogene homolog, FGF17 <text:s/>- <text:s/>fibroblast growth factor 17, TNRC6B <text:s/>- <text:s/>trinucleotide repeat containing 6b, RASGRP3 <text:s/>- <text:s/>ras guanyl releasing protein 3 (calcium and dag-regulated), SIRT2 <text:s/>- <text:s/>sirtuin 2, PEA15 <text:s/>- <text:s/>phosphoprotein enriched in astrocytes 15, PPP3CA <text:s/>- <text:s/>protein phosphatase 3, catalytic subunit, alpha isozyme, EIF4EBP2 <text:s/>- <text:s/>eukaryotic translation initiation factor 4e binding protein 2, NFKB2 <text:s/>- <text:s/>nuclear factor of kappa light polypeptide gene enhancer in b-cells 2 (p49/p100), G3BP2 <text:s/>- <text:s/>gtpase activating protein (sh3 domain) binding protein 2, SOCS2 <text:s/>- <text:s/>suppressor of cytokine signaling 2, RAP2C <text:s/>- <text:s/>rap2c, member of ras oncogene family, WNT1 <text:s/>- <text:s/>wingless-type mmtv integration site family, member 1, NFKB1 <text:s/>- <text:s/>nuclear factor of kappa light polypeptide gene enhancer in b-cells 1, NLK <text:s/>- <text:s/>nemo-like kinase, PLCB2 <text:s/>- <text:s/>phospholipase c, beta 2, UNC13B <text:s/>- <text:s/>unc-13 homolog b (c. elegans), TNFAIP3 <text:s/>- <text:s/>tumor necrosis factor, alpha-induced protein 3, VCAM1 <text:s/>- <text:s/>vascular cell adhesion molecule 1, RASSF5 <text:s/>- <text:s/>ras association (ralgds/af-6) domain family member 5, DOCK10 <text:s/>- <text:s/>dedicator of cytokinesis 10, CYLD <text:s/>- <text:s/>cylindromatosis (turban tumor syndrome), CD86 <text:s/>- <text:s/>cd86 molecule, STK4 <text:s/>- <text:s/>serine/threonine kinase 4, RALGDS <text:s/>- <text:s/>ral guanine nucleotide dissociation stimulator, PI4KB <text:s/>- <text:s/>phosphatidylinositol 4-kinase, catalytic, beta, STAT5A <text:s/>- <text:s/>signal transducer and activator of transcription 5a, FGF1 <text:s/>- <text:s/>fibroblast growth factor 1 (acidic), IKBKE <text:s/>- <text:s/>inhibitor of kappa light polypeptide gene enhancer in b-cells, kinase epsilon, MEF2D <text:s/>- <text:s/>myocyte enhancer factor 2d, RAPGEF5 <text:s/>- <text:s/>rap guanine nucleotide exchange factor (gef) 5, NFATC1 <text:s/>- <text:s/>nuclear factor of activated t-cells, cytoplasmic, calcineurin-dependent 1, TYRO3 <text:s/>- <text:s/>tyro3 protein tyrosine kinase, EGF <text:s/>- <text:s/>epidermal growth factor, MAP2K6 <text:s/>- <text:s/>mitogen-activated protein kinase kinase 6, NFATC2 <text:s/>- <text:s/>nuclear factor of activated t-cells, cytoplasmic, calcineurin-dependent 2, MAPK14 <text:s/>- <text:s/>mitogen-activated protein kinase 14, C15orf62 <text:s/>- <text:s/>chromosome 15 open reading frame 62, AKAP6 <text:s/>- <text:s/>a kinase (prka) anchor protein 6, ARHGAP31 <text:s/>- <text:s/>rho gtpase activating protein 31, CDKN1A <text:s/>- <text:s/>cyclin-dependent kinase inhibitor 1a (p21, cip1), GRIN2D <text:s/>- <text:s/>glutamate receptor, ionotropic, n-methyl d-aspartate 2d, RHOT1 <text:s/>- <text:s/>ras homolog family member t1, PRKCH <text:s/>- <text:s/>protein kinase c, eta, NDNF <text:s/>- <text:s/>neuron-derived neurotrophic factor, BCL3 <text:s/>- <text:s/>b-cell cll/lymphoma 3, CXCL1 <text:s/>- <text:s/>chemokine (c-x-c motif) ligand 1 (melanoma growth stimulating activity, alpha), PRKCD <text:s/>- <text:s/>protein kinase c, delta, TRAF2 <text:s/>- <text:s/>tnf receptor-associated factor 2, RRAD <text:s/>- <text:s/>ras-related associated with diabetes, PRKAG3 <text:s/>- <text:s/>protein kinase, amp-activated, gamma 3 non-catalytic subunit, CDK2 <text:s/>- <text:s/>cyclin-dependent kinase 2]</text:p>
          </table:table-cell>
        </table:table-row>
        <table:table-row table:style-name="ro1">
          <table:table-cell office:value-type="string" calcext:value-type="string">
            <text:p>GO:0031327</text:p>
          </table:table-cell>
          <table:table-cell office:value-type="string" calcext:value-type="string">
            <text:p>negative regulation of cellular biosynthetic process</text:p>
          </table:table-cell>
          <table:table-cell office:value-type="float" office:value="0.00000991" calcext:value-type="float">
            <text:p>0.00000991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1.77" calcext:value-type="float">
            <text:p>1.77</text:p>
          </table:table-cell>
          <table:table-cell office:value-type="float" office:value="13954" calcext:value-type="float">
            <text:p>13954</text:p>
          </table:table-cell>
          <table:table-cell office:value-type="float" office:value="1148" calcext:value-type="float">
            <text:p>1148</text:p>
          </table:table-cell>
          <table:table-cell office:value-type="float" office:value="413" calcext:value-type="float">
            <text:p>41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[ZBTB1 <text:s/>- <text:s/>zinc finger and btb domain containing 1, SIN3A <text:s/>- <text:s/>sin3 transcription regulator family member a, CCAR1 <text:s/>- <text:s/>cell division cycle and apoptosis regulator 1, TSC22D4 <text:s/>- <text:s/>tsc22 domain family, member 4, WNT10B <text:s/>- <text:s/>wingless-type mmtv integration site family, member 10b, WWTR1 <text:s/>- <text:s/>ww domain containing transcription regulator 1, TLE4 <text:s/>- <text:s/>transducin-like enhancer of split 4 (e(sp1) homolog, drosophila), BCOR <text:s/>- <text:s/>bcl6 corepressor, REL <text:s/>- <text:s/>v-rel avian reticuloendotheliosis viral oncogene homolog, TRPS1 <text:s/>- <text:s/>trichorhinophalangeal syndrome i, DICER1 <text:s/>- <text:s/>dicer 1, ribonuclease type iii, SIRT6 <text:s/>- <text:s/>sirtuin 6, TNRC6B <text:s/>- <text:s/>trinucleotide repeat containing 6b, SIRT2 <text:s/>- <text:s/>sirtuin 2, ILF3 <text:s/>- <text:s/>interleukin enhancer binding factor 3, 90kda, VDR <text:s/>- <text:s/>vitamin d (1,25- dihydroxyvitamin d3) receptor, CHD4 <text:s/>- <text:s/>chromodomain helicase dna binding protein 4, SUFU <text:s/>- <text:s/>suppressor of fused homolog (drosophila), FOXJ1 <text:s/>- <text:s/>forkhead box j1, SKIL <text:s/>- <text:s/>ski-like oncogene, PPP3CA <text:s/>- <text:s/>protein phosphatase 3, catalytic subunit, alpha isozyme, EIF4EBP2 <text:s/>- <text:s/>eukaryotic translation initiation factor 4e binding protein 2, NFKB2 <text:s/>- <text:s/>nuclear factor of kappa light polypeptide gene enhancer in b-cells 2 (p49/p100), CGGBP1 <text:s/>- <text:s/>cgg triplet repeat binding protein 1, NFKB1 <text:s/>- <text:s/>nuclear factor of kappa light polypeptide gene enhancer in b-cells 1, TRIB2 <text:s/>- <text:s/>tribbles homolog 2 (drosophila), CBX2 <text:s/>- <text:s/>chromobox homolog 2, NCOA2 <text:s/>- <text:s/>nuclear receptor coactivator 2, LGR4 <text:s/>- <text:s/>leucine-rich repeat containing g protein-coupled receptor 4, MSX1 <text:s/>- <text:s/>msh homeobox 1, LDB1 <text:s/>- <text:s/>lim domain binding 1, TSC22D3 <text:s/>- <text:s/>tsc22 domain family, member 3, ATP2B4 <text:s/>- <text:s/>atpase, ca++ transporting, plasma membrane 4, CREB1 <text:s/>- <text:s/>camp responsive element binding protein 1, MSC <text:s/>- <text:s/>musculin, IL6 <text:s/>- <text:s/>interleukin 6 (interferon, beta 2), ASCL3 <text:s/>- <text:s/>achaete-scute complex homolog 3 (drosophila), BCL6B <text:s/>- <text:s/>b-cell cll/lymphoma 6, member b, PPARGC1B <text:s/>- <text:s/>peroxisome proliferator-activated receptor gamma, coactivator 1 beta, SPEN <text:s/>- <text:s/>spen homolog, transcriptional regulator (drosophila), STAT6 <text:s/>- <text:s/>signal transducer and activator of transcription 6, interleukin-4 induced, EGR1 <text:s/>- <text:s/>early growth response 1, KMT2D <text:s/>- <text:s/>lysine (k)-specific methyltransferase 2d, MORF4L2 <text:s/>- <text:s/>mortality factor 4 like 2, NR4A2 <text:s/>- <text:s/>nuclear receptor subfamily 4, group a, member 2, MYB <text:s/>- <text:s/>v-myb avian myeloblastosis viral oncogene homolog, NFATC2 <text:s/>- <text:s/>nuclear factor of activated t-cells, cytoplasmic, calcineurin-dependent 2, RARA <text:s/>- <text:s/>retinoic acid receptor, alpha, TBX15 <text:s/>- <text:s/>t-box 15, AKAP6 <text:s/>- <text:s/>a kinase (prka) anchor protein 6, ZBTB14 <text:s/>- <text:s/>zinc finger and btb domain containing 14, FOSB <text:s/>- <text:s/>fbj murine osteosarcoma viral oncogene homolog b, TCF7L2 <text:s/>- <text:s/>transcription factor 7-like 2 (t-cell specific, hmg-box), ARX <text:s/>- <text:s/>aristaless related homeobox, IRF1 <text:s/>- <text:s/>interferon regulatory factor 1, BCL3 <text:s/>- <text:s/>b-cell cll/lymphoma 3, UBE2I <text:s/>- <text:s/>ubiquitin-conjugating enzyme e2i, SATB1 <text:s/>- <text:s/>satb homeobox 1, CDK2 <text:s/>- <text:s/>cyclin-dependent kinase 2, SALL2 <text:s/>- <text:s/>sal-like 2 (drosophila)]</text:p>
          </table:table-cell>
        </table:table-row>
        <table:table-row table:style-name="ro1">
          <table:table-cell office:value-type="string" calcext:value-type="string">
            <text:p>GO:0071622</text:p>
          </table:table-cell>
          <table:table-cell office:value-type="string" calcext:value-type="string">
            <text:p>regulation of granulocyte chemotaxis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7.31" calcext:value-type="float">
            <text:p>7.31</text:p>
          </table:table-cell>
          <table:table-cell office:value-type="float" office:value="13954" calcext:value-type="float">
            <text:p>13954</text:p>
          </table:table-cell>
          <table:table-cell office:value-type="float" office:value="37" calcext:value-type="float">
            <text:p>37</text:p>
          </table:table-cell>
          <table:table-cell office:value-type="float" office:value="413" calcext:value-type="float">
            <text:p>4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IL23A <text:s/>- <text:s/>interleukin 23, alpha subunit p19, CSF1 <text:s/>- <text:s/>colony stimulating factor 1 (macrophage), CXCL2 <text:s/>- <text:s/>chemokine (c-x-c motif) ligand 2, CXCL1 <text:s/>- <text:s/>chemokine (c-x-c motif) ligand 1 (melanoma growth stimulating activity, alpha), CXCL5 <text:s/>- <text:s/>chemokine (c-x-c motif) ligand 5, CXCL6 <text:s/>- <text:s/>chemokine (c-x-c motif) ligand 6, CXCL3 <text:s/>- <text:s/>chemokine (c-x-c motif) ligand 3, MAPK14 <text:s/>- <text:s/>mitogen-activated protein kinase 14]</text:p>
          </table:table-cell>
        </table:table-row>
        <table:table-row table:style-name="ro1">
          <table:table-cell office:value-type="string" calcext:value-type="string">
            <text:p>GO:0002821</text:p>
          </table:table-cell>
          <table:table-cell office:value-type="string" calcext:value-type="string">
            <text:p>positive regulation of adaptive immune response</text:p>
          </table:table-cell>
          <table:table-cell office:value-type="float" office:value="0.0000108" calcext:value-type="float">
            <text:p>0.0000108</text:p>
          </table:table-cell>
          <table:table-cell office:value-type="float" office:value="0.00119" calcext:value-type="float">
            <text:p>0.00119</text:p>
          </table:table-cell>
          <table:table-cell office:value-type="float" office:value="5.54" calcext:value-type="float">
            <text:p>5.54</text:p>
          </table:table-cell>
          <table:table-cell office:value-type="float" office:value="13954" calcext:value-type="float">
            <text:p>13954</text:p>
          </table:table-cell>
          <table:table-cell office:value-type="float" office:value="61" calcext:value-type="float">
            <text:p>61</text:p>
          </table:table-cell>
          <table:table-cell office:value-type="float" office:value="413" calcext:value-type="float">
            <text:p>4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IL23A <text:s/>- <text:s/>interleukin 23, alpha subunit p19, IL27RA <text:s/>- <text:s/>interleukin 27 receptor, alpha, SASH3 <text:s/>- <text:s/>sam and sh3 domain containing 3, TNFSF13 <text:s/>- <text:s/>tumor necrosis factor (ligand) superfamily, member 13, TRAF2 <text:s/>- <text:s/>tnf receptor-associated factor 2, ZBTB1 <text:s/>- <text:s/>zinc finger and btb domain containing 1, IL6 <text:s/>- <text:s/>interleukin 6 (interferon, beta 2), HLX <text:s/>- <text:s/>h2.0-like homeobox, B2M <text:s/>- <text:s/>beta-2-microglobulin, STAT6 <text:s/>- <text:s/>signal transducer and activator of transcription 6, interleukin-4 induced]</text:p>
          </table:table-cell>
        </table:table-row>
        <table:table-row table:style-name="ro1">
          <table:table-cell office:value-type="string" calcext:value-type="string">
            <text:p>GO:0001819</text:p>
          </table:table-cell>
          <table:table-cell office:value-type="string" calcext:value-type="string">
            <text:p>positive regulation of cytokine production</text:p>
          </table:table-cell>
          <table:table-cell office:value-type="float" office:value="0.0000114" calcext:value-type="float">
            <text:p>0.0000114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2.76" calcext:value-type="float">
            <text:p>2.76</text:p>
          </table:table-cell>
          <table:table-cell office:value-type="float" office:value="13954" calcext:value-type="float">
            <text:p>13954</text:p>
          </table:table-cell>
          <table:table-cell office:value-type="float" office:value="282" calcext:value-type="float">
            <text:p>282</text:p>
          </table:table-cell>
          <table:table-cell office:value-type="float" office:value="413" calcext:value-type="float">
            <text:p>4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[FFAR2 <text:s/>- <text:s/>free fatty acid receptor 2, IL27RA <text:s/>- <text:s/>interleukin 27 receptor, alpha, SASH3 <text:s/>- <text:s/>sam and sh3 domain containing 3, GATA4 <text:s/>- <text:s/>gata binding protein 4, SAA1 <text:s/>- <text:s/>serum amyloid a1, NFKB2 <text:s/>- <text:s/>nuclear factor of kappa light polypeptide gene enhancer in b-cells 2 (p49/p100), CD83 <text:s/>- <text:s/>cd83 molecule, NFKB1 <text:s/>- <text:s/>nuclear factor of kappa light polypeptide gene enhancer in b-cells 1, B2M <text:s/>- <text:s/>beta-2-microglobulin, STAT6 <text:s/>- <text:s/>signal transducer and activator of transcription 6, interleukin-4 induced, IL23A <text:s/>- <text:s/>interleukin 23, alpha subunit p19, EGR1 <text:s/>- <text:s/>early growth response 1, BCL3 <text:s/>- <text:s/>b-cell cll/lymphoma 3, IRF1 <text:s/>- <text:s/>interferon regulatory factor 1, MYB <text:s/>- <text:s/>v-myb avian myeloblastosis viral oncogene homolog, TRAF2 <text:s/>- <text:s/>tnf receptor-associated factor 2, CREB1 <text:s/>- <text:s/>camp responsive element binding protein 1, FGR <text:s/>- <text:s/>feline gardner-rasheed sarcoma viral oncogene homolog, CD86 <text:s/>- <text:s/>cd86 molecule, RARA <text:s/>- <text:s/>retinoic acid receptor, alpha, IL6 <text:s/>- <text:s/>interleukin 6 (interferon, beta 2), PDE4B <text:s/>- <text:s/>phosphodiesterase 4b, camp-specific, MAPK14 <text:s/>- <text:s/>mitogen-activated protein kinase 14]</text:p>
          </table:table-cell>
        </table:table-row>
        <table:table-row table:style-name="ro1">
          <table:table-cell office:value-type="string" calcext:value-type="string">
            <text:p>GO:0019222</text:p>
          </table:table-cell>
          <table:table-cell office:value-type="string" calcext:value-type="string">
            <text:p>regulation of metabolic process</text:p>
          </table:table-cell>
          <table:table-cell office:value-type="float" office:value="0.0000116" calcext:value-type="float">
            <text:p>0.0000116</text:p>
          </table:table-cell>
          <table:table-cell office:value-type="float" office:value="0.00126" calcext:value-type="float">
            <text:p>0.00126</text:p>
          </table:table-cell>
          <table:table-cell office:value-type="float" office:value="1.29" calcext:value-type="float">
            <text:p>1.29</text:p>
          </table:table-cell>
          <table:table-cell office:value-type="float" office:value="13954" calcext:value-type="float">
            <text:p>13954</text:p>
          </table:table-cell>
          <table:table-cell office:value-type="float" office:value="4880" calcext:value-type="float">
            <text:p>4880</text:p>
          </table:table-cell>
          <table:table-cell office:value-type="float" office:value="413" calcext:value-type="float">
            <text:p>413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[AGAP2 <text:s/>- <text:s/>arfgap with gtpase domain, ankyrin repeat and ph domain 2, PNKD <text:s/>- <text:s/>paroxysmal nonkinesigenic dyskinesia, SYMPK <text:s/>- <text:s/>symplekin, RPS6KA6 <text:s/>- <text:s/>ribosomal protein s6 kinase, 90kda, polypeptide 6, SEBOX <text:s/>- <text:s/>sebox homeobox, SIN3A <text:s/>- <text:s/>sin3 transcription regulator family member a, TSC22D4 <text:s/>- <text:s/>tsc22 domain family, member 4, GDNF <text:s/>- <text:s/>glial cell derived neurotrophic factor, ZNF436 <text:s/>- <text:s/>zinc finger protein 436, VANGL2 <text:s/>- <text:s/>vangl planar cell polarity protein 2, WWTR1 <text:s/>- <text:s/>ww domain containing transcription regulator 1, PBX3 <text:s/>- <text:s/>pre-b-cell leukemia homeobox 3, PBX1 <text:s/>- <text:s/>pre-b-cell leukemia homeobox 1, ELL2 <text:s/>- <text:s/>elongation factor, rna polymerase ii, 2, ZBTB17 <text:s/>- <text:s/>zinc finger and btb domain containing 17, BCOR <text:s/>- <text:s/>bcl6 corepressor, REL <text:s/>- <text:s/>v-rel avian reticuloendotheliosis viral oncogene homolog, TRPS1 <text:s/>- <text:s/>trichorhinophalangeal syndrome i, TBC1D10A <text:s/>- <text:s/>tbc1 domain family, member 10a, VEZF1 <text:s/>- <text:s/>vascular endothelial zinc finger 1, MLLT6 <text:s/>- <text:s/>myeloid/lymphoid or mixed-lineage leukemia (trithorax homolog, drosophila); translocated to, 6, SIRT2 <text:s/>- <text:s/>sirtuin 2, PPP1R14C <text:s/>- <text:s/>protein phosphatase 1, regulatory (inhibitor) subunit 14c, ILF3 <text:s/>- <text:s/>interleukin enhancer binding factor 3, 90kda, FHOD1 <text:s/>- <text:s/>formin homology 2 domain containing 1, ASH1L <text:s/>- <text:s/>ash1 (absent, small, or homeotic)-like (drosophila), PANK2 <text:s/>- <text:s/>pantothenate kinase 2, SMYD3 <text:s/>- <text:s/>set and mynd domain containing 3, TNIP1 <text:s/>- <text:s/>tnfaip3 interacting protein 1, SUFU <text:s/>- <text:s/>suppressor of fused homolog (drosophila), FOXJ1 <text:s/>- <text:s/>forkhead box j1, NR3C2 <text:s/>- <text:s/>nuclear receptor subfamily 3, group c, member 2, PLP1 <text:s/>- <text:s/>proteolipid protein 1, EIF4EBP2 <text:s/>- <text:s/>eukaryotic translation initiation factor 4e binding protein 2, SOCS2 <text:s/>- <text:s/>suppressor of cytokine signaling 2, RAP2C <text:s/>- <text:s/>rap2c, member of ras oncogene family, APLF <text:s/>- <text:s/>aprataxin and pnkp like factor, CGGBP1 <text:s/>- <text:s/>cgg triplet repeat binding protein 1, SOX5 <text:s/>- <text:s/>sry (sex determining region y)-box 5, TET3 <text:s/>- <text:s/>tet methylcytosine dioxygenase 3, NLK <text:s/>- <text:s/>nemo-like kinase, SORL1 <text:s/>- <text:s/>sortilin-related receptor, l(dlr class) a repeats containing, LDB1 <text:s/>- <text:s/>lim domain binding 1, CRB2 <text:s/>- <text:s/>crumbs homolog 2 (drosophila), SOX13 <text:s/>- <text:s/>sry (sex determining region y)-box 13, CREB1 <text:s/>- <text:s/>camp responsive element binding protein 1, MSC <text:s/>- <text:s/>musculin, RSPO1 <text:s/>- <text:s/>r-spondin 1, FGR <text:s/>- <text:s/>feline gardner-rasheed sarcoma viral oncogene homolog, GDF7 <text:s/>- <text:s/>growth differentiation factor 7, CD86 <text:s/>- <text:s/>cd86 molecule, ASCL3 <text:s/>- <text:s/>achaete-scute complex homolog 3 (drosophila), HOXC10 <text:s/>- <text:s/>homeobox c10, IL6 <text:s/>- <text:s/>interleukin 6 (interferon, beta 2), HOXC9 <text:s/>- <text:s/>homeobox c9, PPARGC1B <text:s/>- <text:s/>peroxisome proliferator-activated receptor gamma, coactivator 1 beta, ITGA5 <text:s/>- <text:s/>integrin, alpha 5 (fibronectin receptor, alpha polypeptide), SPEN <text:s/>- <text:s/>spen homolog, transcriptional regulator (drosophila), GADD45B <text:s/>- <text:s/>growth arrest and dna-damage-inducible, beta, SUPT16H <text:s/>- <text:s/>suppressor of ty 16 homolog (s. cerevisiae), EEF1A1 <text:s/>- <text:s/>eukaryotic translation elongation factor 1 alpha 1, BBX <text:s/>- <text:s/>bobby sox homolog (drosophila), MYH9 <text:s/>- <text:s/>myosin, heavy chain 9, non-muscle, ARRB1 <text:s/>- <text:s/>arrestin, beta 1, NTRK3 <text:s/>- <text:s/>neurotrophic tyrosine kinase, receptor, type 3, FGF1 <text:s/>- <text:s/>fibroblast growth factor 1 (acidic), EGR1 <text:s/>- <text:s/>early growth response 1, MYB <text:s/>- <text:s/>v-myb avian myeloblastosis viral oncogene homolog, NR4A2 <text:s/>- <text:s/>nuclear receptor subfamily 4, group a, member 2, MEF2D <text:s/>- <text:s/>myocyte enhancer factor 2d, TOP1 <text:s/>- <text:s/>topoisomerase (dna) i, EGF <text:s/>- <text:s/>epidermal growth factor, PTHLH <text:s/>- <text:s/>parathyroid hormone-like hormone, PTH1R <text:s/>- <text:s/>parathyroid hormone 1 receptor, CDK6 <text:s/>- <text:s/>cyclin-dependent kinase 6, TBX15 <text:s/>- <text:s/>t-box 15, IL27RA <text:s/>- <text:s/>interleukin 27 receptor, alpha, AKAP6 <text:s/>- <text:s/>a kinase (prka) anchor protein 6, SAA1 <text:s/>- <text:s/>serum amyloid a1, CDKN1A <text:s/>- <text:s/>cyclin-dependent kinase inhibitor 1a (p21, cip1), CXCL10 <text:s/>- <text:s/>chemokine (c-x-c motif) ligand 10, PTPN3 <text:s/>- <text:s/>protein tyrosine phosphatase, non-receptor type 3, DENND4A <text:s/>- <text:s/>denn/madd domain containing 4a, C11orf30 <text:s/>- <text:s/>chromosome 11 open reading frame 30, TCF7L2 <text:s/>- <text:s/>transcription factor 7-like 2 (t-cell specific, hmg-box), ARX <text:s/>- <text:s/>aristaless related homeobox, CDC37 <text:s/>- <text:s/>cell division cycle 37, IRF1 <text:s/>- <text:s/>interferon regulatory factor 1, IRF6 <text:s/>- <text:s/>interferon regulatory factor 6, SATB1 <text:s/>- <text:s/>satb homeobox 1, ADORA1 <text:s/>- <text:s/>adenosine a1 receptor, TRAF2 <text:s/>- <text:s/>tnf receptor-associated factor 2, NEURL <text:s/>- <text:s/>neuralized homolog (drosophila), PHOX2B <text:s/>- <text:s/>paired-like homeobox 2b, NFKBIZ <text:s/>- <text:s/>nuclear factor of kappa light polypeptide gene enhancer in b-cells inhibitor, zeta, SMPD3 <text:s/>- <text:s/>sphingomyelin phosphodiesterase 3, neutral membrane (neutral sphingomyelinase ii), TCEA2 <text:s/>- <text:s/>transcription elongation factor a (sii), 2, CDK2 <text:s/>- <text:s/>cyclin-dependent kinase 2, OPTN <text:s/>- <text:s/>optineurin, SALL2 <text:s/>- <text:s/>sal-like 2 (drosophila), NOS2 <text:s/>- <text:s/>nitric oxide synthase 2, inducible, ZBTB1 <text:s/>- <text:s/>zinc finger and btb domain containing 1, CCAR1 <text:s/>- <text:s/>cell division cycle and apoptosis regulator 1, HLX <text:s/>- <text:s/>h2.0-like homeobox, WNT10B <text:s/>- <text:s/>wingless-type mmtv integration site family, member 10b, IL23A <text:s/>- <text:s/>interleukin 23, alpha subunit p19, TLE4 <text:s/>- <text:s/>transducin-like enhancer of split 4 (e(sp1) homolog, drosophila), DICER1 <text:s/>- <text:s/>dicer 1, ribonuclease type iii, NR5A2 <text:s/>- <text:s/>nuclear receptor subfamily 5, group a, member 2, SIRT6 <text:s/>- <text:s/>sirtuin 6, VSX2 <text:s/>- <text:s/>visual system homeobox 2, TNRC6B <text:s/>- <text:s/>trinucleotide repeat containing 6b, CHGA <text:s/>- <text:s/>chromogranin a (parathyroid secretory protein 1), VDR <text:s/>- <text:s/>vitamin d (1,25- dihydroxyvitamin d3) receptor, BECN1 <text:s/>- <text:s/>beclin 1, autophagy related, TCEAL8 <text:s/>- <text:s/>transcription elongation factor a (sii)-like 8, CHD4 <text:s/>- <text:s/>chromodomain helicase dna binding protein 4, PEA15 <text:s/>- <text:s/>phosphoprotein enriched in astrocytes 15, SKIL <text:s/>- <text:s/>ski-like oncogene, PPP3CA <text:s/>- <text:s/>protein phosphatase 3, catalytic subunit, alpha isozyme, NFKB2 <text:s/>- <text:s/>nuclear factor of kappa light polypeptide gene enhancer in b-cells 2 (p49/p100), WNT1 <text:s/>- <text:s/>wingless-type mmtv integration site family, member 1, MKL1 <text:s/>- <text:s/>megakaryoblastic leukemia (translocation) 1, CCDC3 <text:s/>- <text:s/>coiled-coil domain containing 3, NFKB1 <text:s/>- <text:s/>nuclear factor of kappa light polypeptide gene enhancer in b-cells 1, TRIB2 <text:s/>- <text:s/>tribbles homolog 2 (drosophila), GPBP1 <text:s/>- <text:s/>gc-rich promoter binding protein 1, NFKBIB <text:s/>- <text:s/>nuclear factor of kappa light polypeptide gene enhancer in b-cells inhibitor, beta, CBX2 <text:s/>- <text:s/>chromobox homolog 2, UVRAG <text:s/>- <text:s/>uv radiation resistance associated, FOXP4 <text:s/>- <text:s/>forkhead box p4, EBF4 <text:s/>- <text:s/>early b-cell factor 4, TNFAIP3 <text:s/>- <text:s/>tumor necrosis factor, alpha-induced protein 3, PFN1 <text:s/>- <text:s/>profilin 1, LGR4 <text:s/>- <text:s/>leucine-rich repeat containing g protein-coupled receptor 4, OTP <text:s/>- <text:s/>orthopedia homeobox, NCOA2 <text:s/>- <text:s/>nuclear receptor coactivator 2, MSX1 <text:s/>- <text:s/>msh homeobox 1, TSC22D3 <text:s/>- <text:s/>tsc22 domain family, member 3, RASSF5 <text:s/>- <text:s/>ras association (ralgds/af-6) domain family member 5, ATP2B4 <text:s/>- <text:s/>atpase, ca++ transporting, plasma membrane 4, CYLD <text:s/>- <text:s/>cylindromatosis (turban tumor syndrome), STK4 <text:s/>- <text:s/>serine/threonine kinase 4, BCL6B <text:s/>- <text:s/>b-cell cll/lymphoma 6, member b, HOXA11 <text:s/>- <text:s/>homeobox a11, NEO1 <text:s/>- <text:s/>neogenin 1, ZBTB25 <text:s/>- <text:s/>zinc finger and btb domain containing 25, EHF <text:s/>- <text:s/>ets homologous factor, WNT10A <text:s/>- <text:s/>wingless-type mmtv integration site family, member 10a, STAT5A <text:s/>- <text:s/>signal transducer and activator of transcription 5a, SP6 <text:s/>- <text:s/>sp6 transcription factor, STAT6 <text:s/>- <text:s/>signal transducer and activator of transcription 6, interleukin-4 induced, HOXB9 <text:s/>- <text:s/>homeobox b9, KMT2D <text:s/>- <text:s/>lysine (k)-specific methyltransferase 2d, MORF4L2 <text:s/>- <text:s/>mortality factor 4 like 2, IKZF3 <text:s/>- <text:s/>ikaros family zinc finger 3 (aiolos), TNFSF13 <text:s/>- <text:s/>tumor necrosis factor (ligand) superfamily, member 13, YY1AP1 <text:s/>- <text:s/>yy1 associated protein 1, NFATC1 <text:s/>- <text:s/>nuclear factor of activated t-cells, cytoplasmic, calcineurin-dependent 1, MAP2K6 <text:s/>- <text:s/>mitogen-activated protein kinase kinase 6, KDM1B <text:s/>- <text:s/>lysine (k)-specific demethylase 1b, ETS1 <text:s/>- <text:s/>v-ets avian erythroblastosis virus e26 oncogene homolog 1, NFATC2 <text:s/>- <text:s/>nuclear factor of activated t-cells, cytoplasmic, calcineurin-dependent 2, MAFB <text:s/>- <text:s/>v-maf avian musculoaponeurotic fibrosarcoma oncogene homolog b, RARA <text:s/>- <text:s/>retinoic acid receptor, alpha, MAPK14 <text:s/>- <text:s/>mitogen-activated protein kinase 14, CSF1 <text:s/>- <text:s/>colony stimulating factor 1 (macrophage), RAI1 <text:s/>- <text:s/>retinoic acid induced 1, FOXA3 <text:s/>- <text:s/>forkhead box a3, TNFSF15 <text:s/>- <text:s/>tumor necrosis factor (ligand) superfamily, member 15, IL25 <text:s/>- <text:s/>interleukin 25, GATA4 <text:s/>- <text:s/>gata binding protein 4, ZBTB14 <text:s/>- <text:s/>zinc finger and btb domain containing 14, EPHB1 <text:s/>- <text:s/>eph receptor b1, SERPINA1 <text:s/>- <text:s/>serpin peptidase inhibitor, clade a (alpha-1 antiproteinase, antitrypsin), member 1, ANXA4 <text:s/>- <text:s/>annexin a4, FOSB <text:s/>- <text:s/>fbj murine osteosarcoma viral oncogene homolog b, PRKCH <text:s/>- <text:s/>protein kinase c, eta, MYADM <text:s/>- <text:s/>myeloid-associated differentiation marker, UBE2I <text:s/>- <text:s/>ubiquitin-conjugating enzyme e2i, BCL3 <text:s/>- <text:s/>b-cell cll/lymphoma 3, PRKCD <text:s/>- <text:s/>protein kinase c, delta, NFAT5 <text:s/>- <text:s/>nuclear factor of activated t-cells 5, tonicity-responsive, NUP153 <text:s/>- <text:s/>nucleoporin 153kda, YWHAZ <text:s/>- <text:s/>tyrosine 3-monooxygenase/tryptophan 5-monooxygenase activation protein, zeta polypeptide, LSR <text:s/>- <text:s/>lipolysis stimulated lipoprotein receptor]</text:p>
          </table:table-cell>
        </table:table-row>
        <table:table-row table:style-name="ro1">
          <table:table-cell office:value-type="string" calcext:value-type="string">
            <text:p>GO:0046635</text:p>
          </table:table-cell>
          <table:table-cell office:value-type="string" calcext:value-type="string">
            <text:p>positive regulation of alpha-beta T cell activation</text:p>
          </table:table-cell>
          <table:table-cell office:value-type="float" office:value="0.0000123" calcext:value-type="float">
            <text:p>0.0000123</text:p>
          </table:table-cell>
          <table:table-cell office:value-type="float" office:value="0.00133" calcext:value-type="float">
            <text:p>0.00133</text:p>
          </table:table-cell>
          <table:table-cell office:value-type="float" office:value="7.11" calcext:value-type="float">
            <text:p>7.11</text:p>
          </table:table-cell>
          <table:table-cell office:value-type="float" office:value="13954" calcext:value-type="float">
            <text:p>13954</text:p>
          </table:table-cell>
          <table:table-cell office:value-type="float" office:value="38" calcext:value-type="float">
            <text:p>38</text:p>
          </table:table-cell>
          <table:table-cell office:value-type="float" office:value="413" calcext:value-type="float">
            <text:p>4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IL23A <text:s/>- <text:s/>interleukin 23, alpha subunit p19, MYB <text:s/>- <text:s/>v-myb avian myeloblastosis viral oncogene homolog, SASH3 <text:s/>- <text:s/>sam and sh3 domain containing 3, CD83 <text:s/>- <text:s/>cd83 molecule, CD86 <text:s/>- <text:s/>cd86 molecule, IL6 <text:s/>- <text:s/>interleukin 6 (interferon, beta 2), RARA <text:s/>- <text:s/>retinoic acid receptor, alpha, HLX <text:s/>- <text:s/>h2.0-like homeobox]</text:p>
          </table:table-cell>
        </table:table-row>
        <table:table-row table:style-name="ro1">
          <table:table-cell office:value-type="string" calcext:value-type="string">
            <text:p>GO:0002696</text:p>
          </table:table-cell>
          <table:table-cell office:value-type="string" calcext:value-type="string">
            <text:p>positive regulation of leukocyte activation</text:p>
          </table:table-cell>
          <table:table-cell office:value-type="float" office:value="0.0000127" calcext:value-type="float">
            <text:p>0.0000127</text:p>
          </table:table-cell>
          <table:table-cell office:value-type="float" office:value="0.00136" calcext:value-type="float">
            <text:p>0.00136</text:p>
          </table:table-cell>
          <table:table-cell office:value-type="float" office:value="3.1" calcext:value-type="float">
            <text:p>3.1</text:p>
          </table:table-cell>
          <table:table-cell office:value-type="float" office:value="13954" calcext:value-type="float">
            <text:p>13954</text:p>
          </table:table-cell>
          <table:table-cell office:value-type="float" office:value="207" calcext:value-type="float">
            <text:p>207</text:p>
          </table:table-cell>
          <table:table-cell office:value-type="float" office:value="413" calcext:value-type="float">
            <text:p>4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[STX4 <text:s/>- <text:s/>syntaxin 4, SASH3 <text:s/>- <text:s/>sam and sh3 domain containing 3, ZBTB1 <text:s/>- <text:s/>zinc finger and btb domain containing 1, CD83 <text:s/>- <text:s/>cd83 molecule, CDKN1A <text:s/>- <text:s/>cyclin-dependent kinase inhibitor 1a (p21, cip1), HLX <text:s/>- <text:s/>h2.0-like homeobox, STAT6 <text:s/>- <text:s/>signal transducer and activator of transcription 6, interleukin-4 induced, IL23A <text:s/>- <text:s/>interleukin 23, alpha subunit p19, ATP11C <text:s/>- <text:s/>atpase, class vi, type 11c, MYB <text:s/>- <text:s/>v-myb avian myeloblastosis viral oncogene homolog, TNFSF13 <text:s/>- <text:s/>tumor necrosis factor (ligand) superfamily, member 13, TRAF2 <text:s/>- <text:s/>tnf receptor-associated factor 2, VCAM1 <text:s/>- <text:s/>vascular cell adhesion molecule 1, NFATC2 <text:s/>- <text:s/>nuclear factor of activated t-cells, cytoplasmic, calcineurin-dependent 2, CYLD <text:s/>- <text:s/>cylindromatosis (turban tumor syndrome), FGR <text:s/>- <text:s/>feline gardner-rasheed sarcoma viral oncogene homolog, CD86 <text:s/>- <text:s/>cd86 molecule, RARA <text:s/>- <text:s/>retinoic acid receptor, alpha, IL6 <text:s/>- <text:s/>interleukin 6 (interferon, beta 2)]</text:p>
          </table:table-cell>
        </table:table-row>
        <table:table-row table:style-name="ro1">
          <table:table-cell office:value-type="string" calcext:value-type="string">
            <text:p>GO:0071216</text:p>
          </table:table-cell>
          <table:table-cell office:value-type="string" calcext:value-type="string">
            <text:p>cellular response to biotic stimulus</text:p>
          </table:table-cell>
          <table:table-cell office:value-type="float" office:value="0.0000131" calcext:value-type="float">
            <text:p>0.0000131</text:p>
          </table:table-cell>
          <table:table-cell office:value-type="float" office:value="0.00139" calcext:value-type="float">
            <text:p>0.00139</text:p>
          </table:table-cell>
          <table:table-cell office:value-type="float" office:value="4.18" calcext:value-type="float">
            <text:p>4.18</text:p>
          </table:table-cell>
          <table:table-cell office:value-type="float" office:value="13954" calcext:value-type="float">
            <text:p>13954</text:p>
          </table:table-cell>
          <table:table-cell office:value-type="float" office:value="105" calcext:value-type="float">
            <text:p>105</text:p>
          </table:table-cell>
          <table:table-cell office:value-type="float" office:value="413" calcext:value-type="float">
            <text:p>4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NOS2 <text:s/>- <text:s/>nitric oxide synthase 2, inducible, TNIP3 <text:s/>- <text:s/>tnfaip3 interacting protein 3, CXCL10 <text:s/>- <text:s/>chemokine (c-x-c motif) ligand 10, NFKB1 <text:s/>- <text:s/>nuclear factor of kappa light polypeptide gene enhancer in b-cells 1, NFKBIB <text:s/>- <text:s/>nuclear factor of kappa light polypeptide gene enhancer in b-cells inhibitor, beta, TNFAIP3 <text:s/>- <text:s/>tumor necrosis factor, alpha-induced protein 3, CXCL6 <text:s/>- <text:s/>chemokine (c-x-c motif) ligand 6, SIRT2 <text:s/>- <text:s/>sirtuin 2, CD86 <text:s/>- <text:s/>cd86 molecule, IL6 <text:s/>- <text:s/>interleukin 6 (interferon, beta 2), RARA <text:s/>- <text:s/>retinoic acid receptor, alpha, PDE4B <text:s/>- <text:s/>phosphodiesterase 4b, camp-specific, MAPK14 <text:s/>- <text:s/>mitogen-activated protein kinase 14]</text:p>
          </table:table-cell>
        </table:table-row>
        <table:table-row table:style-name="ro1">
          <table:table-cell office:value-type="string" calcext:value-type="string">
            <text:p>GO:2000113</text:p>
          </table:table-cell>
          <table:table-cell office:value-type="string" calcext:value-type="string">
            <text:p>negative regulation of cellular macromolecule biosynthetic process</text:p>
          </table:table-cell>
          <table:table-cell office:value-type="float" office:value="0.0000148" calcext:value-type="float">
            <text:p>0.0000148</text:p>
          </table:table-cell>
          <table:table-cell office:value-type="float" office:value="0.00156" calcext:value-type="float">
            <text:p>0.00156</text:p>
          </table:table-cell>
          <table:table-cell office:value-type="float" office:value="1.8" calcext:value-type="float">
            <text:p>1.8</text:p>
          </table:table-cell>
          <table:table-cell office:value-type="float" office:value="13954" calcext:value-type="float">
            <text:p>13954</text:p>
          </table:table-cell>
          <table:table-cell office:value-type="float" office:value="1034" calcext:value-type="float">
            <text:p>1034</text:p>
          </table:table-cell>
          <table:table-cell office:value-type="float" office:value="413" calcext:value-type="float">
            <text:p>41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[ZBTB1 <text:s/>- <text:s/>zinc finger and btb domain containing 1, SIN3A <text:s/>- <text:s/>sin3 transcription regulator family member a, TSC22D4 <text:s/>- <text:s/>tsc22 domain family, member 4, WWTR1 <text:s/>- <text:s/>ww domain containing transcription regulator 1, WNT10B <text:s/>- <text:s/>wingless-type mmtv integration site family, member 10b, TLE4 <text:s/>- <text:s/>transducin-like enhancer of split 4 (e(sp1) homolog, drosophila), BCOR <text:s/>- <text:s/>bcl6 corepressor, REL <text:s/>- <text:s/>v-rel avian reticuloendotheliosis viral oncogene homolog, TRPS1 <text:s/>- <text:s/>trichorhinophalangeal syndrome i, DICER1 <text:s/>- <text:s/>dicer 1, ribonuclease type iii, SIRT6 <text:s/>- <text:s/>sirtuin 6, TNRC6B <text:s/>- <text:s/>trinucleotide repeat containing 6b, SIRT2 <text:s/>- <text:s/>sirtuin 2, ILF3 <text:s/>- <text:s/>interleukin enhancer binding factor 3, 90kda, VDR <text:s/>- <text:s/>vitamin d (1,25- dihydroxyvitamin d3) receptor, CHD4 <text:s/>- <text:s/>chromodomain helicase dna binding protein 4, SUFU <text:s/>- <text:s/>suppressor of fused homolog (drosophila), SKIL <text:s/>- <text:s/>ski-like oncogene, FOXJ1 <text:s/>- <text:s/>forkhead box j1, PPP3CA <text:s/>- <text:s/>protein phosphatase 3, catalytic subunit, alpha isozyme, EIF4EBP2 <text:s/>- <text:s/>eukaryotic translation initiation factor 4e binding protein 2, NFKB2 <text:s/>- <text:s/>nuclear factor of kappa light polypeptide gene enhancer in b-cells 2 (p49/p100), CGGBP1 <text:s/>- <text:s/>cgg triplet repeat binding protein 1, NFKB1 <text:s/>- <text:s/>nuclear factor of kappa light polypeptide gene enhancer in b-cells 1, CBX2 <text:s/>- <text:s/>chromobox homolog 2, LGR4 <text:s/>- <text:s/>leucine-rich repeat containing g protein-coupled receptor 4, NCOA2 <text:s/>- <text:s/>nuclear receptor coactivator 2, MSX1 <text:s/>- <text:s/>msh homeobox 1, LDB1 <text:s/>- <text:s/>lim domain binding 1, TSC22D3 <text:s/>- <text:s/>tsc22 domain family, member 3, CREB1 <text:s/>- <text:s/>camp responsive element binding protein 1, MSC <text:s/>- <text:s/>musculin, ASCL3 <text:s/>- <text:s/>achaete-scute complex homolog 3 (drosophila), BCL6B <text:s/>- <text:s/>b-cell cll/lymphoma 6, member b, PPARGC1B <text:s/>- <text:s/>peroxisome proliferator-activated receptor gamma, coactivator 1 beta, SPEN <text:s/>- <text:s/>spen homolog, transcriptional regulator (drosophila), STAT6 <text:s/>- <text:s/>signal transducer and activator of transcription 6, interleukin-4 induced, EGR1 <text:s/>- <text:s/>early growth response 1, KMT2D <text:s/>- <text:s/>lysine (k)-specific methyltransferase 2d, MORF4L2 <text:s/>- <text:s/>mortality factor 4 like 2, MYB <text:s/>- <text:s/>v-myb avian myeloblastosis viral oncogene homolog, NR4A2 <text:s/>- <text:s/>nuclear receptor subfamily 4, group a, member 2, NFATC2 <text:s/>- <text:s/>nuclear factor of activated t-cells, cytoplasmic, calcineurin-dependent 2, RARA <text:s/>- <text:s/>retinoic acid receptor, alpha, TBX15 <text:s/>- <text:s/>t-box 15, ZBTB14 <text:s/>- <text:s/>zinc finger and btb domain containing 14, FOSB <text:s/>- <text:s/>fbj murine osteosarcoma viral oncogene homolog b, ARX <text:s/>- <text:s/>aristaless related homeobox, TCF7L2 <text:s/>- <text:s/>transcription factor 7-like 2 (t-cell specific, hmg-box), IRF1 <text:s/>- <text:s/>interferon regulatory factor 1, BCL3 <text:s/>- <text:s/>b-cell cll/lymphoma 3, UBE2I <text:s/>- <text:s/>ubiquitin-conjugating enzyme e2i, SATB1 <text:s/>- <text:s/>satb homeobox 1, CDK2 <text:s/>- <text:s/>cyclin-dependent kinase 2, SALL2 <text:s/>- <text:s/>sal-like 2 (drosophila)]</text:p>
          </table:table-cell>
        </table:table-row>
        <table:table-row table:style-name="ro1">
          <table:table-cell office:value-type="string" calcext:value-type="string">
            <text:p>GO:0009890</text:p>
          </table:table-cell>
          <table:table-cell office:value-type="string" calcext:value-type="string">
            <text:p>negative regulation of biosynthetic process</text:p>
          </table:table-cell>
          <table:table-cell office:value-type="float" office:value="0.0000155" calcext:value-type="float">
            <text:p>0.0000155</text:p>
          </table:table-cell>
          <table:table-cell office:value-type="float" office:value="0.00162" calcext:value-type="float">
            <text:p>0.00162</text:p>
          </table:table-cell>
          <table:table-cell office:value-type="float" office:value="1.74" calcext:value-type="float">
            <text:p>1.74</text:p>
          </table:table-cell>
          <table:table-cell office:value-type="float" office:value="13954" calcext:value-type="float">
            <text:p>13954</text:p>
          </table:table-cell>
          <table:table-cell office:value-type="float" office:value="1165" calcext:value-type="float">
            <text:p>1165</text:p>
          </table:table-cell>
          <table:table-cell office:value-type="float" office:value="413" calcext:value-type="float">
            <text:p>41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[ZBTB1 <text:s/>- <text:s/>zinc finger and btb domain containing 1, SIN3A <text:s/>- <text:s/>sin3 transcription regulator family member a, CCAR1 <text:s/>- <text:s/>cell division cycle and apoptosis regulator 1, TSC22D4 <text:s/>- <text:s/>tsc22 domain family, member 4, WNT10B <text:s/>- <text:s/>wingless-type mmtv integration site family, member 10b, WWTR1 <text:s/>- <text:s/>ww domain containing transcription regulator 1, TLE4 <text:s/>- <text:s/>transducin-like enhancer of split 4 (e(sp1) homolog, drosophila), BCOR <text:s/>- <text:s/>bcl6 corepressor, REL <text:s/>- <text:s/>v-rel avian reticuloendotheliosis viral oncogene homolog, TRPS1 <text:s/>- <text:s/>trichorhinophalangeal syndrome i, DICER1 <text:s/>- <text:s/>dicer 1, ribonuclease type iii, SIRT6 <text:s/>- <text:s/>sirtuin 6, TNRC6B <text:s/>- <text:s/>trinucleotide repeat containing 6b, SIRT2 <text:s/>- <text:s/>sirtuin 2, ILF3 <text:s/>- <text:s/>interleukin enhancer binding factor 3, 90kda, VDR <text:s/>- <text:s/>vitamin d (1,25- dihydroxyvitamin d3) receptor, CHD4 <text:s/>- <text:s/>chromodomain helicase dna binding protein 4, SUFU <text:s/>- <text:s/>suppressor of fused homolog (drosophila), FOXJ1 <text:s/>- <text:s/>forkhead box j1, SKIL <text:s/>- <text:s/>ski-like oncogene, PPP3CA <text:s/>- <text:s/>protein phosphatase 3, catalytic subunit, alpha isozyme, EIF4EBP2 <text:s/>- <text:s/>eukaryotic translation initiation factor 4e binding protein 2, NFKB2 <text:s/>- <text:s/>nuclear factor of kappa light polypeptide gene enhancer in b-cells 2 (p49/p100), CGGBP1 <text:s/>- <text:s/>cgg triplet repeat binding protein 1, NFKB1 <text:s/>- <text:s/>nuclear factor of kappa light polypeptide gene enhancer in b-cells 1, TRIB2 <text:s/>- <text:s/>tribbles homolog 2 (drosophila), CBX2 <text:s/>- <text:s/>chromobox homolog 2, NCOA2 <text:s/>- <text:s/>nuclear receptor coactivator 2, LGR4 <text:s/>- <text:s/>leucine-rich repeat containing g protein-coupled receptor 4, MSX1 <text:s/>- <text:s/>msh homeobox 1, LDB1 <text:s/>- <text:s/>lim domain binding 1, TSC22D3 <text:s/>- <text:s/>tsc22 domain family, member 3, ATP2B4 <text:s/>- <text:s/>atpase, ca++ transporting, plasma membrane 4, CREB1 <text:s/>- <text:s/>camp responsive element binding protein 1, MSC <text:s/>- <text:s/>musculin, IL6 <text:s/>- <text:s/>interleukin 6 (interferon, beta 2), ASCL3 <text:s/>- <text:s/>achaete-scute complex homolog 3 (drosophila), BCL6B <text:s/>- <text:s/>b-cell cll/lymphoma 6, member b, PPARGC1B <text:s/>- <text:s/>peroxisome proliferator-activated receptor gamma, coactivator 1 beta, SPEN <text:s/>- <text:s/>spen homolog, transcriptional regulator (drosophila), STAT6 <text:s/>- <text:s/>signal transducer and activator of transcription 6, interleukin-4 induced, EGR1 <text:s/>- <text:s/>early growth response 1, KMT2D <text:s/>- <text:s/>lysine (k)-specific methyltransferase 2d, MORF4L2 <text:s/>- <text:s/>mortality factor 4 like 2, NR4A2 <text:s/>- <text:s/>nuclear receptor subfamily 4, group a, member 2, MYB <text:s/>- <text:s/>v-myb avian myeloblastosis viral oncogene homolog, NFATC2 <text:s/>- <text:s/>nuclear factor of activated t-cells, cytoplasmic, calcineurin-dependent 2, RARA <text:s/>- <text:s/>retinoic acid receptor, alpha, TBX15 <text:s/>- <text:s/>t-box 15, AKAP6 <text:s/>- <text:s/>a kinase (prka) anchor protein 6, ZBTB14 <text:s/>- <text:s/>zinc finger and btb domain containing 14, FOSB <text:s/>- <text:s/>fbj murine osteosarcoma viral oncogene homolog b, TCF7L2 <text:s/>- <text:s/>transcription factor 7-like 2 (t-cell specific, hmg-box), ARX <text:s/>- <text:s/>aristaless related homeobox, IRF1 <text:s/>- <text:s/>interferon regulatory factor 1, BCL3 <text:s/>- <text:s/>b-cell cll/lymphoma 3, UBE2I <text:s/>- <text:s/>ubiquitin-conjugating enzyme e2i, SATB1 <text:s/>- <text:s/>satb homeobox 1, CDK2 <text:s/>- <text:s/>cyclin-dependent kinase 2, SALL2 <text:s/>- <text:s/>sal-like 2 (drosophila)]</text:p>
          </table:table-cell>
        </table:table-row>
        <table:table-row table:style-name="ro1">
          <table:table-cell office:value-type="string" calcext:value-type="string">
            <text:p>GO:0002521</text:p>
          </table:table-cell>
          <table:table-cell office:value-type="string" calcext:value-type="string">
            <text:p>leukocyte differentiation</text:p>
          </table:table-cell>
          <table:table-cell office:value-type="float" office:value="0.0000161" calcext:value-type="float">
            <text:p>0.0000161</text:p>
          </table:table-cell>
          <table:table-cell office:value-type="float" office:value="0.00167" calcext:value-type="float">
            <text:p>0.00167</text:p>
          </table:table-cell>
          <table:table-cell office:value-type="float" office:value="3.17" calcext:value-type="float">
            <text:p>3.17</text:p>
          </table:table-cell>
          <table:table-cell office:value-type="float" office:value="13954" calcext:value-type="float">
            <text:p>13954</text:p>
          </table:table-cell>
          <table:table-cell office:value-type="float" office:value="192" calcext:value-type="float">
            <text:p>192</text:p>
          </table:table-cell>
          <table:table-cell office:value-type="float" office:value="413" calcext:value-type="float">
            <text:p>4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CSF1 <text:s/>- <text:s/>colony stimulating factor 1 (macrophage), IL25 <text:s/>- <text:s/>interleukin 25, ZBTB1 <text:s/>- <text:s/>zinc finger and btb domain containing 1, WNT1 <text:s/>- <text:s/>wingless-type mmtv integration site family, member 1, MYH9 <text:s/>- <text:s/>myosin, heavy chain 9, non-muscle, B2M <text:s/>- <text:s/>beta-2-microglobulin, ATP11C <text:s/>- <text:s/>atpase, class vi, type 11c, EGR1 <text:s/>- <text:s/>early growth response 1, SEMA4A <text:s/>- <text:s/>sema domain, immunoglobulin domain (ig), transmembrane domain (tm) and short cytoplasmic domain, (semaphorin) 4a, BCL3 <text:s/>- <text:s/>b-cell cll/lymphoma 3, IRF1 <text:s/>- <text:s/>interferon regulatory factor 1, SATB1 <text:s/>- <text:s/>satb homeobox 1, VCAM1 <text:s/>- <text:s/>vascular cell adhesion molecule 1, TYRO3 <text:s/>- <text:s/>tyro3 protein tyrosine kinase, DOCK10 <text:s/>- <text:s/>dedicator of cytokinesis 10, CD86 <text:s/>- <text:s/>cd86 molecule, MAFB <text:s/>- <text:s/>v-maf avian musculoaponeurotic fibrosarcoma oncogene homolog b, MAPK14 <text:s/>- <text:s/>mitogen-activated protein kinase 14]</text:p>
          </table:table-cell>
        </table:table-row>
        <table:table-row table:style-name="ro1">
          <table:table-cell office:value-type="string" calcext:value-type="string">
            <text:p>GO:0002703</text:p>
          </table:table-cell>
          <table:table-cell office:value-type="string" calcext:value-type="string">
            <text:p>regulation of leukocyte mediated immunity</text:p>
          </table:table-cell>
          <table:table-cell office:value-type="float" office:value="0.0000197" calcext:value-type="float">
            <text:p>0.0000197</text:p>
          </table:table-cell>
          <table:table-cell office:value-type="float" office:value="0.00203" calcext:value-type="float">
            <text:p>0.00203</text:p>
          </table:table-cell>
          <table:table-cell office:value-type="float" office:value="4.03" calcext:value-type="float">
            <text:p>4.03</text:p>
          </table:table-cell>
          <table:table-cell office:value-type="float" office:value="13954" calcext:value-type="float">
            <text:p>13954</text:p>
          </table:table-cell>
          <table:table-cell office:value-type="float" office:value="109" calcext:value-type="float">
            <text:p>109</text:p>
          </table:table-cell>
          <table:table-cell office:value-type="float" office:value="413" calcext:value-type="float">
            <text:p>4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SASH3 <text:s/>- <text:s/>sam and sh3 domain containing 3, IL27RA <text:s/>- <text:s/>interleukin 27 receptor, alpha, STX4 <text:s/>- <text:s/>syntaxin 4, FOXJ1 <text:s/>- <text:s/>forkhead box j1, ZBTB1 <text:s/>- <text:s/>zinc finger and btb domain containing 1, APLF <text:s/>- <text:s/>aprataxin and pnkp like factor, B2M <text:s/>- <text:s/>beta-2-microglobulin, STAT6 <text:s/>- <text:s/>signal transducer and activator of transcription 6, interleukin-4 induced, IL23A <text:s/>- <text:s/>interleukin 23, alpha subunit p19, TNFSF13 <text:s/>- <text:s/>tumor necrosis factor (ligand) superfamily, member 13, TRAF2 <text:s/>- <text:s/>tnf receptor-associated factor 2, FGR <text:s/>- <text:s/>feline gardner-rasheed sarcoma viral oncogene homolog, IL6 <text:s/>- <text:s/>interleukin 6 (interferon, beta 2)]</text:p>
          </table:table-cell>
        </table:table-row>
        <table:table-row table:style-name="ro1">
          <table:table-cell office:value-type="string" calcext:value-type="string">
            <text:p>GO:0006950</text:p>
          </table:table-cell>
          <table:table-cell office:value-type="string" calcext:value-type="string">
            <text:p>response to stress</text:p>
          </table:table-cell>
          <table:table-cell office:value-type="float" office:value="0.0000221" calcext:value-type="float">
            <text:p>0.0000221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1.5" calcext:value-type="float">
            <text:p>1.5</text:p>
          </table:table-cell>
          <table:table-cell office:value-type="float" office:value="13954" calcext:value-type="float">
            <text:p>13954</text:p>
          </table:table-cell>
          <table:table-cell office:value-type="float" office:value="2144" calcext:value-type="float">
            <text:p>2144</text:p>
          </table:table-cell>
          <table:table-cell office:value-type="float" office:value="413" calcext:value-type="float">
            <text:p>41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[TNFRSF9 <text:s/>- <text:s/>tumor necrosis factor receptor superfamily, member 9, ATP2A1 <text:s/>- <text:s/>atpase, ca++ transporting, cardiac muscle, fast twitch 1, SMC6 <text:s/>- <text:s/>structural maintenance of chromosomes 6, NOS2 <text:s/>- <text:s/>nitric oxide synthase 2, inducible, RPS6KA6 <text:s/>- <text:s/>ribosomal protein s6 kinase, 90kda, polypeptide 6, NEK6 <text:s/>- <text:s/>nima-related kinase 6, CD83 <text:s/>- <text:s/>cd83 molecule, ZBTB1 <text:s/>- <text:s/>zinc finger and btb domain containing 1, SIN3A <text:s/>- <text:s/>sin3 transcription regulator family member a, SARM1 <text:s/>- <text:s/>sterile alpha and tir motif containing 1, VANGL2 <text:s/>- <text:s/>vangl planar cell polarity protein 2, IL23A <text:s/>- <text:s/>interleukin 23, alpha subunit p19, WNT10B <text:s/>- <text:s/>wingless-type mmtv integration site family, member 10b, SLC29A1 <text:s/>- <text:s/>solute carrier family 29 (equilibrative nucleoside transporter), member 1, ZBTB17 <text:s/>- <text:s/>zinc finger and btb domain containing 17, REL <text:s/>- <text:s/>v-rel avian reticuloendotheliosis viral oncogene homolog, VEZF1 <text:s/>- <text:s/>vascular endothelial zinc finger 1, PXN <text:s/>- <text:s/>paxillin, SIRT6 <text:s/>- <text:s/>sirtuin 6, CHGA <text:s/>- <text:s/>chromogranin a (parathyroid secretory protein 1), SIRT2 <text:s/>- <text:s/>sirtuin 2, ILF3 <text:s/>- <text:s/>interleukin enhancer binding factor 3, 90kda, BECN1 <text:s/>- <text:s/>beclin 1, autophagy related, PEA15 <text:s/>- <text:s/>phosphoprotein enriched in astrocytes 15, STX4 <text:s/>- <text:s/>syntaxin 4, TNIP1 <text:s/>- <text:s/>tnfaip3 interacting protein 1, PLP1 <text:s/>- <text:s/>proteolipid protein 1, PPP3CA <text:s/>- <text:s/>protein phosphatase 3, catalytic subunit, alpha isozyme, NFKB2 <text:s/>- <text:s/>nuclear factor of kappa light polypeptide gene enhancer in b-cells 2 (p49/p100), APLF <text:s/>- <text:s/>aprataxin and pnkp like factor, WNT1 <text:s/>- <text:s/>wingless-type mmtv integration site family, member 1, NFKB1 <text:s/>- <text:s/>nuclear factor of kappa light polypeptide gene enhancer in b-cells 1, EXTL3 <text:s/>- <text:s/>exostosin-like glycosyltransferase 3, UVRAG <text:s/>- <text:s/>uv radiation resistance associated, COPS7B <text:s/>- <text:s/>cop9 signalosome subunit 7b, CXCL5 <text:s/>- <text:s/>chemokine (c-x-c motif) ligand 5, TNFAIP3 <text:s/>- <text:s/>tumor necrosis factor, alpha-induced protein 3, LGR4 <text:s/>- <text:s/>leucine-rich repeat containing g protein-coupled receptor 4, TSC22D3 <text:s/>- <text:s/>tsc22 domain family, member 3, ATP2B4 <text:s/>- <text:s/>atpase, ca++ transporting, plasma membrane 4, VCAM1 <text:s/>- <text:s/>vascular cell adhesion molecule 1, CREB1 <text:s/>- <text:s/>camp responsive element binding protein 1, FGR <text:s/>- <text:s/>feline gardner-rasheed sarcoma viral oncogene homolog, CYLD <text:s/>- <text:s/>cylindromatosis (turban tumor syndrome), CXCL6 <text:s/>- <text:s/>chemokine (c-x-c motif) ligand 6, CD86 <text:s/>- <text:s/>cd86 molecule, IL6 <text:s/>- <text:s/>interleukin 6 (interferon, beta 2), PPARGC1B <text:s/>- <text:s/>peroxisome proliferator-activated receptor gamma, coactivator 1 beta, GADD45B <text:s/>- <text:s/>growth arrest and dna-damage-inducible, beta, SUPT16H <text:s/>- <text:s/>suppressor of ty 16 homolog (s. cerevisiae), TRPV3 <text:s/>- <text:s/>transient receptor potential cation channel, subfamily v, member 3, NTRK3 <text:s/>- <text:s/>neurotrophic tyrosine kinase, receptor, type 3, B2M <text:s/>- <text:s/>beta-2-microglobulin, STAT6 <text:s/>- <text:s/>signal transducer and activator of transcription 6, interleukin-4 induced, FGF1 <text:s/>- <text:s/>fibroblast growth factor 1 (acidic), EGR1 <text:s/>- <text:s/>early growth response 1, MORF4L2 <text:s/>- <text:s/>mortality factor 4 like 2, IKBKE <text:s/>- <text:s/>inhibitor of kappa light polypeptide gene enhancer in b-cells, kinase epsilon, NR4A2 <text:s/>- <text:s/>nuclear receptor subfamily 4, group a, member 2, MYB <text:s/>- <text:s/>v-myb avian myeloblastosis viral oncogene homolog, YY1AP1 <text:s/>- <text:s/>yy1 associated protein 1, MAP2K6 <text:s/>- <text:s/>mitogen-activated protein kinase kinase 6, NFATC2 <text:s/>- <text:s/>nuclear factor of activated t-cells, cytoplasmic, calcineurin-dependent 2, ETS1 <text:s/>- <text:s/>v-ets avian erythroblastosis virus e26 oncogene homolog 1, PTGES <text:s/>- <text:s/>prostaglandin e synthase, MAPK14 <text:s/>- <text:s/>mitogen-activated protein kinase 14, FOXA3 <text:s/>- <text:s/>forkhead box a3, CSF1 <text:s/>- <text:s/>colony stimulating factor 1 (macrophage), IL27RA <text:s/>- <text:s/>interleukin 27 receptor, alpha, IL25 <text:s/>- <text:s/>interleukin 25, BRINP1 <text:s/>- <text:s/>bone morphogenetic protein/retinoic acid inducible neural-specific 1, SAA2 <text:s/>- <text:s/>serum amyloid a2, SAA1 <text:s/>- <text:s/>serum amyloid a1, TNIP3 <text:s/>- <text:s/>tnfaip3 interacting protein 3, CXCL10 <text:s/>- <text:s/>chemokine (c-x-c motif) ligand 10, CDKN1A <text:s/>- <text:s/>cyclin-dependent kinase inhibitor 1a (p21, cip1), SERPINA1 <text:s/>- <text:s/>serpin peptidase inhibitor, clade a (alpha-1 antiproteinase, antitrypsin), member 1, C11orf30 <text:s/>- <text:s/>chromosome 11 open reading frame 30, CXCL2 <text:s/>- <text:s/>chemokine (c-x-c motif) ligand 2, NDNF <text:s/>- <text:s/>neuron-derived neurotrophic factor, IRF1 <text:s/>- <text:s/>interferon regulatory factor 1, CXCL1 <text:s/>- <text:s/>chemokine (c-x-c motif) ligand 1 (melanoma growth stimulating activity, alpha), UBE2I <text:s/>- <text:s/>ubiquitin-conjugating enzyme e2i, BCL3 <text:s/>- <text:s/>b-cell cll/lymphoma 3, CDC37 <text:s/>- <text:s/>cell division cycle 37, ADORA1 <text:s/>- <text:s/>adenosine a1 receptor, NFAT5 <text:s/>- <text:s/>nuclear factor of activated t-cells 5, tonicity-responsive, PRKCD <text:s/>- <text:s/>protein kinase c, delta, TRAF2 <text:s/>- <text:s/>tnf receptor-associated factor 2, NFKBIZ <text:s/>- <text:s/>nuclear factor of kappa light polypeptide gene enhancer in b-cells inhibitor, zeta, NDUFS2 <text:s/>- <text:s/>nadh dehydrogenase (ubiquinone) fe-s protein 2, 49kda (nadh-coenzyme q reductase), CXCL3 <text:s/>- <text:s/>chemokine (c-x-c motif) ligand 3, CDK2 <text:s/>- <text:s/>cyclin-dependent kinase 2, OPTN <text:s/>- <text:s/>optineurin, IL36G <text:s/>- <text:s/>interleukin 36, gamma]</text:p>
          </table:table-cell>
        </table:table-row>
        <table:table-row table:style-name="ro1">
          <table:table-cell office:value-type="string" calcext:value-type="string">
            <text:p>GO:0050867</text:p>
          </table:table-cell>
          <table:table-cell office:value-type="string" calcext:value-type="string">
            <text:p>positive regulation of cell activation</text:p>
          </table:table-cell>
          <table:table-cell office:value-type="float" office:value="0.0000232" calcext:value-type="float">
            <text:p>0.0000232</text:p>
          </table:table-cell>
          <table:table-cell office:value-type="float" office:value="0.00236" calcext:value-type="float">
            <text:p>0.00236</text:p>
          </table:table-cell>
          <table:table-cell office:value-type="float" office:value="2.97" calcext:value-type="float">
            <text:p>2.97</text:p>
          </table:table-cell>
          <table:table-cell office:value-type="float" office:value="13954" calcext:value-type="float">
            <text:p>13954</text:p>
          </table:table-cell>
          <table:table-cell office:value-type="float" office:value="216" calcext:value-type="float">
            <text:p>216</text:p>
          </table:table-cell>
          <table:table-cell office:value-type="float" office:value="413" calcext:value-type="float">
            <text:p>4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[STX4 <text:s/>- <text:s/>syntaxin 4, SASH3 <text:s/>- <text:s/>sam and sh3 domain containing 3, ZBTB1 <text:s/>- <text:s/>zinc finger and btb domain containing 1, CD83 <text:s/>- <text:s/>cd83 molecule, CDKN1A <text:s/>- <text:s/>cyclin-dependent kinase inhibitor 1a (p21, cip1), HLX <text:s/>- <text:s/>h2.0-like homeobox, STAT6 <text:s/>- <text:s/>signal transducer and activator of transcription 6, interleukin-4 induced, IL23A <text:s/>- <text:s/>interleukin 23, alpha subunit p19, ATP11C <text:s/>- <text:s/>atpase, class vi, type 11c, MYB <text:s/>- <text:s/>v-myb avian myeloblastosis viral oncogene homolog, TNFSF13 <text:s/>- <text:s/>tumor necrosis factor (ligand) superfamily, member 13, TRAF2 <text:s/>- <text:s/>tnf receptor-associated factor 2, VCAM1 <text:s/>- <text:s/>vascular cell adhesion molecule 1, NFATC2 <text:s/>- <text:s/>nuclear factor of activated t-cells, cytoplasmic, calcineurin-dependent 2, CYLD <text:s/>- <text:s/>cylindromatosis (turban tumor syndrome), FGR <text:s/>- <text:s/>feline gardner-rasheed sarcoma viral oncogene homolog, CD86 <text:s/>- <text:s/>cd86 molecule, RARA <text:s/>- <text:s/>retinoic acid receptor, alpha, IL6 <text:s/>- <text:s/>interleukin 6 (interferon, beta 2)]</text:p>
          </table:table-cell>
        </table:table-row>
        <table:table-row table:style-name="ro1">
          <table:table-cell office:value-type="string" calcext:value-type="string">
            <text:p>GO:0046649</text:p>
          </table:table-cell>
          <table:table-cell office:value-type="string" calcext:value-type="string">
            <text:p>lymphocyte activation</text:p>
          </table:table-cell>
          <table:table-cell office:value-type="float" office:value="0.0000232" calcext:value-type="float">
            <text:p>0.0000232</text:p>
          </table:table-cell>
          <table:table-cell office:value-type="float" office:value="0.00235" calcext:value-type="float">
            <text:p>0.00235</text:p>
          </table:table-cell>
          <table:table-cell office:value-type="float" office:value="2.97" calcext:value-type="float">
            <text:p>2.97</text:p>
          </table:table-cell>
          <table:table-cell office:value-type="float" office:value="13954" calcext:value-type="float">
            <text:p>13954</text:p>
          </table:table-cell>
          <table:table-cell office:value-type="float" office:value="216" calcext:value-type="float">
            <text:p>216</text:p>
          </table:table-cell>
          <table:table-cell office:value-type="float" office:value="413" calcext:value-type="float">
            <text:p>4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[PPP3CA <text:s/>- <text:s/>protein phosphatase 3, catalytic subunit, alpha isozyme, ZBTB1 <text:s/>- <text:s/>zinc finger and btb domain containing 1, WNT1 <text:s/>- <text:s/>wingless-type mmtv integration site family, member 1, B2M <text:s/>- <text:s/>beta-2-microglobulin, IL23A <text:s/>- <text:s/>interleukin 23, alpha subunit p19, SEMA4A <text:s/>- <text:s/>sema domain, immunoglobulin domain (ig), transmembrane domain (tm) and short cytoplasmic domain, (semaphorin) 4a, EGR1 <text:s/>- <text:s/>early growth response 1, ATP11C <text:s/>- <text:s/>atpase, class vi, type 11c, BCL3 <text:s/>- <text:s/>b-cell cll/lymphoma 3, IKZF3 <text:s/>- <text:s/>ikaros family zinc finger 3 (aiolos), IRF1 <text:s/>- <text:s/>interferon regulatory factor 1, CXCR5 <text:s/>- <text:s/>chemokine (c-x-c motif) receptor 5, SATB1 <text:s/>- <text:s/>satb homeobox 1, PRKCD <text:s/>- <text:s/>protein kinase c, delta, VCAM1 <text:s/>- <text:s/>vascular cell adhesion molecule 1, TYRO3 <text:s/>- <text:s/>tyro3 protein tyrosine kinase, DOCK10 <text:s/>- <text:s/>dedicator of cytokinesis 10, CD86 <text:s/>- <text:s/>cd86 molecule, MAFB <text:s/>- <text:s/>v-maf avian musculoaponeurotic fibrosarcoma oncogene homolog b]</text:p>
          </table:table-cell>
        </table:table-row>
        <table:table-row table:style-name="ro1">
          <table:table-cell office:value-type="string" calcext:value-type="string">
            <text:p>GO:0033993</text:p>
          </table:table-cell>
          <table:table-cell office:value-type="string" calcext:value-type="string">
            <text:p>response to lipid</text:p>
          </table:table-cell>
          <table:table-cell office:value-type="float" office:value="0.0000268" calcext:value-type="float">
            <text:p>0.0000268</text:p>
          </table:table-cell>
          <table:table-cell office:value-type="float" office:value="0.00269" calcext:value-type="float">
            <text:p>0.00269</text:p>
          </table:table-cell>
          <table:table-cell office:value-type="float" office:value="2.08" calcext:value-type="float">
            <text:p>2.08</text:p>
          </table:table-cell>
          <table:table-cell office:value-type="float" office:value="13954" calcext:value-type="float">
            <text:p>13954</text:p>
          </table:table-cell>
          <table:table-cell office:value-type="float" office:value="585" calcext:value-type="float">
            <text:p>585</text:p>
          </table:table-cell>
          <table:table-cell office:value-type="float" office:value="413" calcext:value-type="float">
            <text:p>41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[PPARGC1B <text:s/>- <text:s/>peroxisome proliferator-activated receptor gamma, coactivator 1 beta, TNFRSF9 <text:s/>- <text:s/>tumor necrosis factor receptor superfamily, member 9, FFAR2 <text:s/>- <text:s/>free fatty acid receptor 2, PAPPA <text:s/>- <text:s/>pregnancy-associated plasma protein a, pappalysin 1, NOS2 <text:s/>- <text:s/>nitric oxide synthase 2, inducible, NTRK3 <text:s/>- <text:s/>neurotrophic tyrosine kinase, receptor, type 3, WNT10B <text:s/>- <text:s/>wingless-type mmtv integration site family, member 10b, MYB <text:s/>- <text:s/>v-myb avian myeloblastosis viral oncogene homolog, ETS1 <text:s/>- <text:s/>v-ets avian erythroblastosis virus e26 oncogene homolog 1, PTGES <text:s/>- <text:s/>prostaglandin e synthase, RARA <text:s/>- <text:s/>retinoic acid receptor, alpha, MAPK14 <text:s/>- <text:s/>mitogen-activated protein kinase 14, CDK6 <text:s/>- <text:s/>cyclin-dependent kinase 6, EPHA3 <text:s/>- <text:s/>eph receptor a3, SMYD3 <text:s/>- <text:s/>set and mynd domain containing 3, BRINP1 <text:s/>- <text:s/>bone morphogenetic protein/retinoic acid inducible neural-specific 1, GATA4 <text:s/>- <text:s/>gata binding protein 4, NFKB2 <text:s/>- <text:s/>nuclear factor of kappa light polypeptide gene enhancer in b-cells 2 (p49/p100), SOCS2 <text:s/>- <text:s/>suppressor of cytokine signaling 2, TNIP3 <text:s/>- <text:s/>tnfaip3 interacting protein 3, NFKB1 <text:s/>- <text:s/>nuclear factor of kappa light polypeptide gene enhancer in b-cells 1, CDKN1A <text:s/>- <text:s/>cyclin-dependent kinase inhibitor 1a (p21, cip1), CXCL10 <text:s/>- <text:s/>chemokine (c-x-c motif) ligand 10, NFKBIB <text:s/>- <text:s/>nuclear factor of kappa light polypeptide gene enhancer in b-cells inhibitor, beta, FOSB <text:s/>- <text:s/>fbj murine osteosarcoma viral oncogene homolog b, CXCL2 <text:s/>- <text:s/>chemokine (c-x-c motif) ligand 2, CXCL1 <text:s/>- <text:s/>chemokine (c-x-c motif) ligand 1 (melanoma growth stimulating activity, alpha), CXCL5 <text:s/>- <text:s/>chemokine (c-x-c motif) ligand 5, TNFAIP3 <text:s/>- <text:s/>tumor necrosis factor, alpha-induced protein 3, VCAM1 <text:s/>- <text:s/>vascular cell adhesion molecule 1, CREB1 <text:s/>- <text:s/>camp responsive element binding protein 1, CXCL6 <text:s/>- <text:s/>chemokine (c-x-c motif) ligand 6, CD86 <text:s/>- <text:s/>cd86 molecule, CXCL3 <text:s/>- <text:s/>chemokine (c-x-c motif) ligand 3, IL6 <text:s/>- <text:s/>interleukin 6 (interferon, beta 2), PDE4B <text:s/>- <text:s/>phosphodiesterase 4b, camp-specific]</text:p>
          </table:table-cell>
        </table:table-row>
        <table:table-row table:style-name="ro1">
          <table:table-cell office:value-type="string" calcext:value-type="string">
            <text:p>GO:0002637</text:p>
          </table:table-cell>
          <table:table-cell office:value-type="string" calcext:value-type="string">
            <text:p>regulation of immunoglobulin production</text:p>
          </table:table-cell>
          <table:table-cell office:value-type="float" office:value="0.0000268" calcext:value-type="float">
            <text:p>0.0000268</text:p>
          </table:table-cell>
          <table:table-cell office:value-type="float" office:value="0.00267" calcext:value-type="float">
            <text:p>0.00267</text:p>
          </table:table-cell>
          <table:table-cell office:value-type="float" office:value="6.44" calcext:value-type="float">
            <text:p>6.44</text:p>
          </table:table-cell>
          <table:table-cell office:value-type="float" office:value="13954" calcext:value-type="float">
            <text:p>13954</text:p>
          </table:table-cell>
          <table:table-cell office:value-type="float" office:value="42" calcext:value-type="float">
            <text:p>42</text:p>
          </table:table-cell>
          <table:table-cell office:value-type="float" office:value="413" calcext:value-type="float">
            <text:p>4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IL27RA <text:s/>- <text:s/>interleukin 27 receptor, alpha, STX4 <text:s/>- <text:s/>syntaxin 4, SASH3 <text:s/>- <text:s/>sam and sh3 domain containing 3, TNFSF13 <text:s/>- <text:s/>tumor necrosis factor (ligand) superfamily, member 13, TRAF2 <text:s/>- <text:s/>tnf receptor-associated factor 2, APLF <text:s/>- <text:s/>aprataxin and pnkp like factor, IL6 <text:s/>- <text:s/>interleukin 6 (interferon, beta 2), STAT6 <text:s/>- <text:s/>signal transducer and activator of transcription 6, interleukin-4 induced]</text:p>
          </table:table-cell>
        </table:table-row>
        <table:table-row table:style-name="ro1">
          <table:table-cell office:value-type="string" calcext:value-type="string">
            <text:p>GO:0040011</text:p>
          </table:table-cell>
          <table:table-cell office:value-type="string" calcext:value-type="string">
            <text:p>locomotion</text:p>
          </table:table-cell>
          <table:table-cell office:value-type="float" office:value="0.0000303" calcext:value-type="float">
            <text:p>0.0000303</text:p>
          </table:table-cell>
          <table:table-cell office:value-type="float" office:value="0.003" calcext:value-type="float">
            <text:p>0.003</text:p>
          </table:table-cell>
          <table:table-cell office:value-type="float" office:value="1.92" calcext:value-type="float">
            <text:p>1.92</text:p>
          </table:table-cell>
          <table:table-cell office:value-type="float" office:value="13954" calcext:value-type="float">
            <text:p>13954</text:p>
          </table:table-cell>
          <table:table-cell office:value-type="float" office:value="757" calcext:value-type="float">
            <text:p>757</text:p>
          </table:table-cell>
          <table:table-cell office:value-type="float" office:value="413" calcext:value-type="float">
            <text:p>41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[ITGA5 <text:s/>- <text:s/>integrin, alpha 5 (fibronectin receptor, alpha polypeptide), FFAR2 <text:s/>- <text:s/>free fatty acid receptor 2, ATP2B2 <text:s/>- <text:s/>atpase, ca++ transporting, plasma membrane 2, MYH9 <text:s/>- <text:s/>myosin, heavy chain 9, non-muscle, NTRK3 <text:s/>- <text:s/>neurotrophic tyrosine kinase, receptor, type 3, GDNF <text:s/>- <text:s/>glial cell derived neurotrophic factor, HOXB9 <text:s/>- <text:s/>homeobox b9, VANGL2 <text:s/>- <text:s/>vangl planar cell polarity protein 2, NR4A2 <text:s/>- <text:s/>nuclear receptor subfamily 4, group a, member 2, SH3KBP1 <text:s/>- <text:s/>sh3-domain kinase binding protein 1, TYRO3 <text:s/>- <text:s/>tyro3 protein tyrosine kinase, NFATC2 <text:s/>- <text:s/>nuclear factor of activated t-cells, cytoplasmic, calcineurin-dependent 2, ETS1 <text:s/>- <text:s/>v-ets avian erythroblastosis virus e26 oncogene homolog 1, TNS1 <text:s/>- <text:s/>tensin 1, CHGA <text:s/>- <text:s/>chromogranin a (parathyroid secretory protein 1), CCR10 <text:s/>- <text:s/>chemokine (c-c motif) receptor 10, ASH1L <text:s/>- <text:s/>ash1 (absent, small, or homeotic)-like (drosophila), MAPK14 <text:s/>- <text:s/>mitogen-activated protein kinase 14, EPHA3 <text:s/>- <text:s/>eph receptor a3, FOXJ1 <text:s/>- <text:s/>forkhead box j1, SAA2 <text:s/>- <text:s/>serum amyloid a2, TSPAN1 <text:s/>- <text:s/>tetraspanin 1, SAA1 <text:s/>- <text:s/>serum amyloid a1, EPHB1 <text:s/>- <text:s/>eph receptor b1, CXCL10 <text:s/>- <text:s/>chemokine (c-x-c motif) ligand 10, ARX <text:s/>- <text:s/>aristaless related homeobox, NDNF <text:s/>- <text:s/>neuron-derived neurotrophic factor, CXCL2 <text:s/>- <text:s/>chemokine (c-x-c motif) ligand 2, MAG <text:s/>- <text:s/>myelin associated glycoprotein, CXCL1 <text:s/>- <text:s/>chemokine (c-x-c motif) ligand 1 (melanoma growth stimulating activity, alpha), CXCL5 <text:s/>- <text:s/>chemokine (c-x-c motif) ligand 5, CXCR5 <text:s/>- <text:s/>chemokine (c-x-c motif) receptor 5, PRKCD <text:s/>- <text:s/>protein kinase c, delta, VCAM1 <text:s/>- <text:s/>vascular cell adhesion molecule 1, CRB2 <text:s/>- <text:s/>crumbs homolog 2 (drosophila), ATP2B4 <text:s/>- <text:s/>atpase, ca++ transporting, plasma membrane 4, PHOX2B <text:s/>- <text:s/>paired-like homeobox 2b, CREB1 <text:s/>- <text:s/>camp responsive element binding protein 1, FGR <text:s/>- <text:s/>feline gardner-rasheed sarcoma viral oncogene homolog, CXCL6 <text:s/>- <text:s/>chemokine (c-x-c motif) ligand 6, CXCL3 <text:s/>- <text:s/>chemokine (c-x-c motif) ligand 3, IL6 <text:s/>- <text:s/>interleukin 6 (interferon, beta 2), PDE4B <text:s/>- <text:s/>phosphodiesterase 4b, camp-specific]</text:p>
          </table:table-cell>
        </table:table-row>
        <table:table-row table:style-name="ro1">
          <table:table-cell office:value-type="string" calcext:value-type="string">
            <text:p>GO:0019438</text:p>
          </table:table-cell>
          <table:table-cell office:value-type="string" calcext:value-type="string">
            <text:p>aromatic compound biosynthetic process</text:p>
          </table:table-cell>
          <table:table-cell office:value-type="float" office:value="0.0000311" calcext:value-type="float">
            <text:p>0.0000311</text:p>
          </table:table-cell>
          <table:table-cell office:value-type="float" office:value="0.00305" calcext:value-type="float">
            <text:p>0.00305</text:p>
          </table:table-cell>
          <table:table-cell office:value-type="float" office:value="1.46" calcext:value-type="float">
            <text:p>1.46</text:p>
          </table:table-cell>
          <table:table-cell office:value-type="float" office:value="13954" calcext:value-type="float">
            <text:p>13954</text:p>
          </table:table-cell>
          <table:table-cell office:value-type="float" office:value="2365" calcext:value-type="float">
            <text:p>2365</text:p>
          </table:table-cell>
          <table:table-cell office:value-type="float" office:value="413" calcext:value-type="float">
            <text:p>41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[SYMPK <text:s/>- <text:s/>symplekin, SEBOX <text:s/>- <text:s/>sebox homeobox, SIN3A <text:s/>- <text:s/>sin3 transcription regulator family member a, TSC22D4 <text:s/>- <text:s/>tsc22 domain family, member 4, ZNF436 <text:s/>- <text:s/>zinc finger protein 436, WWTR1 <text:s/>- <text:s/>ww domain containing transcription regulator 1, PBX3 <text:s/>- <text:s/>pre-b-cell leukemia homeobox 3, ELL2 <text:s/>- <text:s/>elongation factor, rna polymerase ii, 2, PBX1 <text:s/>- <text:s/>pre-b-cell leukemia homeobox 1, BCOR <text:s/>- <text:s/>bcl6 corepressor, ZBTB17 <text:s/>- <text:s/>zinc finger and btb domain containing 17, REL <text:s/>- <text:s/>v-rel avian reticuloendotheliosis viral oncogene homolog, TRPS1 <text:s/>- <text:s/>trichorhinophalangeal syndrome i, VEZF1 <text:s/>- <text:s/>vascular endothelial zinc finger 1, SIRT2 <text:s/>- <text:s/>sirtuin 2, ILF3 <text:s/>- <text:s/>interleukin enhancer binding factor 3, 90kda, ASH1L <text:s/>- <text:s/>ash1 (absent, small, or homeotic)-like (drosophila), PANK2 <text:s/>- <text:s/>pantothenate kinase 2, FOXJ1 <text:s/>- <text:s/>forkhead box j1, NR3C2 <text:s/>- <text:s/>nuclear receptor subfamily 3, group c, member 2, CGGBP1 <text:s/>- <text:s/>cgg triplet repeat binding protein 1, SOX5 <text:s/>- <text:s/>sry (sex determining region y)-box 5, NLK <text:s/>- <text:s/>nemo-like kinase, LDB1 <text:s/>- <text:s/>lim domain binding 1, SOX13 <text:s/>- <text:s/>sry (sex determining region y)-box 13, CREB1 <text:s/>- <text:s/>camp responsive element binding protein 1, MSC <text:s/>- <text:s/>musculin, ASCL3 <text:s/>- <text:s/>achaete-scute complex homolog 3 (drosophila), HOXC10 <text:s/>- <text:s/>homeobox c10, HOXC9 <text:s/>- <text:s/>homeobox c9, PPARGC1B <text:s/>- <text:s/>peroxisome proliferator-activated receptor gamma, coactivator 1 beta, SPEN <text:s/>- <text:s/>spen homolog, transcriptional regulator (drosophila), SUPT16H <text:s/>- <text:s/>suppressor of ty 16 homolog (s. cerevisiae), EEF1A1 <text:s/>- <text:s/>eukaryotic translation elongation factor 1 alpha 1, BBX <text:s/>- <text:s/>bobby sox homolog (drosophila), ARRB1 <text:s/>- <text:s/>arrestin, beta 1, EGR1 <text:s/>- <text:s/>early growth response 1, MYB <text:s/>- <text:s/>v-myb avian myeloblastosis viral oncogene homolog, NR4A2 <text:s/>- <text:s/>nuclear receptor subfamily 4, group a, member 2, MEF2D <text:s/>- <text:s/>myocyte enhancer factor 2d, TBX15 <text:s/>- <text:s/>t-box 15, MOXD1 <text:s/>- <text:s/>monooxygenase, dbh-like 1, DENND4A <text:s/>- <text:s/>denn/madd domain containing 4a, C11orf30 <text:s/>- <text:s/>chromosome 11 open reading frame 30, TCF7L2 <text:s/>- <text:s/>transcription factor 7-like 2 (t-cell specific, hmg-box), ARX <text:s/>- <text:s/>aristaless related homeobox, IRF1 <text:s/>- <text:s/>interferon regulatory factor 1, IRF6 <text:s/>- <text:s/>interferon regulatory factor 6, SATB1 <text:s/>- <text:s/>satb homeobox 1, PHOX2B <text:s/>- <text:s/>paired-like homeobox 2b, NFKBIZ <text:s/>- <text:s/>nuclear factor of kappa light polypeptide gene enhancer in b-cells inhibitor, zeta, TCEA2 <text:s/>- <text:s/>transcription elongation factor a (sii), 2, SALL2 <text:s/>- <text:s/>sal-like 2 (drosophila), ZBTB1 <text:s/>- <text:s/>zinc finger and btb domain containing 1, CCAR1 <text:s/>- <text:s/>cell division cycle and apoptosis regulator 1, HLX <text:s/>- <text:s/>h2.0-like homeobox, TLE4 <text:s/>- <text:s/>transducin-like enhancer of split 4 (e(sp1) homolog, drosophila), NR5A2 <text:s/>- <text:s/>nuclear receptor subfamily 5, group a, member 2, VSX2 <text:s/>- <text:s/>visual system homeobox 2, VDR <text:s/>- <text:s/>vitamin d (1,25- dihydroxyvitamin d3) receptor, TCEAL8 <text:s/>- <text:s/>transcription elongation factor a (sii)-like 8, CHD4 <text:s/>- <text:s/>chromodomain helicase dna binding protein 4, NFKB2 <text:s/>- <text:s/>nuclear factor of kappa light polypeptide gene enhancer in b-cells 2 (p49/p100), MKL1 <text:s/>- <text:s/>megakaryoblastic leukemia (translocation) 1, NFKB1 <text:s/>- <text:s/>nuclear factor of kappa light polypeptide gene enhancer in b-cells 1, GPBP1 <text:s/>- <text:s/>gc-rich promoter binding protein 1, NFKBIB <text:s/>- <text:s/>nuclear factor of kappa light polypeptide gene enhancer in b-cells inhibitor, beta, CBX2 <text:s/>- <text:s/>chromobox homolog 2, FOXP4 <text:s/>- <text:s/>forkhead box p4, EBF4 <text:s/>- <text:s/>early b-cell factor 4, NCOA2 <text:s/>- <text:s/>nuclear receptor coactivator 2, OTP <text:s/>- <text:s/>orthopedia homeobox, MSX1 <text:s/>- <text:s/>msh homeobox 1, HOXA11 <text:s/>- <text:s/>homeobox a11, ZBTB25 <text:s/>- <text:s/>zinc finger and btb domain containing 25, EHF <text:s/>- <text:s/>ets homologous factor, STAT5A <text:s/>- <text:s/>signal transducer and activator of transcription 5a, SP6 <text:s/>- <text:s/>sp6 transcription factor, STAT6 <text:s/>- <text:s/>signal transducer and activator of transcription 6, interleukin-4 induced, HOXB9 <text:s/>- <text:s/>homeobox b9, KMT2D <text:s/>- <text:s/>lysine (k)-specific methyltransferase 2d, MORF4L2 <text:s/>- <text:s/>mortality factor 4 like 2, IKZF3 <text:s/>- <text:s/>ikaros family zinc finger 3 (aiolos), YY1AP1 <text:s/>- <text:s/>yy1 associated protein 1, NFATC1 <text:s/>- <text:s/>nuclear factor of activated t-cells, cytoplasmic, calcineurin-dependent 1, MAP2K6 <text:s/>- <text:s/>mitogen-activated protein kinase kinase 6, PMEL <text:s/>- <text:s/>premelanosome protein, KDM1B <text:s/>- <text:s/>lysine (k)-specific demethylase 1b, NFATC2 <text:s/>- <text:s/>nuclear factor of activated t-cells, cytoplasmic, calcineurin-dependent 2, ETS1 <text:s/>- <text:s/>v-ets avian erythroblastosis virus e26 oncogene homolog 1, MAFB <text:s/>- <text:s/>v-maf avian musculoaponeurotic fibrosarcoma oncogene homolog b, RARA <text:s/>- <text:s/>retinoic acid receptor, alpha, MAPK14 <text:s/>- <text:s/>mitogen-activated protein kinase 14, FOXA3 <text:s/>- <text:s/>forkhead box a3, GATA4 <text:s/>- <text:s/>gata binding protein 4, ATG16L2 <text:s/>- <text:s/>autophagy related 16-like 2 (s. cerevisiae), ZBTB14 <text:s/>- <text:s/>zinc finger and btb domain containing 14, FOSB <text:s/>- <text:s/>fbj murine osteosarcoma viral oncogene homolog b, BCL3 <text:s/>- <text:s/>b-cell cll/lymphoma 3, NFAT5 <text:s/>- <text:s/>nuclear factor of activated t-cells 5, tonicity-responsive, NUP153 <text:s/>- <text:s/>nucleoporin 153kda, GTF3C4 <text:s/>- <text:s/>general transcription factor iiic, polypeptide 4, 90kda]</text:p>
          </table:table-cell>
        </table:table-row>
        <table:table-row table:style-name="ro1">
          <table:table-cell office:value-type="string" calcext:value-type="string">
            <text:p>GO:0046637</text:p>
          </table:table-cell>
          <table:table-cell office:value-type="string" calcext:value-type="string">
            <text:p>regulation of alpha-beta T cell differentiation</text:p>
          </table:table-cell>
          <table:table-cell office:value-type="float" office:value="0.0000321" calcext:value-type="float">
            <text:p>0.0000321</text:p>
          </table:table-cell>
          <table:table-cell office:value-type="float" office:value="0.00313" calcext:value-type="float">
            <text:p>0.00313</text:p>
          </table:table-cell>
          <table:table-cell office:value-type="float" office:value="6.29" calcext:value-type="float">
            <text:p>6.29</text:p>
          </table:table-cell>
          <table:table-cell office:value-type="float" office:value="13954" calcext:value-type="float">
            <text:p>13954</text:p>
          </table:table-cell>
          <table:table-cell office:value-type="float" office:value="43" calcext:value-type="float">
            <text:p>43</text:p>
          </table:table-cell>
          <table:table-cell office:value-type="float" office:value="413" calcext:value-type="float">
            <text:p>4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IL23A <text:s/>- <text:s/>interleukin 23, alpha subunit p19, MYB <text:s/>- <text:s/>v-myb avian myeloblastosis viral oncogene homolog, SASH3 <text:s/>- <text:s/>sam and sh3 domain containing 3, CD83 <text:s/>- <text:s/>cd83 molecule, CD86 <text:s/>- <text:s/>cd86 molecule, IL6 <text:s/>- <text:s/>interleukin 6 (interferon, beta 2), RARA <text:s/>- <text:s/>retinoic acid receptor, alpha, HLX <text:s/>- <text:s/>h2.0-like homeobox]</text:p>
          </table:table-cell>
        </table:table-row>
        <table:table-row table:style-name="ro1">
          <table:table-cell office:value-type="string" calcext:value-type="string">
            <text:p>GO:0034654</text:p>
          </table:table-cell>
          <table:table-cell office:value-type="string" calcext:value-type="string">
            <text:p>nucleobase-containing compound biosynthetic process</text:p>
          </table:table-cell>
          <table:table-cell office:value-type="float" office:value="0.0000323" calcext:value-type="float">
            <text:p>0.0000323</text:p>
          </table:table-cell>
          <table:table-cell office:value-type="float" office:value="0.00312" calcext:value-type="float">
            <text:p>0.00312</text:p>
          </table:table-cell>
          <table:table-cell office:value-type="float" office:value="1.46" calcext:value-type="float">
            <text:p>1.46</text:p>
          </table:table-cell>
          <table:table-cell office:value-type="float" office:value="13954" calcext:value-type="float">
            <text:p>13954</text:p>
          </table:table-cell>
          <table:table-cell office:value-type="float" office:value="2309" calcext:value-type="float">
            <text:p>2309</text:p>
          </table:table-cell>
          <table:table-cell office:value-type="float" office:value="413" calcext:value-type="float">
            <text:p>41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SYMPK <text:s/>- <text:s/>symplekin, SEBOX <text:s/>- <text:s/>sebox homeobox, SIN3A <text:s/>- <text:s/>sin3 transcription regulator family member a, TSC22D4 <text:s/>- <text:s/>tsc22 domain family, member 4, ZNF436 <text:s/>- <text:s/>zinc finger protein 436, WWTR1 <text:s/>- <text:s/>ww domain containing transcription regulator 1, PBX3 <text:s/>- <text:s/>pre-b-cell leukemia homeobox 3, ELL2 <text:s/>- <text:s/>elongation factor, rna polymerase ii, 2, PBX1 <text:s/>- <text:s/>pre-b-cell leukemia homeobox 1, BCOR <text:s/>- <text:s/>bcl6 corepressor, ZBTB17 <text:s/>- <text:s/>zinc finger and btb domain containing 17, REL <text:s/>- <text:s/>v-rel avian reticuloendotheliosis viral oncogene homolog, TRPS1 <text:s/>- <text:s/>trichorhinophalangeal syndrome i, VEZF1 <text:s/>- <text:s/>vascular endothelial zinc finger 1, SIRT2 <text:s/>- <text:s/>sirtuin 2, ILF3 <text:s/>- <text:s/>interleukin enhancer binding factor 3, 90kda, ASH1L <text:s/>- <text:s/>ash1 (absent, small, or homeotic)-like (drosophila), PANK2 <text:s/>- <text:s/>pantothenate kinase 2, FOXJ1 <text:s/>- <text:s/>forkhead box j1, NR3C2 <text:s/>- <text:s/>nuclear receptor subfamily 3, group c, member 2, CGGBP1 <text:s/>- <text:s/>cgg triplet repeat binding protein 1, SOX5 <text:s/>- <text:s/>sry (sex determining region y)-box 5, NLK <text:s/>- <text:s/>nemo-like kinase, LDB1 <text:s/>- <text:s/>lim domain binding 1, SOX13 <text:s/>- <text:s/>sry (sex determining region y)-box 13, CREB1 <text:s/>- <text:s/>camp responsive element binding protein 1, MSC <text:s/>- <text:s/>musculin, ASCL3 <text:s/>- <text:s/>achaete-scute complex homolog 3 (drosophila), HOXC10 <text:s/>- <text:s/>homeobox c10, HOXC9 <text:s/>- <text:s/>homeobox c9, PPARGC1B <text:s/>- <text:s/>peroxisome proliferator-activated receptor gamma, coactivator 1 beta, SPEN <text:s/>- <text:s/>spen homolog, transcriptional regulator (drosophila), SUPT16H <text:s/>- <text:s/>suppressor of ty 16 homolog (s. cerevisiae), EEF1A1 <text:s/>- <text:s/>eukaryotic translation elongation factor 1 alpha 1, BBX <text:s/>- <text:s/>bobby sox homolog (drosophila), ARRB1 <text:s/>- <text:s/>arrestin, beta 1, EGR1 <text:s/>- <text:s/>early growth response 1, MYB <text:s/>- <text:s/>v-myb avian myeloblastosis viral oncogene homolog, NR4A2 <text:s/>- <text:s/>nuclear receptor subfamily 4, group a, member 2, MEF2D <text:s/>- <text:s/>myocyte enhancer factor 2d, TBX15 <text:s/>- <text:s/>t-box 15, DENND4A <text:s/>- <text:s/>denn/madd domain containing 4a, C11orf30 <text:s/>- <text:s/>chromosome 11 open reading frame 30, TCF7L2 <text:s/>- <text:s/>transcription factor 7-like 2 (t-cell specific, hmg-box), ARX <text:s/>- <text:s/>aristaless related homeobox, IRF1 <text:s/>- <text:s/>interferon regulatory factor 1, IRF6 <text:s/>- <text:s/>interferon regulatory factor 6, SATB1 <text:s/>- <text:s/>satb homeobox 1, PHOX2B <text:s/>- <text:s/>paired-like homeobox 2b, NFKBIZ <text:s/>- <text:s/>nuclear factor of kappa light polypeptide gene enhancer in b-cells inhibitor, zeta, TCEA2 <text:s/>- <text:s/>transcription elongation factor a (sii), 2, SALL2 <text:s/>- <text:s/>sal-like 2 (drosophila), ZBTB1 <text:s/>- <text:s/>zinc finger and btb domain containing 1, CCAR1 <text:s/>- <text:s/>cell division cycle and apoptosis regulator 1, HLX <text:s/>- <text:s/>h2.0-like homeobox, TLE4 <text:s/>- <text:s/>transducin-like enhancer of split 4 (e(sp1) homolog, drosophila), NR5A2 <text:s/>- <text:s/>nuclear receptor subfamily 5, group a, member 2, VSX2 <text:s/>- <text:s/>visual system homeobox 2, VDR <text:s/>- <text:s/>vitamin d (1,25- dihydroxyvitamin d3) receptor, TCEAL8 <text:s/>- <text:s/>transcription elongation factor a (sii)-like 8, CHD4 <text:s/>- <text:s/>chromodomain helicase dna binding protein 4, NFKB2 <text:s/>- <text:s/>nuclear factor of kappa light polypeptide gene enhancer in b-cells 2 (p49/p100), MKL1 <text:s/>- <text:s/>megakaryoblastic leukemia (translocation) 1, NFKB1 <text:s/>- <text:s/>nuclear factor of kappa light polypeptide gene enhancer in b-cells 1, GPBP1 <text:s/>- <text:s/>gc-rich promoter binding protein 1, NFKBIB <text:s/>- <text:s/>nuclear factor of kappa light polypeptide gene enhancer in b-cells inhibitor, beta, CBX2 <text:s/>- <text:s/>chromobox homolog 2, FOXP4 <text:s/>- <text:s/>forkhead box p4, EBF4 <text:s/>- <text:s/>early b-cell factor 4, NCOA2 <text:s/>- <text:s/>nuclear receptor coactivator 2, OTP <text:s/>- <text:s/>orthopedia homeobox, MSX1 <text:s/>- <text:s/>msh homeobox 1, HOXA11 <text:s/>- <text:s/>homeobox a11, ZBTB25 <text:s/>- <text:s/>zinc finger and btb domain containing 25, EHF <text:s/>- <text:s/>ets homologous factor, STAT5A <text:s/>- <text:s/>signal transducer and activator of transcription 5a, SP6 <text:s/>- <text:s/>sp6 transcription factor, STAT6 <text:s/>- <text:s/>signal transducer and activator of transcription 6, interleukin-4 induced, HOXB9 <text:s/>- <text:s/>homeobox b9, KMT2D <text:s/>- <text:s/>lysine (k)-specific methyltransferase 2d, MORF4L2 <text:s/>- <text:s/>mortality factor 4 like 2, IKZF3 <text:s/>- <text:s/>ikaros family zinc finger 3 (aiolos), YY1AP1 <text:s/>- <text:s/>yy1 associated protein 1, NFATC1 <text:s/>- <text:s/>nuclear factor of activated t-cells, cytoplasmic, calcineurin-dependent 1, MAP2K6 <text:s/>- <text:s/>mitogen-activated protein kinase kinase 6, KDM1B <text:s/>- <text:s/>lysine (k)-specific demethylase 1b, NFATC2 <text:s/>- <text:s/>nuclear factor of activated t-cells, cytoplasmic, calcineurin-dependent 2, ETS1 <text:s/>- <text:s/>v-ets avian erythroblastosis virus e26 oncogene homolog 1, MAFB <text:s/>- <text:s/>v-maf avian musculoaponeurotic fibrosarcoma oncogene homolog b, RARA <text:s/>- <text:s/>retinoic acid receptor, alpha, MAPK14 <text:s/>- <text:s/>mitogen-activated protein kinase 14, FOXA3 <text:s/>- <text:s/>forkhead box a3, GATA4 <text:s/>- <text:s/>gata binding protein 4, ATG16L2 <text:s/>- <text:s/>autophagy related 16-like 2 (s. cerevisiae), ZBTB14 <text:s/>- <text:s/>zinc finger and btb domain containing 14, FOSB <text:s/>- <text:s/>fbj murine osteosarcoma viral oncogene homolog b, BCL3 <text:s/>- <text:s/>b-cell cll/lymphoma 3, NFAT5 <text:s/>- <text:s/>nuclear factor of activated t-cells 5, tonicity-responsive, NUP153 <text:s/>- <text:s/>nucleoporin 153kda, GTF3C4 <text:s/>- <text:s/>general transcription factor iiic, polypeptide 4, 90kda]</text:p>
          </table:table-cell>
        </table:table-row>
        <table:table-row table:style-name="ro1">
          <table:table-cell office:value-type="string" calcext:value-type="string">
            <text:p>GO:0002828</text:p>
          </table:table-cell>
          <table:table-cell office:value-type="string" calcext:value-type="string">
            <text:p>regulation of type 2 immune response</text:p>
          </table:table-cell>
          <table:table-cell office:value-type="float" office:value="0.0000323" calcext:value-type="float">
            <text:p>0.0000323</text:p>
          </table:table-cell>
          <table:table-cell office:value-type="float" office:value="0.00311" calcext:value-type="float">
            <text:p>0.00311</text:p>
          </table:table-cell>
          <table:table-cell office:value-type="float" office:value="9.21" calcext:value-type="float">
            <text:p>9.21</text:p>
          </table:table-cell>
          <table:table-cell office:value-type="float" office:value="13954" calcext:value-type="float">
            <text:p>13954</text:p>
          </table:table-cell>
          <table:table-cell office:value-type="float" office:value="22" calcext:value-type="float">
            <text:p>22</text:p>
          </table:table-cell>
          <table:table-cell office:value-type="float" office:value="413" calcext:value-type="float">
            <text:p>4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IL27RA <text:s/>- <text:s/>interleukin 27 receptor, alpha, CD86 <text:s/>- <text:s/>cd86 molecule, RARA <text:s/>- <text:s/>retinoic acid receptor, alpha, IL6 <text:s/>- <text:s/>interleukin 6 (interferon, beta 2), HLX <text:s/>- <text:s/>h2.0-like homeobox, STAT6 <text:s/>- <text:s/>signal transducer and activator of transcription 6, interleukin-4 induced]</text:p>
          </table:table-cell>
        </table:table-row>
        <table:table-row table:style-name="ro1">
          <table:table-cell office:value-type="string" calcext:value-type="string">
            <text:p>GO:0002705</text:p>
          </table:table-cell>
          <table:table-cell office:value-type="string" calcext:value-type="string">
            <text:p>positive regulation of leukocyte mediated immunity</text:p>
          </table:table-cell>
          <table:table-cell office:value-type="float" office:value="0.000033" calcext:value-type="float">
            <text:p>0.000033</text:p>
          </table:table-cell>
          <table:table-cell office:value-type="float" office:value="0.00316" calcext:value-type="float">
            <text:p>0.00316</text:p>
          </table:table-cell>
          <table:table-cell office:value-type="float" office:value="4.9" calcext:value-type="float">
            <text:p>4.9</text:p>
          </table:table-cell>
          <table:table-cell office:value-type="float" office:value="13954" calcext:value-type="float">
            <text:p>13954</text:p>
          </table:table-cell>
          <table:table-cell office:value-type="float" office:value="69" calcext:value-type="float">
            <text:p>69</text:p>
          </table:table-cell>
          <table:table-cell office:value-type="float" office:value="413" calcext:value-type="float">
            <text:p>4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IL23A <text:s/>- <text:s/>interleukin 23, alpha subunit p19, STX4 <text:s/>- <text:s/>syntaxin 4, SASH3 <text:s/>- <text:s/>sam and sh3 domain containing 3, TNFSF13 <text:s/>- <text:s/>tumor necrosis factor (ligand) superfamily, member 13, TRAF2 <text:s/>- <text:s/>tnf receptor-associated factor 2, ZBTB1 <text:s/>- <text:s/>zinc finger and btb domain containing 1, FGR <text:s/>- <text:s/>feline gardner-rasheed sarcoma viral oncogene homolog, IL6 <text:s/>- <text:s/>interleukin 6 (interferon, beta 2), B2M <text:s/>- <text:s/>beta-2-microglobulin, STAT6 <text:s/>- <text:s/>signal transducer and activator of transcription 6, interleukin-4 induced]</text:p>
          </table:table-cell>
        </table:table-row>
        <table:table-row table:style-name="ro1">
          <table:table-cell office:value-type="string" calcext:value-type="string">
            <text:p>GO:0002690</text:p>
          </table:table-cell>
          <table:table-cell office:value-type="string" calcext:value-type="string">
            <text:p>positive regulation of leukocyte chemotaxis</text:p>
          </table:table-cell>
          <table:table-cell office:value-type="float" office:value="0.000033" calcext:value-type="float">
            <text:p>0.000033</text:p>
          </table:table-cell>
          <table:table-cell office:value-type="float" office:value="0.00314" calcext:value-type="float">
            <text:p>0.00314</text:p>
          </table:table-cell>
          <table:table-cell office:value-type="float" office:value="4.9" calcext:value-type="float">
            <text:p>4.9</text:p>
          </table:table-cell>
          <table:table-cell office:value-type="float" office:value="13954" calcext:value-type="float">
            <text:p>13954</text:p>
          </table:table-cell>
          <table:table-cell office:value-type="float" office:value="69" calcext:value-type="float">
            <text:p>69</text:p>
          </table:table-cell>
          <table:table-cell office:value-type="float" office:value="413" calcext:value-type="float">
            <text:p>4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IL23A <text:s/>- <text:s/>interleukin 23, alpha subunit p19, CSF1 <text:s/>- <text:s/>colony stimulating factor 1 (macrophage), CXCL2 <text:s/>- <text:s/>chemokine (c-x-c motif) ligand 2, CXCL1 <text:s/>- <text:s/>chemokine (c-x-c motif) ligand 1 (melanoma growth stimulating activity, alpha), CXCL5 <text:s/>- <text:s/>chemokine (c-x-c motif) ligand 5, CXCL10 <text:s/>- <text:s/>chemokine (c-x-c motif) ligand 10, CXCL6 <text:s/>- <text:s/>chemokine (c-x-c motif) ligand 6, CXCL3 <text:s/>- <text:s/>chemokine (c-x-c motif) ligand 3, IL6 <text:s/>- <text:s/>interleukin 6 (interferon, beta 2), MAPK14 <text:s/>- <text:s/>mitogen-activated protein kinase 14]</text:p>
          </table:table-cell>
        </table:table-row>
        <table:table-row table:style-name="ro1">
          <table:table-cell office:value-type="string" calcext:value-type="string">
            <text:p>GO:0046634</text:p>
          </table:table-cell>
          <table:table-cell office:value-type="string" calcext:value-type="string">
            <text:p>regulation of alpha-beta T cell activation</text:p>
          </table:table-cell>
          <table:table-cell office:value-type="float" office:value="0.0000353" calcext:value-type="float">
            <text:p>0.0000353</text:p>
          </table:table-cell>
          <table:table-cell office:value-type="float" office:value="0.00332" calcext:value-type="float">
            <text:p>0.00332</text:p>
          </table:table-cell>
          <table:table-cell office:value-type="float" office:value="5.43" calcext:value-type="float">
            <text:p>5.43</text:p>
          </table:table-cell>
          <table:table-cell office:value-type="float" office:value="13954" calcext:value-type="float">
            <text:p>13954</text:p>
          </table:table-cell>
          <table:table-cell office:value-type="float" office:value="56" calcext:value-type="float">
            <text:p>56</text:p>
          </table:table-cell>
          <table:table-cell office:value-type="float" office:value="413" calcext:value-type="float">
            <text:p>4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IL23A <text:s/>- <text:s/>interleukin 23, alpha subunit p19, IRF1 <text:s/>- <text:s/>interferon regulatory factor 1, MYB <text:s/>- <text:s/>v-myb avian myeloblastosis viral oncogene homolog, SASH3 <text:s/>- <text:s/>sam and sh3 domain containing 3, CD83 <text:s/>- <text:s/>cd83 molecule, CD86 <text:s/>- <text:s/>cd86 molecule, RARA <text:s/>- <text:s/>retinoic acid receptor, alpha, IL6 <text:s/>- <text:s/>interleukin 6 (interferon, beta 2), HLX <text:s/>- <text:s/>h2.0-like homeobox]</text:p>
          </table:table-cell>
        </table:table-row>
        <table:table-row table:style-name="ro1">
          <table:table-cell office:value-type="string" calcext:value-type="string">
            <text:p>GO:0002706</text:p>
          </table:table-cell>
          <table:table-cell office:value-type="string" calcext:value-type="string">
            <text:p>regulation of lymphocyte mediated immunity</text:p>
          </table:table-cell>
          <table:table-cell office:value-type="float" office:value="0.0000356" calcext:value-type="float">
            <text:p>0.0000356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4.42" calcext:value-type="float">
            <text:p>4.42</text:p>
          </table:table-cell>
          <table:table-cell office:value-type="float" office:value="13954" calcext:value-type="float">
            <text:p>13954</text:p>
          </table:table-cell>
          <table:table-cell office:value-type="float" office:value="84" calcext:value-type="float">
            <text:p>84</text:p>
          </table:table-cell>
          <table:table-cell office:value-type="float" office:value="413" calcext:value-type="float">
            <text:p>4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IL23A <text:s/>- <text:s/>interleukin 23, alpha subunit p19, IL27RA <text:s/>- <text:s/>interleukin 27 receptor, alpha, SASH3 <text:s/>- <text:s/>sam and sh3 domain containing 3, TNFSF13 <text:s/>- <text:s/>tumor necrosis factor (ligand) superfamily, member 13, FOXJ1 <text:s/>- <text:s/>forkhead box j1, TRAF2 <text:s/>- <text:s/>tnf receptor-associated factor 2, ZBTB1 <text:s/>- <text:s/>zinc finger and btb domain containing 1, APLF <text:s/>- <text:s/>aprataxin and pnkp like factor, IL6 <text:s/>- <text:s/>interleukin 6 (interferon, beta 2), B2M <text:s/>- <text:s/>beta-2-microglobulin, STAT6 <text:s/>- <text:s/>signal transducer and activator of transcription 6, interleukin-4 induced]</text:p>
          </table:table-cell>
        </table:table-row>
        <table:table-row table:style-name="ro1">
          <table:table-cell office:value-type="string" calcext:value-type="string">
            <text:p>GO:0051716</text:p>
          </table:table-cell>
          <table:table-cell office:value-type="string" calcext:value-type="string">
            <text:p>cellular response to stimulus</text:p>
          </table:table-cell>
          <table:table-cell office:value-type="float" office:value="0.0000381" calcext:value-type="float">
            <text:p>0.0000381</text:p>
          </table:table-cell>
          <table:table-cell office:value-type="float" office:value="0.00355" calcext:value-type="float">
            <text:p>0.00355</text:p>
          </table:table-cell>
          <table:table-cell office:value-type="float" office:value="1.51" calcext:value-type="float">
            <text:p>1.51</text:p>
          </table:table-cell>
          <table:table-cell office:value-type="float" office:value="13954" calcext:value-type="float">
            <text:p>13954</text:p>
          </table:table-cell>
          <table:table-cell office:value-type="float" office:value="1973" calcext:value-type="float">
            <text:p>1973</text:p>
          </table:table-cell>
          <table:table-cell office:value-type="float" office:value="413" calcext:value-type="float">
            <text:p>41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[ATP2A1 <text:s/>- <text:s/>atpase, ca++ transporting, cardiac muscle, fast twitch 1, SMC6 <text:s/>- <text:s/>structural maintenance of chromosomes 6, NOS2 <text:s/>- <text:s/>nitric oxide synthase 2, inducible, RPS6KA6 <text:s/>- <text:s/>ribosomal protein s6 kinase, 90kda, polypeptide 6, NEK6 <text:s/>- <text:s/>nima-related kinase 6, ZBTB1 <text:s/>- <text:s/>zinc finger and btb domain containing 1, SIN3A <text:s/>- <text:s/>sin3 transcription regulator family member a, WNT10B <text:s/>- <text:s/>wingless-type mmtv integration site family, member 10b, CD69 <text:s/>- <text:s/>cd69 molecule, SLC29A1 <text:s/>- <text:s/>solute carrier family 29 (equilibrative nucleoside transporter), member 1, ZBTB17 <text:s/>- <text:s/>zinc finger and btb domain containing 17, PXN <text:s/>- <text:s/>paxillin, SIRT6 <text:s/>- <text:s/>sirtuin 6, SIRT2 <text:s/>- <text:s/>sirtuin 2, BECN1 <text:s/>- <text:s/>beclin 1, autophagy related, SMYD3 <text:s/>- <text:s/>set and mynd domain containing 3, PEA15 <text:s/>- <text:s/>phosphoprotein enriched in astrocytes 15, PPP3CA <text:s/>- <text:s/>protein phosphatase 3, catalytic subunit, alpha isozyme, SOCS2 <text:s/>- <text:s/>suppressor of cytokine signaling 2, APLF <text:s/>- <text:s/>aprataxin and pnkp like factor, WNT1 <text:s/>- <text:s/>wingless-type mmtv integration site family, member 1, NFKB1 <text:s/>- <text:s/>nuclear factor of kappa light polypeptide gene enhancer in b-cells 1, SOX5 <text:s/>- <text:s/>sry (sex determining region y)-box 5, CTSS <text:s/>- <text:s/>cathepsin s, NFKBIB <text:s/>- <text:s/>nuclear factor of kappa light polypeptide gene enhancer in b-cells inhibitor, beta, EXTL3 <text:s/>- <text:s/>exostosin-like glycosyltransferase 3, UVRAG <text:s/>- <text:s/>uv radiation resistance associated, COPS7B <text:s/>- <text:s/>cop9 signalosome subunit 7b, UNC13B <text:s/>- <text:s/>unc-13 homolog b (c. elegans), MSX1 <text:s/>- <text:s/>msh homeobox 1, NCOA2 <text:s/>- <text:s/>nuclear receptor coactivator 2, PFN1 <text:s/>- <text:s/>profilin 1, TNFAIP3 <text:s/>- <text:s/>tumor necrosis factor, alpha-induced protein 3, ATP2B4 <text:s/>- <text:s/>atpase, ca++ transporting, plasma membrane 4, VCAM1 <text:s/>- <text:s/>vascular cell adhesion molecule 1, CREB1 <text:s/>- <text:s/>camp responsive element binding protein 1, CXCL6 <text:s/>- <text:s/>chemokine (c-x-c motif) ligand 6, CD86 <text:s/>- <text:s/>cd86 molecule, EHD1 <text:s/>- <text:s/>eh-domain containing 1, IL6 <text:s/>- <text:s/>interleukin 6 (interferon, beta 2), PPARGC1B <text:s/>- <text:s/>peroxisome proliferator-activated receptor gamma, coactivator 1 beta, FFAR2 <text:s/>- <text:s/>free fatty acid receptor 2, SUPT16H <text:s/>- <text:s/>suppressor of ty 16 homolog (s. cerevisiae), EEF1A1 <text:s/>- <text:s/>eukaryotic translation elongation factor 1 alpha 1, WNT10A <text:s/>- <text:s/>wingless-type mmtv integration site family, member 10a, NTRK3 <text:s/>- <text:s/>neurotrophic tyrosine kinase, receptor, type 3, B2M <text:s/>- <text:s/>beta-2-microglobulin, STAT6 <text:s/>- <text:s/>signal transducer and activator of transcription 6, interleukin-4 induced, RAB10 <text:s/>- <text:s/>rab10, member ras oncogene family, EGR1 <text:s/>- <text:s/>early growth response 1, FGF1 <text:s/>- <text:s/>fibroblast growth factor 1 (acidic), MORF4L2 <text:s/>- <text:s/>mortality factor 4 like 2, IKBKE <text:s/>- <text:s/>inhibitor of kappa light polypeptide gene enhancer in b-cells, kinase epsilon, NR4A2 <text:s/>- <text:s/>nuclear receptor subfamily 4, group a, member 2, MYB <text:s/>- <text:s/>v-myb avian myeloblastosis viral oncogene homolog, YY1AP1 <text:s/>- <text:s/>yy1 associated protein 1, MAP2K6 <text:s/>- <text:s/>mitogen-activated protein kinase kinase 6, NFATC2 <text:s/>- <text:s/>nuclear factor of activated t-cells, cytoplasmic, calcineurin-dependent 2, ETS1 <text:s/>- <text:s/>v-ets avian erythroblastosis virus e26 oncogene homolog 1, RARA <text:s/>- <text:s/>retinoic acid receptor, alpha, MAPK14 <text:s/>- <text:s/>mitogen-activated protein kinase 14, CDK6 <text:s/>- <text:s/>cyclin-dependent kinase 6, FOXA3 <text:s/>- <text:s/>forkhead box a3, EPHA3 <text:s/>- <text:s/>eph receptor a3, GNG4 <text:s/>- <text:s/>guanine nucleotide binding protein (g protein), gamma 4, AKAP6 <text:s/>- <text:s/>a kinase (prka) anchor protein 6, BRINP1 <text:s/>- <text:s/>bone morphogenetic protein/retinoic acid inducible neural-specific 1, GATA4 <text:s/>- <text:s/>gata binding protein 4, TNIP3 <text:s/>- <text:s/>tnfaip3 interacting protein 3, CXCL10 <text:s/>- <text:s/>chemokine (c-x-c motif) ligand 10, CDKN1A <text:s/>- <text:s/>cyclin-dependent kinase inhibitor 1a (p21, cip1), C11orf30 <text:s/>- <text:s/>chromosome 11 open reading frame 30, FOSB <text:s/>- <text:s/>fbj murine osteosarcoma viral oncogene homolog b, GLP2R <text:s/>- <text:s/>glucagon-like peptide 2 receptor, NDNF <text:s/>- <text:s/>neuron-derived neurotrophic factor, MAG <text:s/>- <text:s/>myelin associated glycoprotein, IRF1 <text:s/>- <text:s/>interferon regulatory factor 1, BCL3 <text:s/>- <text:s/>b-cell cll/lymphoma 3, CDC37 <text:s/>- <text:s/>cell division cycle 37, UBE2I <text:s/>- <text:s/>ubiquitin-conjugating enzyme e2i, PRKCD <text:s/>- <text:s/>protein kinase c, delta, TRAF2 <text:s/>- <text:s/>tnf receptor-associated factor 2, NEURL <text:s/>- <text:s/>neuralized homolog (drosophila), PHOX2B <text:s/>- <text:s/>paired-like homeobox 2b, CDK2 <text:s/>- <text:s/>cyclin-dependent kinase 2, COL16A1 <text:s/>- <text:s/>collagen, type xvi, alpha 1, OPTN <text:s/>- <text:s/>optineurin, PDE4B <text:s/>- <text:s/>phosphodiesterase 4b, camp-specific]</text:p>
          </table:table-cell>
        </table:table-row>
        <table:table-row table:style-name="ro1">
          <table:table-cell office:value-type="string" calcext:value-type="string">
            <text:p>GO:0051251</text:p>
          </table:table-cell>
          <table:table-cell office:value-type="string" calcext:value-type="string">
            <text:p>positive regulation of lymphocyte activation</text:p>
          </table:table-cell>
          <table:table-cell office:value-type="float" office:value="0.0000383" calcext:value-type="float">
            <text:p>0.0000383</text:p>
          </table:table-cell>
          <table:table-cell office:value-type="float" office:value="0.00354" calcext:value-type="float">
            <text:p>0.00354</text:p>
          </table:table-cell>
          <table:table-cell office:value-type="float" office:value="3.09" calcext:value-type="float">
            <text:p>3.09</text:p>
          </table:table-cell>
          <table:table-cell office:value-type="float" office:value="13954" calcext:value-type="float">
            <text:p>13954</text:p>
          </table:table-cell>
          <table:table-cell office:value-type="float" office:value="186" calcext:value-type="float">
            <text:p>186</text:p>
          </table:table-cell>
          <table:table-cell office:value-type="float" office:value="413" calcext:value-type="float">
            <text:p>4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SASH3 <text:s/>- <text:s/>sam and sh3 domain containing 3, CD83 <text:s/>- <text:s/>cd83 molecule, ZBTB1 <text:s/>- <text:s/>zinc finger and btb domain containing 1, CDKN1A <text:s/>- <text:s/>cyclin-dependent kinase inhibitor 1a (p21, cip1), HLX <text:s/>- <text:s/>h2.0-like homeobox, STAT6 <text:s/>- <text:s/>signal transducer and activator of transcription 6, interleukin-4 induced, ATP11C <text:s/>- <text:s/>atpase, class vi, type 11c, IL23A <text:s/>- <text:s/>interleukin 23, alpha subunit p19, MYB <text:s/>- <text:s/>v-myb avian myeloblastosis viral oncogene homolog, TNFSF13 <text:s/>- <text:s/>tumor necrosis factor (ligand) superfamily, member 13, TRAF2 <text:s/>- <text:s/>tnf receptor-associated factor 2, VCAM1 <text:s/>- <text:s/>vascular cell adhesion molecule 1, NFATC2 <text:s/>- <text:s/>nuclear factor of activated t-cells, cytoplasmic, calcineurin-dependent 2, CYLD <text:s/>- <text:s/>cylindromatosis (turban tumor syndrome), CD86 <text:s/>- <text:s/>cd86 molecule, RARA <text:s/>- <text:s/>retinoic acid receptor, alpha, IL6 <text:s/>- <text:s/>interleukin 6 (interferon, beta 2)]</text:p>
          </table:table-cell>
        </table:table-row>
        <table:table-row table:style-name="ro1">
          <table:table-cell office:value-type="string" calcext:value-type="string">
            <text:p>GO:0032103</text:p>
          </table:table-cell>
          <table:table-cell office:value-type="string" calcext:value-type="string">
            <text:p>positive regulation of response to external stimulus</text:p>
          </table:table-cell>
          <table:table-cell office:value-type="float" office:value="0.0000415" calcext:value-type="float">
            <text:p>0.0000415</text:p>
          </table:table-cell>
          <table:table-cell office:value-type="float" office:value="0.00381" calcext:value-type="float">
            <text:p>0.00381</text:p>
          </table:table-cell>
          <table:table-cell office:value-type="float" office:value="2.95" calcext:value-type="float">
            <text:p>2.95</text:p>
          </table:table-cell>
          <table:table-cell office:value-type="float" office:value="13954" calcext:value-type="float">
            <text:p>13954</text:p>
          </table:table-cell>
          <table:table-cell office:value-type="float" office:value="206" calcext:value-type="float">
            <text:p>206</text:p>
          </table:table-cell>
          <table:table-cell office:value-type="float" office:value="413" calcext:value-type="float">
            <text:p>4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CSF1 <text:s/>- <text:s/>colony stimulating factor 1 (macrophage), FFAR2 <text:s/>- <text:s/>free fatty acid receptor 2, STX4 <text:s/>- <text:s/>syntaxin 4, TNIP1 <text:s/>- <text:s/>tnfaip3 interacting protein 1, CXCL10 <text:s/>- <text:s/>chemokine (c-x-c motif) ligand 10, NTRK3 <text:s/>- <text:s/>neurotrophic tyrosine kinase, receptor, type 3, PGC <text:s/>- <text:s/>progastricsin (pepsinogen c), IL23A <text:s/>- <text:s/>interleukin 23, alpha subunit p19, CXCL2 <text:s/>- <text:s/>chemokine (c-x-c motif) ligand 2, CXCL1 <text:s/>- <text:s/>chemokine (c-x-c motif) ligand 1 (melanoma growth stimulating activity, alpha), UNC13B <text:s/>- <text:s/>unc-13 homolog b (c. elegans), CXCL5 <text:s/>- <text:s/>chemokine (c-x-c motif) ligand 5, ETS1 <text:s/>- <text:s/>v-ets avian erythroblastosis virus e26 oncogene homolog 1, CXCL6 <text:s/>- <text:s/>chemokine (c-x-c motif) ligand 6, CXCL3 <text:s/>- <text:s/>chemokine (c-x-c motif) ligand 3, OPTN <text:s/>- <text:s/>optineurin, IL6 <text:s/>- <text:s/>interleukin 6 (interferon, beta 2), MAPK14 <text:s/>- <text:s/>mitogen-activated protein kinase 14]</text:p>
          </table:table-cell>
        </table:table-row>
        <table:table-row table:style-name="ro1">
          <table:table-cell office:value-type="string" calcext:value-type="string">
            <text:p>GO:0001775</text:p>
          </table:table-cell>
          <table:table-cell office:value-type="string" calcext:value-type="string">
            <text:p>cell activation</text:p>
          </table:table-cell>
          <table:table-cell office:value-type="float" office:value="0.0000422" calcext:value-type="float">
            <text:p>0.0000422</text:p>
          </table:table-cell>
          <table:table-cell office:value-type="float" office:value="0.00385" calcext:value-type="float">
            <text:p>0.00385</text:p>
          </table:table-cell>
          <table:table-cell office:value-type="float" office:value="1.95" calcext:value-type="float">
            <text:p>1.95</text:p>
          </table:table-cell>
          <table:table-cell office:value-type="float" office:value="13954" calcext:value-type="float">
            <text:p>13954</text:p>
          </table:table-cell>
          <table:table-cell office:value-type="float" office:value="694" calcext:value-type="float">
            <text:p>694</text:p>
          </table:table-cell>
          <table:table-cell office:value-type="float" office:value="413" calcext:value-type="float">
            <text:p>4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[UBR4 <text:s/>- <text:s/>ubiquitin protein ligase e3 component n-recognin 4, ZBTB1 <text:s/>- <text:s/>zinc finger and btb domain containing 1, EEF1A1 <text:s/>- <text:s/>eukaryotic translation elongation factor 1 alpha 1, ARRB1 <text:s/>- <text:s/>arrestin, beta 1, B2M <text:s/>- <text:s/>beta-2-microglobulin, SEMA4A <text:s/>- <text:s/>sema domain, immunoglobulin domain (ig), transmembrane domain (tm) and short cytoplasmic domain, (semaphorin) 4a, EGR1 <text:s/>- <text:s/>early growth response 1, ATP11C <text:s/>- <text:s/>atpase, class vi, type 11c, RAB10 <text:s/>- <text:s/>rab10, member ras oncogene family, IL23A <text:s/>- <text:s/>interleukin 23, alpha subunit p19, IKZF3 <text:s/>- <text:s/>ikaros family zinc finger 3 (aiolos), TYRO3 <text:s/>- <text:s/>tyro3 protein tyrosine kinase, CHGA <text:s/>- <text:s/>chromogranin a (parathyroid secretory protein 1), MAFB <text:s/>- <text:s/>v-maf avian musculoaponeurotic fibrosarcoma oncogene homolog b, MAPK14 <text:s/>- <text:s/>mitogen-activated protein kinase 14, CSF1 <text:s/>- <text:s/>colony stimulating factor 1 (macrophage), PPP3CA <text:s/>- <text:s/>protein phosphatase 3, catalytic subunit, alpha isozyme, SAA1 <text:s/>- <text:s/>serum amyloid a1, NFKB2 <text:s/>- <text:s/>nuclear factor of kappa light polypeptide gene enhancer in b-cells 2 (p49/p100), RAP2C <text:s/>- <text:s/>rap2c, member of ras oncogene family, WNT1 <text:s/>- <text:s/>wingless-type mmtv integration site family, member 1, NFKB1 <text:s/>- <text:s/>nuclear factor of kappa light polypeptide gene enhancer in b-cells 1, CXCL10 <text:s/>- <text:s/>chemokine (c-x-c motif) ligand 10, CTSS <text:s/>- <text:s/>cathepsin s, SERPINA1 <text:s/>- <text:s/>serpin peptidase inhibitor, clade a (alpha-1 antiproteinase, antitrypsin), member 1, LRG1 <text:s/>- <text:s/>leucine-rich alpha-2-glycoprotein 1, PRKCH <text:s/>- <text:s/>protein kinase c, eta, IRF1 <text:s/>- <text:s/>interferon regulatory factor 1, CXCL1 <text:s/>- <text:s/>chemokine (c-x-c motif) ligand 1 (melanoma growth stimulating activity, alpha), BCL3 <text:s/>- <text:s/>b-cell cll/lymphoma 3, SATB1 <text:s/>- <text:s/>satb homeobox 1, CXCR5 <text:s/>- <text:s/>chemokine (c-x-c motif) receptor 5, PRKCD <text:s/>- <text:s/>protein kinase c, delta, VCAM1 <text:s/>- <text:s/>vascular cell adhesion molecule 1, FGR <text:s/>- <text:s/>feline gardner-rasheed sarcoma viral oncogene homolog, CXCL6 <text:s/>- <text:s/>chemokine (c-x-c motif) ligand 6, DOCK10 <text:s/>- <text:s/>dedicator of cytokinesis 10, YWHAZ <text:s/>- <text:s/>tyrosine 3-monooxygenase/tryptophan 5-monooxygenase activation protein, zeta polypeptide, CD86 <text:s/>- <text:s/>cd86 molecule, IL6 <text:s/>- <text:s/>interleukin 6 (interferon, beta 2)]</text:p>
          </table:table-cell>
        </table:table-row>
        <table:table-row table:style-name="ro1">
          <table:table-cell office:value-type="string" calcext:value-type="string">
            <text:p>GO:0044093</text:p>
          </table:table-cell>
          <table:table-cell office:value-type="string" calcext:value-type="string">
            <text:p>positive regulation of molecular function</text:p>
          </table:table-cell>
          <table:table-cell office:value-type="float" office:value="0.0000431" calcext:value-type="float">
            <text:p>0.0000431</text:p>
          </table:table-cell>
          <table:table-cell office:value-type="float" office:value="0.00391" calcext:value-type="float">
            <text:p>0.00391</text:p>
          </table:table-cell>
          <table:table-cell office:value-type="float" office:value="1.59" calcext:value-type="float">
            <text:p>1.59</text:p>
          </table:table-cell>
          <table:table-cell office:value-type="float" office:value="13954" calcext:value-type="float">
            <text:p>13954</text:p>
          </table:table-cell>
          <table:table-cell office:value-type="float" office:value="1531" calcext:value-type="float">
            <text:p>1531</text:p>
          </table:table-cell>
          <table:table-cell office:value-type="float" office:value="413" calcext:value-type="float">
            <text:p>41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[AGAP2 <text:s/>- <text:s/>arfgap with gtpase domain, ankyrin repeat and ph domain 2, SH3BP1 <text:s/>- <text:s/>sh3-domain binding protein 1, TRAPPC3 <text:s/>- <text:s/>trafficking protein particle complex 3, NOS2 <text:s/>- <text:s/>nitric oxide synthase 2, inducible, ARHGAP26 <text:s/>- <text:s/>rho gtpase activating protein 26, GDNF <text:s/>- <text:s/>glial cell derived neurotrophic factor, RIN2 <text:s/>- <text:s/>ras and rab interactor 2, VANGL2 <text:s/>- <text:s/>vangl planar cell polarity protein 2, IL23A <text:s/>- <text:s/>interleukin 23, alpha subunit p19, WNT10B <text:s/>- <text:s/>wingless-type mmtv integration site family, member 10b, FGF17 <text:s/>- <text:s/>fibroblast growth factor 17, TBC1D10A <text:s/>- <text:s/>tbc1 domain family, member 10a, DENND1A <text:s/>- <text:s/>denn/madd domain containing 1a, SIRT2 <text:s/>- <text:s/>sirtuin 2, RASGRP3 <text:s/>- <text:s/>ras guanyl releasing protein 3 (calcium and dag-regulated), VDR <text:s/>- <text:s/>vitamin d (1,25- dihydroxyvitamin d3) receptor, PEA15 <text:s/>- <text:s/>phosphoprotein enriched in astrocytes 15, STX4 <text:s/>- <text:s/>syntaxin 4, FOXJ1 <text:s/>- <text:s/>forkhead box j1, BDNF <text:s/>- <text:s/>brain-derived neurotrophic factor, PPP3CA <text:s/>- <text:s/>protein phosphatase 3, catalytic subunit, alpha isozyme, NFKB2 <text:s/>- <text:s/>nuclear factor of kappa light polypeptide gene enhancer in b-cells 2 (p49/p100), WNT1 <text:s/>- <text:s/>wingless-type mmtv integration site family, member 1, NFKB1 <text:s/>- <text:s/>nuclear factor of kappa light polypeptide gene enhancer in b-cells 1, CTSS <text:s/>- <text:s/>cathepsin s, STARD8 <text:s/>- <text:s/>star-related lipid transfer (start) domain containing 8, NFKBIB <text:s/>- <text:s/>nuclear factor of kappa light polypeptide gene enhancer in b-cells inhibitor, beta, PLEKHG6 <text:s/>- <text:s/>pleckstrin homology domain containing, family g (with rhogef domain) member 6, SORL1 <text:s/>- <text:s/>sortilin-related receptor, l(dlr class) a repeats containing, PLCB2 <text:s/>- <text:s/>phospholipase c, beta 2, NCOA2 <text:s/>- <text:s/>nuclear receptor coactivator 2, PFN1 <text:s/>- <text:s/>profilin 1, ATP2B4 <text:s/>- <text:s/>atpase, ca++ transporting, plasma membrane 4, FGR <text:s/>- <text:s/>feline gardner-rasheed sarcoma viral oncogene homolog, DOCK10 <text:s/>- <text:s/>dedicator of cytokinesis 10, IL6 <text:s/>- <text:s/>interleukin 6 (interferon, beta 2), LLGL1 <text:s/>- <text:s/>lethal giant larvae homolog 1 (drosophila), STK4 <text:s/>- <text:s/>serine/threonine kinase 4, PPARGC1B <text:s/>- <text:s/>peroxisome proliferator-activated receptor gamma, coactivator 1 beta, ST5 <text:s/>- <text:s/>suppression of tumorigenicity 5, RALGDS <text:s/>- <text:s/>ral guanine nucleotide dissociation stimulator, GADD45B <text:s/>- <text:s/>growth arrest and dna-damage-inducible, beta, NTRK3 <text:s/>- <text:s/>neurotrophic tyrosine kinase, receptor, type 3, ARRB1 <text:s/>- <text:s/>arrestin, beta 1, B2M <text:s/>- <text:s/>beta-2-microglobulin, FGF1 <text:s/>- <text:s/>fibroblast growth factor 1 (acidic), NR4A2 <text:s/>- <text:s/>nuclear receptor subfamily 4, group a, member 2, RAPGEF5 <text:s/>- <text:s/>rap guanine nucleotide exchange factor (gef) 5, EGF <text:s/>- <text:s/>epidermal growth factor, MAP2K6 <text:s/>- <text:s/>mitogen-activated protein kinase kinase 6, RARA <text:s/>- <text:s/>retinoic acid receptor, alpha, MAPK14 <text:s/>- <text:s/>mitogen-activated protein kinase 14, CSF1 <text:s/>- <text:s/>colony stimulating factor 1 (macrophage), TNFSF15 <text:s/>- <text:s/>tumor necrosis factor (ligand) superfamily, member 15, C15orf62 <text:s/>- <text:s/>chromosome 15 open reading frame 62, AKAP6 <text:s/>- <text:s/>a kinase (prka) anchor protein 6, SAA1 <text:s/>- <text:s/>serum amyloid a1, ARHGAP31 <text:s/>- <text:s/>rho gtpase activating protein 31, CDKN1A <text:s/>- <text:s/>cyclin-dependent kinase inhibitor 1a (p21, cip1), GRIN2D <text:s/>- <text:s/>glutamate receptor, ionotropic, n-methyl d-aspartate 2d, DENND4A <text:s/>- <text:s/>denn/madd domain containing 4a, TCF7L2 <text:s/>- <text:s/>transcription factor 7-like 2 (t-cell specific, hmg-box), DENND2D <text:s/>- <text:s/>denn/madd domain containing 2d, PRKCH <text:s/>- <text:s/>protein kinase c, eta, UBE2I <text:s/>- <text:s/>ubiquitin-conjugating enzyme e2i, CXCL1 <text:s/>- <text:s/>chemokine (c-x-c motif) ligand 1 (melanoma growth stimulating activity, alpha), ARHGEF40 <text:s/>- <text:s/>rho guanine nucleotide exchange factor (gef) 40, ADORA1 <text:s/>- <text:s/>adenosine a1 receptor, TRAF2 <text:s/>- <text:s/>tnf receptor-associated factor 2, PRKCD <text:s/>- <text:s/>protein kinase c, delta, NEURL <text:s/>- <text:s/>neuralized homolog (drosophila), GTF3C4 <text:s/>- <text:s/>general transcription factor iiic, polypeptide 4, 90kda]</text:p>
          </table:table-cell>
        </table:table-row>
        <table:table-row table:style-name="ro1">
          <table:table-cell office:value-type="string" calcext:value-type="string">
            <text:p>GO:0045785</text:p>
          </table:table-cell>
          <table:table-cell office:value-type="string" calcext:value-type="string">
            <text:p>positive regulation of cell adhesion</text:p>
          </table:table-cell>
          <table:table-cell office:value-type="float" office:value="0.0000456" calcext:value-type="float">
            <text:p>0.0000456</text:p>
          </table:table-cell>
          <table:table-cell office:value-type="float" office:value="0.0041" calcext:value-type="float">
            <text:p>0.0041</text:p>
          </table:table-cell>
          <table:table-cell office:value-type="float" office:value="2.59" calcext:value-type="float">
            <text:p>2.59</text:p>
          </table:table-cell>
          <table:table-cell office:value-type="float" office:value="13954" calcext:value-type="float">
            <text:p>13954</text:p>
          </table:table-cell>
          <table:table-cell office:value-type="float" office:value="287" calcext:value-type="float">
            <text:p>287</text:p>
          </table:table-cell>
          <table:table-cell office:value-type="float" office:value="413" calcext:value-type="float">
            <text:p>4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CDK6 <text:s/>- <text:s/>cyclin-dependent kinase 6, ITGA5 <text:s/>- <text:s/>integrin, alpha 5 (fibronectin receptor, alpha polypeptide), CSF1 <text:s/>- <text:s/>colony stimulating factor 1 (macrophage), STX4 <text:s/>- <text:s/>syntaxin 4, SASH3 <text:s/>- <text:s/>sam and sh3 domain containing 3, SAA1 <text:s/>- <text:s/>serum amyloid a1, ZBTB1 <text:s/>- <text:s/>zinc finger and btb domain containing 1, CD83 <text:s/>- <text:s/>cd83 molecule, HLX <text:s/>- <text:s/>h2.0-like homeobox, IL23A <text:s/>- <text:s/>interleukin 23, alpha subunit p19, NDNF <text:s/>- <text:s/>neuron-derived neurotrophic factor, MYADM <text:s/>- <text:s/>myeloid-associated differentiation marker, MYB <text:s/>- <text:s/>v-myb avian myeloblastosis viral oncogene homolog, LDB1 <text:s/>- <text:s/>lim domain binding 1, TRAF2 <text:s/>- <text:s/>tnf receptor-associated factor 2, VCAM1 <text:s/>- <text:s/>vascular cell adhesion molecule 1, CYLD <text:s/>- <text:s/>cylindromatosis (turban tumor syndrome), ETS1 <text:s/>- <text:s/>v-ets avian erythroblastosis virus e26 oncogene homolog 1, CD86 <text:s/>- <text:s/>cd86 molecule, COL16A1 <text:s/>- <text:s/>collagen, type xvi, alpha 1, RARA <text:s/>- <text:s/>retinoic acid receptor, alpha, IL6 <text:s/>- <text:s/>interleukin 6 (interferon, beta 2)]</text:p>
          </table:table-cell>
        </table:table-row>
        <table:table-row table:style-name="ro1">
          <table:table-cell office:value-type="string" calcext:value-type="string">
            <text:p>GO:0051172</text:p>
          </table:table-cell>
          <table:table-cell office:value-type="string" calcext:value-type="string">
            <text:p>negative regulation of nitrogen compound metabolic process</text:p>
          </table:table-cell>
          <table:table-cell office:value-type="float" office:value="0.0000457" calcext:value-type="float">
            <text:p>0.0000457</text:p>
          </table:table-cell>
          <table:table-cell office:value-type="float" office:value="0.00409" calcext:value-type="float">
            <text:p>0.00409</text:p>
          </table:table-cell>
          <table:table-cell office:value-type="float" office:value="1.69" calcext:value-type="float">
            <text:p>1.69</text:p>
          </table:table-cell>
          <table:table-cell office:value-type="float" office:value="13954" calcext:value-type="float">
            <text:p>13954</text:p>
          </table:table-cell>
          <table:table-cell office:value-type="float" office:value="1182" calcext:value-type="float">
            <text:p>1182</text:p>
          </table:table-cell>
          <table:table-cell office:value-type="float" office:value="413" calcext:value-type="float">
            <text:p>41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[ZBTB1 <text:s/>- <text:s/>zinc finger and btb domain containing 1, SIN3A <text:s/>- <text:s/>sin3 transcription regulator family member a, CCAR1 <text:s/>- <text:s/>cell division cycle and apoptosis regulator 1, TSC22D4 <text:s/>- <text:s/>tsc22 domain family, member 4, WNT10B <text:s/>- <text:s/>wingless-type mmtv integration site family, member 10b, WWTR1 <text:s/>- <text:s/>ww domain containing transcription regulator 1, TLE4 <text:s/>- <text:s/>transducin-like enhancer of split 4 (e(sp1) homolog, drosophila), BCOR <text:s/>- <text:s/>bcl6 corepressor, REL <text:s/>- <text:s/>v-rel avian reticuloendotheliosis viral oncogene homolog, TRPS1 <text:s/>- <text:s/>trichorhinophalangeal syndrome i, DICER1 <text:s/>- <text:s/>dicer 1, ribonuclease type iii, SIRT6 <text:s/>- <text:s/>sirtuin 6, TNRC6B <text:s/>- <text:s/>trinucleotide repeat containing 6b, SIRT2 <text:s/>- <text:s/>sirtuin 2, ILF3 <text:s/>- <text:s/>interleukin enhancer binding factor 3, 90kda, VDR <text:s/>- <text:s/>vitamin d (1,25- dihydroxyvitamin d3) receptor, CHD4 <text:s/>- <text:s/>chromodomain helicase dna binding protein 4, SUFU <text:s/>- <text:s/>suppressor of fused homolog (drosophila), SKIL <text:s/>- <text:s/>ski-like oncogene, FOXJ1 <text:s/>- <text:s/>forkhead box j1, PPP3CA <text:s/>- <text:s/>protein phosphatase 3, catalytic subunit, alpha isozyme, EIF4EBP2 <text:s/>- <text:s/>eukaryotic translation initiation factor 4e binding protein 2, NFKB2 <text:s/>- <text:s/>nuclear factor of kappa light polypeptide gene enhancer in b-cells 2 (p49/p100), CGGBP1 <text:s/>- <text:s/>cgg triplet repeat binding protein 1, NFKB1 <text:s/>- <text:s/>nuclear factor of kappa light polypeptide gene enhancer in b-cells 1, CBX2 <text:s/>- <text:s/>chromobox homolog 2, SORL1 <text:s/>- <text:s/>sortilin-related receptor, l(dlr class) a repeats containing, NCOA2 <text:s/>- <text:s/>nuclear receptor coactivator 2, LGR4 <text:s/>- <text:s/>leucine-rich repeat containing g protein-coupled receptor 4, MSX1 <text:s/>- <text:s/>msh homeobox 1, LDB1 <text:s/>- <text:s/>lim domain binding 1, TSC22D3 <text:s/>- <text:s/>tsc22 domain family, member 3, ATP2B4 <text:s/>- <text:s/>atpase, ca++ transporting, plasma membrane 4, CREB1 <text:s/>- <text:s/>camp responsive element binding protein 1, MSC <text:s/>- <text:s/>musculin, ASCL3 <text:s/>- <text:s/>achaete-scute complex homolog 3 (drosophila), BCL6B <text:s/>- <text:s/>b-cell cll/lymphoma 6, member b, PPARGC1B <text:s/>- <text:s/>peroxisome proliferator-activated receptor gamma, coactivator 1 beta, SPEN <text:s/>- <text:s/>spen homolog, transcriptional regulator (drosophila), STAT6 <text:s/>- <text:s/>signal transducer and activator of transcription 6, interleukin-4 induced, EGR1 <text:s/>- <text:s/>early growth response 1, KMT2D <text:s/>- <text:s/>lysine (k)-specific methyltransferase 2d, MORF4L2 <text:s/>- <text:s/>mortality factor 4 like 2, NR4A2 <text:s/>- <text:s/>nuclear receptor subfamily 4, group a, member 2, MYB <text:s/>- <text:s/>v-myb avian myeloblastosis viral oncogene homolog, NFATC2 <text:s/>- <text:s/>nuclear factor of activated t-cells, cytoplasmic, calcineurin-dependent 2, RARA <text:s/>- <text:s/>retinoic acid receptor, alpha, TBX15 <text:s/>- <text:s/>t-box 15, AKAP6 <text:s/>- <text:s/>a kinase (prka) anchor protein 6, ZBTB14 <text:s/>- <text:s/>zinc finger and btb domain containing 14, FOSB <text:s/>- <text:s/>fbj murine osteosarcoma viral oncogene homolog b, TCF7L2 <text:s/>- <text:s/>transcription factor 7-like 2 (t-cell specific, hmg-box), ARX <text:s/>- <text:s/>aristaless related homeobox, IRF1 <text:s/>- <text:s/>interferon regulatory factor 1, BCL3 <text:s/>- <text:s/>b-cell cll/lymphoma 3, UBE2I <text:s/>- <text:s/>ubiquitin-conjugating enzyme e2i, SATB1 <text:s/>- <text:s/>satb homeobox 1, CDK2 <text:s/>- <text:s/>cyclin-dependent kinase 2, SALL2 <text:s/>- <text:s/>sal-like 2 (drosophila)]</text:p>
          </table:table-cell>
        </table:table-row>
        <table:table-row table:style-name="ro1">
          <table:table-cell office:value-type="string" calcext:value-type="string">
            <text:p>GO:0010720</text:p>
          </table:table-cell>
          <table:table-cell office:value-type="string" calcext:value-type="string">
            <text:p>positive regulation of cell development</text:p>
          </table:table-cell>
          <table:table-cell office:value-type="float" office:value="0.0000483" calcext:value-type="float">
            <text:p>0.0000483</text:p>
          </table:table-cell>
          <table:table-cell office:value-type="float" office:value="0.0043" calcext:value-type="float">
            <text:p>0.0043</text:p>
          </table:table-cell>
          <table:table-cell office:value-type="float" office:value="2.36" calcext:value-type="float">
            <text:p>2.36</text:p>
          </table:table-cell>
          <table:table-cell office:value-type="float" office:value="13954" calcext:value-type="float">
            <text:p>13954</text:p>
          </table:table-cell>
          <table:table-cell office:value-type="float" office:value="373" calcext:value-type="float">
            <text:p>373</text:p>
          </table:table-cell>
          <table:table-cell office:value-type="float" office:value="413" calcext:value-type="float">
            <text:p>4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[HOXA11 <text:s/>- <text:s/>homeobox a11, SPEN <text:s/>- <text:s/>spen homolog, transcriptional regulator (drosophila), NTRK3 <text:s/>- <text:s/>neurotrophic tyrosine kinase, receptor, type 3, LPPR5 <text:s/>- <text:s/>lipid phosphate phosphatase-related protein type 5, MYB <text:s/>- <text:s/>v-myb avian myeloblastosis viral oncogene homolog, DICER1 <text:s/>- <text:s/>dicer 1, ribonuclease type iii, SIRT2 <text:s/>- <text:s/>sirtuin 2, RARA <text:s/>- <text:s/>retinoic acid receptor, alpha, CSF1 <text:s/>- <text:s/>colony stimulating factor 1 (macrophage), EPHA3 <text:s/>- <text:s/>eph receptor a3, AKAP6 <text:s/>- <text:s/>a kinase (prka) anchor protein 6, BRINP1 <text:s/>- <text:s/>bone morphogenetic protein/retinoic acid inducible neural-specific 1, BDNF <text:s/>- <text:s/>brain-derived neurotrophic factor, SKIL <text:s/>- <text:s/>ski-like oncogene, MYADM <text:s/>- <text:s/>myeloid-associated differentiation marker, PRKCH <text:s/>- <text:s/>protein kinase c, eta, NDNF <text:s/>- <text:s/>neuron-derived neurotrophic factor, CDH5 <text:s/>- <text:s/>cadherin 5, type 2 (vascular endothelium), MAG <text:s/>- <text:s/>myelin associated glycoprotein, OTP <text:s/>- <text:s/>orthopedia homeobox, NEURL <text:s/>- <text:s/>neuralized homolog (drosophila), PHOX2B <text:s/>- <text:s/>paired-like homeobox 2b, GDF7 <text:s/>- <text:s/>growth differentiation factor 7, IL1RAPL1 <text:s/>- <text:s/>interleukin 1 receptor accessory protein-like 1, IL6 <text:s/>- <text:s/>interleukin 6 (interferon, beta 2), CPNE5 <text:s/>- <text:s/>copine v]</text:p>
          </table:table-cell>
        </table:table-row>
        <table:table-row table:style-name="ro1">
          <table:table-cell office:value-type="string" calcext:value-type="string">
            <text:p>GO:0045934</text:p>
          </table:table-cell>
          <table:table-cell office:value-type="string" calcext:value-type="string">
            <text:p>negative regulation of nucleobase-containing compound metabolic process</text:p>
          </table:table-cell>
          <table:table-cell office:value-type="float" office:value="0.0000497" calcext:value-type="float">
            <text:p>0.0000497</text:p>
          </table:table-cell>
          <table:table-cell office:value-type="float" office:value="0.0044" calcext:value-type="float">
            <text:p>0.0044</text:p>
          </table:table-cell>
          <table:table-cell office:value-type="float" office:value="1.72" calcext:value-type="float">
            <text:p>1.72</text:p>
          </table:table-cell>
          <table:table-cell office:value-type="float" office:value="13954" calcext:value-type="float">
            <text:p>13954</text:p>
          </table:table-cell>
          <table:table-cell office:value-type="float" office:value="1080" calcext:value-type="float">
            <text:p>1080</text:p>
          </table:table-cell>
          <table:table-cell office:value-type="float" office:value="413" calcext:value-type="float">
            <text:p>41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[ZBTB1 <text:s/>- <text:s/>zinc finger and btb domain containing 1, SIN3A <text:s/>- <text:s/>sin3 transcription regulator family member a, CCAR1 <text:s/>- <text:s/>cell division cycle and apoptosis regulator 1, TSC22D4 <text:s/>- <text:s/>tsc22 domain family, member 4, WNT10B <text:s/>- <text:s/>wingless-type mmtv integration site family, member 10b, WWTR1 <text:s/>- <text:s/>ww domain containing transcription regulator 1, TLE4 <text:s/>- <text:s/>transducin-like enhancer of split 4 (e(sp1) homolog, drosophila), BCOR <text:s/>- <text:s/>bcl6 corepressor, REL <text:s/>- <text:s/>v-rel avian reticuloendotheliosis viral oncogene homolog, TRPS1 <text:s/>- <text:s/>trichorhinophalangeal syndrome i, DICER1 <text:s/>- <text:s/>dicer 1, ribonuclease type iii, SIRT6 <text:s/>- <text:s/>sirtuin 6, SIRT2 <text:s/>- <text:s/>sirtuin 2, ILF3 <text:s/>- <text:s/>interleukin enhancer binding factor 3, 90kda, VDR <text:s/>- <text:s/>vitamin d (1,25- dihydroxyvitamin d3) receptor, CHD4 <text:s/>- <text:s/>chromodomain helicase dna binding protein 4, SUFU <text:s/>- <text:s/>suppressor of fused homolog (drosophila), SKIL <text:s/>- <text:s/>ski-like oncogene, FOXJ1 <text:s/>- <text:s/>forkhead box j1, PPP3CA <text:s/>- <text:s/>protein phosphatase 3, catalytic subunit, alpha isozyme, NFKB2 <text:s/>- <text:s/>nuclear factor of kappa light polypeptide gene enhancer in b-cells 2 (p49/p100), CGGBP1 <text:s/>- <text:s/>cgg triplet repeat binding protein 1, NFKB1 <text:s/>- <text:s/>nuclear factor of kappa light polypeptide gene enhancer in b-cells 1, CBX2 <text:s/>- <text:s/>chromobox homolog 2, LGR4 <text:s/>- <text:s/>leucine-rich repeat containing g protein-coupled receptor 4, NCOA2 <text:s/>- <text:s/>nuclear receptor coactivator 2, MSX1 <text:s/>- <text:s/>msh homeobox 1, LDB1 <text:s/>- <text:s/>lim domain binding 1, TSC22D3 <text:s/>- <text:s/>tsc22 domain family, member 3, CREB1 <text:s/>- <text:s/>camp responsive element binding protein 1, MSC <text:s/>- <text:s/>musculin, ASCL3 <text:s/>- <text:s/>achaete-scute complex homolog 3 (drosophila), BCL6B <text:s/>- <text:s/>b-cell cll/lymphoma 6, member b, PPARGC1B <text:s/>- <text:s/>peroxisome proliferator-activated receptor gamma, coactivator 1 beta, SPEN <text:s/>- <text:s/>spen homolog, transcriptional regulator (drosophila), STAT6 <text:s/>- <text:s/>signal transducer and activator of transcription 6, interleukin-4 induced, EGR1 <text:s/>- <text:s/>early growth response 1, KMT2D <text:s/>- <text:s/>lysine (k)-specific methyltransferase 2d, MORF4L2 <text:s/>- <text:s/>mortality factor 4 like 2, MYB <text:s/>- <text:s/>v-myb avian myeloblastosis viral oncogene homolog, NR4A2 <text:s/>- <text:s/>nuclear receptor subfamily 4, group a, member 2, NFATC2 <text:s/>- <text:s/>nuclear factor of activated t-cells, cytoplasmic, calcineurin-dependent 2, RARA <text:s/>- <text:s/>retinoic acid receptor, alpha, TBX15 <text:s/>- <text:s/>t-box 15, AKAP6 <text:s/>- <text:s/>a kinase (prka) anchor protein 6, ZBTB14 <text:s/>- <text:s/>zinc finger and btb domain containing 14, FOSB <text:s/>- <text:s/>fbj murine osteosarcoma viral oncogene homolog b, ARX <text:s/>- <text:s/>aristaless related homeobox, TCF7L2 <text:s/>- <text:s/>transcription factor 7-like 2 (t-cell specific, hmg-box), IRF1 <text:s/>- <text:s/>interferon regulatory factor 1, BCL3 <text:s/>- <text:s/>b-cell cll/lymphoma 3, UBE2I <text:s/>- <text:s/>ubiquitin-conjugating enzyme e2i, SATB1 <text:s/>- <text:s/>satb homeobox 1, CDK2 <text:s/>- <text:s/>cyclin-dependent kinase 2, SALL2 <text:s/>- <text:s/>sal-like 2 (drosophila)]</text:p>
          </table:table-cell>
        </table:table-row>
        <table:table-row table:style-name="ro1">
          <table:table-cell office:value-type="string" calcext:value-type="string">
            <text:p>GO:0018130</text:p>
          </table:table-cell>
          <table:table-cell office:value-type="string" calcext:value-type="string">
            <text:p>heterocycle biosynthetic process</text:p>
          </table:table-cell>
          <table:table-cell office:value-type="float" office:value="0.0000507" calcext:value-type="float">
            <text:p>0.0000507</text:p>
          </table:table-cell>
          <table:table-cell office:value-type="float" office:value="0.00445" calcext:value-type="float">
            <text:p>0.00445</text:p>
          </table:table-cell>
          <table:table-cell office:value-type="float" office:value="1.44" calcext:value-type="float">
            <text:p>1.44</text:p>
          </table:table-cell>
          <table:table-cell office:value-type="float" office:value="13954" calcext:value-type="float">
            <text:p>13954</text:p>
          </table:table-cell>
          <table:table-cell office:value-type="float" office:value="2364" calcext:value-type="float">
            <text:p>2364</text:p>
          </table:table-cell>
          <table:table-cell office:value-type="float" office:value="413" calcext:value-type="float">
            <text:p>41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[SYMPK <text:s/>- <text:s/>symplekin, SEBOX <text:s/>- <text:s/>sebox homeobox, SIN3A <text:s/>- <text:s/>sin3 transcription regulator family member a, TSC22D4 <text:s/>- <text:s/>tsc22 domain family, member 4, ZNF436 <text:s/>- <text:s/>zinc finger protein 436, WWTR1 <text:s/>- <text:s/>ww domain containing transcription regulator 1, PBX3 <text:s/>- <text:s/>pre-b-cell leukemia homeobox 3, ELL2 <text:s/>- <text:s/>elongation factor, rna polymerase ii, 2, PBX1 <text:s/>- <text:s/>pre-b-cell leukemia homeobox 1, BCOR <text:s/>- <text:s/>bcl6 corepressor, ZBTB17 <text:s/>- <text:s/>zinc finger and btb domain containing 17, REL <text:s/>- <text:s/>v-rel avian reticuloendotheliosis viral oncogene homolog, TRPS1 <text:s/>- <text:s/>trichorhinophalangeal syndrome i, VEZF1 <text:s/>- <text:s/>vascular endothelial zinc finger 1, SIRT2 <text:s/>- <text:s/>sirtuin 2, ILF3 <text:s/>- <text:s/>interleukin enhancer binding factor 3, 90kda, ASH1L <text:s/>- <text:s/>ash1 (absent, small, or homeotic)-like (drosophila), PANK2 <text:s/>- <text:s/>pantothenate kinase 2, FOXJ1 <text:s/>- <text:s/>forkhead box j1, NR3C2 <text:s/>- <text:s/>nuclear receptor subfamily 3, group c, member 2, CGGBP1 <text:s/>- <text:s/>cgg triplet repeat binding protein 1, SOX5 <text:s/>- <text:s/>sry (sex determining region y)-box 5, NLK <text:s/>- <text:s/>nemo-like kinase, LDB1 <text:s/>- <text:s/>lim domain binding 1, SOX13 <text:s/>- <text:s/>sry (sex determining region y)-box 13, CREB1 <text:s/>- <text:s/>camp responsive element binding protein 1, MSC <text:s/>- <text:s/>musculin, ASCL3 <text:s/>- <text:s/>achaete-scute complex homolog 3 (drosophila), HOXC10 <text:s/>- <text:s/>homeobox c10, HOXC9 <text:s/>- <text:s/>homeobox c9, PPARGC1B <text:s/>- <text:s/>peroxisome proliferator-activated receptor gamma, coactivator 1 beta, SPEN <text:s/>- <text:s/>spen homolog, transcriptional regulator (drosophila), SUPT16H <text:s/>- <text:s/>suppressor of ty 16 homolog (s. cerevisiae), EEF1A1 <text:s/>- <text:s/>eukaryotic translation elongation factor 1 alpha 1, BBX <text:s/>- <text:s/>bobby sox homolog (drosophila), ARRB1 <text:s/>- <text:s/>arrestin, beta 1, EGR1 <text:s/>- <text:s/>early growth response 1, MYB <text:s/>- <text:s/>v-myb avian myeloblastosis viral oncogene homolog, NR4A2 <text:s/>- <text:s/>nuclear receptor subfamily 4, group a, member 2, MEF2D <text:s/>- <text:s/>myocyte enhancer factor 2d, GPHN <text:s/>- <text:s/>gephyrin, TBX15 <text:s/>- <text:s/>t-box 15, DENND4A <text:s/>- <text:s/>denn/madd domain containing 4a, C11orf30 <text:s/>- <text:s/>chromosome 11 open reading frame 30, TCF7L2 <text:s/>- <text:s/>transcription factor 7-like 2 (t-cell specific, hmg-box), ARX <text:s/>- <text:s/>aristaless related homeobox, IRF1 <text:s/>- <text:s/>interferon regulatory factor 1, IRF6 <text:s/>- <text:s/>interferon regulatory factor 6, SATB1 <text:s/>- <text:s/>satb homeobox 1, PHOX2B <text:s/>- <text:s/>paired-like homeobox 2b, NFKBIZ <text:s/>- <text:s/>nuclear factor of kappa light polypeptide gene enhancer in b-cells inhibitor, zeta, TCEA2 <text:s/>- <text:s/>transcription elongation factor a (sii), 2, SALL2 <text:s/>- <text:s/>sal-like 2 (drosophila), ZBTB1 <text:s/>- <text:s/>zinc finger and btb domain containing 1, CCAR1 <text:s/>- <text:s/>cell division cycle and apoptosis regulator 1, HLX <text:s/>- <text:s/>h2.0-like homeobox, TLE4 <text:s/>- <text:s/>transducin-like enhancer of split 4 (e(sp1) homolog, drosophila), NR5A2 <text:s/>- <text:s/>nuclear receptor subfamily 5, group a, member 2, VSX2 <text:s/>- <text:s/>visual system homeobox 2, VDR <text:s/>- <text:s/>vitamin d (1,25- dihydroxyvitamin d3) receptor, TCEAL8 <text:s/>- <text:s/>transcription elongation factor a (sii)-like 8, CHD4 <text:s/>- <text:s/>chromodomain helicase dna binding protein 4, NFKB2 <text:s/>- <text:s/>nuclear factor of kappa light polypeptide gene enhancer in b-cells 2 (p49/p100), MKL1 <text:s/>- <text:s/>megakaryoblastic leukemia (translocation) 1, NFKB1 <text:s/>- <text:s/>nuclear factor of kappa light polypeptide gene enhancer in b-cells 1, GPBP1 <text:s/>- <text:s/>gc-rich promoter binding protein 1, NFKBIB <text:s/>- <text:s/>nuclear factor of kappa light polypeptide gene enhancer in b-cells inhibitor, beta, CBX2 <text:s/>- <text:s/>chromobox homolog 2, FOXP4 <text:s/>- <text:s/>forkhead box p4, EBF4 <text:s/>- <text:s/>early b-cell factor 4, NCOA2 <text:s/>- <text:s/>nuclear receptor coactivator 2, OTP <text:s/>- <text:s/>orthopedia homeobox, MSX1 <text:s/>- <text:s/>msh homeobox 1, HOXA11 <text:s/>- <text:s/>homeobox a11, ZBTB25 <text:s/>- <text:s/>zinc finger and btb domain containing 25, EHF <text:s/>- <text:s/>ets homologous factor, STAT5A <text:s/>- <text:s/>signal transducer and activator of transcription 5a, SP6 <text:s/>- <text:s/>sp6 transcription factor, STAT6 <text:s/>- <text:s/>signal transducer and activator of transcription 6, interleukin-4 induced, HOXB9 <text:s/>- <text:s/>homeobox b9, KMT2D <text:s/>- <text:s/>lysine (k)-specific methyltransferase 2d, MORF4L2 <text:s/>- <text:s/>mortality factor 4 like 2, IKZF3 <text:s/>- <text:s/>ikaros family zinc finger 3 (aiolos), YY1AP1 <text:s/>- <text:s/>yy1 associated protein 1, NFATC1 <text:s/>- <text:s/>nuclear factor of activated t-cells, cytoplasmic, calcineurin-dependent 1, MAP2K6 <text:s/>- <text:s/>mitogen-activated protein kinase kinase 6, KDM1B <text:s/>- <text:s/>lysine (k)-specific demethylase 1b, NFATC2 <text:s/>- <text:s/>nuclear factor of activated t-cells, cytoplasmic, calcineurin-dependent 2, ETS1 <text:s/>- <text:s/>v-ets avian erythroblastosis virus e26 oncogene homolog 1, MAFB <text:s/>- <text:s/>v-maf avian musculoaponeurotic fibrosarcoma oncogene homolog b, RARA <text:s/>- <text:s/>retinoic acid receptor, alpha, MAPK14 <text:s/>- <text:s/>mitogen-activated protein kinase 14, FOXA3 <text:s/>- <text:s/>forkhead box a3, GATA4 <text:s/>- <text:s/>gata binding protein 4, ATG16L2 <text:s/>- <text:s/>autophagy related 16-like 2 (s. cerevisiae), ZBTB14 <text:s/>- <text:s/>zinc finger and btb domain containing 14, FOSB <text:s/>- <text:s/>fbj murine osteosarcoma viral oncogene homolog b, BCL3 <text:s/>- <text:s/>b-cell cll/lymphoma 3, NFAT5 <text:s/>- <text:s/>nuclear factor of activated t-cells 5, tonicity-responsive, NUP153 <text:s/>- <text:s/>nucleoporin 153kda, GTF3C4 <text:s/>- <text:s/>general transcription factor iiic, polypeptide 4, 90kda]</text:p>
          </table:table-cell>
        </table:table-row>
        <table:table-row table:style-name="ro1">
          <table:table-cell office:value-type="string" calcext:value-type="string">
            <text:p>GO:0045622</text:p>
          </table:table-cell>
          <table:table-cell office:value-type="string" calcext:value-type="string">
            <text:p>regulation of T-helper cell differentiation</text:p>
          </table:table-cell>
          <table:table-cell office:value-type="float" office:value="0.0000555" calcext:value-type="float">
            <text:p>0.0000555</text:p>
          </table:table-cell>
          <table:table-cell office:value-type="float" office:value="0.00484" calcext:value-type="float">
            <text:p>0.00484</text:p>
          </table:table-cell>
          <table:table-cell office:value-type="float" office:value="8.45" calcext:value-type="float">
            <text:p>8.45</text:p>
          </table:table-cell>
          <table:table-cell office:value-type="float" office:value="13954" calcext:value-type="float">
            <text:p>13954</text:p>
          </table:table-cell>
          <table:table-cell office:value-type="float" office:value="24" calcext:value-type="float">
            <text:p>24</text:p>
          </table:table-cell>
          <table:table-cell office:value-type="float" office:value="413" calcext:value-type="float">
            <text:p>4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IL23A <text:s/>- <text:s/>interleukin 23, alpha subunit p19, MYB <text:s/>- <text:s/>v-myb avian myeloblastosis viral oncogene homolog, CD86 <text:s/>- <text:s/>cd86 molecule, IL6 <text:s/>- <text:s/>interleukin 6 (interferon, beta 2), RARA <text:s/>- <text:s/>retinoic acid receptor, alpha, HLX <text:s/>- <text:s/>h2.0-like homeobox]</text:p>
          </table:table-cell>
        </table:table-row>
        <table:table-row table:style-name="ro1">
          <table:table-cell office:value-type="string" calcext:value-type="string">
            <text:p>GO:0090023</text:p>
          </table:table-cell>
          <table:table-cell office:value-type="string" calcext:value-type="string">
            <text:p>positive regulation of neutrophil chemotaxis</text:p>
          </table:table-cell>
          <table:table-cell office:value-type="float" office:value="0.0000555" calcext:value-type="float">
            <text:p>0.0000555</text:p>
          </table:table-cell>
          <table:table-cell office:value-type="float" office:value="0.00481" calcext:value-type="float">
            <text:p>0.00481</text:p>
          </table:table-cell>
          <table:table-cell office:value-type="float" office:value="8.45" calcext:value-type="float">
            <text:p>8.45</text:p>
          </table:table-cell>
          <table:table-cell office:value-type="float" office:value="13954" calcext:value-type="float">
            <text:p>13954</text:p>
          </table:table-cell>
          <table:table-cell office:value-type="float" office:value="24" calcext:value-type="float">
            <text:p>24</text:p>
          </table:table-cell>
          <table:table-cell office:value-type="float" office:value="413" calcext:value-type="float">
            <text:p>4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IL23A <text:s/>- <text:s/>interleukin 23, alpha subunit p19, CXCL2 <text:s/>- <text:s/>chemokine (c-x-c motif) ligand 2, CXCL1 <text:s/>- <text:s/>chemokine (c-x-c motif) ligand 1 (melanoma growth stimulating activity, alpha), CXCL5 <text:s/>- <text:s/>chemokine (c-x-c motif) ligand 5, CXCL6 <text:s/>- <text:s/>chemokine (c-x-c motif) ligand 6, CXCL3 <text:s/>- <text:s/>chemokine (c-x-c motif) ligand 3]</text:p>
          </table:table-cell>
        </table:table-row>
        <table:table-row table:style-name="ro1">
          <table:table-cell office:value-type="string" calcext:value-type="string">
            <text:p>GO:0022603</text:p>
          </table:table-cell>
          <table:table-cell office:value-type="string" calcext:value-type="string">
            <text:p>regulation of anatomical structure morphogenesis</text:p>
          </table:table-cell>
          <table:table-cell office:value-type="float" office:value="0.0000558" calcext:value-type="float">
            <text:p>0.0000558</text:p>
          </table:table-cell>
          <table:table-cell office:value-type="float" office:value="0.00481" calcext:value-type="float">
            <text:p>0.00481</text:p>
          </table:table-cell>
          <table:table-cell office:value-type="float" office:value="1.87" calcext:value-type="float">
            <text:p>1.87</text:p>
          </table:table-cell>
          <table:table-cell office:value-type="float" office:value="13954" calcext:value-type="float">
            <text:p>13954</text:p>
          </table:table-cell>
          <table:table-cell office:value-type="float" office:value="777" calcext:value-type="float">
            <text:p>777</text:p>
          </table:table-cell>
          <table:table-cell office:value-type="float" office:value="413" calcext:value-type="float">
            <text:p>41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[ITGA5 <text:s/>- <text:s/>integrin, alpha 5 (fibronectin receptor, alpha polypeptide), HOXA11 <text:s/>- <text:s/>homeobox a11, BAI2 <text:s/>- <text:s/>brain-specific angiogenesis inhibitor 2, WNT10A <text:s/>- <text:s/>wingless-type mmtv integration site family, member 10a, SARM1 <text:s/>- <text:s/>sterile alpha and tir motif containing 1, MYH9 <text:s/>- <text:s/>myosin, heavy chain 9, non-muscle, SP6 <text:s/>- <text:s/>sp6 transcription factor, NTRK3 <text:s/>- <text:s/>neurotrophic tyrosine kinase, receptor, type 3, GDNF <text:s/>- <text:s/>glial cell derived neurotrophic factor, VANGL2 <text:s/>- <text:s/>vangl planar cell polarity protein 2, FGF1 <text:s/>- <text:s/>fibroblast growth factor 1 (acidic), SEMA4A <text:s/>- <text:s/>sema domain, immunoglobulin domain (ig), transmembrane domain (tm) and short cytoplasmic domain, (semaphorin) 4a, BCOR <text:s/>- <text:s/>bcl6 corepressor, SH3KBP1 <text:s/>- <text:s/>sh3-domain kinase binding protein 1, SIRT6 <text:s/>- <text:s/>sirtuin 6, NFATC2 <text:s/>- <text:s/>nuclear factor of activated t-cells, cytoplasmic, calcineurin-dependent 2, ETS1 <text:s/>- <text:s/>v-ets avian erythroblastosis virus e26 oncogene homolog 1, MAPK14 <text:s/>- <text:s/>mitogen-activated protein kinase 14, VDR <text:s/>- <text:s/>vitamin d (1,25- dihydroxyvitamin d3) receptor, CSF1 <text:s/>- <text:s/>colony stimulating factor 1 (macrophage), C15orf62 <text:s/>- <text:s/>chromosome 15 open reading frame 62, FOXJ1 <text:s/>- <text:s/>forkhead box j1, GATA4 <text:s/>- <text:s/>gata binding protein 4, BDNF <text:s/>- <text:s/>brain-derived neurotrophic factor, SKIL <text:s/>- <text:s/>ski-like oncogene, PPP3CA <text:s/>- <text:s/>protein phosphatase 3, catalytic subunit, alpha isozyme, WNT1 <text:s/>- <text:s/>wingless-type mmtv integration site family, member 1, CXCL10 <text:s/>- <text:s/>chemokine (c-x-c motif) ligand 10, FERMT2 <text:s/>- <text:s/>fermitin family member 2, LRG1 <text:s/>- <text:s/>leucine-rich alpha-2-glycoprotein 1, MYADM <text:s/>- <text:s/>myeloid-associated differentiation marker, MAG <text:s/>- <text:s/>myelin associated glycoprotein, TNFAIP3 <text:s/>- <text:s/>tumor necrosis factor, alpha-induced protein 3, MSX1 <text:s/>- <text:s/>msh homeobox 1, LGR4 <text:s/>- <text:s/>leucine-rich repeat containing g protein-coupled receptor 4, PFN1 <text:s/>- <text:s/>profilin 1, CRB2 <text:s/>- <text:s/>crumbs homolog 2 (drosophila), FGR <text:s/>- <text:s/>feline gardner-rasheed sarcoma viral oncogene homolog, GDF7 <text:s/>- <text:s/>growth differentiation factor 7, IL1RAPL1 <text:s/>- <text:s/>interleukin 1 receptor accessory protein-like 1, EHD1 <text:s/>- <text:s/>eh-domain containing 1, IL6 <text:s/>- <text:s/>interleukin 6 (interferon, beta 2), CPNE5 <text:s/>- <text:s/>copine v]</text:p>
          </table:table-cell>
        </table:table-row>
        <table:table-row table:style-name="ro1">
          <table:table-cell office:value-type="string" calcext:value-type="string">
            <text:p>GO:0044271</text:p>
          </table:table-cell>
          <table:table-cell office:value-type="string" calcext:value-type="string">
            <text:p>cellular nitrogen compound biosynthetic process</text:p>
          </table:table-cell>
          <table:table-cell office:value-type="float" office:value="0.0000591" calcext:value-type="float">
            <text:p>0.0000591</text:p>
          </table:table-cell>
          <table:table-cell office:value-type="float" office:value="0.00507" calcext:value-type="float">
            <text:p>0.00507</text:p>
          </table:table-cell>
          <table:table-cell office:value-type="float" office:value="1.42" calcext:value-type="float">
            <text:p>1.42</text:p>
          </table:table-cell>
          <table:table-cell office:value-type="float" office:value="13954" calcext:value-type="float">
            <text:p>13954</text:p>
          </table:table-cell>
          <table:table-cell office:value-type="float" office:value="2520" calcext:value-type="float">
            <text:p>2520</text:p>
          </table:table-cell>
          <table:table-cell office:value-type="float" office:value="413" calcext:value-type="float">
            <text:p>41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[SYMPK <text:s/>- <text:s/>symplekin, SEBOX <text:s/>- <text:s/>sebox homeobox, SIN3A <text:s/>- <text:s/>sin3 transcription regulator family member a, TSC22D4 <text:s/>- <text:s/>tsc22 domain family, member 4, ZNF436 <text:s/>- <text:s/>zinc finger protein 436, WWTR1 <text:s/>- <text:s/>ww domain containing transcription regulator 1, PBX3 <text:s/>- <text:s/>pre-b-cell leukemia homeobox 3, ELL2 <text:s/>- <text:s/>elongation factor, rna polymerase ii, 2, PBX1 <text:s/>- <text:s/>pre-b-cell leukemia homeobox 1, BCOR <text:s/>- <text:s/>bcl6 corepressor, ZBTB17 <text:s/>- <text:s/>zinc finger and btb domain containing 17, REL <text:s/>- <text:s/>v-rel avian reticuloendotheliosis viral oncogene homolog, TRPS1 <text:s/>- <text:s/>trichorhinophalangeal syndrome i, VEZF1 <text:s/>- <text:s/>vascular endothelial zinc finger 1, SIRT2 <text:s/>- <text:s/>sirtuin 2, ILF3 <text:s/>- <text:s/>interleukin enhancer binding factor 3, 90kda, ASH1L <text:s/>- <text:s/>ash1 (absent, small, or homeotic)-like (drosophila), PANK2 <text:s/>- <text:s/>pantothenate kinase 2, TNIP1 <text:s/>- <text:s/>tnfaip3 interacting protein 1, FOXJ1 <text:s/>- <text:s/>forkhead box j1, NR3C2 <text:s/>- <text:s/>nuclear receptor subfamily 3, group c, member 2, EIF4EBP2 <text:s/>- <text:s/>eukaryotic translation initiation factor 4e binding protein 2, CGGBP1 <text:s/>- <text:s/>cgg triplet repeat binding protein 1, SOX5 <text:s/>- <text:s/>sry (sex determining region y)-box 5, NLK <text:s/>- <text:s/>nemo-like kinase, LDB1 <text:s/>- <text:s/>lim domain binding 1, SOX13 <text:s/>- <text:s/>sry (sex determining region y)-box 13, CREB1 <text:s/>- <text:s/>camp responsive element binding protein 1, MSC <text:s/>- <text:s/>musculin, ASCL3 <text:s/>- <text:s/>achaete-scute complex homolog 3 (drosophila), HOXC10 <text:s/>- <text:s/>homeobox c10, HOXC9 <text:s/>- <text:s/>homeobox c9, PPARGC1B <text:s/>- <text:s/>peroxisome proliferator-activated receptor gamma, coactivator 1 beta, SPEN <text:s/>- <text:s/>spen homolog, transcriptional regulator (drosophila), SUPT16H <text:s/>- <text:s/>suppressor of ty 16 homolog (s. cerevisiae), EEF1A1 <text:s/>- <text:s/>eukaryotic translation elongation factor 1 alpha 1, BBX <text:s/>- <text:s/>bobby sox homolog (drosophila), ARRB1 <text:s/>- <text:s/>arrestin, beta 1, EGR1 <text:s/>- <text:s/>early growth response 1, NR4A2 <text:s/>- <text:s/>nuclear receptor subfamily 4, group a, member 2, MYB <text:s/>- <text:s/>v-myb avian myeloblastosis viral oncogene homolog, MEF2D <text:s/>- <text:s/>myocyte enhancer factor 2d, TBX15 <text:s/>- <text:s/>t-box 15, MOXD1 <text:s/>- <text:s/>monooxygenase, dbh-like 1, DENND4A <text:s/>- <text:s/>denn/madd domain containing 4a, C11orf30 <text:s/>- <text:s/>chromosome 11 open reading frame 30, TCF7L2 <text:s/>- <text:s/>transcription factor 7-like 2 (t-cell specific, hmg-box), ARX <text:s/>- <text:s/>aristaless related homeobox, IRF1 <text:s/>- <text:s/>interferon regulatory factor 1, IRF6 <text:s/>- <text:s/>interferon regulatory factor 6, SATB1 <text:s/>- <text:s/>satb homeobox 1, PHOX2B <text:s/>- <text:s/>paired-like homeobox 2b, NFKBIZ <text:s/>- <text:s/>nuclear factor of kappa light polypeptide gene enhancer in b-cells inhibitor, zeta, TCEA2 <text:s/>- <text:s/>transcription elongation factor a (sii), 2, SALL2 <text:s/>- <text:s/>sal-like 2 (drosophila), NOS2 <text:s/>- <text:s/>nitric oxide synthase 2, inducible, ZBTB1 <text:s/>- <text:s/>zinc finger and btb domain containing 1, CCAR1 <text:s/>- <text:s/>cell division cycle and apoptosis regulator 1, HLX <text:s/>- <text:s/>h2.0-like homeobox, TLE4 <text:s/>- <text:s/>transducin-like enhancer of split 4 (e(sp1) homolog, drosophila), NR5A2 <text:s/>- <text:s/>nuclear receptor subfamily 5, group a, member 2, VSX2 <text:s/>- <text:s/>visual system homeobox 2, VDR <text:s/>- <text:s/>vitamin d (1,25- dihydroxyvitamin d3) receptor, TCEAL8 <text:s/>- <text:s/>transcription elongation factor a (sii)-like 8, CHD4 <text:s/>- <text:s/>chromodomain helicase dna binding protein 4, NFKB2 <text:s/>- <text:s/>nuclear factor of kappa light polypeptide gene enhancer in b-cells 2 (p49/p100), MKL1 <text:s/>- <text:s/>megakaryoblastic leukemia (translocation) 1, NFKB1 <text:s/>- <text:s/>nuclear factor of kappa light polypeptide gene enhancer in b-cells 1, GPBP1 <text:s/>- <text:s/>gc-rich promoter binding protein 1, NFKBIB <text:s/>- <text:s/>nuclear factor of kappa light polypeptide gene enhancer in b-cells inhibitor, beta, CBX2 <text:s/>- <text:s/>chromobox homolog 2, FOXP4 <text:s/>- <text:s/>forkhead box p4, EBF4 <text:s/>- <text:s/>early b-cell factor 4, NCOA2 <text:s/>- <text:s/>nuclear receptor coactivator 2, OTP <text:s/>- <text:s/>orthopedia homeobox, MSX1 <text:s/>- <text:s/>msh homeobox 1, RARS2 <text:s/>- <text:s/>arginyl-trna synthetase 2, mitochondrial, HOXA11 <text:s/>- <text:s/>homeobox a11, ZBTB25 <text:s/>- <text:s/>zinc finger and btb domain containing 25, EHF <text:s/>- <text:s/>ets homologous factor, STAT5A <text:s/>- <text:s/>signal transducer and activator of transcription 5a, SP6 <text:s/>- <text:s/>sp6 transcription factor, STAT6 <text:s/>- <text:s/>signal transducer and activator of transcription 6, interleukin-4 induced, HOXB9 <text:s/>- <text:s/>homeobox b9, KMT2D <text:s/>- <text:s/>lysine (k)-specific methyltransferase 2d, MORF4L2 <text:s/>- <text:s/>mortality factor 4 like 2, IKZF3 <text:s/>- <text:s/>ikaros family zinc finger 3 (aiolos), YY1AP1 <text:s/>- <text:s/>yy1 associated protein 1, NFATC1 <text:s/>- <text:s/>nuclear factor of activated t-cells, cytoplasmic, calcineurin-dependent 1, MAP2K6 <text:s/>- <text:s/>mitogen-activated protein kinase kinase 6, KDM1B <text:s/>- <text:s/>lysine (k)-specific demethylase 1b, NFATC2 <text:s/>- <text:s/>nuclear factor of activated t-cells, cytoplasmic, calcineurin-dependent 2, ETS1 <text:s/>- <text:s/>v-ets avian erythroblastosis virus e26 oncogene homolog 1, MAFB <text:s/>- <text:s/>v-maf avian musculoaponeurotic fibrosarcoma oncogene homolog b, RARA <text:s/>- <text:s/>retinoic acid receptor, alpha, MAPK14 <text:s/>- <text:s/>mitogen-activated protein kinase 14, FOXA3 <text:s/>- <text:s/>forkhead box a3, GATA4 <text:s/>- <text:s/>gata binding protein 4, PABPC4 <text:s/>- <text:s/>poly(a) binding protein, cytoplasmic 4 (inducible form), ATG16L2 <text:s/>- <text:s/>autophagy related 16-like 2 (s. cerevisiae), ZBTB14 <text:s/>- <text:s/>zinc finger and btb domain containing 14, FOSB <text:s/>- <text:s/>fbj murine osteosarcoma viral oncogene homolog b, BCL3 <text:s/>- <text:s/>b-cell cll/lymphoma 3, NFAT5 <text:s/>- <text:s/>nuclear factor of activated t-cells 5, tonicity-responsive, NUP153 <text:s/>- <text:s/>nucleoporin 153kda, GTF3C4 <text:s/>- <text:s/>general transcription factor iiic, polypeptide 4, 90kda]</text:p>
          </table:table-cell>
        </table:table-row>
        <table:table-row table:style-name="ro1">
          <table:table-cell office:value-type="string" calcext:value-type="string">
            <text:p>GO:0065009</text:p>
          </table:table-cell>
          <table:table-cell office:value-type="string" calcext:value-type="string">
            <text:p>regulation of molecular function</text:p>
          </table:table-cell>
          <table:table-cell office:value-type="float" office:value="0.0000668" calcext:value-type="float">
            <text:p>0.0000668</text:p>
          </table:table-cell>
          <table:table-cell office:value-type="float" office:value="0.0057" calcext:value-type="float">
            <text:p>0.0057</text:p>
          </table:table-cell>
          <table:table-cell office:value-type="float" office:value="1.44" calcext:value-type="float">
            <text:p>1.44</text:p>
          </table:table-cell>
          <table:table-cell office:value-type="float" office:value="13954" calcext:value-type="float">
            <text:p>13954</text:p>
          </table:table-cell>
          <table:table-cell office:value-type="float" office:value="2351" calcext:value-type="float">
            <text:p>2351</text:p>
          </table:table-cell>
          <table:table-cell office:value-type="float" office:value="413" calcext:value-type="float">
            <text:p>41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SH3BP1 <text:s/>- <text:s/>sh3-domain binding protein 1, AGAP2 <text:s/>- <text:s/>arfgap with gtpase domain, ankyrin repeat and ph domain 2, SIN3A <text:s/>- <text:s/>sin3 transcription regulator family member a, GDNF <text:s/>- <text:s/>glial cell derived neurotrophic factor, VANGL2 <text:s/>- <text:s/>vangl planar cell polarity protein 2, RIN2 <text:s/>- <text:s/>ras and rab interactor 2, WWTR1 <text:s/>- <text:s/>ww domain containing transcription regulator 1, FGF17 <text:s/>- <text:s/>fibroblast growth factor 17, TBC1D10A <text:s/>- <text:s/>tbc1 domain family, member 10a, DENND1A <text:s/>- <text:s/>denn/madd domain containing 1a, SIRT2 <text:s/>- <text:s/>sirtuin 2, PPP1R14C <text:s/>- <text:s/>protein phosphatase 1, regulatory (inhibitor) subunit 14c, SMYD3 <text:s/>- <text:s/>set and mynd domain containing 3, SUFU <text:s/>- <text:s/>suppressor of fused homolog (drosophila), BDNF <text:s/>- <text:s/>brain-derived neurotrophic factor, FOXJ1 <text:s/>- <text:s/>forkhead box j1, RAP2C <text:s/>- <text:s/>rap2c, member of ras oncogene family, SOCS2 <text:s/>- <text:s/>suppressor of cytokine signaling 2, PLEKHG6 <text:s/>- <text:s/>pleckstrin homology domain containing, family g (with rhogef domain) member 6, SORL1 <text:s/>- <text:s/>sortilin-related receptor, l(dlr class) a repeats containing, PLCB2 <text:s/>- <text:s/>phospholipase c, beta 2, LDB1 <text:s/>- <text:s/>lim domain binding 1, CRB2 <text:s/>- <text:s/>crumbs homolog 2 (drosophila), DOCK10 <text:s/>- <text:s/>dedicator of cytokinesis 10, FGR <text:s/>- <text:s/>feline gardner-rasheed sarcoma viral oncogene homolog, IL6 <text:s/>- <text:s/>interleukin 6 (interferon, beta 2), LLGL1 <text:s/>- <text:s/>lethal giant larvae homolog 1 (drosophila), PPARGC1B <text:s/>- <text:s/>peroxisome proliferator-activated receptor gamma, coactivator 1 beta, PDE6D <text:s/>- <text:s/>phosphodiesterase 6d, cgmp-specific, rod, delta, GADD45B <text:s/>- <text:s/>growth arrest and dna-damage-inducible, beta, ARRB1 <text:s/>- <text:s/>arrestin, beta 1, NTRK3 <text:s/>- <text:s/>neurotrophic tyrosine kinase, receptor, type 3, FGF1 <text:s/>- <text:s/>fibroblast growth factor 1 (acidic), NR4A2 <text:s/>- <text:s/>nuclear receptor subfamily 4, group a, member 2, RAPGEF5 <text:s/>- <text:s/>rap guanine nucleotide exchange factor (gef) 5, EGF <text:s/>- <text:s/>epidermal growth factor, AKAP6 <text:s/>- <text:s/>a kinase (prka) anchor protein 6, SAA1 <text:s/>- <text:s/>serum amyloid a1, ARHGAP31 <text:s/>- <text:s/>rho gtpase activating protein 31, CDKN1A <text:s/>- <text:s/>cyclin-dependent kinase inhibitor 1a (p21, cip1), CXCL10 <text:s/>- <text:s/>chemokine (c-x-c motif) ligand 10, PTPN3 <text:s/>- <text:s/>protein tyrosine phosphatase, non-receptor type 3, DENND4A <text:s/>- <text:s/>denn/madd domain containing 4a, TCF7L2 <text:s/>- <text:s/>transcription factor 7-like 2 (t-cell specific, hmg-box), DENND2D <text:s/>- <text:s/>denn/madd domain containing 2d, CDC37 <text:s/>- <text:s/>cell division cycle 37, ADORA1 <text:s/>- <text:s/>adenosine a1 receptor, TRAF2 <text:s/>- <text:s/>tnf receptor-associated factor 2, NEURL <text:s/>- <text:s/>neuralized homolog (drosophila), CDK2 <text:s/>- <text:s/>cyclin-dependent kinase 2, PDE4B <text:s/>- <text:s/>phosphodiesterase 4b, camp-specific, FXYD2 <text:s/>- <text:s/>fxyd domain containing ion transport regulator 2, TRAPPC3 <text:s/>- <text:s/>trafficking protein particle complex 3, NOS2 <text:s/>- <text:s/>nitric oxide synthase 2, inducible, ARHGAP26 <text:s/>- <text:s/>rho gtpase activating protein 26, WNT10B <text:s/>- <text:s/>wingless-type mmtv integration site family, member 10b, IL23A <text:s/>- <text:s/>interleukin 23, alpha subunit p19, RASGRP3 <text:s/>- <text:s/>ras guanyl releasing protein 3 (calcium and dag-regulated), VDR <text:s/>- <text:s/>vitamin d (1,25- dihydroxyvitamin d3) receptor, BECN1 <text:s/>- <text:s/>beclin 1, autophagy related, STX4 <text:s/>- <text:s/>syntaxin 4, PEA15 <text:s/>- <text:s/>phosphoprotein enriched in astrocytes 15, PPP3CA <text:s/>- <text:s/>protein phosphatase 3, catalytic subunit, alpha isozyme, NFKB2 <text:s/>- <text:s/>nuclear factor of kappa light polypeptide gene enhancer in b-cells 2 (p49/p100), WNT1 <text:s/>- <text:s/>wingless-type mmtv integration site family, member 1, CTSS <text:s/>- <text:s/>cathepsin s, NFKB1 <text:s/>- <text:s/>nuclear factor of kappa light polypeptide gene enhancer in b-cells 1, TRIB2 <text:s/>- <text:s/>tribbles homolog 2 (drosophila), STARD8 <text:s/>- <text:s/>star-related lipid transfer (start) domain containing 8, NFKBIB <text:s/>- <text:s/>nuclear factor of kappa light polypeptide gene enhancer in b-cells inhibitor, beta, UVRAG <text:s/>- <text:s/>uv radiation resistance associated, PFN1 <text:s/>- <text:s/>profilin 1, NCOA2 <text:s/>- <text:s/>nuclear receptor coactivator 2, TNFAIP3 <text:s/>- <text:s/>tumor necrosis factor, alpha-induced protein 3, MSX1 <text:s/>- <text:s/>msh homeobox 1, ATP2B4 <text:s/>- <text:s/>atpase, ca++ transporting, plasma membrane 4, CYLD <text:s/>- <text:s/>cylindromatosis (turban tumor syndrome), STK4 <text:s/>- <text:s/>serine/threonine kinase 4, ST5 <text:s/>- <text:s/>suppression of tumorigenicity 5, RALGDS <text:s/>- <text:s/>ral guanine nucleotide dissociation stimulator, RAB9A <text:s/>- <text:s/>rab9a, member ras oncogene family, B2M <text:s/>- <text:s/>beta-2-microglobulin, MAP2K6 <text:s/>- <text:s/>mitogen-activated protein kinase kinase 6, RARA <text:s/>- <text:s/>retinoic acid receptor, alpha, MAPK14 <text:s/>- <text:s/>mitogen-activated protein kinase 14, CSF1 <text:s/>- <text:s/>colony stimulating factor 1 (macrophage), EPHA3 <text:s/>- <text:s/>eph receptor a3, TNFSF15 <text:s/>- <text:s/>tumor necrosis factor (ligand) superfamily, member 15, C15orf62 <text:s/>- <text:s/>chromosome 15 open reading frame 62, GRIN2D <text:s/>- <text:s/>glutamate receptor, ionotropic, n-methyl d-aspartate 2d, SERPINA1 <text:s/>- <text:s/>serpin peptidase inhibitor, clade a (alpha-1 antiproteinase, antitrypsin), member 1, ANXA4 <text:s/>- <text:s/>annexin a4, PRKCH <text:s/>- <text:s/>protein kinase c, eta, BCL3 <text:s/>- <text:s/>b-cell cll/lymphoma 3, UBE2I <text:s/>- <text:s/>ubiquitin-conjugating enzyme e2i, CXCL1 <text:s/>- <text:s/>chemokine (c-x-c motif) ligand 1 (melanoma growth stimulating activity, alpha), ARHGEF40 <text:s/>- <text:s/>rho guanine nucleotide exchange factor (gef) 40, CABIN1 <text:s/>- <text:s/>calcineurin binding protein 1, PRKCD <text:s/>- <text:s/>protein kinase c, delta, GTF3C4 <text:s/>- <text:s/>general transcription factor iiic, polypeptide 4, 90kda]</text:p>
          </table:table-cell>
        </table:table-row>
        <table:table-row table:style-name="ro1">
          <table:table-cell office:value-type="string" calcext:value-type="string">
            <text:p>GO:0050921</text:p>
          </table:table-cell>
          <table:table-cell office:value-type="string" calcext:value-type="string">
            <text:p>positive regulation of chemotaxis</text:p>
          </table:table-cell>
          <table:table-cell office:value-type="float" office:value="0.0000687" calcext:value-type="float">
            <text:p>0.0000687</text:p>
          </table:table-cell>
          <table:table-cell office:value-type="float" office:value="0.00582" calcext:value-type="float">
            <text:p>0.00582</text:p>
          </table:table-cell>
          <table:table-cell office:value-type="float" office:value="3.82" calcext:value-type="float">
            <text:p>3.82</text:p>
          </table:table-cell>
          <table:table-cell office:value-type="float" office:value="13954" calcext:value-type="float">
            <text:p>13954</text:p>
          </table:table-cell>
          <table:table-cell office:value-type="float" office:value="106" calcext:value-type="float">
            <text:p>106</text:p>
          </table:table-cell>
          <table:table-cell office:value-type="float" office:value="413" calcext:value-type="float">
            <text:p>4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IL23A <text:s/>- <text:s/>interleukin 23, alpha subunit p19, CSF1 <text:s/>- <text:s/>colony stimulating factor 1 (macrophage), CXCL2 <text:s/>- <text:s/>chemokine (c-x-c motif) ligand 2, CXCL1 <text:s/>- <text:s/>chemokine (c-x-c motif) ligand 1 (melanoma growth stimulating activity, alpha), STX4 <text:s/>- <text:s/>syntaxin 4, CXCL5 <text:s/>- <text:s/>chemokine (c-x-c motif) ligand 5, CXCL10 <text:s/>- <text:s/>chemokine (c-x-c motif) ligand 10, CXCL6 <text:s/>- <text:s/>chemokine (c-x-c motif) ligand 6, CXCL3 <text:s/>- <text:s/>chemokine (c-x-c motif) ligand 3, NTRK3 <text:s/>- <text:s/>neurotrophic tyrosine kinase, receptor, type 3, IL6 <text:s/>- <text:s/>interleukin 6 (interferon, beta 2), MAPK14 <text:s/>- <text:s/>mitogen-activated protein kinase 14]</text:p>
          </table:table-cell>
        </table:table-row>
        <table:table-row table:style-name="ro1">
          <table:table-cell office:value-type="string" calcext:value-type="string">
            <text:p>GO:0002711</text:p>
          </table:table-cell>
          <table:table-cell office:value-type="string" calcext:value-type="string">
            <text:p>positive regulation of T cell mediated immunity</text:p>
          </table:table-cell>
          <table:table-cell office:value-type="float" office:value="0.0000712" calcext:value-type="float">
            <text:p>0.0000712</text:p>
          </table:table-cell>
          <table:table-cell office:value-type="float" office:value="0.006" calcext:value-type="float">
            <text:p>0.006</text:p>
          </table:table-cell>
          <table:table-cell office:value-type="float" office:value="8.11" calcext:value-type="float">
            <text:p>8.11</text:p>
          </table:table-cell>
          <table:table-cell office:value-type="float" office:value="13954" calcext:value-type="float">
            <text:p>13954</text:p>
          </table:table-cell>
          <table:table-cell office:value-type="float" office:value="25" calcext:value-type="float">
            <text:p>25</text:p>
          </table:table-cell>
          <table:table-cell office:value-type="float" office:value="413" calcext:value-type="float">
            <text:p>4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IL23A <text:s/>- <text:s/>interleukin 23, alpha subunit p19, SASH3 <text:s/>- <text:s/>sam and sh3 domain containing 3, TRAF2 <text:s/>- <text:s/>tnf receptor-associated factor 2, ZBTB1 <text:s/>- <text:s/>zinc finger and btb domain containing 1, IL6 <text:s/>- <text:s/>interleukin 6 (interferon, beta 2), B2M <text:s/>- <text:s/>beta-2-microglobulin]</text:p>
          </table:table-cell>
        </table:table-row>
        <table:table-row table:style-name="ro1">
          <table:table-cell office:value-type="string" calcext:value-type="string">
            <text:p>GO:0032101</text:p>
          </table:table-cell>
          <table:table-cell office:value-type="string" calcext:value-type="string">
            <text:p>regulation of response to external stimulus</text:p>
          </table:table-cell>
          <table:table-cell office:value-type="float" office:value="0.0000757" calcext:value-type="float">
            <text:p>0.0000757</text:p>
          </table:table-cell>
          <table:table-cell office:value-type="float" office:value="0.00634" calcext:value-type="float">
            <text:p>0.00634</text:p>
          </table:table-cell>
          <table:table-cell office:value-type="float" office:value="2.08" calcext:value-type="float">
            <text:p>2.08</text:p>
          </table:table-cell>
          <table:table-cell office:value-type="float" office:value="13954" calcext:value-type="float">
            <text:p>13954</text:p>
          </table:table-cell>
          <table:table-cell office:value-type="float" office:value="520" calcext:value-type="float">
            <text:p>520</text:p>
          </table:table-cell>
          <table:table-cell office:value-type="float" office:value="413" calcext:value-type="float">
            <text:p>4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FFAR2 <text:s/>- <text:s/>free fatty acid receptor 2, NOS2 <text:s/>- <text:s/>nitric oxide synthase 2, inducible, SIN3A <text:s/>- <text:s/>sin3 transcription regulator family member a, NTRK3 <text:s/>- <text:s/>neurotrophic tyrosine kinase, receptor, type 3, PGC <text:s/>- <text:s/>progastricsin (pepsinogen c), B2M <text:s/>- <text:s/>beta-2-microglobulin, FGF1 <text:s/>- <text:s/>fibroblast growth factor 1 (acidic), IL23A <text:s/>- <text:s/>interleukin 23, alpha subunit p19, TYRO3 <text:s/>- <text:s/>tyro3 protein tyrosine kinase, ETS1 <text:s/>- <text:s/>v-ets avian erythroblastosis virus e26 oncogene homolog 1, SIRT2 <text:s/>- <text:s/>sirtuin 2, MAPK14 <text:s/>- <text:s/>mitogen-activated protein kinase 14, ASH1L <text:s/>- <text:s/>ash1 (absent, small, or homeotic)-like (drosophila), CSF1 <text:s/>- <text:s/>colony stimulating factor 1 (macrophage), STX4 <text:s/>- <text:s/>syntaxin 4, TNIP1 <text:s/>- <text:s/>tnfaip3 interacting protein 1, SAA1 <text:s/>- <text:s/>serum amyloid a1, NFKB1 <text:s/>- <text:s/>nuclear factor of kappa light polypeptide gene enhancer in b-cells 1, CXCL10 <text:s/>- <text:s/>chemokine (c-x-c motif) ligand 10, CXCL2 <text:s/>- <text:s/>chemokine (c-x-c motif) ligand 2, CXCL1 <text:s/>- <text:s/>chemokine (c-x-c motif) ligand 1 (melanoma growth stimulating activity, alpha), UNC13B <text:s/>- <text:s/>unc-13 homolog b (c. elegans), CXCL5 <text:s/>- <text:s/>chemokine (c-x-c motif) ligand 5, TNFAIP3 <text:s/>- <text:s/>tumor necrosis factor, alpha-induced protein 3, ADORA1 <text:s/>- <text:s/>adenosine a1 receptor, PRKCD <text:s/>- <text:s/>protein kinase c, delta, CXCL6 <text:s/>- <text:s/>chemokine (c-x-c motif) ligand 6, CXCL3 <text:s/>- <text:s/>chemokine (c-x-c motif) ligand 3, IL6 <text:s/>- <text:s/>interleukin 6 (interferon, beta 2), OPTN <text:s/>- <text:s/>optineurin, PACS1 <text:s/>- <text:s/>phosphofurin acidic cluster sorting protein 1, BCL6B <text:s/>- <text:s/>b-cell cll/lymphoma 6, member b]</text:p>
          </table:table-cell>
        </table:table-row>
        <table:table-row table:style-name="ro1">
          <table:table-cell office:value-type="string" calcext:value-type="string">
            <text:p>GO:0030154</text:p>
          </table:table-cell>
          <table:table-cell office:value-type="string" calcext:value-type="string">
            <text:p>cell differentiation</text:p>
          </table:table-cell>
          <table:table-cell office:value-type="float" office:value="0.0000804" calcext:value-type="float">
            <text:p>0.0000804</text:p>
          </table:table-cell>
          <table:table-cell office:value-type="float" office:value="0.00669" calcext:value-type="float">
            <text:p>0.00669</text:p>
          </table:table-cell>
          <table:table-cell office:value-type="float" office:value="1.59" calcext:value-type="float">
            <text:p>1.59</text:p>
          </table:table-cell>
          <table:table-cell office:value-type="float" office:value="13954" calcext:value-type="float">
            <text:p>13954</text:p>
          </table:table-cell>
          <table:table-cell office:value-type="float" office:value="1423" calcext:value-type="float">
            <text:p>1423</text:p>
          </table:table-cell>
          <table:table-cell office:value-type="float" office:value="413" calcext:value-type="float">
            <text:p>41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[ATP2B2 <text:s/>- <text:s/>atpase, ca++ transporting, plasma membrane 2, SEBOX <text:s/>- <text:s/>sebox homeobox, ZBTB1 <text:s/>- <text:s/>zinc finger and btb domain containing 1, SIN3A <text:s/>- <text:s/>sin3 transcription regulator family member a, HLX <text:s/>- <text:s/>h2.0-like homeobox, GDNF <text:s/>- <text:s/>glial cell derived neurotrophic factor, ATP11C <text:s/>- <text:s/>atpase, class vi, type 11c, WNT10B <text:s/>- <text:s/>wingless-type mmtv integration site family, member 10b, SEMA4A <text:s/>- <text:s/>sema domain, immunoglobulin domain (ig), transmembrane domain (tm) and short cytoplasmic domain, (semaphorin) 4a, WWTR1 <text:s/>- <text:s/>ww domain containing transcription regulator 1, TRPS1 <text:s/>- <text:s/>trichorhinophalangeal syndrome i, NR5A2 <text:s/>- <text:s/>nuclear receptor subfamily 5, group a, member 2, SKIL <text:s/>- <text:s/>ski-like oncogene, NFKB2 <text:s/>- <text:s/>nuclear factor of kappa light polypeptide gene enhancer in b-cells 2 (p49/p100), WNT1 <text:s/>- <text:s/>wingless-type mmtv integration site family, member 1, MKL1 <text:s/>- <text:s/>megakaryoblastic leukemia (translocation) 1, CBX2 <text:s/>- <text:s/>chromobox homolog 2, OTP <text:s/>- <text:s/>orthopedia homeobox, MSX1 <text:s/>- <text:s/>msh homeobox 1, LGR4 <text:s/>- <text:s/>leucine-rich repeat containing g protein-coupled receptor 4, LDB1 <text:s/>- <text:s/>lim domain binding 1, VCAM1 <text:s/>- <text:s/>vascular cell adhesion molecule 1, CREB1 <text:s/>- <text:s/>camp responsive element binding protein 1, GDF7 <text:s/>- <text:s/>growth differentiation factor 7, FGR <text:s/>- <text:s/>feline gardner-rasheed sarcoma viral oncogene homolog, DOCK10 <text:s/>- <text:s/>dedicator of cytokinesis 10, CD86 <text:s/>- <text:s/>cd86 molecule, STK4 <text:s/>- <text:s/>serine/threonine kinase 4, GRK5 <text:s/>- <text:s/>g protein-coupled receptor kinase 5, ITGA5 <text:s/>- <text:s/>integrin, alpha 5 (fibronectin receptor, alpha polypeptide), FFAR2 <text:s/>- <text:s/>free fatty acid receptor 2, SMOC1 <text:s/>- <text:s/>sparc related modular calcium binding 1, GADD45B <text:s/>- <text:s/>growth arrest and dna-damage-inducible, beta, EHF <text:s/>- <text:s/>ets homologous factor, WNT10A <text:s/>- <text:s/>wingless-type mmtv integration site family, member 10a, MYH9 <text:s/>- <text:s/>myosin, heavy chain 9, non-muscle, NTRK3 <text:s/>- <text:s/>neurotrophic tyrosine kinase, receptor, type 3, B2M <text:s/>- <text:s/>beta-2-microglobulin, FGF1 <text:s/>- <text:s/>fibroblast growth factor 1 (acidic), EGR1 <text:s/>- <text:s/>early growth response 1, RAB10 <text:s/>- <text:s/>rab10, member ras oncogene family, TAGLN2 <text:s/>- <text:s/>transgelin 2, NR4A2 <text:s/>- <text:s/>nuclear receptor subfamily 4, group a, member 2, YY1AP1 <text:s/>- <text:s/>yy1 associated protein 1, MEF2D <text:s/>- <text:s/>myocyte enhancer factor 2d, TYRO3 <text:s/>- <text:s/>tyro3 protein tyrosine kinase, PTH1R <text:s/>- <text:s/>parathyroid hormone 1 receptor, MAFB <text:s/>- <text:s/>v-maf avian musculoaponeurotic fibrosarcoma oncogene homolog b, RARA <text:s/>- <text:s/>retinoic acid receptor, alpha, MAPK14 <text:s/>- <text:s/>mitogen-activated protein kinase 14, CDK6 <text:s/>- <text:s/>cyclin-dependent kinase 6, FOXA3 <text:s/>- <text:s/>forkhead box a3, CSF1 <text:s/>- <text:s/>colony stimulating factor 1 (macrophage), IL25 <text:s/>- <text:s/>interleukin 25, GATA4 <text:s/>- <text:s/>gata binding protein 4, EPHB1 <text:s/>- <text:s/>eph receptor b1, LRG1 <text:s/>- <text:s/>leucine-rich alpha-2-glycoprotein 1, TCF7L2 <text:s/>- <text:s/>transcription factor 7-like 2 (t-cell specific, hmg-box), ANXA4 <text:s/>- <text:s/>annexin a4, BCL3 <text:s/>- <text:s/>b-cell cll/lymphoma 3, IRF1 <text:s/>- <text:s/>interferon regulatory factor 1, IRF6 <text:s/>- <text:s/>interferon regulatory factor 6, SATB1 <text:s/>- <text:s/>satb homeobox 1, PHOX2B <text:s/>- <text:s/>paired-like homeobox 2b, VCAN <text:s/>- <text:s/>versican, SMPD3 <text:s/>- <text:s/>sphingomyelin phosphodiesterase 3, neutral membrane (neutral sphingomyelinase ii), IL1RAPL1 <text:s/>- <text:s/>interleukin 1 receptor accessory protein-like 1]</text:p>
          </table:table-cell>
        </table:table-row>
        <table:table-row table:style-name="ro1">
          <table:table-cell office:value-type="string" calcext:value-type="string">
            <text:p>GO:0034614</text:p>
          </table:table-cell>
          <table:table-cell office:value-type="string" calcext:value-type="string">
            <text:p>cellular response to reactive oxygen species</text:p>
          </table:table-cell>
          <table:table-cell office:value-type="float" office:value="0.0000833" calcext:value-type="float">
            <text:p>0.0000833</text:p>
          </table:table-cell>
          <table:table-cell office:value-type="float" office:value="0.0069" calcext:value-type="float">
            <text:p>0.0069</text:p>
          </table:table-cell>
          <table:table-cell office:value-type="float" office:value="4.04" calcext:value-type="float">
            <text:p>4.04</text:p>
          </table:table-cell>
          <table:table-cell office:value-type="float" office:value="13954" calcext:value-type="float">
            <text:p>13954</text:p>
          </table:table-cell>
          <table:table-cell office:value-type="float" office:value="92" calcext:value-type="float">
            <text:p>92</text:p>
          </table:table-cell>
          <table:table-cell office:value-type="float" office:value="413" calcext:value-type="float">
            <text:p>4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PPARGC1B <text:s/>- <text:s/>peroxisome proliferator-activated receptor gamma, coactivator 1 beta, BECN1 <text:s/>- <text:s/>beclin 1, autophagy related, MYB <text:s/>- <text:s/>v-myb avian myeloblastosis viral oncogene homolog, TNFAIP3 <text:s/>- <text:s/>tumor necrosis factor, alpha-induced protein 3, TRAF2 <text:s/>- <text:s/>tnf receptor-associated factor 2, PRKCD <text:s/>- <text:s/>protein kinase c, delta, PXN <text:s/>- <text:s/>paxillin, ETS1 <text:s/>- <text:s/>v-ets avian erythroblastosis virus e26 oncogene homolog 1, CDK2 <text:s/>- <text:s/>cyclin-dependent kinase 2, IL6 <text:s/>- <text:s/>interleukin 6 (interferon, beta 2), STAT6 <text:s/>- <text:s/>signal transducer and activator of transcription 6, interleukin-4 induced]</text:p>
          </table:table-cell>
        </table:table-row>
        <table:table-row table:style-name="ro1">
          <table:table-cell office:value-type="string" calcext:value-type="string">
            <text:p>GO:0071396</text:p>
          </table:table-cell>
          <table:table-cell office:value-type="string" calcext:value-type="string">
            <text:p>cellular response to lipid</text:p>
          </table:table-cell>
          <table:table-cell office:value-type="float" office:value="0.0000834" calcext:value-type="float">
            <text:p>0.0000834</text:p>
          </table:table-cell>
          <table:table-cell office:value-type="float" office:value="0.00687" calcext:value-type="float">
            <text:p>0.00687</text:p>
          </table:table-cell>
          <table:table-cell office:value-type="float" office:value="2.55" calcext:value-type="float">
            <text:p>2.55</text:p>
          </table:table-cell>
          <table:table-cell office:value-type="float" office:value="13954" calcext:value-type="float">
            <text:p>13954</text:p>
          </table:table-cell>
          <table:table-cell office:value-type="float" office:value="278" calcext:value-type="float">
            <text:p>278</text:p>
          </table:table-cell>
          <table:table-cell office:value-type="float" office:value="413" calcext:value-type="float">
            <text:p>4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CDK6 <text:s/>- <text:s/>cyclin-dependent kinase 6, FFAR2 <text:s/>- <text:s/>free fatty acid receptor 2, EPHA3 <text:s/>- <text:s/>eph receptor a3, SMYD3 <text:s/>- <text:s/>set and mynd domain containing 3, BRINP1 <text:s/>- <text:s/>bone morphogenetic protein/retinoic acid inducible neural-specific 1, NOS2 <text:s/>- <text:s/>nitric oxide synthase 2, inducible, TNIP3 <text:s/>- <text:s/>tnfaip3 interacting protein 3, NFKB1 <text:s/>- <text:s/>nuclear factor of kappa light polypeptide gene enhancer in b-cells 1, CXCL10 <text:s/>- <text:s/>chemokine (c-x-c motif) ligand 10, NFKBIB <text:s/>- <text:s/>nuclear factor of kappa light polypeptide gene enhancer in b-cells inhibitor, beta, NTRK3 <text:s/>- <text:s/>neurotrophic tyrosine kinase, receptor, type 3, WNT10B <text:s/>- <text:s/>wingless-type mmtv integration site family, member 10b, MYB <text:s/>- <text:s/>v-myb avian myeloblastosis viral oncogene homolog, TNFAIP3 <text:s/>- <text:s/>tumor necrosis factor, alpha-induced protein 3, CREB1 <text:s/>- <text:s/>camp responsive element binding protein 1, CXCL6 <text:s/>- <text:s/>chemokine (c-x-c motif) ligand 6, CD86 <text:s/>- <text:s/>cd86 molecule, RARA <text:s/>- <text:s/>retinoic acid receptor, alpha, IL6 <text:s/>- <text:s/>interleukin 6 (interferon, beta 2), PDE4B <text:s/>- <text:s/>phosphodiesterase 4b, camp-specific, MAPK14 <text:s/>- <text:s/>mitogen-activated protein kinase 14]</text:p>
          </table:table-cell>
        </table:table-row>
        <table:table-row table:style-name="ro1">
          <table:table-cell office:value-type="string" calcext:value-type="string">
            <text:p>GO:0001818</text:p>
          </table:table-cell>
          <table:table-cell office:value-type="string" calcext:value-type="string">
            <text:p>negative regulation of cytokine production</text:p>
          </table:table-cell>
          <table:table-cell office:value-type="float" office:value="0.0000841" calcext:value-type="float">
            <text:p>0.0000841</text:p>
          </table:table-cell>
          <table:table-cell office:value-type="float" office:value="0.00688" calcext:value-type="float">
            <text:p>0.00688</text:p>
          </table:table-cell>
          <table:table-cell office:value-type="float" office:value="3.02" calcext:value-type="float">
            <text:p>3.02</text:p>
          </table:table-cell>
          <table:table-cell office:value-type="float" office:value="13954" calcext:value-type="float">
            <text:p>13954</text:p>
          </table:table-cell>
          <table:table-cell office:value-type="float" office:value="179" calcext:value-type="float">
            <text:p>179</text:p>
          </table:table-cell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TNFRSF9 <text:s/>- <text:s/>tumor necrosis factor receptor superfamily, member 9, FOXJ1 <text:s/>- <text:s/>forkhead box j1, CD83 <text:s/>- <text:s/>cd83 molecule, NFKB1 <text:s/>- <text:s/>nuclear factor of kappa light polypeptide gene enhancer in b-cells 1, TRIB2 <text:s/>- <text:s/>tribbles homolog 2 (drosophila), ARRB1 <text:s/>- <text:s/>arrestin, beta 1, IL23A <text:s/>- <text:s/>interleukin 23, alpha subunit p19, ANXA4 <text:s/>- <text:s/>annexin a4, BCL3 <text:s/>- <text:s/>b-cell cll/lymphoma 3, IKBKE <text:s/>- <text:s/>inhibitor of kappa light polypeptide gene enhancer in b-cells, kinase epsilon, REL <text:s/>- <text:s/>v-rel avian reticuloendotheliosis viral oncogene homolog, LGR4 <text:s/>- <text:s/>leucine-rich repeat containing g protein-coupled receptor 4, TNFAIP3 <text:s/>- <text:s/>tumor necrosis factor, alpha-induced protein 3, CYLD <text:s/>- <text:s/>cylindromatosis (turban tumor syndrome), RARA <text:s/>- <text:s/>retinoic acid receptor, alpha, IL6 <text:s/>- <text:s/>interleukin 6 (interferon, beta 2)]</text:p>
          </table:table-cell>
        </table:table-row>
        <table:table-row table:style-name="ro1">
          <table:table-cell office:value-type="string" calcext:value-type="string">
            <text:p>GO:0002688</text:p>
          </table:table-cell>
          <table:table-cell office:value-type="string" calcext:value-type="string">
            <text:p>regulation of leukocyte chemotaxis</text:p>
          </table:table-cell>
          <table:table-cell office:value-type="float" office:value="0.0000864" calcext:value-type="float">
            <text:p>0.0000864</text:p>
          </table:table-cell>
          <table:table-cell office:value-type="float" office:value="0.00703" calcext:value-type="float">
            <text:p>0.00703</text:p>
          </table:table-cell>
          <table:table-cell office:value-type="float" office:value="4.39" calcext:value-type="float">
            <text:p>4.39</text:p>
          </table:table-cell>
          <table:table-cell office:value-type="float" office:value="13954" calcext:value-type="float">
            <text:p>13954</text:p>
          </table:table-cell>
          <table:table-cell office:value-type="float" office:value="77" calcext:value-type="float">
            <text:p>77</text:p>
          </table:table-cell>
          <table:table-cell office:value-type="float" office:value="413" calcext:value-type="float">
            <text:p>4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IL23A <text:s/>- <text:s/>interleukin 23, alpha subunit p19, CSF1 <text:s/>- <text:s/>colony stimulating factor 1 (macrophage), CXCL2 <text:s/>- <text:s/>chemokine (c-x-c motif) ligand 2, CXCL1 <text:s/>- <text:s/>chemokine (c-x-c motif) ligand 1 (melanoma growth stimulating activity, alpha), CXCL5 <text:s/>- <text:s/>chemokine (c-x-c motif) ligand 5, CXCL10 <text:s/>- <text:s/>chemokine (c-x-c motif) ligand 10, CXCL6 <text:s/>- <text:s/>chemokine (c-x-c motif) ligand 6, CXCL3 <text:s/>- <text:s/>chemokine (c-x-c motif) ligand 3, IL6 <text:s/>- <text:s/>interleukin 6 (interferon, beta 2), MAPK14 <text:s/>- <text:s/>mitogen-activated protein kinase 14]</text:p>
          </table:table-cell>
        </table:table-row>
        <table:table-row table:style-name="ro1">
          <table:table-cell office:value-type="string" calcext:value-type="string">
            <text:p>GO:0001501</text:p>
          </table:table-cell>
          <table:table-cell office:value-type="string" calcext:value-type="string">
            <text:p>skeletal system development</text:p>
          </table:table-cell>
          <table:table-cell office:value-type="float" office:value="0.0000877" calcext:value-type="float">
            <text:p>0.0000877</text:p>
          </table:table-cell>
          <table:table-cell office:value-type="float" office:value="0.00709" calcext:value-type="float">
            <text:p>0.00709</text:p>
          </table:table-cell>
          <table:table-cell office:value-type="float" office:value="3.31" calcext:value-type="float">
            <text:p>3.31</text:p>
          </table:table-cell>
          <table:table-cell office:value-type="float" office:value="13954" calcext:value-type="float">
            <text:p>13954</text:p>
          </table:table-cell>
          <table:table-cell office:value-type="float" office:value="143" calcext:value-type="float">
            <text:p>143</text:p>
          </table:table-cell>
          <table:table-cell office:value-type="float" office:value="413" calcext:value-type="float">
            <text:p>4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VDR <text:s/>- <text:s/>vitamin d (1,25- dihydroxyvitamin d3) receptor, ADAMTS4 <text:s/>- <text:s/>adam metallopeptidase with thrombospondin type 1 motif, 4, RAI1 <text:s/>- <text:s/>retinoic acid induced 1, HOXA11 <text:s/>- <text:s/>homeobox a11, SUFU <text:s/>- <text:s/>suppressor of fused homolog (drosophila), KIAA1217 <text:s/>- <text:s/>kiaa1217, HOXB9 <text:s/>- <text:s/>homeobox b9, PBX1 <text:s/>- <text:s/>pre-b-cell leukemia homeobox 1, TRPS1 <text:s/>- <text:s/>trichorhinophalangeal syndrome i, VCAN <text:s/>- <text:s/>versican, PTHLH <text:s/>- <text:s/>parathyroid hormone-like hormone, PTH1R <text:s/>- <text:s/>parathyroid hormone 1 receptor, HOXC10 <text:s/>- <text:s/>homeobox c10, ASH1L <text:s/>- <text:s/>ash1 (absent, small, or homeotic)-like (drosophila)]</text:p>
          </table:table-cell>
        </table:table-row>
        <table:table-row table:style-name="ro1">
          <table:table-cell office:value-type="string" calcext:value-type="string">
            <text:p>GO:0071624</text:p>
          </table:table-cell>
          <table:table-cell office:value-type="string" calcext:value-type="string">
            <text:p>positive regulation of granulocyte chemotaxis</text:p>
          </table:table-cell>
          <table:table-cell office:value-type="float" office:value="0.0000902" calcext:value-type="float">
            <text:p>0.0000902</text:p>
          </table:table-cell>
          <table:table-cell office:value-type="float" office:value="0.00726" calcext:value-type="float">
            <text:p>0.00726</text:p>
          </table:table-cell>
          <table:table-cell office:value-type="float" office:value="7.8" calcext:value-type="float">
            <text:p>7.8</text:p>
          </table:table-cell>
          <table:table-cell office:value-type="float" office:value="13954" calcext:value-type="float">
            <text:p>13954</text:p>
          </table:table-cell>
          <table:table-cell office:value-type="float" office:value="26" calcext:value-type="float">
            <text:p>26</text:p>
          </table:table-cell>
          <table:table-cell office:value-type="float" office:value="413" calcext:value-type="float">
            <text:p>4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IL23A <text:s/>- <text:s/>interleukin 23, alpha subunit p19, CXCL2 <text:s/>- <text:s/>chemokine (c-x-c motif) ligand 2, CXCL1 <text:s/>- <text:s/>chemokine (c-x-c motif) ligand 1 (melanoma growth stimulating activity, alpha), CXCL5 <text:s/>- <text:s/>chemokine (c-x-c motif) ligand 5, CXCL6 <text:s/>- <text:s/>chemokine (c-x-c motif) ligand 6, CXCL3 <text:s/>- <text:s/>chemokine (c-x-c motif) ligand 3]</text:p>
          </table:table-cell>
        </table:table-row>
        <table:table-row table:style-name="ro1">
          <table:table-cell office:value-type="string" calcext:value-type="string">
            <text:p>GO:0002720</text:p>
          </table:table-cell>
          <table:table-cell office:value-type="string" calcext:value-type="string">
            <text:p>positive regulation of cytokine production involved in immune response</text:p>
          </table:table-cell>
          <table:table-cell office:value-type="float" office:value="0.0000902" calcext:value-type="float">
            <text:p>0.0000902</text:p>
          </table:table-cell>
          <table:table-cell office:value-type="float" office:value="0.00722" calcext:value-type="float">
            <text:p>0.00722</text:p>
          </table:table-cell>
          <table:table-cell office:value-type="float" office:value="7.8" calcext:value-type="float">
            <text:p>7.8</text:p>
          </table:table-cell>
          <table:table-cell office:value-type="float" office:value="13954" calcext:value-type="float">
            <text:p>13954</text:p>
          </table:table-cell>
          <table:table-cell office:value-type="float" office:value="26" calcext:value-type="float">
            <text:p>26</text:p>
          </table:table-cell>
          <table:table-cell office:value-type="float" office:value="413" calcext:value-type="float">
            <text:p>4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FFAR2 <text:s/>- <text:s/>free fatty acid receptor 2, SASH3 <text:s/>- <text:s/>sam and sh3 domain containing 3, TRAF2 <text:s/>- <text:s/>tnf receptor-associated factor 2, IL6 <text:s/>- <text:s/>interleukin 6 (interferon, beta 2), MAPK14 <text:s/>- <text:s/>mitogen-activated protein kinase 14, B2M <text:s/>- <text:s/>beta-2-microglobulin]</text:p>
          </table:table-cell>
        </table:table-row>
        <table:table-row table:style-name="ro1">
          <table:table-cell office:value-type="string" calcext:value-type="string">
            <text:p>GO:0090022</text:p>
          </table:table-cell>
          <table:table-cell office:value-type="string" calcext:value-type="string">
            <text:p>regulation of neutrophil chemotaxis</text:p>
          </table:table-cell>
          <table:table-cell office:value-type="float" office:value="0.0000902" calcext:value-type="float">
            <text:p>0.0000902</text:p>
          </table:table-cell>
          <table:table-cell office:value-type="float" office:value="0.00718" calcext:value-type="float">
            <text:p>0.00718</text:p>
          </table:table-cell>
          <table:table-cell office:value-type="float" office:value="7.8" calcext:value-type="float">
            <text:p>7.8</text:p>
          </table:table-cell>
          <table:table-cell office:value-type="float" office:value="13954" calcext:value-type="float">
            <text:p>13954</text:p>
          </table:table-cell>
          <table:table-cell office:value-type="float" office:value="26" calcext:value-type="float">
            <text:p>26</text:p>
          </table:table-cell>
          <table:table-cell office:value-type="float" office:value="413" calcext:value-type="float">
            <text:p>4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IL23A <text:s/>- <text:s/>interleukin 23, alpha subunit p19, CXCL2 <text:s/>- <text:s/>chemokine (c-x-c motif) ligand 2, CXCL1 <text:s/>- <text:s/>chemokine (c-x-c motif) ligand 1 (melanoma growth stimulating activity, alpha), CXCL5 <text:s/>- <text:s/>chemokine (c-x-c motif) ligand 5, CXCL6 <text:s/>- <text:s/>chemokine (c-x-c motif) ligand 6, CXCL3 <text:s/>- <text:s/>chemokine (c-x-c motif) ligand 3]</text:p>
          </table:table-cell>
        </table:table-row>
        <table:table-row table:style-name="ro1">
          <table:table-cell office:value-type="string" calcext:value-type="string">
            <text:p>GO:1901362</text:p>
          </table:table-cell>
          <table:table-cell office:value-type="string" calcext:value-type="string">
            <text:p>organic cyclic compound biosynthetic process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.00848" calcext:value-type="float">
            <text:p>0.00848</text:p>
          </table:table-cell>
          <table:table-cell office:value-type="float" office:value="1.41" calcext:value-type="float">
            <text:p>1.41</text:p>
          </table:table-cell>
          <table:table-cell office:value-type="float" office:value="13954" calcext:value-type="float">
            <text:p>13954</text:p>
          </table:table-cell>
          <table:table-cell office:value-type="float" office:value="2468" calcext:value-type="float">
            <text:p>2468</text:p>
          </table:table-cell>
          <table:table-cell office:value-type="float" office:value="413" calcext:value-type="float">
            <text:p>41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[SYMPK <text:s/>- <text:s/>symplekin, SEBOX <text:s/>- <text:s/>sebox homeobox, SIN3A <text:s/>- <text:s/>sin3 transcription regulator family member a, TSC22D4 <text:s/>- <text:s/>tsc22 domain family, member 4, ZNF436 <text:s/>- <text:s/>zinc finger protein 436, WWTR1 <text:s/>- <text:s/>ww domain containing transcription regulator 1, PBX3 <text:s/>- <text:s/>pre-b-cell leukemia homeobox 3, ELL2 <text:s/>- <text:s/>elongation factor, rna polymerase ii, 2, PBX1 <text:s/>- <text:s/>pre-b-cell leukemia homeobox 1, BCOR <text:s/>- <text:s/>bcl6 corepressor, ZBTB17 <text:s/>- <text:s/>zinc finger and btb domain containing 17, REL <text:s/>- <text:s/>v-rel avian reticuloendotheliosis viral oncogene homolog, TRPS1 <text:s/>- <text:s/>trichorhinophalangeal syndrome i, VEZF1 <text:s/>- <text:s/>vascular endothelial zinc finger 1, SIRT2 <text:s/>- <text:s/>sirtuin 2, ILF3 <text:s/>- <text:s/>interleukin enhancer binding factor 3, 90kda, ASH1L <text:s/>- <text:s/>ash1 (absent, small, or homeotic)-like (drosophila), PANK2 <text:s/>- <text:s/>pantothenate kinase 2, FOXJ1 <text:s/>- <text:s/>forkhead box j1, NR3C2 <text:s/>- <text:s/>nuclear receptor subfamily 3, group c, member 2, CGGBP1 <text:s/>- <text:s/>cgg triplet repeat binding protein 1, SOX5 <text:s/>- <text:s/>sry (sex determining region y)-box 5, NLK <text:s/>- <text:s/>nemo-like kinase, LDB1 <text:s/>- <text:s/>lim domain binding 1, SOX13 <text:s/>- <text:s/>sry (sex determining region y)-box 13, CREB1 <text:s/>- <text:s/>camp responsive element binding protein 1, MSC <text:s/>- <text:s/>musculin, ASCL3 <text:s/>- <text:s/>achaete-scute complex homolog 3 (drosophila), HOXC10 <text:s/>- <text:s/>homeobox c10, HOXC9 <text:s/>- <text:s/>homeobox c9, PPARGC1B <text:s/>- <text:s/>peroxisome proliferator-activated receptor gamma, coactivator 1 beta, SPEN <text:s/>- <text:s/>spen homolog, transcriptional regulator (drosophila), SUPT16H <text:s/>- <text:s/>suppressor of ty 16 homolog (s. cerevisiae), EEF1A1 <text:s/>- <text:s/>eukaryotic translation elongation factor 1 alpha 1, BBX <text:s/>- <text:s/>bobby sox homolog (drosophila), ARRB1 <text:s/>- <text:s/>arrestin, beta 1, EGR1 <text:s/>- <text:s/>early growth response 1, MYB <text:s/>- <text:s/>v-myb avian myeloblastosis viral oncogene homolog, NR4A2 <text:s/>- <text:s/>nuclear receptor subfamily 4, group a, member 2, MEF2D <text:s/>- <text:s/>myocyte enhancer factor 2d, GPHN <text:s/>- <text:s/>gephyrin, TBX15 <text:s/>- <text:s/>t-box 15, MOXD1 <text:s/>- <text:s/>monooxygenase, dbh-like 1, DENND4A <text:s/>- <text:s/>denn/madd domain containing 4a, C11orf30 <text:s/>- <text:s/>chromosome 11 open reading frame 30, TCF7L2 <text:s/>- <text:s/>transcription factor 7-like 2 (t-cell specific, hmg-box), ARX <text:s/>- <text:s/>aristaless related homeobox, IRF1 <text:s/>- <text:s/>interferon regulatory factor 1, IRF6 <text:s/>- <text:s/>interferon regulatory factor 6, SATB1 <text:s/>- <text:s/>satb homeobox 1, PHOX2B <text:s/>- <text:s/>paired-like homeobox 2b, NFKBIZ <text:s/>- <text:s/>nuclear factor of kappa light polypeptide gene enhancer in b-cells inhibitor, zeta, TCEA2 <text:s/>- <text:s/>transcription elongation factor a (sii), 2, SALL2 <text:s/>- <text:s/>sal-like 2 (drosophila), ZBTB1 <text:s/>- <text:s/>zinc finger and btb domain containing 1, CCAR1 <text:s/>- <text:s/>cell division cycle and apoptosis regulator 1, HLX <text:s/>- <text:s/>h2.0-like homeobox, TLE4 <text:s/>- <text:s/>transducin-like enhancer of split 4 (e(sp1) homolog, drosophila), NR5A2 <text:s/>- <text:s/>nuclear receptor subfamily 5, group a, member 2, VSX2 <text:s/>- <text:s/>visual system homeobox 2, VDR <text:s/>- <text:s/>vitamin d (1,25- dihydroxyvitamin d3) receptor, TCEAL8 <text:s/>- <text:s/>transcription elongation factor a (sii)-like 8, CHD4 <text:s/>- <text:s/>chromodomain helicase dna binding protein 4, NFKB2 <text:s/>- <text:s/>nuclear factor of kappa light polypeptide gene enhancer in b-cells 2 (p49/p100), MKL1 <text:s/>- <text:s/>megakaryoblastic leukemia (translocation) 1, NFKB1 <text:s/>- <text:s/>nuclear factor of kappa light polypeptide gene enhancer in b-cells 1, GPBP1 <text:s/>- <text:s/>gc-rich promoter binding protein 1, NFKBIB <text:s/>- <text:s/>nuclear factor of kappa light polypeptide gene enhancer in b-cells inhibitor, beta, CBX2 <text:s/>- <text:s/>chromobox homolog 2, FOXP4 <text:s/>- <text:s/>forkhead box p4, EBF4 <text:s/>- <text:s/>early b-cell factor 4, NCOA2 <text:s/>- <text:s/>nuclear receptor coactivator 2, OTP <text:s/>- <text:s/>orthopedia homeobox, MSX1 <text:s/>- <text:s/>msh homeobox 1, HOXA11 <text:s/>- <text:s/>homeobox a11, ZBTB25 <text:s/>- <text:s/>zinc finger and btb domain containing 25, EHF <text:s/>- <text:s/>ets homologous factor, STAT5A <text:s/>- <text:s/>signal transducer and activator of transcription 5a, SP6 <text:s/>- <text:s/>sp6 transcription factor, STAT6 <text:s/>- <text:s/>signal transducer and activator of transcription 6, interleukin-4 induced, HOXB9 <text:s/>- <text:s/>homeobox b9, KMT2D <text:s/>- <text:s/>lysine (k)-specific methyltransferase 2d, MORF4L2 <text:s/>- <text:s/>mortality factor 4 like 2, IKZF3 <text:s/>- <text:s/>ikaros family zinc finger 3 (aiolos), YY1AP1 <text:s/>- <text:s/>yy1 associated protein 1, NFATC1 <text:s/>- <text:s/>nuclear factor of activated t-cells, cytoplasmic, calcineurin-dependent 1, MAP2K6 <text:s/>- <text:s/>mitogen-activated protein kinase kinase 6, PMEL <text:s/>- <text:s/>premelanosome protein, KDM1B <text:s/>- <text:s/>lysine (k)-specific demethylase 1b, NFATC2 <text:s/>- <text:s/>nuclear factor of activated t-cells, cytoplasmic, calcineurin-dependent 2, ETS1 <text:s/>- <text:s/>v-ets avian erythroblastosis virus e26 oncogene homolog 1, MAFB <text:s/>- <text:s/>v-maf avian musculoaponeurotic fibrosarcoma oncogene homolog b, RARA <text:s/>- <text:s/>retinoic acid receptor, alpha, MAPK14 <text:s/>- <text:s/>mitogen-activated protein kinase 14, FOXA3 <text:s/>- <text:s/>forkhead box a3, GATA4 <text:s/>- <text:s/>gata binding protein 4, ATG16L2 <text:s/>- <text:s/>autophagy related 16-like 2 (s. cerevisiae), ZBTB14 <text:s/>- <text:s/>zinc finger and btb domain containing 14, FOSB <text:s/>- <text:s/>fbj murine osteosarcoma viral oncogene homolog b, BCL3 <text:s/>- <text:s/>b-cell cll/lymphoma 3, NFAT5 <text:s/>- <text:s/>nuclear factor of activated t-cells 5, tonicity-responsive, NUP153 <text:s/>- <text:s/>nucleoporin 153kda, GTF3C4 <text:s/>- <text:s/>general transcription factor iiic, polypeptide 4, 90kda]</text:p>
          </table:table-cell>
        </table:table-row>
        <table:table-row table:style-name="ro1">
          <table:table-cell office:value-type="string" calcext:value-type="string">
            <text:p>GO:0009605</text:p>
          </table:table-cell>
          <table:table-cell office:value-type="string" calcext:value-type="string">
            <text:p>response to external stimulus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.00871" calcext:value-type="float">
            <text:p>0.00871</text:p>
          </table:table-cell>
          <table:table-cell office:value-type="float" office:value="1.73" calcext:value-type="float">
            <text:p>1.73</text:p>
          </table:table-cell>
          <table:table-cell office:value-type="float" office:value="13954" calcext:value-type="float">
            <text:p>13954</text:p>
          </table:table-cell>
          <table:table-cell office:value-type="float" office:value="955" calcext:value-type="float">
            <text:p>955</text:p>
          </table:table-cell>
          <table:table-cell office:value-type="float" office:value="413" calcext:value-type="float">
            <text:p>41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[TNFRSF9 <text:s/>- <text:s/>tumor necrosis factor receptor superfamily, member 9, ATP2B2 <text:s/>- <text:s/>atpase, ca++ transporting, plasma membrane 2, NOS2 <text:s/>- <text:s/>nitric oxide synthase 2, inducible, IL23A <text:s/>- <text:s/>interleukin 23, alpha subunit p19, SIRT6 <text:s/>- <text:s/>sirtuin 6, CHGA <text:s/>- <text:s/>chromogranin a (parathyroid secretory protein 1), SIRT2 <text:s/>- <text:s/>sirtuin 2, ILF3 <text:s/>- <text:s/>interleukin enhancer binding factor 3, 90kda, BECN1 <text:s/>- <text:s/>beclin 1, autophagy related, NFKB2 <text:s/>- <text:s/>nuclear factor of kappa light polypeptide gene enhancer in b-cells 2 (p49/p100), NFKB1 <text:s/>- <text:s/>nuclear factor of kappa light polypeptide gene enhancer in b-cells 1, NFKBIB <text:s/>- <text:s/>nuclear factor of kappa light polypeptide gene enhancer in b-cells inhibitor, beta, CXCL5 <text:s/>- <text:s/>chemokine (c-x-c motif) ligand 5, TNFAIP3 <text:s/>- <text:s/>tumor necrosis factor, alpha-induced protein 3, VCAM1 <text:s/>- <text:s/>vascular cell adhesion molecule 1, CXCL6 <text:s/>- <text:s/>chemokine (c-x-c motif) ligand 6, FGR <text:s/>- <text:s/>feline gardner-rasheed sarcoma viral oncogene homolog, CD86 <text:s/>- <text:s/>cd86 molecule, IL6 <text:s/>- <text:s/>interleukin 6 (interferon, beta 2), ARRB1 <text:s/>- <text:s/>arrestin, beta 1, B2M <text:s/>- <text:s/>beta-2-microglobulin, NR4A2 <text:s/>- <text:s/>nuclear receptor subfamily 4, group a, member 2, IKBKE <text:s/>- <text:s/>inhibitor of kappa light polypeptide gene enhancer in b-cells, kinase epsilon, ETS1 <text:s/>- <text:s/>v-ets avian erythroblastosis virus e26 oncogene homolog 1, PTGES <text:s/>- <text:s/>prostaglandin e synthase, RARA <text:s/>- <text:s/>retinoic acid receptor, alpha, MAPK14 <text:s/>- <text:s/>mitogen-activated protein kinase 14, CDK6 <text:s/>- <text:s/>cyclin-dependent kinase 6, FOXA3 <text:s/>- <text:s/>forkhead box a3, IL27RA <text:s/>- <text:s/>interleukin 27 receptor, alpha, IL25 <text:s/>- <text:s/>interleukin 25, GATA4 <text:s/>- <text:s/>gata binding protein 4, TNIP3 <text:s/>- <text:s/>tnfaip3 interacting protein 3, EPHB1 <text:s/>- <text:s/>eph receptor b1, CXCL10 <text:s/>- <text:s/>chemokine (c-x-c motif) ligand 10, CDKN1A <text:s/>- <text:s/>cyclin-dependent kinase inhibitor 1a (p21, cip1), GRIN2D <text:s/>- <text:s/>glutamate receptor, ionotropic, n-methyl d-aspartate 2d, FOSB <text:s/>- <text:s/>fbj murine osteosarcoma viral oncogene homolog b, CXCL2 <text:s/>- <text:s/>chemokine (c-x-c motif) ligand 2, IRF1 <text:s/>- <text:s/>interferon regulatory factor 1, CXCL1 <text:s/>- <text:s/>chemokine (c-x-c motif) ligand 1 (melanoma growth stimulating activity, alpha), BCL3 <text:s/>- <text:s/>b-cell cll/lymphoma 3, MAG <text:s/>- <text:s/>myelin associated glycoprotein, SATB1 <text:s/>- <text:s/>satb homeobox 1, ADORA1 <text:s/>- <text:s/>adenosine a1 receptor, PRKCD <text:s/>- <text:s/>protein kinase c, delta, CXCL3 <text:s/>- <text:s/>chemokine (c-x-c motif) ligand 3, OPTN <text:s/>- <text:s/>optineurin, PDE4B <text:s/>- <text:s/>phosphodiesterase 4b, camp-specific]</text:p>
          </table:table-cell>
        </table:table-row>
        <table:table-row table:style-name="ro1">
          <table:table-cell office:value-type="string" calcext:value-type="string">
            <text:p>GO:0051704</text:p>
          </table:table-cell>
          <table:table-cell office:value-type="string" calcext:value-type="string">
            <text:p>multi-organism process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.0088" calcext:value-type="float">
            <text:p>0.0088</text:p>
          </table:table-cell>
          <table:table-cell office:value-type="float" office:value="1.77" calcext:value-type="float">
            <text:p>1.77</text:p>
          </table:table-cell>
          <table:table-cell office:value-type="float" office:value="13954" calcext:value-type="float">
            <text:p>13954</text:p>
          </table:table-cell>
          <table:table-cell office:value-type="float" office:value="878" calcext:value-type="float">
            <text:p>878</text:p>
          </table:table-cell>
          <table:table-cell office:value-type="float" office:value="413" calcext:value-type="float">
            <text:p>41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[ITGA5 <text:s/>- <text:s/>integrin, alpha 5 (fibronectin receptor, alpha polypeptide), UBR4 <text:s/>- <text:s/>ubiquitin protein ligase e3 component n-recognin 4, PAPPA <text:s/>- <text:s/>pregnancy-associated plasma protein a, pappalysin 1, SPEN <text:s/>- <text:s/>spen homolog, transcriptional regulator (drosophila), NOS2 <text:s/>- <text:s/>nitric oxide synthase 2, inducible, RAB9A <text:s/>- <text:s/>rab9a, member ras oncogene family, NTRK3 <text:s/>- <text:s/>neurotrophic tyrosine kinase, receptor, type 3, IL23A <text:s/>- <text:s/>interleukin 23, alpha subunit p19, IKBKE <text:s/>- <text:s/>inhibitor of kappa light polypeptide gene enhancer in b-cells, kinase epsilon, PNOC <text:s/>- <text:s/>prepronociceptin, TOP1 <text:s/>- <text:s/>topoisomerase (dna) i, TYRO3 <text:s/>- <text:s/>tyro3 protein tyrosine kinase, MAP2K6 <text:s/>- <text:s/>mitogen-activated protein kinase kinase 6, PTHLH <text:s/>- <text:s/>parathyroid hormone-like hormone, ETS1 <text:s/>- <text:s/>v-ets avian erythroblastosis virus e26 oncogene homolog 1, CHGA <text:s/>- <text:s/>chromogranin a (parathyroid secretory protein 1), ILF3 <text:s/>- <text:s/>interleukin enhancer binding factor 3, 90kda, RARA <text:s/>- <text:s/>retinoic acid receptor, alpha, MAPK14 <text:s/>- <text:s/>mitogen-activated protein kinase 14, CDK6 <text:s/>- <text:s/>cyclin-dependent kinase 6, BECN1 <text:s/>- <text:s/>beclin 1, autophagy related, IL27RA <text:s/>- <text:s/>interleukin 27 receptor, alpha, BRINP1 <text:s/>- <text:s/>bone morphogenetic protein/retinoic acid inducible neural-specific 1, IL25 <text:s/>- <text:s/>interleukin 25, TNIP1 <text:s/>- <text:s/>tnfaip3 interacting protein 1, EIF4EBP2 <text:s/>- <text:s/>eukaryotic translation initiation factor 4e binding protein 2, ATG16L2 <text:s/>- <text:s/>autophagy related 16-like 2 (s. cerevisiae), CXCL10 <text:s/>- <text:s/>chemokine (c-x-c motif) ligand 10, FOSB <text:s/>- <text:s/>fbj murine osteosarcoma viral oncogene homolog b, UVRAG <text:s/>- <text:s/>uv radiation resistance associated, UBE2I <text:s/>- <text:s/>ubiquitin-conjugating enzyme e2i, BCL3 <text:s/>- <text:s/>b-cell cll/lymphoma 3, IRF1 <text:s/>- <text:s/>interferon regulatory factor 1, SATB1 <text:s/>- <text:s/>satb homeobox 1, PTCHD1 <text:s/>- <text:s/>patched domain containing 1, PRKCD <text:s/>- <text:s/>protein kinase c, delta, VCAM1 <text:s/>- <text:s/>vascular cell adhesion molecule 1, NUP153 <text:s/>- <text:s/>nucleoporin 153kda, CREB1 <text:s/>- <text:s/>camp responsive element binding protein 1, FGR <text:s/>- <text:s/>feline gardner-rasheed sarcoma viral oncogene homolog, CXCL6 <text:s/>- <text:s/>chemokine (c-x-c motif) ligand 6, CD86 <text:s/>- <text:s/>cd86 molecule, COL16A1 <text:s/>- <text:s/>collagen, type xvi, alpha 1, OPTN <text:s/>- <text:s/>optineurin, IL6 <text:s/>- <text:s/>interleukin 6 (interferon, beta 2), PACS1 <text:s/>- <text:s/>phosphofurin acidic cluster sorting protein 1]</text:p>
          </table:table-cell>
        </table:table-row>
        <table:table-row table:style-name="ro1">
          <table:table-cell office:value-type="string" calcext:value-type="string">
            <text:p>GO:1902624</text:p>
          </table:table-cell>
          <table:table-cell office:value-type="string" calcext:value-type="string">
            <text:p>positive regulation of neutrophil migration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0088" calcext:value-type="float">
            <text:p>0.0088</text:p>
          </table:table-cell>
          <table:table-cell office:value-type="float" office:value="7.51" calcext:value-type="float">
            <text:p>7.51</text:p>
          </table:table-cell>
          <table:table-cell office:value-type="float" office:value="13954" calcext:value-type="float">
            <text:p>13954</text:p>
          </table:table-cell>
          <table:table-cell office:value-type="float" office:value="27" calcext:value-type="float">
            <text:p>27</text:p>
          </table:table-cell>
          <table:table-cell office:value-type="float" office:value="413" calcext:value-type="float">
            <text:p>4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IL23A <text:s/>- <text:s/>interleukin 23, alpha subunit p19, CXCL2 <text:s/>- <text:s/>chemokine (c-x-c motif) ligand 2, CXCL1 <text:s/>- <text:s/>chemokine (c-x-c motif) ligand 1 (melanoma growth stimulating activity, alpha), CXCL5 <text:s/>- <text:s/>chemokine (c-x-c motif) ligand 5, CXCL6 <text:s/>- <text:s/>chemokine (c-x-c motif) ligand 6, CXCL3 <text:s/>- <text:s/>chemokine (c-x-c motif) ligand 3]</text:p>
          </table:table-cell>
        </table:table-row>
        <table:table-row table:style-name="ro1">
          <table:table-cell office:value-type="string" calcext:value-type="string">
            <text:p>GO:0030098</text:p>
          </table:table-cell>
          <table:table-cell office:value-type="string" calcext:value-type="string">
            <text:p>lymphocyte differentiation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.00972" calcext:value-type="float">
            <text:p>0.00972</text:p>
          </table:table-cell>
          <table:table-cell office:value-type="float" office:value="3.38" calcext:value-type="float">
            <text:p>3.38</text:p>
          </table:table-cell>
          <table:table-cell office:value-type="float" office:value="13954" calcext:value-type="float">
            <text:p>13954</text:p>
          </table:table-cell>
          <table:table-cell office:value-type="float" office:value="130" calcext:value-type="float">
            <text:p>130</text:p>
          </table:table-cell>
          <table:table-cell office:value-type="float" office:value="413" calcext:value-type="float">
            <text:p>4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ZBTB1 <text:s/>- <text:s/>zinc finger and btb domain containing 1, WNT1 <text:s/>- <text:s/>wingless-type mmtv integration site family, member 1, B2M <text:s/>- <text:s/>beta-2-microglobulin, ATP11C <text:s/>- <text:s/>atpase, class vi, type 11c, EGR1 <text:s/>- <text:s/>early growth response 1, SEMA4A <text:s/>- <text:s/>sema domain, immunoglobulin domain (ig), transmembrane domain (tm) and short cytoplasmic domain, (semaphorin) 4a, IRF1 <text:s/>- <text:s/>interferon regulatory factor 1, BCL3 <text:s/>- <text:s/>b-cell cll/lymphoma 3, SATB1 <text:s/>- <text:s/>satb homeobox 1, VCAM1 <text:s/>- <text:s/>vascular cell adhesion molecule 1, TYRO3 <text:s/>- <text:s/>tyro3 protein tyrosine kinase, DOCK10 <text:s/>- <text:s/>dedicator of cytokinesis 10, MAFB <text:s/>- <text:s/>v-maf avian musculoaponeurotic fibrosarcoma oncogene homolog b]</text:p>
          </table:table-cell>
        </table:table-row>
        <table:table-row table:style-name="ro1">
          <table:table-cell office:value-type="string" calcext:value-type="string">
            <text:p>GO:0070098</text:p>
          </table:table-cell>
          <table:table-cell office:value-type="string" calcext:value-type="string">
            <text:p>chemokine-mediated signaling pathway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.0102" calcext:value-type="float">
            <text:p>0.0102</text:p>
          </table:table-cell>
          <table:table-cell office:value-type="float" office:value="5.2" calcext:value-type="float">
            <text:p>5.2</text:p>
          </table:table-cell>
          <table:table-cell office:value-type="float" office:value="13954" calcext:value-type="float">
            <text:p>13954</text:p>
          </table:table-cell>
          <table:table-cell office:value-type="float" office:value="52" calcext:value-type="float">
            <text:p>52</text:p>
          </table:table-cell>
          <table:table-cell office:value-type="float" office:value="413" calcext:value-type="float">
            <text:p>4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CXCL2 <text:s/>- <text:s/>chemokine (c-x-c motif) ligand 2, CXCL1 <text:s/>- <text:s/>chemokine (c-x-c motif) ligand 1 (melanoma growth stimulating activity, alpha), CXCL5 <text:s/>- <text:s/>chemokine (c-x-c motif) ligand 5, CXCR5 <text:s/>- <text:s/>chemokine (c-x-c motif) receptor 5, CXCL10 <text:s/>- <text:s/>chemokine (c-x-c motif) ligand 10, CXCL6 <text:s/>- <text:s/>chemokine (c-x-c motif) ligand 6, CCR10 <text:s/>- <text:s/>chemokine (c-c motif) receptor 10, CXCL3 <text:s/>- <text:s/>chemokine (c-x-c motif) ligand 3]</text:p>
          </table:table-cell>
        </table:table-row>
        <table:table-row table:style-name="ro1">
          <table:table-cell office:value-type="string" calcext:value-type="string">
            <text:p>GO:0045628</text:p>
          </table:table-cell>
          <table:table-cell office:value-type="string" calcext:value-type="string">
            <text:p>regulation of T-helper 2 cell differentiation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.0106" calcext:value-type="float">
            <text:p>0.0106</text:p>
          </table:table-cell>
          <table:table-cell office:value-type="float" office:value="13.51" calcext:value-type="float">
            <text:p>13.51</text:p>
          </table:table-cell>
          <table:table-cell office:value-type="float" office:value="13954" calcext:value-type="float">
            <text:p>13954</text:p>
          </table:table-cell>
          <table:table-cell office:value-type="float" office:value="10" calcext:value-type="float">
            <text:p>10</text:p>
          </table:table-cell>
          <table:table-cell office:value-type="float" office:value="413" calcext:value-type="float">
            <text:p>4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CD86 <text:s/>- <text:s/>cd86 molecule, HLX <text:s/>- <text:s/>h2.0-like homeobox, RARA <text:s/>- <text:s/>retinoic acid receptor, alpha, IL6 <text:s/>- <text:s/>interleukin 6 (interferon, beta 2)]</text:p>
          </table:table-cell>
        </table:table-row>
        <table:table-row table:style-name="ro1">
          <table:table-cell office:value-type="string" calcext:value-type="string">
            <text:p>GO:0048870</text:p>
          </table:table-cell>
          <table:table-cell office:value-type="string" calcext:value-type="string">
            <text:p>cell motility</text:p>
          </table:table-cell>
          <table:table-cell office:value-type="float" office:value="0.000155" calcext:value-type="float">
            <text:p>0.000155</text:p>
          </table:table-cell>
          <table:table-cell office:value-type="float" office:value="0.0118" calcext:value-type="float">
            <text:p>0.0118</text:p>
          </table:table-cell>
          <table:table-cell office:value-type="float" office:value="1.87" calcext:value-type="float">
            <text:p>1.87</text:p>
          </table:table-cell>
          <table:table-cell office:value-type="float" office:value="13954" calcext:value-type="float">
            <text:p>13954</text:p>
          </table:table-cell>
          <table:table-cell office:value-type="float" office:value="687" calcext:value-type="float">
            <text:p>687</text:p>
          </table:table-cell>
          <table:table-cell office:value-type="float" office:value="413" calcext:value-type="float">
            <text:p>41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[ITGA5 <text:s/>- <text:s/>integrin, alpha 5 (fibronectin receptor, alpha polypeptide), FFAR2 <text:s/>- <text:s/>free fatty acid receptor 2, MYH9 <text:s/>- <text:s/>myosin, heavy chain 9, non-muscle, NTRK3 <text:s/>- <text:s/>neurotrophic tyrosine kinase, receptor, type 3, GDNF <text:s/>- <text:s/>glial cell derived neurotrophic factor, VANGL2 <text:s/>- <text:s/>vangl planar cell polarity protein 2, HOXB9 <text:s/>- <text:s/>homeobox b9, NR4A2 <text:s/>- <text:s/>nuclear receptor subfamily 4, group a, member 2, SH3KBP1 <text:s/>- <text:s/>sh3-domain kinase binding protein 1, TYRO3 <text:s/>- <text:s/>tyro3 protein tyrosine kinase, NFATC2 <text:s/>- <text:s/>nuclear factor of activated t-cells, cytoplasmic, calcineurin-dependent 2, TNS1 <text:s/>- <text:s/>tensin 1, ETS1 <text:s/>- <text:s/>v-ets avian erythroblastosis virus e26 oncogene homolog 1, CHGA <text:s/>- <text:s/>chromogranin a (parathyroid secretory protein 1), ASH1L <text:s/>- <text:s/>ash1 (absent, small, or homeotic)-like (drosophila), EPHA3 <text:s/>- <text:s/>eph receptor a3, FOXJ1 <text:s/>- <text:s/>forkhead box j1, SAA2 <text:s/>- <text:s/>serum amyloid a2, TSPAN1 <text:s/>- <text:s/>tetraspanin 1, SAA1 <text:s/>- <text:s/>serum amyloid a1, EPHB1 <text:s/>- <text:s/>eph receptor b1, CXCL10 <text:s/>- <text:s/>chemokine (c-x-c motif) ligand 10, ARX <text:s/>- <text:s/>aristaless related homeobox, NDNF <text:s/>- <text:s/>neuron-derived neurotrophic factor, CXCL2 <text:s/>- <text:s/>chemokine (c-x-c motif) ligand 2, MAG <text:s/>- <text:s/>myelin associated glycoprotein, CXCL1 <text:s/>- <text:s/>chemokine (c-x-c motif) ligand 1 (melanoma growth stimulating activity, alpha), CXCL5 <text:s/>- <text:s/>chemokine (c-x-c motif) ligand 5, PRKCD <text:s/>- <text:s/>protein kinase c, delta, ATP2B4 <text:s/>- <text:s/>atpase, ca++ transporting, plasma membrane 4, CRB2 <text:s/>- <text:s/>crumbs homolog 2 (drosophila), VCAM1 <text:s/>- <text:s/>vascular cell adhesion molecule 1, PHOX2B <text:s/>- <text:s/>paired-like homeobox 2b, FGR <text:s/>- <text:s/>feline gardner-rasheed sarcoma viral oncogene homolog, CXCL6 <text:s/>- <text:s/>chemokine (c-x-c motif) ligand 6, CXCL3 <text:s/>- <text:s/>chemokine (c-x-c motif) ligand 3, IL6 <text:s/>- <text:s/>interleukin 6 (interferon, beta 2), PDE4B <text:s/>- <text:s/>phosphodiesterase 4b, camp-specific]</text:p>
          </table:table-cell>
        </table:table-row>
        <table:table-row table:style-name="ro1">
          <table:table-cell office:value-type="string" calcext:value-type="string">
            <text:p>GO:0048731</text:p>
          </table:table-cell>
          <table:table-cell office:value-type="string" calcext:value-type="string">
            <text:p>system development</text:p>
          </table:table-cell>
          <table:table-cell office:value-type="float" office:value="0.000158" calcext:value-type="float">
            <text:p>0.000158</text:p>
          </table:table-cell>
          <table:table-cell office:value-type="float" office:value="0.0119" calcext:value-type="float">
            <text:p>0.0119</text:p>
          </table:table-cell>
          <table:table-cell office:value-type="float" office:value="1.97" calcext:value-type="float">
            <text:p>1.97</text:p>
          </table:table-cell>
          <table:table-cell office:value-type="float" office:value="13954" calcext:value-type="float">
            <text:p>13954</text:p>
          </table:table-cell>
          <table:table-cell office:value-type="float" office:value="565" calcext:value-type="float">
            <text:p>565</text:p>
          </table:table-cell>
          <table:table-cell office:value-type="float" office:value="413" calcext:value-type="float">
            <text:p>4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[ADAMTS4 <text:s/>- <text:s/>adam metallopeptidase with thrombospondin type 1 motif, 4, HOXA11 <text:s/>- <text:s/>homeobox a11, RPS6KA6 <text:s/>- <text:s/>ribosomal protein s6 kinase, 90kda, polypeptide 6, BAI2 <text:s/>- <text:s/>brain-specific angiogenesis inhibitor 2, ARHGAP26 <text:s/>- <text:s/>rho gtpase activating protein 26, GDNF <text:s/>- <text:s/>glial cell derived neurotrophic factor, HLX <text:s/>- <text:s/>h2.0-like homeobox, HOXB9 <text:s/>- <text:s/>homeobox b9, PBX1 <text:s/>- <text:s/>pre-b-cell leukemia homeobox 1, MEF2D <text:s/>- <text:s/>myocyte enhancer factor 2d, TRPS1 <text:s/>- <text:s/>trichorhinophalangeal syndrome i, RAPGEF5 <text:s/>- <text:s/>rap guanine nucleotide exchange factor (gef) 5, FGF17 <text:s/>- <text:s/>fibroblast growth factor 17, PTHLH <text:s/>- <text:s/>parathyroid hormone-like hormone, PTH1R <text:s/>- <text:s/>parathyroid hormone 1 receptor, MAFB <text:s/>- <text:s/>v-maf avian musculoaponeurotic fibrosarcoma oncogene homolog b, ASH1L <text:s/>- <text:s/>ash1 (absent, small, or homeotic)-like (drosophila), VDR <text:s/>- <text:s/>vitamin d (1,25- dihydroxyvitamin d3) receptor, RAI1 <text:s/>- <text:s/>retinoic acid induced 1, SUFU <text:s/>- <text:s/>suppressor of fused homolog (drosophila), BDNF <text:s/>- <text:s/>brain-derived neurotrophic factor, KIAA1217 <text:s/>- <text:s/>kiaa1217, PCSK2 <text:s/>- <text:s/>proprotein convertase subtilisin/kexin type 2, CXCL1 <text:s/>- <text:s/>chemokine (c-x-c motif) ligand 1 (melanoma growth stimulating activity, alpha), LGR4 <text:s/>- <text:s/>leucine-rich repeat containing g protein-coupled receptor 4, ADORA1 <text:s/>- <text:s/>adenosine a1 receptor, MBD5 <text:s/>- <text:s/>methyl-cpg binding domain protein 5, NEURL <text:s/>- <text:s/>neuralized homolog (drosophila), CRB2 <text:s/>- <text:s/>crumbs homolog 2 (drosophila), PHOX2B <text:s/>- <text:s/>paired-like homeobox 2b, VCAN <text:s/>- <text:s/>versican, STK4 <text:s/>- <text:s/>serine/threonine kinase 4, HOXC10 <text:s/>- <text:s/>homeobox c10]</text:p>
          </table:table-cell>
        </table:table-row>
        <table:table-row table:style-name="ro1">
          <table:table-cell office:value-type="string" calcext:value-type="string">
            <text:p>GO:0051093</text:p>
          </table:table-cell>
          <table:table-cell office:value-type="string" calcext:value-type="string">
            <text:p>negative regulation of developmental process</text:p>
          </table:table-cell>
          <table:table-cell office:value-type="float" office:value="0.000159" calcext:value-type="float">
            <text:p>0.000159</text:p>
          </table:table-cell>
          <table:table-cell office:value-type="float" office:value="0.012" calcext:value-type="float">
            <text:p>0.012</text:p>
          </table:table-cell>
          <table:table-cell office:value-type="float" office:value="1.89" calcext:value-type="float">
            <text:p>1.89</text:p>
          </table:table-cell>
          <table:table-cell office:value-type="float" office:value="13954" calcext:value-type="float">
            <text:p>13954</text:p>
          </table:table-cell>
          <table:table-cell office:value-type="float" office:value="663" calcext:value-type="float">
            <text:p>663</text:p>
          </table:table-cell>
          <table:table-cell office:value-type="float" office:value="413" calcext:value-type="float">
            <text:p>41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[BAI2 <text:s/>- <text:s/>brain-specific angiogenesis inhibitor 2, RPS6KA6 <text:s/>- <text:s/>ribosomal protein s6 kinase, 90kda, polypeptide 6, NTRK3 <text:s/>- <text:s/>neurotrophic tyrosine kinase, receptor, type 3, HLX <text:s/>- <text:s/>h2.0-like homeobox, B2M <text:s/>- <text:s/>beta-2-microglobulin, SEMA4A <text:s/>- <text:s/>sema domain, immunoglobulin domain (ig), transmembrane domain (tm) and short cytoplasmic domain, (semaphorin) 4a, WNT10B <text:s/>- <text:s/>wingless-type mmtv integration site family, member 10b, WWTR1 <text:s/>- <text:s/>ww domain containing transcription regulator 1, PBX1 <text:s/>- <text:s/>pre-b-cell leukemia homeobox 1, BCOR <text:s/>- <text:s/>bcl6 corepressor, DICER1 <text:s/>- <text:s/>dicer 1, ribonuclease type iii, PTHLH <text:s/>- <text:s/>parathyroid hormone-like hormone, SIRT2 <text:s/>- <text:s/>sirtuin 2, MAFB <text:s/>- <text:s/>v-maf avian musculoaponeurotic fibrosarcoma oncogene homolog b, RARA <text:s/>- <text:s/>retinoic acid receptor, alpha, CDK6 <text:s/>- <text:s/>cyclin-dependent kinase 6, RAI1 <text:s/>- <text:s/>retinoic acid induced 1, BRINP1 <text:s/>- <text:s/>bone morphogenetic protein/retinoic acid inducible neural-specific 1, SUFU <text:s/>- <text:s/>suppressor of fused homolog (drosophila), FOXJ1 <text:s/>- <text:s/>forkhead box j1, SKIL <text:s/>- <text:s/>ski-like oncogene, BDNF <text:s/>- <text:s/>brain-derived neurotrophic factor, PPP3CA <text:s/>- <text:s/>protein phosphatase 3, catalytic subunit, alpha isozyme, WNT1 <text:s/>- <text:s/>wingless-type mmtv integration site family, member 1, CXCL10 <text:s/>- <text:s/>chemokine (c-x-c motif) ligand 10, TRIB2 <text:s/>- <text:s/>tribbles homolog 2 (drosophila), SORL1 <text:s/>- <text:s/>sortilin-related receptor, l(dlr class) a repeats containing, IRF1 <text:s/>- <text:s/>interferon regulatory factor 1, MAG <text:s/>- <text:s/>myelin associated glycoprotein, MSX1 <text:s/>- <text:s/>msh homeobox 1, TSC22D3 <text:s/>- <text:s/>tsc22 domain family, member 3, LDB1 <text:s/>- <text:s/>lim domain binding 1, PHOX2B <text:s/>- <text:s/>paired-like homeobox 2b, CYLD <text:s/>- <text:s/>cylindromatosis (turban tumor syndrome), CD86 <text:s/>- <text:s/>cd86 molecule, IL6 <text:s/>- <text:s/>interleukin 6 (interferon, beta 2), STK4 <text:s/>- <text:s/>serine/threonine kinase 4]</text:p>
          </table:table-cell>
        </table:table-row>
        <table:table-row table:style-name="ro1">
          <table:table-cell office:value-type="string" calcext:value-type="string">
            <text:p>GO:0016477</text:p>
          </table:table-cell>
          <table:table-cell office:value-type="string" calcext:value-type="string">
            <text:p>cell migration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.0127" calcext:value-type="float">
            <text:p>0.0127</text:p>
          </table:table-cell>
          <table:table-cell office:value-type="float" office:value="1.92" calcext:value-type="float">
            <text:p>1.92</text:p>
          </table:table-cell>
          <table:table-cell office:value-type="float" office:value="13954" calcext:value-type="float">
            <text:p>13954</text:p>
          </table:table-cell>
          <table:table-cell office:value-type="float" office:value="616" calcext:value-type="float">
            <text:p>616</text:p>
          </table:table-cell>
          <table:table-cell office:value-type="float" office:value="413" calcext:value-type="float">
            <text:p>4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[ITGA5 <text:s/>- <text:s/>integrin, alpha 5 (fibronectin receptor, alpha polypeptide), FFAR2 <text:s/>- <text:s/>free fatty acid receptor 2, MYH9 <text:s/>- <text:s/>myosin, heavy chain 9, non-muscle, NTRK3 <text:s/>- <text:s/>neurotrophic tyrosine kinase, receptor, type 3, GDNF <text:s/>- <text:s/>glial cell derived neurotrophic factor, VANGL2 <text:s/>- <text:s/>vangl planar cell polarity protein 2, HOXB9 <text:s/>- <text:s/>homeobox b9, NR4A2 <text:s/>- <text:s/>nuclear receptor subfamily 4, group a, member 2, SH3KBP1 <text:s/>- <text:s/>sh3-domain kinase binding protein 1, TYRO3 <text:s/>- <text:s/>tyro3 protein tyrosine kinase, NFATC2 <text:s/>- <text:s/>nuclear factor of activated t-cells, cytoplasmic, calcineurin-dependent 2, TNS1 <text:s/>- <text:s/>tensin 1, CHGA <text:s/>- <text:s/>chromogranin a (parathyroid secretory protein 1), EPHA3 <text:s/>- <text:s/>eph receptor a3, FOXJ1 <text:s/>- <text:s/>forkhead box j1, SAA2 <text:s/>- <text:s/>serum amyloid a2, TSPAN1 <text:s/>- <text:s/>tetraspanin 1, SAA1 <text:s/>- <text:s/>serum amyloid a1, EPHB1 <text:s/>- <text:s/>eph receptor b1, CXCL10 <text:s/>- <text:s/>chemokine (c-x-c motif) ligand 10, ARX <text:s/>- <text:s/>aristaless related homeobox, CXCL2 <text:s/>- <text:s/>chemokine (c-x-c motif) ligand 2, NDNF <text:s/>- <text:s/>neuron-derived neurotrophic factor, MAG <text:s/>- <text:s/>myelin associated glycoprotein, CXCL1 <text:s/>- <text:s/>chemokine (c-x-c motif) ligand 1 (melanoma growth stimulating activity, alpha), CXCL5 <text:s/>- <text:s/>chemokine (c-x-c motif) ligand 5, PRKCD <text:s/>- <text:s/>protein kinase c, delta, CRB2 <text:s/>- <text:s/>crumbs homolog 2 (drosophila), VCAM1 <text:s/>- <text:s/>vascular cell adhesion molecule 1, PHOX2B <text:s/>- <text:s/>paired-like homeobox 2b, FGR <text:s/>- <text:s/>feline gardner-rasheed sarcoma viral oncogene homolog, CXCL6 <text:s/>- <text:s/>chemokine (c-x-c motif) ligand 6, CXCL3 <text:s/>- <text:s/>chemokine (c-x-c motif) ligand 3, IL6 <text:s/>- <text:s/>interleukin 6 (interferon, beta 2), PDE4B <text:s/>- <text:s/>phosphodiesterase 4b, camp-specific]</text:p>
          </table:table-cell>
        </table:table-row>
        <table:table-row table:style-name="ro1">
          <table:table-cell office:value-type="string" calcext:value-type="string">
            <text:p>GO:0050920</text:p>
          </table:table-cell>
          <table:table-cell office:value-type="string" calcext:value-type="string">
            <text:p>regulation of chemotaxis</text:p>
          </table:table-cell>
          <table:table-cell office:value-type="float" office:value="0.000171" calcext:value-type="float">
            <text:p>0.000171</text:p>
          </table:table-cell>
          <table:table-cell office:value-type="float" office:value="0.0127" calcext:value-type="float">
            <text:p>0.0127</text:p>
          </table:table-cell>
          <table:table-cell office:value-type="float" office:value="3.28" calcext:value-type="float">
            <text:p>3.28</text:p>
          </table:table-cell>
          <table:table-cell office:value-type="float" office:value="13954" calcext:value-type="float">
            <text:p>13954</text:p>
          </table:table-cell>
          <table:table-cell office:value-type="float" office:value="134" calcext:value-type="float">
            <text:p>134</text:p>
          </table:table-cell>
          <table:table-cell office:value-type="float" office:value="413" calcext:value-type="float">
            <text:p>4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CSF1 <text:s/>- <text:s/>colony stimulating factor 1 (macrophage), STX4 <text:s/>- <text:s/>syntaxin 4, CXCL10 <text:s/>- <text:s/>chemokine (c-x-c motif) ligand 10, NTRK3 <text:s/>- <text:s/>neurotrophic tyrosine kinase, receptor, type 3, FGF1 <text:s/>- <text:s/>fibroblast growth factor 1 (acidic), IL23A <text:s/>- <text:s/>interleukin 23, alpha subunit p19, CXCL2 <text:s/>- <text:s/>chemokine (c-x-c motif) ligand 2, CXCL1 <text:s/>- <text:s/>chemokine (c-x-c motif) ligand 1 (melanoma growth stimulating activity, alpha), CXCL5 <text:s/>- <text:s/>chemokine (c-x-c motif) ligand 5, CXCL6 <text:s/>- <text:s/>chemokine (c-x-c motif) ligand 6, CXCL3 <text:s/>- <text:s/>chemokine (c-x-c motif) ligand 3, IL6 <text:s/>- <text:s/>interleukin 6 (interferon, beta 2), MAPK14 <text:s/>- <text:s/>mitogen-activated protein kinase 14]</text:p>
          </table:table-cell>
        </table:table-row>
        <table:table-row table:style-name="ro1">
          <table:table-cell office:value-type="string" calcext:value-type="string">
            <text:p>GO:0046822</text:p>
          </table:table-cell>
          <table:table-cell office:value-type="string" calcext:value-type="string">
            <text:p>regulation of nucleocytoplasmic transport</text:p>
          </table:table-cell>
          <table:table-cell office:value-type="float" office:value="0.000172" calcext:value-type="float">
            <text:p>0.000172</text:p>
          </table:table-cell>
          <table:table-cell office:value-type="float" office:value="0.0127" calcext:value-type="float">
            <text:p>0.0127</text:p>
          </table:table-cell>
          <table:table-cell office:value-type="float" office:value="2.96" calcext:value-type="float">
            <text:p>2.96</text:p>
          </table:table-cell>
          <table:table-cell office:value-type="float" office:value="13954" calcext:value-type="float">
            <text:p>13954</text:p>
          </table:table-cell>
          <table:table-cell office:value-type="float" office:value="171" calcext:value-type="float">
            <text:p>171</text:p>
          </table:table-cell>
          <table:table-cell office:value-type="float" office:value="413" calcext:value-type="float">
            <text:p>4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SUFU <text:s/>- <text:s/>suppressor of fused homolog (drosophila), AKAP6 <text:s/>- <text:s/>a kinase (prka) anchor protein 6, PPP3CA <text:s/>- <text:s/>protein phosphatase 3, catalytic subunit, alpha isozyme, G3BP2 <text:s/>- <text:s/>gtpase activating protein (sh3 domain) binding protein 2, CDKN1A <text:s/>- <text:s/>cyclin-dependent kinase inhibitor 1a (p21, cip1), WWTR1 <text:s/>- <text:s/>ww domain containing transcription regulator 1, IL23A <text:s/>- <text:s/>interleukin 23, alpha subunit p19, TCF7L2 <text:s/>- <text:s/>transcription factor 7-like 2 (t-cell specific, hmg-box), BCL3 <text:s/>- <text:s/>b-cell cll/lymphoma 3, PRKCD <text:s/>- <text:s/>protein kinase c, delta, EGF <text:s/>- <text:s/>epidermal growth factor, NUP153 <text:s/>- <text:s/>nucleoporin 153kda, CYLD <text:s/>- <text:s/>cylindromatosis (turban tumor syndrome), IL6 <text:s/>- <text:s/>interleukin 6 (interferon, beta 2), MAPK14 <text:s/>- <text:s/>mitogen-activated protein kinase 14]</text:p>
          </table:table-cell>
        </table:table-row>
        <table:table-row table:style-name="ro1">
          <table:table-cell office:value-type="string" calcext:value-type="string">
            <text:p>GO:1902622</text:p>
          </table:table-cell>
          <table:table-cell office:value-type="string" calcext:value-type="string">
            <text:p>regulation of neutrophil migration</text:p>
          </table:table-cell>
          <table:table-cell office:value-type="float" office:value="0.000173" calcext:value-type="float">
            <text:p>0.000173</text:p>
          </table:table-cell>
          <table:table-cell office:value-type="float" office:value="0.0127" calcext:value-type="float">
            <text:p>0.0127</text:p>
          </table:table-cell>
          <table:table-cell office:value-type="float" office:value="6.99" calcext:value-type="float">
            <text:p>6.99</text:p>
          </table:table-cell>
          <table:table-cell office:value-type="float" office:value="13954" calcext:value-type="float">
            <text:p>13954</text:p>
          </table:table-cell>
          <table:table-cell office:value-type="float" office:value="29" calcext:value-type="float">
            <text:p>29</text:p>
          </table:table-cell>
          <table:table-cell office:value-type="float" office:value="413" calcext:value-type="float">
            <text:p>4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IL23A <text:s/>- <text:s/>interleukin 23, alpha subunit p19, CXCL2 <text:s/>- <text:s/>chemokine (c-x-c motif) ligand 2, CXCL1 <text:s/>- <text:s/>chemokine (c-x-c motif) ligand 1 (melanoma growth stimulating activity, alpha), CXCL5 <text:s/>- <text:s/>chemokine (c-x-c motif) ligand 5, CXCL6 <text:s/>- <text:s/>chemokine (c-x-c motif) ligand 6, CXCL3 <text:s/>- <text:s/>chemokine (c-x-c motif) ligand 3]</text:p>
          </table:table-cell>
        </table:table-row>
        <table:table-row table:style-name="ro1">
          <table:table-cell office:value-type="string" calcext:value-type="string">
            <text:p>GO:0060828</text:p>
          </table:table-cell>
          <table:table-cell office:value-type="string" calcext:value-type="string">
            <text:p>regulation of canonical Wnt signaling pathway</text:p>
          </table:table-cell>
          <table:table-cell office:value-type="float" office:value="0.000182" calcext:value-type="float">
            <text:p>0.000182</text:p>
          </table:table-cell>
          <table:table-cell office:value-type="float" office:value="0.0134" calcext:value-type="float">
            <text:p>0.0134</text:p>
          </table:table-cell>
          <table:table-cell office:value-type="float" office:value="2.72" calcext:value-type="float">
            <text:p>2.72</text:p>
          </table:table-cell>
          <table:table-cell office:value-type="float" office:value="13954" calcext:value-type="float">
            <text:p>13954</text:p>
          </table:table-cell>
          <table:table-cell office:value-type="float" office:value="211" calcext:value-type="float">
            <text:p>211</text:p>
          </table:table-cell>
          <table:table-cell office:value-type="float" office:value="413" calcext:value-type="float">
            <text:p>4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KREMEN2 <text:s/>- <text:s/>kringle containing transmembrane protein 2, KREMEN1 <text:s/>- <text:s/>kringle containing transmembrane protein 1, G3BP1 <text:s/>- <text:s/>gtpase activating protein (sh3 domain) binding protein 1, WNT1 <text:s/>- <text:s/>wingless-type mmtv integration site family, member 1, NFKB1 <text:s/>- <text:s/>nuclear factor of kappa light polypeptide gene enhancer in b-cells 1, EGR1 <text:s/>- <text:s/>early growth response 1, WWTR1 <text:s/>- <text:s/>ww domain containing transcription regulator 1, WNT10B <text:s/>- <text:s/>wingless-type mmtv integration site family, member 10b, TCF7L2 <text:s/>- <text:s/>transcription factor 7-like 2 (t-cell specific, hmg-box), NOTUM <text:s/>- <text:s/>notum pectinacetylesterase homolog (drosophila), LGR4 <text:s/>- <text:s/>leucine-rich repeat containing g protein-coupled receptor 4, RSPO1 <text:s/>- <text:s/>r-spondin 1, CYLD <text:s/>- <text:s/>cylindromatosis (turban tumor syndrome), BICC1 <text:s/>- <text:s/>bicaudal c homolog 1 (drosophila), RNF220 <text:s/>- <text:s/>ring finger protein 220, STK4 <text:s/>- <text:s/>serine/threonine kinase 4, MAPK14 <text:s/>- <text:s/>mitogen-activated protein kinase 14]</text:p>
          </table:table-cell>
        </table:table-row>
        <table:table-row table:style-name="ro1">
          <table:table-cell office:value-type="string" calcext:value-type="string">
            <text:p>GO:0042036</text:p>
          </table:table-cell>
          <table:table-cell office:value-type="string" calcext:value-type="string">
            <text:p>negative regulation of cytokine biosynthetic process</text:p>
          </table:table-cell>
          <table:table-cell office:value-type="float" office:value="0.000183" calcext:value-type="float">
            <text:p>0.000183</text:p>
          </table:table-cell>
          <table:table-cell office:value-type="float" office:value="0.0134" calcext:value-type="float">
            <text:p>0.0134</text:p>
          </table:table-cell>
          <table:table-cell office:value-type="float" office:value="8.89" calcext:value-type="float">
            <text:p>8.89</text:p>
          </table:table-cell>
          <table:table-cell office:value-type="float" office:value="13954" calcext:value-type="float">
            <text:p>13954</text:p>
          </table:table-cell>
          <table:table-cell office:value-type="float" office:value="19" calcext:value-type="float">
            <text:p>19</text:p>
          </table:table-cell>
          <table:table-cell office:value-type="float" office:value="413" calcext:value-type="float">
            <text:p>4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BCL3 <text:s/>- <text:s/>b-cell cll/lymphoma 3, FOXJ1 <text:s/>- <text:s/>forkhead box j1, NFKB1 <text:s/>- <text:s/>nuclear factor of kappa light polypeptide gene enhancer in b-cells 1, TRIB2 <text:s/>- <text:s/>tribbles homolog 2 (drosophila), IL6 <text:s/>- <text:s/>interleukin 6 (interferon, beta 2)]</text:p>
          </table:table-cell>
        </table:table-row>
        <table:table-row table:style-name="ro1">
          <table:table-cell office:value-type="string" calcext:value-type="string">
            <text:p>GO:0042306</text:p>
          </table:table-cell>
          <table:table-cell office:value-type="string" calcext:value-type="string">
            <text:p>regulation of protein import into nucleus</text:p>
          </table:table-cell>
          <table:table-cell office:value-type="float" office:value="0.000184" calcext:value-type="float">
            <text:p>0.000184</text:p>
          </table:table-cell>
          <table:table-cell office:value-type="float" office:value="0.0134" calcext:value-type="float">
            <text:p>0.0134</text:p>
          </table:table-cell>
          <table:table-cell office:value-type="float" office:value="3.25" calcext:value-type="float">
            <text:p>3.25</text:p>
          </table:table-cell>
          <table:table-cell office:value-type="float" office:value="13954" calcext:value-type="float">
            <text:p>13954</text:p>
          </table:table-cell>
          <table:table-cell office:value-type="float" office:value="135" calcext:value-type="float">
            <text:p>135</text:p>
          </table:table-cell>
          <table:table-cell office:value-type="float" office:value="413" calcext:value-type="float">
            <text:p>4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SUFU <text:s/>- <text:s/>suppressor of fused homolog (drosophila), AKAP6 <text:s/>- <text:s/>a kinase (prka) anchor protein 6, PPP3CA <text:s/>- <text:s/>protein phosphatase 3, catalytic subunit, alpha isozyme, G3BP2 <text:s/>- <text:s/>gtpase activating protein (sh3 domain) binding protein 2, CDKN1A <text:s/>- <text:s/>cyclin-dependent kinase inhibitor 1a (p21, cip1), WWTR1 <text:s/>- <text:s/>ww domain containing transcription regulator 1, IL23A <text:s/>- <text:s/>interleukin 23, alpha subunit p19, BCL3 <text:s/>- <text:s/>b-cell cll/lymphoma 3, PRKCD <text:s/>- <text:s/>protein kinase c, delta, EGF <text:s/>- <text:s/>epidermal growth factor, CYLD <text:s/>- <text:s/>cylindromatosis (turban tumor syndrome), IL6 <text:s/>- <text:s/>interleukin 6 (interferon, beta 2), MAPK14 <text:s/>- <text:s/>mitogen-activated protein kinase 14]</text:p>
          </table:table-cell>
        </table:table-row>
        <table:table-row table:style-name="ro1">
          <table:table-cell office:value-type="string" calcext:value-type="string">
            <text:p>GO:1904589</text:p>
          </table:table-cell>
          <table:table-cell office:value-type="string" calcext:value-type="string">
            <text:p>regulation of protein import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0.0143" calcext:value-type="float">
            <text:p>0.0143</text:p>
          </table:table-cell>
          <table:table-cell office:value-type="float" office:value="3.23" calcext:value-type="float">
            <text:p>3.23</text:p>
          </table:table-cell>
          <table:table-cell office:value-type="float" office:value="13954" calcext:value-type="float">
            <text:p>13954</text:p>
          </table:table-cell>
          <table:table-cell office:value-type="float" office:value="136" calcext:value-type="float">
            <text:p>136</text:p>
          </table:table-cell>
          <table:table-cell office:value-type="float" office:value="413" calcext:value-type="float">
            <text:p>4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SUFU <text:s/>- <text:s/>suppressor of fused homolog (drosophila), AKAP6 <text:s/>- <text:s/>a kinase (prka) anchor protein 6, PPP3CA <text:s/>- <text:s/>protein phosphatase 3, catalytic subunit, alpha isozyme, G3BP2 <text:s/>- <text:s/>gtpase activating protein (sh3 domain) binding protein 2, CDKN1A <text:s/>- <text:s/>cyclin-dependent kinase inhibitor 1a (p21, cip1), WWTR1 <text:s/>- <text:s/>ww domain containing transcription regulator 1, IL23A <text:s/>- <text:s/>interleukin 23, alpha subunit p19, BCL3 <text:s/>- <text:s/>b-cell cll/lymphoma 3, PRKCD <text:s/>- <text:s/>protein kinase c, delta, EGF <text:s/>- <text:s/>epidermal growth factor, CYLD <text:s/>- <text:s/>cylindromatosis (turban tumor syndrome), IL6 <text:s/>- <text:s/>interleukin 6 (interferon, beta 2), MAPK14 <text:s/>- <text:s/>mitogen-activated protein kinase 14]</text:p>
          </table:table-cell>
        </table:table-row>
        <table:table-row table:style-name="ro1">
          <table:table-cell office:value-type="string" calcext:value-type="string">
            <text:p>GO:0051962</text:p>
          </table:table-cell>
          <table:table-cell office:value-type="string" calcext:value-type="string">
            <text:p>positive regulation of nervous system development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.0151" calcext:value-type="float">
            <text:p>0.0151</text:p>
          </table:table-cell>
          <table:table-cell office:value-type="float" office:value="2.23" calcext:value-type="float">
            <text:p>2.23</text:p>
          </table:table-cell>
          <table:table-cell office:value-type="float" office:value="13954" calcext:value-type="float">
            <text:p>13954</text:p>
          </table:table-cell>
          <table:table-cell office:value-type="float" office:value="363" calcext:value-type="float">
            <text:p>363</text:p>
          </table:table-cell>
          <table:table-cell office:value-type="float" office:value="413" calcext:value-type="float">
            <text:p>4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[CSF1 <text:s/>- <text:s/>colony stimulating factor 1 (macrophage), EPHA3 <text:s/>- <text:s/>eph receptor a3, BRINP1 <text:s/>- <text:s/>bone morphogenetic protein/retinoic acid inducible neural-specific 1, SPEN <text:s/>- <text:s/>spen homolog, transcriptional regulator (drosophila), SKIL <text:s/>- <text:s/>ski-like oncogene, BDNF <text:s/>- <text:s/>brain-derived neurotrophic factor, BAI2 <text:s/>- <text:s/>brain-specific angiogenesis inhibitor 2, EPHB1 <text:s/>- <text:s/>eph receptor b1, NTRK3 <text:s/>- <text:s/>neurotrophic tyrosine kinase, receptor, type 3, LPPR5 <text:s/>- <text:s/>lipid phosphate phosphatase-related protein type 5, NDNF <text:s/>- <text:s/>neuron-derived neurotrophic factor, PRKCH <text:s/>- <text:s/>protein kinase c, eta, MAG <text:s/>- <text:s/>myelin associated glycoprotein, MYB <text:s/>- <text:s/>v-myb avian myeloblastosis viral oncogene homolog, OTP <text:s/>- <text:s/>orthopedia homeobox, DICER1 <text:s/>- <text:s/>dicer 1, ribonuclease type iii, NEURL <text:s/>- <text:s/>neuralized homolog (drosophila), EGF <text:s/>- <text:s/>epidermal growth factor, PHOX2B <text:s/>- <text:s/>paired-like homeobox 2b, GDF7 <text:s/>- <text:s/>growth differentiation factor 7, IL1RAPL1 <text:s/>- <text:s/>interleukin 1 receptor accessory protein-like 1, RARA <text:s/>- <text:s/>retinoic acid receptor, alpha, IL6 <text:s/>- <text:s/>interleukin 6 (interferon, beta 2), CPNE5 <text:s/>- <text:s/>copine v]</text:p>
          </table:table-cell>
        </table:table-row>
        <table:table-row table:style-name="ro1">
          <table:table-cell office:value-type="string" calcext:value-type="string">
            <text:p>GO:1900180</text:p>
          </table:table-cell>
          <table:table-cell office:value-type="string" calcext:value-type="string">
            <text:p>regulation of protein localization to nucleus</text:p>
          </table:table-cell>
          <table:table-cell office:value-type="float" office:value="0.000221" calcext:value-type="float">
            <text:p>0.000221</text:p>
          </table:table-cell>
          <table:table-cell office:value-type="float" office:value="0.0158" calcext:value-type="float">
            <text:p>0.0158</text:p>
          </table:table-cell>
          <table:table-cell office:value-type="float" office:value="2.9" calcext:value-type="float">
            <text:p>2.9</text:p>
          </table:table-cell>
          <table:table-cell office:value-type="float" office:value="13954" calcext:value-type="float">
            <text:p>13954</text:p>
          </table:table-cell>
          <table:table-cell office:value-type="float" office:value="175" calcext:value-type="float">
            <text:p>175</text:p>
          </table:table-cell>
          <table:table-cell office:value-type="float" office:value="413" calcext:value-type="float">
            <text:p>4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SUFU <text:s/>- <text:s/>suppressor of fused homolog (drosophila), AKAP6 <text:s/>- <text:s/>a kinase (prka) anchor protein 6, PPP3CA <text:s/>- <text:s/>protein phosphatase 3, catalytic subunit, alpha isozyme, G3BP2 <text:s/>- <text:s/>gtpase activating protein (sh3 domain) binding protein 2, CDKN1A <text:s/>- <text:s/>cyclin-dependent kinase inhibitor 1a (p21, cip1), SIN3A <text:s/>- <text:s/>sin3 transcription regulator family member a, WWTR1 <text:s/>- <text:s/>ww domain containing transcription regulator 1, IL23A <text:s/>- <text:s/>interleukin 23, alpha subunit p19, BCL3 <text:s/>- <text:s/>b-cell cll/lymphoma 3, PRKCD <text:s/>- <text:s/>protein kinase c, delta, EGF <text:s/>- <text:s/>epidermal growth factor, RASSF5 <text:s/>- <text:s/>ras association (ralgds/af-6) domain family member 5, CYLD <text:s/>- <text:s/>cylindromatosis (turban tumor syndrome), IL6 <text:s/>- <text:s/>interleukin 6 (interferon, beta 2), MAPK14 <text:s/>- <text:s/>mitogen-activated protein kinase 14]</text:p>
          </table:table-cell>
        </table:table-row>
        <table:table-row table:style-name="ro1">
          <table:table-cell office:value-type="string" calcext:value-type="string">
            <text:p>GO:0051049</text:p>
          </table:table-cell>
          <table:table-cell office:value-type="string" calcext:value-type="string">
            <text:p>regulation of transport</text:p>
          </table:table-cell>
          <table:table-cell office:value-type="float" office:value="0.000235" calcext:value-type="float">
            <text:p>0.000235</text:p>
          </table:table-cell>
          <table:table-cell office:value-type="float" office:value="0.0167" calcext:value-type="float">
            <text:p>0.0167</text:p>
          </table:table-cell>
          <table:table-cell office:value-type="float" office:value="1.54" calcext:value-type="float">
            <text:p>1.54</text:p>
          </table:table-cell>
          <table:table-cell office:value-type="float" office:value="13954" calcext:value-type="float">
            <text:p>13954</text:p>
          </table:table-cell>
          <table:table-cell office:value-type="float" office:value="1448" calcext:value-type="float">
            <text:p>1448</text:p>
          </table:table-cell>
          <table:table-cell office:value-type="float" office:value="413" calcext:value-type="float">
            <text:p>41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[FXYD2 <text:s/>- <text:s/>fxyd domain containing ion transport regulator 2, TNFRSF9 <text:s/>- <text:s/>tumor necrosis factor receptor superfamily, member 9, ATP2B2 <text:s/>- <text:s/>atpase, ca++ transporting, plasma membrane 2, PNKD <text:s/>- <text:s/>paroxysmal nonkinesigenic dyskinesia, NOS2 <text:s/>- <text:s/>nitric oxide synthase 2, inducible, SLC31A2 <text:s/>- <text:s/>solute carrier family 31 (copper transporter), member 2, GDNF <text:s/>- <text:s/>glial cell derived neurotrophic factor, IL23A <text:s/>- <text:s/>interleukin 23, alpha subunit p19, WWTR1 <text:s/>- <text:s/>ww domain containing transcription regulator 1, ZBTB17 <text:s/>- <text:s/>zinc finger and btb domain containing 17, TBC1D10A <text:s/>- <text:s/>tbc1 domain family, member 10a, SIRT6 <text:s/>- <text:s/>sirtuin 6, KCNN3 <text:s/>- <text:s/>potassium intermediate/small conductance calcium-activated channel, subfamily n, member 3, CHGA <text:s/>- <text:s/>chromogranin a (parathyroid secretory protein 1), PEA15 <text:s/>- <text:s/>phosphoprotein enriched in astrocytes 15, STX4 <text:s/>- <text:s/>syntaxin 4, SUFU <text:s/>- <text:s/>suppressor of fused homolog (drosophila), PPP3CA <text:s/>- <text:s/>protein phosphatase 3, catalytic subunit, alpha isozyme, G3BP2 <text:s/>- <text:s/>gtpase activating protein (sh3 domain) binding protein 2, NFKB1 <text:s/>- <text:s/>nuclear factor of kappa light polypeptide gene enhancer in b-cells 1, CTSS <text:s/>- <text:s/>cathepsin s, RAB2B <text:s/>- <text:s/>rab2b, member ras oncogene family, SORL1 <text:s/>- <text:s/>sortilin-related receptor, l(dlr class) a repeats containing, UVRAG <text:s/>- <text:s/>uv radiation resistance associated, APPL1 <text:s/>- <text:s/>adaptor protein, phosphotyrosine interaction, ph domain and leucine zipper containing 1, UNC13B <text:s/>- <text:s/>unc-13 homolog b (c. elegans), LGR4 <text:s/>- <text:s/>leucine-rich repeat containing g protein-coupled receptor 4, ATP2B4 <text:s/>- <text:s/>atpase, ca++ transporting, plasma membrane 4, CREB1 <text:s/>- <text:s/>camp responsive element binding protein 1, FGR <text:s/>- <text:s/>feline gardner-rasheed sarcoma viral oncogene homolog, RSPO1 <text:s/>- <text:s/>r-spondin 1, CYLD <text:s/>- <text:s/>cylindromatosis (turban tumor syndrome), EHD1 <text:s/>- <text:s/>eh-domain containing 1, IL6 <text:s/>- <text:s/>interleukin 6 (interferon, beta 2), LLGL1 <text:s/>- <text:s/>lethal giant larvae homolog 1 (drosophila), FFAR2 <text:s/>- <text:s/>free fatty acid receptor 2, RAB9A <text:s/>- <text:s/>rab9a, member ras oncogene family, TRPV3 <text:s/>- <text:s/>transient receptor potential cation channel, subfamily v, member 3, ARRB1 <text:s/>- <text:s/>arrestin, beta 1, B2M <text:s/>- <text:s/>beta-2-microglobulin, MYB <text:s/>- <text:s/>v-myb avian myeloblastosis viral oncogene homolog, CA7 <text:s/>- <text:s/>carbonic anhydrase vii, EGF <text:s/>- <text:s/>epidermal growth factor, MAP2K6 <text:s/>- <text:s/>mitogen-activated protein kinase kinase 6, MAPK14 <text:s/>- <text:s/>mitogen-activated protein kinase 14, AKAP6 <text:s/>- <text:s/>a kinase (prka) anchor protein 6, TSPAN1 <text:s/>- <text:s/>tetraspanin 1, SAA1 <text:s/>- <text:s/>serum amyloid a1, KCNJ15 <text:s/>- <text:s/>potassium inwardly-rectifying channel, subfamily j, member 15, SLC30A3 <text:s/>- <text:s/>solute carrier family 30 (zinc transporter), member 3, CXCL10 <text:s/>- <text:s/>chemokine (c-x-c motif) ligand 10, CDKN1A <text:s/>- <text:s/>cyclin-dependent kinase inhibitor 1a (p21, cip1), GRIN2D <text:s/>- <text:s/>glutamate receptor, ionotropic, n-methyl d-aspartate 2d, PTPN3 <text:s/>- <text:s/>protein tyrosine phosphatase, non-receptor type 3, CLCN1 <text:s/>- <text:s/>chloride channel, voltage-sensitive 1, TCF7L2 <text:s/>- <text:s/>transcription factor 7-like 2 (t-cell specific, hmg-box), ANXA4 <text:s/>- <text:s/>annexin a4, BCL3 <text:s/>- <text:s/>b-cell cll/lymphoma 3, ADORA1 <text:s/>- <text:s/>adenosine a1 receptor, TRAF2 <text:s/>- <text:s/>tnf receptor-associated factor 2, PRKCD <text:s/>- <text:s/>protein kinase c, delta, NUP153 <text:s/>- <text:s/>nucleoporin 153kda, YWHAZ <text:s/>- <text:s/>tyrosine 3-monooxygenase/tryptophan 5-monooxygenase activation protein, zeta polypeptide, SMPD3 <text:s/>- <text:s/>sphingomyelin phosphodiesterase 3, neutral membrane (neutral sphingomyelinase ii), IL1RAPL1 <text:s/>- <text:s/>interleukin 1 receptor accessory protein-like 1, PDE4B <text:s/>- <text:s/>phosphodiesterase 4b, camp-specific]</text:p>
          </table:table-cell>
        </table:table-row>
        <table:table-row table:style-name="ro1">
          <table:table-cell office:value-type="string" calcext:value-type="string">
            <text:p>GO:0032653</text:p>
          </table:table-cell>
          <table:table-cell office:value-type="string" calcext:value-type="string">
            <text:p>regulation of interleukin-10 production</text:p>
          </table:table-cell>
          <table:table-cell office:value-type="float" office:value="0.000255" calcext:value-type="float">
            <text:p>0.000255</text:p>
          </table:table-cell>
          <table:table-cell office:value-type="float" office:value="0.018" calcext:value-type="float">
            <text:p>0.018</text:p>
          </table:table-cell>
          <table:table-cell office:value-type="float" office:value="6.54" calcext:value-type="float">
            <text:p>6.54</text:p>
          </table:table-cell>
          <table:table-cell office:value-type="float" office:value="13954" calcext:value-type="float">
            <text:p>13954</text:p>
          </table:table-cell>
          <table:table-cell office:value-type="float" office:value="31" calcext:value-type="float">
            <text:p>31</text:p>
          </table:table-cell>
          <table:table-cell office:value-type="float" office:value="413" calcext:value-type="float">
            <text:p>4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IL23A <text:s/>- <text:s/>interleukin 23, alpha subunit p19, TNFRSF9 <text:s/>- <text:s/>tumor necrosis factor receptor superfamily, member 9, BCL3 <text:s/>- <text:s/>b-cell cll/lymphoma 3, SASH3 <text:s/>- <text:s/>sam and sh3 domain containing 3, CD83 <text:s/>- <text:s/>cd83 molecule, TRIB2 <text:s/>- <text:s/>tribbles homolog 2 (drosophila)]</text:p>
          </table:table-cell>
        </table:table-row>
        <table:table-row table:style-name="ro1">
          <table:table-cell office:value-type="string" calcext:value-type="string">
            <text:p>GO:0030111</text:p>
          </table:table-cell>
          <table:table-cell office:value-type="string" calcext:value-type="string">
            <text:p>regulation of Wnt signaling pathway</text:p>
          </table:table-cell>
          <table:table-cell office:value-type="float" office:value="0.000259" calcext:value-type="float">
            <text:p>0.000259</text:p>
          </table:table-cell>
          <table:table-cell office:value-type="float" office:value="0.0183" calcext:value-type="float">
            <text:p>0.0183</text:p>
          </table:table-cell>
          <table:table-cell office:value-type="float" office:value="2.41" calcext:value-type="float">
            <text:p>2.41</text:p>
          </table:table-cell>
          <table:table-cell office:value-type="float" office:value="13954" calcext:value-type="float">
            <text:p>13954</text:p>
          </table:table-cell>
          <table:table-cell office:value-type="float" office:value="280" calcext:value-type="float">
            <text:p>280</text:p>
          </table:table-cell>
          <table:table-cell office:value-type="float" office:value="413" calcext:value-type="float">
            <text:p>4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KREMEN2 <text:s/>- <text:s/>kringle containing transmembrane protein 2, HMGXB4 <text:s/>- <text:s/>hmg box domain containing 4, KREMEN1 <text:s/>- <text:s/>kringle containing transmembrane protein 1, G3BP1 <text:s/>- <text:s/>gtpase activating protein (sh3 domain) binding protein 1, WNT1 <text:s/>- <text:s/>wingless-type mmtv integration site family, member 1, NFKB1 <text:s/>- <text:s/>nuclear factor of kappa light polypeptide gene enhancer in b-cells 1, VANGL2 <text:s/>- <text:s/>vangl planar cell polarity protein 2, NLK <text:s/>- <text:s/>nemo-like kinase, WNT10B <text:s/>- <text:s/>wingless-type mmtv integration site family, member 10b, EGR1 <text:s/>- <text:s/>early growth response 1, WWTR1 <text:s/>- <text:s/>ww domain containing transcription regulator 1, TCF7L2 <text:s/>- <text:s/>transcription factor 7-like 2 (t-cell specific, hmg-box), NOTUM <text:s/>- <text:s/>notum pectinacetylesterase homolog (drosophila), LGR4 <text:s/>- <text:s/>leucine-rich repeat containing g protein-coupled receptor 4, RSPO1 <text:s/>- <text:s/>r-spondin 1, CYLD <text:s/>- <text:s/>cylindromatosis (turban tumor syndrome), BICC1 <text:s/>- <text:s/>bicaudal c homolog 1 (drosophila), RNF220 <text:s/>- <text:s/>ring finger protein 220, STK4 <text:s/>- <text:s/>serine/threonine kinase 4, MAPK14 <text:s/>- <text:s/>mitogen-activated protein kinase 14]</text:p>
          </table:table-cell>
        </table:table-row>
        <table:table-row table:style-name="ro1">
          <table:table-cell office:value-type="string" calcext:value-type="string">
            <text:p>GO:0034599</text:p>
          </table:table-cell>
          <table:table-cell office:value-type="string" calcext:value-type="string">
            <text:p>cellular response to oxidative stress</text:p>
          </table:table-cell>
          <table:table-cell office:value-type="float" office:value="0.000264" calcext:value-type="float">
            <text:p>0.000264</text:p>
          </table:table-cell>
          <table:table-cell office:value-type="float" office:value="0.0185" calcext:value-type="float">
            <text:p>0.0185</text:p>
          </table:table-cell>
          <table:table-cell office:value-type="float" office:value="3.14" calcext:value-type="float">
            <text:p>3.14</text:p>
          </table:table-cell>
          <table:table-cell office:value-type="float" office:value="13954" calcext:value-type="float">
            <text:p>13954</text:p>
          </table:table-cell>
          <table:table-cell office:value-type="float" office:value="140" calcext:value-type="float">
            <text:p>140</text:p>
          </table:table-cell>
          <table:table-cell office:value-type="float" office:value="413" calcext:value-type="float">
            <text:p>4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PPARGC1B <text:s/>- <text:s/>peroxisome proliferator-activated receptor gamma, coactivator 1 beta, BECN1 <text:s/>- <text:s/>beclin 1, autophagy related, STAT6 <text:s/>- <text:s/>signal transducer and activator of transcription 6, interleukin-4 induced, NR4A2 <text:s/>- <text:s/>nuclear receptor subfamily 4, group a, member 2, MYB <text:s/>- <text:s/>v-myb avian myeloblastosis viral oncogene homolog, TNFAIP3 <text:s/>- <text:s/>tumor necrosis factor, alpha-induced protein 3, TRAF2 <text:s/>- <text:s/>tnf receptor-associated factor 2, PXN <text:s/>- <text:s/>paxillin, PRKCD <text:s/>- <text:s/>protein kinase c, delta, ETS1 <text:s/>- <text:s/>v-ets avian erythroblastosis virus e26 oncogene homolog 1, SIRT2 <text:s/>- <text:s/>sirtuin 2, CDK2 <text:s/>- <text:s/>cyclin-dependent kinase 2, IL6 <text:s/>- <text:s/>interleukin 6 (interferon, beta 2)]</text:p>
          </table:table-cell>
        </table:table-row>
        <table:table-row table:style-name="ro1">
          <table:table-cell office:value-type="string" calcext:value-type="string">
            <text:p>GO:1901215</text:p>
          </table:table-cell>
          <table:table-cell office:value-type="string" calcext:value-type="string">
            <text:p>negative regulation of neuron death</text:p>
          </table:table-cell>
          <table:table-cell office:value-type="float" office:value="0.000288" calcext:value-type="float">
            <text:p>0.000288</text:p>
          </table:table-cell>
          <table:table-cell office:value-type="float" office:value="0.0201" calcext:value-type="float">
            <text:p>0.0201</text:p>
          </table:table-cell>
          <table:table-cell office:value-type="float" office:value="2.96" calcext:value-type="float">
            <text:p>2.96</text:p>
          </table:table-cell>
          <table:table-cell office:value-type="float" office:value="13954" calcext:value-type="float">
            <text:p>13954</text:p>
          </table:table-cell>
          <table:table-cell office:value-type="float" office:value="160" calcext:value-type="float">
            <text:p>160</text:p>
          </table:table-cell>
          <table:table-cell office:value-type="float" office:value="413" calcext:value-type="float">
            <text:p>4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AGAP2 <text:s/>- <text:s/>arfgap with gtpase domain, ankyrin repeat and ph domain 2, BDNF <text:s/>- <text:s/>brain-derived neurotrophic factor, WNT1 <text:s/>- <text:s/>wingless-type mmtv integration site family, member 1, GDNF <text:s/>- <text:s/>glial cell derived neurotrophic factor, SORL1 <text:s/>- <text:s/>sortilin-related receptor, l(dlr class) a repeats containing, NDNF <text:s/>- <text:s/>neuron-derived neurotrophic factor, MAG <text:s/>- <text:s/>myelin associated glycoprotein, NR4A2 <text:s/>- <text:s/>nuclear receptor subfamily 4, group a, member 2, REL <text:s/>- <text:s/>v-rel avian reticuloendotheliosis viral oncogene homolog, TRAF2 <text:s/>- <text:s/>tnf receptor-associated factor 2, TYRO3 <text:s/>- <text:s/>tyro3 protein tyrosine kinase, CREB1 <text:s/>- <text:s/>camp responsive element binding protein 1, CHGA <text:s/>- <text:s/>chromogranin a (parathyroid secretory protein 1), IL6 <text:s/>- <text:s/>interleukin 6 (interferon, beta 2)]</text:p>
          </table:table-cell>
        </table:table-row>
        <table:table-row table:style-name="ro1">
          <table:table-cell office:value-type="string" calcext:value-type="string">
            <text:p>GO:0002708</text:p>
          </table:table-cell>
          <table:table-cell office:value-type="string" calcext:value-type="string">
            <text:p>positive regulation of lymphocyte mediated immunity</text:p>
          </table:table-cell>
          <table:table-cell office:value-type="float" office:value="0.000288" calcext:value-type="float">
            <text:p>0.000288</text:p>
          </table:table-cell>
          <table:table-cell office:value-type="float" office:value="0.02" calcext:value-type="float">
            <text:p>0.02</text:p>
          </table:table-cell>
          <table:table-cell office:value-type="float" office:value="4.66" calcext:value-type="float">
            <text:p>4.66</text:p>
          </table:table-cell>
          <table:table-cell office:value-type="float" office:value="13954" calcext:value-type="float">
            <text:p>13954</text:p>
          </table:table-cell>
          <table:table-cell office:value-type="float" office:value="58" calcext:value-type="float">
            <text:p>58</text:p>
          </table:table-cell>
          <table:table-cell office:value-type="float" office:value="413" calcext:value-type="float">
            <text:p>4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IL23A <text:s/>- <text:s/>interleukin 23, alpha subunit p19, SASH3 <text:s/>- <text:s/>sam and sh3 domain containing 3, TNFSF13 <text:s/>- <text:s/>tumor necrosis factor (ligand) superfamily, member 13, TRAF2 <text:s/>- <text:s/>tnf receptor-associated factor 2, ZBTB1 <text:s/>- <text:s/>zinc finger and btb domain containing 1, IL6 <text:s/>- <text:s/>interleukin 6 (interferon, beta 2), B2M <text:s/>- <text:s/>beta-2-microglobulin, STAT6 <text:s/>- <text:s/>signal transducer and activator of transcription 6, interleukin-4 induced]</text:p>
          </table:table-cell>
        </table:table-row>
        <table:table-row table:style-name="ro1">
          <table:table-cell office:value-type="string" calcext:value-type="string">
            <text:p>GO:0002726</text:p>
          </table:table-cell>
          <table:table-cell office:value-type="string" calcext:value-type="string">
            <text:p>positive regulation of T cell cytokine production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0.0214" calcext:value-type="float">
            <text:p>0.0214</text:p>
          </table:table-cell>
          <table:table-cell office:value-type="float" office:value="11.26" calcext:value-type="float">
            <text:p>11.26</text:p>
          </table:table-cell>
          <table:table-cell office:value-type="float" office:value="13954" calcext:value-type="float">
            <text:p>13954</text:p>
          </table:table-cell>
          <table:table-cell office:value-type="float" office:value="12" calcext:value-type="float">
            <text:p>12</text:p>
          </table:table-cell>
          <table:table-cell office:value-type="float" office:value="413" calcext:value-type="float">
            <text:p>4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SASH3 <text:s/>- <text:s/>sam and sh3 domain containing 3, TRAF2 <text:s/>- <text:s/>tnf receptor-associated factor 2, IL6 <text:s/>- <text:s/>interleukin 6 (interferon, beta 2), B2M <text:s/>- <text:s/>beta-2-microglobulin]</text:p>
          </table:table-cell>
        </table:table-row>
        <table:table-row table:style-name="ro1">
          <table:table-cell office:value-type="string" calcext:value-type="string">
            <text:p>GO:0043124</text:p>
          </table:table-cell>
          <table:table-cell office:value-type="string" calcext:value-type="string">
            <text:p>negative regulation of I-kappaB kinase/NF-kappaB signaling</text:p>
          </table:table-cell>
          <table:table-cell office:value-type="float" office:value="0.000325" calcext:value-type="float">
            <text:p>0.000325</text:p>
          </table:table-cell>
          <table:table-cell office:value-type="float" office:value="0.0223" calcext:value-type="float">
            <text:p>0.0223</text:p>
          </table:table-cell>
          <table:table-cell office:value-type="float" office:value="5.26" calcext:value-type="float">
            <text:p>5.26</text:p>
          </table:table-cell>
          <table:table-cell office:value-type="float" office:value="13954" calcext:value-type="float">
            <text:p>13954</text:p>
          </table:table-cell>
          <table:table-cell office:value-type="float" office:value="45" calcext:value-type="float">
            <text:p>45</text:p>
          </table:table-cell>
          <table:table-cell office:value-type="float" office:value="413" calcext:value-type="float">
            <text:p>4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TNIP1 <text:s/>- <text:s/>tnfaip3 interacting protein 1, TNFAIP3 <text:s/>- <text:s/>tumor necrosis factor, alpha-induced protein 3, G3BP2 <text:s/>- <text:s/>gtpase activating protein (sh3 domain) binding protein 2, TNIP3 <text:s/>- <text:s/>tnfaip3 interacting protein 3, CYLD <text:s/>- <text:s/>cylindromatosis (turban tumor syndrome), OPTN <text:s/>- <text:s/>optineurin, ASH1L <text:s/>- <text:s/>ash1 (absent, small, or homeotic)-like (drosophila)]</text:p>
          </table:table-cell>
        </table:table-row>
        <table:table-row table:style-name="ro1">
          <table:table-cell office:value-type="string" calcext:value-type="string">
            <text:p>GO:1901699</text:p>
          </table:table-cell>
          <table:table-cell office:value-type="string" calcext:value-type="string">
            <text:p>cellular response to nitrogen compound</text:p>
          </table:table-cell>
          <table:table-cell office:value-type="float" office:value="0.000356" calcext:value-type="float">
            <text:p>0.000356</text:p>
          </table:table-cell>
          <table:table-cell office:value-type="float" office:value="0.0244" calcext:value-type="float">
            <text:p>0.0244</text:p>
          </table:table-cell>
          <table:table-cell office:value-type="float" office:value="2.25" calcext:value-type="float">
            <text:p>2.25</text:p>
          </table:table-cell>
          <table:table-cell office:value-type="float" office:value="13954" calcext:value-type="float">
            <text:p>13954</text:p>
          </table:table-cell>
          <table:table-cell office:value-type="float" office:value="331" calcext:value-type="float">
            <text:p>331</text:p>
          </table:table-cell>
          <table:table-cell office:value-type="float" office:value="413" calcext:value-type="float">
            <text:p>4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GNG4 <text:s/>- <text:s/>guanine nucleotide binding protein (g protein), gamma 4, AKAP6 <text:s/>- <text:s/>a kinase (prka) anchor protein 6, WNT1 <text:s/>- <text:s/>wingless-type mmtv integration site family, member 1, NFKB1 <text:s/>- <text:s/>nuclear factor of kappa light polypeptide gene enhancer in b-cells 1, SIN3A <text:s/>- <text:s/>sin3 transcription regulator family member a, STAT6 <text:s/>- <text:s/>signal transducer and activator of transcription 6, interleukin-4 induced, WNT10B <text:s/>- <text:s/>wingless-type mmtv integration site family, member 10b, RAB10 <text:s/>- <text:s/>rab10, member ras oncogene family, EGR1 <text:s/>- <text:s/>early growth response 1, GLP2R <text:s/>- <text:s/>glucagon-like peptide 2 receptor, NR4A2 <text:s/>- <text:s/>nuclear receptor subfamily 4, group a, member 2, MSX1 <text:s/>- <text:s/>msh homeobox 1, TRAF2 <text:s/>- <text:s/>tnf receptor-associated factor 2, PRKCD <text:s/>- <text:s/>protein kinase c, delta, ATP2B4 <text:s/>- <text:s/>atpase, ca++ transporting, plasma membrane 4, NEURL <text:s/>- <text:s/>neuralized homolog (drosophila), CREB1 <text:s/>- <text:s/>camp responsive element binding protein 1, SIRT2 <text:s/>- <text:s/>sirtuin 2, CDK2 <text:s/>- <text:s/>cyclin-dependent kinase 2, COL16A1 <text:s/>- <text:s/>collagen, type xvi, alpha 1, IL6 <text:s/>- <text:s/>interleukin 6 (interferon, beta 2), PDE4B <text:s/>- <text:s/>phosphodiesterase 4b, camp-specific]</text:p>
          </table:table-cell>
        </table:table-row>
        <table:table-row table:style-name="ro1">
          <table:table-cell office:value-type="string" calcext:value-type="string">
            <text:p>GO:0007264</text:p>
          </table:table-cell>
          <table:table-cell office:value-type="string" calcext:value-type="string">
            <text:p>small GTPase mediated signal transduction</text:p>
          </table:table-cell>
          <table:table-cell office:value-type="float" office:value="0.00037" calcext:value-type="float">
            <text:p>0.00037</text:p>
          </table:table-cell>
          <table:table-cell office:value-type="float" office:value="0.0252" calcext:value-type="float">
            <text:p>0.0252</text:p>
          </table:table-cell>
          <table:table-cell office:value-type="float" office:value="2.56" calcext:value-type="float">
            <text:p>2.56</text:p>
          </table:table-cell>
          <table:table-cell office:value-type="float" office:value="13954" calcext:value-type="float">
            <text:p>13954</text:p>
          </table:table-cell>
          <table:table-cell office:value-type="float" office:value="224" calcext:value-type="float">
            <text:p>224</text:p>
          </table:table-cell>
          <table:table-cell office:value-type="float" office:value="413" calcext:value-type="float">
            <text:p>4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RALGDS <text:s/>- <text:s/>ral guanine nucleotide dissociation stimulator, C15orf62 <text:s/>- <text:s/>chromosome 15 open reading frame 62, ARFRP1 <text:s/>- <text:s/>adp-ribosylation factor related protein 1, G3BP1 <text:s/>- <text:s/>gtpase activating protein (sh3 domain) binding protein 1, ARHGAP31 <text:s/>- <text:s/>rho gtpase activating protein 31, RAP2C <text:s/>- <text:s/>rap2c, member of ras oncogene family, G3BP2 <text:s/>- <text:s/>gtpase activating protein (sh3 domain) binding protein 2, CDKN1A <text:s/>- <text:s/>cyclin-dependent kinase inhibitor 1a (p21, cip1), VANGL2 <text:s/>- <text:s/>vangl planar cell polarity protein 2, RIN2 <text:s/>- <text:s/>ras and rab interactor 2, RHOT1 <text:s/>- <text:s/>ras homolog family member t1, RAPGEF5 <text:s/>- <text:s/>rap guanine nucleotide exchange factor (gef) 5, RRAD <text:s/>- <text:s/>ras-related associated with diabetes, DOCK10 <text:s/>- <text:s/>dedicator of cytokinesis 10, RASGRP3 <text:s/>- <text:s/>ras guanyl releasing protein 3 (calcium and dag-regulated), CDK2 <text:s/>- <text:s/>cyclin-dependent kinase 2, MAPK14 <text:s/>- <text:s/>mitogen-activated protein kinase 14]</text:p>
          </table:table-cell>
        </table:table-row>
        <table:table-row table:style-name="ro1">
          <table:table-cell office:value-type="string" calcext:value-type="string">
            <text:p>GO:0043122</text:p>
          </table:table-cell>
          <table:table-cell office:value-type="string" calcext:value-type="string">
            <text:p>regulation of I-kappaB kinase/NF-kappaB signaling</text:p>
          </table:table-cell>
          <table:table-cell office:value-type="float" office:value="0.000381" calcext:value-type="float">
            <text:p>0.000381</text:p>
          </table:table-cell>
          <table:table-cell office:value-type="float" office:value="0.0258" calcext:value-type="float">
            <text:p>0.0258</text:p>
          </table:table-cell>
          <table:table-cell office:value-type="float" office:value="2.75" calcext:value-type="float">
            <text:p>2.75</text:p>
          </table:table-cell>
          <table:table-cell office:value-type="float" office:value="13954" calcext:value-type="float">
            <text:p>13954</text:p>
          </table:table-cell>
          <table:table-cell office:value-type="float" office:value="184" calcext:value-type="float">
            <text:p>184</text:p>
          </table:table-cell>
          <table:table-cell office:value-type="float" office:value="413" calcext:value-type="float">
            <text:p>4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TNIP1 <text:s/>- <text:s/>tnfaip3 interacting protein 1, NEK6 <text:s/>- <text:s/>nima-related kinase 6, G3BP2 <text:s/>- <text:s/>gtpase activating protein (sh3 domain) binding protein 2, TNIP3 <text:s/>- <text:s/>tnfaip3 interacting protein 3, IL23A <text:s/>- <text:s/>interleukin 23, alpha subunit p19, UBE2I <text:s/>- <text:s/>ubiquitin-conjugating enzyme e2i, BCL3 <text:s/>- <text:s/>b-cell cll/lymphoma 3, IKBKE <text:s/>- <text:s/>inhibitor of kappa light polypeptide gene enhancer in b-cells, kinase epsilon, REL <text:s/>- <text:s/>v-rel avian reticuloendotheliosis viral oncogene homolog, TNFAIP3 <text:s/>- <text:s/>tumor necrosis factor, alpha-induced protein 3, TRAF2 <text:s/>- <text:s/>tnf receptor-associated factor 2, CYLD <text:s/>- <text:s/>cylindromatosis (turban tumor syndrome), SLC20A1 <text:s/>- <text:s/>solute carrier family 20 (phosphate transporter), member 1, OPTN <text:s/>- <text:s/>optineurin, ASH1L <text:s/>- <text:s/>ash1 (absent, small, or homeotic)-like (drosophila)]</text:p>
          </table:table-cell>
        </table:table-row>
        <table:table-row table:style-name="ro1">
          <table:table-cell office:value-type="string" calcext:value-type="string">
            <text:p>GO:0045596</text:p>
          </table:table-cell>
          <table:table-cell office:value-type="string" calcext:value-type="string">
            <text:p>negative regulation of cell differentiation</text:p>
          </table:table-cell>
          <table:table-cell office:value-type="float" office:value="0.000387" calcext:value-type="float">
            <text:p>0.000387</text:p>
          </table:table-cell>
          <table:table-cell office:value-type="float" office:value="0.0261" calcext:value-type="float">
            <text:p>0.0261</text:p>
          </table:table-cell>
          <table:table-cell office:value-type="float" office:value="1.98" calcext:value-type="float">
            <text:p>1.98</text:p>
          </table:table-cell>
          <table:table-cell office:value-type="float" office:value="13954" calcext:value-type="float">
            <text:p>13954</text:p>
          </table:table-cell>
          <table:table-cell office:value-type="float" office:value="496" calcext:value-type="float">
            <text:p>496</text:p>
          </table:table-cell>
          <table:table-cell office:value-type="float" office:value="413" calcext:value-type="float">
            <text:p>4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[HLX <text:s/>- <text:s/>h2.0-like homeobox, NTRK3 <text:s/>- <text:s/>neurotrophic tyrosine kinase, receptor, type 3, B2M <text:s/>- <text:s/>beta-2-microglobulin, WNT10B <text:s/>- <text:s/>wingless-type mmtv integration site family, member 10b, WWTR1 <text:s/>- <text:s/>ww domain containing transcription regulator 1, PBX1 <text:s/>- <text:s/>pre-b-cell leukemia homeobox 1, DICER1 <text:s/>- <text:s/>dicer 1, ribonuclease type iii, PTHLH <text:s/>- <text:s/>parathyroid hormone-like hormone, SIRT2 <text:s/>- <text:s/>sirtuin 2, MAFB <text:s/>- <text:s/>v-maf avian musculoaponeurotic fibrosarcoma oncogene homolog b, RARA <text:s/>- <text:s/>retinoic acid receptor, alpha, CDK6 <text:s/>- <text:s/>cyclin-dependent kinase 6, BRINP1 <text:s/>- <text:s/>bone morphogenetic protein/retinoic acid inducible neural-specific 1, SUFU <text:s/>- <text:s/>suppressor of fused homolog (drosophila), SKIL <text:s/>- <text:s/>ski-like oncogene, BDNF <text:s/>- <text:s/>brain-derived neurotrophic factor, FOXJ1 <text:s/>- <text:s/>forkhead box j1, PPP3CA <text:s/>- <text:s/>protein phosphatase 3, catalytic subunit, alpha isozyme, WNT1 <text:s/>- <text:s/>wingless-type mmtv integration site family, member 1, CXCL10 <text:s/>- <text:s/>chemokine (c-x-c motif) ligand 10, TRIB2 <text:s/>- <text:s/>tribbles homolog 2 (drosophila), SORL1 <text:s/>- <text:s/>sortilin-related receptor, l(dlr class) a repeats containing, IRF1 <text:s/>- <text:s/>interferon regulatory factor 1, MAG <text:s/>- <text:s/>myelin associated glycoprotein, MSX1 <text:s/>- <text:s/>msh homeobox 1, LDB1 <text:s/>- <text:s/>lim domain binding 1, PHOX2B <text:s/>- <text:s/>paired-like homeobox 2b, CYLD <text:s/>- <text:s/>cylindromatosis (turban tumor syndrome), IL6 <text:s/>- <text:s/>interleukin 6 (interferon, beta 2)]</text:p>
          </table:table-cell>
        </table:table-row>
        <table:table-row table:style-name="ro1">
          <table:table-cell office:value-type="string" calcext:value-type="string">
            <text:p>GO:0031324</text:p>
          </table:table-cell>
          <table:table-cell office:value-type="string" calcext:value-type="string">
            <text:p>negative regulation of cellular metabolic process</text:p>
          </table:table-cell>
          <table:table-cell office:value-type="float" office:value="0.000395" calcext:value-type="float">
            <text:p>0.000395</text:p>
          </table:table-cell>
          <table:table-cell office:value-type="float" office:value="0.0265" calcext:value-type="float">
            <text:p>0.0265</text:p>
          </table:table-cell>
          <table:table-cell office:value-type="float" office:value="1.44" calcext:value-type="float">
            <text:p>1.44</text:p>
          </table:table-cell>
          <table:table-cell office:value-type="float" office:value="13954" calcext:value-type="float">
            <text:p>13954</text:p>
          </table:table-cell>
          <table:table-cell office:value-type="float" office:value="1875" calcext:value-type="float">
            <text:p>1875</text:p>
          </table:table-cell>
          <table:table-cell office:value-type="float" office:value="413" calcext:value-type="float">
            <text:p>41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[RPS6KA6 <text:s/>- <text:s/>ribosomal protein s6 kinase, 90kda, polypeptide 6, ZBTB1 <text:s/>- <text:s/>zinc finger and btb domain containing 1, SIN3A <text:s/>- <text:s/>sin3 transcription regulator family member a, TSC22D4 <text:s/>- <text:s/>tsc22 domain family, member 4, CCAR1 <text:s/>- <text:s/>cell division cycle and apoptosis regulator 1, WNT10B <text:s/>- <text:s/>wingless-type mmtv integration site family, member 10b, WWTR1 <text:s/>- <text:s/>ww domain containing transcription regulator 1, TLE4 <text:s/>- <text:s/>transducin-like enhancer of split 4 (e(sp1) homolog, drosophila), BCOR <text:s/>- <text:s/>bcl6 corepressor, REL <text:s/>- <text:s/>v-rel avian reticuloendotheliosis viral oncogene homolog, TRPS1 <text:s/>- <text:s/>trichorhinophalangeal syndrome i, DICER1 <text:s/>- <text:s/>dicer 1, ribonuclease type iii, SIRT6 <text:s/>- <text:s/>sirtuin 6, TNRC6B <text:s/>- <text:s/>trinucleotide repeat containing 6b, SIRT2 <text:s/>- <text:s/>sirtuin 2, ILF3 <text:s/>- <text:s/>interleukin enhancer binding factor 3, 90kda, ASH1L <text:s/>- <text:s/>ash1 (absent, small, or homeotic)-like (drosophila), VDR <text:s/>- <text:s/>vitamin d (1,25- dihydroxyvitamin d3) receptor, BECN1 <text:s/>- <text:s/>beclin 1, autophagy related, CHD4 <text:s/>- <text:s/>chromodomain helicase dna binding protein 4, SMYD3 <text:s/>- <text:s/>set and mynd domain containing 3, SUFU <text:s/>- <text:s/>suppressor of fused homolog (drosophila), TNIP1 <text:s/>- <text:s/>tnfaip3 interacting protein 1, SKIL <text:s/>- <text:s/>ski-like oncogene, FOXJ1 <text:s/>- <text:s/>forkhead box j1, PPP3CA <text:s/>- <text:s/>protein phosphatase 3, catalytic subunit, alpha isozyme, EIF4EBP2 <text:s/>- <text:s/>eukaryotic translation initiation factor 4e binding protein 2, NFKB2 <text:s/>- <text:s/>nuclear factor of kappa light polypeptide gene enhancer in b-cells 2 (p49/p100), SOCS2 <text:s/>- <text:s/>suppressor of cytokine signaling 2, CGGBP1 <text:s/>- <text:s/>cgg triplet repeat binding protein 1, WNT1 <text:s/>- <text:s/>wingless-type mmtv integration site family, member 1, NFKB1 <text:s/>- <text:s/>nuclear factor of kappa light polypeptide gene enhancer in b-cells 1, TRIB2 <text:s/>- <text:s/>tribbles homolog 2 (drosophila), CBX2 <text:s/>- <text:s/>chromobox homolog 2, SORL1 <text:s/>- <text:s/>sortilin-related receptor, l(dlr class) a repeats containing, MSX1 <text:s/>- <text:s/>msh homeobox 1, NCOA2 <text:s/>- <text:s/>nuclear receptor coactivator 2, LGR4 <text:s/>- <text:s/>leucine-rich repeat containing g protein-coupled receptor 4, TNFAIP3 <text:s/>- <text:s/>tumor necrosis factor, alpha-induced protein 3, LDB1 <text:s/>- <text:s/>lim domain binding 1, TSC22D3 <text:s/>- <text:s/>tsc22 domain family, member 3, CRB2 <text:s/>- <text:s/>crumbs homolog 2 (drosophila), ATP2B4 <text:s/>- <text:s/>atpase, ca++ transporting, plasma membrane 4, CREB1 <text:s/>- <text:s/>camp responsive element binding protein 1, MSC <text:s/>- <text:s/>musculin, IL6 <text:s/>- <text:s/>interleukin 6 (interferon, beta 2), ASCL3 <text:s/>- <text:s/>achaete-scute complex homolog 3 (drosophila), BCL6B <text:s/>- <text:s/>b-cell cll/lymphoma 6, member b, PPARGC1B <text:s/>- <text:s/>peroxisome proliferator-activated receptor gamma, coactivator 1 beta, SPEN <text:s/>- <text:s/>spen homolog, transcriptional regulator (drosophila), GADD45B <text:s/>- <text:s/>growth arrest and dna-damage-inducible, beta, NTRK3 <text:s/>- <text:s/>neurotrophic tyrosine kinase, receptor, type 3, ARRB1 <text:s/>- <text:s/>arrestin, beta 1, STAT6 <text:s/>- <text:s/>signal transducer and activator of transcription 6, interleukin-4 induced, EGR1 <text:s/>- <text:s/>early growth response 1, KMT2D <text:s/>- <text:s/>lysine (k)-specific methyltransferase 2d, MORF4L2 <text:s/>- <text:s/>mortality factor 4 like 2, NR4A2 <text:s/>- <text:s/>nuclear receptor subfamily 4, group a, member 2, MYB <text:s/>- <text:s/>v-myb avian myeloblastosis viral oncogene homolog, NFATC2 <text:s/>- <text:s/>nuclear factor of activated t-cells, cytoplasmic, calcineurin-dependent 2, RARA <text:s/>- <text:s/>retinoic acid receptor, alpha, TBX15 <text:s/>- <text:s/>t-box 15, AKAP6 <text:s/>- <text:s/>a kinase (prka) anchor protein 6, GATA4 <text:s/>- <text:s/>gata binding protein 4, ZBTB14 <text:s/>- <text:s/>zinc finger and btb domain containing 14, CDKN1A <text:s/>- <text:s/>cyclin-dependent kinase inhibitor 1a (p21, cip1), PTPN3 <text:s/>- <text:s/>protein tyrosine phosphatase, non-receptor type 3, SERPINA1 <text:s/>- <text:s/>serpin peptidase inhibitor, clade a (alpha-1 antiproteinase, antitrypsin), member 1, ARX <text:s/>- <text:s/>aristaless related homeobox, TCF7L2 <text:s/>- <text:s/>transcription factor 7-like 2 (t-cell specific, hmg-box), FOSB <text:s/>- <text:s/>fbj murine osteosarcoma viral oncogene homolog b, MYADM <text:s/>- <text:s/>myeloid-associated differentiation marker, IRF1 <text:s/>- <text:s/>interferon regulatory factor 1, BCL3 <text:s/>- <text:s/>b-cell cll/lymphoma 3, UBE2I <text:s/>- <text:s/>ubiquitin-conjugating enzyme e2i, SATB1 <text:s/>- <text:s/>satb homeobox 1, PRKCD <text:s/>- <text:s/>protein kinase c, delta, CDK2 <text:s/>- <text:s/>cyclin-dependent kinase 2, OPTN <text:s/>- <text:s/>optineurin, SALL2 <text:s/>- <text:s/>sal-like 2 (drosophila)]</text:p>
          </table:table-cell>
        </table:table-row>
        <table:table-row table:style-name="ro1">
          <table:table-cell office:value-type="string" calcext:value-type="string">
            <text:p>GO:0010629</text:p>
          </table:table-cell>
          <table:table-cell office:value-type="string" calcext:value-type="string">
            <text:p>negative regulation of gene expression</text:p>
          </table:table-cell>
          <table:table-cell office:value-type="float" office:value="0.000418" calcext:value-type="float">
            <text:p>0.000418</text:p>
          </table:table-cell>
          <table:table-cell office:value-type="float" office:value="0.0279" calcext:value-type="float">
            <text:p>0.0279</text:p>
          </table:table-cell>
          <table:table-cell office:value-type="float" office:value="1.55" calcext:value-type="float">
            <text:p>1.55</text:p>
          </table:table-cell>
          <table:table-cell office:value-type="float" office:value="13954" calcext:value-type="float">
            <text:p>13954</text:p>
          </table:table-cell>
          <table:table-cell office:value-type="float" office:value="1283" calcext:value-type="float">
            <text:p>1283</text:p>
          </table:table-cell>
          <table:table-cell office:value-type="float" office:value="413" calcext:value-type="float">
            <text:p>41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[NOS2 <text:s/>- <text:s/>nitric oxide synthase 2, inducible, ZBTB1 <text:s/>- <text:s/>zinc finger and btb domain containing 1, SIN3A <text:s/>- <text:s/>sin3 transcription regulator family member a, TSC22D4 <text:s/>- <text:s/>tsc22 domain family, member 4, WNT10B <text:s/>- <text:s/>wingless-type mmtv integration site family, member 10b, WWTR1 <text:s/>- <text:s/>ww domain containing transcription regulator 1, TLE4 <text:s/>- <text:s/>transducin-like enhancer of split 4 (e(sp1) homolog, drosophila), BCOR <text:s/>- <text:s/>bcl6 corepressor, REL <text:s/>- <text:s/>v-rel avian reticuloendotheliosis viral oncogene homolog, TRPS1 <text:s/>- <text:s/>trichorhinophalangeal syndrome i, DICER1 <text:s/>- <text:s/>dicer 1, ribonuclease type iii, SIRT6 <text:s/>- <text:s/>sirtuin 6, TNRC6B <text:s/>- <text:s/>trinucleotide repeat containing 6b, SIRT2 <text:s/>- <text:s/>sirtuin 2, ILF3 <text:s/>- <text:s/>interleukin enhancer binding factor 3, 90kda, VDR <text:s/>- <text:s/>vitamin d (1,25- dihydroxyvitamin d3) receptor, CHD4 <text:s/>- <text:s/>chromodomain helicase dna binding protein 4, SUFU <text:s/>- <text:s/>suppressor of fused homolog (drosophila), SKIL <text:s/>- <text:s/>ski-like oncogene, FOXJ1 <text:s/>- <text:s/>forkhead box j1, PPP3CA <text:s/>- <text:s/>protein phosphatase 3, catalytic subunit, alpha isozyme, EIF4EBP2 <text:s/>- <text:s/>eukaryotic translation initiation factor 4e binding protein 2, NFKB2 <text:s/>- <text:s/>nuclear factor of kappa light polypeptide gene enhancer in b-cells 2 (p49/p100), CGGBP1 <text:s/>- <text:s/>cgg triplet repeat binding protein 1, NFKB1 <text:s/>- <text:s/>nuclear factor of kappa light polypeptide gene enhancer in b-cells 1, CBX2 <text:s/>- <text:s/>chromobox homolog 2, LGR4 <text:s/>- <text:s/>leucine-rich repeat containing g protein-coupled receptor 4, NCOA2 <text:s/>- <text:s/>nuclear receptor coactivator 2, MSX1 <text:s/>- <text:s/>msh homeobox 1, LDB1 <text:s/>- <text:s/>lim domain binding 1, TSC22D3 <text:s/>- <text:s/>tsc22 domain family, member 3, CREB1 <text:s/>- <text:s/>camp responsive element binding protein 1, MSC <text:s/>- <text:s/>musculin, ASCL3 <text:s/>- <text:s/>achaete-scute complex homolog 3 (drosophila), BCL6B <text:s/>- <text:s/>b-cell cll/lymphoma 6, member b, PPARGC1B <text:s/>- <text:s/>peroxisome proliferator-activated receptor gamma, coactivator 1 beta, SPEN <text:s/>- <text:s/>spen homolog, transcriptional regulator (drosophila), STAT6 <text:s/>- <text:s/>signal transducer and activator of transcription 6, interleukin-4 induced, EGR1 <text:s/>- <text:s/>early growth response 1, KMT2D <text:s/>- <text:s/>lysine (k)-specific methyltransferase 2d, MORF4L2 <text:s/>- <text:s/>mortality factor 4 like 2, MYB <text:s/>- <text:s/>v-myb avian myeloblastosis viral oncogene homolog, NR4A2 <text:s/>- <text:s/>nuclear receptor subfamily 4, group a, member 2, NFATC2 <text:s/>- <text:s/>nuclear factor of activated t-cells, cytoplasmic, calcineurin-dependent 2, RARA <text:s/>- <text:s/>retinoic acid receptor, alpha, TBX15 <text:s/>- <text:s/>t-box 15, ZBTB14 <text:s/>- <text:s/>zinc finger and btb domain containing 14, CDKN1A <text:s/>- <text:s/>cyclin-dependent kinase inhibitor 1a (p21, cip1), FOSB <text:s/>- <text:s/>fbj murine osteosarcoma viral oncogene homolog b, TCF7L2 <text:s/>- <text:s/>transcription factor 7-like 2 (t-cell specific, hmg-box), ARX <text:s/>- <text:s/>aristaless related homeobox, MYADM <text:s/>- <text:s/>myeloid-associated differentiation marker, IRF1 <text:s/>- <text:s/>interferon regulatory factor 1, BCL3 <text:s/>- <text:s/>b-cell cll/lymphoma 3, UBE2I <text:s/>- <text:s/>ubiquitin-conjugating enzyme e2i, SATB1 <text:s/>- <text:s/>satb homeobox 1, NUP153 <text:s/>- <text:s/>nucleoporin 153kda, CDK2 <text:s/>- <text:s/>cyclin-dependent kinase 2, SALL2 <text:s/>- <text:s/>sal-like 2 (drosophila)]</text:p>
          </table:table-cell>
        </table:table-row>
        <table:table-row table:style-name="ro1">
          <table:table-cell office:value-type="string" calcext:value-type="string">
            <text:p>GO:0071495</text:p>
          </table:table-cell>
          <table:table-cell office:value-type="string" calcext:value-type="string">
            <text:p>cellular response to endogenous stimulus</text:p>
          </table:table-cell>
          <table:table-cell office:value-type="float" office:value="0.000424" calcext:value-type="float">
            <text:p>0.000424</text:p>
          </table:table-cell>
          <table:table-cell office:value-type="float" office:value="0.0282" calcext:value-type="float">
            <text:p>0.0282</text:p>
          </table:table-cell>
          <table:table-cell office:value-type="float" office:value="1.94" calcext:value-type="float">
            <text:p>1.94</text:p>
          </table:table-cell>
          <table:table-cell office:value-type="float" office:value="13954" calcext:value-type="float">
            <text:p>13954</text:p>
          </table:table-cell>
          <table:table-cell office:value-type="float" office:value="523" calcext:value-type="float">
            <text:p>523</text:p>
          </table:table-cell>
          <table:table-cell office:value-type="float" office:value="413" calcext:value-type="float">
            <text:p>4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EEF1A1 <text:s/>- <text:s/>eukaryotic translation elongation factor 1 alpha 1, WNT10A <text:s/>- <text:s/>wingless-type mmtv integration site family, member 10a, SIN3A <text:s/>- <text:s/>sin3 transcription regulator family member a, RAB10 <text:s/>- <text:s/>rab10, member ras oncogene family, WNT10B <text:s/>- <text:s/>wingless-type mmtv integration site family, member 10b, EGR1 <text:s/>- <text:s/>early growth response 1, NR4A2 <text:s/>- <text:s/>nuclear receptor subfamily 4, group a, member 2, SIRT2 <text:s/>- <text:s/>sirtuin 2, BECN1 <text:s/>- <text:s/>beclin 1, autophagy related, GNG4 <text:s/>- <text:s/>guanine nucleotide binding protein (g protein), gamma 4, SMYD3 <text:s/>- <text:s/>set and mynd domain containing 3, AKAP6 <text:s/>- <text:s/>a kinase (prka) anchor protein 6, SOCS2 <text:s/>- <text:s/>suppressor of cytokine signaling 2, WNT1 <text:s/>- <text:s/>wingless-type mmtv integration site family, member 1, NFKB1 <text:s/>- <text:s/>nuclear factor of kappa light polypeptide gene enhancer in b-cells 1, CTSS <text:s/>- <text:s/>cathepsin s, SOX5 <text:s/>- <text:s/>sry (sex determining region y)-box 5, FOSB <text:s/>- <text:s/>fbj murine osteosarcoma viral oncogene homolog b, GLP2R <text:s/>- <text:s/>glucagon-like peptide 2 receptor, NCOA2 <text:s/>- <text:s/>nuclear receptor coactivator 2, MSX1 <text:s/>- <text:s/>msh homeobox 1, PRKCD <text:s/>- <text:s/>protein kinase c, delta, NEURL <text:s/>- <text:s/>neuralized homolog (drosophila), ATP2B4 <text:s/>- <text:s/>atpase, ca++ transporting, plasma membrane 4, PHOX2B <text:s/>- <text:s/>paired-like homeobox 2b, CREB1 <text:s/>- <text:s/>camp responsive element binding protein 1, EHD1 <text:s/>- <text:s/>eh-domain containing 1, COL16A1 <text:s/>- <text:s/>collagen, type xvi, alpha 1, IL6 <text:s/>- <text:s/>interleukin 6 (interferon, beta 2), PDE4B <text:s/>- <text:s/>phosphodiesterase 4b, camp-specific]</text:p>
          </table:table-cell>
        </table:table-row>
        <table:table-row table:style-name="ro1">
          <table:table-cell office:value-type="string" calcext:value-type="string">
            <text:p>GO:0007223</text:p>
          </table:table-cell>
          <table:table-cell office:value-type="string" calcext:value-type="string">
            <text:p>Wnt signaling pathway, calcium modulating pathway</text:p>
          </table:table-cell>
          <table:table-cell office:value-type="float" office:value="0.000431" calcext:value-type="float">
            <text:p>0.000431</text:p>
          </table:table-cell>
          <table:table-cell office:value-type="float" office:value="0.0286" calcext:value-type="float">
            <text:p>0.0286</text:p>
          </table:table-cell>
          <table:table-cell office:value-type="float" office:value="5.96" calcext:value-type="float">
            <text:p>5.96</text:p>
          </table:table-cell>
          <table:table-cell office:value-type="float" office:value="13954" calcext:value-type="float">
            <text:p>13954</text:p>
          </table:table-cell>
          <table:table-cell office:value-type="float" office:value="34" calcext:value-type="float">
            <text:p>34</text:p>
          </table:table-cell>
          <table:table-cell office:value-type="float" office:value="413" calcext:value-type="float">
            <text:p>4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TCF7L2 <text:s/>- <text:s/>transcription factor 7-like 2 (t-cell specific, hmg-box), PLCB2 <text:s/>- <text:s/>phospholipase c, beta 2, PPP3CA <text:s/>- <text:s/>protein phosphatase 3, catalytic subunit, alpha isozyme, NFATC1 <text:s/>- <text:s/>nuclear factor of activated t-cells, cytoplasmic, calcineurin-dependent 1, TNRC6B <text:s/>- <text:s/>trinucleotide repeat containing 6b, NLK <text:s/>- <text:s/>nemo-like kinase]</text:p>
          </table:table-cell>
        </table:table-row>
        <table:table-row table:style-name="ro1">
          <table:table-cell office:value-type="string" calcext:value-type="string">
            <text:p>GO:0030217</text:p>
          </table:table-cell>
          <table:table-cell office:value-type="string" calcext:value-type="string">
            <text:p>T cell differentiation</text:p>
          </table:table-cell>
          <table:table-cell office:value-type="float" office:value="0.000434" calcext:value-type="float">
            <text:p>0.000434</text:p>
          </table:table-cell>
          <table:table-cell office:value-type="float" office:value="0.0286" calcext:value-type="float">
            <text:p>0.0286</text:p>
          </table:table-cell>
          <table:table-cell office:value-type="float" office:value="3.95" calcext:value-type="float">
            <text:p>3.95</text:p>
          </table:table-cell>
          <table:table-cell office:value-type="float" office:value="13954" calcext:value-type="float">
            <text:p>13954</text:p>
          </table:table-cell>
          <table:table-cell office:value-type="float" office:value="77" calcext:value-type="float">
            <text:p>77</text:p>
          </table:table-cell>
          <table:table-cell office:value-type="float" office:value="413" calcext:value-type="float">
            <text:p>4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EGR1 <text:s/>- <text:s/>early growth response 1, SEMA4A <text:s/>- <text:s/>sema domain, immunoglobulin domain (ig), transmembrane domain (tm) and short cytoplasmic domain, (semaphorin) 4a, IRF1 <text:s/>- <text:s/>interferon regulatory factor 1, BCL3 <text:s/>- <text:s/>b-cell cll/lymphoma 3, SATB1 <text:s/>- <text:s/>satb homeobox 1, ZBTB1 <text:s/>- <text:s/>zinc finger and btb domain containing 1, WNT1 <text:s/>- <text:s/>wingless-type mmtv integration site family, member 1, MAFB <text:s/>- <text:s/>v-maf avian musculoaponeurotic fibrosarcoma oncogene homolog b, B2M <text:s/>- <text:s/>beta-2-microglobulin]</text:p>
          </table:table-cell>
        </table:table-row>
        <table:table-row table:style-name="ro1">
          <table:table-cell office:value-type="string" calcext:value-type="string">
            <text:p>GO:0002687</text:p>
          </table:table-cell>
          <table:table-cell office:value-type="string" calcext:value-type="string">
            <text:p>positive regulation of leukocyte migration</text:p>
          </table:table-cell>
          <table:table-cell office:value-type="float" office:value="0.000456" calcext:value-type="float">
            <text:p>0.000456</text:p>
          </table:table-cell>
          <table:table-cell office:value-type="float" office:value="0.0299" calcext:value-type="float">
            <text:p>0.0299</text:p>
          </table:table-cell>
          <table:table-cell office:value-type="float" office:value="3.59" calcext:value-type="float">
            <text:p>3.59</text:p>
          </table:table-cell>
          <table:table-cell office:value-type="float" office:value="13954" calcext:value-type="float">
            <text:p>13954</text:p>
          </table:table-cell>
          <table:table-cell office:value-type="float" office:value="94" calcext:value-type="float">
            <text:p>94</text:p>
          </table:table-cell>
          <table:table-cell office:value-type="float" office:value="413" calcext:value-type="float">
            <text:p>4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IL23A <text:s/>- <text:s/>interleukin 23, alpha subunit p19, CSF1 <text:s/>- <text:s/>colony stimulating factor 1 (macrophage), CXCL2 <text:s/>- <text:s/>chemokine (c-x-c motif) ligand 2, CXCL1 <text:s/>- <text:s/>chemokine (c-x-c motif) ligand 1 (melanoma growth stimulating activity, alpha), CXCL5 <text:s/>- <text:s/>chemokine (c-x-c motif) ligand 5, CXCL10 <text:s/>- <text:s/>chemokine (c-x-c motif) ligand 10, CXCL6 <text:s/>- <text:s/>chemokine (c-x-c motif) ligand 6, CXCL3 <text:s/>- <text:s/>chemokine (c-x-c motif) ligand 3, IL6 <text:s/>- <text:s/>interleukin 6 (interferon, beta 2), MAPK14 <text:s/>- <text:s/>mitogen-activated protein kinase 14]</text:p>
          </table:table-cell>
        </table:table-row>
        <table:table-row table:style-name="ro1">
          <table:table-cell office:value-type="string" calcext:value-type="string">
            <text:p>GO:0044249</text:p>
          </table:table-cell>
          <table:table-cell office:value-type="string" calcext:value-type="string">
            <text:p>cellular biosynthetic process</text:p>
          </table:table-cell>
          <table:table-cell office:value-type="float" office:value="0.000457" calcext:value-type="float">
            <text:p>0.000457</text:p>
          </table:table-cell>
          <table:table-cell office:value-type="float" office:value="0.0299" calcext:value-type="float">
            <text:p>0.0299</text:p>
          </table:table-cell>
          <table:table-cell office:value-type="float" office:value="1.3" calcext:value-type="float">
            <text:p>1.3</text:p>
          </table:table-cell>
          <table:table-cell office:value-type="float" office:value="13954" calcext:value-type="float">
            <text:p>13954</text:p>
          </table:table-cell>
          <table:table-cell office:value-type="float" office:value="3265" calcext:value-type="float">
            <text:p>3265</text:p>
          </table:table-cell>
          <table:table-cell office:value-type="float" office:value="413" calcext:value-type="float">
            <text:p>41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[SYMPK <text:s/>- <text:s/>symplekin, SEBOX <text:s/>- <text:s/>sebox homeobox, SIN3A <text:s/>- <text:s/>sin3 transcription regulator family member a, TSC22D4 <text:s/>- <text:s/>tsc22 domain family, member 4, ZNF436 <text:s/>- <text:s/>zinc finger protein 436, VANGL2 <text:s/>- <text:s/>vangl planar cell polarity protein 2, WWTR1 <text:s/>- <text:s/>ww domain containing transcription regulator 1, PBX3 <text:s/>- <text:s/>pre-b-cell leukemia homeobox 3, ELL2 <text:s/>- <text:s/>elongation factor, rna polymerase ii, 2, PBX1 <text:s/>- <text:s/>pre-b-cell leukemia homeobox 1, ZBTB17 <text:s/>- <text:s/>zinc finger and btb domain containing 17, BCOR <text:s/>- <text:s/>bcl6 corepressor, REL <text:s/>- <text:s/>v-rel avian reticuloendotheliosis viral oncogene homolog, TRPS1 <text:s/>- <text:s/>trichorhinophalangeal syndrome i, FGF17 <text:s/>- <text:s/>fibroblast growth factor 17, VEZF1 <text:s/>- <text:s/>vascular endothelial zinc finger 1, SIRT2 <text:s/>- <text:s/>sirtuin 2, ILF3 <text:s/>- <text:s/>interleukin enhancer binding factor 3, 90kda, ASH1L <text:s/>- <text:s/>ash1 (absent, small, or homeotic)-like (drosophila), PANK2 <text:s/>- <text:s/>pantothenate kinase 2, TNIP1 <text:s/>- <text:s/>tnfaip3 interacting protein 1, FOXJ1 <text:s/>- <text:s/>forkhead box j1, NR3C2 <text:s/>- <text:s/>nuclear receptor subfamily 3, group c, member 2, PLP1 <text:s/>- <text:s/>proteolipid protein 1, EIF4EBP2 <text:s/>- <text:s/>eukaryotic translation initiation factor 4e binding protein 2, CGGBP1 <text:s/>- <text:s/>cgg triplet repeat binding protein 1, SOX5 <text:s/>- <text:s/>sry (sex determining region y)-box 5, NLK <text:s/>- <text:s/>nemo-like kinase, ORC3 <text:s/>- <text:s/>origin recognition complex, subunit 3, LDB1 <text:s/>- <text:s/>lim domain binding 1, SOX13 <text:s/>- <text:s/>sry (sex determining region y)-box 13, CREB1 <text:s/>- <text:s/>camp responsive element binding protein 1, MSC <text:s/>- <text:s/>musculin, HOXC10 <text:s/>- <text:s/>homeobox c10, ASCL3 <text:s/>- <text:s/>achaete-scute complex homolog 3 (drosophila), HOXC9 <text:s/>- <text:s/>homeobox c9, PPARGC1B <text:s/>- <text:s/>peroxisome proliferator-activated receptor gamma, coactivator 1 beta, SPEN <text:s/>- <text:s/>spen homolog, transcriptional regulator (drosophila), SUPT16H <text:s/>- <text:s/>suppressor of ty 16 homolog (s. cerevisiae), EEF1A1 <text:s/>- <text:s/>eukaryotic translation elongation factor 1 alpha 1, BBX <text:s/>- <text:s/>bobby sox homolog (drosophila), ARRB1 <text:s/>- <text:s/>arrestin, beta 1, FGF1 <text:s/>- <text:s/>fibroblast growth factor 1 (acidic), EGR1 <text:s/>- <text:s/>early growth response 1, MYB <text:s/>- <text:s/>v-myb avian myeloblastosis viral oncogene homolog, NR4A2 <text:s/>- <text:s/>nuclear receptor subfamily 4, group a, member 2, MEF2D <text:s/>- <text:s/>myocyte enhancer factor 2d, DAP3 <text:s/>- <text:s/>death associated protein 3, TOP1 <text:s/>- <text:s/>topoisomerase (dna) i, EGF <text:s/>- <text:s/>epidermal growth factor, GPHN <text:s/>- <text:s/>gephyrin, PTGES <text:s/>- <text:s/>prostaglandin e synthase, CHST15 <text:s/>- <text:s/>carbohydrate (n-acetylgalactosamine 4-sulfate 6-o) sulfotransferase 15, TBX15 <text:s/>- <text:s/>t-box 15, MOXD1 <text:s/>- <text:s/>monooxygenase, dbh-like 1, DENND4A <text:s/>- <text:s/>denn/madd domain containing 4a, C11orf30 <text:s/>- <text:s/>chromosome 11 open reading frame 30, TCF7L2 <text:s/>- <text:s/>transcription factor 7-like 2 (t-cell specific, hmg-box), ARX <text:s/>- <text:s/>aristaless related homeobox, IRF1 <text:s/>- <text:s/>interferon regulatory factor 1, IRF6 <text:s/>- <text:s/>interferon regulatory factor 6, SATB1 <text:s/>- <text:s/>satb homeobox 1, PHOX2B <text:s/>- <text:s/>paired-like homeobox 2b, NFKBIZ <text:s/>- <text:s/>nuclear factor of kappa light polypeptide gene enhancer in b-cells inhibitor, zeta, PRKAG3 <text:s/>- <text:s/>protein kinase, amp-activated, gamma 3 non-catalytic subunit, TCEA2 <text:s/>- <text:s/>transcription elongation factor a (sii), 2, CDK2 <text:s/>- <text:s/>cyclin-dependent kinase 2, SALL2 <text:s/>- <text:s/>sal-like 2 (drosophila), NOS2 <text:s/>- <text:s/>nitric oxide synthase 2, inducible, ZBTB1 <text:s/>- <text:s/>zinc finger and btb domain containing 1, MBOAT1 <text:s/>- <text:s/>membrane bound o-acyltransferase domain containing 1, CCAR1 <text:s/>- <text:s/>cell division cycle and apoptosis regulator 1, HLX <text:s/>- <text:s/>h2.0-like homeobox, TLE4 <text:s/>- <text:s/>transducin-like enhancer of split 4 (e(sp1) homolog, drosophila), NR5A2 <text:s/>- <text:s/>nuclear receptor subfamily 5, group a, member 2, VSX2 <text:s/>- <text:s/>visual system homeobox 2, VDR <text:s/>- <text:s/>vitamin d (1,25- dihydroxyvitamin d3) receptor, TCEAL8 <text:s/>- <text:s/>transcription elongation factor a (sii)-like 8, CHD4 <text:s/>- <text:s/>chromodomain helicase dna binding protein 4, ELOVL5 <text:s/>- <text:s/>elovl fatty acid elongase 5, NFKB2 <text:s/>- <text:s/>nuclear factor of kappa light polypeptide gene enhancer in b-cells 2 (p49/p100), MKL1 <text:s/>- <text:s/>megakaryoblastic leukemia (translocation) 1, NFKB1 <text:s/>- <text:s/>nuclear factor of kappa light polypeptide gene enhancer in b-cells 1, GPBP1 <text:s/>- <text:s/>gc-rich promoter binding protein 1, NFKBIB <text:s/>- <text:s/>nuclear factor of kappa light polypeptide gene enhancer in b-cells inhibitor, beta, CBX2 <text:s/>- <text:s/>chromobox homolog 2, EXTL3 <text:s/>- <text:s/>exostosin-like glycosyltransferase 3, FOXP4 <text:s/>- <text:s/>forkhead box p4, EBF4 <text:s/>- <text:s/>early b-cell factor 4, FADS2 <text:s/>- <text:s/>fatty acid desaturase 2, OTP <text:s/>- <text:s/>orthopedia homeobox, NCOA2 <text:s/>- <text:s/>nuclear receptor coactivator 2, MSX1 <text:s/>- <text:s/>msh homeobox 1, RARS2 <text:s/>- <text:s/>arginyl-trna synthetase 2, mitochondrial, HOXA11 <text:s/>- <text:s/>homeobox a11, ZBTB25 <text:s/>- <text:s/>zinc finger and btb domain containing 25, EHF <text:s/>- <text:s/>ets homologous factor, PI4KB <text:s/>- <text:s/>phosphatidylinositol 4-kinase, catalytic, beta, STAT5A <text:s/>- <text:s/>signal transducer and activator of transcription 5a, SP6 <text:s/>- <text:s/>sp6 transcription factor, HOXB9 <text:s/>- <text:s/>homeobox b9, STAT6 <text:s/>- <text:s/>signal transducer and activator of transcription 6, interleukin-4 induced, KMT2D <text:s/>- <text:s/>lysine (k)-specific methyltransferase 2d, MORF4L2 <text:s/>- <text:s/>mortality factor 4 like 2, IKZF3 <text:s/>- <text:s/>ikaros family zinc finger 3 (aiolos), YY1AP1 <text:s/>- <text:s/>yy1 associated protein 1, NFATC1 <text:s/>- <text:s/>nuclear factor of activated t-cells, cytoplasmic, calcineurin-dependent 1, MAP2K6 <text:s/>- <text:s/>mitogen-activated protein kinase kinase 6, KDM1B <text:s/>- <text:s/>lysine (k)-specific demethylase 1b, PMEL <text:s/>- <text:s/>premelanosome protein, ETS1 <text:s/>- <text:s/>v-ets avian erythroblastosis virus e26 oncogene homolog 1, NFATC2 <text:s/>- <text:s/>nuclear factor of activated t-cells, cytoplasmic, calcineurin-dependent 2, MAFB <text:s/>- <text:s/>v-maf avian musculoaponeurotic fibrosarcoma oncogene homolog b, RARA <text:s/>- <text:s/>retinoic acid receptor, alpha, MAPK14 <text:s/>- <text:s/>mitogen-activated protein kinase 14, FOXA3 <text:s/>- <text:s/>forkhead box a3, PABPC4 <text:s/>- <text:s/>poly(a) binding protein, cytoplasmic 4 (inducible form), GATA4 <text:s/>- <text:s/>gata binding protein 4, ZBTB14 <text:s/>- <text:s/>zinc finger and btb domain containing 14, ATG16L2 <text:s/>- <text:s/>autophagy related 16-like 2 (s. cerevisiae), FOSB <text:s/>- <text:s/>fbj murine osteosarcoma viral oncogene homolog b, BCL3 <text:s/>- <text:s/>b-cell cll/lymphoma 3, NFAT5 <text:s/>- <text:s/>nuclear factor of activated t-cells 5, tonicity-responsive, NUP153 <text:s/>- <text:s/>nucleoporin 153kda, GTF3C4 <text:s/>- <text:s/>general transcription factor iiic, polypeptide 4, 90kda, VCAN <text:s/>- <text:s/>versican]</text:p>
          </table:table-cell>
        </table:table-row>
        <table:table-row table:style-name="ro1">
          <table:table-cell office:value-type="string" calcext:value-type="string">
            <text:p>GO:0010941</text:p>
          </table:table-cell>
          <table:table-cell office:value-type="string" calcext:value-type="string">
            <text:p>regulation of cell death</text:p>
          </table:table-cell>
          <table:table-cell office:value-type="float" office:value="0.000459" calcext:value-type="float">
            <text:p>0.000459</text:p>
          </table:table-cell>
          <table:table-cell office:value-type="float" office:value="0.0298" calcext:value-type="float">
            <text:p>0.0298</text:p>
          </table:table-cell>
          <table:table-cell office:value-type="float" office:value="1.57" calcext:value-type="float">
            <text:p>1.57</text:p>
          </table:table-cell>
          <table:table-cell office:value-type="float" office:value="13954" calcext:value-type="float">
            <text:p>13954</text:p>
          </table:table-cell>
          <table:table-cell office:value-type="float" office:value="1205" calcext:value-type="float">
            <text:p>1205</text:p>
          </table:table-cell>
          <table:table-cell office:value-type="float" office:value="413" calcext:value-type="float">
            <text:p>41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[TNFRSF9 <text:s/>- <text:s/>tumor necrosis factor receptor superfamily, member 9, AGAP2 <text:s/>- <text:s/>arfgap with gtpase domain, ankyrin repeat and ph domain 2, SIN3A <text:s/>- <text:s/>sin3 transcription regulator family member a, SARM1 <text:s/>- <text:s/>sterile alpha and tir motif containing 1, TSC22D4 <text:s/>- <text:s/>tsc22 domain family, member 4, GDNF <text:s/>- <text:s/>glial cell derived neurotrophic factor, WNT10B <text:s/>- <text:s/>wingless-type mmtv integration site family, member 10b, REL <text:s/>- <text:s/>v-rel avian reticuloendotheliosis viral oncogene homolog, CHGA <text:s/>- <text:s/>chromogranin a (parathyroid secretory protein 1), SIRT2 <text:s/>- <text:s/>sirtuin 2, VDR <text:s/>- <text:s/>vitamin d (1,25- dihydroxyvitamin d3) receptor, BECN1 <text:s/>- <text:s/>beclin 1, autophagy related, PEA15 <text:s/>- <text:s/>phosphoprotein enriched in astrocytes 15, STX4 <text:s/>- <text:s/>syntaxin 4, BDNF <text:s/>- <text:s/>brain-derived neurotrophic factor, SKIL <text:s/>- <text:s/>ski-like oncogene, SOCS2 <text:s/>- <text:s/>suppressor of cytokine signaling 2, WNT1 <text:s/>- <text:s/>wingless-type mmtv integration site family, member 1, NFKB1 <text:s/>- <text:s/>nuclear factor of kappa light polypeptide gene enhancer in b-cells 1, SORL1 <text:s/>- <text:s/>sortilin-related receptor, l(dlr class) a repeats containing, UNC13B <text:s/>- <text:s/>unc-13 homolog b (c. elegans), TNFAIP3 <text:s/>- <text:s/>tumor necrosis factor, alpha-induced protein 3, MSX1 <text:s/>- <text:s/>msh homeobox 1, TSC22D3 <text:s/>- <text:s/>tsc22 domain family, member 3, RASSF5 <text:s/>- <text:s/>ras association (ralgds/af-6) domain family member 5, CREB1 <text:s/>- <text:s/>camp responsive element binding protein 1, GDF7 <text:s/>- <text:s/>growth differentiation factor 7, CYLD <text:s/>- <text:s/>cylindromatosis (turban tumor syndrome), IL6 <text:s/>- <text:s/>interleukin 6 (interferon, beta 2), STK4 <text:s/>- <text:s/>serine/threonine kinase 4, ITGA5 <text:s/>- <text:s/>integrin, alpha 5 (fibronectin receptor, alpha polypeptide), GRK5 <text:s/>- <text:s/>g protein-coupled receptor kinase 5, GADD45B <text:s/>- <text:s/>growth arrest and dna-damage-inducible, beta, NTRK3 <text:s/>- <text:s/>neurotrophic tyrosine kinase, receptor, type 3, ARRB1 <text:s/>- <text:s/>arrestin, beta 1, EGR1 <text:s/>- <text:s/>early growth response 1, NR4A2 <text:s/>- <text:s/>nuclear receptor subfamily 4, group a, member 2, IKZF3 <text:s/>- <text:s/>ikaros family zinc finger 3 (aiolos), MYB <text:s/>- <text:s/>v-myb avian myeloblastosis viral oncogene homolog, TYRO3 <text:s/>- <text:s/>tyro3 protein tyrosine kinase, MAP2K6 <text:s/>- <text:s/>mitogen-activated protein kinase kinase 6, RARA <text:s/>- <text:s/>retinoic acid receptor, alpha, TNFSF15 <text:s/>- <text:s/>tumor necrosis factor (ligand) superfamily, member 15, EPHB1 <text:s/>- <text:s/>eph receptor b1, CDKN1A <text:s/>- <text:s/>cyclin-dependent kinase inhibitor 1a (p21, cip1), TCF7L2 <text:s/>- <text:s/>transcription factor 7-like 2 (t-cell specific, hmg-box), ANXA4 <text:s/>- <text:s/>annexin a4, PRKCH <text:s/>- <text:s/>protein kinase c, eta, NDNF <text:s/>- <text:s/>neuron-derived neurotrophic factor, BCL3 <text:s/>- <text:s/>b-cell cll/lymphoma 3, MAG <text:s/>- <text:s/>myelin associated glycoprotein, ADORA1 <text:s/>- <text:s/>adenosine a1 receptor, PRKCD <text:s/>- <text:s/>protein kinase c, delta, TRAF2 <text:s/>- <text:s/>tnf receptor-associated factor 2, NEURL <text:s/>- <text:s/>neuralized homolog (drosophila), YWHAZ <text:s/>- <text:s/>tyrosine 3-monooxygenase/tryptophan 5-monooxygenase activation protein, zeta polypeptide]</text:p>
          </table:table-cell>
        </table:table-row>
        <table:table-row table:style-name="ro1">
          <table:table-cell office:value-type="string" calcext:value-type="string">
            <text:p>GO:0050829</text:p>
          </table:table-cell>
          <table:table-cell office:value-type="string" calcext:value-type="string">
            <text:p>defense response to Gram-negative bacterium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311" calcext:value-type="float">
            <text:p>0.0311</text:p>
          </table:table-cell>
          <table:table-cell office:value-type="float" office:value="7.34" calcext:value-type="float">
            <text:p>7.34</text:p>
          </table:table-cell>
          <table:table-cell office:value-type="float" office:value="13954" calcext:value-type="float">
            <text:p>13954</text:p>
          </table:table-cell>
          <table:table-cell office:value-type="float" office:value="23" calcext:value-type="float">
            <text:p>23</text:p>
          </table:table-cell>
          <table:table-cell office:value-type="float" office:value="413" calcext:value-type="float">
            <text:p>4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IL23A <text:s/>- <text:s/>interleukin 23, alpha subunit p19, NOS2 <text:s/>- <text:s/>nitric oxide synthase 2, inducible, CHGA <text:s/>- <text:s/>chromogranin a (parathyroid secretory protein 1), IL6 <text:s/>- <text:s/>interleukin 6 (interferon, beta 2), OPTN <text:s/>- <text:s/>optineurin]</text:p>
          </table:table-cell>
        </table:table-row>
        <table:table-row table:style-name="ro1">
          <table:table-cell office:value-type="string" calcext:value-type="string">
            <text:p>GO:1903039</text:p>
          </table:table-cell>
          <table:table-cell office:value-type="string" calcext:value-type="string">
            <text:p>positive regulation of leukocyte cell-cell adhesion</text:p>
          </table:table-cell>
          <table:table-cell office:value-type="float" office:value="0.000484" calcext:value-type="float">
            <text:p>0.000484</text:p>
          </table:table-cell>
          <table:table-cell office:value-type="float" office:value="0.0312" calcext:value-type="float">
            <text:p>0.0312</text:p>
          </table:table-cell>
          <table:table-cell office:value-type="float" office:value="2.95" calcext:value-type="float">
            <text:p>2.95</text:p>
          </table:table-cell>
          <table:table-cell office:value-type="float" office:value="13954" calcext:value-type="float">
            <text:p>13954</text:p>
          </table:table-cell>
          <table:table-cell office:value-type="float" office:value="149" calcext:value-type="float">
            <text:p>149</text:p>
          </table:table-cell>
          <table:table-cell office:value-type="float" office:value="413" calcext:value-type="float">
            <text:p>4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SASH3 <text:s/>- <text:s/>sam and sh3 domain containing 3, CD83 <text:s/>- <text:s/>cd83 molecule, ZBTB1 <text:s/>- <text:s/>zinc finger and btb domain containing 1, HLX <text:s/>- <text:s/>h2.0-like homeobox, IL23A <text:s/>- <text:s/>interleukin 23, alpha subunit p19, MYB <text:s/>- <text:s/>v-myb avian myeloblastosis viral oncogene homolog, TRAF2 <text:s/>- <text:s/>tnf receptor-associated factor 2, VCAM1 <text:s/>- <text:s/>vascular cell adhesion molecule 1, CYLD <text:s/>- <text:s/>cylindromatosis (turban tumor syndrome), ETS1 <text:s/>- <text:s/>v-ets avian erythroblastosis virus e26 oncogene homolog 1, CD86 <text:s/>- <text:s/>cd86 molecule, IL6 <text:s/>- <text:s/>interleukin 6 (interferon, beta 2), RARA <text:s/>- <text:s/>retinoic acid receptor, alpha]</text:p>
          </table:table-cell>
        </table:table-row>
        <table:table-row table:style-name="ro1">
          <table:table-cell office:value-type="string" calcext:value-type="string">
            <text:p>GO:0051960</text:p>
          </table:table-cell>
          <table:table-cell office:value-type="string" calcext:value-type="string">
            <text:p>regulation of nervous system development</text:p>
          </table:table-cell>
          <table:table-cell office:value-type="float" office:value="0.000494" calcext:value-type="float">
            <text:p>0.000494</text:p>
          </table:table-cell>
          <table:table-cell office:value-type="float" office:value="0.0317" calcext:value-type="float">
            <text:p>0.0317</text:p>
          </table:table-cell>
          <table:table-cell office:value-type="float" office:value="1.83" calcext:value-type="float">
            <text:p>1.83</text:p>
          </table:table-cell>
          <table:table-cell office:value-type="float" office:value="13954" calcext:value-type="float">
            <text:p>13954</text:p>
          </table:table-cell>
          <table:table-cell office:value-type="float" office:value="627" calcext:value-type="float">
            <text:p>627</text:p>
          </table:table-cell>
          <table:table-cell office:value-type="float" office:value="413" calcext:value-type="float">
            <text:p>41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[CHODL <text:s/>- <text:s/>chondrolectin, SPEN <text:s/>- <text:s/>spen homolog, transcriptional regulator (drosophila), BAI2 <text:s/>- <text:s/>brain-specific angiogenesis inhibitor 2, SARM1 <text:s/>- <text:s/>sterile alpha and tir motif containing 1, NTRK3 <text:s/>- <text:s/>neurotrophic tyrosine kinase, receptor, type 3, VANGL2 <text:s/>- <text:s/>vangl planar cell polarity protein 2, B2M <text:s/>- <text:s/>beta-2-microglobulin, LPPR5 <text:s/>- <text:s/>lipid phosphate phosphatase-related protein type 5, PBX1 <text:s/>- <text:s/>pre-b-cell leukemia homeobox 1, MYB <text:s/>- <text:s/>v-myb avian myeloblastosis viral oncogene homolog, DICER1 <text:s/>- <text:s/>dicer 1, ribonuclease type iii, EGF <text:s/>- <text:s/>epidermal growth factor, SIRT2 <text:s/>- <text:s/>sirtuin 2, RARA <text:s/>- <text:s/>retinoic acid receptor, alpha, CSF1 <text:s/>- <text:s/>colony stimulating factor 1 (macrophage), EPHA3 <text:s/>- <text:s/>eph receptor a3, BRINP1 <text:s/>- <text:s/>bone morphogenetic protein/retinoic acid inducible neural-specific 1, SUFU <text:s/>- <text:s/>suppressor of fused homolog (drosophila), SKIL <text:s/>- <text:s/>ski-like oncogene, BDNF <text:s/>- <text:s/>brain-derived neurotrophic factor, PPP3CA <text:s/>- <text:s/>protein phosphatase 3, catalytic subunit, alpha isozyme, EPHB1 <text:s/>- <text:s/>eph receptor b1, SORL1 <text:s/>- <text:s/>sortilin-related receptor, l(dlr class) a repeats containing, NDNF <text:s/>- <text:s/>neuron-derived neurotrophic factor, PRKCH <text:s/>- <text:s/>protein kinase c, eta, MAG <text:s/>- <text:s/>myelin associated glycoprotein, OTP <text:s/>- <text:s/>orthopedia homeobox, NEURL <text:s/>- <text:s/>neuralized homolog (drosophila), PHOX2B <text:s/>- <text:s/>paired-like homeobox 2b, CREB1 <text:s/>- <text:s/>camp responsive element binding protein 1, GDF7 <text:s/>- <text:s/>growth differentiation factor 7, IL1RAPL1 <text:s/>- <text:s/>interleukin 1 receptor accessory protein-like 1, IL6 <text:s/>- <text:s/>interleukin 6 (interferon, beta 2), CPNE5 <text:s/>- <text:s/>copine v]</text:p>
          </table:table-cell>
        </table:table-row>
        <table:table-row table:style-name="ro1">
          <table:table-cell office:value-type="string" calcext:value-type="string">
            <text:p>GO:1901214</text:p>
          </table:table-cell>
          <table:table-cell office:value-type="string" calcext:value-type="string">
            <text:p>regulation of neuron death</text:p>
          </table:table-cell>
          <table:table-cell office:value-type="float" office:value="0.000501" calcext:value-type="float">
            <text:p>0.000501</text:p>
          </table:table-cell>
          <table:table-cell office:value-type="float" office:value="0.032" calcext:value-type="float">
            <text:p>0.032</text:p>
          </table:table-cell>
          <table:table-cell office:value-type="float" office:value="2.5" calcext:value-type="float">
            <text:p>2.5</text:p>
          </table:table-cell>
          <table:table-cell office:value-type="float" office:value="13954" calcext:value-type="float">
            <text:p>13954</text:p>
          </table:table-cell>
          <table:table-cell office:value-type="float" office:value="230" calcext:value-type="float">
            <text:p>230</text:p>
          </table:table-cell>
          <table:table-cell office:value-type="float" office:value="413" calcext:value-type="float">
            <text:p>4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AGAP2 <text:s/>- <text:s/>arfgap with gtpase domain, ankyrin repeat and ph domain 2, BDNF <text:s/>- <text:s/>brain-derived neurotrophic factor, EPHB1 <text:s/>- <text:s/>eph receptor b1, WNT1 <text:s/>- <text:s/>wingless-type mmtv integration site family, member 1, SARM1 <text:s/>- <text:s/>sterile alpha and tir motif containing 1, GDNF <text:s/>- <text:s/>glial cell derived neurotrophic factor, SORL1 <text:s/>- <text:s/>sortilin-related receptor, l(dlr class) a repeats containing, NDNF <text:s/>- <text:s/>neuron-derived neurotrophic factor, MAG <text:s/>- <text:s/>myelin associated glycoprotein, MYB <text:s/>- <text:s/>v-myb avian myeloblastosis viral oncogene homolog, NR4A2 <text:s/>- <text:s/>nuclear receptor subfamily 4, group a, member 2, REL <text:s/>- <text:s/>v-rel avian reticuloendotheliosis viral oncogene homolog, TRAF2 <text:s/>- <text:s/>tnf receptor-associated factor 2, TYRO3 <text:s/>- <text:s/>tyro3 protein tyrosine kinase, CREB1 <text:s/>- <text:s/>camp responsive element binding protein 1, CHGA <text:s/>- <text:s/>chromogranin a (parathyroid secretory protein 1), IL6 <text:s/>- <text:s/>interleukin 6 (interferon, beta 2)]</text:p>
          </table:table-cell>
        </table:table-row>
        <table:table-row table:style-name="ro1">
          <table:table-cell office:value-type="string" calcext:value-type="string">
            <text:p>GO:0009653</text:p>
          </table:table-cell>
          <table:table-cell office:value-type="string" calcext:value-type="string">
            <text:p>anatomical structure morphogenesis</text:p>
          </table:table-cell>
          <table:table-cell office:value-type="float" office:value="0.000504" calcext:value-type="float">
            <text:p>0.000504</text:p>
          </table:table-cell>
          <table:table-cell office:value-type="float" office:value="0.032" calcext:value-type="float">
            <text:p>0.032</text:p>
          </table:table-cell>
          <table:table-cell office:value-type="float" office:value="1.61" calcext:value-type="float">
            <text:p>1.61</text:p>
          </table:table-cell>
          <table:table-cell office:value-type="float" office:value="13954" calcext:value-type="float">
            <text:p>13954</text:p>
          </table:table-cell>
          <table:table-cell office:value-type="float" office:value="1073" calcext:value-type="float">
            <text:p>1073</text:p>
          </table:table-cell>
          <table:table-cell office:value-type="float" office:value="413" calcext:value-type="float">
            <text:p>41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[AKT3 <text:s/>- <text:s/>v-akt murine thymoma viral oncogene homolog 3, ARFRP1 <text:s/>- <text:s/>adp-ribosylation factor related protein 1, FREM2 <text:s/>- <text:s/>fras1 related extracellular matrix protein 2, CNTNAP1 <text:s/>- <text:s/>contactin associated protein 1, HLX <text:s/>- <text:s/>h2.0-like homeobox, GDNF <text:s/>- <text:s/>glial cell derived neurotrophic factor, VANGL2 <text:s/>- <text:s/>vangl planar cell polarity protein 2, SEMA4A <text:s/>- <text:s/>sema domain, immunoglobulin domain (ig), transmembrane domain (tm) and short cytoplasmic domain, (semaphorin) 4a, WWTR1 <text:s/>- <text:s/>ww domain containing transcription regulator 1, PBX1 <text:s/>- <text:s/>pre-b-cell leukemia homeobox 1, ZBTB17 <text:s/>- <text:s/>zinc finger and btb domain containing 17, BCOR <text:s/>- <text:s/>bcl6 corepressor, MAP6 <text:s/>- <text:s/>microtubule-associated protein 6, DICER1 <text:s/>- <text:s/>dicer 1, ribonuclease type iii, NR5A2 <text:s/>- <text:s/>nuclear receptor subfamily 5, group a, member 2, ASH1L <text:s/>- <text:s/>ash1 (absent, small, or homeotic)-like (drosophila), PANK2 <text:s/>- <text:s/>pantothenate kinase 2, VDR <text:s/>- <text:s/>vitamin d (1,25- dihydroxyvitamin d3) receptor, SUFU <text:s/>- <text:s/>suppressor of fused homolog (drosophila), WNT1 <text:s/>- <text:s/>wingless-type mmtv integration site family, member 1, SLC39A1 <text:s/>- <text:s/>solute carrier family 39 (zinc transporter), member 1, LGR4 <text:s/>- <text:s/>leucine-rich repeat containing g protein-coupled receptor 4, MSX1 <text:s/>- <text:s/>msh homeobox 1, LDB1 <text:s/>- <text:s/>lim domain binding 1, SOX13 <text:s/>- <text:s/>sry (sex determining region y)-box 13, DOCK10 <text:s/>- <text:s/>dedicator of cytokinesis 10, GDF7 <text:s/>- <text:s/>growth differentiation factor 7, IL6 <text:s/>- <text:s/>interleukin 6 (interferon, beta 2), HOXC10 <text:s/>- <text:s/>homeobox c10, LLGL1 <text:s/>- <text:s/>lethal giant larvae homolog 1 (drosophila), STK4 <text:s/>- <text:s/>serine/threonine kinase 4, HOXC9 <text:s/>- <text:s/>homeobox c9, HOXA11 <text:s/>- <text:s/>homeobox a11, LRFN1 <text:s/>- <text:s/>leucine rich repeat and fibronectin type iii domain containing 1, WNT10A <text:s/>- <text:s/>wingless-type mmtv integration site family, member 10a, FBXW4 <text:s/>- <text:s/>f-box and wd repeat domain containing 4, STAT6 <text:s/>- <text:s/>signal transducer and activator of transcription 6, interleukin-4 induced, RAB10 <text:s/>- <text:s/>rab10, member ras oncogene family, FGF1 <text:s/>- <text:s/>fibroblast growth factor 1 (acidic), NR4A2 <text:s/>- <text:s/>nuclear receptor subfamily 4, group a, member 2, EGF <text:s/>- <text:s/>epidermal growth factor, TYRO3 <text:s/>- <text:s/>tyro3 protein tyrosine kinase, MAFB <text:s/>- <text:s/>v-maf avian musculoaponeurotic fibrosarcoma oncogene homolog b, RARA <text:s/>- <text:s/>retinoic acid receptor, alpha, MAPK14 <text:s/>- <text:s/>mitogen-activated protein kinase 14, CSF1 <text:s/>- <text:s/>colony stimulating factor 1 (macrophage), TBX15 <text:s/>- <text:s/>t-box 15, GATA4 <text:s/>- <text:s/>gata binding protein 4, EPHB1 <text:s/>- <text:s/>eph receptor b1, FERMT2 <text:s/>- <text:s/>fermitin family member 2, PHOX2B <text:s/>- <text:s/>paired-like homeobox 2b]</text:p>
          </table:table-cell>
        </table:table-row>
        <table:table-row table:style-name="ro1">
          <table:table-cell office:value-type="string" calcext:value-type="string">
            <text:p>GO:0045646</text:p>
          </table:table-cell>
          <table:table-cell office:value-type="string" calcext:value-type="string">
            <text:p>regulation of erythrocyte differentiation</text:p>
          </table:table-cell>
          <table:table-cell office:value-type="float" office:value="0.000508" calcext:value-type="float">
            <text:p>0.000508</text:p>
          </table:table-cell>
          <table:table-cell office:value-type="float" office:value="0.0321" calcext:value-type="float">
            <text:p>0.0321</text:p>
          </table:table-cell>
          <table:table-cell office:value-type="float" office:value="5.79" calcext:value-type="float">
            <text:p>5.79</text:p>
          </table:table-cell>
          <table:table-cell office:value-type="float" office:value="13954" calcext:value-type="float">
            <text:p>13954</text:p>
          </table:table-cell>
          <table:table-cell office:value-type="float" office:value="35" calcext:value-type="float">
            <text:p>35</text:p>
          </table:table-cell>
          <table:table-cell office:value-type="float" office:value="413" calcext:value-type="float">
            <text:p>4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CDK6 <text:s/>- <text:s/>cyclin-dependent kinase 6, LDB1 <text:s/>- <text:s/>lim domain binding 1, ETS1 <text:s/>- <text:s/>v-ets avian erythroblastosis virus e26 oncogene homolog 1, MAFB <text:s/>- <text:s/>v-maf avian musculoaponeurotic fibrosarcoma oncogene homolog b, MAPK14 <text:s/>- <text:s/>mitogen-activated protein kinase 14, B2M <text:s/>- <text:s/>beta-2-microglobulin]</text:p>
          </table:table-cell>
        </table:table-row>
        <table:table-row table:style-name="ro1">
          <table:table-cell office:value-type="string" calcext:value-type="string">
            <text:p>GO:0030155</text:p>
          </table:table-cell>
          <table:table-cell office:value-type="string" calcext:value-type="string">
            <text:p>regulation of cell adhesion</text:p>
          </table:table-cell>
          <table:table-cell office:value-type="float" office:value="0.000518" calcext:value-type="float">
            <text:p>0.000518</text:p>
          </table:table-cell>
          <table:table-cell office:value-type="float" office:value="0.0326" calcext:value-type="float">
            <text:p>0.0326</text:p>
          </table:table-cell>
          <table:table-cell office:value-type="float" office:value="1.94" calcext:value-type="float">
            <text:p>1.94</text:p>
          </table:table-cell>
          <table:table-cell office:value-type="float" office:value="13954" calcext:value-type="float">
            <text:p>13954</text:p>
          </table:table-cell>
          <table:table-cell office:value-type="float" office:value="505" calcext:value-type="float">
            <text:p>505</text:p>
          </table:table-cell>
          <table:table-cell office:value-type="float" office:value="413" calcext:value-type="float">
            <text:p>4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[ITGA5 <text:s/>- <text:s/>integrin, alpha 5 (fibronectin receptor, alpha polypeptide), SASH3 <text:s/>- <text:s/>sam and sh3 domain containing 3, ZBTB1 <text:s/>- <text:s/>zinc finger and btb domain containing 1, CD83 <text:s/>- <text:s/>cd83 molecule, HLX <text:s/>- <text:s/>h2.0-like homeobox, IL23A <text:s/>- <text:s/>interleukin 23, alpha subunit p19, MYB <text:s/>- <text:s/>v-myb avian myeloblastosis viral oncogene homolog, ETS1 <text:s/>- <text:s/>v-ets avian erythroblastosis virus e26 oncogene homolog 1, RARA <text:s/>- <text:s/>retinoic acid receptor, alpha, CDK6 <text:s/>- <text:s/>cyclin-dependent kinase 6, CSF1 <text:s/>- <text:s/>colony stimulating factor 1 (macrophage), EPHA3 <text:s/>- <text:s/>eph receptor a3, STX4 <text:s/>- <text:s/>syntaxin 4, LAMA1 <text:s/>- <text:s/>laminin, alpha 1, FOXJ1 <text:s/>- <text:s/>forkhead box j1, SAA1 <text:s/>- <text:s/>serum amyloid a1, WNT1 <text:s/>- <text:s/>wingless-type mmtv integration site family, member 1, NDNF <text:s/>- <text:s/>neuron-derived neurotrophic factor, MYADM <text:s/>- <text:s/>myeloid-associated differentiation marker, IRF1 <text:s/>- <text:s/>interferon regulatory factor 1, LDB1 <text:s/>- <text:s/>lim domain binding 1, PRKCD <text:s/>- <text:s/>protein kinase c, delta, TRAF2 <text:s/>- <text:s/>tnf receptor-associated factor 2, VCAM1 <text:s/>- <text:s/>vascular cell adhesion molecule 1, SOX13 <text:s/>- <text:s/>sry (sex determining region y)-box 13, CYLD <text:s/>- <text:s/>cylindromatosis (turban tumor syndrome), CD86 <text:s/>- <text:s/>cd86 molecule, COL16A1 <text:s/>- <text:s/>collagen, type xvi, alpha 1, IL6 <text:s/>- <text:s/>interleukin 6 (interferon, beta 2)]</text:p>
          </table:table-cell>
        </table:table-row>
        <table:table-row table:style-name="ro1">
          <table:table-cell office:value-type="string" calcext:value-type="string">
            <text:p>GO:0045321</text:p>
          </table:table-cell>
          <table:table-cell office:value-type="string" calcext:value-type="string">
            <text:p>leukocyte activation</text:p>
          </table:table-cell>
          <table:table-cell office:value-type="float" office:value="0.000524" calcext:value-type="float">
            <text:p>0.000524</text:p>
          </table:table-cell>
          <table:table-cell office:value-type="float" office:value="0.0329" calcext:value-type="float">
            <text:p>0.0329</text:p>
          </table:table-cell>
          <table:table-cell office:value-type="float" office:value="1.85" calcext:value-type="float">
            <text:p>1.85</text:p>
          </table:table-cell>
          <table:table-cell office:value-type="float" office:value="13954" calcext:value-type="float">
            <text:p>13954</text:p>
          </table:table-cell>
          <table:table-cell office:value-type="float" office:value="604" calcext:value-type="float">
            <text:p>604</text:p>
          </table:table-cell>
          <table:table-cell office:value-type="float" office:value="413" calcext:value-type="float">
            <text:p>4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[UBR4 <text:s/>- <text:s/>ubiquitin protein ligase e3 component n-recognin 4, ZBTB1 <text:s/>- <text:s/>zinc finger and btb domain containing 1, EEF1A1 <text:s/>- <text:s/>eukaryotic translation elongation factor 1 alpha 1, B2M <text:s/>- <text:s/>beta-2-microglobulin, SEMA4A <text:s/>- <text:s/>sema domain, immunoglobulin domain (ig), transmembrane domain (tm) and short cytoplasmic domain, (semaphorin) 4a, ATP11C <text:s/>- <text:s/>atpase, class vi, type 11c, RAB10 <text:s/>- <text:s/>rab10, member ras oncogene family, IL23A <text:s/>- <text:s/>interleukin 23, alpha subunit p19, EGR1 <text:s/>- <text:s/>early growth response 1, IKZF3 <text:s/>- <text:s/>ikaros family zinc finger 3 (aiolos), TYRO3 <text:s/>- <text:s/>tyro3 protein tyrosine kinase, CHGA <text:s/>- <text:s/>chromogranin a (parathyroid secretory protein 1), MAFB <text:s/>- <text:s/>v-maf avian musculoaponeurotic fibrosarcoma oncogene homolog b, MAPK14 <text:s/>- <text:s/>mitogen-activated protein kinase 14, CSF1 <text:s/>- <text:s/>colony stimulating factor 1 (macrophage), PPP3CA <text:s/>- <text:s/>protein phosphatase 3, catalytic subunit, alpha isozyme, RAP2C <text:s/>- <text:s/>rap2c, member of ras oncogene family, WNT1 <text:s/>- <text:s/>wingless-type mmtv integration site family, member 1, NFKB1 <text:s/>- <text:s/>nuclear factor of kappa light polypeptide gene enhancer in b-cells 1, CTSS <text:s/>- <text:s/>cathepsin s, SERPINA1 <text:s/>- <text:s/>serpin peptidase inhibitor, clade a (alpha-1 antiproteinase, antitrypsin), member 1, LRG1 <text:s/>- <text:s/>leucine-rich alpha-2-glycoprotein 1, IRF1 <text:s/>- <text:s/>interferon regulatory factor 1, CXCL1 <text:s/>- <text:s/>chemokine (c-x-c motif) ligand 1 (melanoma growth stimulating activity, alpha), BCL3 <text:s/>- <text:s/>b-cell cll/lymphoma 3, SATB1 <text:s/>- <text:s/>satb homeobox 1, CXCR5 <text:s/>- <text:s/>chemokine (c-x-c motif) receptor 5, PRKCD <text:s/>- <text:s/>protein kinase c, delta, VCAM1 <text:s/>- <text:s/>vascular cell adhesion molecule 1, FGR <text:s/>- <text:s/>feline gardner-rasheed sarcoma viral oncogene homolog, CXCL6 <text:s/>- <text:s/>chemokine (c-x-c motif) ligand 6, DOCK10 <text:s/>- <text:s/>dedicator of cytokinesis 10, CD86 <text:s/>- <text:s/>cd86 molecule]</text:p>
          </table:table-cell>
        </table:table-row>
        <table:table-row table:style-name="ro1">
          <table:table-cell office:value-type="string" calcext:value-type="string">
            <text:p>GO:0050769</text:p>
          </table:table-cell>
          <table:table-cell office:value-type="string" calcext:value-type="string">
            <text:p>positive regulation of neurogenesis</text:p>
          </table:table-cell>
          <table:table-cell office:value-type="float" office:value="0.000525" calcext:value-type="float">
            <text:p>0.000525</text:p>
          </table:table-cell>
          <table:table-cell office:value-type="float" office:value="0.0328" calcext:value-type="float">
            <text:p>0.0328</text:p>
          </table:table-cell>
          <table:table-cell office:value-type="float" office:value="2.23" calcext:value-type="float">
            <text:p>2.23</text:p>
          </table:table-cell>
          <table:table-cell office:value-type="float" office:value="13954" calcext:value-type="float">
            <text:p>13954</text:p>
          </table:table-cell>
          <table:table-cell office:value-type="float" office:value="318" calcext:value-type="float">
            <text:p>318</text:p>
          </table:table-cell>
          <table:table-cell office:value-type="float" office:value="413" calcext:value-type="float">
            <text:p>4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CSF1 <text:s/>- <text:s/>colony stimulating factor 1 (macrophage), EPHA3 <text:s/>- <text:s/>eph receptor a3, SPEN <text:s/>- <text:s/>spen homolog, transcriptional regulator (drosophila), BRINP1 <text:s/>- <text:s/>bone morphogenetic protein/retinoic acid inducible neural-specific 1, SKIL <text:s/>- <text:s/>ski-like oncogene, BDNF <text:s/>- <text:s/>brain-derived neurotrophic factor, NTRK3 <text:s/>- <text:s/>neurotrophic tyrosine kinase, receptor, type 3, LPPR5 <text:s/>- <text:s/>lipid phosphate phosphatase-related protein type 5, PRKCH <text:s/>- <text:s/>protein kinase c, eta, NDNF <text:s/>- <text:s/>neuron-derived neurotrophic factor, MAG <text:s/>- <text:s/>myelin associated glycoprotein, MYB <text:s/>- <text:s/>v-myb avian myeloblastosis viral oncogene homolog, OTP <text:s/>- <text:s/>orthopedia homeobox, DICER1 <text:s/>- <text:s/>dicer 1, ribonuclease type iii, NEURL <text:s/>- <text:s/>neuralized homolog (drosophila), PHOX2B <text:s/>- <text:s/>paired-like homeobox 2b, GDF7 <text:s/>- <text:s/>growth differentiation factor 7, IL1RAPL1 <text:s/>- <text:s/>interleukin 1 receptor accessory protein-like 1, RARA <text:s/>- <text:s/>retinoic acid receptor, alpha, IL6 <text:s/>- <text:s/>interleukin 6 (interferon, beta 2), CPNE5 <text:s/>- <text:s/>copine v]</text:p>
          </table:table-cell>
        </table:table-row>
        <table:table-row table:style-name="ro1">
          <table:table-cell office:value-type="string" calcext:value-type="string">
            <text:p>GO:0045598</text:p>
          </table:table-cell>
          <table:table-cell office:value-type="string" calcext:value-type="string">
            <text:p>regulation of fat cell differentiation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336" calcext:value-type="float">
            <text:p>0.0336</text:p>
          </table:table-cell>
          <table:table-cell office:value-type="float" office:value="3.52" calcext:value-type="float">
            <text:p>3.52</text:p>
          </table:table-cell>
          <table:table-cell office:value-type="float" office:value="13954" calcext:value-type="float">
            <text:p>13954</text:p>
          </table:table-cell>
          <table:table-cell office:value-type="float" office:value="96" calcext:value-type="float">
            <text:p>96</text:p>
          </table:table-cell>
          <table:table-cell office:value-type="float" office:value="413" calcext:value-type="float">
            <text:p>4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WWTR1 <text:s/>- <text:s/>ww domain containing transcription regulator 1, WNT10B <text:s/>- <text:s/>wingless-type mmtv integration site family, member 10b, CREB1 <text:s/>- <text:s/>camp responsive element binding protein 1, WNT1 <text:s/>- <text:s/>wingless-type mmtv integration site family, member 1, CCDC3 <text:s/>- <text:s/>coiled-coil domain containing 3, TRIB2 <text:s/>- <text:s/>tribbles homolog 2 (drosophila), SIRT2 <text:s/>- <text:s/>sirtuin 2, IL6 <text:s/>- <text:s/>interleukin 6 (interferon, beta 2), STK4 <text:s/>- <text:s/>serine/threonine kinase 4, MAPK14 <text:s/>- <text:s/>mitogen-activated protein kinase 14]</text:p>
          </table:table-cell>
        </table:table-row>
        <table:table-row table:style-name="ro1">
          <table:table-cell office:value-type="string" calcext:value-type="string">
            <text:p>GO:0016070</text:p>
          </table:table-cell>
          <table:table-cell office:value-type="string" calcext:value-type="string">
            <text:p>RNA metabolic process</text:p>
          </table:table-cell>
          <table:table-cell office:value-type="float" office:value="0.000589" calcext:value-type="float">
            <text:p>0.000589</text:p>
          </table:table-cell>
          <table:table-cell office:value-type="float" office:value="0.0364" calcext:value-type="float">
            <text:p>0.0364</text:p>
          </table:table-cell>
          <table:table-cell office:value-type="float" office:value="1.34" calcext:value-type="float">
            <text:p>1.34</text:p>
          </table:table-cell>
          <table:table-cell office:value-type="float" office:value="13954" calcext:value-type="float">
            <text:p>13954</text:p>
          </table:table-cell>
          <table:table-cell office:value-type="float" office:value="2642" calcext:value-type="float">
            <text:p>2642</text:p>
          </table:table-cell>
          <table:table-cell office:value-type="float" office:value="413" calcext:value-type="float">
            <text:p>41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[DDX31 <text:s/>- <text:s/>dead (asp-glu-ala-asp) box polypeptide 31, CDKAL1 <text:s/>- <text:s/>cdk5 regulatory subunit associated protein 1-like 1, SYMPK <text:s/>- <text:s/>symplekin, SEBOX <text:s/>- <text:s/>sebox homeobox, SIN3A <text:s/>- <text:s/>sin3 transcription regulator family member a, TSC22D4 <text:s/>- <text:s/>tsc22 domain family, member 4, ZNF436 <text:s/>- <text:s/>zinc finger protein 436, WWTR1 <text:s/>- <text:s/>ww domain containing transcription regulator 1, PBX3 <text:s/>- <text:s/>pre-b-cell leukemia homeobox 3, ELL2 <text:s/>- <text:s/>elongation factor, rna polymerase ii, 2, PBX1 <text:s/>- <text:s/>pre-b-cell leukemia homeobox 1, BCOR <text:s/>- <text:s/>bcl6 corepressor, ZBTB17 <text:s/>- <text:s/>zinc finger and btb domain containing 17, REL <text:s/>- <text:s/>v-rel avian reticuloendotheliosis viral oncogene homolog, TRPS1 <text:s/>- <text:s/>trichorhinophalangeal syndrome i, VEZF1 <text:s/>- <text:s/>vascular endothelial zinc finger 1, SIRT2 <text:s/>- <text:s/>sirtuin 2, ILF3 <text:s/>- <text:s/>interleukin enhancer binding factor 3, 90kda, ASH1L <text:s/>- <text:s/>ash1 (absent, small, or homeotic)-like (drosophila), FOXJ1 <text:s/>- <text:s/>forkhead box j1, NR3C2 <text:s/>- <text:s/>nuclear receptor subfamily 3, group c, member 2, CGGBP1 <text:s/>- <text:s/>cgg triplet repeat binding protein 1, SOX5 <text:s/>- <text:s/>sry (sex determining region y)-box 5, NLK <text:s/>- <text:s/>nemo-like kinase, LDB1 <text:s/>- <text:s/>lim domain binding 1, SOX13 <text:s/>- <text:s/>sry (sex determining region y)-box 13, CREB1 <text:s/>- <text:s/>camp responsive element binding protein 1, MSC <text:s/>- <text:s/>musculin, ASCL3 <text:s/>- <text:s/>achaete-scute complex homolog 3 (drosophila), HOXC10 <text:s/>- <text:s/>homeobox c10, HOXC9 <text:s/>- <text:s/>homeobox c9, PPARGC1B <text:s/>- <text:s/>peroxisome proliferator-activated receptor gamma, coactivator 1 beta, SPEN <text:s/>- <text:s/>spen homolog, transcriptional regulator (drosophila), SUPT16H <text:s/>- <text:s/>suppressor of ty 16 homolog (s. cerevisiae), EEF1A1 <text:s/>- <text:s/>eukaryotic translation elongation factor 1 alpha 1, BBX <text:s/>- <text:s/>bobby sox homolog (drosophila), ARRB1 <text:s/>- <text:s/>arrestin, beta 1, EGR1 <text:s/>- <text:s/>early growth response 1, TRIT1 <text:s/>- <text:s/>trna isopentenyltransferase 1, NR4A2 <text:s/>- <text:s/>nuclear receptor subfamily 4, group a, member 2, MYB <text:s/>- <text:s/>v-myb avian myeloblastosis viral oncogene homolog, MEF2D <text:s/>- <text:s/>myocyte enhancer factor 2d, TBX15 <text:s/>- <text:s/>t-box 15, DENND4A <text:s/>- <text:s/>denn/madd domain containing 4a, C11orf30 <text:s/>- <text:s/>chromosome 11 open reading frame 30, TCF7L2 <text:s/>- <text:s/>transcription factor 7-like 2 (t-cell specific, hmg-box), ARX <text:s/>- <text:s/>aristaless related homeobox, IRF1 <text:s/>- <text:s/>interferon regulatory factor 1, IRF6 <text:s/>- <text:s/>interferon regulatory factor 6, SATB1 <text:s/>- <text:s/>satb homeobox 1, PHOX2B <text:s/>- <text:s/>paired-like homeobox 2b, NFKBIZ <text:s/>- <text:s/>nuclear factor of kappa light polypeptide gene enhancer in b-cells inhibitor, zeta, TCEA2 <text:s/>- <text:s/>transcription elongation factor a (sii), 2, SALL2 <text:s/>- <text:s/>sal-like 2 (drosophila), ZBTB1 <text:s/>- <text:s/>zinc finger and btb domain containing 1, CCAR1 <text:s/>- <text:s/>cell division cycle and apoptosis regulator 1, HLX <text:s/>- <text:s/>h2.0-like homeobox, TLE4 <text:s/>- <text:s/>transducin-like enhancer of split 4 (e(sp1) homolog, drosophila), DICER1 <text:s/>- <text:s/>dicer 1, ribonuclease type iii, NR5A2 <text:s/>- <text:s/>nuclear receptor subfamily 5, group a, member 2, VSX2 <text:s/>- <text:s/>visual system homeobox 2, VDR <text:s/>- <text:s/>vitamin d (1,25- dihydroxyvitamin d3) receptor, TCEAL8 <text:s/>- <text:s/>transcription elongation factor a (sii)-like 8, CHD4 <text:s/>- <text:s/>chromodomain helicase dna binding protein 4, NFKB2 <text:s/>- <text:s/>nuclear factor of kappa light polypeptide gene enhancer in b-cells 2 (p49/p100), MKL1 <text:s/>- <text:s/>megakaryoblastic leukemia (translocation) 1, NFKB1 <text:s/>- <text:s/>nuclear factor of kappa light polypeptide gene enhancer in b-cells 1, GPBP1 <text:s/>- <text:s/>gc-rich promoter binding protein 1, NFKBIB <text:s/>- <text:s/>nuclear factor of kappa light polypeptide gene enhancer in b-cells inhibitor, beta, CBX2 <text:s/>- <text:s/>chromobox homolog 2, FOXP4 <text:s/>- <text:s/>forkhead box p4, EBF4 <text:s/>- <text:s/>early b-cell factor 4, NCOA2 <text:s/>- <text:s/>nuclear receptor coactivator 2, OTP <text:s/>- <text:s/>orthopedia homeobox, MSX1 <text:s/>- <text:s/>msh homeobox 1, RARS2 <text:s/>- <text:s/>arginyl-trna synthetase 2, mitochondrial, HOXA11 <text:s/>- <text:s/>homeobox a11, ZBTB25 <text:s/>- <text:s/>zinc finger and btb domain containing 25, EHF <text:s/>- <text:s/>ets homologous factor, STAT5A <text:s/>- <text:s/>signal transducer and activator of transcription 5a, SP6 <text:s/>- <text:s/>sp6 transcription factor, STAT6 <text:s/>- <text:s/>signal transducer and activator of transcription 6, interleukin-4 induced, HOXB9 <text:s/>- <text:s/>homeobox b9, KMT2D <text:s/>- <text:s/>lysine (k)-specific methyltransferase 2d, MORF4L2 <text:s/>- <text:s/>mortality factor 4 like 2, IKZF3 <text:s/>- <text:s/>ikaros family zinc finger 3 (aiolos), YY1AP1 <text:s/>- <text:s/>yy1 associated protein 1, NFATC1 <text:s/>- <text:s/>nuclear factor of activated t-cells, cytoplasmic, calcineurin-dependent 1, MAP2K6 <text:s/>- <text:s/>mitogen-activated protein kinase kinase 6, KDM1B <text:s/>- <text:s/>lysine (k)-specific demethylase 1b, NFATC2 <text:s/>- <text:s/>nuclear factor of activated t-cells, cytoplasmic, calcineurin-dependent 2, ETS1 <text:s/>- <text:s/>v-ets avian erythroblastosis virus e26 oncogene homolog 1, MAFB <text:s/>- <text:s/>v-maf avian musculoaponeurotic fibrosarcoma oncogene homolog b, RARA <text:s/>- <text:s/>retinoic acid receptor, alpha, MAPK14 <text:s/>- <text:s/>mitogen-activated protein kinase 14, FOXA3 <text:s/>- <text:s/>forkhead box a3, GATA4 <text:s/>- <text:s/>gata binding protein 4, PABPC4 <text:s/>- <text:s/>poly(a) binding protein, cytoplasmic 4 (inducible form), ATG16L2 <text:s/>- <text:s/>autophagy related 16-like 2 (s. cerevisiae), ZBTB14 <text:s/>- <text:s/>zinc finger and btb domain containing 14, FOSB <text:s/>- <text:s/>fbj murine osteosarcoma viral oncogene homolog b, BCL3 <text:s/>- <text:s/>b-cell cll/lymphoma 3, NFAT5 <text:s/>- <text:s/>nuclear factor of activated t-cells 5, tonicity-responsive, NUP153 <text:s/>- <text:s/>nucleoporin 153kda, GTF3C4 <text:s/>- <text:s/>general transcription factor iiic, polypeptide 4, 90kda]</text:p>
          </table:table-cell>
        </table:table-row>
        <table:table-row table:style-name="ro1">
          <table:table-cell office:value-type="string" calcext:value-type="string">
            <text:p>GO:0048736</text:p>
          </table:table-cell>
          <table:table-cell office:value-type="string" calcext:value-type="string">
            <text:p>appendage development</text:p>
          </table:table-cell>
          <table:table-cell office:value-type="float" office:value="0.000592" calcext:value-type="float">
            <text:p>0.000592</text:p>
          </table:table-cell>
          <table:table-cell office:value-type="float" office:value="0.0365" calcext:value-type="float">
            <text:p>0.0365</text:p>
          </table:table-cell>
          <table:table-cell office:value-type="float" office:value="7.04" calcext:value-type="float">
            <text:p>7.04</text:p>
          </table:table-cell>
          <table:table-cell office:value-type="float" office:value="13954" calcext:value-type="float">
            <text:p>13954</text:p>
          </table:table-cell>
          <table:table-cell office:value-type="float" office:value="24" calcext:value-type="float">
            <text:p>24</text:p>
          </table:table-cell>
          <table:table-cell office:value-type="float" office:value="413" calcext:value-type="float">
            <text:p>4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KREMEN2 <text:s/>- <text:s/>kringle containing transmembrane protein 2, KREMEN1 <text:s/>- <text:s/>kringle containing transmembrane protein 1, SLC39A1 <text:s/>- <text:s/>solute carrier family 39 (zinc transporter), member 1, SMOC1 <text:s/>- <text:s/>sparc related modular calcium binding 1, RARA <text:s/>- <text:s/>retinoic acid receptor, alpha]</text:p>
          </table:table-cell>
        </table:table-row>
        <table:table-row table:style-name="ro1">
          <table:table-cell office:value-type="string" calcext:value-type="string">
            <text:p>GO:0060173</text:p>
          </table:table-cell>
          <table:table-cell office:value-type="string" calcext:value-type="string">
            <text:p>limb development</text:p>
          </table:table-cell>
          <table:table-cell office:value-type="float" office:value="0.000592" calcext:value-type="float">
            <text:p>0.000592</text:p>
          </table:table-cell>
          <table:table-cell office:value-type="float" office:value="0.0363" calcext:value-type="float">
            <text:p>0.0363</text:p>
          </table:table-cell>
          <table:table-cell office:value-type="float" office:value="7.04" calcext:value-type="float">
            <text:p>7.04</text:p>
          </table:table-cell>
          <table:table-cell office:value-type="float" office:value="13954" calcext:value-type="float">
            <text:p>13954</text:p>
          </table:table-cell>
          <table:table-cell office:value-type="float" office:value="24" calcext:value-type="float">
            <text:p>24</text:p>
          </table:table-cell>
          <table:table-cell office:value-type="float" office:value="413" calcext:value-type="float">
            <text:p>4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KREMEN2 <text:s/>- <text:s/>kringle containing transmembrane protein 2, KREMEN1 <text:s/>- <text:s/>kringle containing transmembrane protein 1, SLC39A1 <text:s/>- <text:s/>solute carrier family 39 (zinc transporter), member 1, SMOC1 <text:s/>- <text:s/>sparc related modular calcium binding 1, RARA <text:s/>- <text:s/>retinoic acid receptor, alpha]</text:p>
          </table:table-cell>
        </table:table-row>
        <table:table-row table:style-name="ro1">
          <table:table-cell office:value-type="string" calcext:value-type="string">
            <text:p>GO:2000273</text:p>
          </table:table-cell>
          <table:table-cell office:value-type="string" calcext:value-type="string">
            <text:p>positive regulation of receptor activity</text:p>
          </table:table-cell>
          <table:table-cell office:value-type="float" office:value="0.000594" calcext:value-type="float">
            <text:p>0.000594</text:p>
          </table:table-cell>
          <table:table-cell office:value-type="float" office:value="0.0363" calcext:value-type="float">
            <text:p>0.0363</text:p>
          </table:table-cell>
          <table:table-cell office:value-type="float" office:value="5.63" calcext:value-type="float">
            <text:p>5.63</text:p>
          </table:table-cell>
          <table:table-cell office:value-type="float" office:value="13954" calcext:value-type="float">
            <text:p>13954</text:p>
          </table:table-cell>
          <table:table-cell office:value-type="float" office:value="36" calcext:value-type="float">
            <text:p>36</text:p>
          </table:table-cell>
          <table:table-cell office:value-type="float" office:value="413" calcext:value-type="float">
            <text:p>4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PPARGC1B <text:s/>- <text:s/>peroxisome proliferator-activated receptor gamma, coactivator 1 beta, AKAP6 <text:s/>- <text:s/>a kinase (prka) anchor protein 6, ADORA1 <text:s/>- <text:s/>adenosine a1 receptor, NCOA2 <text:s/>- <text:s/>nuclear receptor coactivator 2, NEURL <text:s/>- <text:s/>neuralized homolog (drosophila), EGF <text:s/>- <text:s/>epidermal growth factor]</text:p>
          </table:table-cell>
        </table:table-row>
        <table:table-row table:style-name="ro1">
          <table:table-cell office:value-type="string" calcext:value-type="string">
            <text:p>GO:0007595</text:p>
          </table:table-cell>
          <table:table-cell office:value-type="string" calcext:value-type="string">
            <text:p>lactation</text:p>
          </table:table-cell>
          <table:table-cell office:value-type="float" office:value="0.000594" calcext:value-type="float">
            <text:p>0.000594</text:p>
          </table:table-cell>
          <table:table-cell office:value-type="float" office:value="0.0362" calcext:value-type="float">
            <text:p>0.0362</text:p>
          </table:table-cell>
          <table:table-cell office:value-type="float" office:value="5.63" calcext:value-type="float">
            <text:p>5.63</text:p>
          </table:table-cell>
          <table:table-cell office:value-type="float" office:value="13954" calcext:value-type="float">
            <text:p>13954</text:p>
          </table:table-cell>
          <table:table-cell office:value-type="float" office:value="36" calcext:value-type="float">
            <text:p>36</text:p>
          </table:table-cell>
          <table:table-cell office:value-type="float" office:value="413" calcext:value-type="float">
            <text:p>4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VDR <text:s/>- <text:s/>vitamin d (1,25- dihydroxyvitamin d3) receptor, SLC29A1 <text:s/>- <text:s/>solute carrier family 29 (equilibrative nucleoside transporter), member 1, ATP2B2 <text:s/>- <text:s/>atpase, ca++ transporting, plasma membrane 2, NEURL <text:s/>- <text:s/>neuralized homolog (drosophila), CREB1 <text:s/>- <text:s/>camp responsive element binding protein 1, STAT5A <text:s/>- <text:s/>signal transducer and activator of transcription 5a]</text:p>
          </table:table-cell>
        </table:table-row>
        <table:table-row table:style-name="ro1">
          <table:table-cell office:value-type="string" calcext:value-type="string">
            <text:p>GO:0048585</text:p>
          </table:table-cell>
          <table:table-cell office:value-type="string" calcext:value-type="string">
            <text:p>negative regulation of response to stimulus</text:p>
          </table:table-cell>
          <table:table-cell office:value-type="float" office:value="0.000615" calcext:value-type="float">
            <text:p>0.000615</text:p>
          </table:table-cell>
          <table:table-cell office:value-type="float" office:value="0.0372" calcext:value-type="float">
            <text:p>0.0372</text:p>
          </table:table-cell>
          <table:table-cell office:value-type="float" office:value="1.57" calcext:value-type="float">
            <text:p>1.57</text:p>
          </table:table-cell>
          <table:table-cell office:value-type="float" office:value="13954" calcext:value-type="float">
            <text:p>13954</text:p>
          </table:table-cell>
          <table:table-cell office:value-type="float" office:value="1137" calcext:value-type="float">
            <text:p>1137</text:p>
          </table:table-cell>
          <table:table-cell office:value-type="float" office:value="413" calcext:value-type="float">
            <text:p>41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[KREMEN2 <text:s/>- <text:s/>kringle containing transmembrane protein 2, G3BP1 <text:s/>- <text:s/>gtpase activating protein (sh3 domain) binding protein 1, RPS6KA6 <text:s/>- <text:s/>ribosomal protein s6 kinase, 90kda, polypeptide 6, SARM1 <text:s/>- <text:s/>sterile alpha and tir motif containing 1, GDNF <text:s/>- <text:s/>glial cell derived neurotrophic factor, HLX <text:s/>- <text:s/>h2.0-like homeobox, WWTR1 <text:s/>- <text:s/>ww domain containing transcription regulator 1, SH3KBP1 <text:s/>- <text:s/>sh3-domain kinase binding protein 1, SIRT2 <text:s/>- <text:s/>sirtuin 2, ASH1L <text:s/>- <text:s/>ash1 (absent, small, or homeotic)-like (drosophila), KREMEN1 <text:s/>- <text:s/>kringle containing transmembrane protein 1, HMGXB4 <text:s/>- <text:s/>hmg box domain containing 4, PEA15 <text:s/>- <text:s/>phosphoprotein enriched in astrocytes 15, TNIP1 <text:s/>- <text:s/>tnfaip3 interacting protein 1, SUFU <text:s/>- <text:s/>suppressor of fused homolog (drosophila), SKIL <text:s/>- <text:s/>ski-like oncogene, FOXJ1 <text:s/>- <text:s/>forkhead box j1, PPP3CA <text:s/>- <text:s/>protein phosphatase 3, catalytic subunit, alpha isozyme, SOCS2 <text:s/>- <text:s/>suppressor of cytokine signaling 2, G3BP2 <text:s/>- <text:s/>gtpase activating protein (sh3 domain) binding protein 2, WNT1 <text:s/>- <text:s/>wingless-type mmtv integration site family, member 1, NFKB1 <text:s/>- <text:s/>nuclear factor of kappa light polypeptide gene enhancer in b-cells 1, CCDC3 <text:s/>- <text:s/>coiled-coil domain containing 3, NLK <text:s/>- <text:s/>nemo-like kinase, SORL1 <text:s/>- <text:s/>sortilin-related receptor, l(dlr class) a repeats containing, TNFAIP3 <text:s/>- <text:s/>tumor necrosis factor, alpha-induced protein 3, LGR4 <text:s/>- <text:s/>leucine-rich repeat containing g protein-coupled receptor 4, ATP2B4 <text:s/>- <text:s/>atpase, ca++ transporting, plasma membrane 4, CYLD <text:s/>- <text:s/>cylindromatosis (turban tumor syndrome), BICC1 <text:s/>- <text:s/>bicaudal c homolog 1 (drosophila), STK4 <text:s/>- <text:s/>serine/threonine kinase 4, IL6 <text:s/>- <text:s/>interleukin 6 (interferon, beta 2), ARRB1 <text:s/>- <text:s/>arrestin, beta 1, STAT6 <text:s/>- <text:s/>signal transducer and activator of transcription 6, interleukin-4 induced, EGR1 <text:s/>- <text:s/>early growth response 1, NR4A2 <text:s/>- <text:s/>nuclear receptor subfamily 4, group a, member 2, EGF <text:s/>- <text:s/>epidermal growth factor, TYRO3 <text:s/>- <text:s/>tyro3 protein tyrosine kinase, ETS1 <text:s/>- <text:s/>v-ets avian erythroblastosis virus e26 oncogene homolog 1, MAPK14 <text:s/>- <text:s/>mitogen-activated protein kinase 14, CDK6 <text:s/>- <text:s/>cyclin-dependent kinase 6, IL27RA <text:s/>- <text:s/>interleukin 27 receptor, alpha, SAA1 <text:s/>- <text:s/>serum amyloid a1, TNIP3 <text:s/>- <text:s/>tnfaip3 interacting protein 3, PTPN3 <text:s/>- <text:s/>protein tyrosine phosphatase, non-receptor type 3, TCF7L2 <text:s/>- <text:s/>transcription factor 7-like 2 (t-cell specific, hmg-box), MYADM <text:s/>- <text:s/>myeloid-associated differentiation marker, NOTUM <text:s/>- <text:s/>notum pectinacetylesterase homolog (drosophila), ADORA1 <text:s/>- <text:s/>adenosine a1 receptor, PRKCD <text:s/>- <text:s/>protein kinase c, delta, TRAF2 <text:s/>- <text:s/>tnf receptor-associated factor 2, NEURL <text:s/>- <text:s/>neuralized homolog (drosophila), OPTN <text:s/>- <text:s/>optineurin]</text:p>
          </table:table-cell>
        </table:table-row>
        <table:table-row table:style-name="ro1">
          <table:table-cell office:value-type="string" calcext:value-type="string">
            <text:p>GO:0030335</text:p>
          </table:table-cell>
          <table:table-cell office:value-type="string" calcext:value-type="string">
            <text:p>positive regulation of cell migration</text:p>
          </table:table-cell>
          <table:table-cell office:value-type="float" office:value="0.000669" calcext:value-type="float">
            <text:p>0.000669</text:p>
          </table:table-cell>
          <table:table-cell office:value-type="float" office:value="0.0403" calcext:value-type="float">
            <text:p>0.0403</text:p>
          </table:table-cell>
          <table:table-cell office:value-type="float" office:value="2.19" calcext:value-type="float">
            <text:p>2.19</text:p>
          </table:table-cell>
          <table:table-cell office:value-type="float" office:value="13954" calcext:value-type="float">
            <text:p>13954</text:p>
          </table:table-cell>
          <table:table-cell office:value-type="float" office:value="324" calcext:value-type="float">
            <text:p>324</text:p>
          </table:table-cell>
          <table:table-cell office:value-type="float" office:value="413" calcext:value-type="float">
            <text:p>4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ITGA5 <text:s/>- <text:s/>integrin, alpha 5 (fibronectin receptor, alpha polypeptide), CSF1 <text:s/>- <text:s/>colony stimulating factor 1 (macrophage), STX4 <text:s/>- <text:s/>syntaxin 4, CXCL10 <text:s/>- <text:s/>chemokine (c-x-c motif) ligand 10, CCAR1 <text:s/>- <text:s/>cell division cycle and apoptosis regulator 1, STAT5A <text:s/>- <text:s/>signal transducer and activator of transcription 5a, NTRK3 <text:s/>- <text:s/>neurotrophic tyrosine kinase, receptor, type 3, IL23A <text:s/>- <text:s/>interleukin 23, alpha subunit p19, FGF1 <text:s/>- <text:s/>fibroblast growth factor 1 (acidic), CXCL2 <text:s/>- <text:s/>chemokine (c-x-c motif) ligand 2, SUN2 <text:s/>- <text:s/>sad1 and unc84 domain containing 2, MYADM <text:s/>- <text:s/>myeloid-associated differentiation marker, CXCL1 <text:s/>- <text:s/>chemokine (c-x-c motif) ligand 1 (melanoma growth stimulating activity, alpha), CXCL5 <text:s/>- <text:s/>chemokine (c-x-c motif) ligand 5, PFN1 <text:s/>- <text:s/>profilin 1, ETS1 <text:s/>- <text:s/>v-ets avian erythroblastosis virus e26 oncogene homolog 1, FGR <text:s/>- <text:s/>feline gardner-rasheed sarcoma viral oncogene homolog, CXCL6 <text:s/>- <text:s/>chemokine (c-x-c motif) ligand 6, CXCL3 <text:s/>- <text:s/>chemokine (c-x-c motif) ligand 3, IL6 <text:s/>- <text:s/>interleukin 6 (interferon, beta 2), MAPK14 <text:s/>- <text:s/>mitogen-activated protein kinase 14]</text:p>
          </table:table-cell>
        </table:table-row>
        <table:table-row table:style-name="ro1">
          <table:table-cell office:value-type="string" calcext:value-type="string">
            <text:p>GO:0045859</text:p>
          </table:table-cell>
          <table:table-cell office:value-type="string" calcext:value-type="string">
            <text:p>regulation of protein kinase activity</text:p>
          </table:table-cell>
          <table:table-cell office:value-type="float" office:value="0.000679" calcext:value-type="float">
            <text:p>0.000679</text:p>
          </table:table-cell>
          <table:table-cell office:value-type="float" office:value="0.0408" calcext:value-type="float">
            <text:p>0.0408</text:p>
          </table:table-cell>
          <table:table-cell office:value-type="float" office:value="1.84" calcext:value-type="float">
            <text:p>1.84</text:p>
          </table:table-cell>
          <table:table-cell office:value-type="float" office:value="13954" calcext:value-type="float">
            <text:p>13954</text:p>
          </table:table-cell>
          <table:table-cell office:value-type="float" office:value="588" calcext:value-type="float">
            <text:p>588</text:p>
          </table:table-cell>
          <table:table-cell office:value-type="float" office:value="413" calcext:value-type="float">
            <text:p>4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GADD45B <text:s/>- <text:s/>growth arrest and dna-damage-inducible, beta, NTRK3 <text:s/>- <text:s/>neurotrophic tyrosine kinase, receptor, type 3, ARRB1 <text:s/>- <text:s/>arrestin, beta 1, VANGL2 <text:s/>- <text:s/>vangl planar cell polarity protein 2, FGF1 <text:s/>- <text:s/>fibroblast growth factor 1 (acidic), WWTR1 <text:s/>- <text:s/>ww domain containing transcription regulator 1, IL23A <text:s/>- <text:s/>interleukin 23, alpha subunit p19, EGF <text:s/>- <text:s/>epidermal growth factor, MAP2K6 <text:s/>- <text:s/>mitogen-activated protein kinase kinase 6, MAPK14 <text:s/>- <text:s/>mitogen-activated protein kinase 14, CSF1 <text:s/>- <text:s/>colony stimulating factor 1 (macrophage), TNFSF15 <text:s/>- <text:s/>tumor necrosis factor (ligand) superfamily, member 15, PEA15 <text:s/>- <text:s/>phosphoprotein enriched in astrocytes 15, SMYD3 <text:s/>- <text:s/>set and mynd domain containing 3, SAA1 <text:s/>- <text:s/>serum amyloid a1, RAP2C <text:s/>- <text:s/>rap2c, member of ras oncogene family, SOCS2 <text:s/>- <text:s/>suppressor of cytokine signaling 2, CDKN1A <text:s/>- <text:s/>cyclin-dependent kinase inhibitor 1a (p21, cip1), CXCL10 <text:s/>- <text:s/>chemokine (c-x-c motif) ligand 10, TRIB2 <text:s/>- <text:s/>tribbles homolog 2 (drosophila), SORL1 <text:s/>- <text:s/>sortilin-related receptor, l(dlr class) a repeats containing, UVRAG <text:s/>- <text:s/>uv radiation resistance associated, CDC37 <text:s/>- <text:s/>cell division cycle 37, TNFAIP3 <text:s/>- <text:s/>tumor necrosis factor, alpha-induced protein 3, ADORA1 <text:s/>- <text:s/>adenosine a1 receptor, PRKCD <text:s/>- <text:s/>protein kinase c, delta, TRAF2 <text:s/>- <text:s/>tnf receptor-associated factor 2, NEURL <text:s/>- <text:s/>neuralized homolog (drosophila), ATP2B4 <text:s/>- <text:s/>atpase, ca++ transporting, plasma membrane 4, FGR <text:s/>- <text:s/>feline gardner-rasheed sarcoma viral oncogene homolog, IL6 <text:s/>- <text:s/>interleukin 6 (interferon, beta 2), STK4 <text:s/>- <text:s/>serine/threonine kinase 4]</text:p>
          </table:table-cell>
        </table:table-row>
        <table:table-row table:style-name="ro1">
          <table:table-cell office:value-type="string" calcext:value-type="string">
            <text:p>GO:0032743</text:p>
          </table:table-cell>
          <table:table-cell office:value-type="string" calcext:value-type="string">
            <text:p>positive regulation of interleukin-2 production</text:p>
          </table:table-cell>
          <table:table-cell office:value-type="float" office:value="0.000722" calcext:value-type="float">
            <text:p>0.000722</text:p>
          </table:table-cell>
          <table:table-cell office:value-type="float" office:value="0.0432" calcext:value-type="float">
            <text:p>0.0432</text:p>
          </table:table-cell>
          <table:table-cell office:value-type="float" office:value="6.76" calcext:value-type="float">
            <text:p>6.76</text:p>
          </table:table-cell>
          <table:table-cell office:value-type="float" office:value="13954" calcext:value-type="float">
            <text:p>13954</text:p>
          </table:table-cell>
          <table:table-cell office:value-type="float" office:value="25" calcext:value-type="float">
            <text:p>25</text:p>
          </table:table-cell>
          <table:table-cell office:value-type="float" office:value="413" calcext:value-type="float">
            <text:p>4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SASH3 <text:s/>- <text:s/>sam and sh3 domain containing 3, TRAF2 <text:s/>- <text:s/>tnf receptor-associated factor 2, CD83 <text:s/>- <text:s/>cd83 molecule, CD86 <text:s/>- <text:s/>cd86 molecule, PDE4B <text:s/>- <text:s/>phosphodiesterase 4b, camp-specific]</text:p>
          </table:table-cell>
        </table:table-row>
        <table:table-row table:style-name="ro1">
          <table:table-cell office:value-type="string" calcext:value-type="string">
            <text:p>GO:0042481</text:p>
          </table:table-cell>
          <table:table-cell office:value-type="string" calcext:value-type="string">
            <text:p>regulation of odontogenesis</text:p>
          </table:table-cell>
          <table:table-cell office:value-type="float" office:value="0.000722" calcext:value-type="float">
            <text:p>0.000722</text:p>
          </table:table-cell>
          <table:table-cell office:value-type="float" office:value="0.043" calcext:value-type="float">
            <text:p>0.043</text:p>
          </table:table-cell>
          <table:table-cell office:value-type="float" office:value="6.76" calcext:value-type="float">
            <text:p>6.76</text:p>
          </table:table-cell>
          <table:table-cell office:value-type="float" office:value="13954" calcext:value-type="float">
            <text:p>13954</text:p>
          </table:table-cell>
          <table:table-cell office:value-type="float" office:value="25" calcext:value-type="float">
            <text:p>25</text:p>
          </table:table-cell>
          <table:table-cell office:value-type="float" office:value="413" calcext:value-type="float">
            <text:p>4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CSF1 <text:s/>- <text:s/>colony stimulating factor 1 (macrophage), BCOR <text:s/>- <text:s/>bcl6 corepressor, MSX1 <text:s/>- <text:s/>msh homeobox 1, WNT10A <text:s/>- <text:s/>wingless-type mmtv integration site family, member 10a, SP6 <text:s/>- <text:s/>sp6 transcription factor]</text:p>
          </table:table-cell>
        </table:table-row>
        <table:table-row table:style-name="ro1">
          <table:table-cell office:value-type="string" calcext:value-type="string">
            <text:p>GO:0009967</text:p>
          </table:table-cell>
          <table:table-cell office:value-type="string" calcext:value-type="string">
            <text:p>positive regulation of signal transduction</text:p>
          </table:table-cell>
          <table:table-cell office:value-type="float" office:value="0.000759" calcext:value-type="float">
            <text:p>0.000759</text:p>
          </table:table-cell>
          <table:table-cell office:value-type="float" office:value="0.045" calcext:value-type="float">
            <text:p>0.045</text:p>
          </table:table-cell>
          <table:table-cell office:value-type="float" office:value="1.55" calcext:value-type="float">
            <text:p>1.55</text:p>
          </table:table-cell>
          <table:table-cell office:value-type="float" office:value="13954" calcext:value-type="float">
            <text:p>13954</text:p>
          </table:table-cell>
          <table:table-cell office:value-type="float" office:value="1175" calcext:value-type="float">
            <text:p>1175</text:p>
          </table:table-cell>
          <table:table-cell office:value-type="float" office:value="413" calcext:value-type="float">
            <text:p>41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[AKT3 <text:s/>- <text:s/>v-akt murine thymoma viral oncogene homolog 3, NEK6 <text:s/>- <text:s/>nima-related kinase 6, CNTNAP1 <text:s/>- <text:s/>contactin associated protein 1, VANGL2 <text:s/>- <text:s/>vangl planar cell polarity protein 2, WNT10B <text:s/>- <text:s/>wingless-type mmtv integration site family, member 10b, IL23A <text:s/>- <text:s/>interleukin 23, alpha subunit p19, REL <text:s/>- <text:s/>v-rel avian reticuloendotheliosis viral oncogene homolog, CHGA <text:s/>- <text:s/>chromogranin a (parathyroid secretory protein 1), RNF220 <text:s/>- <text:s/>ring finger protein 220, BECN1 <text:s/>- <text:s/>beclin 1, autophagy related, PEA15 <text:s/>- <text:s/>phosphoprotein enriched in astrocytes 15, BDNF <text:s/>- <text:s/>brain-derived neurotrophic factor, SKIL <text:s/>- <text:s/>ski-like oncogene, SOCS2 <text:s/>- <text:s/>suppressor of cytokine signaling 2, WNT1 <text:s/>- <text:s/>wingless-type mmtv integration site family, member 1, NFKB1 <text:s/>- <text:s/>nuclear factor of kappa light polypeptide gene enhancer in b-cells 1, UNC13B <text:s/>- <text:s/>unc-13 homolog b (c. elegans), LGR4 <text:s/>- <text:s/>leucine-rich repeat containing g protein-coupled receptor 4, MSX1 <text:s/>- <text:s/>msh homeobox 1, MBD5 <text:s/>- <text:s/>methyl-cpg binding domain protein 5, CRB2 <text:s/>- <text:s/>crumbs homolog 2 (drosophila), CYLD <text:s/>- <text:s/>cylindromatosis (turban tumor syndrome), RSPO1 <text:s/>- <text:s/>r-spondin 1, GDF7 <text:s/>- <text:s/>growth differentiation factor 7, FGR <text:s/>- <text:s/>feline gardner-rasheed sarcoma viral oncogene homolog, IL6 <text:s/>- <text:s/>interleukin 6 (interferon, beta 2), STK4 <text:s/>- <text:s/>serine/threonine kinase 4, ITGA5 <text:s/>- <text:s/>integrin, alpha 5 (fibronectin receptor, alpha polypeptide), NEO1 <text:s/>- <text:s/>neogenin 1, GADD45B <text:s/>- <text:s/>growth arrest and dna-damage-inducible, beta, ARRB1 <text:s/>- <text:s/>arrestin, beta 1, NTRK3 <text:s/>- <text:s/>neurotrophic tyrosine kinase, receptor, type 3, FGF1 <text:s/>- <text:s/>fibroblast growth factor 1 (acidic), KMT2D <text:s/>- <text:s/>lysine (k)-specific methyltransferase 2d, IKBKE <text:s/>- <text:s/>inhibitor of kappa light polypeptide gene enhancer in b-cells, kinase epsilon, EGF <text:s/>- <text:s/>epidermal growth factor, MAP2K6 <text:s/>- <text:s/>mitogen-activated protein kinase kinase 6, MAPK14 <text:s/>- <text:s/>mitogen-activated protein kinase 14, CSF1 <text:s/>- <text:s/>colony stimulating factor 1 (macrophage), TNFSF15 <text:s/>- <text:s/>tumor necrosis factor (ligand) superfamily, member 15, AKAP6 <text:s/>- <text:s/>a kinase (prka) anchor protein 6, GATA4 <text:s/>- <text:s/>gata binding protein 4, SAA1 <text:s/>- <text:s/>serum amyloid a1, CXCL10 <text:s/>- <text:s/>chemokine (c-x-c motif) ligand 10, LRG1 <text:s/>- <text:s/>leucine-rich alpha-2-glycoprotein 1, TCF7L2 <text:s/>- <text:s/>transcription factor 7-like 2 (t-cell specific, hmg-box), PRKCH <text:s/>- <text:s/>protein kinase c, eta, UBE2I <text:s/>- <text:s/>ubiquitin-conjugating enzyme e2i, ADORA1 <text:s/>- <text:s/>adenosine a1 receptor, PRKCD <text:s/>- <text:s/>protein kinase c, delta, TRAF2 <text:s/>- <text:s/>tnf receptor-associated factor 2, NEURL <text:s/>- <text:s/>neuralized homolog (drosophila), YWHAZ <text:s/>- <text:s/>tyrosine 3-monooxygenase/tryptophan 5-monooxygenase activation protein, zeta polypeptide, SLC20A1 <text:s/>- <text:s/>solute carrier family 20 (phosphate transporter), member 1]</text:p>
          </table:table-cell>
        </table:table-row>
        <table:table-row table:style-name="ro1">
          <table:table-cell office:value-type="string" calcext:value-type="string">
            <text:p>GO:0002709</text:p>
          </table:table-cell>
          <table:table-cell office:value-type="string" calcext:value-type="string">
            <text:p>regulation of T cell mediated immunity</text:p>
          </table:table-cell>
          <table:table-cell office:value-type="float" office:value="0.000801" calcext:value-type="float">
            <text:p>0.000801</text:p>
          </table:table-cell>
          <table:table-cell office:value-type="float" office:value="0.0473" calcext:value-type="float">
            <text:p>0.0473</text:p>
          </table:table-cell>
          <table:table-cell office:value-type="float" office:value="5.33" calcext:value-type="float">
            <text:p>5.33</text:p>
          </table:table-cell>
          <table:table-cell office:value-type="float" office:value="13954" calcext:value-type="float">
            <text:p>13954</text:p>
          </table:table-cell>
          <table:table-cell office:value-type="float" office:value="38" calcext:value-type="float">
            <text:p>38</text:p>
          </table:table-cell>
          <table:table-cell office:value-type="float" office:value="413" calcext:value-type="float">
            <text:p>4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IL23A <text:s/>- <text:s/>interleukin 23, alpha subunit p19, SASH3 <text:s/>- <text:s/>sam and sh3 domain containing 3, TRAF2 <text:s/>- <text:s/>tnf receptor-associated factor 2, ZBTB1 <text:s/>- <text:s/>zinc finger and btb domain containing 1, IL6 <text:s/>- <text:s/>interleukin 6 (interferon, beta 2), B2M <text:s/>- <text:s/>beta-2-microglobulin]</text:p>
          </table:table-cell>
        </table:table-row>
        <table:table-row table:style-name="ro1">
          <table:table-cell office:value-type="string" calcext:value-type="string">
            <text:p>GO:0045599</text:p>
          </table:table-cell>
          <table:table-cell office:value-type="string" calcext:value-type="string">
            <text:p>negative regulation of fat cell differentiation</text:p>
          </table:table-cell>
          <table:table-cell office:value-type="float" office:value="0.000801" calcext:value-type="float">
            <text:p>0.000801</text:p>
          </table:table-cell>
          <table:table-cell office:value-type="float" office:value="0.0472" calcext:value-type="float">
            <text:p>0.0472</text:p>
          </table:table-cell>
          <table:table-cell office:value-type="float" office:value="5.33" calcext:value-type="float">
            <text:p>5.33</text:p>
          </table:table-cell>
          <table:table-cell office:value-type="float" office:value="13954" calcext:value-type="float">
            <text:p>13954</text:p>
          </table:table-cell>
          <table:table-cell office:value-type="float" office:value="38" calcext:value-type="float">
            <text:p>38</text:p>
          </table:table-cell>
          <table:table-cell office:value-type="float" office:value="413" calcext:value-type="float">
            <text:p>4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WNT10B <text:s/>- <text:s/>wingless-type mmtv integration site family, member 10b, WWTR1 <text:s/>- <text:s/>ww domain containing transcription regulator 1, WNT1 <text:s/>- <text:s/>wingless-type mmtv integration site family, member 1, TRIB2 <text:s/>- <text:s/>tribbles homolog 2 (drosophila), SIRT2 <text:s/>- <text:s/>sirtuin 2, IL6 <text:s/>- <text:s/>interleukin 6 (interferon, beta 2)]</text:p>
          </table:table-cell>
        </table:table-row>
        <table:table-row table:style-name="ro1">
          <table:table-cell office:value-type="string" calcext:value-type="string">
            <text:p>GO:0045165</text:p>
          </table:table-cell>
          <table:table-cell office:value-type="string" calcext:value-type="string">
            <text:p>cell fate commitment</text:p>
          </table:table-cell>
          <table:table-cell office:value-type="float" office:value="0.000802" calcext:value-type="float">
            <text:p>0.000802</text:p>
          </table:table-cell>
          <table:table-cell office:value-type="float" office:value="0.047" calcext:value-type="float">
            <text:p>0.047</text:p>
          </table:table-cell>
          <table:table-cell office:value-type="float" office:value="3.12" calcext:value-type="float">
            <text:p>3.12</text:p>
          </table:table-cell>
          <table:table-cell office:value-type="float" office:value="13954" calcext:value-type="float">
            <text:p>13954</text:p>
          </table:table-cell>
          <table:table-cell office:value-type="float" office:value="119" calcext:value-type="float">
            <text:p>119</text:p>
          </table:table-cell>
          <table:table-cell office:value-type="float" office:value="413" calcext:value-type="float">
            <text:p>4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WNT10B <text:s/>- <text:s/>wingless-type mmtv integration site family, member 10b, TCF7L2 <text:s/>- <text:s/>transcription factor 7-like 2 (t-cell specific, hmg-box), ARX <text:s/>- <text:s/>aristaless related homeobox, WNT1 <text:s/>- <text:s/>wingless-type mmtv integration site family, member 1, WNT10A <text:s/>- <text:s/>wingless-type mmtv integration site family, member 10a, CYLD <text:s/>- <text:s/>cylindromatosis (turban tumor syndrome), GDF7 <text:s/>- <text:s/>growth differentiation factor 7, SOX5 <text:s/>- <text:s/>sry (sex determining region y)-box 5, RARA <text:s/>- <text:s/>retinoic acid receptor, alpha, IL6 <text:s/>- <text:s/>interleukin 6 (interferon, beta 2), STAT6 <text:s/>- <text:s/>signal transducer and activator of transcription 6, interleukin-4 induced]</text:p>
          </table:table-cell>
        </table:table-row>
        <table:table-row table:style-name="ro1">
          <table:table-cell office:value-type="string" calcext:value-type="string">
            <text:p>GO:0042110</text:p>
          </table:table-cell>
          <table:table-cell office:value-type="string" calcext:value-type="string">
            <text:p>T cell activation</text:p>
          </table:table-cell>
          <table:table-cell office:value-type="float" office:value="0.000814" calcext:value-type="float">
            <text:p>0.000814</text:p>
          </table:table-cell>
          <table:table-cell office:value-type="float" office:value="0.0475" calcext:value-type="float">
            <text:p>0.0475</text:p>
          </table:table-cell>
          <table:table-cell office:value-type="float" office:value="2.94" calcext:value-type="float">
            <text:p>2.94</text:p>
          </table:table-cell>
          <table:table-cell office:value-type="float" office:value="13954" calcext:value-type="float">
            <text:p>13954</text:p>
          </table:table-cell>
          <table:table-cell office:value-type="float" office:value="138" calcext:value-type="float">
            <text:p>138</text:p>
          </table:table-cell>
          <table:table-cell office:value-type="float" office:value="413" calcext:value-type="float">
            <text:p>4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SEMA4A <text:s/>- <text:s/>sema domain, immunoglobulin domain (ig), transmembrane domain (tm) and short cytoplasmic domain, (semaphorin) 4a, IL23A <text:s/>- <text:s/>interleukin 23, alpha subunit p19, EGR1 <text:s/>- <text:s/>early growth response 1, BCL3 <text:s/>- <text:s/>b-cell cll/lymphoma 3, IRF1 <text:s/>- <text:s/>interferon regulatory factor 1, SATB1 <text:s/>- <text:s/>satb homeobox 1, PPP3CA <text:s/>- <text:s/>protein phosphatase 3, catalytic subunit, alpha isozyme, ZBTB1 <text:s/>- <text:s/>zinc finger and btb domain containing 1, WNT1 <text:s/>- <text:s/>wingless-type mmtv integration site family, member 1, CD86 <text:s/>- <text:s/>cd86 molecule, MAFB <text:s/>- <text:s/>v-maf avian musculoaponeurotic fibrosarcoma oncogene homolog b, B2M <text:s/>- <text:s/>beta-2-microglobulin]</text:p>
          </table:table-cell>
        </table:table-row>
        <table:table-row table:style-name="ro1">
          <table:table-cell office:value-type="string" calcext:value-type="string">
            <text:p>GO:0050727</text:p>
          </table:table-cell>
          <table:table-cell office:value-type="string" calcext:value-type="string">
            <text:p>regulation of inflammatory response</text:p>
          </table:table-cell>
          <table:table-cell office:value-type="float" office:value="0.000821" calcext:value-type="float">
            <text:p>0.000821</text:p>
          </table:table-cell>
          <table:table-cell office:value-type="float" office:value="0.0477" calcext:value-type="float">
            <text:p>0.0477</text:p>
          </table:table-cell>
          <table:table-cell office:value-type="float" office:value="2.56" calcext:value-type="float">
            <text:p>2.56</text:p>
          </table:table-cell>
          <table:table-cell office:value-type="float" office:value="13954" calcext:value-type="float">
            <text:p>13954</text:p>
          </table:table-cell>
          <table:table-cell office:value-type="float" office:value="198" calcext:value-type="float">
            <text:p>198</text:p>
          </table:table-cell>
          <table:table-cell office:value-type="float" office:value="413" calcext:value-type="float">
            <text:p>4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FFAR2 <text:s/>- <text:s/>free fatty acid receptor 2, TNIP1 <text:s/>- <text:s/>tnfaip3 interacting protein 1, SAA1 <text:s/>- <text:s/>serum amyloid a1, NOS2 <text:s/>- <text:s/>nitric oxide synthase 2, inducible, NFKB1 <text:s/>- <text:s/>nuclear factor of kappa light polypeptide gene enhancer in b-cells 1, IL23A <text:s/>- <text:s/>interleukin 23, alpha subunit p19, TNFAIP3 <text:s/>- <text:s/>tumor necrosis factor, alpha-induced protein 3, ADORA1 <text:s/>- <text:s/>adenosine a1 receptor, PRKCD <text:s/>- <text:s/>protein kinase c, delta, TYRO3 <text:s/>- <text:s/>tyro3 protein tyrosine kinase, ETS1 <text:s/>- <text:s/>v-ets avian erythroblastosis virus e26 oncogene homolog 1, IL6 <text:s/>- <text:s/>interleukin 6 (interferon, beta 2), BCL6B <text:s/>- <text:s/>b-cell cll/lymphoma 6, member b, MAPK14 <text:s/>- <text:s/>mitogen-activated protein kinase 14, ASH1L <text:s/>- <text:s/>ash1 (absent, small, or homeotic)-like (drosophila)]</text:p>
          </table:table-cell>
        </table:table-row>
        <table:table-row table:style-name="ro1">
          <table:table-cell office:value-type="string" calcext:value-type="string">
            <text:p>GO:0045630</text:p>
          </table:table-cell>
          <table:table-cell office:value-type="string" calcext:value-type="string">
            <text:p>positive regulation of T-helper 2 cell differentiation</text:p>
          </table:table-cell>
          <table:table-cell office:value-type="float" office:value="0.000824" calcext:value-type="float">
            <text:p>0.000824</text:p>
          </table:table-cell>
          <table:table-cell office:value-type="float" office:value="0.0477" calcext:value-type="float">
            <text:p>0.0477</text:p>
          </table:table-cell>
          <table:table-cell office:value-type="float" office:value="14.48" calcext:value-type="float">
            <text:p>14.48</text:p>
          </table:table-cell>
          <table:table-cell office:value-type="float" office:value="13954" calcext:value-type="float">
            <text:p>13954</text:p>
          </table:table-cell>
          <table:table-cell office:value-type="float" office:value="7" calcext:value-type="float">
            <text:p>7</text:p>
          </table:table-cell>
          <table:table-cell office:value-type="float" office:value="413" calcext:value-type="float">
            <text:p>4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CD86 <text:s/>- <text:s/>cd86 molecule, IL6 <text:s/>- <text:s/>interleukin 6 (interferon, beta 2), RARA <text:s/>- <text:s/>retinoic acid receptor, alpha]</text:p>
          </table:table-cell>
        </table:table-row>
        <table:table-row table:style-name="ro1">
          <table:table-cell office:value-type="string" calcext:value-type="string">
            <text:p>GO:0042113</text:p>
          </table:table-cell>
          <table:table-cell office:value-type="string" calcext:value-type="string">
            <text:p>B cell activation</text:p>
          </table:table-cell>
          <table:table-cell office:value-type="float" office:value="0.000827" calcext:value-type="float">
            <text:p>0.000827</text:p>
          </table:table-cell>
          <table:table-cell office:value-type="float" office:value="0.0477" calcext:value-type="float">
            <text:p>0.0477</text:p>
          </table:table-cell>
          <table:table-cell office:value-type="float" office:value="3.62" calcext:value-type="float">
            <text:p>3.62</text:p>
          </table:table-cell>
          <table:table-cell office:value-type="float" office:value="13954" calcext:value-type="float">
            <text:p>13954</text:p>
          </table:table-cell>
          <table:table-cell office:value-type="float" office:value="84" calcext:value-type="float">
            <text:p>84</text:p>
          </table:table-cell>
          <table:table-cell office:value-type="float" office:value="413" calcext:value-type="float">
            <text:p>4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ATP11C <text:s/>- <text:s/>atpase, class vi, type 11c, BCL3 <text:s/>- <text:s/>b-cell cll/lymphoma 3, IKZF3 <text:s/>- <text:s/>ikaros family zinc finger 3 (aiolos), CXCR5 <text:s/>- <text:s/>chemokine (c-x-c motif) receptor 5, PRKCD <text:s/>- <text:s/>protein kinase c, delta, VCAM1 <text:s/>- <text:s/>vascular cell adhesion molecule 1, ZBTB1 <text:s/>- <text:s/>zinc finger and btb domain containing 1, DOCK10 <text:s/>- <text:s/>dedicator of cytokinesis 10, CD86 <text:s/>- <text:s/>cd86 molecule]</text:p>
          </table:table-cell>
        </table:table-row>
        <table:table-row table:style-name="ro1">
          <table:table-cell office:value-type="string" calcext:value-type="string">
            <text:p>GO:1901576</text:p>
          </table:table-cell>
          <table:table-cell office:value-type="string" calcext:value-type="string">
            <text:p>organic substance biosynthetic process</text:p>
          </table:table-cell>
          <table:table-cell office:value-type="float" office:value="0.000835" calcext:value-type="float">
            <text:p>0.000835</text:p>
          </table:table-cell>
          <table:table-cell office:value-type="float" office:value="0.048" calcext:value-type="float">
            <text:p>0.048</text:p>
          </table:table-cell>
          <table:table-cell office:value-type="float" office:value="1.28" calcext:value-type="float">
            <text:p>1.28</text:p>
          </table:table-cell>
          <table:table-cell office:value-type="float" office:value="13954" calcext:value-type="float">
            <text:p>13954</text:p>
          </table:table-cell>
          <table:table-cell office:value-type="float" office:value="3344" calcext:value-type="float">
            <text:p>3344</text:p>
          </table:table-cell>
          <table:table-cell office:value-type="float" office:value="413" calcext:value-type="float">
            <text:p>413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[CDKAL1 <text:s/>- <text:s/>cdk5 regulatory subunit associated protein 1-like 1, SYMPK <text:s/>- <text:s/>symplekin, SEBOX <text:s/>- <text:s/>sebox homeobox, SIN3A <text:s/>- <text:s/>sin3 transcription regulator family member a, TSC22D4 <text:s/>- <text:s/>tsc22 domain family, member 4, ZNF436 <text:s/>- <text:s/>zinc finger protein 436, VANGL2 <text:s/>- <text:s/>vangl planar cell polarity protein 2, WWTR1 <text:s/>- <text:s/>ww domain containing transcription regulator 1, PBX3 <text:s/>- <text:s/>pre-b-cell leukemia homeobox 3, ELL2 <text:s/>- <text:s/>elongation factor, rna polymerase ii, 2, PBX1 <text:s/>- <text:s/>pre-b-cell leukemia homeobox 1, ZBTB17 <text:s/>- <text:s/>zinc finger and btb domain containing 17, ENO3 <text:s/>- <text:s/>enolase 3 (beta, muscle), BCOR <text:s/>- <text:s/>bcl6 corepressor, REL <text:s/>- <text:s/>v-rel avian reticuloendotheliosis viral oncogene homolog, TRPS1 <text:s/>- <text:s/>trichorhinophalangeal syndrome i, FGF17 <text:s/>- <text:s/>fibroblast growth factor 17, VEZF1 <text:s/>- <text:s/>vascular endothelial zinc finger 1, SIRT2 <text:s/>- <text:s/>sirtuin 2, ILF3 <text:s/>- <text:s/>interleukin enhancer binding factor 3, 90kda, ASH1L <text:s/>- <text:s/>ash1 (absent, small, or homeotic)-like (drosophila), PANK2 <text:s/>- <text:s/>pantothenate kinase 2, TNIP1 <text:s/>- <text:s/>tnfaip3 interacting protein 1, FOXJ1 <text:s/>- <text:s/>forkhead box j1, NR3C2 <text:s/>- <text:s/>nuclear receptor subfamily 3, group c, member 2, PLP1 <text:s/>- <text:s/>proteolipid protein 1, EIF4EBP2 <text:s/>- <text:s/>eukaryotic translation initiation factor 4e binding protein 2, CGGBP1 <text:s/>- <text:s/>cgg triplet repeat binding protein 1, SOX5 <text:s/>- <text:s/>sry (sex determining region y)-box 5, NLK <text:s/>- <text:s/>nemo-like kinase, ORC3 <text:s/>- <text:s/>origin recognition complex, subunit 3, LDB1 <text:s/>- <text:s/>lim domain binding 1, SOX13 <text:s/>- <text:s/>sry (sex determining region y)-box 13, CREB1 <text:s/>- <text:s/>camp responsive element binding protein 1, MSC <text:s/>- <text:s/>musculin, HOXC10 <text:s/>- <text:s/>homeobox c10, ASCL3 <text:s/>- <text:s/>achaete-scute complex homolog 3 (drosophila), HOXC9 <text:s/>- <text:s/>homeobox c9, PPARGC1B <text:s/>- <text:s/>peroxisome proliferator-activated receptor gamma, coactivator 1 beta, SPEN <text:s/>- <text:s/>spen homolog, transcriptional regulator (drosophila), SUPT16H <text:s/>- <text:s/>suppressor of ty 16 homolog (s. cerevisiae), EEF1A1 <text:s/>- <text:s/>eukaryotic translation elongation factor 1 alpha 1, BBX <text:s/>- <text:s/>bobby sox homolog (drosophila), ARRB1 <text:s/>- <text:s/>arrestin, beta 1, FGF1 <text:s/>- <text:s/>fibroblast growth factor 1 (acidic), EGR1 <text:s/>- <text:s/>early growth response 1, MYB <text:s/>- <text:s/>v-myb avian myeloblastosis viral oncogene homolog, NR4A2 <text:s/>- <text:s/>nuclear receptor subfamily 4, group a, member 2, MEF2D <text:s/>- <text:s/>myocyte enhancer factor 2d, DAP3 <text:s/>- <text:s/>death associated protein 3, TOP1 <text:s/>- <text:s/>topoisomerase (dna) i, EGF <text:s/>- <text:s/>epidermal growth factor, GPHN <text:s/>- <text:s/>gephyrin, PTGES <text:s/>- <text:s/>prostaglandin e synthase, TBX15 <text:s/>- <text:s/>t-box 15, CHST15 <text:s/>- <text:s/>carbohydrate (n-acetylgalactosamine 4-sulfate 6-o) sulfotransferase 15, MOXD1 <text:s/>- <text:s/>monooxygenase, dbh-like 1, DENND4A <text:s/>- <text:s/>denn/madd domain containing 4a, C11orf30 <text:s/>- <text:s/>chromosome 11 open reading frame 30, TCF7L2 <text:s/>- <text:s/>transcription factor 7-like 2 (t-cell specific, hmg-box), ARX <text:s/>- <text:s/>aristaless related homeobox, IRF1 <text:s/>- <text:s/>interferon regulatory factor 1, IRF6 <text:s/>- <text:s/>interferon regulatory factor 6, SATB1 <text:s/>- <text:s/>satb homeobox 1, PHOX2B <text:s/>- <text:s/>paired-like homeobox 2b, NFKBIZ <text:s/>- <text:s/>nuclear factor of kappa light polypeptide gene enhancer in b-cells inhibitor, zeta, PRKAG3 <text:s/>- <text:s/>protein kinase, amp-activated, gamma 3 non-catalytic subunit, TCEA2 <text:s/>- <text:s/>transcription elongation factor a (sii), 2, CDK2 <text:s/>- <text:s/>cyclin-dependent kinase 2, SALL2 <text:s/>- <text:s/>sal-like 2 (drosophila), ZBTB1 <text:s/>- <text:s/>zinc finger and btb domain containing 1, MBOAT1 <text:s/>- <text:s/>membrane bound o-acyltransferase domain containing 1, CCAR1 <text:s/>- <text:s/>cell division cycle and apoptosis regulator 1, HLX <text:s/>- <text:s/>h2.0-like homeobox, TLE4 <text:s/>- <text:s/>transducin-like enhancer of split 4 (e(sp1) homolog, drosophila), NR5A2 <text:s/>- <text:s/>nuclear receptor subfamily 5, group a, member 2, VSX2 <text:s/>- <text:s/>visual system homeobox 2, VDR <text:s/>- <text:s/>vitamin d (1,25- dihydroxyvitamin d3) receptor, TCEAL8 <text:s/>- <text:s/>transcription elongation factor a (sii)-like 8, CHD4 <text:s/>- <text:s/>chromodomain helicase dna binding protein 4, ELOVL5 <text:s/>- <text:s/>elovl fatty acid elongase 5, NFKB2 <text:s/>- <text:s/>nuclear factor of kappa light polypeptide gene enhancer in b-cells 2 (p49/p100), MKL1 <text:s/>- <text:s/>megakaryoblastic leukemia (translocation) 1, NFKB1 <text:s/>- <text:s/>nuclear factor of kappa light polypeptide gene enhancer in b-cells 1, GPBP1 <text:s/>- <text:s/>gc-rich promoter binding protein 1, NFKBIB <text:s/>- <text:s/>nuclear factor of kappa light polypeptide gene enhancer in b-cells inhibitor, beta, CBX2 <text:s/>- <text:s/>chromobox homolog 2, EXTL3 <text:s/>- <text:s/>exostosin-like glycosyltransferase 3, FOXP4 <text:s/>- <text:s/>forkhead box p4, EBF4 <text:s/>- <text:s/>early b-cell factor 4, FADS2 <text:s/>- <text:s/>fatty acid desaturase 2, OTP <text:s/>- <text:s/>orthopedia homeobox, NCOA2 <text:s/>- <text:s/>nuclear receptor coactivator 2, MSX1 <text:s/>- <text:s/>msh homeobox 1, RARS2 <text:s/>- <text:s/>arginyl-trna synthetase 2, mitochondrial, HOXA11 <text:s/>- <text:s/>homeobox a11, ZBTB25 <text:s/>- <text:s/>zinc finger and btb domain containing 25, EHF <text:s/>- <text:s/>ets homologous factor, PI4KB <text:s/>- <text:s/>phosphatidylinositol 4-kinase, catalytic, beta, STAT5A <text:s/>- <text:s/>signal transducer and activator of transcription 5a, SP6 <text:s/>- <text:s/>sp6 transcription factor, HOXB9 <text:s/>- <text:s/>homeobox b9, STAT6 <text:s/>- <text:s/>signal transducer and activator of transcription 6, interleukin-4 induced, KMT2D <text:s/>- <text:s/>lysine (k)-specific methyltransferase 2d, MORF4L2 <text:s/>- <text:s/>mortality factor 4 like 2, IKZF3 <text:s/>- <text:s/>ikaros family zinc finger 3 (aiolos), YY1AP1 <text:s/>- <text:s/>yy1 associated protein 1, NFATC1 <text:s/>- <text:s/>nuclear factor of activated t-cells, cytoplasmic, calcineurin-dependent 1, MAP2K6 <text:s/>- <text:s/>mitogen-activated protein kinase kinase 6, KDM1B <text:s/>- <text:s/>lysine (k)-specific demethylase 1b, PMEL <text:s/>- <text:s/>premelanosome protein, ETS1 <text:s/>- <text:s/>v-ets avian erythroblastosis virus e26 oncogene homolog 1, NFATC2 <text:s/>- <text:s/>nuclear factor of activated t-cells, cytoplasmic, calcineurin-dependent 2, MAFB <text:s/>- <text:s/>v-maf avian musculoaponeurotic fibrosarcoma oncogene homolog b, RARA <text:s/>- <text:s/>retinoic acid receptor, alpha, MAPK14 <text:s/>- <text:s/>mitogen-activated protein kinase 14, FOXA3 <text:s/>- <text:s/>forkhead box a3, PABPC4 <text:s/>- <text:s/>poly(a) binding protein, cytoplasmic 4 (inducible form), GATA4 <text:s/>- <text:s/>gata binding protein 4, ZBTB14 <text:s/>- <text:s/>zinc finger and btb domain containing 14, ATG16L2 <text:s/>- <text:s/>autophagy related 16-like 2 (s. cerevisiae), FOSB <text:s/>- <text:s/>fbj murine osteosarcoma viral oncogene homolog b, BCL3 <text:s/>- <text:s/>b-cell cll/lymphoma 3, NFAT5 <text:s/>- <text:s/>nuclear factor of activated t-cells 5, tonicity-responsive, NUP153 <text:s/>- <text:s/>nucleoporin 153kda, GTF3C4 <text:s/>- <text:s/>general transcription factor iiic, polypeptide 4, 90kda, VCAN <text:s/>- <text:s/>versican]</text:p>
          </table:table-cell>
        </table:table-row>
        <table:table-row table:style-name="ro1">
          <table:table-cell office:value-type="string" calcext:value-type="string">
            <text:p>GO:0007050</text:p>
          </table:table-cell>
          <table:table-cell office:value-type="string" calcext:value-type="string">
            <text:p>cell cycle arrest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492" calcext:value-type="float">
            <text:p>0.0492</text:p>
          </table:table-cell>
          <table:table-cell office:value-type="float" office:value="3.1" calcext:value-type="float">
            <text:p>3.1</text:p>
          </table:table-cell>
          <table:table-cell office:value-type="float" office:value="13954" calcext:value-type="float">
            <text:p>13954</text:p>
          </table:table-cell>
          <table:table-cell office:value-type="float" office:value="120" calcext:value-type="float">
            <text:p>120</text:p>
          </table:table-cell>
          <table:table-cell office:value-type="float" office:value="413" calcext:value-type="float">
            <text:p>4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WNT10B <text:s/>- <text:s/>wingless-type mmtv integration site family, member 10b, CDK6 <text:s/>- <text:s/>cyclin-dependent kinase 6, TCF7L2 <text:s/>- <text:s/>transcription factor 7-like 2 (t-cell specific, hmg-box), IRF1 <text:s/>- <text:s/>interferon regulatory factor 1, IRF6 <text:s/>- <text:s/>interferon regulatory factor 6, BRINP1 <text:s/>- <text:s/>bone morphogenetic protein/retinoic acid inducible neural-specific 1, SKIL <text:s/>- <text:s/>ski-like oncogene, CDC14A <text:s/>- <text:s/>cell division cycle 14a, MAP2K6 <text:s/>- <text:s/>mitogen-activated protein kinase kinase 6, PRKAG3 <text:s/>- <text:s/>protein kinase, amp-activated, gamma 3 non-catalytic subunit, CDKN1A <text:s/>- <text:s/>cyclin-dependent kinase inhibitor 1a (p21, cip1)]</text:p>
          </table:table-cell>
        </table:table-row>
        <table:table-row table:style-name="ro1">
          <table:table-cell office:value-type="string" calcext:value-type="string">
            <text:p>GO:0014835</text:p>
          </table:table-cell>
          <table:table-cell office:value-type="string" calcext:value-type="string">
            <text:p>myoblast differentiation involved in skeletal muscle regeneration</text:p>
          </table:table-cell>
          <table:table-cell office:value-type="float" office:value="0.000874" calcext:value-type="float">
            <text:p>0.000874</text:p>
          </table:table-cell>
          <table:table-cell office:value-type="float" office:value="0.0498" calcext:value-type="float">
            <text:p>0.0498</text:p>
          </table:table-cell>
          <table:table-cell office:value-type="float" office:value="33.79" calcext:value-type="float">
            <text:p>33.79</text:p>
          </table:table-cell>
          <table:table-cell office:value-type="float" office:value="13954" calcext:value-type="float">
            <text:p>13954</text:p>
          </table:table-cell>
          <table:table-cell office:value-type="float" office:value="2" calcext:value-type="float">
            <text:p>2</text:p>
          </table:table-cell>
          <table:table-cell office:value-type="float" office:value="413" calcext:value-type="float">
            <text:p>4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WNT10B <text:s/>- <text:s/>wingless-type mmtv integration site family, member 10b, MAPK14 <text:s/>- <text:s/>mitogen-activated protein kinase 14]</text:p>
          </table:table-cell>
        </table:table-row>
        <table:table-row table:style-name="ro1">
          <table:table-cell office:value-type="string" calcext:value-type="string">
            <text:p>GO:0002266</text:p>
          </table:table-cell>
          <table:table-cell office:value-type="string" calcext:value-type="string">
            <text:p>follicular dendritic cell activation</text:p>
          </table:table-cell>
          <table:table-cell office:value-type="float" office:value="0.000874" calcext:value-type="float">
            <text:p>0.000874</text:p>
          </table:table-cell>
          <table:table-cell office:value-type="float" office:value="0.0496" calcext:value-type="float">
            <text:p>0.0496</text:p>
          </table:table-cell>
          <table:table-cell office:value-type="float" office:value="33.79" calcext:value-type="float">
            <text:p>33.79</text:p>
          </table:table-cell>
          <table:table-cell office:value-type="float" office:value="13954" calcext:value-type="float">
            <text:p>13954</text:p>
          </table:table-cell>
          <table:table-cell office:value-type="float" office:value="2" calcext:value-type="float">
            <text:p>2</text:p>
          </table:table-cell>
          <table:table-cell office:value-type="float" office:value="413" calcext:value-type="float">
            <text:p>4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BCL3 <text:s/>- <text:s/>b-cell cll/lymphoma 3, NFKB2 <text:s/>- <text:s/>nuclear factor of kappa light polypeptide gene enhancer in b-cells 2 (p49/p100)]</text:p>
          </table:table-cell>
        </table:table-row>
        <table:table-row table:style-name="ro1">
          <table:table-cell office:value-type="string" calcext:value-type="string">
            <text:p>GO:0002268</text:p>
          </table:table-cell>
          <table:table-cell office:value-type="string" calcext:value-type="string">
            <text:p>follicular dendritic cell differentiation</text:p>
          </table:table-cell>
          <table:table-cell office:value-type="float" office:value="0.000874" calcext:value-type="float">
            <text:p>0.000874</text:p>
          </table:table-cell>
          <table:table-cell office:value-type="float" office:value="0.0494" calcext:value-type="float">
            <text:p>0.0494</text:p>
          </table:table-cell>
          <table:table-cell office:value-type="float" office:value="33.79" calcext:value-type="float">
            <text:p>33.79</text:p>
          </table:table-cell>
          <table:table-cell office:value-type="float" office:value="13954" calcext:value-type="float">
            <text:p>13954</text:p>
          </table:table-cell>
          <table:table-cell office:value-type="float" office:value="2" calcext:value-type="float">
            <text:p>2</text:p>
          </table:table-cell>
          <table:table-cell office:value-type="float" office:value="413" calcext:value-type="float">
            <text:p>4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BCL3 <text:s/>- <text:s/>b-cell cll/lymphoma 3, NFKB2 <text:s/>- <text:s/>nuclear factor of kappa light polypeptide gene enhancer in b-cells 2 (p49/p100)]</text:p>
          </table:table-cell>
        </table:table-row>
        <table:table-row table:style-name="ro1">
          <table:table-cell office:value-type="string" calcext:value-type="string">
            <text:p>GO:0090304</text:p>
          </table:table-cell>
          <table:table-cell office:value-type="string" calcext:value-type="string">
            <text:p>nucleic acid metabolic process</text:p>
          </table:table-cell>
          <table:table-cell office:value-type="float" office:value="0.000883" calcext:value-type="float">
            <text:p>0.000883</text:p>
          </table:table-cell>
          <table:table-cell office:value-type="float" office:value="0.0497" calcext:value-type="float">
            <text:p>0.0497</text:p>
          </table:table-cell>
          <table:table-cell office:value-type="float" office:value="1.3" calcext:value-type="float">
            <text:p>1.3</text:p>
          </table:table-cell>
          <table:table-cell office:value-type="float" office:value="13954" calcext:value-type="float">
            <text:p>13954</text:p>
          </table:table-cell>
          <table:table-cell office:value-type="float" office:value="3039" calcext:value-type="float">
            <text:p>3039</text:p>
          </table:table-cell>
          <table:table-cell office:value-type="float" office:value="413" calcext:value-type="float">
            <text:p>413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[DDX31 <text:s/>- <text:s/>dead (asp-glu-ala-asp) box polypeptide 31, CDKAL1 <text:s/>- <text:s/>cdk5 regulatory subunit associated protein 1-like 1, G3BP1 <text:s/>- <text:s/>gtpase activating protein (sh3 domain) binding protein 1, SYMPK <text:s/>- <text:s/>symplekin, SMC6 <text:s/>- <text:s/>structural maintenance of chromosomes 6, SEBOX <text:s/>- <text:s/>sebox homeobox, SIN3A <text:s/>- <text:s/>sin3 transcription regulator family member a, TSC22D4 <text:s/>- <text:s/>tsc22 domain family, member 4, ZNF436 <text:s/>- <text:s/>zinc finger protein 436, WWTR1 <text:s/>- <text:s/>ww domain containing transcription regulator 1, PBX3 <text:s/>- <text:s/>pre-b-cell leukemia homeobox 3, ELL2 <text:s/>- <text:s/>elongation factor, rna polymerase ii, 2, PBX1 <text:s/>- <text:s/>pre-b-cell leukemia homeobox 1, BCOR <text:s/>- <text:s/>bcl6 corepressor, ZBTB17 <text:s/>- <text:s/>zinc finger and btb domain containing 17, REL <text:s/>- <text:s/>v-rel avian reticuloendotheliosis viral oncogene homolog, TRPS1 <text:s/>- <text:s/>trichorhinophalangeal syndrome i, VEZF1 <text:s/>- <text:s/>vascular endothelial zinc finger 1, SIRT2 <text:s/>- <text:s/>sirtuin 2, ILF3 <text:s/>- <text:s/>interleukin enhancer binding factor 3, 90kda, ASH1L <text:s/>- <text:s/>ash1 (absent, small, or homeotic)-like (drosophila), NR3C2 <text:s/>- <text:s/>nuclear receptor subfamily 3, group c, member 2, FOXJ1 <text:s/>- <text:s/>forkhead box j1, APLF <text:s/>- <text:s/>aprataxin and pnkp like factor, CGGBP1 <text:s/>- <text:s/>cgg triplet repeat binding protein 1, SOX5 <text:s/>- <text:s/>sry (sex determining region y)-box 5, TET3 <text:s/>- <text:s/>tet methylcytosine dioxygenase 3, NLK <text:s/>- <text:s/>nemo-like kinase, ORC3 <text:s/>- <text:s/>origin recognition complex, subunit 3, COPS7B <text:s/>- <text:s/>cop9 signalosome subunit 7b, LDB1 <text:s/>- <text:s/>lim domain binding 1, SOX13 <text:s/>- <text:s/>sry (sex determining region y)-box 13, CREB1 <text:s/>- <text:s/>camp responsive element binding protein 1, MSC <text:s/>- <text:s/>musculin, ASCL3 <text:s/>- <text:s/>achaete-scute complex homolog 3 (drosophila), HOXC10 <text:s/>- <text:s/>homeobox c10, HOXC9 <text:s/>- <text:s/>homeobox c9, PPARGC1B <text:s/>- <text:s/>peroxisome proliferator-activated receptor gamma, coactivator 1 beta, SPEN <text:s/>- <text:s/>spen homolog, transcriptional regulator (drosophila), SUPT16H <text:s/>- <text:s/>suppressor of ty 16 homolog (s. cerevisiae), EEF1A1 <text:s/>- <text:s/>eukaryotic translation elongation factor 1 alpha 1, BBX <text:s/>- <text:s/>bobby sox homolog (drosophila), ARRB1 <text:s/>- <text:s/>arrestin, beta 1, EGR1 <text:s/>- <text:s/>early growth response 1, TRIT1 <text:s/>- <text:s/>trna isopentenyltransferase 1, NR4A2 <text:s/>- <text:s/>nuclear receptor subfamily 4, group a, member 2, MYB <text:s/>- <text:s/>v-myb avian myeloblastosis viral oncogene homolog, MEF2D <text:s/>- <text:s/>myocyte enhancer factor 2d, TOP1 <text:s/>- <text:s/>topoisomerase (dna) i, EGF <text:s/>- <text:s/>epidermal growth factor, TBX15 <text:s/>- <text:s/>t-box 15, DENND4A <text:s/>- <text:s/>denn/madd domain containing 4a, C11orf30 <text:s/>- <text:s/>chromosome 11 open reading frame 30, TCF7L2 <text:s/>- <text:s/>transcription factor 7-like 2 (t-cell specific, hmg-box), ARX <text:s/>- <text:s/>aristaless related homeobox, IRF1 <text:s/>- <text:s/>interferon regulatory factor 1, IRF6 <text:s/>- <text:s/>interferon regulatory factor 6, SATB1 <text:s/>- <text:s/>satb homeobox 1, PHOX2B <text:s/>- <text:s/>paired-like homeobox 2b, NFKBIZ <text:s/>- <text:s/>nuclear factor of kappa light polypeptide gene enhancer in b-cells inhibitor, zeta, CDK2 <text:s/>- <text:s/>cyclin-dependent kinase 2, TCEA2 <text:s/>- <text:s/>transcription elongation factor a (sii), 2, SALL2 <text:s/>- <text:s/>sal-like 2 (drosophila), ZBTB1 <text:s/>- <text:s/>zinc finger and btb domain containing 1, CCAR1 <text:s/>- <text:s/>cell division cycle and apoptosis regulator 1, HLX <text:s/>- <text:s/>h2.0-like homeobox, TLE4 <text:s/>- <text:s/>transducin-like enhancer of split 4 (e(sp1) homolog, drosophila), DICER1 <text:s/>- <text:s/>dicer 1, ribonuclease type iii, SIRT6 <text:s/>- <text:s/>sirtuin 6, NR5A2 <text:s/>- <text:s/>nuclear receptor subfamily 5, group a, member 2, VSX2 <text:s/>- <text:s/>visual system homeobox 2, VDR <text:s/>- <text:s/>vitamin d (1,25- dihydroxyvitamin d3) receptor, TCEAL8 <text:s/>- <text:s/>transcription elongation factor a (sii)-like 8, CHD4 <text:s/>- <text:s/>chromodomain helicase dna binding protein 4, NFKB2 <text:s/>- <text:s/>nuclear factor of kappa light polypeptide gene enhancer in b-cells 2 (p49/p100), MKL1 <text:s/>- <text:s/>megakaryoblastic leukemia (translocation) 1, NFKB1 <text:s/>- <text:s/>nuclear factor of kappa light polypeptide gene enhancer in b-cells 1, GPBP1 <text:s/>- <text:s/>gc-rich promoter binding protein 1, NFKBIB <text:s/>- <text:s/>nuclear factor of kappa light polypeptide gene enhancer in b-cells inhibitor, beta, CBX2 <text:s/>- <text:s/>chromobox homolog 2, FOXP4 <text:s/>- <text:s/>forkhead box p4, UVRAG <text:s/>- <text:s/>uv radiation resistance associated, EBF4 <text:s/>- <text:s/>early b-cell factor 4, MSX1 <text:s/>- <text:s/>msh homeobox 1, NCOA2 <text:s/>- <text:s/>nuclear receptor coactivator 2, OTP <text:s/>- <text:s/>orthopedia homeobox, RARS2 <text:s/>- <text:s/>arginyl-trna synthetase 2, mitochondrial, HOXA11 <text:s/>- <text:s/>homeobox a11, ZBTB25 <text:s/>- <text:s/>zinc finger and btb domain containing 25, EHF <text:s/>- <text:s/>ets homologous factor, STAT5A <text:s/>- <text:s/>signal transducer and activator of transcription 5a, SP6 <text:s/>- <text:s/>sp6 transcription factor, STAT6 <text:s/>- <text:s/>signal transducer and activator of transcription 6, interleukin-4 induced, HOXB9 <text:s/>- <text:s/>homeobox b9, KMT2D <text:s/>- <text:s/>lysine (k)-specific methyltransferase 2d, MORF4L2 <text:s/>- <text:s/>mortality factor 4 like 2, IKZF3 <text:s/>- <text:s/>ikaros family zinc finger 3 (aiolos), YY1AP1 <text:s/>- <text:s/>yy1 associated protein 1, NFATC1 <text:s/>- <text:s/>nuclear factor of activated t-cells, cytoplasmic, calcineurin-dependent 1, MAP2K6 <text:s/>- <text:s/>mitogen-activated protein kinase kinase 6, KDM1B <text:s/>- <text:s/>lysine (k)-specific demethylase 1b, NFATC2 <text:s/>- <text:s/>nuclear factor of activated t-cells, cytoplasmic, calcineurin-dependent 2, ETS1 <text:s/>- <text:s/>v-ets avian erythroblastosis virus e26 oncogene homolog 1, MAFB <text:s/>- <text:s/>v-maf avian musculoaponeurotic fibrosarcoma oncogene homolog b, RARA <text:s/>- <text:s/>retinoic acid receptor, alpha, MAPK14 <text:s/>- <text:s/>mitogen-activated protein kinase 14, FOXA3 <text:s/>- <text:s/>forkhead box a3, GATA4 <text:s/>- <text:s/>gata binding protein 4, PABPC4 <text:s/>- <text:s/>poly(a) binding protein, cytoplasmic 4 (inducible form), ATG16L2 <text:s/>- <text:s/>autophagy related 16-like 2 (s. cerevisiae), ZBTB14 <text:s/>- <text:s/>zinc finger and btb domain containing 14, FOSB <text:s/>- <text:s/>fbj murine osteosarcoma viral oncogene homolog b, BCL3 <text:s/>- <text:s/>b-cell cll/lymphoma 3, UBE2I <text:s/>- <text:s/>ubiquitin-conjugating enzyme e2i, NFAT5 <text:s/>- <text:s/>nuclear factor of activated t-cells 5, tonicity-responsive, NUP153 <text:s/>- <text:s/>nucleoporin 153kda, GTF3C4 <text:s/>- <text:s/>general transcription factor iiic, polypeptide 4, 90kda]</text:p>
          </table:table-cell>
        </table:table-row>
        <table:table-row table:style-name="ro1">
          <table:table-cell office:value-type="string" calcext:value-type="string">
            <text:p>GO:0044763</text:p>
          </table:table-cell>
          <table:table-cell office:value-type="string" calcext:value-type="string">
            <text:p>single-organism cellular process</text:p>
          </table:table-cell>
          <table:table-cell office:value-type="float" office:value="0.000885" calcext:value-type="float">
            <text:p>0.000885</text:p>
          </table:table-cell>
          <table:table-cell office:value-type="float" office:value="0.0496" calcext:value-type="float">
            <text:p>0.0496</text:p>
          </table:table-cell>
          <table:table-cell office:value-type="float" office:value="1.15" calcext:value-type="float">
            <text:p>1.15</text:p>
          </table:table-cell>
          <table:table-cell office:value-type="float" office:value="13954" calcext:value-type="float">
            <text:p>13954</text:p>
          </table:table-cell>
          <table:table-cell office:value-type="float" office:value="7105" calcext:value-type="float">
            <text:p>7105</text:p>
          </table:table-cell>
          <table:table-cell office:value-type="float" office:value="413" calcext:value-type="float">
            <text:p>413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[SYPL2 <text:s/>- <text:s/>synaptophysin-like 2, ARFRP1 <text:s/>- <text:s/>adp-ribosylation factor related protein 1, SEBOX <text:s/>- <text:s/>sebox homeobox, SLC31A2 <text:s/>- <text:s/>solute carrier family 31 (copper transporter), member 2, GDNF <text:s/>- <text:s/>glial cell derived neurotrophic factor, SLC29A1 <text:s/>- <text:s/>solute carrier family 29 (equilibrative nucleoside transporter), member 1, ENO3 <text:s/>- <text:s/>enolase 3 (beta, muscle), PNOC <text:s/>- <text:s/>prepronociceptin, TRPS1 <text:s/>- <text:s/>trichorhinophalangeal syndrome i, FGF17 <text:s/>- <text:s/>fibroblast growth factor 17, SIRT2 <text:s/>- <text:s/>sirtuin 2, PANK2 <text:s/>- <text:s/>pantothenate kinase 2, BDNF <text:s/>- <text:s/>brain-derived neurotrophic factor, PLP1 <text:s/>- <text:s/>proteolipid protein 1, RAP2C <text:s/>- <text:s/>rap2c, member of ras oncogene family, SOX5 <text:s/>- <text:s/>sry (sex determining region y)-box 5, TET3 <text:s/>- <text:s/>tet methylcytosine dioxygenase 3, SORL1 <text:s/>- <text:s/>sortilin-related receptor, l(dlr class) a repeats containing, PLCB2 <text:s/>- <text:s/>phospholipase c, beta 2, CXCR5 <text:s/>- <text:s/>chemokine (c-x-c motif) receptor 5, LDB1 <text:s/>- <text:s/>lim domain binding 1, CREB1 <text:s/>- <text:s/>camp responsive element binding protein 1, DOCK10 <text:s/>- <text:s/>dedicator of cytokinesis 10, EHD1 <text:s/>- <text:s/>eh-domain containing 1, LLGL1 <text:s/>- <text:s/>lethal giant larvae homolog 1 (drosophila), HOXC10 <text:s/>- <text:s/>homeobox c10, ADAMTS4 <text:s/>- <text:s/>adam metallopeptidase with thrombospondin type 1 motif, 4, GADD45B <text:s/>- <text:s/>growth arrest and dna-damage-inducible, beta, DYSF <text:s/>- <text:s/>dysferlin, limb girdle muscular dystrophy 2b (autosomal recessive), PLBD1 <text:s/>- <text:s/>phospholipase b domain containing 1, EEF1A1 <text:s/>- <text:s/>eukaryotic translation elongation factor 1 alpha 1, MYH9 <text:s/>- <text:s/>myosin, heavy chain 9, non-muscle, EGR1 <text:s/>- <text:s/>early growth response 1, RAB10 <text:s/>- <text:s/>rab10, member ras oncogene family, MYB <text:s/>- <text:s/>v-myb avian myeloblastosis viral oncogene homolog, CA7 <text:s/>- <text:s/>carbonic anhydrase vii, TOP1 <text:s/>- <text:s/>topoisomerase (dna) i, EGF <text:s/>- <text:s/>epidermal growth factor, TNS1 <text:s/>- <text:s/>tensin 1, GPHN <text:s/>- <text:s/>gephyrin, PTGES <text:s/>- <text:s/>prostaglandin e synthase, CHST15 <text:s/>- <text:s/>carbohydrate (n-acetylgalactosamine 4-sulfate 6-o) sulfotransferase 15, AKAP6 <text:s/>- <text:s/>a kinase (prka) anchor protein 6, TSPAN1 <text:s/>- <text:s/>tetraspanin 1, MYOZ1 <text:s/>- <text:s/>myozenin 1, LRG1 <text:s/>- <text:s/>leucine-rich alpha-2-glycoprotein 1, ADORA1 <text:s/>- <text:s/>adenosine a1 receptor, TRAF2 <text:s/>- <text:s/>tnf receptor-associated factor 2, PHOX2B <text:s/>- <text:s/>paired-like homeobox 2b, COL27A1 <text:s/>- <text:s/>collagen, type xxvii, alpha 1, SMPD3 <text:s/>- <text:s/>sphingomyelin phosphodiesterase 3, neutral membrane (neutral sphingomyelinase ii), COL16A1 <text:s/>- <text:s/>collagen, type xvi, alpha 1, OPTN <text:s/>- <text:s/>optineurin, AKT3 <text:s/>- <text:s/>v-akt murine thymoma viral oncogene homolog 3, ARHGAP26 <text:s/>- <text:s/>rho gtpase activating protein 26, ADRBK2 <text:s/>- <text:s/>adrenergic, beta, receptor kinase 2, CCAR1 <text:s/>- <text:s/>cell division cycle and apoptosis regulator 1, HLX <text:s/>- <text:s/>h2.0-like homeobox, LPPR5 <text:s/>- <text:s/>lipid phosphate phosphatase-related protein type 5, TIMM10 <text:s/>- <text:s/>translocase of inner mitochondrial membrane 10 homolog (yeast), SUN2 <text:s/>- <text:s/>sad1 and unc84 domain containing 2, NR5A2 <text:s/>- <text:s/>nuclear receptor subfamily 5, group a, member 2, KCNN3 <text:s/>- <text:s/>potassium intermediate/small conductance calcium-activated channel, subfamily n, member 3, TNRC6B <text:s/>- <text:s/>trinucleotide repeat containing 6b, RASGRP3 <text:s/>- <text:s/>ras guanyl releasing protein 3 (calcium and dag-regulated), VDR <text:s/>- <text:s/>vitamin d (1,25- dihydroxyvitamin d3) receptor, BECN1 <text:s/>- <text:s/>beclin 1, autophagy related, STX4 <text:s/>- <text:s/>syntaxin 4, PEA15 <text:s/>- <text:s/>phosphoprotein enriched in astrocytes 15, LAMA1 <text:s/>- <text:s/>laminin, alpha 1, ELOVL5 <text:s/>- <text:s/>elovl fatty acid elongase 5, PPP3CA <text:s/>- <text:s/>protein phosphatase 3, catalytic subunit, alpha isozyme, CTSS <text:s/>- <text:s/>cathepsin s, CBX2 <text:s/>- <text:s/>chromobox homolog 2, EXTL3 <text:s/>- <text:s/>exostosin-like glycosyltransferase 3, CYB5A <text:s/>- <text:s/>cytochrome b5 type a (microsomal), UVRAG <text:s/>- <text:s/>uv radiation resistance associated, UNC13B <text:s/>- <text:s/>unc-13 homolog b (c. elegans), MSX1 <text:s/>- <text:s/>msh homeobox 1, FADS2 <text:s/>- <text:s/>fatty acid desaturase 2, NCOA2 <text:s/>- <text:s/>nuclear receptor coactivator 2, VCAM1 <text:s/>- <text:s/>vascular cell adhesion molecule 1, CYLD <text:s/>- <text:s/>cylindromatosis (turban tumor syndrome), STK4 <text:s/>- <text:s/>serine/threonine kinase 4, RARS2 <text:s/>- <text:s/>arginyl-trna synthetase 2, mitochondrial, HOXA11 <text:s/>- <text:s/>homeobox a11, IL4I1 <text:s/>- <text:s/>interleukin 4 induced 1, EHF <text:s/>- <text:s/>ets homologous factor, STAT5A <text:s/>- <text:s/>signal transducer and activator of transcription 5a, HOXB9 <text:s/>- <text:s/>homeobox b9, STAT6 <text:s/>- <text:s/>signal transducer and activator of transcription 6, interleukin-4 induced, KMT2D <text:s/>- <text:s/>lysine (k)-specific methyltransferase 2d, TYRO3 <text:s/>- <text:s/>tyro3 protein tyrosine kinase, MAP2K6 <text:s/>- <text:s/>mitogen-activated protein kinase kinase 6, ITPK1 <text:s/>- <text:s/>inositol-tetrakisphosphate 1-kinase, ETS1 <text:s/>- <text:s/>v-ets avian erythroblastosis virus e26 oncogene homolog 1, MAFB <text:s/>- <text:s/>v-maf avian musculoaponeurotic fibrosarcoma oncogene homolog b, MAPK14 <text:s/>- <text:s/>mitogen-activated protein kinase 14, FOXA3 <text:s/>- <text:s/>forkhead box a3, CSF1 <text:s/>- <text:s/>colony stimulating factor 1 (macrophage), EPHA3 <text:s/>- <text:s/>eph receptor a3, TNFSF15 <text:s/>- <text:s/>tumor necrosis factor (ligand) superfamily, member 15, IL25 <text:s/>- <text:s/>interleukin 25, GATA4 <text:s/>- <text:s/>gata binding protein 4, KCNJ15 <text:s/>- <text:s/>potassium inwardly-rectifying channel, subfamily j, member 15, EPHB1 <text:s/>- <text:s/>eph receptor b1, FERMT2 <text:s/>- <text:s/>fermitin family member 2, ANXA4 <text:s/>- <text:s/>annexin a4, MYADM <text:s/>- <text:s/>myeloid-associated differentiation marker, PRKCH <text:s/>- <text:s/>protein kinase c, eta, UBE2I <text:s/>- <text:s/>ubiquitin-conjugating enzyme e2i, PRKCD <text:s/>- <text:s/>protein kinase c, delta, NUP153 <text:s/>- <text:s/>nucleoporin 153kda, VCAN <text:s/>- <text:s/>versican, FRMD4A <text:s/>- <text:s/>ferm domain containing 4a, PACS1 <text:s/>- <text:s/>phosphofurin acidic cluster sorting protein 1, TNFRSF9 <text:s/>- <text:s/>tumor necrosis factor receptor superfamily, member 9, PNKD <text:s/>- <text:s/>paroxysmal nonkinesigenic dyskinesia, SMC6 <text:s/>- <text:s/>structural maintenance of chromosomes 6, FCHSD2 <text:s/>- <text:s/>fch and double sh3 domains 2, SIN3A <text:s/>- <text:s/>sin3 transcription regulator family member a, CNTNAP1 <text:s/>- <text:s/>contactin associated protein 1, VANGL2 <text:s/>- <text:s/>vangl planar cell polarity protein 2, ATP11C <text:s/>- <text:s/>atpase, class vi, type 11c, WWTR1 <text:s/>- <text:s/>ww domain containing transcription regulator 1, CD70 <text:s/>- <text:s/>cd70 molecule, PBX3 <text:s/>- <text:s/>pre-b-cell leukemia homeobox 3, VEZF1 <text:s/>- <text:s/>vascular endothelial zinc finger 1, PPFIA4 <text:s/>- <text:s/>protein tyrosine phosphatase, receptor type, f polypeptide (ptprf), interacting protein (liprin), alpha 4, ASH1L <text:s/>- <text:s/>ash1 (absent, small, or homeotic)-like (drosophila), KREMEN1 <text:s/>- <text:s/>kringle containing transmembrane protein 1, SMYD3 <text:s/>- <text:s/>set and mynd domain containing 3, SUFU <text:s/>- <text:s/>suppressor of fused homolog (drosophila), FOXJ1 <text:s/>- <text:s/>forkhead box j1, G3BP2 <text:s/>- <text:s/>gtpase activating protein (sh3 domain) binding protein 2, NLK <text:s/>- <text:s/>nemo-like kinase, RASSF4 <text:s/>- <text:s/>ras association (ralgds/af-6) domain family member 4, CXCL5 <text:s/>- <text:s/>chemokine (c-x-c motif) ligand 5, CRB2 <text:s/>- <text:s/>crumbs homolog 2 (drosophila), GDF7 <text:s/>- <text:s/>growth differentiation factor 7, FGR <text:s/>- <text:s/>feline gardner-rasheed sarcoma viral oncogene homolog, CXCL6 <text:s/>- <text:s/>chemokine (c-x-c motif) ligand 6, CD86 <text:s/>- <text:s/>cd86 molecule, IL6 <text:s/>- <text:s/>interleukin 6 (interferon, beta 2), ITGA5 <text:s/>- <text:s/>integrin, alpha 5 (fibronectin receptor, alpha polypeptide), PPARGC1B <text:s/>- <text:s/>peroxisome proliferator-activated receptor gamma, coactivator 1 beta, UBR4 <text:s/>- <text:s/>ubiquitin protein ligase e3 component n-recognin 4, ATG9B <text:s/>- <text:s/>autophagy related 9b, SUPT16H <text:s/>- <text:s/>suppressor of ty 16 homolog (s. cerevisiae), NTRK3 <text:s/>- <text:s/>neurotrophic tyrosine kinase, receptor, type 3, ARRB1 <text:s/>- <text:s/>arrestin, beta 1, FGF1 <text:s/>- <text:s/>fibroblast growth factor 1 (acidic), NR4A2 <text:s/>- <text:s/>nuclear receptor subfamily 4, group a, member 2, MEF2D <text:s/>- <text:s/>myocyte enhancer factor 2d, DAP3 <text:s/>- <text:s/>death associated protein 3, FTHL17 <text:s/>- <text:s/>ferritin, heavy polypeptide-like 17, CDC14A <text:s/>- <text:s/>cell division cycle 14a, PTHLH <text:s/>- <text:s/>parathyroid hormone-like hormone, PTH1R <text:s/>- <text:s/>parathyroid hormone 1 receptor, XKR8 <text:s/>- <text:s/>xk, kell blood group complex subunit-related family, member 8, CDK6 <text:s/>- <text:s/>cyclin-dependent kinase 6, MOXD1 <text:s/>- <text:s/>monooxygenase, dbh-like 1, BRINP1 <text:s/>- <text:s/>bone morphogenetic protein/retinoic acid inducible neural-specific 1, SAA2 <text:s/>- <text:s/>serum amyloid a2, SAA1 <text:s/>- <text:s/>serum amyloid a1, CXCL10 <text:s/>- <text:s/>chemokine (c-x-c motif) ligand 10, CDKN1A <text:s/>- <text:s/>cyclin-dependent kinase inhibitor 1a (p21, cip1), ARX <text:s/>- <text:s/>aristaless related homeobox, TCF7L2 <text:s/>- <text:s/>transcription factor 7-like 2 (t-cell specific, hmg-box), NDNF <text:s/>- <text:s/>neuron-derived neurotrophic factor, IRF1 <text:s/>- <text:s/>interferon regulatory factor 1, CDH5 <text:s/>- <text:s/>cadherin 5, type 2 (vascular endothelium), IRF6 <text:s/>- <text:s/>interferon regulatory factor 6, SATB1 <text:s/>- <text:s/>satb homeobox 1, NEURL <text:s/>- <text:s/>neuralized homolog (drosophila), PRKAG3 <text:s/>- <text:s/>protein kinase, amp-activated, gamma 3 non-catalytic subunit, CDH18 <text:s/>- <text:s/>cadherin 18, type 2, IL1RAPL1 <text:s/>- <text:s/>interleukin 1 receptor accessory protein-like 1, CDK2 <text:s/>- <text:s/>cyclin-dependent kinase 2, PDE4B <text:s/>- <text:s/>phosphodiesterase 4b, camp-specific, FXYD2 <text:s/>- <text:s/>fxyd domain containing ion transport regulator 2, ATP2A1 <text:s/>- <text:s/>atpase, ca++ transporting, cardiac muscle, fast twitch 1, ATP2B2 <text:s/>- <text:s/>atpase, ca++ transporting, plasma membrane 2, NOS2 <text:s/>- <text:s/>nitric oxide synthase 2, inducible, NEK6 <text:s/>- <text:s/>nima-related kinase 6, ZBTB1 <text:s/>- <text:s/>zinc finger and btb domain containing 1, MBOAT1 <text:s/>- <text:s/>membrane bound o-acyltransferase domain containing 1, IGSF9 <text:s/>- <text:s/>immunoglobulin superfamily, member 9, SEMA4A <text:s/>- <text:s/>sema domain, immunoglobulin domain (ig), transmembrane domain (tm) and short cytoplasmic domain, (semaphorin) 4a, IL23A <text:s/>- <text:s/>interleukin 23, alpha subunit p19, WNT10B <text:s/>- <text:s/>wingless-type mmtv integration site family, member 10b, MAP6 <text:s/>- <text:s/>microtubule-associated protein 6, DICER1 <text:s/>- <text:s/>dicer 1, ribonuclease type iii, RAB39A <text:s/>- <text:s/>rab39a, member ras oncogene family, SH3KBP1 <text:s/>- <text:s/>sh3-domain kinase binding protein 1, SIRT6 <text:s/>- <text:s/>sirtuin 6, CCR10 <text:s/>- <text:s/>chemokine (c-c motif) receptor 10, CHGA <text:s/>- <text:s/>chromogranin a (parathyroid secretory protein 1), CHD4 <text:s/>- <text:s/>chromodomain helicase dna binding protein 4, SKIL <text:s/>- <text:s/>ski-like oncogene, NFKB2 <text:s/>- <text:s/>nuclear factor of kappa light polypeptide gene enhancer in b-cells 2 (p49/p100), MKL1 <text:s/>- <text:s/>megakaryoblastic leukemia (translocation) 1, WNT1 <text:s/>- <text:s/>wingless-type mmtv integration site family, member 1, NFKB1 <text:s/>- <text:s/>nuclear factor of kappa light polypeptide gene enhancer in b-cells 1, APPL1 <text:s/>- <text:s/>adaptor protein, phosphotyrosine interaction, ph domain and leucine zipper containing 1, LGR4 <text:s/>- <text:s/>leucine-rich repeat containing g protein-coupled receptor 4, OTP <text:s/>- <text:s/>orthopedia homeobox, PFN1 <text:s/>- <text:s/>profilin 1, TNFAIP3 <text:s/>- <text:s/>tumor necrosis factor, alpha-induced protein 3, RASSF5 <text:s/>- <text:s/>ras association (ralgds/af-6) domain family member 5, ATP2B4 <text:s/>- <text:s/>atpase, ca++ transporting, plasma membrane 4, GRK5 <text:s/>- <text:s/>g protein-coupled receptor kinase 5, FFAR2 <text:s/>- <text:s/>free fatty acid receptor 2, SMOC1 <text:s/>- <text:s/>sparc related modular calcium binding 1, NEO1 <text:s/>- <text:s/>neogenin 1, LRP2 <text:s/>- <text:s/>low density lipoprotein receptor-related protein 2, LRFN1 <text:s/>- <text:s/>leucine rich repeat and fibronectin type iii domain containing 1, PI4KB <text:s/>- <text:s/>phosphatidylinositol 4-kinase, catalytic, beta, WNT10A <text:s/>- <text:s/>wingless-type mmtv integration site family, member 10a, B2M <text:s/>- <text:s/>beta-2-microglobulin, TAGLN2 <text:s/>- <text:s/>transgelin 2, MORF4L2 <text:s/>- <text:s/>mortality factor 4 like 2, IKZF3 <text:s/>- <text:s/>ikaros family zinc finger 3 (aiolos), YY1AP1 <text:s/>- <text:s/>yy1 associated protein 1, KDM1B <text:s/>- <text:s/>lysine (k)-specific demethylase 1b, PMEL <text:s/>- <text:s/>premelanosome protein, NFATC2 <text:s/>- <text:s/>nuclear factor of activated t-cells, cytoplasmic, calcineurin-dependent 2, SYNPO <text:s/>- <text:s/>synaptopodin, RARA <text:s/>- <text:s/>retinoic acid receptor, alpha, C15orf62 <text:s/>- <text:s/>chromosome 15 open reading frame 62, GRIN2D <text:s/>- <text:s/>glutamate receptor, ionotropic, n-methyl d-aspartate 2d, SERPINA1 <text:s/>- <text:s/>serpin peptidase inhibitor, clade a (alpha-1 antiproteinase, antitrypsin), member 1, RHOT1 <text:s/>- <text:s/>ras homolog family member t1, CXCL2 <text:s/>- <text:s/>chemokine (c-x-c motif) ligand 2, MAG <text:s/>- <text:s/>myelin associated glycoprotein, CXCL1 <text:s/>- <text:s/>chemokine (c-x-c motif) ligand 1 (melanoma growth stimulating activity, alpha), BCL3 <text:s/>- <text:s/>b-cell cll/lymphoma 3, LSR <text:s/>- <text:s/>lipolysis stimulated lipoprotein receptor, YWHAZ <text:s/>- <text:s/>tyrosine 3-monooxygenase/tryptophan 5-monooxygenase activation protein, zeta polypeptide, NDUFS2 <text:s/>- <text:s/>nadh dehydrogenase (ubiquinone) fe-s protein 2, 49kda (nadh-coenzyme q reductase), CXCL3 <text:s/>- <text:s/>chemokine (c-x-c motif) ligand 3, IL36G <text:s/>- <text:s/>interleukin 36, gamma]</text:p>
          </table:table-cell>
        </table:table-row>
        <table:table-row table:style-name="ro1">
          <table:table-cell office:value-type="string" calcext:value-type="string">
            <text:p>GO:0070301</text:p>
          </table:table-cell>
          <table:table-cell office:value-type="string" calcext:value-type="string">
            <text:p>cellular response to hydrogen peroxide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502" calcext:value-type="float">
            <text:p>0.0502</text:p>
          </table:table-cell>
          <table:table-cell office:value-type="float" office:value="4.46" calcext:value-type="float">
            <text:p>4.46</text:p>
          </table:table-cell>
          <table:table-cell office:value-type="float" office:value="13954" calcext:value-type="float">
            <text:p>13954</text:p>
          </table:table-cell>
          <table:table-cell office:value-type="float" office:value="53" calcext:value-type="float">
            <text:p>53</text:p>
          </table:table-cell>
          <table:table-cell office:value-type="float" office:value="413" calcext:value-type="float">
            <text:p>4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BECN1 <text:s/>- <text:s/>beclin 1, autophagy related, MYB <text:s/>- <text:s/>v-myb avian myeloblastosis viral oncogene homolog, TNFAIP3 <text:s/>- <text:s/>tumor necrosis factor, alpha-induced protein 3, PRKCD <text:s/>- <text:s/>protein kinase c, delta, ETS1 <text:s/>- <text:s/>v-ets avian erythroblastosis virus e26 oncogene homolog 1, IL6 <text:s/>- <text:s/>interleukin 6 (interferon, beta 2), STAT6 <text:s/>- <text:s/>signal transducer and activator of transcription 6, interleukin-4 induced]</text:p>
          </table:table-cell>
        </table:table-row>
        <table:table-row table:style-name="ro1">
          <table:table-cell office:value-type="string" calcext:value-type="string">
            <text:p>GO:0010605</text:p>
          </table:table-cell>
          <table:table-cell office:value-type="string" calcext:value-type="string">
            <text:p>negative regulation of macromolecule metabolic process</text:p>
          </table:table-cell>
          <table:table-cell office:value-type="float" office:value="0.000963" calcext:value-type="float">
            <text:p>0.000963</text:p>
          </table:table-cell>
          <table:table-cell office:value-type="float" office:value="0.0536" calcext:value-type="float">
            <text:p>0.0536</text:p>
          </table:table-cell>
          <table:table-cell office:value-type="float" office:value="1.4" calcext:value-type="float">
            <text:p>1.4</text:p>
          </table:table-cell>
          <table:table-cell office:value-type="float" office:value="13954" calcext:value-type="float">
            <text:p>13954</text:p>
          </table:table-cell>
          <table:table-cell office:value-type="float" office:value="1931" calcext:value-type="float">
            <text:p>1931</text:p>
          </table:table-cell>
          <table:table-cell office:value-type="float" office:value="413" calcext:value-type="float">
            <text:p>41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[AGAP2 <text:s/>- <text:s/>arfgap with gtpase domain, ankyrin repeat and ph domain 2, NOS2 <text:s/>- <text:s/>nitric oxide synthase 2, inducible, RPS6KA6 <text:s/>- <text:s/>ribosomal protein s6 kinase, 90kda, polypeptide 6, ZBTB1 <text:s/>- <text:s/>zinc finger and btb domain containing 1, SIN3A <text:s/>- <text:s/>sin3 transcription regulator family member a, TSC22D4 <text:s/>- <text:s/>tsc22 domain family, member 4, CCAR1 <text:s/>- <text:s/>cell division cycle and apoptosis regulator 1, WNT10B <text:s/>- <text:s/>wingless-type mmtv integration site family, member 10b, WWTR1 <text:s/>- <text:s/>ww domain containing transcription regulator 1, TLE4 <text:s/>- <text:s/>transducin-like enhancer of split 4 (e(sp1) homolog, drosophila), BCOR <text:s/>- <text:s/>bcl6 corepressor, REL <text:s/>- <text:s/>v-rel avian reticuloendotheliosis viral oncogene homolog, TRPS1 <text:s/>- <text:s/>trichorhinophalangeal syndrome i, DICER1 <text:s/>- <text:s/>dicer 1, ribonuclease type iii, SIRT6 <text:s/>- <text:s/>sirtuin 6, TNRC6B <text:s/>- <text:s/>trinucleotide repeat containing 6b, SIRT2 <text:s/>- <text:s/>sirtuin 2, ILF3 <text:s/>- <text:s/>interleukin enhancer binding factor 3, 90kda, ASH1L <text:s/>- <text:s/>ash1 (absent, small, or homeotic)-like (drosophila), VDR <text:s/>- <text:s/>vitamin d (1,25- dihydroxyvitamin d3) receptor, CHD4 <text:s/>- <text:s/>chromodomain helicase dna binding protein 4, SMYD3 <text:s/>- <text:s/>set and mynd domain containing 3, SUFU <text:s/>- <text:s/>suppressor of fused homolog (drosophila), TNIP1 <text:s/>- <text:s/>tnfaip3 interacting protein 1, SKIL <text:s/>- <text:s/>ski-like oncogene, FOXJ1 <text:s/>- <text:s/>forkhead box j1, PPP3CA <text:s/>- <text:s/>protein phosphatase 3, catalytic subunit, alpha isozyme, EIF4EBP2 <text:s/>- <text:s/>eukaryotic translation initiation factor 4e binding protein 2, NFKB2 <text:s/>- <text:s/>nuclear factor of kappa light polypeptide gene enhancer in b-cells 2 (p49/p100), SOCS2 <text:s/>- <text:s/>suppressor of cytokine signaling 2, CGGBP1 <text:s/>- <text:s/>cgg triplet repeat binding protein 1, WNT1 <text:s/>- <text:s/>wingless-type mmtv integration site family, member 1, NFKB1 <text:s/>- <text:s/>nuclear factor of kappa light polypeptide gene enhancer in b-cells 1, TRIB2 <text:s/>- <text:s/>tribbles homolog 2 (drosophila), CBX2 <text:s/>- <text:s/>chromobox homolog 2, SORL1 <text:s/>- <text:s/>sortilin-related receptor, l(dlr class) a repeats containing, MSX1 <text:s/>- <text:s/>msh homeobox 1, NCOA2 <text:s/>- <text:s/>nuclear receptor coactivator 2, LGR4 <text:s/>- <text:s/>leucine-rich repeat containing g protein-coupled receptor 4, TNFAIP3 <text:s/>- <text:s/>tumor necrosis factor, alpha-induced protein 3, LDB1 <text:s/>- <text:s/>lim domain binding 1, TSC22D3 <text:s/>- <text:s/>tsc22 domain family, member 3, CRB2 <text:s/>- <text:s/>crumbs homolog 2 (drosophila), ATP2B4 <text:s/>- <text:s/>atpase, ca++ transporting, plasma membrane 4, CREB1 <text:s/>- <text:s/>camp responsive element binding protein 1, MSC <text:s/>- <text:s/>musculin, IL6 <text:s/>- <text:s/>interleukin 6 (interferon, beta 2), ASCL3 <text:s/>- <text:s/>achaete-scute complex homolog 3 (drosophila), BCL6B <text:s/>- <text:s/>b-cell cll/lymphoma 6, member b, PPARGC1B <text:s/>- <text:s/>peroxisome proliferator-activated receptor gamma, coactivator 1 beta, SPEN <text:s/>- <text:s/>spen homolog, transcriptional regulator (drosophila), GADD45B <text:s/>- <text:s/>growth arrest and dna-damage-inducible, beta, NTRK3 <text:s/>- <text:s/>neurotrophic tyrosine kinase, receptor, type 3, ARRB1 <text:s/>- <text:s/>arrestin, beta 1, STAT6 <text:s/>- <text:s/>signal transducer and activator of transcription 6, interleukin-4 induced, EGR1 <text:s/>- <text:s/>early growth response 1, KMT2D <text:s/>- <text:s/>lysine (k)-specific methyltransferase 2d, MORF4L2 <text:s/>- <text:s/>mortality factor 4 like 2, NR4A2 <text:s/>- <text:s/>nuclear receptor subfamily 4, group a, member 2, MYB <text:s/>- <text:s/>v-myb avian myeloblastosis viral oncogene homolog, NFATC2 <text:s/>- <text:s/>nuclear factor of activated t-cells, cytoplasmic, calcineurin-dependent 2, RARA <text:s/>- <text:s/>retinoic acid receptor, alpha, TBX15 <text:s/>- <text:s/>t-box 15, ZBTB14 <text:s/>- <text:s/>zinc finger and btb domain containing 14, CDKN1A <text:s/>- <text:s/>cyclin-dependent kinase inhibitor 1a (p21, cip1), PTPN3 <text:s/>- <text:s/>protein tyrosine phosphatase, non-receptor type 3, SERPINA1 <text:s/>- <text:s/>serpin peptidase inhibitor, clade a (alpha-1 antiproteinase, antitrypsin), member 1, ARX <text:s/>- <text:s/>aristaless related homeobox, FOSB <text:s/>- <text:s/>fbj murine osteosarcoma viral oncogene homolog b, TCF7L2 <text:s/>- <text:s/>transcription factor 7-like 2 (t-cell specific, hmg-box), MYADM <text:s/>- <text:s/>myeloid-associated differentiation marker, IRF1 <text:s/>- <text:s/>interferon regulatory factor 1, BCL3 <text:s/>- <text:s/>b-cell cll/lymphoma 3, UBE2I <text:s/>- <text:s/>ubiquitin-conjugating enzyme e2i, SATB1 <text:s/>- <text:s/>satb homeobox 1, PRKCD <text:s/>- <text:s/>protein kinase c, delta, NUP153 <text:s/>- <text:s/>nucleoporin 153kda, CDK2 <text:s/>- <text:s/>cyclin-dependent kinase 2, OPTN <text:s/>- <text:s/>optineurin, SALL2 <text:s/>- <text:s/>sal-like 2 (drosophila)]</text:p>
          </table:table-cell>
        </table:table-row>
        <table:table-row table:style-name="ro1">
          <table:table-cell office:value-type="string" calcext:value-type="string">
            <text:p>GO:0070663</text:p>
          </table:table-cell>
          <table:table-cell office:value-type="string" calcext:value-type="string">
            <text:p>regulation of leukocyte proliferation</text:p>
          </table:table-cell>
          <table:table-cell office:value-type="float" office:value="0.000984" calcext:value-type="float">
            <text:p>0.000984</text:p>
          </table:table-cell>
          <table:table-cell office:value-type="float" office:value="0.0545" calcext:value-type="float">
            <text:p>0.0545</text:p>
          </table:table-cell>
          <table:table-cell office:value-type="float" office:value="2.88" calcext:value-type="float">
            <text:p>2.88</text:p>
          </table:table-cell>
          <table:table-cell office:value-type="float" office:value="13954" calcext:value-type="float">
            <text:p>13954</text:p>
          </table:table-cell>
          <table:table-cell office:value-type="float" office:value="141" calcext:value-type="float">
            <text:p>141</text:p>
          </table:table-cell>
          <table:table-cell office:value-type="float" office:value="413" calcext:value-type="float">
            <text:p>4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IL23A <text:s/>- <text:s/>interleukin 23, alpha subunit p19, CSF1 <text:s/>- <text:s/>colony stimulating factor 1 (macrophage), IKZF3 <text:s/>- <text:s/>ikaros family zinc finger 3 (aiolos), IRF1 <text:s/>- <text:s/>interferon regulatory factor 1, SASH3 <text:s/>- <text:s/>sam and sh3 domain containing 3, FOXJ1 <text:s/>- <text:s/>forkhead box j1, TNFAIP3 <text:s/>- <text:s/>tumor necrosis factor, alpha-induced protein 3, VCAM1 <text:s/>- <text:s/>vascular cell adhesion molecule 1, NFATC2 <text:s/>- <text:s/>nuclear factor of activated t-cells, cytoplasmic, calcineurin-dependent 2, CDKN1A <text:s/>- <text:s/>cyclin-dependent kinase inhibitor 1a (p21, cip1), CD86 <text:s/>- <text:s/>cd86 molecule, IL6 <text:s/>- <text:s/>interleukin 6 (interferon, beta 2)]</text:p>
          </table:table-cell>
        </table:table-row>
        <table:table-row table:style-name="ro1">
          <table:table-cell office:value-type="string" calcext:value-type="string">
            <text:p>GO:0002685</text:p>
          </table:table-cell>
          <table:table-cell office:value-type="string" calcext:value-type="string">
            <text:p>regulation of leukocyte migration</text:p>
          </table:table-cell>
          <table:table-cell office:value-type="float" office:value="0.000987" calcext:value-type="float">
            <text:p>0.000987</text:p>
          </table:table-cell>
          <table:table-cell office:value-type="float" office:value="0.0544" calcext:value-type="float">
            <text:p>0.0544</text:p>
          </table:table-cell>
          <table:table-cell office:value-type="float" office:value="3.05" calcext:value-type="float">
            <text:p>3.05</text:p>
          </table:table-cell>
          <table:table-cell office:value-type="float" office:value="13954" calcext:value-type="float">
            <text:p>13954</text:p>
          </table:table-cell>
          <table:table-cell office:value-type="float" office:value="122" calcext:value-type="float">
            <text:p>122</text:p>
          </table:table-cell>
          <table:table-cell office:value-type="float" office:value="413" calcext:value-type="float">
            <text:p>4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IL23A <text:s/>- <text:s/>interleukin 23, alpha subunit p19, CSF1 <text:s/>- <text:s/>colony stimulating factor 1 (macrophage), CXCL2 <text:s/>- <text:s/>chemokine (c-x-c motif) ligand 2, CXCL1 <text:s/>- <text:s/>chemokine (c-x-c motif) ligand 1 (melanoma growth stimulating activity, alpha), CXCL5 <text:s/>- <text:s/>chemokine (c-x-c motif) ligand 5, ADORA1 <text:s/>- <text:s/>adenosine a1 receptor, CXCL10 <text:s/>- <text:s/>chemokine (c-x-c motif) ligand 10, CXCL6 <text:s/>- <text:s/>chemokine (c-x-c motif) ligand 6, CXCL3 <text:s/>- <text:s/>chemokine (c-x-c motif) ligand 3, IL6 <text:s/>- <text:s/>interleukin 6 (interferon, beta 2), MAPK14 <text:s/>- <text:s/>mitogen-activated protein kinase 14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590" meta:object-count="0"/>
    <meta:generator>LibreOffice/5.1.6.2$Linux_X86_64 LibreOffice_project/10m0$Build-2</meta:generator>
  </office:meta>
</office:document-meta>
</file>